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A0000000ADDA84F49.gif"/>
  <manifest:file-entry manifest:media-type="image/png" manifest:full-path="Pictures/100000000000005000000010E1A9A15E.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StarSymbol1" svg:font-family="StarSymbol, 'Arial Unicode MS'" style:font-charset="x-symbol"/>
    <style:font-face style:name="OpenSymbol" svg:font-family="OpenSymbol" style:font-adornments="Dőlt" style:font-pitch="variable" style:font-charset="x-symbol"/>
    <style:font-face style:name="OpenSymbol1" svg:font-family="OpenSymbol" style:font-adornments="Normál" style:font-pitch="variable" style:font-charset="x-symbol"/>
    <style:font-face style:name="StarSymbol" svg:font-family="StarSymbol"/>
    <style:font-face style:name="FreeSerif1" svg:font-family="FreeSerif" style:font-adornments="Dőlt" style:font-pitch="variable"/>
    <style:font-face style:name="FreeSerif" svg:font-family="FreeSerif" style:font-adornments="Félkövér dőlt" style:font-pitch="variable"/>
    <style:font-face style:name="FreeSerif2" svg:font-family="FreeSerif" style:font-adornments="Normál" style:font-pitch="variable"/>
    <style:font-face style:name="Mufferaw" svg:font-family="Mufferaw" style:font-adornments="Normál" style:font-pitch="variable"/>
    <style:font-face style:name="Verdana" svg:font-family="Verdana" style:font-adornments="Dőlt" style:font-pitch="variable"/>
    <style:font-face style:name="FreeSerif3" svg:font-family="FreeSerif" style:font-family-generic="roman" style:font-pitch="variable"/>
    <style:font-face style:name="FreeSerif4" svg:font-family="FreeSerif" style:font-adornments="Dőlt" style:font-family-generic="roman" style:font-pitch="variable"/>
    <style:font-face style:name="FreeSerif5" svg:font-family="FreeSerif" style:font-adornments="Normál" style:font-family-generic="roman" style:font-pitch="variable"/>
    <style:font-face style:name="Nimbus Roman No9 L" svg:font-family="'Nimbus Roman No9 L'" style:font-family-generic="roman"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Félkövér"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Dőlt" style:font-family-generic="swiss" style:font-pitch="variable"/>
    <style:font-face style:name="DejaVu Sans2" svg:font-family="'DejaVu Sans'" style:font-family-generic="system" style:font-pitch="variable"/>
  </office:font-face-decls>
  <office:automatic-styles>
    <style:style style:name="Táblázat26" style:family="table">
      <style:table-properties fo:margin-left="0cm" fo:margin-right="-0.007cm" table:align="margins"/>
    </style:style>
    <style:style style:name="Táblázat26.A" style:family="table-column">
      <style:table-column-properties style:rel-column-width="7102*"/>
    </style:style>
    <style:style style:name="Táblázat26.B" style:family="table-column">
      <style:table-column-properties style:rel-column-width="25309*"/>
    </style:style>
    <style:style style:name="Táblázat26.C" style:family="table-column">
      <style:table-column-properties style:rel-column-width="8269*"/>
    </style:style>
    <style:style style:name="Táblázat26.F" style:family="table-column">
      <style:table-column-properties style:rel-column-width="8317*"/>
    </style:style>
    <style:style style:name="Táblázat26.A1" style:family="table-cell">
      <style:table-cell-properties fo:background-color="#e6e6e6" fo:padding-left="0.101cm" fo:padding-right="0.101cm" fo:padding-top="0.101cm" fo:padding-bottom="0cm" fo:border-left="0.002cm solid #000000" fo:border-right="none" fo:border-top="0.002cm solid #000000" fo:border-bottom="0.002cm solid #000000">
        <style:background-image/>
      </style:table-cell-properties>
    </style:style>
    <style:style style:name="Táblázat26.F1" style:family="table-cell">
      <style:table-cell-properties fo:background-color="#e6e6e6" fo:padding-left="0.101cm" fo:padding-right="0.101cm" fo:padding-top="0.101cm" fo:padding-bottom="0cm" fo:border="0.002cm solid #000000">
        <style:background-image/>
      </style:table-cell-properties>
    </style:style>
    <style:style style:name="Táblázat26.A2" style:family="table-cell">
      <style:table-cell-properties fo:padding-left="0.101cm" fo:padding-right="0.101cm" fo:padding-top="0.101cm" fo:padding-bottom="0cm" fo:border-left="0.002cm solid #000000" fo:border-right="none" fo:border-top="none" fo:border-bottom="0.002cm solid #000000"/>
    </style:style>
    <style:style style:name="Táblázat26.F2" style:family="table-cell">
      <style:table-cell-properties fo:padding-left="0.101cm" fo:padding-right="0.101cm" fo:padding-top="0.101cm" fo:padding-bottom="0cm" fo:border-left="0.002cm solid #000000" fo:border-right="0.002cm solid #000000" fo:border-top="none" fo:border-bottom="0.002cm solid #000000"/>
    </style:style>
    <style:style style:name="Táblázat26" style:family="table">
      <style:table-properties fo:margin-left="0cm" fo:margin-right="-0.007cm" table:align="margins"/>
    </style:style>
    <style:style style:name="Táblázat26.A" style:family="table-column">
      <style:table-column-properties style:rel-column-width="7102*"/>
    </style:style>
    <style:style style:name="Táblázat26.B" style:family="table-column">
      <style:table-column-properties style:rel-column-width="25309*"/>
    </style:style>
    <style:style style:name="Táblázat26.C" style:family="table-column">
      <style:table-column-properties style:rel-column-width="8269*"/>
    </style:style>
    <style:style style:name="Táblázat26.F" style:family="table-column">
      <style:table-column-properties style:rel-column-width="8317*"/>
    </style:style>
    <style:style style:name="Táblázat26.A1" style:family="table-cell">
      <style:table-cell-properties fo:background-color="#e6e6e6" fo:padding-left="0.101cm" fo:padding-right="0.101cm" fo:padding-top="0.101cm" fo:padding-bottom="0cm" fo:border-left="0.002cm solid #000000" fo:border-right="none" fo:border-top="0.002cm solid #000000" fo:border-bottom="0.002cm solid #000000">
        <style:background-image/>
      </style:table-cell-properties>
    </style:style>
    <style:style style:name="Táblázat26.F1" style:family="table-cell">
      <style:table-cell-properties fo:background-color="#e6e6e6" fo:padding-left="0.101cm" fo:padding-right="0.101cm" fo:padding-top="0.101cm" fo:padding-bottom="0cm" fo:border="0.002cm solid #000000">
        <style:background-image/>
      </style:table-cell-properties>
    </style:style>
    <style:style style:name="Táblázat26.A2" style:family="table-cell">
      <style:table-cell-properties fo:padding-left="0.101cm" fo:padding-right="0.101cm" fo:padding-top="0.101cm" fo:padding-bottom="0cm" fo:border-left="0.002cm solid #000000" fo:border-right="none" fo:border-top="none" fo:border-bottom="0.002cm solid #000000"/>
    </style:style>
    <style:style style:name="Táblázat26.F2" style:family="table-cell">
      <style:table-cell-properties fo:padding-left="0.101cm" fo:padding-right="0.101cm" fo:padding-top="0.101cm" fo:padding-bottom="0cm" fo:border-left="0.002cm solid #000000" fo:border-right="0.002cm solid #000000" fo:border-top="none" fo:border-bottom="0.002cm solid #000000"/>
    </style:style>
    <style:style style:name="Táblázat1" style:family="table">
      <style:table-properties style:width="5.249cm" fo:margin-left="0cm" fo:margin-right="0.951cm" fo:margin-top="0.499cm" fo:margin-bottom="0.499cm" table:align="margins"/>
    </style:style>
    <style:style style:name="Táblázat1.A" style:family="table-column">
      <style:table-column-properties style:column-width="3.059cm" style:rel-column-width="38181*"/>
    </style:style>
    <style:style style:name="Táblázat1.B" style:family="table-column">
      <style:table-column-properties style:column-width="2.191cm" style:rel-column-width="27354*"/>
    </style:style>
    <style:style style:name="Táblázat1.A1" style:family="table-cell">
      <style:table-cell-properties fo:background-color="#e6e6e6" fo:padding="0cm" fo:border-left="0.002cm solid #000000" fo:border-right="none" fo:border-top="0.002cm solid #000000" fo:border-bottom="0.002cm solid #000000">
        <style:background-image/>
      </style:table-cell-properties>
    </style:style>
    <style:style style:name="Táblázat1.B1" style:family="table-cell">
      <style:table-cell-properties fo:background-color="#e6e6e6" fo:padding="0cm" fo:border="0.002cm solid #000000">
        <style:background-image/>
      </style:table-cell-properties>
    </style:style>
    <style:style style:name="Táblázat1.A2" style:family="table-cell">
      <style:table-cell-properties fo:background-color="transparent" fo:padding="0cm" fo:border-left="0.002cm solid #000000" fo:border-right="none" fo:border-top="none" fo:border-bottom="0.002cm solid #000000">
        <style:background-image/>
      </style:table-cell-properties>
    </style:style>
    <style:style style:name="Táblázat1.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áblázat2" style:family="table">
      <style:table-properties style:width="5.362cm" fo:margin-top="0cm" fo:margin-bottom="0cm" table:align="left"/>
    </style:style>
    <style:style style:name="Táblázat2.A" style:family="table-column">
      <style:table-column-properties style:column-width="3.463cm"/>
    </style:style>
    <style:style style:name="Táblázat2.B" style:family="table-column">
      <style:table-column-properties style:column-width="1.9cm"/>
    </style:style>
    <style:style style:name="Táblázat2.A1" style:family="table-cell">
      <style:table-cell-properties style:vertical-align="middle" fo:background-color="#e6e6e6" fo:padding-left="0cm" fo:padding-right="0cm" fo:padding-top="0.169cm" fo:padding-bottom="0cm" fo:border="0.002cm solid #000000">
        <style:background-image/>
      </style:table-cell-properties>
    </style:style>
    <style:style style:name="Táblázat2.A2" style:family="table-cell">
      <style:table-cell-properties style:vertical-align="middle" fo:padding-left="0.199cm" fo:padding-right="0cm" fo:padding-top="0.169cm" fo:padding-bottom="0cm" fo:border-left="0.002cm solid #000000" fo:border-right="none" fo:border-top="none" fo:border-bottom="0.002cm solid #000000"/>
    </style:style>
    <style:style style:name="Táblázat2.B2" style:family="table-cell">
      <style:table-cell-properties style:vertical-align="middle" fo:background-color="transparent" fo:padding-left="0cm" fo:padding-right="0cm" fo:padding-top="0.169cm" fo:padding-bottom="0cm" fo:border-left="0.002cm solid #000000" fo:border-right="0.002cm solid #000000" fo:border-top="none" fo:border-bottom="0.002cm solid #000000">
        <style:background-image/>
      </style:table-cell-properties>
    </style:style>
    <style:style style:name="Táblázat2.A3" style:family="table-cell">
      <style:table-cell-properties style:vertical-align="middle" fo:background-color="transparent" fo:padding-left="0.199cm" fo:padding-right="0cm" fo:padding-top="0.169cm" fo:padding-bottom="0cm" fo:border-left="0.002cm solid #000000" fo:border-right="none" fo:border-top="none" fo:border-bottom="0.002cm solid #000000">
        <style:background-image/>
      </style:table-cell-properties>
    </style:style>
    <style:style style:name="Táblázat3" style:family="table">
      <style:table-properties style:width="7.142cm" table:align="left"/>
    </style:style>
    <style:style style:name="Táblázat3.A" style:family="table-column">
      <style:table-column-properties style:column-width="1.785cm"/>
    </style:style>
    <style:style style:name="Táblázat3.D" style:family="table-column">
      <style:table-column-properties style:column-width="1.787cm"/>
    </style:style>
    <style:style style:name="Táblázat3.A1" style:family="table-cell">
      <style:table-cell-properties fo:background-color="#999999" fo:padding="0.097cm" fo:border="0.018cm solid #000000">
        <style:background-image/>
      </style:table-cell-properties>
    </style:style>
    <style:style style:name="Táblázat3.A2" style:family="table-cell">
      <style:table-cell-properties fo:background-color="#e6e6e6" fo:padding="0.097cm" fo:border-left="0.018cm solid #000000" fo:border-right="none" fo:border-top="none" fo:border-bottom="0.018cm solid #000000">
        <style:background-image/>
      </style:table-cell-properties>
    </style:style>
    <style:style style:name="Táblázat3.D2" style:family="table-cell">
      <style:table-cell-properties fo:background-color="#e6e6e6" fo:padding="0.097cm" fo:border-left="0.018cm solid #000000" fo:border-right="0.018cm solid #000000" fo:border-top="none" fo:border-bottom="0.018cm solid #000000">
        <style:background-image/>
      </style:table-cell-properties>
    </style:style>
    <style:style style:name="Táblázat3.A3" style:family="table-cell">
      <style:table-cell-properties fo:background-color="transparent" fo:padding="0.097cm" fo:border-left="0.002cm solid #000000" fo:border-right="none" fo:border-top="none" fo:border-bottom="0.002cm solid #000000">
        <style:background-image/>
      </style:table-cell-properties>
    </style:style>
    <style:style style:name="Táblázat3.D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áblázat3.A7" style:family="table-cell">
      <style:table-cell-properties fo:padding="0.097cm" fo:border-left="0.002cm solid #000000" fo:border-right="none" fo:border-top="none" fo:border-bottom="0.002cm solid #000000"/>
    </style:style>
    <style:style style:name="Táblázat3.C7" style:family="table-cell">
      <style:table-cell-properties fo:background-color="#cccccc" fo:padding="0.097cm" fo:border-left="0.002cm solid #000000" fo:border-right="none" fo:border-top="none" fo:border-bottom="0.002cm solid #000000">
        <style:background-image/>
      </style:table-cell-properties>
    </style:style>
    <style:style style:name="Táblázat3.D7"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ábla3" style:family="table">
      <style:table-properties style:width="7.112cm" table:align="left"/>
    </style:style>
    <style:style style:name="Tábla3.A" style:family="table-column">
      <style:table-column-properties style:column-width="1.776cm"/>
    </style:style>
    <style:style style:name="Tábla3.B" style:family="table-column">
      <style:table-column-properties style:column-width="1.778cm"/>
    </style:style>
    <style:style style:name="Tábla3.D" style:family="table-column">
      <style:table-column-properties style:column-width="1.78cm"/>
    </style:style>
    <style:style style:name="Tábla3.A1" style:family="table-cell">
      <style:table-cell-properties style:vertical-align="middle" fo:background-color="#cccccc" fo:padding="0.097cm" fo:border="0.002cm solid #000000">
        <style:background-image/>
      </style:table-cell-properties>
    </style:style>
    <style:style style:name="Tábla3.A2" style:family="table-cell">
      <style:table-cell-properties style:vertical-align="middle" fo:padding="0.097cm" fo:border-left="0.002cm solid #000000" fo:border-right="none" fo:border-top="none" fo:border-bottom="0.002cm solid #000000"/>
    </style:style>
    <style:style style:name="Tábla3.D2" style:family="table-cell">
      <style:table-cell-properties style:vertical-align="middle" fo:padding="0.097cm" fo:border-left="0.002cm solid #000000" fo:border-right="0.002cm solid #000000" fo:border-top="none" fo:border-bottom="0.002cm solid #000000"/>
    </style:style>
    <style:style style:name="Táblázat79" style:family="table">
      <style:table-properties style:width="9.349cm" style:rel-width="55%" table:align="center"/>
    </style:style>
    <style:style style:name="Táblázat79.A" style:family="table-column">
      <style:table-column-properties style:column-width="9.349cm" style:rel-column-width="5120*"/>
    </style:style>
    <style:style style:name="Táblázat79.A1" style:family="table-cell">
      <style:table-cell-properties fo:padding="0.097cm" fo:border="0.002cm solid #000000"/>
    </style:style>
    <style:style style:name="Tábla5" style:family="table">
      <style:table-properties style:width="12.026cm" fo:margin-left="2.545cm" fo:margin-right="2.429cm" fo:margin-top="0.499cm" fo:margin-bottom="0.499cm" table:align="margins"/>
    </style:style>
    <style:style style:name="Tábla5.A" style:family="table-column">
      <style:table-column-properties style:column-width="2.215cm" style:rel-column-width="12068*"/>
    </style:style>
    <style:style style:name="Tábla5.B" style:family="table-column">
      <style:table-column-properties style:column-width="2.549cm" style:rel-column-width="13885*"/>
    </style:style>
    <style:style style:name="Tábla5.C" style:family="table-column">
      <style:table-column-properties style:column-width="1.279cm" style:rel-column-width="6971*"/>
    </style:style>
    <style:style style:name="Tábla5.D" style:family="table-column">
      <style:table-column-properties style:column-width="1.131cm" style:rel-column-width="6164*"/>
    </style:style>
    <style:style style:name="Tábla5.E" style:family="table-column">
      <style:table-column-properties style:column-width="1.27cm" style:rel-column-width="6923*"/>
    </style:style>
    <style:style style:name="Tábla5.F" style:family="table-column">
      <style:table-column-properties style:column-width="1.184cm" style:rel-column-width="6452*"/>
    </style:style>
    <style:style style:name="Tábla5.G" style:family="table-column">
      <style:table-column-properties style:column-width="1.247cm" style:rel-column-width="6798*"/>
    </style:style>
    <style:style style:name="Tábla5.H" style:family="table-column">
      <style:table-column-properties style:column-width="1.152cm" style:rel-column-width="6274*"/>
    </style:style>
    <style:style style:name="Tábla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ábla5.G1" style:family="table-cell">
      <style:table-cell-properties fo:background-color="#cccccc" fo:padding="0.097cm" fo:border="0.002cm solid #000000">
        <style:background-image/>
      </style:table-cell-properties>
    </style:style>
    <style:style style:name="Tábla5.A2" style:family="table-cell">
      <style:table-cell-properties fo:background-color="transparent" fo:padding="0.097cm" fo:border-left="0.002cm solid #000000" fo:border-right="none" fo:border-top="none" fo:border-bottom="0.002cm solid #000000">
        <style:background-image/>
      </style:table-cell-properties>
    </style:style>
    <style:style style:name="Tábla5.D2" style:family="table-cell">
      <style:table-cell-properties fo:background-color="#e6e6e6" fo:padding="0.097cm" fo:border-left="0.002cm solid #000000" fo:border-right="none" fo:border-top="none" fo:border-bottom="0.002cm solid #000000">
        <style:background-image/>
      </style:table-cell-properties>
    </style:style>
    <style:style style:name="Tábla5.H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ábla5.A3" style:family="table-cell">
      <style:table-cell-properties fo:background-color="#cccccc" fo:padding="0.097cm" fo:border-left="0.002cm solid #000000" fo:border-right="none" fo:border-top="none" fo:border-bottom="0.002cm solid #000000">
        <style:background-image/>
      </style:table-cell-properties>
    </style:style>
    <style:style style:name="Táblázat4" style:family="table">
      <style:table-properties style:width="13.6cm" style:rel-width="80%" table:align="center"/>
    </style:style>
    <style:style style:name="Táblázat4.A" style:family="table-column">
      <style:table-column-properties style:column-width="13.6cm" style:rel-column-width="7709*"/>
    </style:style>
    <style:style style:name="Táblázat4.A1" style:family="table-cell">
      <style:table-cell-properties fo:padding="0.097cm" fo:border="0.002cm solid #000000"/>
    </style:style>
    <style:style style:name="Táblázat5" style:family="table">
      <style:table-properties style:width="5.362cm" table:align="left"/>
    </style:style>
    <style:style style:name="Táblázat5.A" style:family="table-column">
      <style:table-column-properties style:column-width="3.463cm"/>
    </style:style>
    <style:style style:name="Táblázat5.B" style:family="table-column">
      <style:table-column-properties style:column-width="1.9cm"/>
    </style:style>
    <style:style style:name="Táblázat5.A1" style:family="table-cell">
      <style:table-cell-properties fo:background-color="#e6e6e6" fo:padding="0.049cm" fo:border="0.002cm solid #000000">
        <style:background-image/>
      </style:table-cell-properties>
    </style:style>
    <style:style style:name="Táblázat5.A2" style:family="table-cell">
      <style:table-cell-properties fo:padding="0.049cm" fo:border-left="0.002cm solid #000000" fo:border-right="none" fo:border-top="none" fo:border-bottom="0.002cm solid #000000"/>
    </style:style>
    <style:style style:name="Táblázat5.B2" style:family="table-cell">
      <style:table-cell-properties fo:padding="0.049cm" fo:border-left="0.002cm solid #000000" fo:border-right="0.002cm solid #000000" fo:border-top="none" fo:border-bottom="0.002cm solid #000000"/>
    </style:style>
    <style:style style:name="Táblázat5.A3" style:family="table-cell">
      <style:table-cell-properties fo:background-color="transparent" fo:padding="0.049cm" fo:border-left="0.002cm solid #000000" fo:border-right="none" fo:border-top="none" fo:border-bottom="0.002cm solid #000000">
        <style:background-image/>
      </style:table-cell-properties>
    </style:style>
    <style:style style:name="Táblázat6" style:family="table">
      <style:table-properties style:width="9.932cm" style:rel-width="90%" table:align="center"/>
    </style:style>
    <style:style style:name="Táblázat6.A" style:family="table-column">
      <style:table-column-properties style:column-width="9.932cm" style:rel-column-width="5631*"/>
    </style:style>
    <style:style style:name="Táblázat6.A1" style:family="table-cell">
      <style:table-cell-properties fo:padding="0.097cm" fo:border="0.002cm solid #000000"/>
    </style:style>
    <style:style style:name="Táblázat7" style:family="table">
      <style:table-properties style:width="15.3cm" style:rel-width="90%" table:align="center"/>
    </style:style>
    <style:style style:name="Táblázat7.A" style:family="table-column">
      <style:table-column-properties style:column-width="15.3cm" style:rel-column-width="5631*"/>
    </style:style>
    <style:style style:name="Táblázat7.A1" style:family="table-cell">
      <style:table-cell-properties fo:padding="0.097cm" fo:border="0.002cm solid #000000"/>
    </style:style>
    <style:style style:name="Tábla15" style:family="table">
      <style:table-properties style:width="7.902cm" style:rel-width="100%" fo:break-before="column" table:align="left"/>
    </style:style>
    <style:style style:name="Tábla15.A" style:family="table-column">
      <style:table-column-properties style:column-width="1.667cm" style:rel-column-width="1016*"/>
    </style:style>
    <style:style style:name="Tábla15.B" style:family="table-column">
      <style:table-column-properties style:column-width="1.559cm" style:rel-column-width="950*"/>
    </style:style>
    <style:style style:name="Tábla15.A1" style:family="table-cell">
      <style:table-cell-properties fo:padding="0.049cm" fo:border-left="0.002cm solid #000000" fo:border-right="none" fo:border-top="0.002cm solid #000000" fo:border-bottom="0.002cm solid #000000"/>
    </style:style>
    <style:style style:name="Tábla15.E1" style:family="table-cell">
      <style:table-cell-properties fo:padding="0.049cm" fo:border="0.002cm solid #000000"/>
    </style:style>
    <style:style style:name="Tábla15.A2" style:family="table-cell">
      <style:table-cell-properties fo:padding="0.049cm" fo:border-left="0.002cm solid #000000" fo:border-right="none" fo:border-top="none" fo:border-bottom="0.002cm solid #000000"/>
    </style:style>
    <style:style style:name="Tábla15.E2" style:family="table-cell">
      <style:table-cell-properties fo:padding="0.049cm" fo:border-left="0.002cm solid #000000" fo:border-right="0.002cm solid #000000" fo:border-top="none" fo:border-bottom="0.002cm solid #000000"/>
    </style:style>
    <style:style style:name="Táblázat9" style:family="table">
      <style:table-properties style:width="17cm" table:align="margins" style:may-break-between-rows="false"/>
    </style:style>
    <style:style style:name="Táblázat9.A" style:family="table-column">
      <style:table-column-properties style:column-width="3.658cm" style:rel-column-width="14102*"/>
    </style:style>
    <style:style style:name="Táblázat9.B" style:family="table-column">
      <style:table-column-properties style:column-width="13.342cm" style:rel-column-width="51433*"/>
    </style:style>
    <style:style style:name="Táblázat9.A1" style:family="table-cell">
      <style:table-cell-properties style:vertical-align="middle" fo:background-color="#ffffcc" fo:padding-left="0.349cm" fo:padding-right="0.101cm" fo:padding-top="0.101cm" fo:padding-bottom="0.101cm" fo:border="0.002cm solid #000000">
        <style:background-image/>
      </style:table-cell-properties>
    </style:style>
    <style:style style:name="Táblázat9.A2" style:family="table-cell">
      <style:table-cell-properties style:vertical-align="middle" fo:background-color="#cccccc" fo:padding-left="0.349cm" fo:padding-right="0.101cm" fo:padding-top="0.101cm" fo:padding-bottom="0.101cm" fo:border-left="0.002cm solid #000000" fo:border-right="none" fo:border-top="none" fo:border-bottom="0.002cm solid #000000">
        <style:background-image/>
      </style:table-cell-properties>
    </style:style>
    <style:style style:name="Táblázat9.B2" style:family="table-cell">
      <style:table-cell-properties style:vertical-align="middle" fo:background-color="#cccccc" fo:padding-left="0.349cm" fo:padding-right="0.101cm" fo:padding-top="0.101cm" fo:padding-bottom="0.101cm" fo:border-left="0.002cm solid #000000" fo:border-right="0.002cm solid #000000" fo:border-top="none" fo:border-bottom="0.002cm solid #000000">
        <style:background-image/>
      </style:table-cell-properties>
    </style:style>
    <style:style style:name="Táblázat9.A3" style:family="table-cell">
      <style:table-cell-properties style:vertical-align="middle" fo:background-color="transparent" fo:padding-left="0.349cm" fo:padding-right="0.101cm" fo:padding-top="0.101cm" fo:padding-bottom="0.101cm" fo:border-left="0.002cm solid #000000" fo:border-right="none" fo:border-top="none" fo:border-bottom="0.002cm solid #000000">
        <style:background-image/>
      </style:table-cell-properties>
    </style:style>
    <style:style style:name="Táblázat9.B3" style:family="table-cell">
      <style:table-cell-properties style:vertical-align="middle" fo:background-color="transparent" fo:padding-left="0.349cm" fo:padding-right="0.101cm" fo:padding-top="0.101cm" fo:padding-bottom="0.101cm" fo:border-left="0.002cm solid #000000" fo:border-right="0.002cm solid #000000" fo:border-top="none" fo:border-bottom="0.002cm solid #000000">
        <style:background-image/>
      </style:table-cell-properties>
    </style:style>
    <style:style style:name="Táblázat14" style:family="table">
      <style:table-properties style:width="17cm" style:rel-width="100%" table:align="left" style:may-break-between-rows="false"/>
    </style:style>
    <style:style style:name="Táblázat14.A" style:family="table-column">
      <style:table-column-properties style:column-width="5.666cm" style:rel-column-width="3159*"/>
    </style:style>
    <style:style style:name="Táblázat14.B" style:family="table-column">
      <style:table-column-properties style:column-width="5.667cm" style:rel-column-width="3160*"/>
    </style:style>
    <style:style style:name="Táblázat14.C" style:family="table-column">
      <style:table-column-properties style:column-width="5.669cm" style:rel-column-width="3161*"/>
    </style:style>
    <style:style style:name="Táblázat14.A1" style:family="table-cell">
      <style:table-cell-properties style:vertical-align="middle" fo:background-color="#ffffcc" fo:padding="0.097cm" fo:border="0.002cm solid #000000">
        <style:background-image/>
      </style:table-cell-properties>
    </style:style>
    <style:style style:name="Táblázat14.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14.C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áblázat14.A3" style:family="table-cell">
      <style:table-cell-properties style:vertical-align="middle" fo:padding="0.097cm" fo:border-left="0.002cm solid #000000" fo:border-right="none" fo:border-top="none" fo:border-bottom="0.002cm solid #000000"/>
    </style:style>
    <style:style style:name="Táblázat14.C3" style:family="table-cell">
      <style:table-cell-properties style:vertical-align="middle" fo:padding="0.097cm" fo:border-left="0.002cm solid #000000" fo:border-right="0.002cm solid #000000" fo:border-top="none" fo:border-bottom="0.002cm solid #000000"/>
    </style:style>
    <style:style style:name="Táblázat14.B9"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14.C9"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16" style:family="table">
      <style:table-properties style:width="17cm" style:rel-width="100%" table:align="left" style:may-break-between-rows="false"/>
    </style:style>
    <style:style style:name="Táblázat16.A" style:family="table-column">
      <style:table-column-properties style:column-width="5.666cm" style:rel-column-width="3159*"/>
    </style:style>
    <style:style style:name="Táblázat16.B" style:family="table-column">
      <style:table-column-properties style:column-width="5.667cm" style:rel-column-width="3160*"/>
    </style:style>
    <style:style style:name="Táblázat16.C" style:family="table-column">
      <style:table-column-properties style:column-width="5.669cm" style:rel-column-width="3161*"/>
    </style:style>
    <style:style style:name="Táblázat16.A1" style:family="table-cell">
      <style:table-cell-properties style:vertical-align="middle" fo:background-color="#ffffcc" fo:padding="0.097cm" fo:border="0.002cm solid #000000">
        <style:background-image/>
      </style:table-cell-properties>
    </style:style>
    <style:style style:name="Táblázat16.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16.C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áblázat16.A3" style:family="table-cell">
      <style:table-cell-properties style:vertical-align="middle" fo:padding="0.097cm" fo:border-left="0.002cm solid #000000" fo:border-right="none" fo:border-top="none" fo:border-bottom="0.002cm solid #000000"/>
    </style:style>
    <style:style style:name="Táblázat16.B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16.C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16.B6.2.1" style:family="table-cell">
      <style:table-cell-properties style:vertical-align="middle" fo:padding="0.097cm" fo:border-left="0.002cm solid #000000" fo:border-right="0.002cm solid #000000" fo:border-top="none" fo:border-bottom="0.002cm solid #000000"/>
    </style:style>
    <style:style style:name="Táblázat17" style:family="table">
      <style:table-properties style:width="17cm" fo:margin-left="0cm" fo:margin-right="0cm" table:align="margins" style:may-break-between-rows="false"/>
    </style:style>
    <style:style style:name="Táblázat17.A" style:family="table-column">
      <style:table-column-properties style:column-width="5.666cm" style:rel-column-width="21838*"/>
    </style:style>
    <style:style style:name="Táblázat17.B" style:family="table-column">
      <style:table-column-properties style:column-width="5.667cm" style:rel-column-width="21845*"/>
    </style:style>
    <style:style style:name="Táblázat17.C" style:family="table-column">
      <style:table-column-properties style:column-width="5.669cm" style:rel-column-width="21852*"/>
    </style:style>
    <style:style style:name="Táblázat17.A1" style:family="table-cell">
      <style:table-cell-properties style:vertical-align="middle" fo:background-color="#ffffcc" fo:padding-left="0.349cm" fo:padding-right="0.049cm" fo:padding-top="0.049cm" fo:padding-bottom="0.049cm" fo:border="0.002cm solid #000000">
        <style:background-image/>
      </style:table-cell-properties>
    </style:style>
    <style:style style:name="Táblázat17.A2" style:family="table-cell">
      <style:table-cell-properties style:vertical-align="middle" fo:background-color="#cccccc" fo:padding-left="0.349cm" fo:padding-right="0.049cm" fo:padding-top="0.049cm" fo:padding-bottom="0.049cm" fo:border-left="0.002cm solid #000000" fo:border-right="none" fo:border-top="0.002cm solid #000000" fo:border-bottom="0.002cm solid #000000">
        <style:background-image/>
      </style:table-cell-properties>
    </style:style>
    <style:style style:name="Táblázat17.C2" style:family="table-cell">
      <style:table-cell-properties style:vertical-align="middle" fo:background-color="#cccccc" fo:padding-left="0.349cm" fo:padding-right="0.049cm" fo:padding-top="0.049cm" fo:padding-bottom="0.049cm" fo:border="0.002cm solid #000000">
        <style:background-image/>
      </style:table-cell-properties>
    </style:style>
    <style:style style:name="Táblázat17.A3" style:family="table-cell">
      <style:table-cell-properties style:vertical-align="middle" fo:background-color="transparent" fo:padding-left="0.349cm" fo:padding-right="0.049cm" fo:padding-top="0.049cm" fo:padding-bottom="0.049cm" fo:border-left="0.002cm solid #000000" fo:border-right="none" fo:border-top="none" fo:border-bottom="0.002cm solid #000000">
        <style:background-image/>
      </style:table-cell-properties>
    </style:style>
    <style:style style:name="Táblázat17.C3" style:family="table-cell">
      <style:table-cell-properties style:vertical-align="middle" fo:background-color="transparent"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18" style:family="table">
      <style:table-properties style:width="17cm" style:rel-width="100%" table:align="left" style:may-break-between-rows="false"/>
    </style:style>
    <style:style style:name="Táblázat18.A" style:family="table-column">
      <style:table-column-properties style:column-width="5.666cm" style:rel-column-width="3159*"/>
    </style:style>
    <style:style style:name="Táblázat18.B" style:family="table-column">
      <style:table-column-properties style:column-width="5.667cm" style:rel-column-width="3160*"/>
    </style:style>
    <style:style style:name="Táblázat18.C" style:family="table-column">
      <style:table-column-properties style:column-width="5.669cm" style:rel-column-width="3161*"/>
    </style:style>
    <style:style style:name="Táblázat18.A1" style:family="table-cell">
      <style:table-cell-properties style:vertical-align="middle" fo:background-color="#ffffcc" fo:padding="0.097cm" fo:border="0.002cm solid #000000">
        <style:background-image/>
      </style:table-cell-properties>
    </style:style>
    <style:style style:name="Táblázat18.A2" style:family="table-cell">
      <style:table-cell-properties style:vertical-align="middle" fo:background-color="#cccccc" fo:padding-left="0.349cm" fo:padding-right="0.101cm" fo:padding-top="0.101cm" fo:padding-bottom="0.101cm" fo:border-left="0.002cm solid #000000" fo:border-right="none" fo:border-top="none" fo:border-bottom="0.002cm solid #000000">
        <style:background-image/>
      </style:table-cell-properties>
    </style:style>
    <style:style style:name="Táblázat18.C2" style:family="table-cell">
      <style:table-cell-properties style:vertical-align="middle" fo:background-color="#cccccc" fo:padding-left="0.349cm" fo:padding-right="0.101cm" fo:padding-top="0.101cm" fo:padding-bottom="0.101cm" fo:border-left="0.002cm solid #000000" fo:border-right="0.002cm solid #000000" fo:border-top="none" fo:border-bottom="0.002cm solid #000000">
        <style:background-image/>
      </style:table-cell-properties>
    </style:style>
    <style:style style:name="Táblázat18.A3.1.1" style:family="table-cell">
      <style:table-cell-properties style:vertical-align="middle" fo:background-color="transparent" fo:padding-left="0.349cm" fo:padding-right="0.101cm" fo:padding-top="0.101cm" fo:padding-bottom="0.101cm" fo:border-left="0.002cm solid #000000" fo:border-right="none" fo:border-top="none" fo:border-bottom="0.002cm solid #000000">
        <style:background-image/>
      </style:table-cell-properties>
    </style:style>
    <style:style style:name="Táblázat18.C3" style:family="table-cell">
      <style:table-cell-properties style:vertical-align="middle" fo:background-color="transparent" fo:padding-left="0.349cm" fo:padding-right="0.101cm" fo:padding-top="0.101cm" fo:padding-bottom="0.101cm" fo:border-left="0.002cm solid #000000" fo:border-right="0.002cm solid #000000" fo:border-top="none" fo:border-bottom="0.002cm solid #000000">
        <style:background-image/>
      </style:table-cell-properties>
    </style:style>
    <style:style style:name="Táblázat19" style:family="table">
      <style:table-properties style:width="16.974cm" fo:margin-left="0cm" fo:margin-right="0.026cm" fo:break-before="auto" fo:break-after="auto" table:align="margins" style:writing-mode="lr-tb"/>
    </style:style>
    <style:style style:name="Táblázat19.A" style:family="table-column">
      <style:table-column-properties style:column-width="5.66cm" style:rel-column-width="21851*"/>
    </style:style>
    <style:style style:name="Táblázat19.B" style:family="table-column">
      <style:table-column-properties style:column-width="5.659cm" style:rel-column-width="21845*"/>
    </style:style>
    <style:style style:name="Táblázat19.C" style:family="table-column">
      <style:table-column-properties style:column-width="5.657cm" style:rel-column-width="21839*"/>
    </style:style>
    <style:style style:name="Táblázat19.1" style:family="table-row">
      <style:table-row-properties style:keep-together="false" fo:keep-together="always"/>
    </style:style>
    <style:style style:name="Táblázat19.A1" style:family="table-cell">
      <style:table-cell-properties style:vertical-align="middle" fo:padding="0.049cm" fo:border="0.002cm solid #000000"/>
    </style:style>
    <style:style style:name="Táblázat19.A2" style:family="table-cell">
      <style:table-cell-properties style:vertical-align="middle" fo:background-color="#cccccc" fo:padding-left="0.349cm" fo:padding-right="0.049cm" fo:padding-top="0.049cm" fo:padding-bottom="0.049cm" fo:border-left="0.002cm solid #000000" fo:border-right="none" fo:border-top="none" fo:border-bottom="0.002cm solid #000000">
        <style:background-image/>
      </style:table-cell-properties>
    </style:style>
    <style:style style:name="Táblázat19.C2" style:family="table-cell">
      <style:table-cell-properties style:vertical-align="middle" fo:background-color="#cccccc"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19.A3" style:family="table-cell">
      <style:table-cell-properties style:vertical-align="middle" fo:padding-left="0.349cm" fo:padding-right="0.049cm" fo:padding-top="0.049cm" fo:padding-bottom="0.049cm" fo:border-left="0.002cm solid #000000" fo:border-right="none" fo:border-top="none" fo:border-bottom="0.002cm solid #000000"/>
    </style:style>
    <style:style style:name="Táblázat19.C3" style:family="table-cell">
      <style:table-cell-properties style:vertical-align="middle" fo:padding-left="0.349cm" fo:padding-right="0.049cm" fo:padding-top="0.049cm" fo:padding-bottom="0.049cm" fo:border-left="0.002cm solid #000000" fo:border-right="0.002cm solid #000000" fo:border-top="none" fo:border-bottom="0.002cm solid #000000"/>
    </style:style>
    <style:style style:name="Táblázat20" style:family="table">
      <style:table-properties style:width="17cm" table:align="margins" style:may-break-between-rows="true"/>
    </style:style>
    <style:style style:name="Táblázat20.A" style:family="table-column">
      <style:table-column-properties style:column-width="5.666cm" style:rel-column-width="21838*"/>
    </style:style>
    <style:style style:name="Táblázat20.B" style:family="table-column">
      <style:table-column-properties style:column-width="5.667cm" style:rel-column-width="21845*"/>
    </style:style>
    <style:style style:name="Táblázat20.C" style:family="table-column">
      <style:table-column-properties style:column-width="5.669cm" style:rel-column-width="21852*"/>
    </style:style>
    <style:style style:name="Táblázat20.A1" style:family="table-cell">
      <style:table-cell-properties style:vertical-align="middle" fo:padding="0.097cm" fo:border="0.002cm solid #000000"/>
    </style:style>
    <style:style style:name="Táblázat20.A2" style:family="table-cell">
      <style:table-cell-properties style:vertical-align="middle" fo:background-color="#cccccc" fo:padding-left="0.349cm" fo:padding-right="0.049cm" fo:padding-top="0.049cm" fo:padding-bottom="0.049cm" fo:border-left="0.002cm solid #000000" fo:border-right="none" fo:border-top="0.002cm solid #000000" fo:border-bottom="0.002cm solid #000000">
        <style:background-image/>
      </style:table-cell-properties>
    </style:style>
    <style:style style:name="Táblázat20.C2" style:family="table-cell">
      <style:table-cell-properties style:vertical-align="middle" fo:background-color="#cccccc" fo:padding-left="0.349cm" fo:padding-right="0.049cm" fo:padding-top="0.049cm" fo:padding-bottom="0.049cm" fo:border="0.002cm solid #000000">
        <style:background-image/>
      </style:table-cell-properties>
    </style:style>
    <style:style style:name="Táblázat20.A3" style:family="table-cell">
      <style:table-cell-properties style:vertical-align="middle" fo:background-color="transparent" fo:padding-left="0.349cm" fo:padding-right="0.049cm" fo:padding-top="0.049cm" fo:padding-bottom="0.049cm" fo:border-left="0.002cm solid #000000" fo:border-right="none" fo:border-top="none" fo:border-bottom="0.002cm solid #000000">
        <style:background-image/>
      </style:table-cell-properties>
    </style:style>
    <style:style style:name="Táblázat20.C3" style:family="table-cell">
      <style:table-cell-properties style:vertical-align="middle" fo:background-color="transparent"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20.B10.1" style:family="table-column">
      <style:table-column-properties style:column-width="5.671cm" style:rel-column-width="21862*"/>
    </style:style>
    <style:style style:name="Táblázat20.B10.2" style:family="table-column">
      <style:table-column-properties style:column-width="5.664cm" style:rel-column-width="21835*"/>
    </style:style>
    <style:style style:name="Táblázat21" style:family="table">
      <style:table-properties style:width="17.006cm" fo:margin-left="0cm" fo:margin-right="-0.005cm" table:align="margins" style:may-break-between-rows="false"/>
    </style:style>
    <style:style style:name="Táblázat21.A" style:family="table-column">
      <style:table-column-properties style:column-width="5.667cm" style:rel-column-width="21842*"/>
    </style:style>
    <style:style style:name="Táblázat21.C" style:family="table-column">
      <style:table-column-properties style:column-width="5.671cm" style:rel-column-width="21851*"/>
    </style:style>
    <style:style style:name="Táblázat21.A1" style:family="table-cell">
      <style:table-cell-properties style:vertical-align="middle" fo:padding="0.097cm" fo:border="0.002cm solid #000000"/>
    </style:style>
    <style:style style:name="Táblázat21.A2" style:family="table-cell">
      <style:table-cell-properties style:vertical-align="middle" fo:background-color="#cccccc" fo:padding-left="0.349cm" fo:padding-right="0.049cm" fo:padding-top="0.049cm" fo:padding-bottom="0.049cm" fo:border-left="0.002cm solid #000000" fo:border-right="none" fo:border-top="none" fo:border-bottom="0.002cm solid #000000">
        <style:background-image/>
      </style:table-cell-properties>
    </style:style>
    <style:style style:name="Táblázat21.C2" style:family="table-cell">
      <style:table-cell-properties style:vertical-align="middle" fo:background-color="#cccccc"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21.A3" style:family="table-cell">
      <style:table-cell-properties style:vertical-align="middle" fo:background-color="transparent" fo:padding-left="0.349cm" fo:padding-right="0.049cm" fo:padding-top="0.049cm" fo:padding-bottom="0.049cm" fo:border-left="0.002cm solid #000000" fo:border-right="none" fo:border-top="none" fo:border-bottom="0.002cm solid #000000">
        <style:background-image/>
      </style:table-cell-properties>
    </style:style>
    <style:style style:name="Táblázat21.C3" style:family="table-cell">
      <style:table-cell-properties style:vertical-align="middle" fo:background-color="transparent"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23" style:family="table" style:master-page-name="">
      <style:table-properties style:width="17.276cm" fo:margin-left="0cm" fo:margin-right="-0.275cm" style:page-number="0" table:align="margins" fo:keep-with-next="always" style:may-break-between-rows="true"/>
    </style:style>
    <style:style style:name="Táblázat23.A" style:family="table-column">
      <style:table-column-properties style:column-width="5.757cm" style:rel-column-width="21842*"/>
    </style:style>
    <style:style style:name="Táblázat23.C" style:family="table-column">
      <style:table-column-properties style:column-width="5.761cm" style:rel-column-width="21851*"/>
    </style:style>
    <style:style style:name="Táblázat23.A1" style:family="table-cell">
      <style:table-cell-properties style:vertical-align="middle" fo:padding="0.049cm" fo:border="0.002cm solid #000000"/>
    </style:style>
    <style:style style:name="Táblázat23.A2" style:family="table-cell">
      <style:table-cell-properties style:vertical-align="middle" fo:background-color="#cccccc" fo:padding-left="0.349cm" fo:padding-right="0.049cm" fo:padding-top="0.049cm" fo:padding-bottom="0.049cm" fo:border-left="0.002cm solid #000000" fo:border-right="none" fo:border-top="none" fo:border-bottom="0.002cm solid #000000">
        <style:background-image/>
      </style:table-cell-properties>
    </style:style>
    <style:style style:name="Táblázat23.C2" style:family="table-cell">
      <style:table-cell-properties style:vertical-align="middle" fo:background-color="#cccccc"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23.A3" style:family="table-cell">
      <style:table-cell-properties style:vertical-align="middle" fo:background-color="transparent" fo:padding-left="0.349cm" fo:padding-right="0.049cm" fo:padding-top="0.049cm" fo:padding-bottom="0.049cm" fo:border-left="0.002cm solid #000000" fo:border-right="none" fo:border-top="none" fo:border-bottom="0.002cm solid #000000">
        <style:background-image/>
      </style:table-cell-properties>
    </style:style>
    <style:style style:name="Táblázat23.C3" style:family="table-cell">
      <style:table-cell-properties style:vertical-align="middle" fo:background-color="transparent"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24" style:family="table" style:master-page-name="">
      <style:table-properties style:width="17.276cm" fo:margin-left="0cm" fo:margin-right="-0.275cm" style:page-number="0" table:align="margins" fo:keep-with-next="always" style:may-break-between-rows="true"/>
    </style:style>
    <style:style style:name="Táblázat24.A" style:family="table-column">
      <style:table-column-properties style:column-width="5.757cm" style:rel-column-width="21842*"/>
    </style:style>
    <style:style style:name="Táblázat24.C" style:family="table-column">
      <style:table-column-properties style:column-width="5.761cm" style:rel-column-width="21851*"/>
    </style:style>
    <style:style style:name="Táblázat24.A1" style:family="table-cell">
      <style:table-cell-properties style:vertical-align="middle" fo:padding="0.049cm" fo:border="0.002cm solid #000000"/>
    </style:style>
    <style:style style:name="Táblázat24.A2" style:family="table-cell">
      <style:table-cell-properties style:vertical-align="middle" fo:background-color="#cccccc" fo:padding-left="0.349cm" fo:padding-right="0.049cm" fo:padding-top="0.049cm" fo:padding-bottom="0.049cm" fo:border-left="0.002cm solid #000000" fo:border-right="none" fo:border-top="none" fo:border-bottom="0.002cm solid #000000">
        <style:background-image/>
      </style:table-cell-properties>
    </style:style>
    <style:style style:name="Táblázat24.C2" style:family="table-cell">
      <style:table-cell-properties style:vertical-align="middle" fo:background-color="#cccccc"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24.A3" style:family="table-cell">
      <style:table-cell-properties style:vertical-align="middle" fo:background-color="transparent" fo:padding-left="0.349cm" fo:padding-right="0.049cm" fo:padding-top="0.049cm" fo:padding-bottom="0.049cm" fo:border-left="0.002cm solid #000000" fo:border-right="none" fo:border-top="none" fo:border-bottom="0.002cm solid #000000">
        <style:background-image/>
      </style:table-cell-properties>
    </style:style>
    <style:style style:name="Táblázat24.C3" style:family="table-cell">
      <style:table-cell-properties style:vertical-align="middle" fo:background-color="transparent"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25" style:family="table" style:master-page-name="">
      <style:table-properties style:width="16.999cm" style:page-number="0" table:align="left" fo:keep-with-next="always" style:may-break-between-rows="true"/>
    </style:style>
    <style:style style:name="Táblázat25.A" style:family="table-column">
      <style:table-column-properties style:column-width="5.666cm"/>
    </style:style>
    <style:style style:name="Táblázat25.C" style:family="table-column">
      <style:table-column-properties style:column-width="5.667cm"/>
    </style:style>
    <style:style style:name="Táblázat25.A1" style:family="table-cell">
      <style:table-cell-properties style:vertical-align="middle" fo:padding="0.049cm" fo:border="0.002cm solid #000000"/>
    </style:style>
    <style:style style:name="Táblázat25.A2" style:family="table-cell">
      <style:table-cell-properties style:vertical-align="middle" fo:background-color="#cccccc" fo:padding-left="0.349cm" fo:padding-right="0.049cm" fo:padding-top="0.049cm" fo:padding-bottom="0.049cm" fo:border-left="0.002cm solid #000000" fo:border-right="none" fo:border-top="none" fo:border-bottom="0.002cm solid #000000">
        <style:background-image/>
      </style:table-cell-properties>
    </style:style>
    <style:style style:name="Táblázat25.C2" style:family="table-cell">
      <style:table-cell-properties style:vertical-align="middle" fo:background-color="#cccccc"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25.A3" style:family="table-cell">
      <style:table-cell-properties style:vertical-align="middle" fo:background-color="transparent" fo:padding-left="0.349cm" fo:padding-right="0.049cm" fo:padding-top="0.049cm" fo:padding-bottom="0.049cm" fo:border-left="0.002cm solid #000000" fo:border-right="none" fo:border-top="none" fo:border-bottom="0.002cm solid #000000">
        <style:background-image/>
      </style:table-cell-properties>
    </style:style>
    <style:style style:name="Táblázat25.C3" style:family="table-cell">
      <style:table-cell-properties style:vertical-align="middle" fo:background-color="transparent"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27" style:family="table" style:master-page-name="">
      <style:table-properties style:width="16.999cm" style:page-number="0" table:align="left" fo:keep-with-next="always" style:may-break-between-rows="true"/>
    </style:style>
    <style:style style:name="Táblázat27.A" style:family="table-column">
      <style:table-column-properties style:column-width="5.666cm"/>
    </style:style>
    <style:style style:name="Táblázat27.C" style:family="table-column">
      <style:table-column-properties style:column-width="5.667cm"/>
    </style:style>
    <style:style style:name="Táblázat27.A1" style:family="table-cell">
      <style:table-cell-properties style:vertical-align="middle" fo:padding="0.049cm" fo:border="0.002cm solid #000000"/>
    </style:style>
    <style:style style:name="Táblázat27.A2" style:family="table-cell">
      <style:table-cell-properties style:vertical-align="middle" fo:background-color="#cccccc" fo:padding-left="0.349cm" fo:padding-right="0.049cm" fo:padding-top="0.049cm" fo:padding-bottom="0.049cm" fo:border-left="0.002cm solid #000000" fo:border-right="none" fo:border-top="none" fo:border-bottom="0.002cm solid #000000">
        <style:background-image/>
      </style:table-cell-properties>
    </style:style>
    <style:style style:name="Táblázat27.C2" style:family="table-cell">
      <style:table-cell-properties style:vertical-align="middle" fo:background-color="#cccccc"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27.A3" style:family="table-cell">
      <style:table-cell-properties style:vertical-align="middle" fo:background-color="transparent" fo:padding-left="0.349cm" fo:padding-right="0.049cm" fo:padding-top="0.049cm" fo:padding-bottom="0.049cm" fo:border-left="0.002cm solid #000000" fo:border-right="none" fo:border-top="none" fo:border-bottom="0.002cm solid #000000">
        <style:background-image/>
      </style:table-cell-properties>
    </style:style>
    <style:style style:name="Táblázat27.C3" style:family="table-cell">
      <style:table-cell-properties style:vertical-align="middle" fo:background-color="transparent"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44" style:family="table" style:master-page-name="">
      <style:table-properties style:width="16.999cm" style:page-number="0" table:align="left" fo:keep-with-next="always" style:may-break-between-rows="true"/>
    </style:style>
    <style:style style:name="Táblázat44.A" style:family="table-column">
      <style:table-column-properties style:column-width="5.666cm"/>
    </style:style>
    <style:style style:name="Táblázat44.C" style:family="table-column">
      <style:table-column-properties style:column-width="5.667cm"/>
    </style:style>
    <style:style style:name="Táblázat44.A1" style:family="table-cell">
      <style:table-cell-properties style:vertical-align="middle" fo:padding="0.049cm" fo:border="0.002cm solid #000000"/>
    </style:style>
    <style:style style:name="Táblázat44.A2" style:family="table-cell">
      <style:table-cell-properties style:vertical-align="middle" fo:background-color="#cccccc" fo:padding-left="0.349cm" fo:padding-right="0.049cm" fo:padding-top="0.049cm" fo:padding-bottom="0.049cm" fo:border-left="0.002cm solid #000000" fo:border-right="none" fo:border-top="none" fo:border-bottom="0.002cm solid #000000">
        <style:background-image/>
      </style:table-cell-properties>
    </style:style>
    <style:style style:name="Táblázat44.C2" style:family="table-cell">
      <style:table-cell-properties style:vertical-align="middle" fo:background-color="#cccccc"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44.A3" style:family="table-cell">
      <style:table-cell-properties style:vertical-align="middle" fo:background-color="transparent" fo:padding-left="0.349cm" fo:padding-right="0.049cm" fo:padding-top="0.049cm" fo:padding-bottom="0.049cm" fo:border-left="0.002cm solid #000000" fo:border-right="none" fo:border-top="none" fo:border-bottom="0.002cm solid #000000">
        <style:background-image/>
      </style:table-cell-properties>
    </style:style>
    <style:style style:name="Táblázat44.C3" style:family="table-cell">
      <style:table-cell-properties style:vertical-align="middle" fo:background-color="transparent"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28" style:family="table">
      <style:table-properties style:width="16.981cm" table:align="right" style:may-break-between-rows="false"/>
    </style:style>
    <style:style style:name="Táblázat28.A" style:family="table-column">
      <style:table-column-properties style:column-width="0.674cm"/>
    </style:style>
    <style:style style:name="Táblázat28.B" style:family="table-column">
      <style:table-column-properties style:column-width="3.657cm"/>
    </style:style>
    <style:style style:name="Táblázat28.C" style:family="table-column">
      <style:table-column-properties style:column-width="2.164cm"/>
    </style:style>
    <style:style style:name="Táblázat28.D" style:family="table-column">
      <style:table-column-properties style:column-width="3.799cm"/>
    </style:style>
    <style:style style:name="Táblázat28.E" style:family="table-column">
      <style:table-column-properties style:column-width="6.687cm"/>
    </style:style>
    <style:style style:name="Táblázat28.A1" style:family="table-cell">
      <style:table-cell-properties style:vertical-align="middle" fo:background-color="#ff6633" fo:padding="0.097cm" fo:border-left="0.002cm solid #000000" fo:border-right="none" fo:border-top="0.002cm solid #000000" fo:border-bottom="0.002cm solid #000000">
        <style:background-image/>
      </style:table-cell-properties>
    </style:style>
    <style:style style:name="Táblázat28.B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áblázat28.E1" style:family="table-cell">
      <style:table-cell-properties style:vertical-align="middle" fo:background-color="transparent" fo:padding="0.097cm" fo:border="0.002cm solid #000000">
        <style:background-image/>
      </style:table-cell-properties>
    </style:style>
    <style:style style:name="Táblázat29" style:family="table">
      <style:table-properties style:width="16.981cm" table:align="right" style:may-break-between-rows="false"/>
    </style:style>
    <style:style style:name="Táblázat29.A" style:family="table-column">
      <style:table-column-properties style:column-width="0.674cm"/>
    </style:style>
    <style:style style:name="Táblázat29.B" style:family="table-column">
      <style:table-column-properties style:column-width="3.657cm"/>
    </style:style>
    <style:style style:name="Táblázat29.C" style:family="table-column">
      <style:table-column-properties style:column-width="2.164cm"/>
    </style:style>
    <style:style style:name="Táblázat29.D" style:family="table-column">
      <style:table-column-properties style:column-width="3.799cm"/>
    </style:style>
    <style:style style:name="Táblázat29.E" style:family="table-column">
      <style:table-column-properties style:column-width="6.687cm"/>
    </style:style>
    <style:style style:name="Táblázat29.A1" style:family="table-cell">
      <style:table-cell-properties style:vertical-align="middle" fo:background-color="#3deb3d" fo:padding="0.097cm" fo:border-left="0.002cm solid #000000" fo:border-right="none" fo:border-top="0.002cm solid #000000" fo:border-bottom="0.002cm solid #000000">
        <style:background-image/>
      </style:table-cell-properties>
    </style:style>
    <style:style style:name="Táblázat29.B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áblázat29.E1" style:family="table-cell">
      <style:table-cell-properties style:vertical-align="middle" fo:background-color="#ff6633" fo:padding="0.097cm" fo:border="0.002cm solid #000000">
        <style:background-image/>
      </style:table-cell-properties>
    </style:style>
    <style:style style:name="Táblázat30" style:family="table">
      <style:table-properties style:width="16.981cm" table:align="right" style:may-break-between-rows="false"/>
    </style:style>
    <style:style style:name="Táblázat30.A" style:family="table-column">
      <style:table-column-properties style:column-width="0.674cm"/>
    </style:style>
    <style:style style:name="Táblázat30.B" style:family="table-column">
      <style:table-column-properties style:column-width="3.657cm"/>
    </style:style>
    <style:style style:name="Táblázat30.C" style:family="table-column">
      <style:table-column-properties style:column-width="2.164cm"/>
    </style:style>
    <style:style style:name="Táblázat30.D" style:family="table-column">
      <style:table-column-properties style:column-width="3.799cm"/>
    </style:style>
    <style:style style:name="Táblázat30.E" style:family="table-column">
      <style:table-column-properties style:column-width="6.687cm"/>
    </style:style>
    <style:style style:name="Táblázat30.A1" style:family="table-cell">
      <style:table-cell-properties style:vertical-align="middle" fo:background-color="#3deb3d" fo:padding="0.097cm" fo:border-left="0.002cm solid #000000" fo:border-right="none" fo:border-top="0.002cm solid #000000" fo:border-bottom="0.002cm solid #000000">
        <style:background-image/>
      </style:table-cell-properties>
    </style:style>
    <style:style style:name="Táblázat30.B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áblázat30.E1" style:family="table-cell">
      <style:table-cell-properties style:vertical-align="middle" fo:background-color="#ff6633" fo:padding="0.097cm" fo:border="0.002cm solid #000000">
        <style:background-image/>
      </style:table-cell-properties>
    </style:style>
    <style:style style:name="Táblázat31" style:family="table">
      <style:table-properties style:width="17cm" table:align="margins" style:may-break-between-rows="true"/>
    </style:style>
    <style:style style:name="Táblázat31.A" style:family="table-column">
      <style:table-column-properties style:column-width="0.69cm" style:rel-column-width="2659*"/>
    </style:style>
    <style:style style:name="Táblázat31.B" style:family="table-column">
      <style:table-column-properties style:column-width="2.992cm" style:rel-column-width="11534*"/>
    </style:style>
    <style:style style:name="Táblázat31.C" style:family="table-column">
      <style:table-column-properties style:column-width="1.685cm" style:rel-column-width="6495*"/>
    </style:style>
    <style:style style:name="Táblázat31.D" style:family="table-column">
      <style:table-column-properties style:column-width="3.632cm" style:rel-column-width="14003*"/>
    </style:style>
    <style:style style:name="Táblázat31.E" style:family="table-column">
      <style:table-column-properties style:column-width="8.001cm" style:rel-column-width="30844*"/>
    </style:style>
    <style:style style:name="Táblázat31.1" style:family="table-row">
      <style:table-row-properties style:keep-together="false" fo:keep-together="always"/>
    </style:style>
    <style:style style:name="Táblázat31.A1" style:family="table-cell">
      <style:table-cell-properties style:vertical-align="middle" fo:background-color="#ff950e" fo:padding="0.097cm" fo:border-left="0.002cm solid #000000" fo:border-right="none" fo:border-top="0.002cm solid #000000" fo:border-bottom="0.002cm solid #000000">
        <style:background-image/>
      </style:table-cell-properties>
    </style:style>
    <style:style style:name="Táblázat31.B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áblázat31.E1" style:family="table-cell">
      <style:table-cell-properties style:vertical-align="middle" fo:background-color="transparent" fo:padding="0.097cm" fo:border="0.002cm solid #000000">
        <style:background-image/>
      </style:table-cell-properties>
    </style:style>
    <style:style style:name="Táblázat32" style:family="table" style:master-page-name="">
      <style:table-properties style:width="17cm" style:page-number="0" fo:break-before="auto" fo:break-after="auto" table:align="margins" style:may-break-between-rows="true"/>
    </style:style>
    <style:style style:name="Táblázat32.A" style:family="table-column">
      <style:table-column-properties style:column-width="0.69cm" style:rel-column-width="2659*"/>
    </style:style>
    <style:style style:name="Táblázat32.B" style:family="table-column">
      <style:table-column-properties style:column-width="2.992cm" style:rel-column-width="11534*"/>
    </style:style>
    <style:style style:name="Táblázat32.C" style:family="table-column">
      <style:table-column-properties style:column-width="1.685cm" style:rel-column-width="6495*"/>
    </style:style>
    <style:style style:name="Táblázat32.D" style:family="table-column">
      <style:table-column-properties style:column-width="3.632cm" style:rel-column-width="14003*"/>
    </style:style>
    <style:style style:name="Táblázat32.E" style:family="table-column">
      <style:table-column-properties style:column-width="8.001cm" style:rel-column-width="30844*"/>
    </style:style>
    <style:style style:name="Táblázat32.1" style:family="table-row">
      <style:table-row-properties style:keep-together="false" fo:keep-together="always"/>
    </style:style>
    <style:style style:name="Táblázat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lázat32.E1" style:family="table-cell">
      <style:table-cell-properties fo:background-color="#e6e6e6" fo:padding="0.097cm" fo:border="0.002cm solid #000000">
        <style:background-image/>
      </style:table-cell-properties>
    </style:style>
    <style:style style:name="Táblázat32.A2" style:family="table-cell">
      <style:table-cell-properties style:vertical-align="middle" fo:background-color="#ff6633" fo:padding="0.097cm" fo:border-left="0.002cm solid #000000" fo:border-right="none" fo:border-top="none" fo:border-bottom="0.002cm solid #000000">
        <style:background-image/>
      </style:table-cell-properties>
    </style:style>
    <style:style style:name="Táblázat32.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32.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32.A3" style:family="table-cell">
      <style:table-cell-properties style:vertical-align="middle" fo:background-color="#23ff23" fo:padding="0.097cm" fo:border-left="0.002cm solid #000000" fo:border-right="none" fo:border-top="none" fo:border-bottom="0.002cm solid #000000">
        <style:background-image/>
      </style:table-cell-properties>
    </style:style>
    <style:style style:name="Táblázat32.A6"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32.A12"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Táblázat32.A14" style:family="table-cell">
      <style:table-cell-properties style:vertical-align="middle" fo:background-color="#00ff00" fo:padding="0.097cm" fo:border-left="0.002cm solid #000000" fo:border-right="none" fo:border-top="none" fo:border-bottom="0.002cm solid #000000">
        <style:background-image/>
      </style:table-cell-properties>
    </style:style>
    <style:style style:name="Táblázat32.A17" style:family="table-cell">
      <style:table-cell-properties style:vertical-align="middle" fo:background-color="#ffcc99" fo:padding="0.097cm" fo:border-left="0.002cm solid #000000" fo:border-right="none" fo:border-top="none" fo:border-bottom="0.002cm solid #000000">
        <style:background-image/>
      </style:table-cell-properties>
    </style:style>
    <style:style style:name="Táblázat33" style:family="table">
      <style:table-properties style:width="7.809cm" table:align="margins" style:may-break-between-rows="false"/>
    </style:style>
    <style:style style:name="Táblázat33.A" style:family="table-column">
      <style:table-column-properties style:column-width="1.531cm" style:rel-column-width="12850*"/>
    </style:style>
    <style:style style:name="Táblázat33.B" style:family="table-column">
      <style:table-column-properties style:column-width="0.97cm" style:rel-column-width="8144*"/>
    </style:style>
    <style:style style:name="Táblázat33.C" style:family="table-column">
      <style:table-column-properties style:column-width="0.968cm" style:rel-column-width="8121*"/>
    </style:style>
    <style:style style:name="Táblázat33.D" style:family="table-column">
      <style:table-column-properties style:column-width="1.45cm" style:rel-column-width="12165*"/>
    </style:style>
    <style:style style:name="Táblázat33.E" style:family="table-column">
      <style:table-column-properties style:column-width="1.448cm" style:rel-column-width="12154*"/>
    </style:style>
    <style:style style:name="Táblázat33.F" style:family="table-column">
      <style:table-column-properties style:column-width="1.441cm" style:rel-column-width="12101*"/>
    </style:style>
    <style:style style:name="Táblázat33.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áblázat33.F1" style:family="table-cell">
      <style:table-cell-properties style:vertical-align="middle" fo:background-color="#e6e6e6" fo:padding="0.097cm" fo:border="0.002cm solid #000000">
        <style:background-image/>
      </style:table-cell-properties>
    </style:style>
    <style:style style:name="Táblázat33.A2" style:family="table-cell">
      <style:table-cell-properties style:vertical-align="middle" fo:padding="0.097cm" fo:border-left="0.002cm solid #000000" fo:border-right="none" fo:border-top="none" fo:border-bottom="0.002cm solid #000000"/>
    </style:style>
    <style:style style:name="Táblázat33.C2"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33.F2" style:family="table-cell">
      <style:table-cell-properties style:vertical-align="middle" fo:padding="0.097cm" fo:border-left="0.002cm solid #000000" fo:border-right="0.002cm solid #000000" fo:border-top="none" fo:border-bottom="0.002cm solid #000000"/>
    </style:style>
    <style:style style:name="Táblázat35" style:family="table">
      <style:table-properties style:width="7.417cm" style:rel-width="95%" fo:margin-left="0.153cm" table:align="left" style:may-break-between-rows="false"/>
    </style:style>
    <style:style style:name="Táblázat35.A" style:family="table-column">
      <style:table-column-properties style:column-width="1.632cm" style:rel-column-width="909*"/>
    </style:style>
    <style:style style:name="Táblázat35.B" style:family="table-column">
      <style:table-column-properties style:column-width="2.896cm" style:rel-column-width="1614*"/>
    </style:style>
    <style:style style:name="Táblázat35.C" style:family="table-column">
      <style:table-column-properties style:column-width="2.889cm" style:rel-column-width="1610*"/>
    </style:style>
    <style:style style:name="Táblázat35.A1" style:family="table-cell">
      <style:table-cell-properties fo:padding="0.097cm" fo:border-left="0.002cm solid #000000" fo:border-right="none" fo:border-top="0.002cm solid #000000" fo:border-bottom="0.002cm solid #000000"/>
    </style:style>
    <style:style style:name="Táblázat35.B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lázat35.C1" style:family="table-cell">
      <style:table-cell-properties fo:background-color="#e6e6e6" fo:padding="0.097cm" fo:border="0.002cm solid #000000">
        <style:background-image/>
      </style:table-cell-properties>
    </style:style>
    <style:style style:name="Táblázat35.A2" style:family="table-cell">
      <style:table-cell-properties fo:background-color="#e6e6e6" fo:padding="0.097cm" fo:border-left="0.002cm solid #000000" fo:border-right="none" fo:border-top="none" fo:border-bottom="0.002cm solid #000000">
        <style:background-image/>
      </style:table-cell-properties>
    </style:style>
    <style:style style:name="Táblázat35.B2" style:family="table-cell">
      <style:table-cell-properties fo:padding="0.097cm" fo:border-left="0.002cm solid #000000" fo:border-right="none" fo:border-top="none" fo:border-bottom="0.002cm solid #000000"/>
    </style:style>
    <style:style style:name="Táblázat35.C2" style:family="table-cell">
      <style:table-cell-properties fo:padding="0.097cm" fo:border-left="0.002cm solid #000000" fo:border-right="0.002cm solid #000000" fo:border-top="none" fo:border-bottom="0.002cm solid #000000"/>
    </style:style>
    <style:style style:name="Táblázat36" style:family="table">
      <style:table-properties style:width="17cm" table:align="margins" style:may-break-between-rows="true"/>
    </style:style>
    <style:style style:name="Táblázat36.A" style:family="table-column">
      <style:table-column-properties style:column-width="0.69cm" style:rel-column-width="2659*"/>
    </style:style>
    <style:style style:name="Táblázat36.B" style:family="table-column">
      <style:table-column-properties style:column-width="2.992cm" style:rel-column-width="11534*"/>
    </style:style>
    <style:style style:name="Táblázat36.C" style:family="table-column">
      <style:table-column-properties style:column-width="1.685cm" style:rel-column-width="6495*"/>
    </style:style>
    <style:style style:name="Táblázat36.D" style:family="table-column">
      <style:table-column-properties style:column-width="3.632cm" style:rel-column-width="14003*"/>
    </style:style>
    <style:style style:name="Táblázat36.E" style:family="table-column">
      <style:table-column-properties style:column-width="8.001cm" style:rel-column-width="30844*"/>
    </style:style>
    <style:style style:name="Táblázat36.1" style:family="table-row">
      <style:table-row-properties style:keep-together="false" fo:keep-together="always"/>
    </style:style>
    <style:style style:name="Táblázat36.A1" style:family="table-cell">
      <style:table-cell-properties style:vertical-align="middle" fo:background-color="#23ff23" fo:padding="0.097cm" fo:border-left="0.002cm solid #000000" fo:border-right="none" fo:border-top="0.002cm solid #000000" fo:border-bottom="0.002cm solid #000000">
        <style:background-image/>
      </style:table-cell-properties>
    </style:style>
    <style:style style:name="Táblázat36.B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áblázat36.E1" style:family="table-cell">
      <style:table-cell-properties style:vertical-align="middle" fo:background-color="transparent" fo:padding="0.097cm" fo:border="0.002cm solid #000000">
        <style:background-image/>
      </style:table-cell-properties>
    </style:style>
    <style:style style:name="Táblázat36.A2" style:family="table-cell">
      <style:table-cell-properties style:vertical-align="middle" fo:background-color="#ff6633" fo:padding="0.097cm" fo:border-left="0.002cm solid #000000" fo:border-right="none" fo:border-top="none" fo:border-bottom="0.002cm solid #000000">
        <style:background-image/>
      </style:table-cell-properties>
    </style:style>
    <style:style style:name="Táblázat36.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36.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39" style:family="table">
      <style:table-properties style:width="17cm" table:align="margins" style:may-break-between-rows="true"/>
    </style:style>
    <style:style style:name="Táblázat39.A" style:family="table-column">
      <style:table-column-properties style:column-width="0.69cm" style:rel-column-width="2659*"/>
    </style:style>
    <style:style style:name="Táblázat39.B" style:family="table-column">
      <style:table-column-properties style:column-width="3.307cm" style:rel-column-width="12746*"/>
    </style:style>
    <style:style style:name="Táblázat39.C" style:family="table-column">
      <style:table-column-properties style:column-width="1.588cm" style:rel-column-width="6121*"/>
    </style:style>
    <style:style style:name="Táblázat39.D" style:family="table-column">
      <style:table-column-properties style:column-width="3.657cm" style:rel-column-width="14093*"/>
    </style:style>
    <style:style style:name="Táblázat39.E" style:family="table-column">
      <style:table-column-properties style:column-width="7.761cm" style:rel-column-width="29916*"/>
    </style:style>
    <style:style style:name="Táblázat39.1" style:family="table-row">
      <style:table-row-properties style:keep-together="false" fo:keep-together="always"/>
    </style:style>
    <style:style style:name="Táblázat39.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39.E1" style:family="table-cell">
      <style:table-cell-properties style:vertical-align="middle" fo:background-color="#cccccc" fo:padding="0.097cm" fo:border="0.002cm solid #000000">
        <style:background-image/>
      </style:table-cell-properties>
    </style:style>
    <style:style style:name="Táblázat39.A2"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Táblázat39.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39.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40" style:family="table">
      <style:table-properties style:width="17cm" table:align="margins" style:may-break-between-rows="true"/>
    </style:style>
    <style:style style:name="Táblázat40.A" style:family="table-column">
      <style:table-column-properties style:column-width="0.69cm" style:rel-column-width="2659*"/>
    </style:style>
    <style:style style:name="Táblázat40.B" style:family="table-column">
      <style:table-column-properties style:column-width="3.307cm" style:rel-column-width="12746*"/>
    </style:style>
    <style:style style:name="Táblázat40.C" style:family="table-column">
      <style:table-column-properties style:column-width="1.588cm" style:rel-column-width="6121*"/>
    </style:style>
    <style:style style:name="Táblázat40.D" style:family="table-column">
      <style:table-column-properties style:column-width="3.657cm" style:rel-column-width="14093*"/>
    </style:style>
    <style:style style:name="Táblázat40.E" style:family="table-column">
      <style:table-column-properties style:column-width="7.761cm" style:rel-column-width="29916*"/>
    </style:style>
    <style:style style:name="Táblázat40.1" style:family="table-row">
      <style:table-row-properties style:keep-together="false" fo:keep-together="always"/>
    </style:style>
    <style:style style:name="Táblázat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lázat40.E1" style:family="table-cell">
      <style:table-cell-properties fo:background-color="#e6e6e6" fo:padding="0.097cm" fo:border="0.002cm solid #000000">
        <style:background-image/>
      </style:table-cell-properties>
    </style:style>
    <style:style style:name="Táblázat40.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40.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40.A11"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Táblázat41" style:family="table">
      <style:table-properties style:width="7.479cm" table:align="left" style:may-break-between-rows="false"/>
    </style:style>
    <style:style style:name="Táblázat41.A" style:family="table-column">
      <style:table-column-properties style:column-width="2.741cm"/>
    </style:style>
    <style:style style:name="Táblázat41.B" style:family="table-column">
      <style:table-column-properties style:column-width="2.367cm"/>
    </style:style>
    <style:style style:name="Táblázat41.C" style:family="table-column">
      <style:table-column-properties style:column-width="2.371cm"/>
    </style:style>
    <style:style style:name="Táblázat41.A1" style:family="table-cell">
      <style:table-cell-properties fo:padding="0.097cm" fo:border-left="0.002cm solid #000000" fo:border-right="none" fo:border-top="0.002cm solid #000000" fo:border-bottom="0.002cm solid #000000"/>
    </style:style>
    <style:style style:name="Táblázat41.C1" style:family="table-cell">
      <style:table-cell-properties fo:padding="0.097cm" fo:border="0.002cm solid #000000"/>
    </style:style>
    <style:style style:name="Táblázat41.A2" style:family="table-cell">
      <style:table-cell-properties fo:padding="0.097cm" fo:border-left="0.002cm solid #000000" fo:border-right="none" fo:border-top="none" fo:border-bottom="0.002cm solid #000000"/>
    </style:style>
    <style:style style:name="Táblázat41.C2" style:family="table-cell">
      <style:table-cell-properties fo:padding="0.097cm" fo:border-left="0.002cm solid #000000" fo:border-right="0.002cm solid #000000" fo:border-top="none" fo:border-bottom="0.002cm solid #000000"/>
    </style:style>
    <style:style style:name="Általános_5f_fortélyok" style:display-name="Általános_fortélyok" style:family="table">
      <style:table-properties style:width="16.981cm" table:align="right" style:may-break-between-rows="false"/>
    </style:style>
    <style:style style:name="Általános_5f_fortélyok.A" style:display-name="Általános_fortélyok.A" style:family="table-column">
      <style:table-column-properties style:column-width="0.674cm"/>
    </style:style>
    <style:style style:name="Általános_5f_fortélyok.B" style:display-name="Általános_fortélyok.B" style:family="table-column">
      <style:table-column-properties style:column-width="3.657cm"/>
    </style:style>
    <style:style style:name="Általános_5f_fortélyok.C" style:display-name="Általános_fortélyok.C" style:family="table-column">
      <style:table-column-properties style:column-width="2.164cm"/>
    </style:style>
    <style:style style:name="Általános_5f_fortélyok.D" style:display-name="Általános_fortélyok.D" style:family="table-column">
      <style:table-column-properties style:column-width="3.799cm"/>
    </style:style>
    <style:style style:name="Általános_5f_fortélyok.E" style:display-name="Általános_fortélyok.E" style:family="table-column">
      <style:table-column-properties style:column-width="6.687cm"/>
    </style:style>
    <style:style style:name="Általános_5f_fortélyok.A1" style:display-name="Általános_fortélyok.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Általános_5f_fortélyok.E1" style:display-name="Általános_fortélyok.E1" style:family="table-cell">
      <style:table-cell-properties style:vertical-align="middle" fo:background-color="#e6e6e6" fo:padding="0.097cm" fo:border="0.002cm solid #000000">
        <style:background-image/>
      </style:table-cell-properties>
    </style:style>
    <style:style style:name="Általános_5f_fortélyok.A2" style:display-name="Általános_fortélyok.A2" style:family="table-cell">
      <style:table-cell-properties style:vertical-align="middle" fo:background-color="#3deb3d" fo:padding="0.097cm" fo:border-left="0.002cm solid #000000" fo:border-right="none" fo:border-top="none" fo:border-bottom="0.002cm solid #000000">
        <style:background-image/>
      </style:table-cell-properties>
    </style:style>
    <style:style style:name="Általános_5f_fortélyok.B2" style:display-name="Általános_fortélyok.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Általános_5f_fortélyok.E2" style:display-name="Általános_fortélyok.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Általános_5f_fortélyok.E5" style:display-name="Általános_fortélyok.E5" style:family="table-cell">
      <style:table-cell-properties style:vertical-align="middle" fo:background-color="#ff6633" fo:padding="0.097cm" fo:border-left="0.002cm solid #000000" fo:border-right="0.002cm solid #000000" fo:border-top="none" fo:border-bottom="0.002cm solid #000000">
        <style:background-image/>
      </style:table-cell-properties>
    </style:style>
    <style:style style:name="Táblázat42" style:family="table">
      <style:table-properties style:width="16.981cm" table:align="right" style:may-break-between-rows="false"/>
    </style:style>
    <style:style style:name="Táblázat42.A" style:family="table-column">
      <style:table-column-properties style:column-width="0.674cm"/>
    </style:style>
    <style:style style:name="Táblázat42.B" style:family="table-column">
      <style:table-column-properties style:column-width="3.657cm"/>
    </style:style>
    <style:style style:name="Táblázat42.C" style:family="table-column">
      <style:table-column-properties style:column-width="2.164cm"/>
    </style:style>
    <style:style style:name="Táblázat42.D" style:family="table-column">
      <style:table-column-properties style:column-width="3.799cm"/>
    </style:style>
    <style:style style:name="Táblázat42.E" style:family="table-column">
      <style:table-column-properties style:column-width="6.687cm"/>
    </style:style>
    <style:style style:name="Táblázat42.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42.E1" style:family="table-cell">
      <style:table-cell-properties style:vertical-align="middle" fo:background-color="#cccccc" fo:padding="0.097cm" fo:border="0.002cm solid #000000">
        <style:background-image/>
      </style:table-cell-properties>
    </style:style>
    <style:style style:name="Táblázat42.A2" style:family="table-cell">
      <style:table-cell-properties style:vertical-align="middle" fo:background-color="#3deb3d" fo:padding="0.097cm" fo:border-left="0.002cm solid #000000" fo:border-right="none" fo:border-top="none" fo:border-bottom="0.002cm solid #000000">
        <style:background-image/>
      </style:table-cell-properties>
    </style:style>
    <style:style style:name="Táblázat42.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42.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43" style:family="table">
      <style:table-properties style:width="17cm" table:align="margins" style:may-break-between-rows="true"/>
    </style:style>
    <style:style style:name="Táblázat43.A" style:family="table-column">
      <style:table-column-properties style:column-width="0.69cm" style:rel-column-width="2659*"/>
    </style:style>
    <style:style style:name="Táblázat43.B" style:family="table-column">
      <style:table-column-properties style:column-width="3.233cm" style:rel-column-width="12466*"/>
    </style:style>
    <style:style style:name="Táblázat43.C" style:family="table-column">
      <style:table-column-properties style:column-width="1.588cm" style:rel-column-width="6120*"/>
    </style:style>
    <style:style style:name="Táblázat43.D" style:family="table-column">
      <style:table-column-properties style:column-width="3.701cm" style:rel-column-width="14268*"/>
    </style:style>
    <style:style style:name="Táblázat43.E" style:family="table-column">
      <style:table-column-properties style:column-width="7.788cm" style:rel-column-width="30022*"/>
    </style:style>
    <style:style style:name="Táblázat43.1" style:family="table-row">
      <style:table-row-properties style:keep-together="false" fo:keep-together="always"/>
    </style:style>
    <style:style style:name="Táblázat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lázat43.E1" style:family="table-cell">
      <style:table-cell-properties fo:background-color="#e6e6e6" fo:padding="0.097cm" fo:border="0.002cm solid #000000">
        <style:background-image/>
      </style:table-cell-properties>
    </style:style>
    <style:style style:name="Táblázat43.A2" style:family="table-cell">
      <style:table-cell-properties style:vertical-align="middle" fo:background-color="#ff6633" fo:padding="0.097cm" fo:border-left="0.002cm solid #000000" fo:border-right="none" fo:border-top="none" fo:border-bottom="0.002cm solid #000000">
        <style:background-image/>
      </style:table-cell-properties>
    </style:style>
    <style:style style:name="Táblázat43.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43.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43.A3" style:family="table-cell">
      <style:table-cell-properties style:vertical-align="middle" fo:background-color="#3deb3d" fo:padding="0.097cm" fo:border-left="0.002cm solid #000000" fo:border-right="none" fo:border-top="none" fo:border-bottom="0.002cm solid #000000">
        <style:background-image/>
      </style:table-cell-properties>
    </style:style>
    <style:style style:name="Táblázat43.A6"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Táblázat68" style:family="table">
      <style:table-properties style:width="17cm" table:align="margins" style:may-break-between-rows="true"/>
    </style:style>
    <style:style style:name="Táblázat68.A" style:family="table-column">
      <style:table-column-properties style:column-width="0.69cm" style:rel-column-width="2659*"/>
    </style:style>
    <style:style style:name="Táblázat68.B" style:family="table-column">
      <style:table-column-properties style:column-width="3.233cm" style:rel-column-width="12466*"/>
    </style:style>
    <style:style style:name="Táblázat68.C" style:family="table-column">
      <style:table-column-properties style:column-width="1.588cm" style:rel-column-width="6120*"/>
    </style:style>
    <style:style style:name="Táblázat68.D" style:family="table-column">
      <style:table-column-properties style:column-width="3.701cm" style:rel-column-width="14268*"/>
    </style:style>
    <style:style style:name="Táblázat68.E" style:family="table-column">
      <style:table-column-properties style:column-width="7.788cm" style:rel-column-width="30022*"/>
    </style:style>
    <style:style style:name="Táblázat68.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68.E1" style:family="table-cell">
      <style:table-cell-properties style:vertical-align="middle" fo:background-color="#cccccc" fo:padding="0.097cm" fo:border="0.002cm solid #000000">
        <style:background-image/>
      </style:table-cell-properties>
    </style:style>
    <style:style style:name="Táblázat68.A2" style:family="table-cell">
      <style:table-cell-properties style:vertical-align="middle" fo:background-color="#ff6633" fo:padding="0.097cm" fo:border-left="0.002cm solid #000000" fo:border-right="none" fo:border-top="none" fo:border-bottom="0.002cm solid #000000">
        <style:background-image/>
      </style:table-cell-properties>
    </style:style>
    <style:style style:name="Táblázat68.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68.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Szociális_5f_fortélyok" style:display-name="Szociális_fortélyok" style:family="table">
      <style:table-properties style:width="17cm" table:align="margins" style:may-break-between-rows="false"/>
    </style:style>
    <style:style style:name="Szociális_5f_fortélyok.A" style:display-name="Szociális_fortélyok.A" style:family="table-column">
      <style:table-column-properties style:column-width="0.459cm" style:rel-column-width="1768*"/>
    </style:style>
    <style:style style:name="Szociális_5f_fortélyok.B" style:display-name="Szociális_fortélyok.B" style:family="table-column">
      <style:table-column-properties style:column-width="3.87cm" style:rel-column-width="14921*"/>
    </style:style>
    <style:style style:name="Szociális_5f_fortélyok.C" style:display-name="Szociális_fortélyok.C" style:family="table-column">
      <style:table-column-properties style:column-width="2.284cm" style:rel-column-width="8807*"/>
    </style:style>
    <style:style style:name="Szociális_5f_fortélyok.D" style:display-name="Szociális_fortélyok.D" style:family="table-column">
      <style:table-column-properties style:column-width="3.179cm" style:rel-column-width="12255*"/>
    </style:style>
    <style:style style:name="Szociális_5f_fortélyok.E" style:display-name="Szociális_fortélyok.E" style:family="table-column">
      <style:table-column-properties style:column-width="7.207cm" style:rel-column-width="27784*"/>
    </style:style>
    <style:style style:name="Szociális_5f_fortélyok.A1" style:display-name="Szociális_fortélyok.A1" style:family="table-cell">
      <style:table-cell-properties style:vertical-align="middle" fo:background-color="#cccccc" fo:padding="0.101cm" fo:border-left="0.002cm solid #000000" fo:border-right="none" fo:border-top="0.002cm solid #000000" fo:border-bottom="0.002cm solid #000000">
        <style:background-image/>
      </style:table-cell-properties>
    </style:style>
    <style:style style:name="Szociális_5f_fortélyok.E1" style:display-name="Szociális_fortélyok.E1" style:family="table-cell">
      <style:table-cell-properties style:vertical-align="middle" fo:background-color="#cccccc" fo:padding="0.101cm" fo:border="0.002cm solid #000000">
        <style:background-image/>
      </style:table-cell-properties>
    </style:style>
    <style:style style:name="Szociális_5f_fortélyok.A2" style:display-name="Szociális_fortélyok.A2" style:family="table-cell">
      <style:table-cell-properties style:vertical-align="middle" fo:background-color="#3deb3d" fo:padding-left="0.349cm" fo:padding-right="0.101cm" fo:padding-top="0.101cm" fo:padding-bottom="0.101cm" fo:border-left="0.002cm solid #000000" fo:border-right="none" fo:border-top="none" fo:border-bottom="0.002cm solid #000000">
        <style:background-image/>
      </style:table-cell-properties>
    </style:style>
    <style:style style:name="Szociális_5f_fortélyok.B2" style:display-name="Szociális_fortélyok.B2" style:family="table-cell">
      <style:table-cell-properties style:vertical-align="middle" fo:background-color="transparent" fo:padding-left="0.349cm" fo:padding-right="0.101cm" fo:padding-top="0.101cm" fo:padding-bottom="0.101cm" fo:border-left="0.002cm solid #000000" fo:border-right="none" fo:border-top="none" fo:border-bottom="0.002cm solid #000000">
        <style:background-image/>
      </style:table-cell-properties>
    </style:style>
    <style:style style:name="Szociális_5f_fortélyok.E2" style:display-name="Szociális_fortélyok.E2" style:family="table-cell">
      <style:table-cell-properties style:vertical-align="middle" fo:background-color="transparent" fo:padding-left="0.349cm" fo:padding-right="0.101cm" fo:padding-top="0.101cm" fo:padding-bottom="0.101cm" fo:border-left="0.002cm solid #000000" fo:border-right="0.002cm solid #000000" fo:border-top="none" fo:border-bottom="0.002cm solid #000000">
        <style:background-image/>
      </style:table-cell-properties>
    </style:style>
    <style:style style:name="Szociális_5f_fortélyok.A7" style:display-name="Szociális_fortélyok.A7" style:family="table-cell">
      <style:table-cell-properties style:vertical-align="middle" fo:background-color="#ff6633" fo:padding-left="0.349cm" fo:padding-right="0.101cm" fo:padding-top="0.101cm" fo:padding-bottom="0.101cm" fo:border-left="0.002cm solid #000000" fo:border-right="none" fo:border-top="none" fo:border-bottom="0.002cm solid #000000">
        <style:background-image/>
      </style:table-cell-properties>
    </style:style>
    <style:style style:name="Táblázat70" style:family="table">
      <style:table-properties style:width="17cm" table:align="margins" style:may-break-between-rows="false"/>
    </style:style>
    <style:style style:name="Táblázat70.A" style:family="table-column">
      <style:table-column-properties style:column-width="0.69cm" style:rel-column-width="2659*"/>
    </style:style>
    <style:style style:name="Táblázat70.B" style:family="table-column">
      <style:table-column-properties style:column-width="3.307cm" style:rel-column-width="12746*"/>
    </style:style>
    <style:style style:name="Táblázat70.C" style:family="table-column">
      <style:table-column-properties style:column-width="1.9cm" style:rel-column-width="7325*"/>
    </style:style>
    <style:style style:name="Táblázat70.D" style:family="table-column">
      <style:table-column-properties style:column-width="3.75cm" style:rel-column-width="14453*"/>
    </style:style>
    <style:style style:name="Táblázat70.E" style:family="table-column">
      <style:table-column-properties style:column-width="7.355cm" style:rel-column-width="28352*"/>
    </style:style>
    <style:style style:name="Táblázat7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lázat70.E1" style:family="table-cell">
      <style:table-cell-properties fo:background-color="#e6e6e6" fo:padding="0.097cm" fo:border="0.002cm solid #000000">
        <style:background-image/>
      </style:table-cell-properties>
    </style:style>
    <style:style style:name="Táblázat70.A2" style:family="table-cell">
      <style:table-cell-properties style:vertical-align="middle" fo:background-color="#3deb3d" fo:padding="0.097cm" fo:border-left="0.002cm solid #000000" fo:border-right="none" fo:border-top="none" fo:border-bottom="0.002cm solid #000000">
        <style:background-image/>
      </style:table-cell-properties>
    </style:style>
    <style:style style:name="Táblázat70.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70.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a2" style:family="table">
      <style:table-properties style:width="17cm" table:align="margins" style:may-break-between-rows="false"/>
    </style:style>
    <style:style style:name="Tábla2.A" style:family="table-column">
      <style:table-column-properties style:column-width="0.69cm" style:rel-column-width="2659*"/>
    </style:style>
    <style:style style:name="Tábla2.B" style:family="table-column">
      <style:table-column-properties style:column-width="3.307cm" style:rel-column-width="12746*"/>
    </style:style>
    <style:style style:name="Tábla2.C" style:family="table-column">
      <style:table-column-properties style:column-width="1.9cm" style:rel-column-width="7325*"/>
    </style:style>
    <style:style style:name="Tábla2.D" style:family="table-column">
      <style:table-column-properties style:column-width="3.75cm" style:rel-column-width="14453*"/>
    </style:style>
    <style:style style:name="Tábla2.E" style:family="table-column">
      <style:table-column-properties style:column-width="7.355cm" style:rel-column-width="28352*"/>
    </style:style>
    <style:style style:name="Tábl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la2.E1" style:family="table-cell">
      <style:table-cell-properties fo:background-color="#e6e6e6" fo:padding="0.097cm" fo:border="0.002cm solid #000000">
        <style:background-image/>
      </style:table-cell-properties>
    </style:style>
    <style:style style:name="Tábla2.A2" style:family="table-cell">
      <style:table-cell-properties style:vertical-align="middle" fo:background-color="#3deb3d" fo:padding="0.097cm" fo:border-left="0.002cm solid #000000" fo:border-right="none" fo:border-top="none" fo:border-bottom="0.002cm solid #000000">
        <style:background-image/>
      </style:table-cell-properties>
    </style:style>
    <style:style style:name="Tábla2.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a2.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a2.A3"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Tábla4" style:family="table">
      <style:table-properties style:width="17cm" table:align="margins" style:may-break-between-rows="false"/>
    </style:style>
    <style:style style:name="Tábla4.A" style:family="table-column">
      <style:table-column-properties style:column-width="0.69cm" style:rel-column-width="2659*"/>
    </style:style>
    <style:style style:name="Tábla4.B" style:family="table-column">
      <style:table-column-properties style:column-width="3.307cm" style:rel-column-width="12746*"/>
    </style:style>
    <style:style style:name="Tábla4.C" style:family="table-column">
      <style:table-column-properties style:column-width="1.9cm" style:rel-column-width="7325*"/>
    </style:style>
    <style:style style:name="Tábla4.D" style:family="table-column">
      <style:table-column-properties style:column-width="3.75cm" style:rel-column-width="14453*"/>
    </style:style>
    <style:style style:name="Tábla4.E" style:family="table-column">
      <style:table-column-properties style:column-width="7.355cm" style:rel-column-width="28352*"/>
    </style:style>
    <style:style style:name="Tábla4.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ábla4.E1" style:family="table-cell">
      <style:table-cell-properties style:vertical-align="middle" fo:background-color="#e6e6e6" fo:padding="0.097cm" fo:border="0.002cm solid #000000">
        <style:background-image/>
      </style:table-cell-properties>
    </style:style>
    <style:style style:name="Tábla4.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a4.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71" style:family="table">
      <style:table-properties style:width="17cm" table:align="margins" style:may-break-between-rows="false"/>
    </style:style>
    <style:style style:name="Táblázat71.A" style:family="table-column">
      <style:table-column-properties style:column-width="0.69cm" style:rel-column-width="2659*"/>
    </style:style>
    <style:style style:name="Táblázat71.B" style:family="table-column">
      <style:table-column-properties style:column-width="3.307cm" style:rel-column-width="12746*"/>
    </style:style>
    <style:style style:name="Táblázat71.C" style:family="table-column">
      <style:table-column-properties style:column-width="1.9cm" style:rel-column-width="7325*"/>
    </style:style>
    <style:style style:name="Táblázat71.D" style:family="table-column">
      <style:table-column-properties style:column-width="3.75cm" style:rel-column-width="14453*"/>
    </style:style>
    <style:style style:name="Táblázat71.E" style:family="table-column">
      <style:table-column-properties style:column-width="7.355cm" style:rel-column-width="28352*"/>
    </style:style>
    <style:style style:name="Táblázat7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lázat71.E1" style:family="table-cell">
      <style:table-cell-properties fo:background-color="#e6e6e6" fo:padding="0.097cm" fo:border="0.002cm solid #000000">
        <style:background-image/>
      </style:table-cell-properties>
    </style:style>
    <style:style style:name="Táblázat71.A2" style:family="table-cell">
      <style:table-cell-properties style:vertical-align="middle" fo:background-color="#ffcc99" fo:padding="0.097cm" fo:border-left="0.002cm solid #000000" fo:border-right="none" fo:border-top="none" fo:border-bottom="0.002cm solid #000000">
        <style:background-image/>
      </style:table-cell-properties>
    </style:style>
    <style:style style:name="Táblázat71.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71.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72" style:family="table">
      <style:table-properties style:width="17cm" table:align="margins" style:may-break-between-rows="false"/>
    </style:style>
    <style:style style:name="Táblázat72.A" style:family="table-column">
      <style:table-column-properties style:column-width="0.69cm" style:rel-column-width="2659*"/>
    </style:style>
    <style:style style:name="Táblázat72.B" style:family="table-column">
      <style:table-column-properties style:column-width="3.307cm" style:rel-column-width="12746*"/>
    </style:style>
    <style:style style:name="Táblázat72.C" style:family="table-column">
      <style:table-column-properties style:column-width="1.9cm" style:rel-column-width="7325*"/>
    </style:style>
    <style:style style:name="Táblázat72.D" style:family="table-column">
      <style:table-column-properties style:column-width="3.75cm" style:rel-column-width="14453*"/>
    </style:style>
    <style:style style:name="Táblázat72.E" style:family="table-column">
      <style:table-column-properties style:column-width="7.355cm" style:rel-column-width="28352*"/>
    </style:style>
    <style:style style:name="Táblázat7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lázat72.E1" style:family="table-cell">
      <style:table-cell-properties fo:background-color="#e6e6e6" fo:padding="0.097cm" fo:border="0.002cm solid #000000">
        <style:background-image/>
      </style:table-cell-properties>
    </style:style>
    <style:style style:name="Táblázat72.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72.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a20" style:family="table">
      <style:table-properties style:width="15.3cm" style:rel-width="90%" table:align="center"/>
    </style:style>
    <style:style style:name="Tábla20.A" style:family="table-column">
      <style:table-column-properties style:column-width="15.3cm" style:rel-column-width="8674*"/>
    </style:style>
    <style:style style:name="Tábla20.A1" style:family="table-cell">
      <style:table-cell-properties fo:padding="0.097cm" fo:border="0.002cm solid #000000"/>
    </style:style>
    <style:style style:name="Táblázat15" style:family="table">
      <style:table-properties style:width="6.9cm" style:rel-width="100%" table:align="left"/>
    </style:style>
    <style:style style:name="Táblázat15.A" style:family="table-column">
      <style:table-column-properties style:column-width="2.383cm" style:rel-column-width="3327*"/>
    </style:style>
    <style:style style:name="Táblázat15.B" style:family="table-column">
      <style:table-column-properties style:column-width="4.517cm" style:rel-column-width="6309*"/>
    </style:style>
    <style:style style:name="Táblázat15.A1" style:family="table-cell">
      <style:table-cell-properties fo:background-color="#cccccc" fo:padding-left="0cm" fo:padding-right="0cm" fo:padding-top="0.079cm" fo:padding-bottom="0cm" fo:border-left="0.002cm solid #000000" fo:border-right="none" fo:border-top="0.002cm solid #000000" fo:border-bottom="0.002cm solid #000000">
        <style:background-image/>
      </style:table-cell-properties>
    </style:style>
    <style:style style:name="Táblázat15.B1" style:family="table-cell">
      <style:table-cell-properties fo:background-color="#cccccc" fo:padding-left="0cm" fo:padding-right="0cm" fo:padding-top="0.079cm" fo:padding-bottom="0cm" fo:border="0.002cm solid #000000">
        <style:background-image/>
      </style:table-cell-properties>
    </style:style>
    <style:style style:name="Táblázat15.A2" style:family="table-cell">
      <style:table-cell-properties fo:padding-left="0cm" fo:padding-right="0cm" fo:padding-top="0.079cm" fo:padding-bottom="0cm" fo:border-left="0.002cm solid #000000" fo:border-right="none" fo:border-top="none" fo:border-bottom="0.002cm solid #000000"/>
    </style:style>
    <style:style style:name="Táblázat15.B2" style:family="table-cell">
      <style:table-cell-properties fo:padding-left="0cm" fo:padding-right="0cm" fo:padding-top="0.079cm" fo:padding-bottom="0cm" fo:border-left="0.002cm solid #000000" fo:border-right="0.002cm solid #000000" fo:border-top="none" fo:border-bottom="0.002cm solid #000000"/>
    </style:style>
    <style:style style:name="Táblázat13" style:family="table">
      <style:table-properties style:width="9.8cm" style:rel-width="100%" table:align="left"/>
    </style:style>
    <style:style style:name="Táblázat13.A" style:family="table-column">
      <style:table-column-properties style:column-width="4.784cm" style:rel-column-width="2712*"/>
    </style:style>
    <style:style style:name="Táblázat13.B" style:family="table-column">
      <style:table-column-properties style:column-width="5.017cm" style:rel-column-width="2843*"/>
    </style:style>
    <style:style style:name="Táblázat13.A1" style:family="table-cell">
      <style:table-cell-properties style:vertical-align="middle" fo:background-color="#cccccc" fo:padding-left="0.101cm" fo:padding-right="0.101cm" fo:padding-top="0.101cm" fo:padding-bottom="0cm" fo:border-left="0.002cm solid #000000" fo:border-right="none" fo:border-top="0.002cm solid #000000" fo:border-bottom="0.002cm solid #000000">
        <style:background-image/>
      </style:table-cell-properties>
    </style:style>
    <style:style style:name="Táblázat13.B1" style:family="table-cell">
      <style:table-cell-properties style:vertical-align="middle" fo:background-color="#cccccc" fo:padding-left="0.101cm" fo:padding-right="0.101cm" fo:padding-top="0.101cm" fo:padding-bottom="0cm" fo:border="0.002cm solid #000000">
        <style:background-image/>
      </style:table-cell-properties>
    </style:style>
    <style:style style:name="Táblázat13.A2" style:family="table-cell">
      <style:table-cell-properties style:vertical-align="middle" fo:padding-left="0.101cm" fo:padding-right="0.101cm" fo:padding-top="0.101cm" fo:padding-bottom="0cm" fo:border-left="0.002cm solid #000000" fo:border-right="none" fo:border-top="none" fo:border-bottom="0.002cm solid #000000"/>
    </style:style>
    <style:style style:name="Táblázat13.B2" style:family="table-cell">
      <style:table-cell-properties style:vertical-align="middle" fo:padding-left="0.101cm" fo:padding-right="0.101cm" fo:padding-top="0.101cm" fo:padding-bottom="0cm" fo:border-left="0.002cm solid #000000" fo:border-right="0.002cm solid #000000" fo:border-top="none" fo:border-bottom="0.002cm solid #000000"/>
    </style:style>
    <style:style style:name="Táblázat22" style:family="table">
      <style:table-properties style:width="9.807cm" fo:margin-left="0cm" fo:margin-right="-0.007cm" table:align="margins"/>
    </style:style>
    <style:style style:name="Táblázat22.A" style:family="table-column">
      <style:table-column-properties style:column-width="1.064cm" style:rel-column-width="7102*"/>
    </style:style>
    <style:style style:name="Táblázat22.B" style:family="table-column">
      <style:table-column-properties style:column-width="3.787cm" style:rel-column-width="25309*"/>
    </style:style>
    <style:style style:name="Táblázat22.C" style:family="table-column">
      <style:table-column-properties style:column-width="1.238cm" style:rel-column-width="8269*"/>
    </style:style>
    <style:style style:name="Táblázat22.F" style:family="table-column">
      <style:table-column-properties style:column-width="1.245cm" style:rel-column-width="8317*"/>
    </style:style>
    <style:style style:name="Táblázat22.A1" style:family="table-cell">
      <style:table-cell-properties fo:background-color="#e6e6e6" fo:padding-left="0.101cm" fo:padding-right="0.101cm" fo:padding-top="0.101cm" fo:padding-bottom="0cm" fo:border-left="0.002cm solid #000000" fo:border-right="none" fo:border-top="0.002cm solid #000000" fo:border-bottom="0.002cm solid #000000">
        <style:background-image/>
      </style:table-cell-properties>
    </style:style>
    <style:style style:name="Táblázat22.F1" style:family="table-cell">
      <style:table-cell-properties fo:background-color="#e6e6e6" fo:padding-left="0.101cm" fo:padding-right="0.101cm" fo:padding-top="0.101cm" fo:padding-bottom="0cm" fo:border="0.002cm solid #000000">
        <style:background-image/>
      </style:table-cell-properties>
    </style:style>
    <style:style style:name="Táblázat22.A2" style:family="table-cell">
      <style:table-cell-properties fo:padding-left="0.101cm" fo:padding-right="0.101cm" fo:padding-top="0.101cm" fo:padding-bottom="0cm" fo:border-left="0.002cm solid #000000" fo:border-right="none" fo:border-top="none" fo:border-bottom="0.002cm solid #000000"/>
    </style:style>
    <style:style style:name="Táblázat22.F2" style:family="table-cell">
      <style:table-cell-properties fo:padding-left="0.101cm" fo:padding-right="0.101cm" fo:padding-top="0.101cm" fo:padding-bottom="0cm" fo:border-left="0.002cm solid #000000" fo:border-right="0.002cm solid #000000" fo:border-top="none" fo:border-bottom="0.002cm solid #000000"/>
    </style:style>
    <style:style style:name="Táblázat37" style:family="table">
      <style:table-properties style:width="17.501cm" fo:margin-left="0cm" fo:margin-right="-0.501cm" table:align="margins"/>
    </style:style>
    <style:style style:name="Táblázat37.A" style:family="table-column">
      <style:table-column-properties style:column-width="3.84cm" style:rel-column-width="14378*"/>
    </style:style>
    <style:style style:name="Táblázat37.B" style:family="table-column">
      <style:table-column-properties style:column-width="13.661cm" style:rel-column-width="51157*"/>
    </style:style>
    <style:style style:name="Táblázat37.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37.B1" style:family="table-cell">
      <style:table-cell-properties style:vertical-align="middle" fo:background-color="#cccccc" fo:padding="0.097cm" fo:border="0.002cm solid #000000">
        <style:background-image/>
      </style:table-cell-properties>
    </style:style>
    <style:style style:name="Táblázat37.A2" style:family="table-cell">
      <style:table-cell-properties style:vertical-align="middle" fo:padding="0cm" fo:border-left="0.002cm solid #000000" fo:border-right="none" fo:border-top="none" fo:border-bottom="0.002cm solid #000000"/>
    </style:style>
    <style:style style:name="Táblázat37.B2" style:family="table-cell">
      <style:table-cell-properties style:vertical-align="middle" fo:padding="0cm" fo:border-left="0.002cm solid #000000" fo:border-right="0.002cm solid #000000" fo:border-top="none" fo:border-bottom="0.002cm solid #000000"/>
    </style:style>
    <style:style style:name="Táblázat47" style:family="table">
      <style:table-properties style:width="5.701cm" table:align="margins" style:may-break-between-rows="false"/>
    </style:style>
    <style:style style:name="Táblázat47.A" style:family="table-column">
      <style:table-column-properties style:column-width="2.85cm" style:rel-column-width="32767*"/>
    </style:style>
    <style:style style:name="Táblázat47.B" style:family="table-column">
      <style:table-column-properties style:column-width="2.85cm" style:rel-column-width="32768*"/>
    </style:style>
    <style:style style:name="Táblázat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lázat47.B1" style:family="table-cell">
      <style:table-cell-properties fo:background-color="#e6e6e6" fo:padding="0.097cm" fo:border="0.002cm solid #000000">
        <style:background-image/>
      </style:table-cell-properties>
    </style:style>
    <style:style style:name="Táblázat47.A2" style:family="table-cell">
      <style:table-cell-properties fo:padding="0.097cm" fo:border-left="0.002cm solid #000000" fo:border-right="none" fo:border-top="none" fo:border-bottom="0.002cm solid #000000"/>
    </style:style>
    <style:style style:name="Táblázat47.B2" style:family="table-cell">
      <style:table-cell-properties fo:padding="0.097cm" fo:border-left="0.002cm solid #000000" fo:border-right="0.002cm solid #000000" fo:border-top="none" fo:border-bottom="0.002cm solid #000000"/>
    </style:style>
    <style:style style:name="Táblázat48" style:family="table">
      <style:table-properties style:width="11.102cm" table:align="margins" style:may-break-between-rows="false"/>
    </style:style>
    <style:style style:name="Táblázat48.A" style:family="table-column">
      <style:table-column-properties style:column-width="3.701cm" style:rel-column-width="21844*"/>
    </style:style>
    <style:style style:name="Táblázat48.B" style:family="table-column">
      <style:table-column-properties style:column-width="3.701cm" style:rel-column-width="21846*"/>
    </style:style>
    <style:style style:name="Táblázat48.C" style:family="table-column">
      <style:table-column-properties style:column-width="3.701cm" style:rel-column-width="21845*"/>
    </style:style>
    <style:style style:name="Táblázat48.A1" style:family="table-cell">
      <style:table-cell-properties style:vertical-align="middle" fo:padding="0.097cm" fo:border-left="0.002cm solid #000000" fo:border-right="none" fo:border-top="0.002cm solid #000000" fo:border-bottom="0.002cm solid #000000"/>
    </style:style>
    <style:style style:name="Táblázat48.C1" style:family="table-cell">
      <style:table-cell-properties style:vertical-align="middle" fo:padding="0.097cm" fo:border="0.002cm solid #000000"/>
    </style:style>
    <style:style style:name="Táblázat48.A2" style:family="table-cell">
      <style:table-cell-properties fo:padding="0.097cm" fo:border-left="0.002cm solid #000000" fo:border-right="none" fo:border-top="none" fo:border-bottom="0.002cm solid #000000"/>
    </style:style>
    <style:style style:name="Táblázat48.C2" style:family="table-cell">
      <style:table-cell-properties fo:padding="0.097cm" fo:border-left="0.002cm solid #000000" fo:border-right="0.002cm solid #000000" fo:border-top="none" fo:border-bottom="0.002cm solid #000000"/>
    </style:style>
    <style:style style:name="Táblázat46" style:family="table">
      <style:table-properties style:width="10.465cm" table:align="left"/>
    </style:style>
    <style:style style:name="Táblázat46.A" style:family="table-column">
      <style:table-column-properties style:column-width="4.544cm"/>
    </style:style>
    <style:style style:name="Táblázat46.B" style:family="table-column">
      <style:table-column-properties style:column-width="5.921cm"/>
    </style:style>
    <style:style style:name="Táblázat46.A1" style:family="table-cell">
      <style:table-cell-properties style:vertical-align="middle" fo:background-color="#e6e6e6" fo:padding="0cm" fo:border-left="0.002cm solid #000000" fo:border-right="none" fo:border-top="0.002cm solid #000000" fo:border-bottom="0.002cm solid #000000">
        <style:background-image/>
      </style:table-cell-properties>
    </style:style>
    <style:style style:name="Táblázat46.B1" style:family="table-cell">
      <style:table-cell-properties style:vertical-align="middle" fo:background-color="#e6e6e6" fo:padding="0cm" fo:border="0.002cm solid #000000">
        <style:background-image/>
      </style:table-cell-properties>
    </style:style>
    <style:style style:name="Táblázat46.A2" style:family="table-cell">
      <style:table-cell-properties style:vertical-align="middle" fo:padding="0cm" fo:border-left="0.002cm solid #000000" fo:border-right="none" fo:border-top="none" fo:border-bottom="0.002cm solid #000000"/>
    </style:style>
    <style:style style:name="Táblázat46.B2" style:family="table-cell">
      <style:table-cell-properties style:vertical-align="middle" fo:padding="0cm" fo:border-left="0.002cm solid #000000" fo:border-right="0.002cm solid #000000" fo:border-top="none" fo:border-bottom="0.002cm solid #000000"/>
    </style:style>
    <style:style style:name="Táblázat58" style:family="table">
      <style:table-properties style:width="14.621cm" table:align="left"/>
    </style:style>
    <style:style style:name="Táblázat58.A" style:family="table-column">
      <style:table-column-properties style:column-width="3.318cm"/>
    </style:style>
    <style:style style:name="Táblázat58.B" style:family="table-column">
      <style:table-column-properties style:column-width="5.652cm"/>
    </style:style>
    <style:style style:name="Táblázat58.A1" style:family="table-cell">
      <style:table-cell-properties style:vertical-align="middle" fo:background-color="#cccccc" fo:padding="0cm" fo:border="0.002cm solid #000000">
        <style:background-image/>
      </style:table-cell-properties>
    </style:style>
    <style:style style:name="Táblázat58.A2" style:family="table-cell">
      <style:table-cell-properties style:vertical-align="middle" fo:background-color="#e6e6e6" fo:padding="0cm" fo:border-left="0.002cm solid #000000" fo:border-right="none" fo:border-top="none" fo:border-bottom="0.002cm solid #000000">
        <style:background-image/>
      </style:table-cell-properties>
    </style:style>
    <style:style style:name="Táblázat58.C2" style:family="table-cell">
      <style:table-cell-properties style:vertical-align="middle" fo:background-color="#e6e6e6" fo:padding="0cm" fo:border-left="0.002cm solid #000000" fo:border-right="0.002cm solid #000000" fo:border-top="none" fo:border-bottom="0.002cm solid #000000">
        <style:background-image/>
      </style:table-cell-properties>
    </style:style>
    <style:style style:name="Táblázat58.A3" style:family="table-cell">
      <style:table-cell-properties style:vertical-align="middle" fo:padding="0cm" fo:border-left="0.002cm solid #000000" fo:border-right="none" fo:border-top="none" fo:border-bottom="0.002cm solid #000000"/>
    </style:style>
    <style:style style:name="Táblázat58.C3" style:family="table-cell">
      <style:table-cell-properties style:vertical-align="middle" fo:padding="0cm" fo:border-left="0.002cm solid #000000" fo:border-right="0.002cm solid #000000" fo:border-top="none" fo:border-bottom="0.002cm solid #000000"/>
    </style:style>
    <style:style style:name="Táblázat59" style:family="table">
      <style:table-properties style:width="10.465cm" table:align="left"/>
    </style:style>
    <style:style style:name="Táblázat59.A" style:family="table-column">
      <style:table-column-properties style:column-width="4.544cm"/>
    </style:style>
    <style:style style:name="Táblázat59.B" style:family="table-column">
      <style:table-column-properties style:column-width="5.921cm"/>
    </style:style>
    <style:style style:name="Táblázat59.A1" style:family="table-cell">
      <style:table-cell-properties style:vertical-align="middle" fo:background-color="#e6e6e6" fo:padding="0cm" fo:border-left="0.002cm solid #000000" fo:border-right="none" fo:border-top="0.002cm solid #000000" fo:border-bottom="0.002cm solid #000000">
        <style:background-image/>
      </style:table-cell-properties>
    </style:style>
    <style:style style:name="Táblázat59.B1" style:family="table-cell">
      <style:table-cell-properties style:vertical-align="middle" fo:background-color="#e6e6e6" fo:padding="0cm" fo:border="0.002cm solid #000000">
        <style:background-image/>
      </style:table-cell-properties>
    </style:style>
    <style:style style:name="Táblázat59.A2" style:family="table-cell">
      <style:table-cell-properties style:vertical-align="middle" fo:padding="0cm" fo:border-left="0.002cm solid #000000" fo:border-right="none" fo:border-top="none" fo:border-bottom="0.002cm solid #000000"/>
    </style:style>
    <style:style style:name="Táblázat59.B2" style:family="table-cell">
      <style:table-cell-properties style:vertical-align="middle" fo:padding="0cm" fo:border-left="0.002cm solid #000000" fo:border-right="0.002cm solid #000000" fo:border-top="none" fo:border-bottom="0.002cm solid #000000"/>
    </style:style>
    <style:style style:name="Táblázat38" style:family="table">
      <style:table-properties style:width="13.284cm" fo:margin-left="-0.053cm" fo:margin-right="3.769cm" table:align="margins" style:writing-mode="lr-tb"/>
    </style:style>
    <style:style style:name="Táblázat38.A" style:family="table-column">
      <style:table-column-properties style:column-width="3.401cm" style:rel-column-width="16781*"/>
    </style:style>
    <style:style style:name="Táblázat38.B" style:family="table-column">
      <style:table-column-properties style:column-width="2.337cm" style:rel-column-width="11528*"/>
    </style:style>
    <style:style style:name="Táblázat38.C" style:family="table-column">
      <style:table-column-properties style:column-width="1.492cm" style:rel-column-width="7359*"/>
    </style:style>
    <style:style style:name="Táblázat38.D" style:family="table-column">
      <style:table-column-properties style:column-width="2.018cm" style:rel-column-width="9955*"/>
    </style:style>
    <style:style style:name="Táblázat38.F" style:family="table-column">
      <style:table-column-properties style:column-width="2.018cm" style:rel-column-width="9957*"/>
    </style:style>
    <style:style style:name="Táblázat38.1" style:family="table-row">
      <style:table-row-properties style:min-row-height="0.427cm" style:keep-together="true" fo:keep-together="auto"/>
    </style:style>
    <style:style style:name="Táblázat38.A1" style:family="table-cell">
      <style:table-cell-properties style:vertical-align="middle" fo:padding="0.049cm" fo:border-left="0.002cm solid #000000" fo:border-right="none" fo:border-top="0.002cm solid #000000" fo:border-bottom="0.002cm solid #000000"/>
    </style:style>
    <style:style style:name="Táblázat38.D1" style:family="table-cell">
      <style:table-cell-properties style:vertical-align="bottom" fo:padding="0.049cm" fo:border-left="0.002cm solid #000000" fo:border-right="none" fo:border-top="0.002cm solid #000000" fo:border-bottom="0.002cm solid #000000"/>
    </style:style>
    <style:style style:name="Táblázat38.F1" style:family="table-cell">
      <style:table-cell-properties style:vertical-align="bottom" fo:padding="0.049cm" fo:border="0.002cm solid #000000"/>
    </style:style>
    <style:style style:name="Táblázat38.2" style:family="table-row">
      <style:table-row-properties style:keep-together="true" fo:keep-together="auto"/>
    </style:style>
    <style:style style:name="Táblázat38.D2" style:family="table-cell">
      <style:table-cell-properties style:vertical-align="bottom" fo:padding="0.049cm" fo:border-left="0.002cm solid #000000" fo:border-right="none" fo:border-top="none" fo:border-bottom="0.002cm solid #000000"/>
    </style:style>
    <style:style style:name="Táblázat38.F2" style:family="table-cell">
      <style:table-cell-properties style:vertical-align="bottom" fo:padding="0.049cm" fo:border-left="0.002cm solid #000000" fo:border-right="0.002cm solid #000000" fo:border-top="none" fo:border-bottom="0.002cm solid #000000"/>
    </style:style>
    <style:style style:name="Tábla14" style:family="table">
      <style:table-properties style:width="10.199cm" style:rel-width="60%" table:align="center"/>
    </style:style>
    <style:style style:name="Tábla14.A" style:family="table-column">
      <style:table-column-properties style:column-width="10.199cm" style:rel-column-width="5783*"/>
    </style:style>
    <style:style style:name="Tábla14.A1" style:family="table-cell">
      <style:table-cell-properties fo:padding="0.097cm" fo:border="0.002cm solid #000000"/>
    </style:style>
    <style:style style:name="Táblázat49" style:family="table">
      <style:table-properties style:width="10.199cm" style:rel-width="60%" table:align="center"/>
    </style:style>
    <style:style style:name="Táblázat49.A" style:family="table-column">
      <style:table-column-properties style:column-width="10.199cm" style:rel-column-width="5783*"/>
    </style:style>
    <style:style style:name="Táblázat49.A1" style:family="table-cell">
      <style:table-cell-properties fo:padding="0.097cm" fo:border="0.002cm solid #000000"/>
    </style:style>
    <style:style style:name="Táblázat50" style:family="table">
      <style:table-properties style:width="19.41cm" fo:margin-left="0cm" fo:margin-right="-0.011cm" table:align="margins" style:may-break-between-rows="true"/>
    </style:style>
    <style:style style:name="Táblázat50.A" style:family="table-column">
      <style:table-column-properties style:column-width="3.233cm" style:rel-column-width="10918*"/>
    </style:style>
    <style:style style:name="Táblázat50.B" style:family="table-column">
      <style:table-column-properties style:column-width="1.744cm" style:rel-column-width="5891*"/>
    </style:style>
    <style:style style:name="Táblázat50.C" style:family="table-column">
      <style:table-column-properties style:column-width="1.169cm" style:rel-column-width="3951*"/>
    </style:style>
    <style:style style:name="Táblázat50.D" style:family="table-column">
      <style:table-column-properties style:column-width="1.734cm" style:rel-column-width="5855*"/>
    </style:style>
    <style:style style:name="Táblázat50.E" style:family="table-column">
      <style:table-column-properties style:column-width="1.244cm" style:rel-column-width="4199*"/>
    </style:style>
    <style:style style:name="Táblázat50.F" style:family="table-column">
      <style:table-column-properties style:column-width="1.221cm" style:rel-column-width="4120*"/>
    </style:style>
    <style:style style:name="Táblázat50.I" style:family="table-column">
      <style:table-column-properties style:column-width="6.599cm" style:rel-column-width="22282*"/>
    </style:style>
    <style:style style:name="Táblázat50.1" style:family="table-row">
      <style:table-row-properties style:keep-together="false" fo:keep-together="always"/>
    </style:style>
    <style:style style:name="Táblázat50.A1" style:family="table-cell">
      <style:table-cell-properties style:vertical-align="middle" fo:background-color="#e6e6e6" fo:padding="0.097cm" fo:border="0.002cm solid #000000">
        <style:background-image/>
      </style:table-cell-properties>
    </style:style>
    <style:style style:name="Táblázat50.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50.I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ázat50.A3" style:family="table-cell">
      <style:table-cell-properties style:vertical-align="middle" fo:padding="0.097cm" fo:border-left="0.002cm solid #000000" fo:border-right="none" fo:border-top="none" fo:border-bottom="0.002cm solid #000000"/>
    </style:style>
    <style:style style:name="Táblázat50.C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50.H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50.I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50.I5"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50.B10" style:family="table-cell">
      <style:table-cell-properties style:vertical-align="middle" fo:padding="0.097cm" fo:border-left="0.002cm solid #000000" fo:border-right="0.002cm solid #000000" fo:border-top="none" fo:border-bottom="0.002cm solid #000000"/>
    </style:style>
    <style:style style:name="Táblázat51" style:family="table">
      <style:table-properties style:width="19.405cm" fo:margin-left="0cm" fo:margin-right="-0.005cm" table:align="margins" style:may-break-between-rows="true"/>
    </style:style>
    <style:style style:name="Táblázat51.A" style:family="table-column">
      <style:table-column-properties style:column-width="3.246cm" style:rel-column-width="10963*"/>
    </style:style>
    <style:style style:name="Táblázat51.B" style:family="table-column">
      <style:table-column-properties style:column-width="1.732cm" style:rel-column-width="5850*"/>
    </style:style>
    <style:style style:name="Táblázat51.C" style:family="table-column">
      <style:table-column-properties style:column-width="1.169cm" style:rel-column-width="3952*"/>
    </style:style>
    <style:style style:name="Táblázat51.D" style:family="table-column">
      <style:table-column-properties style:column-width="1.734cm" style:rel-column-width="5856*"/>
    </style:style>
    <style:style style:name="Táblázat51.E" style:family="table-column">
      <style:table-column-properties style:column-width="1.228cm" style:rel-column-width="4146*"/>
    </style:style>
    <style:style style:name="Táblázat51.H" style:family="table-column">
      <style:table-column-properties style:column-width="1.245cm" style:rel-column-width="4206*"/>
    </style:style>
    <style:style style:name="Táblázat51.I" style:family="table-column">
      <style:table-column-properties style:column-width="6.593cm" style:rel-column-width="22270*"/>
    </style:style>
    <style:style style:name="Táblázat51.1" style:family="table-row">
      <style:table-row-properties style:keep-together="false" fo:keep-together="always"/>
    </style:style>
    <style:style style:name="Táblázat51.A1" style:family="table-cell">
      <style:table-cell-properties style:vertical-align="middle" fo:background-color="#e6e6e6" fo:padding="0.097cm" fo:border="0.002cm solid #000000">
        <style:background-image/>
      </style:table-cell-properties>
    </style:style>
    <style:style style:name="Táblázat51.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51.I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ázat51.A3" style:family="table-cell">
      <style:table-cell-properties style:vertical-align="middle" fo:padding="0.097cm" fo:border-left="0.002cm solid #000000" fo:border-right="none" fo:border-top="none" fo:border-bottom="0.002cm solid #000000"/>
    </style:style>
    <style:style style:name="Táblázat51.B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51.I3"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51.I4"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51.G21"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51.I26" style:family="table-cell">
      <style:table-cell-properties style:vertical-align="middle" fo:padding="0.097cm" fo:border-left="0.002cm solid #000000" fo:border-right="0.002cm solid #000000" fo:border-top="none" fo:border-bottom="0.002cm solid #000000"/>
    </style:style>
    <style:style style:name="Táblázat52" style:family="table">
      <style:table-properties style:width="19.412cm" fo:margin-left="0cm" fo:margin-right="-0.012cm" table:align="margins" style:may-break-between-rows="true"/>
    </style:style>
    <style:style style:name="Táblázat52.A" style:family="table-column">
      <style:table-column-properties style:column-width="3.246cm" style:rel-column-width="10959*"/>
    </style:style>
    <style:style style:name="Táblázat52.B" style:family="table-column">
      <style:table-column-properties style:column-width="1.732cm" style:rel-column-width="5848*"/>
    </style:style>
    <style:style style:name="Táblázat52.C" style:family="table-column">
      <style:table-column-properties style:column-width="1.169cm" style:rel-column-width="3951*"/>
    </style:style>
    <style:style style:name="Táblázat52.D" style:family="table-column">
      <style:table-column-properties style:column-width="1.734cm" style:rel-column-width="5854*"/>
    </style:style>
    <style:style style:name="Táblázat52.E" style:family="table-column">
      <style:table-column-properties style:column-width="1.244cm" style:rel-column-width="4199*"/>
    </style:style>
    <style:style style:name="Táblázat52.F" style:family="table-column">
      <style:table-column-properties style:column-width="1.221cm" style:rel-column-width="4120*"/>
    </style:style>
    <style:style style:name="Táblázat52.H" style:family="table-column">
      <style:table-column-properties style:column-width="1.268cm" style:rel-column-width="4283*"/>
    </style:style>
    <style:style style:name="Táblázat52.I" style:family="table-column">
      <style:table-column-properties style:column-width="6.576cm" style:rel-column-width="22201*"/>
    </style:style>
    <style:style style:name="Táblázat52.A1" style:family="table-cell">
      <style:table-cell-properties style:vertical-align="middle" fo:background-color="#e6e6e6" fo:padding="0.097cm" fo:border="0.002cm solid #000000">
        <style:background-image/>
      </style:table-cell-properties>
    </style:style>
    <style:style style:name="Táblázat52.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52.I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ázat52.A3" style:family="table-cell">
      <style:table-cell-properties style:vertical-align="middle" fo:padding="0.097cm" fo:border-left="0.002cm solid #000000" fo:border-right="none" fo:border-top="none" fo:border-bottom="0.002cm solid #000000"/>
    </style:style>
    <style:style style:name="Táblázat52.B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52.I3"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52.I10" style:family="table-cell">
      <style:table-cell-properties style:vertical-align="middle" fo:padding="0.097cm" fo:border-left="0.002cm solid #000000" fo:border-right="0.002cm solid #000000" fo:border-top="none" fo:border-bottom="0.002cm solid #000000"/>
    </style:style>
    <style:style style:name="Táblázat53" style:family="table">
      <style:table-properties style:width="19.412cm" fo:margin-left="0cm" fo:margin-right="-0.012cm" table:align="margins" style:may-break-between-rows="true"/>
    </style:style>
    <style:style style:name="Táblázat53.A" style:family="table-column">
      <style:table-column-properties style:column-width="3.246cm" style:rel-column-width="10959*"/>
    </style:style>
    <style:style style:name="Táblázat53.B" style:family="table-column">
      <style:table-column-properties style:column-width="1.732cm" style:rel-column-width="5848*"/>
    </style:style>
    <style:style style:name="Táblázat53.C" style:family="table-column">
      <style:table-column-properties style:column-width="1.169cm" style:rel-column-width="3951*"/>
    </style:style>
    <style:style style:name="Táblázat53.D" style:family="table-column">
      <style:table-column-properties style:column-width="1.734cm" style:rel-column-width="5854*"/>
    </style:style>
    <style:style style:name="Táblázat53.E" style:family="table-column">
      <style:table-column-properties style:column-width="1.244cm" style:rel-column-width="4199*"/>
    </style:style>
    <style:style style:name="Táblázat53.F" style:family="table-column">
      <style:table-column-properties style:column-width="1.221cm" style:rel-column-width="4120*"/>
    </style:style>
    <style:style style:name="Táblázat53.H" style:family="table-column">
      <style:table-column-properties style:column-width="1.245cm" style:rel-column-width="4205*"/>
    </style:style>
    <style:style style:name="Táblázat53.I" style:family="table-column">
      <style:table-column-properties style:column-width="6.576cm" style:rel-column-width="22200*"/>
    </style:style>
    <style:style style:name="Táblázat53.A1" style:family="table-cell">
      <style:table-cell-properties style:vertical-align="middle" fo:background-color="#e6e6e6" fo:padding="0.097cm" fo:border="0.002cm solid #000000">
        <style:background-image/>
      </style:table-cell-properties>
    </style:style>
    <style:style style:name="Táblázat53.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53.I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ázat53.A3" style:family="table-cell">
      <style:table-cell-properties style:vertical-align="middle" fo:padding="0.097cm" fo:border-left="0.002cm solid #000000" fo:border-right="none" fo:border-top="none" fo:border-bottom="0.002cm solid #000000"/>
    </style:style>
    <style:style style:name="Táblázat53.B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53.I3"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53.I10" style:family="table-cell">
      <style:table-cell-properties style:vertical-align="middle" fo:padding="0.097cm" fo:border-left="0.002cm solid #000000" fo:border-right="0.002cm solid #000000" fo:border-top="none" fo:border-bottom="0.002cm solid #000000"/>
    </style:style>
    <style:style style:name="Táblázat54" style:family="table">
      <style:table-properties style:width="19.592cm" table:align="left" style:may-break-between-rows="false"/>
    </style:style>
    <style:style style:name="Táblázat54.A" style:family="table-column">
      <style:table-column-properties style:column-width="2.598cm"/>
    </style:style>
    <style:style style:name="Táblázat54.B" style:family="table-column">
      <style:table-column-properties style:column-width="1.378cm"/>
    </style:style>
    <style:style style:name="Táblázat54.I" style:family="table-column">
      <style:table-column-properties style:column-width="7.35cm"/>
    </style:style>
    <style:style style:name="Táblázat54.A1" style:family="table-cell">
      <style:table-cell-properties style:vertical-align="middle" fo:background-color="#cccccc" fo:padding="0.097cm" fo:border="0.002cm solid #000000">
        <style:background-image/>
      </style:table-cell-properties>
    </style:style>
    <style:style style:name="Táblázat54.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54.I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áblázat54.A3" style:family="table-cell">
      <style:table-cell-properties style:vertical-align="middle" fo:padding="0.097cm" fo:border-left="0.002cm solid #000000" fo:border-right="none" fo:border-top="none" fo:border-bottom="0.002cm solid #000000"/>
    </style:style>
    <style:style style:name="Táblázat54.B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54.F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54.G3"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Táblázat54.H3" style:family="table-cell">
      <style:table-cell-properties fo:background-color="#ff0000" fo:padding="0.097cm" fo:border-left="0.002cm solid #000000" fo:border-right="none" fo:border-top="none" fo:border-bottom="0.002cm solid #000000">
        <style:background-image/>
      </style:table-cell-properties>
    </style:style>
    <style:style style:name="Táblázat54.I3" style:family="table-cell">
      <style:table-cell-properties fo:padding="0.097cm" fo:border-left="0.002cm solid #000000" fo:border-right="0.002cm solid #000000" fo:border-top="none" fo:border-bottom="0.002cm solid #000000"/>
    </style:style>
    <style:style style:name="Táblázat55" style:family="table">
      <style:table-properties style:width="19.584cm" table:align="left" style:may-break-between-rows="true"/>
    </style:style>
    <style:style style:name="Táblázat55.A" style:family="table-column">
      <style:table-column-properties style:column-width="2.069cm"/>
    </style:style>
    <style:style style:name="Táblázat55.B" style:family="table-column">
      <style:table-column-properties style:column-width="1.452cm"/>
    </style:style>
    <style:style style:name="Táblázat55.I" style:family="table-column">
      <style:table-column-properties style:column-width="7.354cm"/>
    </style:style>
    <style:style style:name="Táblázat55.1" style:family="table-row">
      <style:table-row-properties style:keep-together="false" fo:keep-together="always"/>
    </style:style>
    <style:style style:name="Táblázat55.A1" style:family="table-cell">
      <style:table-cell-properties style:vertical-align="middle" fo:background-color="#cccccc" fo:padding="0.097cm" fo:border="0.002cm solid #000000">
        <style:background-image/>
      </style:table-cell-properties>
    </style:style>
    <style:style style:name="Táblázat55.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55.I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áblázat55.A3" style:family="table-cell">
      <style:table-cell-properties style:vertical-align="middle" fo:padding="0.097cm" fo:border-left="0.002cm solid #000000" fo:border-right="none" fo:border-top="none" fo:border-bottom="0.002cm solid #000000"/>
    </style:style>
    <style:style style:name="Táblázat55.B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55.E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55.G3"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Táblázat55.H3" style:family="table-cell">
      <style:table-cell-properties fo:background-color="#ff0000" fo:padding="0.097cm" fo:border-left="0.002cm solid #000000" fo:border-right="none" fo:border-top="none" fo:border-bottom="0.002cm solid #000000">
        <style:background-image/>
      </style:table-cell-properties>
    </style:style>
    <style:style style:name="Táblázat55.I3" style:family="table-cell">
      <style:table-cell-properties fo:padding="0.097cm" fo:border-left="0.002cm solid #000000" fo:border-right="0.002cm solid #000000" fo:border-top="none" fo:border-bottom="0.002cm solid #000000"/>
    </style:style>
    <style:style style:name="Táblázat55.I4" style:family="table-cell">
      <style:table-cell-properties fo:background-color="#ff0000" fo:padding="0.097cm" fo:border-left="0.002cm solid #000000" fo:border-right="0.002cm solid #000000" fo:border-top="none" fo:border-bottom="0.002cm solid #000000">
        <style:background-image/>
      </style:table-cell-properties>
    </style:style>
    <style:style style:name="Táblázat56" style:family="table">
      <style:table-properties style:width="19.586cm" table:align="left" style:may-break-between-rows="false"/>
    </style:style>
    <style:style style:name="Táblázat56.A" style:family="table-column">
      <style:table-column-properties style:column-width="2.069cm"/>
    </style:style>
    <style:style style:name="Táblázat56.B" style:family="table-column">
      <style:table-column-properties style:column-width="1.448cm"/>
    </style:style>
    <style:style style:name="Táblázat56.I" style:family="table-column">
      <style:table-column-properties style:column-width="7.38cm"/>
    </style:style>
    <style:style style:name="Táblázat56.A1" style:family="table-cell">
      <style:table-cell-properties style:vertical-align="middle" fo:background-color="#cccccc" fo:padding="0.097cm" fo:border="0.002cm solid #000000">
        <style:background-image/>
      </style:table-cell-properties>
    </style:style>
    <style:style style:name="Táblázat56.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56.I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áblázat56.A3" style:family="table-cell">
      <style:table-cell-properties style:vertical-align="middle" fo:padding="0.097cm" fo:border-left="0.002cm solid #000000" fo:border-right="none" fo:border-top="none" fo:border-bottom="0.002cm solid #000000"/>
    </style:style>
    <style:style style:name="Táblázat56.B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56.E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56.G3"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Táblázat56.H3" style:family="table-cell">
      <style:table-cell-properties fo:background-color="#ff0000" fo:padding="0.097cm" fo:border-left="0.002cm solid #000000" fo:border-right="none" fo:border-top="none" fo:border-bottom="0.002cm solid #000000">
        <style:background-image/>
      </style:table-cell-properties>
    </style:style>
    <style:style style:name="Táblázat56.I3" style:family="table-cell">
      <style:table-cell-properties fo:padding="0.097cm" fo:border-left="0.002cm solid #000000" fo:border-right="0.002cm solid #000000" fo:border-top="none" fo:border-bottom="0.002cm solid #000000"/>
    </style:style>
    <style:style style:name="Táblázat56.I4" style:family="table-cell">
      <style:table-cell-properties fo:background-color="#ff0000" fo:padding="0.097cm" fo:border-left="0.002cm solid #000000" fo:border-right="0.002cm solid #000000" fo:border-top="none" fo:border-bottom="0.002cm solid #000000">
        <style:background-image/>
      </style:table-cell-properties>
    </style:style>
    <style:style style:name="Táblázat57" style:family="table">
      <style:table-properties style:width="19.595cm" table:align="left" style:may-break-between-rows="false"/>
    </style:style>
    <style:style style:name="Táblázat57.A" style:family="table-column">
      <style:table-column-properties style:column-width="2.549cm"/>
    </style:style>
    <style:style style:name="Táblázat57.B" style:family="table-column">
      <style:table-column-properties style:column-width="1.427cm"/>
    </style:style>
    <style:style style:name="Táblázat57.I" style:family="table-column">
      <style:table-column-properties style:column-width="7.057cm"/>
    </style:style>
    <style:style style:name="Táblázat57.A1" style:family="table-cell">
      <style:table-cell-properties style:vertical-align="middle" fo:background-color="#cccccc" fo:padding="0.097cm" fo:border="0.002cm solid #000000">
        <style:background-image/>
      </style:table-cell-properties>
    </style:style>
    <style:style style:name="Táblázat57.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57.I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áblázat57.A3" style:family="table-cell">
      <style:table-cell-properties style:vertical-align="middle" fo:padding="0.097cm" fo:border-left="0.002cm solid #000000" fo:border-right="none" fo:border-top="none" fo:border-bottom="0.002cm solid #000000"/>
    </style:style>
    <style:style style:name="Táblázat57.B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57.E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57.G3"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Táblázat57.H3" style:family="table-cell">
      <style:table-cell-properties fo:background-color="#ff0000" fo:padding="0.097cm" fo:border-left="0.002cm solid #000000" fo:border-right="none" fo:border-top="none" fo:border-bottom="0.002cm solid #000000">
        <style:background-image/>
      </style:table-cell-properties>
    </style:style>
    <style:style style:name="Táblázat57.I3" style:family="table-cell">
      <style:table-cell-properties fo:padding="0.097cm" fo:border-left="0.002cm solid #000000" fo:border-right="0.002cm solid #000000" fo:border-top="none" fo:border-bottom="0.002cm solid #000000"/>
    </style:style>
    <style:style style:name="Táblázat60" style:family="table">
      <style:table-properties style:width="19.599cm" table:align="center" style:may-break-between-rows="true"/>
    </style:style>
    <style:style style:name="Táblázat60.A" style:family="table-column">
      <style:table-column-properties style:column-width="2.886cm"/>
    </style:style>
    <style:style style:name="Táblázat60.B" style:family="table-column">
      <style:table-column-properties style:column-width="1.108cm"/>
    </style:style>
    <style:style style:name="Táblázat60.C" style:family="table-column">
      <style:table-column-properties style:column-width="1.085cm"/>
    </style:style>
    <style:style style:name="Táblázat60.D" style:family="table-column">
      <style:table-column-properties style:column-width="1.069cm"/>
    </style:style>
    <style:style style:name="Táblázat60.F" style:family="table-column">
      <style:table-column-properties style:column-width="1.011cm"/>
    </style:style>
    <style:style style:name="Táblázat60.G" style:family="table-column">
      <style:table-column-properties style:column-width="1.566cm"/>
    </style:style>
    <style:style style:name="Táblázat60.H" style:family="table-column">
      <style:table-column-properties style:column-width="9.805cm"/>
    </style:style>
    <style:style style:name="Táblázat60.1" style:family="table-row">
      <style:table-row-properties style:keep-together="false" fo:keep-together="always"/>
    </style:style>
    <style:style style:name="Táblázat60.A1" style:family="table-cell">
      <style:table-cell-properties style:vertical-align="middle" fo:background-color="#cccccc" fo:padding="0.097cm" fo:border="0.002cm solid #000000">
        <style:background-image/>
      </style:table-cell-properties>
    </style:style>
    <style:style style:name="Táblázat60.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60.H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áblázat60.A3" style:family="table-cell">
      <style:table-cell-properties style:vertical-align="middle" fo:padding="0.097cm" fo:border-left="0.002cm solid #000000" fo:border-right="none" fo:border-top="none" fo:border-bottom="0.002cm solid #000000"/>
    </style:style>
    <style:style style:name="Táblázat60.B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60.G3"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Táblázat60.H3" style:family="table-cell">
      <style:table-cell-properties fo:padding="0.097cm" fo:border-left="0.002cm solid #000000" fo:border-right="0.002cm solid #000000" fo:border-top="none" fo:border-bottom="0.002cm solid #000000"/>
    </style:style>
    <style:style style:name="Táblázat61" style:family="table">
      <style:table-properties style:width="19.004cm" fo:margin-left="0cm" fo:margin-right="-0.004cm" table:align="margins" style:may-break-between-rows="true"/>
    </style:style>
    <style:style style:name="Táblázat61.A" style:family="table-column">
      <style:table-column-properties style:column-width="2.748cm" style:rel-column-width="9479*"/>
    </style:style>
    <style:style style:name="Táblázat61.B" style:family="table-column">
      <style:table-column-properties style:column-width="1.81cm" style:rel-column-width="6238*"/>
    </style:style>
    <style:style style:name="Táblázat61.E" style:family="table-column">
      <style:table-column-properties style:column-width="1.139cm" style:rel-column-width="3931*"/>
    </style:style>
    <style:style style:name="Táblázat61.F" style:family="table-column">
      <style:table-column-properties style:column-width="1.79cm" style:rel-column-width="6171*"/>
    </style:style>
    <style:style style:name="Táblázat61.G" style:family="table-column">
      <style:table-column-properties style:column-width="7.899cm" style:rel-column-width="27240*"/>
    </style:style>
    <style:style style:name="Táblázat61.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61.G1" style:family="table-cell">
      <style:table-cell-properties style:vertical-align="middle" fo:background-color="#cccccc" fo:padding="0.097cm" fo:border="0.002cm solid #000000">
        <style:background-image/>
      </style:table-cell-properties>
    </style:style>
    <style:style style:name="Táblázat61.A2" style:family="table-cell">
      <style:table-cell-properties style:vertical-align="middle" fo:padding="0.097cm" fo:border-left="0.002cm solid #000000" fo:border-right="none" fo:border-top="none" fo:border-bottom="0.002cm solid #000000"/>
    </style:style>
    <style:style style:name="Táblázat61.E2"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61.G2" style:family="table-cell">
      <style:table-cell-properties style:vertical-align="middle" fo:padding="0.097cm" fo:border-left="0.002cm solid #000000" fo:border-right="0.002cm solid #000000" fo:border-top="none" fo:border-bottom="0.002cm solid #000000"/>
    </style:style>
    <style:style style:name="Táblázat62" style:family="table">
      <style:table-properties style:width="19.004cm" fo:margin-left="0cm" fo:margin-right="-0.004cm" table:align="margins" style:may-break-between-rows="true"/>
    </style:style>
    <style:style style:name="Táblázat62.A" style:family="table-column">
      <style:table-column-properties style:column-width="4.143cm" style:rel-column-width="14290*"/>
    </style:style>
    <style:style style:name="Táblázat62.B" style:family="table-column">
      <style:table-column-properties style:column-width="1.803cm" style:rel-column-width="6216*"/>
    </style:style>
    <style:style style:name="Táblázat62.C" style:family="table-column">
      <style:table-column-properties style:column-width="13.058cm" style:rel-column-width="45029*"/>
    </style:style>
    <style:style style:name="Táblázat62.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62.C1" style:family="table-cell">
      <style:table-cell-properties style:vertical-align="middle" fo:background-color="#cccccc" fo:padding="0.097cm" fo:border="0.002cm solid #000000">
        <style:background-image/>
      </style:table-cell-properties>
    </style:style>
    <style:style style:name="Táblázat62.A2" style:family="table-cell">
      <style:table-cell-properties style:vertical-align="middle" fo:padding="0.097cm" fo:border-left="0.002cm solid #000000" fo:border-right="none" fo:border-top="none" fo:border-bottom="0.002cm solid #000000"/>
    </style:style>
    <style:style style:name="Táblázat62.C2" style:family="table-cell">
      <style:table-cell-properties style:vertical-align="middle" fo:padding="0.097cm" fo:border-left="0.002cm solid #000000" fo:border-right="0.002cm solid #000000" fo:border-top="none" fo:border-bottom="0.002cm solid #000000"/>
    </style:style>
    <style:style style:name="Táblázat63" style:family="table">
      <style:table-properties style:width="16.138cm" table:align="left" style:may-break-between-rows="false"/>
    </style:style>
    <style:style style:name="Táblázat63.A" style:family="table-column">
      <style:table-column-properties style:column-width="3.309cm"/>
    </style:style>
    <style:style style:name="Táblázat63.B" style:family="table-column">
      <style:table-column-properties style:column-width="4.979cm"/>
    </style:style>
    <style:style style:name="Táblázat63.C" style:family="table-column">
      <style:table-column-properties style:column-width="2.36cm"/>
    </style:style>
    <style:style style:name="Táblázat63.D" style:family="table-column">
      <style:table-column-properties style:column-width="5.489cm"/>
    </style:style>
    <style:style style:name="Táblázat63.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63.D1" style:family="table-cell">
      <style:table-cell-properties style:vertical-align="middle" fo:background-color="#cccccc" fo:padding="0.097cm" fo:border="0.002cm solid #000000">
        <style:background-image/>
      </style:table-cell-properties>
    </style:style>
    <style:style style:name="Táblázat63.A2" style:family="table-cell">
      <style:table-cell-properties style:vertical-align="middle" fo:padding="0.097cm" fo:border-left="0.002cm solid #000000" fo:border-right="none" fo:border-top="none" fo:border-bottom="0.002cm solid #000000"/>
    </style:style>
    <style:style style:name="Táblázat63.D2" style:family="table-cell">
      <style:table-cell-properties style:vertical-align="middle" fo:padding="0.097cm" fo:border-left="0.002cm solid #000000" fo:border-right="0.002cm solid #000000" fo:border-top="none" fo:border-bottom="0.002cm solid #000000"/>
    </style:style>
    <style:style style:name="Táblázat12" style:family="table">
      <style:table-properties style:width="17cm" table:align="margins"/>
    </style:style>
    <style:style style:name="Táblázat12.A" style:family="table-column">
      <style:table-column-properties style:column-width="3.618cm" style:rel-column-width="13946*"/>
    </style:style>
    <style:style style:name="Táblázat12.B" style:family="table-column">
      <style:table-column-properties style:column-width="3.918cm" style:rel-column-width="15101*"/>
    </style:style>
    <style:style style:name="Táblázat12.C" style:family="table-column">
      <style:table-column-properties style:column-width="9.465cm" style:rel-column-width="36488*"/>
    </style:style>
    <style:style style:name="Táblázat12.1" style:family="table-row">
      <style:table-row-properties style:keep-together="false" fo:keep-together="always"/>
    </style:style>
    <style:style style:name="Táblázat12.A1" style:family="table-cell">
      <style:table-cell-properties fo:padding="0.097cm" fo:border-left="0.002cm solid #000000" fo:border-right="none" fo:border-top="0.002cm solid #000000" fo:border-bottom="0.002cm solid #000000"/>
    </style:style>
    <style:style style:name="Táblázat12.C1" style:family="table-cell">
      <style:table-cell-properties fo:padding="0.097cm" fo:border="0.002cm solid #000000"/>
    </style:style>
    <style:style style:name="Táblázat12.A2" style:family="table-cell">
      <style:table-cell-properties style:vertical-align="middle" fo:padding="0.097cm" fo:border-left="0.002cm solid #000000" fo:border-right="none" fo:border-top="none" fo:border-bottom="0.002cm solid #000000"/>
    </style:style>
    <style:style style:name="Táblázat12.C2" style:family="table-cell">
      <style:table-cell-properties style:vertical-align="middle" fo:padding="0.097cm" fo:border-left="0.002cm solid #000000" fo:border-right="0.002cm solid #000000" fo:border-top="none" fo:border-bottom="0.002cm solid #000000"/>
    </style:style>
    <style:style style:name="Táblázat12.B20"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12.C20"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69" style:family="table">
      <style:table-properties style:width="9.273cm" table:align="margins"/>
    </style:style>
    <style:style style:name="Táblázat69.A" style:family="table-column">
      <style:table-column-properties style:column-width="4.636cm" style:rel-column-width="32767*"/>
    </style:style>
    <style:style style:name="Táblázat69.B" style:family="table-column">
      <style:table-column-properties style:column-width="4.637cm" style:rel-column-width="32768*"/>
    </style:style>
    <style:style style:name="Táblázat69.A1" style:family="table-cell">
      <style:table-cell-properties fo:padding="0cm" fo:border-left="0.002cm solid #000000" fo:border-right="none" fo:border-top="0.002cm solid #000000" fo:border-bottom="0.002cm solid #000000"/>
    </style:style>
    <style:style style:name="Táblázat69.B1" style:family="table-cell">
      <style:table-cell-properties fo:padding="0cm" fo:border="0.002cm solid #000000"/>
    </style:style>
    <style:style style:name="Táblázat69.A2" style:family="table-cell">
      <style:table-cell-properties fo:padding="0cm" fo:border-left="0.002cm solid #000000" fo:border-right="none" fo:border-top="none" fo:border-bottom="0.002cm solid #000000"/>
    </style:style>
    <style:style style:name="Táblázat69.B2" style:family="table-cell">
      <style:table-cell-properties fo:padding="0cm" fo:border-left="0.002cm solid #000000" fo:border-right="0.002cm solid #000000" fo:border-top="none" fo:border-bottom="0.002cm solid #000000"/>
    </style:style>
    <style:style style:name="Táblázat75" style:family="table">
      <style:table-properties style:width="8.273cm" fo:margin-left="0cm" fo:margin-right="0.023cm" table:align="margins" style:may-break-between-rows="false"/>
    </style:style>
    <style:style style:name="Táblázat75.A" style:family="table-column">
      <style:table-column-properties style:column-width="3.251cm" style:rel-column-width="25756*"/>
    </style:style>
    <style:style style:name="Táblázat75.B" style:family="table-column">
      <style:table-column-properties style:column-width="5.022cm" style:rel-column-width="39779*"/>
    </style:style>
    <style:style style:name="Táblázat75.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75.B1" style:family="table-cell">
      <style:table-cell-properties style:vertical-align="middle" fo:background-color="#cccccc" fo:padding="0.097cm" fo:border="0.002cm solid #000000">
        <style:background-image/>
      </style:table-cell-properties>
    </style:style>
    <style:style style:name="Táblázat75.A2" style:family="table-cell" style:data-style-name="N100">
      <style:table-cell-properties style:vertical-align="middle" fo:padding="0.097cm" fo:border-left="0.002cm solid #000000" fo:border-right="none" fo:border-top="none" fo:border-bottom="0.002cm solid #000000"/>
    </style:style>
    <style:style style:name="Táblázat75.B2" style:family="table-cell" style:data-style-name="N100">
      <style:table-cell-properties style:vertical-align="middle" fo:padding="0.097cm" fo:border-left="0.002cm solid #000000" fo:border-right="0.002cm solid #000000" fo:border-top="none" fo:border-bottom="0.002cm solid #000000"/>
    </style:style>
    <style:style style:name="Táblázat75.A4" style:family="table-cell" style:data-style-name="N100">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75.B4" style:family="table-cell" style:data-style-name="N100">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76" style:family="table">
      <style:table-properties style:width="8.807cm" fo:margin-left="0cm" fo:margin-right="0cm" table:align="margins" style:may-break-between-rows="false"/>
    </style:style>
    <style:style style:name="Táblázat76.A" style:family="table-column">
      <style:table-column-properties style:column-width="3.182cm" style:rel-column-width="23681*"/>
    </style:style>
    <style:style style:name="Táblázat76.B" style:family="table-column">
      <style:table-column-properties style:column-width="5.625cm" style:rel-column-width="41854*"/>
    </style:style>
    <style:style style:name="Táblázat76.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76.B1" style:family="table-cell">
      <style:table-cell-properties style:vertical-align="middle" fo:background-color="#cccccc" fo:padding="0.097cm" fo:border="0.002cm solid #000000">
        <style:background-image/>
      </style:table-cell-properties>
    </style:style>
    <style:style style:name="Táblázat76.A2" style:family="table-cell" style:data-style-name="N100">
      <style:table-cell-properties style:vertical-align="middle" fo:padding="0.097cm" fo:border-left="0.002cm solid #000000" fo:border-right="none" fo:border-top="none" fo:border-bottom="0.002cm solid #000000"/>
    </style:style>
    <style:style style:name="Táblázat76.B2" style:family="table-cell" style:data-style-name="N100">
      <style:table-cell-properties style:vertical-align="middle" fo:padding="0.097cm" fo:border-left="0.002cm solid #000000" fo:border-right="0.002cm solid #000000" fo:border-top="none" fo:border-bottom="0.002cm solid #000000"/>
    </style:style>
    <style:style style:name="Táblázat76.A3" style:family="table-cell" style:data-style-name="N100">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76.B3" style:family="table-cell" style:data-style-name="N100">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66" style:family="table">
      <style:table-properties style:width="4.969cm" fo:margin-left="0.681cm" fo:margin-right="11.351cm" table:align="margins" style:may-break-between-rows="false"/>
    </style:style>
    <style:style style:name="Táblázat66.A" style:family="table-column">
      <style:table-column-properties style:column-width="2.447cm" style:rel-column-width="32274*"/>
    </style:style>
    <style:style style:name="Táblázat66.B" style:family="table-column">
      <style:table-column-properties style:column-width="2.522cm" style:rel-column-width="33261*"/>
    </style:style>
    <style:style style:name="Táblázat66.A1" style:family="table-cell">
      <style:table-cell-properties fo:background-color="#e6e6e6" fo:padding="0cm" fo:border-left="0.002cm solid #000000" fo:border-right="none" fo:border-top="0.002cm solid #000000" fo:border-bottom="0.002cm solid #000000">
        <style:background-image/>
      </style:table-cell-properties>
    </style:style>
    <style:style style:name="Táblázat66.B1" style:family="table-cell">
      <style:table-cell-properties fo:background-color="#e6e6e6" fo:padding="0cm" fo:border="0.002cm solid #000000">
        <style:background-image/>
      </style:table-cell-properties>
    </style:style>
    <style:style style:name="Táblázat66.A2" style:family="table-cell">
      <style:table-cell-properties fo:padding="0cm" fo:border-left="0.002cm solid #000000" fo:border-right="none" fo:border-top="none" fo:border-bottom="0.002cm solid #000000"/>
    </style:style>
    <style:style style:name="Táblázat66.B2" style:family="table-cell">
      <style:table-cell-properties fo:padding="0cm" fo:border-left="0.002cm solid #000000" fo:border-right="0.002cm solid #000000" fo:border-top="none" fo:border-bottom="0.002cm solid #000000"/>
    </style:style>
    <style:style style:name="Táblázat73" style:family="table" style:master-page-name="">
      <style:table-properties style:width="18.979cm" fo:margin-left="-0.744cm" fo:margin-right="-1.235cm" style:page-number="0" table:align="margins" style:may-break-between-rows="true"/>
    </style:style>
    <style:style style:name="Táblázat73.A" style:family="table-column">
      <style:table-column-properties style:column-width="3.32cm" style:rel-column-width="11462*"/>
    </style:style>
    <style:style style:name="Táblázat73.B" style:family="table-column">
      <style:table-column-properties style:column-width="1.335cm" style:rel-column-width="4612*"/>
    </style:style>
    <style:style style:name="Táblázat73.C" style:family="table-column">
      <style:table-column-properties style:column-width="2.358cm" style:rel-column-width="8141*"/>
    </style:style>
    <style:style style:name="Táblázat73.D" style:family="table-column">
      <style:table-column-properties style:column-width="11.966cm" style:rel-column-width="41320*"/>
    </style:style>
    <style:style style:name="Táblázat73.1" style:family="table-row">
      <style:table-row-properties style:min-row-height="1.005cm" style:keep-together="false" fo:keep-together="always"/>
    </style:style>
    <style:style style:name="Táblázat73.A1" style:family="table-cell">
      <style:table-cell-properties style:vertical-align="middle" fo:background-color="#cccccc" fo:padding="0.097cm" fo:border="0.035cm solid #000000">
        <style:background-image/>
      </style:table-cell-properties>
    </style:style>
    <style:style style:name="Táblázat73.A2" style:family="table-cell">
      <style:table-cell-properties style:vertical-align="middle" fo:background-color="#cccccc" fo:padding="0.097cm" fo:border-left="0.035cm solid #000000" fo:border-right="none" fo:border-top="none" fo:border-bottom="0.035cm solid #000000">
        <style:background-image/>
      </style:table-cell-properties>
    </style:style>
    <style:style style:name="Táblázat73.D2" style:family="table-cell">
      <style:table-cell-properties style:vertical-align="middle" fo:background-color="#cccccc" fo:padding="0.097cm" fo:border-left="0.035cm solid #000000" fo:border-right="0.035cm solid #000000" fo:border-top="none" fo:border-bottom="0.035cm solid #000000">
        <style:background-image/>
      </style:table-cell-properties>
    </style:style>
    <style:style style:name="Táblázat73.3" style:family="table-row">
      <style:table-row-properties style:keep-together="false" fo:keep-together="always"/>
    </style:style>
    <style:style style:name="Táblázat73.A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áblázat73.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áblázat73.A4" style:family="table-cell">
      <style:table-cell-properties style:vertical-align="middle" fo:background-color="#ff0000" fo:padding="0.097cm" fo:border-left="0.035cm solid #000000" fo:border-right="none" fo:border-top="none" fo:border-bottom="0.035cm solid #000000">
        <style:background-image/>
      </style:table-cell-properties>
    </style:style>
    <style:style style:name="Táblázat73.D4" style:family="table-cell">
      <style:table-cell-properties style:vertical-align="middle" fo:background-color="#ff0000" fo:padding="0.097cm" fo:border-left="0.035cm solid #000000" fo:border-right="0.035cm solid #000000" fo:border-top="none" fo:border-bottom="0.035cm solid #000000">
        <style:background-image/>
      </style:table-cell-properties>
    </style:style>
    <style:style style:name="Táblázat73.A7" style:family="table-cell">
      <style:table-cell-properties style:vertical-align="middle" fo:background-color="#e6e6e6" fo:padding="0.097cm" fo:border-left="0.035cm solid #000000" fo:border-right="none" fo:border-top="none" fo:border-bottom="0.035cm solid #000000">
        <style:background-image/>
      </style:table-cell-properties>
    </style:style>
    <style:style style:name="Táblázat73.D7" style:family="table-cell">
      <style:table-cell-properties style:vertical-align="middle" fo:background-color="#e6e6e6" fo:padding="0.097cm" fo:border-left="0.035cm solid #000000" fo:border-right="0.035cm solid #000000" fo:border-top="none" fo:border-bottom="0.035cm solid #000000">
        <style:background-image/>
      </style:table-cell-properties>
    </style:style>
    <style:style style:name="Táblázat45" style:family="table" style:master-page-name="">
      <style:table-properties style:width="18.979cm" fo:margin-left="-0.744cm" fo:margin-right="-1.235cm" style:page-number="0" table:align="margins" style:may-break-between-rows="true"/>
    </style:style>
    <style:style style:name="Táblázat45.A" style:family="table-column">
      <style:table-column-properties style:column-width="3.32cm" style:rel-column-width="11462*"/>
    </style:style>
    <style:style style:name="Táblázat45.B" style:family="table-column">
      <style:table-column-properties style:column-width="1.335cm" style:rel-column-width="4612*"/>
    </style:style>
    <style:style style:name="Táblázat45.C" style:family="table-column">
      <style:table-column-properties style:column-width="1.235cm" style:rel-column-width="4264*"/>
    </style:style>
    <style:style style:name="Táblázat45.D" style:family="table-column">
      <style:table-column-properties style:column-width="2.245cm" style:rel-column-width="7755*"/>
    </style:style>
    <style:style style:name="Táblázat45.E" style:family="table-column">
      <style:table-column-properties style:column-width="10.843cm" style:rel-column-width="37442*"/>
    </style:style>
    <style:style style:name="Táblázat45.1" style:family="table-row">
      <style:table-row-properties style:keep-together="false" fo:keep-together="always"/>
    </style:style>
    <style:style style:name="Táblázat45.A1" style:family="table-cell">
      <style:table-cell-properties style:vertical-align="middle" fo:background-color="#cccccc" fo:padding="0.097cm" fo:border="0.035cm solid #000000">
        <style:background-image/>
      </style:table-cell-properties>
    </style:style>
    <style:style style:name="Táblázat45.2" style:family="table-row">
      <style:table-row-properties style:min-row-height="1.005cm" style:keep-together="false" fo:keep-together="always"/>
    </style:style>
    <style:style style:name="Táblázat45.A2" style:family="table-cell">
      <style:table-cell-properties style:vertical-align="middle" fo:background-color="#cccccc" fo:padding="0.097cm" fo:border-left="0.035cm solid #000000" fo:border-right="none" fo:border-top="none" fo:border-bottom="0.035cm solid #000000">
        <style:background-image/>
      </style:table-cell-properties>
    </style:style>
    <style:style style:name="Táblázat45.E2" style:family="table-cell">
      <style:table-cell-properties style:vertical-align="middle" fo:background-color="#cccccc" fo:padding="0.097cm" fo:border-left="0.035cm solid #000000" fo:border-right="0.035cm solid #000000" fo:border-top="none" fo:border-bottom="0.035cm solid #000000">
        <style:background-image/>
      </style:table-cell-properties>
    </style:style>
    <style:style style:name="Táblázat45.A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áblázat45.E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áblázat11" style:family="table">
      <style:table-properties style:width="5.114cm" table:align="left" style:may-break-between-rows="false"/>
    </style:style>
    <style:style style:name="Táblázat11.A" style:family="table-column">
      <style:table-column-properties style:column-width="3.408cm"/>
    </style:style>
    <style:style style:name="Táblázat11.B" style:family="table-column">
      <style:table-column-properties style:column-width="1.706cm"/>
    </style:style>
    <style:style style:name="Táblázat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áblázat11.B1" style:family="table-cell">
      <style:table-cell-properties fo:background-color="#cccccc" fo:padding="0.097cm" fo:border="0.002cm solid #000000">
        <style:background-image/>
      </style:table-cell-properties>
    </style:style>
    <style:style style:name="Táblázat11.A2" style:family="table-cell">
      <style:table-cell-properties style:vertical-align="middle" fo:padding="0.097cm" fo:border-left="0.002cm solid #000000" fo:border-right="none" fo:border-top="none" fo:border-bottom="0.002cm solid #000000"/>
    </style:style>
    <style:style style:name="Táblázat11.B2" style:family="table-cell">
      <style:table-cell-properties style:vertical-align="middle" fo:padding="0.097cm" fo:border-left="0.002cm solid #000000" fo:border-right="0.002cm solid #000000" fo:border-top="none" fo:border-bottom="0.002cm solid #000000"/>
    </style:style>
    <style:style style:name="Táblázat11.A5"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a17" style:family="table">
      <style:table-properties style:width="5.117cm" table:align="left" style:may-break-between-rows="false"/>
    </style:style>
    <style:style style:name="Tábla17.A" style:family="table-column">
      <style:table-column-properties style:column-width="3.411cm"/>
    </style:style>
    <style:style style:name="Tábla17.B" style:family="table-column">
      <style:table-column-properties style:column-width="1.706cm"/>
    </style:style>
    <style:style style:name="Tábla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ábla17.B1" style:family="table-cell">
      <style:table-cell-properties fo:background-color="#cccccc" fo:padding="0.097cm" fo:border="0.002cm solid #000000">
        <style:background-image/>
      </style:table-cell-properties>
    </style:style>
    <style:style style:name="Tábla17.A2" style:family="table-cell">
      <style:table-cell-properties fo:background-color="transparent" fo:padding="0.097cm" fo:border-left="0.002cm solid #000000" fo:border-right="none" fo:border-top="none" fo:border-bottom="0.002cm solid #000000">
        <style:background-image/>
      </style:table-cell-properties>
    </style:style>
    <style:style style:name="Tábla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ábla17.A6" style:family="table-cell">
      <style:table-cell-properties style:vertical-align="middle" fo:padding="0.097cm" fo:border-left="0.002cm solid #000000" fo:border-right="none" fo:border-top="none" fo:border-bottom="0.002cm solid #000000"/>
    </style:style>
    <style:style style:name="Tábla17.B6"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a18" style:family="table">
      <style:table-properties style:width="5.121cm" table:align="left" style:may-break-between-rows="false"/>
    </style:style>
    <style:style style:name="Tábla18.A" style:family="table-column">
      <style:table-column-properties style:column-width="3.422cm"/>
    </style:style>
    <style:style style:name="Tábla18.B" style:family="table-column">
      <style:table-column-properties style:column-width="1.699cm"/>
    </style:style>
    <style:style style:name="Tábla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ábla18.B1" style:family="table-cell">
      <style:table-cell-properties fo:background-color="#cccccc" fo:padding="0.097cm" fo:border="0.002cm solid #000000">
        <style:background-image/>
      </style:table-cell-properties>
    </style:style>
    <style:style style:name="Tábla18.A2" style:family="table-cell">
      <style:table-cell-properties style:vertical-align="middle" fo:padding="0.097cm" fo:border-left="0.002cm solid #000000" fo:border-right="none" fo:border-top="none" fo:border-bottom="0.002cm solid #000000"/>
    </style:style>
    <style:style style:name="Tábla18.B2" style:family="table-cell">
      <style:table-cell-properties style:vertical-align="middle" fo:background-color="#ff9966" fo:padding="0.097cm" fo:border-left="0.002cm solid #000000" fo:border-right="0.002cm solid #000000" fo:border-top="none" fo:border-bottom="0.002cm solid #000000">
        <style:background-image/>
      </style:table-cell-properties>
    </style:style>
    <style:style style:name="Táblázat8" style:family="table">
      <style:table-properties style:width="10.728cm" fo:break-before="column" table:align="left" style:may-break-between-rows="false"/>
    </style:style>
    <style:style style:name="Táblázat8.A" style:family="table-column">
      <style:table-column-properties style:column-width="4.614cm"/>
    </style:style>
    <style:style style:name="Táblázat8.B" style:family="table-column">
      <style:table-column-properties style:column-width="1.998cm"/>
    </style:style>
    <style:style style:name="Táblázat8.C" style:family="table-column">
      <style:table-column-properties style:column-width="1.886cm"/>
    </style:style>
    <style:style style:name="Táblázat8.D" style:family="table-column">
      <style:table-column-properties style:column-width="2.23cm"/>
    </style:style>
    <style:style style:name="Táblázat8.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8.D1" style:family="table-cell">
      <style:table-cell-properties style:vertical-align="middle" fo:background-color="#cccccc" fo:padding="0.097cm" fo:border="0.002cm solid #000000">
        <style:background-image/>
      </style:table-cell-properties>
    </style:style>
    <style:style style:name="Táblázat8.A2" style:family="table-cell">
      <style:table-cell-properties style:vertical-align="middle" fo:padding="0.097cm" fo:border-left="0.002cm solid #000000" fo:border-right="none" fo:border-top="none" fo:border-bottom="0.002cm solid #000000"/>
    </style:style>
    <style:style style:name="Táblázat8.D2" style:family="table-cell">
      <style:table-cell-properties style:vertical-align="middle" fo:padding="0.097cm" fo:border-left="0.002cm solid #000000" fo:border-right="0.002cm solid #000000" fo:border-top="none" fo:border-bottom="0.002cm solid #000000"/>
    </style:style>
    <style:style style:name="Táblázat8.B5"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8.D5"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a19" style:family="table">
      <style:table-properties style:width="11cm" style:rel-width="100%" table:align="left" style:may-break-between-rows="false"/>
    </style:style>
    <style:style style:name="Tábla19.A" style:family="table-column">
      <style:table-column-properties style:column-width="2.293cm" style:rel-column-width="1299*"/>
    </style:style>
    <style:style style:name="Tábla19.B" style:family="table-column">
      <style:table-column-properties style:column-width="0.893cm" style:rel-column-width="506*"/>
    </style:style>
    <style:style style:name="Tábla19.C" style:family="table-column">
      <style:table-column-properties style:column-width="2.769cm" style:rel-column-width="1569*"/>
    </style:style>
    <style:style style:name="Tábla19.D" style:family="table-column">
      <style:table-column-properties style:column-width="5.045cm" style:rel-column-width="2858*"/>
    </style:style>
    <style:style style:name="Tábla19.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a19.D1" style:family="table-cell">
      <style:table-cell-properties style:vertical-align="middle" fo:background-color="#cccccc" fo:padding="0.097cm" fo:border="0.002cm solid #000000">
        <style:background-image/>
      </style:table-cell-properties>
    </style:style>
    <style:style style:name="Tábla19.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a19.D2" style:family="table-cell">
      <style:table-cell-properties style:vertical-align="middle" fo:padding="0.097cm" fo:border-left="0.002cm solid #000000" fo:border-right="0.002cm solid #000000" fo:border-top="none" fo:border-bottom="0.002cm solid #000000"/>
    </style:style>
    <style:style style:name="Tábla19.A4" style:family="table-cell">
      <style:table-cell-properties style:vertical-align="middle" fo:padding="0.097cm" fo:border-left="0.002cm solid #000000" fo:border-right="none" fo:border-top="none" fo:border-bottom="0.002cm solid #000000"/>
    </style:style>
    <style:style style:name="Táblázat10" style:family="table">
      <style:table-properties style:width="17cm" style:rel-width="100%" table:align="left" style:may-break-between-rows="false"/>
    </style:style>
    <style:style style:name="Táblázat10.A" style:family="table-column">
      <style:table-column-properties style:column-width="3.429cm" style:rel-column-width="1944*"/>
    </style:style>
    <style:style style:name="Táblázat10.B" style:family="table-column">
      <style:table-column-properties style:column-width="1.496cm" style:rel-column-width="848*"/>
    </style:style>
    <style:style style:name="Táblázat10.C" style:family="table-column">
      <style:table-column-properties style:column-width="3.854cm" style:rel-column-width="2185*"/>
    </style:style>
    <style:style style:name="Táblázat10.D" style:family="table-column">
      <style:table-column-properties style:column-width="8.22cm" style:rel-column-width="4659*"/>
    </style:style>
    <style:style style:name="Táblázat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áblázat10.D1" style:family="table-cell">
      <style:table-cell-properties fo:background-color="#cccccc" fo:padding="0.097cm" fo:border="0.002cm solid #000000">
        <style:background-image/>
      </style:table-cell-properties>
    </style:style>
    <style:style style:name="Táblázat10.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10.D2" style:family="table-cell">
      <style:table-cell-properties style:vertical-align="middle" fo:padding="0.097cm" fo:border-left="0.002cm solid #000000" fo:border-right="0.002cm solid #000000" fo:border-top="none" fo:border-bottom="0.002cm solid #000000"/>
    </style:style>
    <style:style style:name="Táblázat10.A4" style:family="table-cell">
      <style:table-cell-properties style:vertical-align="middle" fo:padding="0.097cm" fo:border-left="0.002cm solid #000000" fo:border-right="none" fo:border-top="none" fo:border-bottom="0.002cm solid #000000"/>
    </style:style>
    <style:style style:name="Tábla1" style:family="table">
      <style:table-properties style:width="11.195cm" table:align="left" style:may-break-between-rows="false"/>
    </style:style>
    <style:style style:name="Tábla1.A" style:family="table-column">
      <style:table-column-properties style:column-width="2.565cm"/>
    </style:style>
    <style:style style:name="Tábla1.B" style:family="table-column">
      <style:table-column-properties style:column-width="2.875cm"/>
    </style:style>
    <style:style style:name="Tábla1.C" style:family="table-column">
      <style:table-column-properties style:column-width="2.88cm"/>
    </style:style>
    <style:style style:name="Tábla1.A1" style:family="table-cell">
      <style:table-cell-properties style:vertical-align="middle" fo:padding="0.097cm" fo:border-left="0.002cm solid #000000" fo:border-right="none" fo:border-top="0.002cm solid #000000" fo:border-bottom="0.002cm solid #000000"/>
    </style:style>
    <style:style style:name="Tábla1.D1" style:family="table-cell">
      <style:table-cell-properties style:vertical-align="middle" fo:padding="0.097cm" fo:border="0.002cm solid #000000"/>
    </style:style>
    <style:style style:name="Tábla1.A2" style:family="table-cell">
      <style:table-cell-properties style:vertical-align="middle" fo:padding="0.097cm" fo:border-left="0.002cm solid #000000" fo:border-right="none" fo:border-top="none" fo:border-bottom="0.002cm solid #000000"/>
    </style:style>
    <style:style style:name="Tábla1.D2" style:family="table-cell">
      <style:table-cell-properties style:vertical-align="middle" fo:padding="0.097cm" fo:border-left="0.002cm solid #000000" fo:border-right="0.002cm solid #000000" fo:border-top="none" fo:border-bottom="0.002cm solid #000000"/>
    </style:style>
    <style:style style:name="Táblázat34" style:family="table">
      <style:table-properties style:width="15.3cm" fo:margin-left="0.85cm" fo:margin-right="0.85cm" table:align="margins"/>
    </style:style>
    <style:style style:name="Táblázat34.A" style:family="table-column">
      <style:table-column-properties style:column-width="15.3cm" style:rel-column-width="65535*"/>
    </style:style>
    <style:style style:name="Táblázat34.A1" style:family="table-cell">
      <style:table-cell-properties fo:padding="0.097cm" fo:border="0.088cm solid #000000"/>
    </style:style>
    <style:style style:name="Tábla6" style:family="table">
      <style:table-properties style:width="16.976cm" fo:margin-left="0.018cm" fo:margin-right="0.007cm" table:align="margins" style:may-break-between-rows="false"/>
    </style:style>
    <style:style style:name="Tábla6.A" style:family="table-column">
      <style:table-column-properties style:column-width="0.674cm" style:rel-column-width="2601*"/>
    </style:style>
    <style:style style:name="Tábla6.B" style:family="table-column">
      <style:table-column-properties style:column-width="3.657cm" style:rel-column-width="14117*"/>
    </style:style>
    <style:style style:name="Tábla6.C" style:family="table-column">
      <style:table-column-properties style:column-width="1.734cm" style:rel-column-width="6694*"/>
    </style:style>
    <style:style style:name="Tábla6.D" style:family="table-column">
      <style:table-column-properties style:column-width="4.23cm" style:rel-column-width="16330*"/>
    </style:style>
    <style:style style:name="Tábla6.E" style:family="table-column">
      <style:table-column-properties style:column-width="6.682cm" style:rel-column-width="25793*"/>
    </style:style>
    <style:style style:name="Tábla6.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ábla6.E1" style:family="table-cell">
      <style:table-cell-properties style:vertical-align="middle" fo:background-color="#e6e6e6" fo:padding="0.097cm" fo:border="0.002cm solid #000000">
        <style:background-image/>
      </style:table-cell-properties>
    </style:style>
    <style:style style:name="Tábla6.A2" style:family="table-cell">
      <style:table-cell-properties style:vertical-align="middle" fo:background-color="#ff6633" fo:padding="0.097cm" fo:border-left="0.002cm solid #000000" fo:border-right="none" fo:border-top="none" fo:border-bottom="0.002cm solid #000000">
        <style:background-image/>
      </style:table-cell-properties>
    </style:style>
    <style:style style:name="Tábla6.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a6.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a6.D6"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a6.E7"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67" style:family="table">
      <style:table-properties style:width="17cm" table:align="margins"/>
    </style:style>
    <style:style style:name="Táblázat67.A" style:family="table-column">
      <style:table-column-properties style:column-width="17cm" style:rel-column-width="65535*"/>
    </style:style>
    <style:style style:name="Táblázat67.A1" style:family="table-cell">
      <style:table-cell-properties fo:padding="0.097cm" fo:border="0.002cm solid #000000"/>
    </style:style>
    <style:style style:name="Táblázat77" style:family="table">
      <style:table-properties style:width="17cm" table:align="margins"/>
    </style:style>
    <style:style style:name="Táblázat77.A" style:family="table-column">
      <style:table-column-properties style:column-width="17cm" style:rel-column-width="65535*"/>
    </style:style>
    <style:style style:name="Táblázat77.A1" style:family="table-cell">
      <style:table-cell-properties fo:padding="0.097cm" fo:border="0.002cm solid #000000"/>
    </style:style>
    <style:style style:name="P1" style:family="paragraph" style:parent-style-name="Text_20_body">
      <style:paragraph-properties fo:margin-left="1.251cm" fo:margin-right="0cm" fo:margin-top="0cm" fo:margin-bottom="0.169cm" fo:text-indent="0.199cm" style:auto-text-indent="false"/>
    </style:style>
    <style:style style:name="P2" style:family="paragraph" style:parent-style-name="Text_20_body">
      <style:paragraph-properties fo:margin-left="1.251cm" fo:margin-right="0cm" fo:text-indent="0cm" style:auto-text-indent="false"/>
      <style:text-properties style:font-name="FreeSerif1" fo:background-color="#ff0000"/>
    </style:style>
    <style:style style:name="P3" style:family="paragraph" style:parent-style-name="Text_20_body">
      <style:paragraph-properties fo:margin-left="1.251cm" fo:margin-right="0cm" fo:margin-top="0cm" fo:margin-bottom="0.169cm" fo:text-indent="0.199cm" style:auto-text-indent="false" fo:background-color="transparent">
        <style:background-image/>
      </style:paragraph-properties>
      <style:text-properties style:text-line-through-style="none" fo:font-style="italic" style:font-style-asian="italic" style:font-style-complex="italic"/>
    </style:style>
    <style:style style:name="P4" style:family="paragraph" style:parent-style-name="Standard">
      <style:text-properties style:use-window-font-color="true" fo:font-size="10pt" style:font-size-asian="10pt" style:font-size-complex="10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margin-left="0cm" fo:margin-right="0cm" fo:text-indent="0cm" style:auto-text-indent="false"/>
      <style:text-properties style:use-window-font-color="true" fo:font-size="10pt" style:font-size-asian="10pt" style:font-size-complex="10pt"/>
    </style:style>
    <style:style style:name="P7" style:family="paragraph" style:parent-style-name="Standard">
      <style:paragraph-properties fo:margin-left="0cm" fo:margin-right="0cm" fo:text-indent="0cm" style:auto-text-indent="false"/>
      <style:text-properties fo:font-weight="bold" style:font-weight-asian="bold" style:font-weight-complex="bold"/>
    </style:style>
    <style:style style:name="P8" style:family="paragraph" style:parent-style-name="Text_20_body" style:list-style-name="L1">
      <style:paragraph-properties fo:margin-left="1.251cm" fo:margin-right="0cm" fo:text-indent="0cm" style:auto-text-indent="false"/>
    </style:style>
    <style:style style:name="P9" style:family="paragraph" style:parent-style-name="Text_20_body" style:list-style-name="L2">
      <style:paragraph-properties fo:margin-left="1.251cm" fo:margin-right="0cm" fo:text-indent="0cm" style:auto-text-indent="false"/>
    </style:style>
    <style:style style:name="P10" style:family="paragraph" style:parent-style-name="Heading_20_1">
      <style:paragraph-properties fo:break-before="page"/>
    </style:style>
    <style:style style:name="P11" style:family="paragraph" style:parent-style-name="Text_20_body">
      <style:text-properties fo:font-size="6pt" style:font-size-asian="6pt" style:font-size-complex="6pt"/>
    </style:style>
    <style:style style:name="P12" style:family="paragraph" style:parent-style-name="Text_20_body">
      <style:paragraph-properties fo:text-align="center" style:justify-single-word="false"/>
    </style:style>
    <style:style style:name="P13" style:family="paragraph" style:parent-style-name="Text_20_body">
      <style:text-properties fo:font-weight="bold" style:font-weight-asian="bold" style:font-weight-complex="bold"/>
    </style:style>
    <style:style style:name="P14" style:family="paragraph" style:parent-style-name="Text_20_body">
      <style:paragraph-properties fo:text-align="center" style:justify-single-word="false"/>
      <style:text-properties fo:font-weight="bold" style:font-weight-asian="bold" style:font-weight-complex="bold"/>
    </style:style>
    <style:style style:name="P15" style:family="paragraph" style:parent-style-name="Text_20_body">
      <style:text-properties fo:font-size="10pt" style:font-size-asian="10pt" style:font-size-complex="10pt"/>
    </style:style>
    <style:style style:name="P16" style:family="paragraph" style:parent-style-name="Text_20_body">
      <style:text-properties fo:font-size="10pt" fo:font-weight="bold" style:font-size-asian="10pt" style:font-weight-asian="bold" style:font-size-complex="10pt" style:font-weight-complex="bold"/>
    </style:style>
    <style:style style:name="P17" style:family="paragraph" style:parent-style-name="Text_20_body">
      <style:text-properties style:font-name="Times New Roman" fo:font-size="10pt" style:font-size-asian="10pt" style:font-size-complex="10pt"/>
    </style:style>
    <style:style style:name="P18" style:family="paragraph" style:parent-style-name="Text_20_body">
      <style:paragraph-properties fo:text-align="center" style:justify-single-word="false"/>
      <style:text-properties style:font-name="Times New Roman" fo:font-size="10pt" style:font-size-asian="10pt" style:font-size-complex="10pt"/>
    </style:style>
    <style:style style:name="P19" style:family="paragraph" style:parent-style-name="Text_20_body">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20" style:family="paragraph" style:parent-style-name="Text_20_body">
      <style:paragraph-properties fo:text-align="start" style:justify-single-word="false"/>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fo:font-style="italic" style:font-style-asian="italic" style:font-style-complex="italic"/>
    </style:style>
    <style:style style:name="P23" style:family="paragraph" style:parent-style-name="Text_20_body">
      <style:text-properties style:use-window-font-color="true"/>
    </style:style>
    <style:style style:name="P24" style:family="paragraph" style:parent-style-name="Text_20_body">
      <style:text-properties style:use-window-font-color="true" fo:font-weight="bold" style:font-weight-asian="bold" style:font-weight-complex="bold"/>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fo:font-weight="normal" style:font-weight-asian="bold" style:font-weight-complex="normal"/>
    </style:style>
    <style:style style:name="P27" style:family="paragraph" style:parent-style-name="Text_20_body">
      <style:text-properties style:font-name="FreeSerif4" style:text-underline-style="none" fo:font-weight="normal" style:font-name-asian="FreeSerif4" style:font-weight-asian="normal" style:font-name-complex="FreeSerif4" style:font-weight-complex="normal"/>
    </style:style>
    <style:style style:name="P28" style:family="paragraph" style:parent-style-name="Text_20_body">
      <style:paragraph-properties fo:text-align="center" style:justify-single-word="false"/>
      <style:text-properties style:font-name="FreeSerif4" style:text-underline-style="none" fo:font-weight="normal" style:font-name-asian="FreeSerif4" style:font-weight-asian="normal" style:font-name-complex="FreeSerif4" style:font-weight-complex="normal"/>
    </style:style>
    <style:style style:name="P29" style:family="paragraph" style:parent-style-name="Text_20_body">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30" style:family="paragraph" style:parent-style-name="Text_20_body">
      <style:paragraph-properties fo:margin-left="1.251cm" fo:margin-right="0cm" fo:margin-top="0cm" fo:margin-bottom="0.169cm" fo:text-indent="0.199cm" style:auto-text-indent="false"/>
    </style:style>
    <style:style style:name="P31" style:family="paragraph" style:parent-style-name="Text_20_body">
      <style:paragraph-properties fo:margin-left="1.251cm" fo:margin-right="0cm" fo:margin-top="0cm" fo:margin-bottom="0.169cm" fo:text-indent="0.199cm" style:auto-text-indent="false" fo:background-color="transparent">
        <style:background-image/>
      </style:paragraph-properties>
      <style:text-properties style:text-line-through-style="none" fo:font-style="italic" style:font-style-asian="italic" style:font-style-complex="italic"/>
    </style:style>
    <style:style style:name="P32" style:family="paragraph" style:parent-style-name="Text_20_body">
      <style:paragraph-properties fo:margin-left="1.251cm" fo:margin-right="0cm" fo:text-indent="0cm" style:auto-text-indent="false"/>
      <style:text-properties style:font-name="FreeSerif1" fo:background-color="#ff0000"/>
    </style:style>
    <style:style style:name="P33" style:family="paragraph" style:parent-style-name="Standard">
      <style:text-properties style:use-window-font-color="true" fo:font-size="10pt" style:font-size-asian="10pt" style:font-size-complex="10pt"/>
    </style:style>
    <style:style style:name="P34" style:family="paragraph" style:parent-style-name="Standard">
      <style:text-properties fo:font-size="10pt" style:font-size-asian="10pt" style:font-size-complex="10pt"/>
    </style:style>
    <style:style style:name="P35" style:family="paragraph" style:parent-style-name="Standard">
      <style:paragraph-properties fo:text-align="justify" style:justify-single-word="false"/>
      <style:text-properties fo:font-size="10pt" style:font-size-asian="10pt" style:font-size-complex="10pt"/>
    </style:style>
    <style:style style:name="P36" style:family="paragraph" style:parent-style-name="Standard">
      <style:paragraph-properties fo:text-align="start" style:justify-single-word="false" style:text-autospace="none"/>
      <style:text-properties fo:font-size="10pt" style:font-size-asian="10pt" style:font-size-complex="10pt"/>
    </style:style>
    <style:style style:name="P37" style:family="paragraph" style:parent-style-name="Standard">
      <style:paragraph-properties fo:text-align="center" style:justify-single-word="false"/>
      <style:text-properties fo:font-size="10pt" style:font-size-asian="10pt" style:font-size-complex="10pt"/>
    </style:style>
    <style:style style:name="P38" style:family="paragraph" style:parent-style-name="Standard">
      <style:paragraph-properties fo:text-align="center" style:justify-single-word="false" style:text-autospace="none"/>
      <style:text-properties fo:font-size="10pt" style:font-size-asian="10pt" style:font-size-complex="10pt"/>
    </style:style>
    <style:style style:name="P39" style:family="paragraph" style:parent-style-name="Standard">
      <style:paragraph-properties fo:text-align="center" style:justify-single-word="false" style:text-autospace="none"/>
      <style:text-properties fo:font-size="10pt" fo:font-weight="bold" style:font-size-asian="10pt" style:font-weight-asian="bold" style:font-size-complex="10pt" style:font-weight-complex="bold"/>
    </style:style>
    <style:style style:name="P40" style:family="paragraph" style:parent-style-name="Standard">
      <style:text-properties fo:font-size="6pt" style:font-size-asian="6pt" style:font-size-complex="6pt"/>
    </style:style>
    <style:style style:name="P41" style:family="paragraph" style:parent-style-name="Standard">
      <style:paragraph-properties fo:text-align="center" style:justify-single-word="false"/>
      <style:text-properties fo:font-weight="bold" style:font-weight-asian="bold" style:font-weight-complex="bold"/>
    </style:style>
    <style:style style:name="P42" style:family="paragraph" style:parent-style-name="Standard">
      <style:text-properties style:text-line-through-style="none"/>
    </style:style>
    <style:style style:name="P43" style:family="paragraph" style:parent-style-name="Standard">
      <style:paragraph-properties fo:text-align="center" style:justify-single-word="false"/>
    </style:style>
    <style:style style:name="P44" style:family="paragraph" style:parent-style-name="Standard">
      <style:text-properties fo:font-size="9pt" fo:font-weight="bold" style:font-size-asian="9pt" style:font-weight-asian="bold" style:font-size-complex="9pt" style:font-weight-complex="bold"/>
    </style:style>
    <style:style style:name="P45" style:family="paragraph" style:parent-style-name="Standard">
      <style:text-properties fo:font-size="9pt" style:font-size-asian="9pt" style:font-size-complex="9pt"/>
    </style:style>
    <style:style style:name="P46" style:family="paragraph" style:parent-style-name="Standard">
      <style:paragraph-properties fo:text-align="center" style:justify-single-word="false"/>
      <style:text-properties fo:font-size="9pt" style:font-size-asian="9pt" style:font-size-complex="9pt"/>
    </style:style>
    <style:style style:name="P47" style:family="paragraph" style:parent-style-name="Standard">
      <style:text-properties fo:font-weight="normal" style:font-weight-asian="normal" style:font-weight-complex="normal"/>
    </style:style>
    <style:style style:name="P48" style:family="paragraph" style:parent-style-name="Standard">
      <style:text-properties fo:font-size="5pt" fo:font-weight="normal" style:font-size-asian="5pt" style:font-weight-asian="normal" style:font-size-complex="5pt" style:font-weight-complex="normal"/>
    </style:style>
    <style:style style:name="P49" style:family="paragraph" style:parent-style-name="Standard">
      <style:paragraph-properties style:text-autospace="none"/>
      <style:text-properties style:font-name="FreeSerif3" fo:font-size="9pt" fo:language="en" fo:country="US" style:language-asian="en" style:country-asian="US" style:font-size-complex="12pt"/>
    </style:style>
    <style:style style:name="P50" style:family="paragraph" style:parent-style-name="Standard">
      <style:text-properties style:font-name="FreeSerif3" fo:font-size="10pt" style:font-size-asian="10pt" style:font-size-complex="10pt"/>
    </style:style>
    <style:style style:name="P51" style:family="paragraph" style:parent-style-name="Standard">
      <style:text-properties fo:font-size="7pt" style:font-size-asian="7pt" style:font-size-complex="7pt"/>
    </style:style>
    <style:style style:name="P52" style:family="paragraph" style:parent-style-name="Standard">
      <style:paragraph-properties fo:text-align="center" style:justify-single-word="false" style:text-autospace="none"/>
      <style:text-properties fo:color="#666666" fo:font-size="10pt" fo:font-weight="bold" style:font-size-asian="10pt" style:font-weight-asian="bold" style:font-size-complex="10pt" style:font-weight-complex="bold"/>
    </style:style>
    <style:style style:name="P53" style:family="paragraph" style:parent-style-name="Standard">
      <style:paragraph-properties fo:text-align="center" style:justify-single-word="false" style:text-autospace="none"/>
      <style:text-properties fo:color="#666666" fo:font-size="10pt" style:font-size-asian="10pt" style:font-size-complex="10pt"/>
    </style:style>
    <style:style style:name="P54" style:family="paragraph" style:parent-style-name="Standard">
      <style:paragraph-properties fo:margin-left="0cm" fo:margin-right="0cm" fo:text-indent="0cm" style:auto-text-indent="false"/>
    </style:style>
    <style:style style:name="P55" style:family="paragraph" style:parent-style-name="Standard">
      <style:paragraph-properties fo:margin-left="0cm" fo:margin-right="0cm" fo:text-indent="0cm" style:auto-text-indent="false"/>
      <style:text-properties style:use-window-font-color="true" fo:font-size="10pt" style:font-size-asian="10pt" style:font-size-complex="10pt"/>
    </style:style>
    <style:style style:name="P56" style:family="paragraph" style:parent-style-name="Standard">
      <style:paragraph-properties fo:margin-left="0cm" fo:margin-right="0cm" fo:text-indent="0cm" style:auto-text-indent="false"/>
      <style:text-properties fo:font-weight="bold" style:font-weight-asian="bold" style:font-weight-complex="bold"/>
    </style:style>
    <style:style style:name="P57" style:family="paragraph" style:parent-style-name="Standard">
      <style:paragraph-properties fo:margin-left="0cm" fo:margin-right="0cm" fo:text-align="start" style:justify-single-word="false" fo:text-indent="0cm" style:auto-text-indent="false"/>
      <style:text-properties fo:font-weight="bold" style:font-weight-asian="bold" style:font-weight-complex="bold"/>
    </style:style>
    <style:style style:name="P58" style:family="paragraph" style:parent-style-name="Standard">
      <style:paragraph-properties fo:margin-left="0cm" fo:margin-right="0cm" fo:text-indent="0cm" style:auto-text-indent="false"/>
      <style:text-properties style:font-name="Mufferaw" fo:font-size="6pt" style:font-size-asian="6pt" style:font-size-complex="6pt"/>
    </style:style>
    <style:style style:name="P59" style:family="paragraph" style:parent-style-name="Standard">
      <style:paragraph-properties fo:margin-left="0cm" fo:margin-right="0cm" fo:text-align="center" style:justify-single-word="false" fo:text-indent="0cm" style:auto-text-indent="false"/>
      <style:text-properties fo:font-weight="normal" style:font-weight-asian="normal" style:font-weight-complex="normal"/>
    </style:style>
    <style:style style:name="P60" style:family="paragraph" style:parent-style-name="Standard">
      <style:paragraph-properties fo:margin-left="0cm" fo:margin-right="0cm" fo:text-indent="0cm" style:auto-text-indent="false"/>
      <style:text-properties fo:font-size="12pt" style:font-size-asian="12pt" style:font-size-complex="12pt"/>
    </style:style>
    <style:style style:name="P61" style:family="paragraph" style:parent-style-name="Standard">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62" style:family="paragraph" style:parent-style-name="Standard">
      <style:paragraph-properties fo:margin-left="0cm" fo:margin-right="0cm" fo:text-align="center" style:justify-single-word="false" fo:text-indent="0cm" style:auto-text-indent="false"/>
    </style:style>
    <style:style style:name="P63" style:family="paragraph" style:parent-style-name="Standard">
      <style:paragraph-properties fo:margin-left="0cm" fo:margin-right="0cm" fo:text-indent="0cm" style:auto-text-indent="false"/>
      <style:text-properties fo:font-size="6pt" style:font-size-asian="6pt" style:font-size-complex="6pt"/>
    </style:style>
    <style:style style:name="P64" style:family="paragraph" style:parent-style-name="Standard">
      <style:paragraph-properties fo:margin-left="0cm" fo:margin-right="0cm" fo:text-indent="0cm" style:auto-text-indent="false"/>
      <style:text-properties fo:font-size="7pt" style:font-size-asian="7pt" style:font-size-complex="7pt"/>
    </style:style>
    <style:style style:name="P65" style:family="paragraph" style:parent-style-name="Text_20_body">
      <style:paragraph-properties fo:margin-left="0cm" fo:margin-right="0cm" fo:text-indent="0cm" style:auto-text-indent="false"/>
    </style:style>
    <style:style style:name="P66" style:family="paragraph" style:parent-style-name="Text_20_body">
      <style:paragraph-properties fo:margin-left="0cm" fo:margin-right="0cm" fo:text-indent="0cm" style:auto-text-indent="false"/>
      <style:text-properties fo:font-size="12pt" style:font-size-asian="12pt" style:font-size-complex="12pt"/>
    </style:style>
    <style:style style:name="P67" style:family="paragraph" style:parent-style-name="Text_20_body">
      <style:paragraph-properties fo:margin-left="0cm" fo:margin-right="0cm" fo:text-align="center" style:justify-single-word="false" fo:text-indent="0cm" style:auto-text-indent="false"/>
    </style:style>
    <style:style style:name="P68" style:family="paragraph" style:parent-style-name="Text_20_body">
      <style:paragraph-properties fo:margin-left="0cm" fo:margin-right="0cm" fo:text-align="justify" style:justify-single-word="false" fo:text-indent="0cm" style:auto-text-indent="false"/>
    </style:style>
    <style:style style:name="P69" style:family="paragraph" style:parent-style-name="Text_20_body">
      <style:paragraph-properties fo:margin-left="0cm" fo:margin-right="0cm" fo:text-align="center" style:justify-single-word="false" fo:text-indent="0cm" style:auto-text-indent="false"/>
      <style:text-properties fo:font-weight="bold" style:font-weight-asian="bold" style:font-weight-complex="bold"/>
    </style:style>
    <style:style style:name="P70" style:family="paragraph" style:parent-style-name="Text_20_body">
      <style:paragraph-properties fo:margin-left="0cm" fo:margin-right="0cm" fo:text-align="start" style:justify-single-word="false" fo:text-indent="0cm" style:auto-text-indent="false"/>
    </style:style>
    <style:style style:name="P71" style:family="paragraph" style:parent-style-name="Text_20_body">
      <style:paragraph-properties fo:margin-left="0cm" fo:margin-right="0cm" fo:text-indent="0cm" style:auto-text-indent="false"/>
      <style:text-properties fo:font-size="5pt" style:font-size-asian="5pt" style:font-size-complex="5pt"/>
    </style:style>
    <style:style style:name="P72" style:family="paragraph" style:parent-style-name="Text_20_body">
      <style:paragraph-properties fo:margin-left="0cm" fo:margin-right="0cm" fo:text-indent="0cm" style:auto-text-indent="false"/>
      <style:text-properties fo:font-size="3pt" style:font-size-asian="3pt" style:font-size-complex="3pt"/>
    </style:style>
    <style:style style:name="P73" style:family="paragraph" style:parent-style-name="Text_20_body">
      <style:paragraph-properties fo:margin-left="0cm" fo:margin-right="0cm" fo:text-align="center" style:justify-single-word="false" fo:text-indent="0cm" style:auto-text-indent="false"/>
      <style:text-properties style:font-name="FreeSerif4" fo:font-size="9pt" style:text-underline-style="none" fo:font-weight="bold" style:font-name-asian="FreeSerif4" style:font-size-asian="9pt" style:font-weight-asian="bold" style:font-name-complex="FreeSerif4" style:font-size-complex="9pt" style:font-weight-complex="bold"/>
    </style:style>
    <style:style style:name="P74" style:family="paragraph" style:parent-style-name="Text_20_body">
      <style:paragraph-properties fo:margin-left="0cm" fo:margin-right="0cm" fo:text-align="start" style:justify-single-word="false" fo:text-indent="0cm" style:auto-text-indent="false"/>
      <style:text-properties fo:font-size="8pt" fo:font-style="normal" fo:font-weight="normal" fo:background-color="#ff6633" style:font-size-asian="8pt" style:font-style-asian="normal" style:font-weight-asian="normal" style:font-size-complex="8pt" style:font-style-complex="normal" style:font-weight-complex="normal"/>
    </style:style>
    <style:style style:name="P75" style:family="paragraph" style:parent-style-name="Text_20_body">
      <style:paragraph-properties fo:margin-left="0cm" fo:margin-right="0cm" fo:text-indent="0cm" style:auto-text-indent="false"/>
      <style:text-properties fo:font-size="10pt" style:font-size-asian="10pt" style:font-size-complex="10pt"/>
    </style:style>
    <style:style style:name="P76" style:family="paragraph" style:parent-style-name="Text_20_body">
      <style:paragraph-properties fo:margin-left="0cm" fo:margin-right="0cm" fo:margin-top="0cm" fo:margin-bottom="0cm" fo:text-indent="0cm" style:auto-text-indent="false" fo:background-color="transparent">
        <style:background-image/>
      </style:paragraph-properties>
    </style:style>
    <style:style style:name="P77" style:family="paragraph" style:parent-style-name="Text_20_body">
      <style:paragraph-properties fo:margin-left="0cm" fo:margin-right="0cm" fo:margin-top="0cm" fo:margin-bottom="0cm" fo:text-indent="0cm" style:auto-text-indent="false" fo:background-color="transparent">
        <style:tab-stops>
          <style:tab-stop style:position="16.999cm"/>
        </style:tab-stops>
        <style:background-image/>
      </style:paragraph-properties>
    </style:style>
    <style:style style:name="P78" style:family="paragraph" style:parent-style-name="_5b_RPG_5d__20_Táblázat_20_-_20_Fortély_20_hatás">
      <style:paragraph-properties fo:margin-left="0cm" fo:margin-right="0cm" fo:margin-top="0cm" fo:margin-bottom="0cm" fo:text-indent="0cm" style:auto-text-indent="false" fo:background-color="transparent">
        <style:background-image/>
      </style:paragraph-properties>
    </style:style>
    <style:style style:name="P79" style:family="paragraph" style:parent-style-name="Standard">
      <style:paragraph-properties fo:margin-left="0cm" fo:margin-right="0cm" fo:margin-top="0cm" fo:margin-bottom="0cm" fo:text-indent="0cm" style:auto-text-indent="false" fo:background-color="transparent">
        <style:background-image/>
      </style:paragraph-properties>
    </style:style>
    <style:style style:name="P80" style:family="paragraph" style:parent-style-name="Text_20_body">
      <style:paragraph-properties fo:margin-left="0cm" fo:margin-right="0cm" fo:margin-top="0cm" fo:margin-bottom="0cm" fo:text-align="center" style:justify-single-word="false" fo:text-indent="0cm" style:auto-text-indent="false"/>
    </style:style>
    <style:style style:name="P81" style:family="paragraph" style:parent-style-name="Text_20_body">
      <style:paragraph-properties fo:margin-left="0cm" fo:margin-right="0cm" fo:margin-top="0cm" fo:margin-bottom="0cm" fo:text-indent="0cm" style:auto-text-indent="false">
        <style:tab-stops>
          <style:tab-stop style:position="5.821cm"/>
        </style:tab-stops>
      </style:paragraph-properties>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82" style:family="paragraph" style:parent-style-name="Heading_20_3">
      <style:paragraph-properties fo:margin-left="0cm" fo:margin-right="0cm" fo:margin-top="0cm" fo:margin-bottom="0cm" fo:text-indent="0cm" style:auto-text-indent="false" fo:break-before="page" fo:background-color="transparent">
        <style:background-image/>
      </style:paragraph-properties>
    </style:style>
    <style:style style:name="P83" style:family="paragraph" style:parent-style-name="Standard">
      <style:paragraph-properties fo:margin-left="0cm" fo:margin-right="0cm" fo:text-indent="0cm" style:auto-text-indent="false" fo:break-before="column"/>
      <style:text-properties fo:font-weight="bold" style:font-weight-asian="bold" style:font-weight-complex="bold"/>
    </style:style>
    <style:style style:name="P84" style:family="paragraph" style:parent-style-name="Text_20_body">
      <style:paragraph-properties fo:margin-left="0cm" fo:margin-right="0cm" fo:text-align="center" style:justify-single-word="false" fo:text-indent="0cm" style:auto-text-indent="false" fo:break-before="column"/>
    </style:style>
    <style:style style:name="P85" style:family="paragraph" style:parent-style-name="Text_20_body">
      <style:paragraph-properties fo:margin-left="0cm" fo:margin-right="0cm" fo:text-align="center" style:justify-single-word="false" fo:text-indent="0cm" style:auto-text-indent="false" fo:background-color="transparent">
        <style:background-image/>
      </style:paragraph-properties>
      <style:text-properties style:font-name="Arial" fo:font-size="8pt" fo:font-style="normal" fo:font-weight="bold" style:font-size-asian="8pt" style:font-style-asian="normal" style:font-weight-asian="bold" style:font-size-complex="8pt" style:font-style-complex="normal" style:font-weight-complex="bold"/>
    </style:style>
    <style:style style:name="P86" style:family="paragraph" style:parent-style-name="Text_20_body">
      <style:paragraph-properties fo:margin-left="0cm" fo:margin-right="0cm" fo:text-align="center" style:justify-single-word="false" fo:text-indent="0cm" style:auto-text-indent="false" fo:background-color="transparent">
        <style:background-image/>
      </style:paragraph-properties>
      <style:text-properties style:font-name="Arial" fo:font-size="8pt" fo:font-style="normal" style:font-size-asian="8pt" style:font-style-asian="normal" style:font-size-complex="8pt" style:font-style-complex="normal"/>
    </style:style>
    <style:style style:name="P87" style:family="paragraph" style:parent-style-name="_5b_RPG_5d__20_Táblázattartalom_20_-_20_saját_20_-_20_1">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88" style:family="paragraph" style:parent-style-name="_5b_RPG_5d__20_Táblázattartalom_20_-_20_saját_20_-_20_1">
      <style:paragraph-properties fo:margin-left="0cm" fo:margin-right="0cm" fo:text-align="start" style:justify-single-word="false" fo:text-indent="0cm" style:auto-text-indent="false" fo:background-color="transparent">
        <style:background-image/>
      </style:paragraph-properties>
      <style:text-properties fo:font-size="8pt" fo:font-weight="normal" style:font-weight-asian="normal" style:font-weight-complex="normal"/>
    </style:style>
    <style:style style:name="P89" style:family="paragraph" style:parent-style-name="_5b_RPG_5d__20_Táblázattartalom_20_-_20_saját_20_-_20_1">
      <style:paragraph-properties fo:margin-left="0cm" fo:margin-right="0cm" fo:text-align="start" style:justify-single-word="false" fo:text-indent="0cm" style:auto-text-indent="false" fo:background-color="transparent">
        <style:background-image/>
      </style:paragraph-properties>
      <style:text-properties fo:font-size="8pt" fo:font-weight="normal" fo:background-color="#ff0000" style:font-weight-asian="normal" style:font-weight-complex="normal"/>
    </style:style>
    <style:style style:name="P90" style:family="paragraph" style:parent-style-name="_5b_RPG_5d__20_Táblázattartalom_20_-_20_saját_20_-_20_1">
      <style:paragraph-properties fo:margin-left="0cm" fo:margin-right="0cm" fo:text-align="start" style:justify-single-word="false" fo:text-indent="0cm" style:auto-text-indent="false" fo:background-color="transparent">
        <style:background-image/>
      </style:paragraph-properties>
      <style:text-properties fo:font-size="8pt" style:font-size-asian="8pt" style:font-size-complex="8pt"/>
    </style:style>
    <style:style style:name="P91" style:family="paragraph" style:parent-style-name="_5b_RPG_5d__20_Táblázattartalom_20_-_20_saját_20_-_20_1">
      <style:paragraph-properties fo:margin-left="0cm" fo:margin-right="0cm" fo:text-align="start" style:justify-single-word="false" fo:text-indent="0cm" style:auto-text-indent="false" fo:background-color="transparent">
        <style:background-image/>
      </style:paragraph-properties>
      <style:text-properties fo:font-size="8pt" fo:background-color="transparent"/>
    </style:style>
    <style:style style:name="P92" style:family="paragraph" style:parent-style-name="Text_20_body">
      <style:paragraph-properties fo:margin-left="0cm" fo:margin-right="0cm" fo:margin-top="0cm" fo:margin-bottom="0.169cm" fo:text-indent="0cm" style:auto-text-indent="false"/>
      <style:text-properties style:text-line-through-style="none" fo:font-size="14pt" fo:font-weight="bold" style:font-size-asian="14pt" style:font-weight-asian="bold" style:font-size-complex="14pt" style:font-weight-complex="bold"/>
    </style:style>
    <style:style style:name="P93" style:family="paragraph" style:parent-style-name="Text_20_body">
      <style:paragraph-properties fo:margin-left="0cm" fo:margin-right="0cm" fo:margin-top="0cm" fo:margin-bottom="0.109cm" fo:text-indent="0cm" style:auto-text-indent="false"/>
    </style:style>
    <style:style style:name="P94" style:family="paragraph" style:parent-style-name="Text_20_body">
      <style:paragraph-properties fo:margin-left="0cm" fo:margin-right="0cm" fo:margin-top="0cm" fo:margin-bottom="0.109cm" fo:text-align="center" style:justify-single-word="false" fo:text-indent="0cm" style:auto-text-indent="false"/>
    </style:style>
    <style:style style:name="P95" style:family="paragraph" style:parent-style-name="_5b_RPG_5d__20_Táblázattartalom_20_1">
      <style:paragraph-properties fo:margin-left="0cm" fo:margin-right="0cm" fo:text-align="justify" style:justify-single-word="false" fo:text-indent="0cm" style:auto-text-indent="false"/>
      <style:text-properties fo:background-color="transparent"/>
    </style:style>
    <style:style style:name="P96" style:family="paragraph" style:parent-style-name="_5b_RPG_5d__20_Táblázattartalom_20_-_20_saját_20_-_20_1">
      <style:paragraph-properties fo:margin-left="0cm" fo:margin-right="0cm" fo:text-align="start" style:justify-single-word="false" fo:text-indent="0cm" style:auto-text-indent="false"/>
      <style:text-properties fo:font-size="8pt"/>
    </style:style>
    <style:style style:name="P97" style:family="paragraph" style:parent-style-name="_5b_RPG_5d__20_Táblázattartalom_20_-_20_saját_20_-_20_1">
      <style:paragraph-properties fo:margin-left="0cm" fo:margin-right="0cm" fo:text-align="start" style:justify-single-word="false" fo:text-indent="0cm" style:auto-text-indent="false"/>
      <style:text-properties fo:font-size="8pt" fo:background-color="transparent"/>
    </style:style>
    <style:style style:name="P98" style:family="paragraph" style:parent-style-name="_5b_RPG_5d__20_Táblázattartalom_20_-_20_saját_20_-_20_1">
      <style:paragraph-properties fo:margin-left="0cm" fo:margin-right="0cm" fo:text-align="start" style:justify-single-word="false" fo:text-indent="0cm" style:auto-text-indent="false"/>
      <style:text-properties fo:font-size="6pt" style:font-size-asian="6pt" style:font-size-complex="6pt"/>
    </style:style>
    <style:style style:name="P99" style:family="paragraph" style:parent-style-name="_5b_RPG_5d__20_Táblázattartalom_20_-_20_saját_20_-_20_1">
      <style:paragraph-properties fo:margin-left="0cm" fo:margin-right="0cm" fo:text-align="start" style:justify-single-word="false" fo:text-indent="0cm" style:auto-text-indent="false" fo:background-color="#ff0000">
        <style:background-image/>
      </style:paragraph-properties>
      <style:text-properties fo:font-size="10pt" fo:font-weight="bold" style:font-size-asian="10pt" style:font-weight-asian="bold" style:font-size-complex="10pt" style:font-weight-complex="bold"/>
    </style:style>
    <style:style style:name="P100" style:family="paragraph" style:parent-style-name="_5b_RPG_5d__20_Táblázattartalom_20_-_20_saját_20_-_20_1">
      <style:paragraph-properties fo:margin-left="0cm" fo:margin-right="0cm" fo:text-align="start" style:justify-single-word="false" fo:keep-together="always" fo:widows="0" fo:text-indent="0cm" style:auto-text-indent="false" fo:background-color="#ff0000" style:shadow="none" fo:keep-with-next="auto">
        <style:background-image/>
      </style:paragraph-properties>
      <style:text-properties fo:font-size="8pt"/>
    </style:style>
    <style:style style:name="P101" style:family="paragraph" style:parent-style-name="Heading_20_1">
      <style:paragraph-properties fo:break-before="page"/>
    </style:style>
    <style:style style:name="P102" style:family="paragraph" style:parent-style-name="Heading_20_2">
      <style:paragraph-properties fo:break-before="page"/>
    </style:style>
    <style:style style:name="P103" style:family="paragraph" style:parent-style-name="Heading_20_3">
      <style:paragraph-properties fo:break-before="page"/>
    </style:style>
    <style:style style:name="P104" style:family="paragraph" style:parent-style-name="Text_20_body">
      <style:paragraph-properties fo:break-before="page"/>
    </style:style>
    <style:style style:name="P105" style:family="paragraph" style:parent-style-name="Text_20_body">
      <style:paragraph-properties fo:break-before="page" fo:background-color="#ff0000">
        <style:background-image/>
      </style:paragraph-properties>
    </style:style>
    <style:style style:name="P106" style:family="paragraph" style:parent-style-name="Standard">
      <style:paragraph-properties fo:break-before="page"/>
    </style:style>
    <style:style style:name="P107" style:family="paragraph" style:parent-style-name="Heading_20_4">
      <style:paragraph-properties fo:break-before="page"/>
    </style:style>
    <style:style style:name="P108" style:family="paragraph" style:parent-style-name="_5b_RPG_5d__20_Táblázattartalom_20_1">
      <style:text-properties fo:font-size="10pt" style:font-size-asian="10pt" style:font-size-complex="10pt"/>
    </style:style>
    <style:style style:name="P109" style:family="paragraph" style:parent-style-name="_5b_RPG_5d__20_Táblázattartalom_20_1">
      <style:paragraph-properties fo:text-align="center" style:justify-single-word="false"/>
      <style:text-properties fo:font-size="10pt" style:font-size-asian="10pt" style:font-size-complex="10pt"/>
    </style:style>
    <style:style style:name="P110" style:family="paragraph" style:parent-style-name="_5b_RPG_5d__20_Táblázattartalom_20_1">
      <style:paragraph-properties fo:text-align="center" style:justify-single-word="false" fo:keep-together="auto"/>
      <style:text-properties fo:font-size="10pt" style:font-size-asian="10pt" style:font-size-complex="10pt"/>
    </style:style>
    <style:style style:name="P111" style:family="paragraph" style:parent-style-name="_5b_RPG_5d__20_Táblázattartalom_20_1">
      <style:paragraph-properties fo:text-align="center" style:justify-single-word="false"/>
      <style:text-properties fo:font-size="10pt" fo:font-weight="bold" fo:background-color="#ff0000" style:font-size-asian="10pt" style:font-weight-asian="bold" style:font-size-complex="10pt" style:font-weight-complex="bold"/>
    </style:style>
    <style:style style:name="P112" style:family="paragraph" style:parent-style-name="_5b_RPG_5d__20_Táblázattartalom_20_1">
      <style:paragraph-properties fo:text-align="center" style:justify-single-word="false"/>
      <style:text-properties fo:font-size="10pt" fo:font-weight="bold" style:font-size-asian="10pt" style:font-weight-asian="bold" style:font-size-complex="10pt" style:font-weight-complex="bold"/>
    </style:style>
    <style:style style:name="P113" style:family="paragraph" style:parent-style-name="_5b_RPG_5d__20_Táblázattartalom_20_1">
      <style:paragraph-properties fo:text-align="center" style:justify-single-word="false"/>
      <style:text-properties fo:font-size="10pt" fo:font-weight="bold" fo:background-color="#ff9966" style:font-size-asian="10pt" style:font-weight-asian="bold" style:font-size-complex="10pt" style:font-weight-complex="bold"/>
    </style:style>
    <style:style style:name="P114" style:family="paragraph" style:parent-style-name="_5b_RPG_5d__20_Táblázattartalom_20_1">
      <style:text-properties fo:font-size="10pt" fo:background-color="#ff9966" style:font-size-asian="10pt" style:font-size-complex="10pt"/>
    </style:style>
    <style:style style:name="P115" style:family="paragraph" style:parent-style-name="_5b_RPG_5d__20_Táblázattartalom_20_1">
      <style:text-properties style:font-name="Times New Roman"/>
    </style:style>
    <style:style style:name="P116" style:family="paragraph" style:parent-style-name="_5b_RPG_5d__20_Táblázattartalom_20_1">
      <style:text-properties style:font-name="Times New Roman" fo:font-size="10pt" style:font-size-asian="10pt" style:font-size-complex="10pt"/>
    </style:style>
    <style:style style:name="P117" style:family="paragraph" style:parent-style-name="_5b_RPG_5d__20_Táblázattartalom_20_1">
      <style:paragraph-properties fo:text-align="center" style:justify-single-word="false"/>
      <style:text-properties style:font-name="Times New Roman" fo:font-size="10pt" style:font-size-asian="10pt" style:font-size-complex="10pt"/>
    </style:style>
    <style:style style:name="P118" style:family="paragraph" style:parent-style-name="_5b_RPG_5d__20_Táblázattartalom_20_1">
      <style:text-properties style:font-name="Times New Roman" fo:font-size="10pt" fo:font-weight="normal" style:font-size-asian="10pt" style:font-weight-asian="normal" style:font-size-complex="10pt" style:font-weight-complex="normal"/>
    </style:style>
    <style:style style:name="P119" style:family="paragraph" style:parent-style-name="_5b_RPG_5d__20_Táblázattartalom_20_1">
      <style:text-properties style:font-name="Times New Roman" fo:font-size="7pt" style:font-size-asian="7pt" style:font-size-complex="7pt"/>
    </style:style>
    <style:style style:name="P120" style:family="paragraph" style:parent-style-name="_5b_RPG_5d__20_Táblázattartalom_20_1">
      <style:text-properties style:font-name="Times New Roman" fo:font-size="9pt" style:font-size-asian="9pt" style:font-size-complex="9pt"/>
    </style:style>
    <style:style style:name="P121" style:family="paragraph" style:parent-style-name="_5b_RPG_5d__20_Táblázattartalom_20_1">
      <style:paragraph-properties fo:text-align="start" style:justify-single-word="false"/>
      <style:text-properties style:font-name="Times New Roman" fo:font-size="9pt" style:font-size-asian="9pt" style:font-size-complex="9pt"/>
    </style:style>
    <style:style style:name="P122" style:family="paragraph" style:parent-style-name="_5b_RPG_5d__20_Táblázattartalom_20_1">
      <style:paragraph-properties fo:text-align="center" style:justify-single-word="false"/>
      <style:text-properties style:font-name="Times New Roman" fo:font-size="9pt" style:font-size-asian="9pt" style:font-size-complex="9pt"/>
    </style:style>
    <style:style style:name="P123" style:family="paragraph" style:parent-style-name="_5b_RPG_5d__20_Táblázattartalom_20_1">
      <style:text-properties style:font-name="Times New Roman" fo:font-size="8pt" style:font-size-asian="8pt" style:font-size-complex="8pt"/>
    </style:style>
    <style:style style:name="P124" style:family="paragraph" style:parent-style-name="_5b_RPG_5d__20_Táblázattartalom_20_1">
      <style:text-properties style:text-line-through-style="solid" style:text-line-through-width="bold" fo:background-color="transparent"/>
    </style:style>
    <style:style style:name="P125" style:family="paragraph" style:parent-style-name="_5b_RPG_5d__20_Táblázattartalom_20_1">
      <style:text-properties style:text-line-through-style="solid" style:text-line-through-width="bold" fo:background-color="#ff6633"/>
    </style:style>
    <style:style style:name="P126" style:family="paragraph" style:parent-style-name="_5b_RPG_5d__20_Táblázattartalom_20_1">
      <style:text-properties style:text-line-through-style="solid" style:text-line-through-width="bold" fo:background-color="#ffcc99"/>
    </style:style>
    <style:style style:name="P127" style:family="paragraph" style:parent-style-name="_5b_RPG_5d__20_Táblázattartalom_20_1">
      <style:text-properties style:text-line-through-style="solid" style:text-line-through-width="bold" fo:background-color="#ff0000"/>
    </style:style>
    <style:style style:name="P128" style:family="paragraph" style:parent-style-name="_5b_RPG_5d__20_Táblázattartalom_20_1">
      <style:text-properties style:text-line-through-style="solid" style:text-line-through-width="bold" fo:background-color="#23ff23"/>
    </style:style>
    <style:style style:name="P129" style:family="paragraph" style:parent-style-name="_5b_RPG_5d__20_Táblázattartalom_20_1">
      <style:text-properties style:text-line-through-style="none"/>
    </style:style>
    <style:style style:name="P130" style:family="paragraph" style:parent-style-name="_5b_RPG_5d__20_Táblázattartalom_20_1">
      <style:text-properties style:text-line-through-style="none" fo:background-color="transparent"/>
    </style:style>
    <style:style style:name="P131" style:family="paragraph" style:parent-style-name="_5b_RPG_5d__20_Táblázattartalom_20_1">
      <style:paragraph-properties fo:text-align="start" style:justify-single-word="false"/>
      <style:text-properties style:text-line-through-style="none" fo:background-color="transparent"/>
    </style:style>
    <style:style style:name="P132" style:family="paragraph" style:parent-style-name="_5b_RPG_5d__20_Táblázattartalom_20_1">
      <style:paragraph-properties fo:text-align="start" style:justify-single-word="false"/>
      <style:text-properties style:text-line-through-style="none" fo:font-size="9pt" fo:background-color="#ff0000" style:font-size-asian="9pt" style:font-size-complex="9pt"/>
    </style:style>
    <style:style style:name="P133" style:family="paragraph" style:parent-style-name="_5b_RPG_5d__20_Táblázattartalom_20_1">
      <style:paragraph-properties fo:text-align="start" style:justify-single-word="false"/>
      <style:text-properties style:text-line-through-style="none" fo:font-size="9pt" fo:background-color="transparent" style:font-size-asian="9pt" style:font-size-complex="9pt"/>
    </style:style>
    <style:style style:name="P134" style:family="paragraph" style:parent-style-name="_5b_RPG_5d__20_Táblázattartalom_20_1">
      <style:text-properties style:text-line-through-style="none" fo:background-color="#ff0000"/>
    </style:style>
    <style:style style:name="P135" style:family="paragraph" style:parent-style-name="_5b_RPG_5d__20_Táblázattartalom_20_1">
      <style:paragraph-properties fo:text-align="start" style:justify-single-word="false"/>
      <style:text-properties style:text-line-through-style="none"/>
    </style:style>
    <style:style style:name="P136" style:family="paragraph" style:parent-style-name="_5b_RPG_5d__20_Táblázattartalom_20_1">
      <style:paragraph-properties fo:text-align="center" style:justify-single-word="false"/>
      <style:text-properties style:text-line-through-style="none"/>
    </style:style>
    <style:style style:name="P137" style:family="paragraph" style:parent-style-name="_5b_RPG_5d__20_Táblázattartalom_20_1">
      <style:text-properties style:text-line-through-style="none" fo:font-weight="normal" fo:background-color="transparent" style:font-weight-asian="normal" style:font-weight-complex="normal"/>
    </style:style>
    <style:style style:name="P138" style:family="paragraph" style:parent-style-name="_5b_RPG_5d__20_Táblázattartalom_20_1">
      <style:paragraph-properties fo:text-align="center" style:justify-single-word="false"/>
      <style:text-properties style:text-line-through-style="none" fo:font-weight="normal" fo:background-color="transparent" style:font-weight-asian="normal" style:font-weight-complex="normal"/>
    </style:style>
    <style:style style:name="P139" style:family="paragraph" style:parent-style-name="_5b_RPG_5d__20_Táblázattartalom_20_1">
      <style:text-properties style:text-line-through-style="none" fo:font-weight="normal" fo:background-color="#ffcc99" style:font-weight-asian="normal" style:font-weight-complex="normal"/>
    </style:style>
    <style:style style:name="P140" style:family="paragraph" style:parent-style-name="_5b_RPG_5d__20_Táblázattartalom_20_1">
      <style:text-properties style:text-line-through-style="none" fo:font-weight="bold" fo:background-color="#ffcc99" style:font-weight-asian="bold" style:font-weight-complex="bold"/>
    </style:style>
    <style:style style:name="P141" style:family="paragraph" style:parent-style-name="_5b_RPG_5d__20_Táblázattartalom_20_1">
      <style:text-properties style:text-line-through-style="none" fo:font-weight="bold" fo:background-color="transparent" style:font-weight-asian="bold" style:font-weight-complex="bold"/>
    </style:style>
    <style:style style:name="P142" style:family="paragraph" style:parent-style-name="_5b_RPG_5d__20_Táblázattartalom_20_1">
      <style:paragraph-properties fo:text-align="center" style:justify-single-word="false"/>
      <style:text-properties style:text-line-through-style="none" fo:font-weight="bold" fo:background-color="transparent" style:font-weight-asian="bold" style:font-weight-complex="bold"/>
    </style:style>
    <style:style style:name="P143" style:family="paragraph" style:parent-style-name="_5b_RPG_5d__20_Táblázattartalom_20_1">
      <style:text-properties style:text-line-through-style="none" fo:font-weight="bold" fo:background-color="#ff0000" style:font-weight-asian="bold" style:font-weight-complex="bold"/>
    </style:style>
    <style:style style:name="P144" style:family="paragraph" style:parent-style-name="_5b_RPG_5d__20_Táblázattartalom_20_1">
      <style:text-properties style:text-line-through-style="none" fo:background-color="#ffcc99"/>
    </style:style>
    <style:style style:name="P145" style:family="paragraph" style:parent-style-name="_5b_RPG_5d__20_Táblázattartalom_20_1">
      <style:paragraph-properties fo:text-align="center" style:justify-single-word="false"/>
      <style:text-properties style:text-line-through-style="none" fo:font-size="10pt" style:font-size-asian="10pt" style:font-size-complex="10pt"/>
    </style:style>
    <style:style style:name="P146" style:family="paragraph" style:parent-style-name="_5b_RPG_5d__20_Táblázattartalom_20_1">
      <style:text-properties style:text-line-through-style="none" fo:background-color="#23ff23"/>
    </style:style>
    <style:style style:name="P147" style:family="paragraph" style:parent-style-name="_5b_RPG_5d__20_Táblázattartalom_20_1">
      <style:text-properties style:text-line-through-style="none" fo:background-color="#ff6633"/>
    </style:style>
    <style:style style:name="P148" style:family="paragraph" style:parent-style-name="_5b_RPG_5d__20_Táblázattartalom_20_1">
      <style:text-properties style:text-line-through-style="none" fo:font-size="8pt" fo:font-style="italic" fo:font-weight="normal" fo:background-color="transparent" style:font-size-asian="8pt" style:font-style-asian="italic" style:font-weight-asian="normal" style:font-size-complex="8pt" style:font-style-complex="italic" style:font-weight-complex="normal"/>
    </style:style>
    <style:style style:name="P149" style:family="paragraph" style:parent-style-name="_5b_RPG_5d__20_Táblázattartalom_20_1">
      <style:text-properties style:text-line-through-style="none" fo:font-size="8pt" fo:font-style="italic" fo:font-weight="normal" fo:background-color="#ff0000" style:font-size-asian="8pt" style:font-style-asian="italic" style:font-weight-asian="normal" style:font-size-complex="8pt" style:font-style-complex="italic" style:font-weight-complex="normal"/>
    </style:style>
    <style:style style:name="P150" style:family="paragraph" style:parent-style-name="_5b_RPG_5d__20_Táblázattartalom_20_1">
      <style:paragraph-properties fo:text-align="start" style:justify-single-word="false"/>
    </style:style>
    <style:style style:name="P151" style:family="paragraph" style:parent-style-name="_5b_RPG_5d__20_Táblázattartalom_20_1">
      <style:text-properties fo:font-weight="normal" style:font-weight-asian="normal" style:font-weight-complex="normal"/>
    </style:style>
    <style:style style:name="P152" style:family="paragraph" style:parent-style-name="_5b_RPG_5d__20_Táblázattartalom_20_1">
      <style:text-properties fo:font-weight="normal" fo:background-color="#ff9966" style:font-weight-asian="normal" style:font-weight-complex="normal"/>
    </style:style>
    <style:style style:name="P153" style:family="paragraph" style:parent-style-name="_5b_RPG_5d__20_Táblázattartalom_20_1">
      <style:text-properties fo:font-style="italic" fo:font-weight="normal" style:font-style-asian="italic" style:font-weight-asian="normal" style:font-style-complex="italic" style:font-weight-complex="normal"/>
    </style:style>
    <style:style style:name="P154" style:family="paragraph" style:parent-style-name="_5b_RPG_5d__20_Táblázattartalom_20_1">
      <style:text-properties style:font-name="FreeSerif3" fo:font-size="9pt" fo:font-weight="normal" style:font-size-asian="9pt" style:font-weight-asian="normal" style:font-size-complex="9pt" style:font-weight-complex="normal"/>
    </style:style>
    <style:style style:name="P155" style:family="paragraph" style:parent-style-name="_5b_RPG_5d__20_Táblázattartalom_20_1">
      <style:text-properties style:font-name="FreeSerif3" fo:font-size="9pt" fo:font-weight="normal" fo:background-color="transparent" style:font-size-asian="9pt" style:font-weight-asian="normal" style:font-size-complex="9pt" style:font-weight-complex="normal"/>
    </style:style>
    <style:style style:name="P156" style:family="paragraph" style:parent-style-name="_5b_RPG_5d__20_Táblázattartalom_20_1">
      <style:text-properties style:use-window-font-color="true" fo:font-weight="normal" style:font-weight-asian="normal" style:font-weight-complex="normal"/>
    </style:style>
    <style:style style:name="P157" style:family="paragraph" style:parent-style-name="_5b_RPG_5d__20_Táblázattartalom_20_1">
      <style:text-properties style:use-window-font-color="true" style:text-line-through-style="solid" style:text-line-through-width="bold" fo:background-color="transparent"/>
    </style:style>
    <style:style style:name="P158" style:family="paragraph" style:parent-style-name="_5b_RPG_5d__20_Táblázattartalom_20_1">
      <style:text-properties style:use-window-font-color="true" style:text-line-through-style="none" fo:background-color="transparent"/>
    </style:style>
    <style:style style:name="P159" style:family="paragraph" style:parent-style-name="_5b_RPG_5d__20_Táblázattartalom_20_1">
      <style:text-properties style:use-window-font-color="true" style:text-line-through-style="none" fo:font-size="7pt" fo:background-color="transparent" style:font-size-asian="7pt" style:font-size-complex="7pt"/>
    </style:style>
    <style:style style:name="P160" style:family="paragraph" style:parent-style-name="_5b_RPG_5d__20_Táblázattartalom_20_1">
      <style:paragraph-properties fo:text-align="start" style:justify-single-word="false"/>
      <style:text-properties fo:color="#ff0000" style:text-line-through-style="none" fo:font-weight="bold" style:font-weight-asian="bold" style:font-weight-complex="bold"/>
    </style:style>
    <style:style style:name="P161" style:family="paragraph" style:parent-style-name="_5b_RPG_5d__20_Táblázattartalom_20_1">
      <style:text-properties fo:color="#ff0000" style:text-line-through-style="none" fo:font-weight="bold" fo:background-color="transparent"/>
    </style:style>
    <style:style style:name="P162" style:family="paragraph" style:parent-style-name="_5b_RPG_5d__20_Táblázattartalom_20_1">
      <style:text-properties fo:color="#b84747" fo:font-size="7pt" fo:font-weight="bold" style:font-size-asian="7pt" style:font-weight-asian="bold" style:font-size-complex="7pt" style:font-weight-complex="bold"/>
    </style:style>
    <style:style style:name="P163" style:family="paragraph" style:parent-style-name="_5b_RPG_5d__20_Táblázattartalom_20_1">
      <style:text-properties fo:background-color="transparent"/>
    </style:style>
    <style:style style:name="P164" style:family="paragraph" style:parent-style-name="_5b_RPG_5d__20_Táblázattartalom_20_1">
      <style:paragraph-properties fo:text-align="start" style:justify-single-word="false"/>
      <style:text-properties fo:background-color="transparent"/>
    </style:style>
    <style:style style:name="P165" style:family="paragraph" style:parent-style-name="_5b_RPG_5d__20_Táblázattartalom_20_1">
      <style:paragraph-properties fo:text-align="center" style:justify-single-word="false"/>
    </style:style>
    <style:style style:name="P166" style:family="paragraph" style:parent-style-name="_5b_RPG_5d__20_Táblázattartalom_20_1">
      <style:paragraph-properties fo:text-align="center" style:justify-single-word="false"/>
      <style:text-properties fo:font-size="8pt" fo:background-color="#ff0000" style:font-size-asian="8pt" style:font-size-complex="8pt"/>
    </style:style>
    <style:style style:name="P167" style:family="paragraph" style:parent-style-name="_5b_RPG_5d__20_Táblázattartalom_20_1">
      <style:text-properties fo:font-size="8pt" fo:font-weight="bold" fo:background-color="transparent" style:font-size-asian="8pt" style:font-weight-asian="bold" style:font-size-complex="8pt" style:font-weight-complex="bold"/>
    </style:style>
    <style:style style:name="P168" style:family="paragraph" style:parent-style-name="_5b_RPG_5d__20_Táblázattartalom_20_1">
      <style:text-properties fo:font-size="8pt" fo:background-color="transparent" style:font-size-asian="8pt" style:font-size-complex="8pt"/>
    </style:style>
    <style:style style:name="P169" style:family="paragraph" style:parent-style-name="_5b_RPG_5d__20_Táblázattartalom_20_1">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170" style:family="paragraph" style:parent-style-name="_5b_RPG_5d__20_Táblázattartalom_20_1">
      <style:paragraph-properties fo:text-align="start" style:justify-single-word="false"/>
      <style:text-properties fo:font-size="8pt" fo:font-style="normal" fo:font-weight="normal" fo:background-color="#ff6633" style:font-size-asian="8pt" style:font-style-asian="normal" style:font-weight-asian="normal" style:font-size-complex="8pt" style:font-style-complex="normal" style:font-weight-complex="normal"/>
    </style:style>
    <style:style style:name="P171" style:family="paragraph" style:parent-style-name="_5b_RPG_5d__20_Táblázattartalom_20_1">
      <style:paragraph-properties fo:text-align="start" style:justify-single-word="false"/>
      <style:text-properties fo:font-size="8pt" fo:font-style="normal" fo:font-weight="normal" fo:background-color="#ff0000" style:font-size-asian="8pt" style:font-style-asian="normal" style:font-weight-asian="normal" style:font-size-complex="8pt" style:font-style-complex="normal" style:font-weight-complex="normal"/>
    </style:style>
    <style:style style:name="P172" style:family="paragraph" style:parent-style-name="_5b_RPG_5d__20_Táblázattartalom_20_1">
      <style:text-properties fo:background-color="#ff0000"/>
    </style:style>
    <style:style style:name="P173" style:family="paragraph" style:parent-style-name="_5b_RPG_5d__20_Táblázattartalom_20_1">
      <style:paragraph-properties fo:text-align="start" style:justify-single-word="false"/>
      <style:text-properties fo:background-color="#ff0000"/>
    </style:style>
    <style:style style:name="P174" style:family="paragraph" style:parent-style-name="_5b_RPG_5d__20_Táblázattartalom_20_1">
      <style:text-properties fo:background-color="#ff9966"/>
    </style:style>
    <style:style style:name="P175" style:family="paragraph" style:parent-style-name="_5b_RPG_5d__20_Táblázattartalom_20_1">
      <style:text-properties fo:font-style="normal" fo:font-weight="normal" style:font-style-asian="normal" style:font-weight-asian="normal" style:font-style-complex="normal" style:font-weight-complex="normal"/>
    </style:style>
    <style:style style:name="P176" style:family="paragraph" style:parent-style-name="_5b_RPG_5d__20_Táblázattartalom_20_1">
      <style:text-properties fo:font-style="normal" fo:font-weight="normal" fo:background-color="transparent" style:font-style-asian="normal" style:font-weight-asian="normal" style:font-style-complex="normal" style:font-weight-complex="normal"/>
    </style:style>
    <style:style style:name="P177" style:family="paragraph" style:parent-style-name="_5b_RPG_5d__20_Táblázattartalom_20_1">
      <style:text-properties fo:font-style="normal" fo:font-weight="normal" fo:background-color="#ff0000" style:font-style-asian="normal" style:font-weight-asian="normal" style:font-style-complex="normal" style:font-weight-complex="normal"/>
    </style:style>
    <style:style style:name="P178" style:family="paragraph" style:parent-style-name="_5b_RPG_5d__20_Táblázattartalom_20_1">
      <style:text-properties fo:font-style="normal" fo:font-weight="normal" fo:background-color="#ff6633" style:font-style-asian="normal" style:font-weight-asian="normal" style:font-style-complex="normal" style:font-weight-complex="normal"/>
    </style:style>
    <style:style style:name="P179" style:family="paragraph" style:parent-style-name="_5b_RPG_5d__20_Táblázattartalom_20_1">
      <style:text-properties fo:language="hu" fo:country="HU" fo:font-style="normal" fo:font-weight="normal" style:font-style-asian="normal" style:font-weight-asian="normal" style:font-style-complex="normal" style:font-weight-complex="normal"/>
    </style:style>
    <style:style style:name="P180" style:family="paragraph" style:parent-style-name="_5b_RPG_5d__20_Táblázattartalom_20_1">
      <style:paragraph-properties fo:text-align="start" style:justify-single-word="false"/>
      <style:text-properties fo:font-size="11pt" fo:font-style="normal" fo:font-weight="normal" fo:background-color="#ff0000" style:font-size-asian="11pt" style:font-style-asian="normal" style:font-weight-asian="normal" style:font-size-complex="11pt" style:font-style-complex="normal" style:font-weight-complex="normal"/>
    </style:style>
    <style:style style:name="P181" style:family="paragraph" style:parent-style-name="Text_20_body">
      <style:paragraph-properties fo:break-before="column"/>
    </style:style>
    <style:style style:name="P182" style:family="paragraph" style:parent-style-name="Text_20_body">
      <style:paragraph-properties fo:text-align="center" style:justify-single-word="false" fo:break-before="column"/>
      <style:text-properties fo:font-weight="bold" style:font-weight-asian="bold" style:font-weight-complex="bold"/>
    </style:style>
    <style:style style:name="P183" style:family="paragraph" style:parent-style-name="Standard">
      <style:paragraph-properties fo:break-before="column"/>
      <style:text-properties fo:font-size="9pt" style:font-size-asian="9pt" style:font-size-complex="9pt"/>
    </style:style>
    <style:style style:name="P184" style:family="paragraph" style:parent-style-name="Standard">
      <style:paragraph-properties fo:margin-left="0cm" fo:margin-right="0cm" fo:text-indent="0.101cm" style:auto-text-indent="false"/>
      <style:text-properties style:font-name="Mufferaw" fo:font-size="6pt" style:font-size-asian="6pt" style:font-size-complex="6pt"/>
    </style:style>
    <style:style style:name="P185" style:family="paragraph" style:parent-style-name="Standard">
      <style:paragraph-properties fo:margin-left="0cm" fo:margin-right="0cm" fo:text-indent="0.101cm" style:auto-text-indent="false"/>
      <style:text-properties style:text-line-through-style="none"/>
    </style:style>
    <style:style style:name="P186" style:family="paragraph" style:parent-style-name="Standard">
      <style:paragraph-properties fo:margin-left="0cm" fo:margin-right="0cm" fo:text-indent="0.101cm" style:auto-text-indent="false"/>
      <style:text-properties style:text-line-through-style="none" fo:font-size="6pt" style:font-size-asian="6pt" style:font-size-complex="6pt"/>
    </style:style>
    <style:style style:name="P187" style:family="paragraph" style:parent-style-name="Standard">
      <style:paragraph-properties fo:margin-left="0cm" fo:margin-right="0cm" fo:text-indent="0.101cm" style:auto-text-indent="false" fo:break-before="column"/>
    </style:style>
    <style:style style:name="P188" style:family="paragraph" style:parent-style-name="_5b_RPG_5d__20_Táblázattartalom_20_-_20_fejléc">
      <style:text-properties style:use-window-font-color="true"/>
    </style:style>
    <style:style style:name="P189" style:family="paragraph" style:parent-style-name="_5b_RPG_5d__20_Táblázattartalom_20_-_20_fejléc">
      <style:text-properties fo:color="#0047ff" style:font-name="Times New Roman" fo:font-size="10pt" style:font-size-asian="10pt" style:font-size-complex="10pt"/>
    </style:style>
    <style:style style:name="P190" style:family="paragraph" style:parent-style-name="_5b_RPG_5d__20_Táblázattartalom_20_-_20_fejléc">
      <style:text-properties style:font-name="Times New Roman" fo:font-size="10pt" style:font-size-asian="10pt" style:font-size-complex="10pt"/>
    </style:style>
    <style:style style:name="P191" style:family="paragraph" style:parent-style-name="_5b_RPG_5d__20_Táblázattartalom_20_-_20_fejléc">
      <style:text-properties style:font-name="Times New Roman" fo:font-size="9pt" style:font-size-asian="9pt" style:font-size-complex="9pt"/>
    </style:style>
    <style:style style:name="P192" style:family="paragraph" style:parent-style-name="_5b_RPG_5d__20_Táblázattartalom_20_-_20_fejléc">
      <style:paragraph-properties fo:text-align="center" style:justify-single-word="false"/>
      <style:text-properties style:font-name="Times New Roman" fo:font-size="9pt" style:font-size-asian="9pt" style:font-size-complex="9pt"/>
    </style:style>
    <style:style style:name="P193" style:family="paragraph" style:parent-style-name="_5b_RPG_5d__20_Táblázattartalom_20_-_20_fejléc">
      <style:paragraph-properties fo:text-align="center" style:justify-single-word="false"/>
      <style:text-properties style:font-name="Times New Roman" fo:font-size="9pt" fo:background-color="transparent" style:font-size-asian="9pt" style:font-size-complex="9pt"/>
    </style:style>
    <style:style style:name="P194" style:family="paragraph" style:parent-style-name="_5b_RPG_5d__20_Táblázattartalom_20_-_20_fejléc">
      <style:text-properties style:font-name="Times New Roman" fo:font-size="8pt" style:font-size-asian="8pt" style:font-size-complex="8pt"/>
    </style:style>
    <style:style style:name="P195" style:family="paragraph" style:parent-style-name="_5b_RPG_5d__20_Táblázattartalom_20_-_20_fejléc">
      <style:text-properties fo:color="#ff0000" style:font-name="Times New Roman" fo:font-size="10pt" style:font-size-asian="10pt" style:font-size-complex="10pt"/>
    </style:style>
    <style:style style:name="P196" style:family="paragraph" style:parent-style-name="_5b_RPG_5d__20_Táblázattartalom_20_-_20_fejléc">
      <style:text-properties fo:color="#ff6633" style:font-name="Times New Roman" fo:font-size="10pt" style:font-size-asian="10pt" style:font-size-complex="10pt"/>
    </style:style>
    <style:style style:name="P197" style:family="paragraph" style:parent-style-name="_5b_RPG_5d__20_Táblázattartalom_20_-_20_fejléc">
      <style:text-properties fo:font-size="10pt" style:font-size-asian="10pt" style:font-size-complex="10pt"/>
    </style:style>
    <style:style style:name="P198" style:family="paragraph" style:parent-style-name="_5b_RPG_5d__20_Táblázattartalom_20_-_20_fejléc">
      <style:paragraph-properties fo:text-align="center" style:justify-single-word="false"/>
      <style:text-properties fo:font-weight="bold" style:font-weight-asian="bold" style:font-weight-complex="bold"/>
    </style:style>
    <style:style style:name="P199" style:family="paragraph" style:parent-style-name="_5b_RPG_5d__20_Táblázattartalom_20_-_20_fejléc">
      <style:text-properties fo:font-size="9pt" style:font-size-asian="9pt" style:font-size-complex="9pt"/>
    </style:style>
    <style:style style:name="P200" style:family="paragraph" style:parent-style-name="_5b_RPG_5d__20_Táblázattartalom_20_-_20_fejléc">
      <style:text-properties fo:font-size="8pt" style:font-size-asian="8pt" style:font-size-complex="8pt"/>
    </style:style>
    <style:style style:name="P201" style:family="paragraph" style:parent-style-name="_5b_RPG_5d__20_Táblázattartalom_20_-_20_fejléc">
      <style:text-properties fo:font-style="normal" style:font-style-asian="normal" style:font-style-complex="normal"/>
    </style:style>
    <style:style style:name="P202" style:family="paragraph" style:parent-style-name="_5b_RPG_5d__20_Táblázattartalom_20_-_20_saját_20_-_20_1">
      <style:text-properties style:use-window-font-color="true"/>
    </style:style>
    <style:style style:name="P203" style:family="paragraph" style:parent-style-name="_5b_RPG_5d__20_Táblázattartalom_20_-_20_saját_20_-_20_1">
      <style:text-properties style:use-window-font-color="true" fo:font-size="8pt" style:font-size-asian="8pt" style:font-size-complex="8pt"/>
    </style:style>
    <style:style style:name="P204" style:family="paragraph" style:parent-style-name="_5b_RPG_5d__20_Táblázattartalom_20_-_20_saját_20_-_20_1">
      <style:text-properties style:use-window-font-color="true" fo:font-weight="bold" style:font-weight-asian="bold" style:font-weight-complex="bold"/>
    </style:style>
    <style:style style:name="P205" style:family="paragraph" style:parent-style-name="_5b_RPG_5d__20_Táblázattartalom_20_-_20_saját_20_-_20_1">
      <style:paragraph-properties fo:text-align="start" style:justify-single-word="false"/>
      <style:text-properties style:use-window-font-color="true"/>
    </style:style>
    <style:style style:name="P206" style:family="paragraph" style:parent-style-name="_5b_RPG_5d__20_Táblázattartalom_20_-_20_saját_20_-_20_1">
      <style:text-properties fo:font-weight="bold" style:font-weight-asian="bold" style:font-weight-complex="bold"/>
    </style:style>
    <style:style style:name="P207" style:family="paragraph" style:parent-style-name="_5b_RPG_5d__20_Táblázattartalom_20_-_20_saját_20_-_20_1">
      <style:paragraph-properties fo:text-align="center" style:justify-single-word="false"/>
      <style:text-properties fo:font-weight="bold" style:font-weight-asian="bold" style:font-weight-complex="bold"/>
    </style:style>
    <style:style style:name="P208" style:family="paragraph" style:parent-style-name="_5b_RPG_5d__20_Táblázattartalom_20_-_20_saját_20_-_20_1">
      <style:paragraph-properties fo:text-align="start" style:justify-single-word="false"/>
    </style:style>
    <style:style style:name="P209" style:family="paragraph" style:parent-style-name="_5b_RPG_5d__20_Táblázattartalom_20_-_20_saját_20_-_20_1">
      <style:text-properties fo:font-size="9pt" fo:font-weight="bold" style:font-size-asian="9pt" style:font-weight-asian="bold" style:font-size-complex="9pt" style:font-weight-complex="bold"/>
    </style:style>
    <style:style style:name="P210" style:family="paragraph" style:parent-style-name="_5b_RPG_5d__20_Táblázattartalom_20_-_20_saját_20_-_20_1">
      <style:text-properties fo:font-size="9pt" style:font-size-asian="9pt" style:font-size-complex="9pt"/>
    </style:style>
    <style:style style:name="P211" style:family="paragraph" style:parent-style-name="_5b_RPG_5d__20_Táblázattartalom_20_-_20_saját_20_-_20_1">
      <style:paragraph-properties fo:text-align="start" style:justify-single-word="false"/>
      <style:text-properties fo:font-size="9pt" style:font-size-asian="9pt" style:font-size-complex="9pt"/>
    </style:style>
    <style:style style:name="P212" style:family="paragraph" style:parent-style-name="_5b_RPG_5d__20_Táblázattartalom_20_-_20_saját_20_-_20_1">
      <style:text-properties fo:font-size="9pt" fo:background-color="#ff0000" style:font-size-asian="9pt" style:font-size-complex="9pt"/>
    </style:style>
    <style:style style:name="P213" style:family="paragraph" style:parent-style-name="_5b_RPG_5d__20_Táblázattartalom_20_-_20_saját_20_-_20_1">
      <style:paragraph-properties fo:text-align="start" style:justify-single-word="false"/>
      <style:text-properties fo:font-size="9pt" fo:font-weight="normal" style:font-size-asian="9pt" style:font-weight-asian="normal" style:font-size-complex="9pt" style:font-weight-complex="normal"/>
    </style:style>
    <style:style style:name="P214" style:family="paragraph" style:parent-style-name="_5b_RPG_5d__20_Táblázattartalom_20_-_20_saját_20_-_20_1">
      <style:text-properties fo:font-size="9pt" fo:background-color="transparent" style:font-size-asian="9pt" style:font-size-complex="9pt"/>
    </style:style>
    <style:style style:name="P215" style:family="paragraph" style:parent-style-name="_5b_RPG_5d__20_Táblázattartalom_20_-_20_saját_20_-_20_1">
      <style:text-properties fo:font-size="10pt" style:font-size-asian="10pt" style:font-size-complex="10pt"/>
    </style:style>
    <style:style style:name="P216" style:family="paragraph" style:parent-style-name="_5b_RPG_5d__20_Táblázattartalom_20_-_20_saját_20_-_20_1">
      <style:text-properties fo:font-style="normal" style:font-style-asian="normal" style:font-style-complex="normal"/>
    </style:style>
    <style:style style:name="P217" style:family="paragraph" style:parent-style-name="_5b_RPG_5d__20_Táblázattartalom_20_-_20_saját_20_-_20_1">
      <style:paragraph-properties fo:text-align="start" style:justify-single-word="false"/>
      <style:text-properties fo:font-style="normal" style:font-style-asian="normal" style:font-style-complex="normal"/>
    </style:style>
    <style:style style:name="P218" style:family="paragraph" style:parent-style-name="_5b_RPG_5d__20_Táblázattartalom_20_-_20_saját_20_-_20_1">
      <style:text-properties fo:font-style="normal" fo:background-color="transparent" style:font-style-asian="normal" style:font-style-complex="normal"/>
    </style:style>
    <style:style style:name="P219" style:family="paragraph" style:parent-style-name="_5b_RPG_5d__20_Táblázattartalom_20_-_20_saját_20_-_20_1">
      <style:paragraph-properties fo:text-align="start" style:justify-single-word="false"/>
      <style:text-properties fo:font-style="normal" fo:background-color="transparent" style:font-style-asian="normal" style:font-style-complex="normal"/>
    </style:style>
    <style:style style:name="P220" style:family="paragraph" style:parent-style-name="_5b_RPG_5d__20_Táblázattartalom_20_-_20_saját_20_-_20_1">
      <style:text-properties fo:font-style="normal" fo:background-color="#ff0000" style:font-style-asian="normal" style:font-style-complex="normal"/>
    </style:style>
    <style:style style:name="P221" style:family="paragraph" style:parent-style-name="_5b_RPG_5d__20_Táblázattartalom_20_-_20_saját_20_-_20_1">
      <style:paragraph-properties fo:text-align="start" style:justify-single-word="false"/>
      <style:text-properties fo:font-style="normal" fo:background-color="#ff0000" style:font-style-asian="normal" style:font-style-complex="normal"/>
    </style:style>
    <style:style style:name="P222" style:family="paragraph" style:parent-style-name="_5b_RPG_5d__20_Táblázattartalom_20_-_20_saját_20_-_20_1">
      <style:paragraph-properties fo:text-align="justify" style:justify-single-word="false"/>
    </style:style>
    <style:style style:name="P223" style:family="paragraph" style:parent-style-name="_5b_RPG_5d__20_Táblázattartalom_20_-_20_saját_20_-_20_1">
      <style:paragraph-properties fo:text-align="start" style:justify-single-word="false"/>
      <style:text-properties fo:color="#dc2300"/>
    </style:style>
    <style:style style:name="P224" style:family="paragraph" style:parent-style-name="_5b_RPG_5d__20_Táblázattartalom_20_-_20_saját_20_-_20_1">
      <style:paragraph-properties fo:text-align="center" style:justify-single-word="false"/>
      <style:text-properties fo:font-weight="normal" style:font-weight-asian="normal" style:font-weight-complex="normal"/>
    </style:style>
    <style:style style:name="P225" style:family="paragraph" style:parent-style-name="_5b_RPG_5d__20_Táblázattartalom_20_-_20_saját_20_-_20_1">
      <style:paragraph-properties fo:text-align="start" style:justify-single-word="false"/>
      <style:text-properties fo:font-size="8pt"/>
    </style:style>
    <style:style style:name="P226" style:family="paragraph" style:parent-style-name="_5b_RPG_5d__20_Táblázattartalom_20_-_20_saját_20_-_20_1">
      <style:text-properties fo:font-size="8pt" style:font-size-asian="8pt" style:font-size-complex="8pt"/>
    </style:style>
    <style:style style:name="P227" style:family="paragraph" style:parent-style-name="_5b_RPG_5d__20_Táblázattartalom_20_-_20_saját_20_-_20_1">
      <style:paragraph-properties fo:text-align="start" style:justify-single-word="false"/>
      <style:text-properties fo:font-size="8pt" fo:background-color="transparent"/>
    </style:style>
    <style:style style:name="P228" style:family="paragraph" style:parent-style-name="_5b_RPG_5d__20_Táblázattartalom_20_-_20_saját_20_-_20_1">
      <style:paragraph-properties fo:text-align="start" style:justify-single-word="false"/>
      <style:text-properties fo:font-size="8pt" fo:font-weight="bold" fo:background-color="transparent" style:font-weight-asian="bold" style:font-weight-complex="bold"/>
    </style:style>
    <style:style style:name="P229" style:family="paragraph" style:parent-style-name="_5b_RPG_5d__20_Táblázattartalom_20_-_20_saját_20_-_20_1">
      <style:paragraph-properties fo:text-align="start" style:justify-single-word="false"/>
      <style:text-properties fo:font-size="8pt" fo:font-weight="normal" fo:background-color="transparent" style:font-weight-asian="normal" style:font-weight-complex="normal"/>
    </style:style>
    <style:style style:name="P230" style:family="paragraph" style:parent-style-name="_5b_RPG_5d__20_Táblázattartalom_20_-_20_saját_20_-_20_1">
      <style:text-properties fo:font-size="12pt" fo:font-weight="bold" style:font-size-asian="12pt" style:font-weight-asian="bold" style:font-size-complex="12pt" style:font-weight-complex="bold"/>
    </style:style>
    <style:style style:name="P231" style:family="paragraph" style:parent-style-name="_5b_RPG_5d__20_Táblázattartalom_20_-_20_saját_20_-_20_1">
      <style:text-properties style:font-name="Arial" fo:font-size="9pt" fo:font-style="normal" fo:font-weight="bold" style:font-size-asian="9pt" style:font-style-asian="normal" style:font-weight-asian="bold" style:font-size-complex="9pt" style:font-style-complex="normal" style:font-weight-complex="bold"/>
    </style:style>
    <style:style style:name="P232" style:family="paragraph" style:parent-style-name="_5b_RPG_5d__20_Táblázattartalom_20_-_20_saját_20_-_20_1">
      <style:text-properties style:font-name="Arial" fo:font-size="9pt" fo:font-style="normal" fo:font-weight="bold" fo:background-color="transparent" style:font-size-asian="9pt" style:font-style-asian="normal" style:font-weight-asian="bold" style:font-size-complex="9pt" style:font-style-complex="normal" style:font-weight-complex="bold"/>
    </style:style>
    <style:style style:name="P233" style:family="paragraph" style:parent-style-name="_5b_RPG_5d__20_Táblázattartalom_20_-_20_saját_20_-_20_1">
      <style:text-properties style:font-name="Arial" fo:font-size="9pt" fo:font-style="normal" fo:font-weight="normal" style:font-size-asian="9pt" style:font-style-asian="normal" style:font-weight-asian="normal" style:font-size-complex="9pt" style:font-style-complex="normal" style:font-weight-complex="normal"/>
    </style:style>
    <style:style style:name="P234" style:family="paragraph" style:parent-style-name="_5b_RPG_5d__20_Táblázattartalom_20_-_20_saját_20_-_20_1">
      <style:paragraph-properties fo:text-align="start" style:justify-single-word="false"/>
      <style:text-properties fo:font-size="6pt" fo:font-weight="bold" fo:background-color="transparent" style:font-size-asian="6pt" style:font-weight-asian="bold" style:font-size-complex="6pt" style:font-weight-complex="bold"/>
    </style:style>
    <style:style style:name="P235" style:family="paragraph" style:parent-style-name="_5b_RPG_5d__20_Táblázattartalom_20_-_20_saját_20_-_20_1">
      <style:paragraph-properties fo:text-align="start" style:justify-single-word="false"/>
      <style:text-properties fo:font-size="6pt" fo:background-color="transparent" style:font-size-asian="6pt" style:font-size-complex="6pt"/>
    </style:style>
    <style:style style:name="P236" style:family="paragraph" style:parent-style-name="Text_20_body">
      <style:paragraph-properties fo:background-color="transparent">
        <style:background-image/>
      </style:paragraph-properties>
    </style:style>
    <style:style style:name="P237" style:family="paragraph" style:parent-style-name="Text_20_body">
      <style:paragraph-properties fo:background-color="transparent">
        <style:tab-stops>
          <style:tab-stop style:position="16.999cm"/>
        </style:tab-stops>
        <style:background-image/>
      </style:paragraph-properties>
    </style:style>
    <style:style style:name="P238" style:family="paragraph" style:parent-style-name="Text_20_body">
      <style:paragraph-properties fo:background-color="transparent">
        <style:background-image/>
      </style:paragraph-properties>
      <style:text-properties style:use-window-font-color="true" fo:background-color="transparent"/>
    </style:style>
    <style:style style:name="P239" style:family="paragraph" style:parent-style-name="Text_20_body">
      <style:paragraph-properties fo:background-color="transparent">
        <style:background-image/>
      </style:paragraph-properties>
      <style:text-properties fo:background-color="transparent"/>
    </style:style>
    <style:style style:name="P240" style:family="paragraph" style:parent-style-name="_5b_RPG_5d__20_Szabály_20_kiemelés">
      <style:paragraph-properties fo:text-align="start" style:justify-single-word="false" fo:background-color="transparent">
        <style:tab-stops>
          <style:tab-stop style:position="2.154cm"/>
        </style:tab-stops>
        <style:background-image/>
      </style:paragraph-properties>
    </style:style>
    <style:style style:name="P241" style:family="paragraph" style:parent-style-name="_5b_RPG_5d__20_Táblázattartalom_20_-_20_saját_20_-_20_1">
      <style:paragraph-properties fo:text-align="center" style:justify-single-word="false" fo:background-color="transparent">
        <style:background-image/>
      </style:paragraph-properties>
      <style:text-properties fo:font-weight="bold" style:font-weight-asian="bold" style:font-weight-complex="bold"/>
    </style:style>
    <style:style style:name="P242" style:family="paragraph" style:parent-style-name="_5b_RPG_5d__20_Táblázattartalom_20_-_20_saját_20_-_20_1">
      <style:paragraph-properties fo:background-color="transparent">
        <style:background-image/>
      </style:paragraph-properties>
      <style:text-properties style:use-window-font-color="true" fo:font-style="normal" fo:background-color="transparent" style:font-style-asian="normal" style:font-style-complex="normal"/>
    </style:style>
    <style:style style:name="P243" style:family="paragraph" style:parent-style-name="_5b_RPG_5d__20_Táblázattartalom_20_-_20_saját_20_-_20_1">
      <style:paragraph-properties fo:background-color="transparent">
        <style:background-image/>
      </style:paragraph-properties>
      <style:text-properties fo:font-size="9pt" style:font-size-asian="9pt" style:font-size-complex="9pt"/>
    </style:style>
    <style:style style:name="P244" style:family="paragraph" style:parent-style-name="_5b_RPG_5d__20_Táblázattartalom_20_-_20_saját_20_-_20_1">
      <style:paragraph-properties fo:text-align="start" style:justify-single-word="false" fo:background-color="transparent">
        <style:background-image/>
      </style:paragraph-properties>
      <style:text-properties fo:font-size="9pt" style:font-size-asian="9pt" style:font-size-complex="9pt"/>
    </style:style>
    <style:style style:name="P245" style:family="paragraph" style:parent-style-name="_5b_RPG_5d__20_Táblázattartalom_20_-_20_saját_20_-_20_1">
      <style:paragraph-properties fo:text-align="start" style:justify-single-word="false" fo:background-color="transparent">
        <style:background-image/>
      </style:paragraph-properties>
      <style:text-properties fo:font-size="9pt" fo:font-weight="normal" fo:background-color="transparent" style:font-size-asian="9pt" style:font-weight-asian="normal" style:font-size-complex="9pt" style:font-weight-complex="normal"/>
    </style:style>
    <style:style style:name="P246" style:family="paragraph" style:parent-style-name="_5b_RPG_5d__20_Táblázattartalom_20_-_20_saját_20_-_20_1">
      <style:paragraph-properties fo:text-align="start" style:justify-single-word="false" fo:background-color="transparent">
        <style:background-image/>
      </style:paragraph-properties>
      <style:text-properties fo:font-size="9pt" fo:font-weight="normal" fo:background-color="#ff0000" style:font-size-asian="9pt" style:font-weight-asian="normal" style:font-size-complex="9pt" style:font-weight-complex="normal"/>
    </style:style>
    <style:style style:name="P247" style:family="paragraph" style:parent-style-name="_5b_RPG_5d__20_Táblázattartalom_20_-_20_saját_20_-_20_1">
      <style:paragraph-properties fo:text-align="start" style:justify-single-word="false" fo:background-color="transparent">
        <style:background-image/>
      </style:paragraph-properties>
      <style:text-properties fo:font-size="9pt" fo:font-weight="normal" style:font-size-asian="9pt" style:font-weight-asian="normal" style:font-size-complex="9pt" style:font-weight-complex="normal"/>
    </style:style>
    <style:style style:name="P248" style:family="paragraph" style:parent-style-name="_5b_RPG_5d__20_Táblázattartalom_20_-_20_saját_20_-_20_1">
      <style:paragraph-properties fo:background-color="transparent">
        <style:background-image/>
      </style:paragraph-properties>
      <style:text-properties fo:font-size="9pt" fo:background-color="transparent" style:font-size-asian="9pt" style:font-size-complex="9pt"/>
    </style:style>
    <style:style style:name="P249" style:family="paragraph" style:parent-style-name="_5b_RPG_5d__20_Táblázattartalom_20_-_20_saját_20_-_20_1">
      <style:paragraph-properties fo:text-align="start" style:justify-single-word="false" fo:background-color="transparent">
        <style:background-image/>
      </style:paragraph-properties>
      <style:text-properties fo:font-size="9pt" fo:background-color="transparent" style:font-size-asian="9pt" style:font-size-complex="9pt"/>
    </style:style>
    <style:style style:name="P250" style:family="paragraph" style:parent-style-name="_5b_RPG_5d__20_Táblázattartalom_20_-_20_saját_20_-_20_1">
      <style:paragraph-properties fo:background-color="transparent">
        <style:background-image/>
      </style:paragraph-properties>
      <style:text-properties fo:font-size="9pt" fo:background-color="#ff0000" style:font-size-asian="9pt" style:font-size-complex="9pt"/>
    </style:style>
    <style:style style:name="P251" style:family="paragraph" style:parent-style-name="_5b_RPG_5d__20_Táblázattartalom_20_-_20_saját_20_-_20_1">
      <style:paragraph-properties fo:background-color="transparent">
        <style:background-image/>
      </style:paragraph-properties>
      <style:text-properties fo:font-size="7pt" style:font-size-asian="7pt" style:font-size-complex="7pt"/>
    </style:style>
    <style:style style:name="P252" style:family="paragraph" style:parent-style-name="_5b_RPG_5d__20_Táblázattartalom_20_-_20_saját_20_-_20_1">
      <style:paragraph-properties fo:background-color="transparent">
        <style:background-image/>
      </style:paragraph-properties>
      <style:text-properties style:font-name="Arial" fo:font-size="9pt" fo:font-style="normal" fo:font-weight="bold" style:font-size-asian="9pt" style:font-style-asian="normal" style:font-weight-asian="bold" style:font-size-complex="9pt" style:font-style-complex="normal" style:font-weight-complex="bold"/>
    </style:style>
    <style:style style:name="P253" style:family="paragraph" style:parent-style-name="_5b_RPG_5d__20_Táblázattartalom_20_-_20_saját_20_-_20_1">
      <style:paragraph-properties fo:background-color="transparent">
        <style:background-image/>
      </style:paragraph-properties>
      <style:text-properties style:font-name="Arial" fo:font-size="9pt" fo:font-style="normal" fo:font-weight="bold" fo:background-color="transparent" style:font-size-asian="9pt" style:font-style-asian="normal" style:font-weight-asian="bold" style:font-size-complex="9pt" style:font-style-complex="normal" style:font-weight-complex="bold"/>
    </style:style>
    <style:style style:name="P254" style:family="paragraph" style:parent-style-name="_5b_RPG_5d__20_Táblázattartalom_20_-_20_saját_20_-_20_1">
      <style:paragraph-properties fo:text-align="start" style:justify-single-word="false" fo:background-color="transparent">
        <style:background-image/>
      </style:paragraph-properties>
      <style:text-properties fo:font-size="8pt" fo:background-color="transparent"/>
    </style:style>
    <style:style style:name="P255" style:family="paragraph" style:parent-style-name="_5b_RPG_5d__20_Táblázattartalom_20_-_20_saját_20_-_20_1">
      <style:paragraph-properties fo:text-align="start" style:justify-single-word="false" fo:background-color="transparent">
        <style:background-image/>
      </style:paragraph-properties>
      <style:text-properties fo:font-size="8pt" fo:background-color="transparent" style:font-size-asian="8pt" style:font-size-complex="8pt"/>
    </style:style>
    <style:style style:name="P256" style:family="paragraph" style:parent-style-name="_5b_RPG_5d__20_Táblázattartalom_20_-_20_saját_20_-_20_1">
      <style:paragraph-properties fo:text-align="start" style:justify-single-word="false" fo:background-color="transparent">
        <style:background-image/>
      </style:paragraph-properties>
      <style:text-properties fo:font-size="8pt"/>
    </style:style>
    <style:style style:name="P257" style:family="paragraph" style:parent-style-name="_5b_RPG_5d__20_Táblázattartalom_20_-_20_saját_20_-_20_1">
      <style:paragraph-properties fo:text-align="start" style:justify-single-word="false" fo:background-color="transparent">
        <style:background-image/>
      </style:paragraph-properties>
      <style:text-properties fo:background-color="transparent"/>
    </style:style>
    <style:style style:name="P258" style:family="paragraph" style:parent-style-name="_5b_RPG_5d__20_Nem_5f_kell">
      <style:paragraph-properties fo:text-align="start" style:justify-single-word="false" fo:background-color="transparent">
        <style:background-image/>
      </style:paragraph-properties>
      <style:text-properties style:use-window-font-color="true" fo:background-color="transparent"/>
    </style:style>
    <style:style style:name="P259" style:family="paragraph" style:parent-style-name="_5b_RPG_5d__20_OK">
      <style:paragraph-properties fo:background-color="transparent">
        <style:background-image/>
      </style:paragraph-properties>
    </style:style>
    <style:style style:name="P260" style:family="paragraph" style:parent-style-name="_5b_RPG_5d__20_OK">
      <style:paragraph-properties fo:background-color="transparent">
        <style:background-image/>
      </style:paragraph-properties>
      <style:text-properties style:text-line-through-style="none"/>
    </style:style>
    <style:style style:name="P261" style:family="paragraph" style:parent-style-name="_5b_RPG_5d__20_OK">
      <style:paragraph-properties fo:background-color="transparent">
        <style:background-image/>
      </style:paragraph-properties>
      <style:text-properties style:text-line-through-style="none" fo:background-color="transparent"/>
    </style:style>
    <style:style style:name="P262" style:family="paragraph" style:parent-style-name="_5b_RPG_5d__20_OK">
      <style:paragraph-properties fo:text-align="start" style:justify-single-word="false" fo:background-color="transparent">
        <style:background-image/>
      </style:paragraph-properties>
    </style:style>
    <style:style style:name="P263" style:family="paragraph" style:parent-style-name="_5b_RPG_5d__20_Táblázattartalom_20_1">
      <style:paragraph-properties fo:background-color="transparent">
        <style:background-image/>
      </style:paragraph-properties>
      <style:text-properties fo:font-weight="normal" style:font-weight-asian="normal" style:font-weight-complex="normal"/>
    </style:style>
    <style:style style:name="P264" style:family="paragraph" style:parent-style-name="_5b_RPG_5d__20_Táblázattartalom_20_1">
      <style:paragraph-properties fo:text-align="center" style:justify-single-word="false" fo:background-color="transparent">
        <style:background-image/>
      </style:paragraph-properties>
      <style:text-properties fo:font-weight="normal" style:font-weight-asian="normal" style:font-weight-complex="normal"/>
    </style:style>
    <style:style style:name="P265" style:family="paragraph" style:parent-style-name="_5b_RPG_5d__20_Táblázattartalom_20_1">
      <style:paragraph-properties fo:background-color="transparent">
        <style:background-image/>
      </style:paragraph-properties>
      <style:text-properties style:text-line-through-style="none"/>
    </style:style>
    <style:style style:name="P266" style:family="paragraph" style:parent-style-name="Standard">
      <style:paragraph-properties fo:background-color="transparent">
        <style:background-image/>
      </style:paragraph-properties>
    </style:style>
    <style:style style:name="P267" style:family="paragraph" style:parent-style-name="Standard">
      <style:paragraph-properties fo:background-color="transparent">
        <style:background-image/>
      </style:paragraph-properties>
      <style:text-properties style:use-window-font-color="true" fo:font-weight="normal" style:font-weight-asian="normal" style:font-weight-complex="normal"/>
    </style:style>
    <style:style style:name="P268" style:family="paragraph" style:parent-style-name="Heading_20_3">
      <style:paragraph-properties fo:background-color="transparent">
        <style:background-image/>
      </style:paragraph-properties>
    </style:style>
    <style:style style:name="P269" style:family="paragraph" style:parent-style-name="_5b_RPG_5d__20_Táblázattartalom_20_-_20_saját_20_-_20_1">
      <style:paragraph-properties fo:background-color="transparent" style:shadow="none">
        <style:background-image/>
      </style:paragraph-properties>
      <style:text-properties fo:font-size="8pt" style:font-size-asian="8pt" style:font-size-complex="8pt"/>
    </style:style>
    <style:style style:name="P270" style:family="paragraph" style:parent-style-name="_5b_RPG_5d__20_Táblázattartalom_20_-_20_saját_20_-_20_1">
      <style:paragraph-properties fo:background-color="transparent" style:shadow="none">
        <style:background-image/>
      </style:paragraph-properties>
      <style:text-properties fo:font-size="8pt" fo:font-style="italic" style:font-size-asian="8pt" style:font-style-asian="italic" style:font-size-complex="8pt" style:font-style-complex="italic"/>
    </style:style>
    <style:style style:name="P271" style:family="paragraph" style:parent-style-name="_5b_RPG_5d__20_Táblázattartalom_20_-_20_saját_20_-_20_1">
      <style:paragraph-properties fo:background-color="transparent" style:shadow="none">
        <style:background-image/>
      </style:paragraph-properties>
      <style:text-properties fo:font-size="7pt" style:font-size-asian="7pt" style:font-size-complex="7pt"/>
    </style:style>
    <style:style style:name="P272" style:family="paragraph" style:parent-style-name="Table_20_Contents">
      <style:text-properties fo:font-size="10pt" style:font-size-asian="10pt" style:font-size-complex="10pt"/>
    </style:style>
    <style:style style:name="P273"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74" style:family="paragraph" style:parent-style-name="Table_20_Contents">
      <style:paragraph-properties fo:text-align="center" style:justify-single-word="false"/>
      <style:text-properties fo:font-size="9pt" style:font-size-asian="9pt" style:font-size-complex="9pt"/>
    </style:style>
    <style:style style:name="P275" style:family="paragraph" style:parent-style-name="Table_20_Contents">
      <style:paragraph-properties fo:text-align="center" style:justify-single-word="false"/>
      <style:text-properties fo:font-size="9pt" fo:font-style="normal" fo:font-weight="bold" style:font-size-asian="10.5pt" style:font-style-asian="normal" style:font-weight-asian="bold" style:font-style-complex="normal" style:font-weight-complex="bold"/>
    </style:style>
    <style:style style:name="P276" style:family="paragraph" style:parent-style-name="Table_20_Contents">
      <style:paragraph-properties fo:text-align="center" style:justify-single-word="false"/>
      <style:text-properties fo:font-size="9pt" fo:font-style="normal" fo:background-color="#ff9966" style:font-size-asian="10.5pt" style:font-style-asian="normal" style:font-style-complex="normal"/>
    </style:style>
    <style:style style:name="P277" style:family="paragraph" style:parent-style-name="Table_20_Contents">
      <style:paragraph-properties fo:text-align="center" style:justify-single-word="false"/>
      <style:text-properties style:font-name="Times New Roman" fo:font-size="9pt" style:font-size-asian="9pt" style:font-size-complex="9pt"/>
    </style:style>
    <style:style style:name="P278" style:family="paragraph" style:parent-style-name="Table_20_Contents">
      <style:paragraph-properties fo:text-align="center" style:justify-single-word="false"/>
      <style:text-properties style:font-name="Times New Roman" fo:font-size="10pt" fo:font-style="normal" style:font-size-asian="10pt" style:font-style-asian="normal" style:font-size-complex="10pt" style:font-style-complex="normal"/>
    </style:style>
    <style:style style:name="P279" style:family="paragraph" style:parent-style-name="Table_20_Contents">
      <style:paragraph-properties fo:text-align="center" style:justify-single-word="false"/>
      <style:text-properties style:font-name="Times New Roman" fo:font-size="10pt" fo:font-style="normal" fo:background-color="#ff6633" style:font-size-asian="10pt" style:font-style-asian="normal" style:font-size-complex="10pt" style:font-style-complex="normal"/>
    </style:style>
    <style:style style:name="P280" style:family="paragraph" style:parent-style-name="Table_20_Contents">
      <style:paragraph-properties fo:text-align="center"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281" style:family="paragraph" style:parent-style-name="Table_20_Contents">
      <style:paragraph-properties fo:text-align="center" style:justify-single-word="false"/>
      <style:text-properties style:font-name="Times New Roman" fo:font-size="10pt" fo:font-style="normal" fo:font-weight="bold" fo:background-color="transparent" style:font-size-asian="10pt" style:font-style-asian="normal" style:font-weight-asian="bold" style:font-size-complex="10pt" style:font-style-complex="normal" style:font-weight-complex="bold"/>
    </style:style>
    <style:style style:name="P282" style:family="paragraph" style:parent-style-name="Table_20_Contents">
      <style:paragraph-properties fo:text-align="center" style:justify-single-word="false"/>
      <style:text-properties style:font-name="Arial" fo:font-size="8pt" fo:font-style="normal" fo:font-weight="bold" style:font-size-asian="8pt" style:font-style-asian="normal" style:font-weight-asian="bold" style:font-size-complex="8pt" style:font-style-complex="normal" style:font-weight-complex="bold"/>
    </style:style>
    <style:style style:name="P283" style:family="paragraph" style:parent-style-name="Table_20_Contents">
      <style:paragraph-properties fo:text-align="center" style:justify-single-word="false"/>
      <style:text-properties style:font-name="Arial" fo:font-size="8pt" fo:font-style="normal" style:font-size-asian="8pt" style:font-style-asian="normal" style:font-size-complex="8pt" style:font-style-complex="normal"/>
    </style:style>
    <style:style style:name="P284" style:family="paragraph" style:parent-style-name="Table_20_Contents">
      <style:paragraph-properties fo:text-align="center" style:justify-single-word="false"/>
    </style:style>
    <style:style style:name="P285"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86" style:family="paragraph" style:parent-style-name="Table_20_Contents">
      <style:paragraph-properties fo:text-align="center" style:justify-single-word="false"/>
      <style:text-properties fo:font-size="7pt" fo:font-weight="bold" style:font-size-asian="7pt" style:font-weight-asian="bold" style:font-size-complex="7pt" style:font-weight-complex="bold"/>
    </style:style>
    <style:style style:name="P287" style:family="paragraph" style:parent-style-name="Table_20_Contents">
      <style:paragraph-properties fo:text-align="center" style:justify-single-word="false"/>
      <style:text-properties style:font-name="Nimbus Roman No9 L" fo:font-size="11pt" fo:font-weight="bold" style:font-size-asian="11pt" style:font-weight-asian="bold" style:font-size-complex="11pt" style:font-weight-complex="bold"/>
    </style:style>
    <style:style style:name="P288" style:family="paragraph" style:parent-style-name="Table_20_Contents">
      <style:paragraph-properties fo:text-align="start" style:justify-single-word="false"/>
      <style:text-properties style:font-name="Nimbus Roman No9 L" fo:font-size="8pt" fo:font-weight="bold" style:font-size-asian="8pt" style:font-weight-asian="bold" style:font-size-complex="8pt" style:font-weight-complex="bold"/>
    </style:style>
    <style:style style:name="P289" style:family="paragraph" style:parent-style-name="Table_20_Contents">
      <style:paragraph-properties fo:text-align="center" style:justify-single-word="false"/>
      <style:text-properties style:font-name="Nimbus Roman No9 L" fo:font-size="8pt" fo:font-weight="bold" style:font-size-asian="8pt" style:font-weight-asian="bold" style:font-size-complex="8pt" style:font-weight-complex="bold"/>
    </style:style>
    <style:style style:name="P290" style:family="paragraph" style:parent-style-name="Table_20_Contents">
      <style:paragraph-properties fo:text-align="center" style:justify-single-word="false"/>
      <style:text-properties style:font-name="Nimbus Roman No9 L" fo:font-size="7pt" fo:font-weight="bold" style:font-size-asian="7pt" style:font-weight-asian="bold" style:font-size-complex="7pt" style:font-weight-complex="bold"/>
    </style:style>
    <style:style style:name="P291" style:family="paragraph" style:parent-style-name="Text_20_body">
      <style:paragraph-properties fo:margin-left="0cm" fo:margin-right="0cm" fo:text-indent="0.199cm" style:auto-text-indent="false" fo:background-color="transparent">
        <style:background-image/>
      </style:paragraph-properties>
    </style:style>
    <style:style style:name="P292" style:family="paragraph" style:parent-style-name="Text_20_body">
      <style:paragraph-properties fo:margin-left="0cm" fo:margin-right="0cm" fo:text-indent="0.199cm" style:auto-text-indent="false" fo:background-color="#ff6633">
        <style:background-image/>
      </style:paragraph-properties>
    </style:style>
    <style:style style:name="P293" style:family="paragraph" style:parent-style-name="Text_20_body">
      <style:paragraph-properties fo:margin-left="0cm" fo:margin-right="0cm" fo:margin-top="0cm" fo:margin-bottom="0cm" fo:text-indent="0.199cm" style:auto-text-indent="false" fo:background-color="transparent">
        <style:background-image/>
      </style:paragraph-properties>
      <style:text-properties style:use-window-font-color="true"/>
    </style:style>
    <style:style style:name="P294" style:family="paragraph" style:parent-style-name="Text_20_body">
      <style:paragraph-properties fo:background-color="#ff0000">
        <style:background-image/>
      </style:paragraph-properties>
    </style:style>
    <style:style style:name="P295" style:family="paragraph" style:parent-style-name="Text_20_body">
      <style:paragraph-properties fo:background-color="#ff0000">
        <style:background-image/>
      </style:paragraph-properties>
      <style:text-properties style:use-window-font-color="true" fo:font-weight="normal" style:font-weight-asian="normal" style:font-weight-complex="normal"/>
    </style:style>
    <style:style style:name="P296" style:family="paragraph" style:parent-style-name="_5b_RPG_5d__20_Táblázattartalom_20_1">
      <style:paragraph-properties fo:background-color="#ff0000">
        <style:background-image/>
      </style:paragraph-properties>
      <style:text-properties fo:font-weight="normal" style:font-weight-asian="normal" style:font-weight-complex="normal"/>
    </style:style>
    <style:style style:name="P297" style:family="paragraph" style:parent-style-name="_5b_RPG_5d__20_Táblázattartalom_20_-_20_saját_20_-_20_1">
      <style:paragraph-properties fo:background-color="#ff0000">
        <style:background-image/>
      </style:paragraph-properties>
      <style:text-properties fo:font-size="9pt" style:font-size-asian="9pt" style:font-size-complex="9pt"/>
    </style:style>
    <style:style style:name="P298" style:family="paragraph" style:parent-style-name="_5b_RPG_5d__20_Táblázattartalom_20_-_20_saját_20_-_20_1">
      <style:paragraph-properties fo:text-align="start" style:justify-single-word="false" fo:background-color="#ff0000">
        <style:background-image/>
      </style:paragraph-properties>
      <style:text-properties fo:font-size="9pt" style:font-size-asian="9pt" style:font-size-complex="9pt"/>
    </style:style>
    <style:style style:name="P299" style:family="paragraph" style:parent-style-name="_5b_RPG_5d__20_Táblázattartalom_20_-_20_saját_20_-_20_1">
      <style:paragraph-properties fo:text-align="start" style:justify-single-word="false" fo:background-color="#ff0000">
        <style:background-image/>
      </style:paragraph-properties>
      <style:text-properties fo:font-size="8pt"/>
    </style:style>
    <style:style style:name="P300" style:family="paragraph" style:parent-style-name="_5b_RPG_5d__20_Táblázattartalom_20_-_20_saját_20_-_20_1">
      <style:paragraph-properties fo:keep-together="always" fo:widows="0" fo:background-color="#ff0000" style:shadow="none" fo:keep-with-next="auto">
        <style:background-image/>
      </style:paragraph-properties>
      <style:text-properties fo:font-size="9pt" style:font-size-asian="9pt" style:font-size-complex="9pt"/>
    </style:style>
    <style:style style:name="P301" style:family="paragraph" style:parent-style-name="Heading">
      <style:paragraph-properties fo:text-align="center" style:justify-single-word="false"/>
    </style:style>
    <style:style style:name="P302" style:family="paragraph" style:parent-style-name="Heading">
      <style:paragraph-properties fo:text-align="center" style:justify-single-word="false"/>
      <style:text-properties fo:font-size="18pt" style:font-size-asian="18pt" style:font-size-complex="18pt"/>
    </style:style>
    <style:style style:name="P303" style:family="paragraph" style:parent-style-name="Table_20_Heading">
      <style:text-properties fo:font-size="9pt" style:font-size-asian="9pt" style:font-size-complex="9pt"/>
    </style:style>
    <style:style style:name="P304" style:family="paragraph" style:parent-style-name="Table_20_Heading">
      <style:paragraph-properties fo:text-align="center" style:justify-single-word="false"/>
      <style:text-properties fo:font-size="9pt" style:font-size-asian="9pt" style:font-size-complex="9pt"/>
    </style:style>
    <style:style style:name="P305" style:family="paragraph" style:parent-style-name="Table_20_Heading">
      <style:paragraph-properties fo:text-align="center" style:justify-single-word="false"/>
      <style:text-properties fo:color="#00ae00" fo:font-size="10pt" style:font-size-asian="10pt" style:font-size-complex="10pt"/>
    </style:style>
    <style:style style:name="P306" style:family="paragraph" style:parent-style-name="_5b_RPG_5d__20_Szabály_20_kiemelés">
      <style:text-properties fo:font-size="11pt" style:font-size-asian="11pt" style:font-size-complex="11pt"/>
    </style:style>
    <style:style style:name="P307" style:family="paragraph" style:parent-style-name="Standard">
      <style:paragraph-properties fo:margin-top="0.101cm" fo:margin-bottom="0.101cm" fo:text-align="start" style:justify-single-word="false" style:text-autospace="none"/>
      <style:text-properties fo:font-size="10pt" style:font-size-asian="10pt" style:font-size-complex="10pt"/>
    </style:style>
    <style:style style:name="P308" style:family="paragraph" style:parent-style-name="Table_20_Contents">
      <style:paragraph-properties fo:margin-top="0.101cm" fo:margin-bottom="0.101cm" fo:text-align="center" style:justify-single-word="false"/>
      <style:text-properties fo:font-size="10pt" fo:font-weight="bold" style:font-size-asian="10pt" style:font-weight-asian="bold" style:font-size-complex="10pt" style:font-weight-complex="bold"/>
    </style:style>
    <style:style style:name="P309" style:family="paragraph" style:parent-style-name="Table_20_Contents">
      <style:paragraph-properties fo:margin-top="0.101cm" fo:margin-bottom="0.101cm"/>
      <style:text-properties fo:font-size="10pt" style:font-size-asian="10pt" style:font-size-complex="10pt"/>
    </style:style>
    <style:style style:name="P310" style:family="paragraph" style:parent-style-name="Table_20_Contents">
      <style:paragraph-properties fo:margin-top="0.101cm" fo:margin-bottom="0.101cm" fo:text-align="center" style:justify-single-word="false"/>
      <style:text-properties fo:font-size="10pt" style:font-size-asian="10pt" style:font-size-complex="10pt"/>
    </style:style>
    <style:style style:name="P311" style:family="paragraph" style:parent-style-name="Table_20_Contents">
      <style:paragraph-properties fo:margin-top="0.101cm" fo:margin-bottom="0.101cm" fo:text-align="start" style:justify-single-word="false"/>
      <style:text-properties fo:font-size="10pt" style:font-size-asian="10pt" style:font-size-complex="10pt"/>
    </style:style>
    <style:style style:name="P312" style:family="paragraph" style:parent-style-name="Table_20_Contents">
      <style:paragraph-properties fo:margin-top="0.101cm" fo:margin-bottom="0.101cm" fo:text-align="center" style:justify-single-word="false"/>
      <style:text-properties fo:font-size="9pt" fo:font-weight="bold" style:font-size-asian="9pt" style:font-weight-asian="bold" style:font-size-complex="9pt" style:font-weight-complex="bold"/>
    </style:style>
    <style:style style:name="P313" style:family="paragraph" style:parent-style-name="Table_20_Contents">
      <style:paragraph-properties fo:margin-top="0.101cm" fo:margin-bottom="0.101cm"/>
      <style:text-properties fo:font-size="9pt" style:font-size-asian="9pt" style:font-size-complex="9pt"/>
    </style:style>
    <style:style style:name="P314" style:family="paragraph" style:parent-style-name="Table_20_Contents">
      <style:paragraph-properties fo:margin-top="0.101cm" fo:margin-bottom="0.101cm" fo:text-align="center" style:justify-single-word="false"/>
      <style:text-properties fo:font-size="9pt" style:font-size-asian="9pt" style:font-size-complex="9pt"/>
    </style:style>
    <style:style style:name="P315" style:family="paragraph" style:parent-style-name="Text_20_body">
      <style:paragraph-properties fo:margin-top="0.101cm" fo:margin-bottom="0.101cm"/>
      <style:text-properties fo:font-size="10pt" style:font-size-asian="10pt" style:font-size-complex="10pt"/>
    </style:style>
    <style:style style:name="P316" style:family="paragraph" style:parent-style-name="Text_20_body">
      <style:paragraph-properties fo:margin-top="0.101cm" fo:margin-bottom="0.101cm" fo:text-align="center" style:justify-single-word="false"/>
      <style:text-properties fo:font-size="10pt" style:font-size-asian="10pt" style:font-size-complex="10pt"/>
    </style:style>
    <style:style style:name="P317" style:family="paragraph" style:parent-style-name="Heading_20_3">
      <style:text-properties fo:font-weight="normal" style:font-weight-asian="normal" style:font-weight-complex="normal"/>
    </style:style>
    <style:style style:name="P318" style:family="paragraph" style:parent-style-name="Heading_20_2">
      <style:text-properties fo:font-weight="normal" style:font-weight-asian="normal" style:font-weight-complex="normal"/>
    </style:style>
    <style:style style:name="P319" style:family="paragraph" style:parent-style-name="Table_20_Contents">
      <style:paragraph-properties fo:margin-top="0cm" fo:margin-bottom="0cm" fo:text-align="center" style:justify-single-word="false"/>
      <style:text-properties fo:font-size="10pt" fo:font-weight="bold" style:font-size-asian="10pt" style:font-weight-asian="bold" style:font-size-complex="10pt" style:font-weight-complex="bold"/>
    </style:style>
    <style:style style:name="P320" style:family="paragraph" style:parent-style-name="Table_20_Contents">
      <style:paragraph-properties fo:margin-top="0cm" fo:margin-bottom="0cm" fo:text-align="center" style:justify-single-word="false"/>
      <style:text-properties fo:font-size="10pt" style:font-size-asian="10pt" style:font-size-complex="10pt"/>
    </style:style>
    <style:style style:name="P321" style:family="paragraph" style:parent-style-name="Table_20_Contents">
      <style:paragraph-properties fo:margin-top="0cm" fo:margin-bottom="0cm" fo:text-align="center" style:justify-single-word="false"/>
      <style:text-properties fo:font-size="10pt" fo:background-color="#ffcc99" style:font-size-asian="10pt" style:font-size-complex="10pt"/>
    </style:style>
    <style:style style:name="P322" style:family="paragraph" style:parent-style-name="Text_20_body">
      <style:paragraph-properties fo:margin-top="0cm" fo:margin-bottom="0cm" fo:text-align="center" style:justify-single-word="false"/>
      <style:text-properties fo:font-weight="bold" style:font-weight-asian="bold" style:font-weight-complex="bold"/>
    </style:style>
    <style:style style:name="P323" style:family="paragraph" style:parent-style-name="Text_20_body">
      <style:paragraph-properties fo:margin-top="0cm" fo:margin-bottom="0cm" fo:text-align="center" style:justify-single-word="false"/>
    </style:style>
    <style:style style:name="P324" style:family="paragraph" style:parent-style-name="Text_20_body">
      <style:paragraph-properties fo:margin-top="0cm" fo:margin-bottom="0cm" fo:text-align="center" style:justify-single-word="false"/>
      <style:text-properties fo:font-size="10pt" style:font-size-asian="10pt" style:font-size-complex="10pt"/>
    </style:style>
    <style:style style:name="P325" style:family="paragraph" style:parent-style-name="Text_20_body">
      <style:paragraph-properties fo:margin-top="0cm" fo:margin-bottom="0cm" fo:text-align="justify" style:justify-single-word="false"/>
      <style:text-properties fo:font-size="10pt" style:font-size-asian="10pt" style:font-size-complex="10pt"/>
    </style:style>
    <style:style style:name="P326" style:family="paragraph" style:parent-style-name="_5b_RPG_5d__20_Táblázattartalom_20_1">
      <style:paragraph-properties fo:background-color="#ff6633">
        <style:background-image/>
      </style:paragraph-properties>
      <style:text-properties fo:background-color="transparent"/>
    </style:style>
    <style:style style:name="P327" style:family="paragraph" style:parent-style-name="_5b_RPG_5d__20_Táblázat_20_-_20_Fortély_20_hatás">
      <style:paragraph-properties fo:background-color="#ff6633">
        <style:background-image/>
      </style:paragraph-properties>
    </style:style>
    <style:style style:name="P328" style:family="paragraph" style:parent-style-name="_5b_RPG_5d__20_Táblázattartalom_20_-_20_módosítók">
      <style:text-properties fo:font-style="normal" style:font-style-asian="normal" style:font-style-complex="normal"/>
    </style:style>
    <style:style style:name="P329" style:family="paragraph" style:parent-style-name="Text_20_body">
      <style:paragraph-properties fo:margin-top="0cm" fo:margin-bottom="0.169cm"/>
    </style:style>
    <style:style style:name="P330" style:family="paragraph" style:parent-style-name="Text_20_body">
      <style:paragraph-properties fo:margin-top="0cm" fo:margin-bottom="0.169cm"/>
      <style:text-properties fo:font-weight="normal" style:font-weight-asian="normal" style:font-weight-complex="normal"/>
    </style:style>
    <style:style style:name="P331" style:family="paragraph" style:parent-style-name="Standard" style:master-page-name="">
      <style:paragraph-properties style:page-number="auto"/>
    </style:style>
    <style:style style:name="P332" style:family="paragraph" style:parent-style-name="Text_20_body" style:master-page-name="">
      <style:paragraph-properties style:page-number="auto"/>
    </style:style>
    <style:style style:name="P333" style:family="paragraph" style:parent-style-name="Text_20_body">
      <style:paragraph-properties fo:margin-top="0cm" fo:margin-bottom="0.101cm"/>
    </style:style>
    <style:style style:name="P334" style:family="paragraph" style:parent-style-name="Text_20_body" style:master-page-name="">
      <style:paragraph-properties fo:margin-top="0cm" fo:margin-bottom="0.109cm" style:page-number="auto"/>
      <style:text-properties fo:font-size="7pt" style:font-size-asian="7pt" style:font-size-complex="7pt"/>
    </style:style>
    <style:style style:name="P335" style:family="paragraph" style:parent-style-name="Text_20_body">
      <style:paragraph-properties fo:margin-top="0cm" fo:margin-bottom="0.109cm"/>
    </style:style>
    <style:style style:name="P336" style:family="paragraph" style:parent-style-name="_5b_RPG_5d__20_Táblázattartalom_20_-_20_fejléc">
      <style:paragraph-properties fo:margin-left="0cm" fo:margin-right="0.199cm" fo:text-align="center" style:justify-single-word="false" fo:keep-together="always" fo:text-indent="0cm" style:auto-text-indent="false" style:text-autospace="none" style:vertical-align="middle" style:writing-mode="lr-tb"/>
      <style:text-properties style:font-name="FreeSerif3" fo:font-size="9pt" fo:language="en" fo:country="US" fo:font-style="normal" fo:font-weight="bold" style:language-asian="en" style:country-asian="US" style:font-size-complex="12pt" style:font-weight-complex="bold"/>
    </style:style>
    <style:style style:name="P337" style:family="paragraph" style:parent-style-name="_5b_RPG_5d__20_Táblázattartalom_20_1">
      <style:paragraph-properties fo:margin-left="0cm" fo:margin-right="0.199cm" fo:text-align="center" style:justify-single-word="false" fo:keep-together="always" fo:text-indent="0cm" style:auto-text-indent="false" style:text-autospace="none" style:writing-mode="lr-tb"/>
      <style:text-properties style:font-name="FreeSerif3" fo:font-size="9pt" fo:language="en" fo:country="US" fo:font-style="normal" fo:font-weight="normal" style:language-asian="en" style:country-asian="US" style:font-size-complex="12pt"/>
    </style:style>
    <style:style style:name="P338" style:family="paragraph" style:parent-style-name="_5b_RPG_5d__20_Táblázattartalom_20_1">
      <style:paragraph-properties fo:margin-left="0cm" fo:margin-right="0.199cm" fo:text-align="center" style:justify-single-word="false" fo:keep-together="always" fo:text-indent="0cm" style:auto-text-indent="false" style:text-autospace="none" style:writing-mode="lr-tb"/>
      <style:text-properties style:font-name="FreeSerif3" fo:font-size="9pt" fo:language="en" fo:country="US" style:language-asian="en" style:country-asian="US" style:font-size-complex="12pt"/>
    </style:style>
    <style:style style:name="P339" style:family="paragraph" style:parent-style-name="_5b_RPG_5d__20_Táblázattartalom_20_-_20_fejléc">
      <style:paragraph-properties fo:margin-left="0cm" fo:margin-right="0.199cm" fo:text-align="center" style:justify-single-word="false" fo:text-indent="0cm" style:auto-text-indent="false"/>
      <style:text-properties fo:font-weight="bold" style:font-weight-asian="bold" style:font-weight-complex="bold"/>
    </style:style>
    <style:style style:name="P340" style:family="paragraph" style:parent-style-name="_5b_RPG_5d__20_Táblázattartalom_20_1">
      <style:paragraph-properties fo:margin-left="0cm" fo:margin-right="0.199cm" fo:text-align="center" style:justify-single-word="false" fo:text-indent="0cm" style:auto-text-indent="false"/>
    </style:style>
    <style:style style:name="P341" style:family="paragraph" style:parent-style-name="_5b_RPG_5d__20_Táblázattartalom_20_-_20_fejléc">
      <style:paragraph-properties fo:background-color="#ffffcc">
        <style:background-image/>
      </style:paragraph-properties>
    </style:style>
    <style:style style:name="P342" style:family="paragraph" style:parent-style-name="_5b_RPG_5d__20_Táblázattartalom_20_-_20_fejléc">
      <style:paragraph-properties fo:text-align="center" style:justify-single-word="false" fo:background-color="#ffffcc">
        <style:background-image/>
      </style:paragraph-properties>
      <style:text-properties fo:font-weight="bold" style:font-weight-asian="bold" style:font-weight-complex="bold"/>
    </style:style>
    <style:style style:name="P343" style:family="paragraph" style:parent-style-name="_5b_RPG_5d__20_Táblázattartalom_20_-_20_saját_20_-_20_1">
      <style:paragraph-properties fo:text-align="center" style:justify-single-word="false" fo:background-color="#ffffcc">
        <style:background-image/>
      </style:paragraph-properties>
      <style:text-properties fo:font-weight="bold" style:font-weight-asian="bold" style:font-weight-complex="bold"/>
    </style:style>
    <style:style style:name="P344" style:family="paragraph" style:parent-style-name="_5b_RPG_5d__20_Táblázattartalom_20_-_20_saját_20_-_20_1">
      <style:paragraph-properties fo:text-align="center" style:justify-single-word="false" fo:keep-together="always" fo:background-color="#ffffcc" style:text-autospace="none" style:writing-mode="lr-tb">
        <style:background-image/>
      </style:paragraph-properties>
      <style:text-properties style:font-name="FreeSerif3" fo:font-size="9pt" fo:language="en" fo:country="US" fo:font-style="normal" fo:font-weight="bold" style:language-asian="en" style:country-asian="US" style:font-size-complex="12pt" style:font-weight-complex="bold"/>
    </style:style>
    <style:style style:name="P345" style:family="paragraph" style:parent-style-name="_5b_RPG_5d__20_Nem_5f_kell">
      <style:text-properties style:use-window-font-color="true"/>
    </style:style>
    <style:style style:name="P346" style:family="paragraph" style:parent-style-name="_5b_RPG_5d__20_Nem_5f_kell">
      <style:text-properties style:use-window-font-color="true" fo:font-size="10pt" fo:background-color="transparent" style:font-size-asian="10pt" style:font-size-complex="10pt"/>
    </style:style>
    <style:style style:name="P347" style:family="paragraph" style:parent-style-name="_5b_RPG_5d__20_Nem_5f_kell">
      <style:text-properties style:use-window-font-color="true" fo:font-size="10pt" fo:background-color="#ff0000" style:font-size-asian="10pt" style:font-size-complex="10pt"/>
    </style:style>
    <style:style style:name="P348" style:family="paragraph" style:parent-style-name="_5b_RPG_5d__20_Nem_5f_kell">
      <style:text-properties style:use-window-font-color="true" fo:background-color="#ff0000"/>
    </style:style>
    <style:style style:name="P349" style:family="paragraph" style:parent-style-name="_5b_RPG_5d__20_Nem_5f_kell">
      <style:paragraph-properties fo:text-align="start" style:justify-single-word="false"/>
      <style:text-properties style:use-window-font-color="true" fo:background-color="transparent"/>
    </style:style>
    <style:style style:name="P350" style:family="paragraph" style:parent-style-name="_5b_RPG_5d__20_Nem_5f_kell">
      <style:paragraph-properties fo:text-align="start" style:justify-single-word="false"/>
      <style:text-properties style:use-window-font-color="true" fo:font-weight="bold" fo:background-color="transparent" style:font-weight-asian="bold" style:font-weight-complex="bold"/>
    </style:style>
    <style:style style:name="P351" style:family="paragraph" style:parent-style-name="_5b_RPG_5d__20_Táblázattartalom_20_1">
      <style:paragraph-properties fo:text-align="center" style:justify-single-word="false" fo:keep-together="always" style:text-autospace="none" style:writing-mode="lr-tb"/>
      <style:text-properties style:font-name="FreeSerif3" fo:font-size="9pt" fo:language="en" fo:country="US" fo:font-style="normal" fo:font-weight="normal" style:language-asian="en" style:country-asian="US" style:font-size-complex="12pt"/>
    </style:style>
    <style:style style:name="P352" style:family="paragraph" style:parent-style-name="_5b_RPG_5d__20_Táblázattartalom_20_1">
      <style:paragraph-properties fo:text-align="center" style:justify-single-word="false" fo:keep-together="always" style:text-autospace="none" style:writing-mode="lr-tb"/>
      <style:text-properties style:font-name="FreeSerif3" fo:font-size="9pt" fo:language="en" fo:country="US" style:language-asian="en" style:country-asian="US" style:font-size-complex="12pt"/>
    </style:style>
    <style:style style:name="P353" style:family="paragraph" style:parent-style-name="_5b_RPG_5d__20_Táblázattartalom_20_1">
      <style:paragraph-properties fo:text-align="center" style:justify-single-word="false" fo:keep-together="always" style:text-autospace="none" style:writing-mode="lr-tb"/>
      <style:text-properties style:font-name="FreeSerif3" fo:font-size="8pt" fo:language="en" fo:country="US" fo:font-style="normal" fo:font-weight="normal" style:language-asian="en" style:country-asian="US" style:font-size-complex="8pt"/>
    </style:style>
    <style:style style:name="P354" style:family="paragraph" style:parent-style-name="_5b_RPG_5d__20_Táblázattartalom_20_-_20_tulajdonságok">
      <style:paragraph-properties fo:text-align="center" style:justify-single-word="false" fo:keep-together="always" style:text-autospace="none" style:writing-mode="lr-tb"/>
      <style:text-properties style:font-name="FreeSerif3" fo:font-size="8pt" fo:language="en" fo:country="US" fo:font-style="normal" fo:font-weight="normal" style:language-asian="en" style:country-asian="US" style:font-size-complex="12pt"/>
    </style:style>
    <style:style style:name="P355" style:family="paragraph" style:parent-style-name="_5b_RPG_5d__20_Táblázattartalom_20_-_20_tulajdonságok">
      <style:paragraph-properties fo:text-align="start" style:justify-single-word="false" fo:keep-together="always" style:text-autospace="none" style:writing-mode="lr-tb"/>
      <style:text-properties style:font-name="FreeSerif3" fo:font-size="8pt" fo:language="en" fo:country="US" fo:font-style="normal" fo:font-weight="normal" style:language-asian="en" style:country-asian="US" style:font-size-complex="12pt"/>
    </style:style>
    <style:style style:name="P356" style:family="paragraph" style:parent-style-name="_5b_RPG_5d__20_Táblázattartalom_20_-_20_saját_20_-_20_1">
      <style:paragraph-properties fo:text-align="center" style:justify-single-word="false" fo:keep-together="always" style:text-autospace="none" style:writing-mode="lr-tb"/>
      <style:text-properties style:font-name="FreeSerif3" fo:font-size="9pt" fo:language="en" fo:country="US" fo:font-style="normal" fo:font-weight="bold" style:language-asian="en" style:country-asian="US" style:font-size-complex="12pt" style:font-weight-complex="bold"/>
    </style:style>
    <style:style style:name="P357" style:family="paragraph" style:parent-style-name="_5b_RPG_5d__20_Táblázatfejléc">
      <style:paragraph-properties fo:text-align="start" style:justify-single-word="false"/>
    </style:style>
    <style:style style:name="P358" style:family="paragraph" style:parent-style-name="_5b_RPG_5d__20_Táblázattartalom_20_-_20_tulajdonságok">
      <style:paragraph-properties fo:text-align="center" style:justify-single-word="false"/>
      <style:text-properties fo:font-weight="normal" style:font-weight-asian="normal" style:font-weight-complex="normal"/>
    </style:style>
    <style:style style:name="P359" style:family="paragraph" style:parent-style-name="_5b_RPG_5d__20_Táblázattartalom_20_-_20_tulajdonságok">
      <style:paragraph-properties fo:text-align="center" style:justify-single-word="false"/>
    </style:style>
    <style:style style:name="P360" style:family="paragraph" style:parent-style-name="_5b_RPG_5d__20_Táblázattartalom_20_-_20_tulajdonságok">
      <style:paragraph-properties fo:text-align="start" style:justify-single-word="false"/>
    </style:style>
    <style:style style:name="P361" style:family="paragraph" style:parent-style-name="_5b_RPG_5d__20_Táblázat_20_-_20_Fortély_20_hatás">
      <style:text-properties fo:background-color="transparent"/>
    </style:style>
    <style:style style:name="P362" style:family="paragraph" style:parent-style-name="_5b_RPG_5d__20_Táblázat_20_-_20_Fortély_20_hatás">
      <style:paragraph-properties>
        <style:tab-stops>
          <style:tab-stop style:position="0.938cm"/>
        </style:tab-stops>
      </style:paragraph-properties>
      <style:text-properties fo:background-color="transparent"/>
    </style:style>
    <style:style style:name="P363" style:family="paragraph" style:parent-style-name="_5b_RPG_5d__20_Táblázat_20_-_20_Fortély_20_hatás">
      <style:text-properties style:text-line-through-style="none" fo:font-weight="normal" fo:background-color="transparent" style:font-weight-asian="normal" style:font-weight-complex="normal"/>
    </style:style>
    <style:style style:name="P364" style:family="paragraph" style:parent-style-name="_5b_RPG_5d__20_Táblázat_20_-_20_Fortély_20_hatás">
      <style:paragraph-properties fo:text-align="start" style:justify-single-word="false"/>
      <style:text-properties style:text-line-through-style="none" fo:background-color="transparent"/>
    </style:style>
    <style:style style:name="P365" style:family="paragraph" style:parent-style-name="_5b_RPG_5d__20_Táblázat_20_-_20_Fortély_20_hatás">
      <style:paragraph-properties fo:text-align="center" style:justify-single-word="false"/>
      <style:text-properties style:text-line-through-style="none" fo:background-color="transparent"/>
    </style:style>
    <style:style style:name="P366" style:family="paragraph" style:parent-style-name="_5b_RPG_5d__20_Táblázat_20_-_20_Fortély_20_hatás">
      <style:text-properties fo:font-style="normal" fo:background-color="transparent" style:font-style-asian="normal" style:font-style-complex="normal"/>
    </style:style>
    <style:style style:name="P367" style:family="paragraph" style:parent-style-name="_5b_RPG_5d__20_Táblázat_20_-_20_Fortély_20_hatás">
      <style:paragraph-properties fo:text-align="start" style:justify-single-word="false"/>
      <style:text-properties fo:font-style="normal" fo:background-color="transparent" style:font-style-asian="normal" style:font-style-complex="normal"/>
    </style:style>
    <style:style style:name="P368" style:family="paragraph" style:parent-style-name="_5b_RPG_5d__20_Táblázat_20_-_20_Fortély_20_hatás">
      <style:text-properties fo:font-style="normal" fo:background-color="#ff6633" style:font-style-asian="normal" style:font-style-complex="normal"/>
    </style:style>
    <style:style style:name="P369" style:family="paragraph" style:parent-style-name="_5b_RPG_5d__20_Táblázat_20_-_20_Fortély_20_hatás">
      <style:text-properties fo:font-style="normal" fo:font-weight="normal" style:font-style-asian="normal" style:font-weight-asian="normal" style:font-style-complex="normal" style:font-weight-complex="normal"/>
    </style:style>
    <style:style style:name="P370" style:family="paragraph" style:parent-style-name="_5b_RPG_5d__20_Táblázat_20_-_20_Fortély_20_hatás">
      <style:text-properties fo:font-style="normal" style:font-style-asian="normal" style:font-style-complex="normal"/>
    </style:style>
    <style:style style:name="P371" style:family="paragraph" style:parent-style-name="_5b_RPG_5d__20_Táblázat_20_-_20_Fortély_20_hatás">
      <style:text-properties fo:font-style="italic" fo:font-weight="normal" style:font-style-asian="italic" style:font-weight-asian="normal" style:font-style-complex="italic" style:font-weight-complex="normal"/>
    </style:style>
    <style:style style:name="P372" style:family="paragraph" style:parent-style-name="_5b_RPG_5d__20_Táblázat_20_-_20_Fortély_20_hatás">
      <style:text-properties fo:font-style="italic" style:font-style-asian="italic" style:font-style-complex="italic"/>
    </style:style>
    <style:style style:name="P373" style:family="paragraph" style:parent-style-name="_5b_RPG_5d__20_Táblázat_20_-_20_Fortély_20_hatás">
      <style:text-properties fo:font-size="10pt" fo:background-color="transparent" style:font-size-asian="10pt" style:font-size-complex="10pt"/>
    </style:style>
    <style:style style:name="P374" style:family="paragraph" style:parent-style-name="_5b_RPG_5d__20_Táblázat_20_-_20_Fortély_20_hatás">
      <style:text-properties fo:font-weight="bold" fo:background-color="#ff0000" style:font-weight-asian="bold" style:font-weight-complex="bold"/>
    </style:style>
    <style:style style:name="P375" style:family="paragraph" style:parent-style-name="_5b_RPG_5d__20_Táblázat_20_-_20_Fortély_20_hatás">
      <style:text-properties fo:font-weight="bold" fo:background-color="#ff6633" style:font-weight-asian="bold" style:font-weight-complex="bold"/>
    </style:style>
    <style:style style:name="P376" style:family="paragraph" style:parent-style-name="_5b_RPG_5d__20_Táblázat_20_-_20_Fortély_20_hatás">
      <style:text-properties fo:background-color="#ff6633"/>
    </style:style>
    <style:style style:name="P377" style:family="paragraph" style:parent-style-name="_5b_RPG_5d__20_Táblázat_20_-_20_Fortély_20_hatás">
      <style:text-properties fo:font-size="6pt" fo:background-color="transparent" style:font-size-asian="6pt" style:font-size-complex="6pt"/>
    </style:style>
    <style:style style:name="P378" style:family="paragraph" style:parent-style-name="_5b_RPG_5d__20_Táblázat_20_-_20_Fortély_20_hatás">
      <style:paragraph-properties>
        <style:tab-stops>
          <style:tab-stop style:position="0.961cm"/>
        </style:tab-stops>
      </style:paragraph-properties>
    </style:style>
    <style:style style:name="P379" style:family="paragraph" style:parent-style-name="_5b_RPG_5d__20_Táblázat_20_-_20_Fortély_20_hatás">
      <style:text-properties fo:font-weight="normal" fo:background-color="#ff6633" style:font-weight-asian="normal" style:font-weight-complex="normal"/>
    </style:style>
    <style:style style:name="P380" style:family="paragraph" style:parent-style-name="_5b_RPG_5d__20_Táblázat_20_-_20_Fortély_20_hatás">
      <style:text-properties fo:font-weight="normal" fo:background-color="transparent" style:font-weight-asian="normal" style:font-weight-complex="normal"/>
    </style:style>
    <style:style style:name="P381" style:family="paragraph" style:parent-style-name="_5b_RPG_5d__20_Táblázat_20_-_20_Fortély_20_hatás">
      <style:text-properties fo:background-color="#ff0000"/>
    </style:style>
    <style:style style:name="P382" style:family="paragraph" style:parent-style-name="_5b_RPG_5d__20_Táblázat_20_-_20_Fortély_20_hatás">
      <style:text-properties fo:font-size="9pt" style:font-size-asian="9pt" style:font-size-complex="9pt"/>
    </style:style>
    <style:style style:name="P383" style:family="paragraph" style:parent-style-name="_5b_RPG_5d__20_Táblázat_20_-_20_Fortély_20_hatás">
      <style:paragraph-properties fo:text-align="center" style:justify-single-word="false"/>
      <style:text-properties fo:font-size="9pt" style:font-size-asian="9pt" style:font-size-complex="9pt"/>
    </style:style>
    <style:style style:name="P384" style:family="paragraph" style:parent-style-name="_5b_RPG_5d__20_Táblázat_20_-_20_Fortély_20_hatás">
      <style:paragraph-properties fo:text-align="start" style:justify-single-word="false"/>
      <style:text-properties fo:font-size="9pt" style:font-size-asian="9pt" style:font-size-complex="9pt"/>
    </style:style>
    <style:style style:name="P385" style:family="paragraph" style:parent-style-name="_5b_RPG_5d__20_Táblázat_20_-_20_Fortély_20_hatás">
      <style:text-properties fo:background-color="#ff9966"/>
    </style:style>
    <style:style style:name="P386" style:family="paragraph" style:parent-style-name="_5b_RPG_5d__20_Táblázat_20_-_20_Fortély_20_hatás">
      <style:text-properties style:use-window-font-color="true" fo:font-style="italic" style:font-style-asian="italic" style:font-style-complex="italic"/>
    </style:style>
    <style:style style:name="P387" style:family="paragraph" style:parent-style-name="_5b_RPG_5d__20_Táblázat_20_-_20_Fortély_20_hatás">
      <style:text-properties style:use-window-font-color="true" fo:background-color="transparent"/>
    </style:style>
    <style:style style:name="P388" style:family="paragraph" style:parent-style-name="_5b_RPG_5d__20_Táblázat_20_-_20_Fortély_20_hatás">
      <style:text-properties style:use-window-font-color="true" fo:background-color="#ff0000"/>
    </style:style>
    <style:style style:name="P389" style:family="paragraph" style:parent-style-name="_5b_RPG_5d__20_Táblázattartalom_20_-_20_saját_20_-_20_1">
      <style:paragraph-properties fo:background-color="#ff9966">
        <style:background-image/>
      </style:paragraph-properties>
      <style:text-properties fo:font-size="9pt" style:font-size-asian="9pt" style:font-size-complex="9pt"/>
    </style:style>
    <style:style style:name="P390" style:family="paragraph" style:parent-style-name="Text_20_body">
      <style:paragraph-properties fo:background-color="#ff9966">
        <style:background-image/>
      </style:paragraph-properties>
    </style:style>
    <style:style style:name="P391" style:family="paragraph" style:parent-style-name="Text_20_body">
      <style:paragraph-properties fo:background-color="#ff9966">
        <style:background-image/>
      </style:paragraph-properties>
      <style:text-properties style:use-window-font-color="true"/>
    </style:style>
    <style:style style:name="P392" style:family="paragraph" style:parent-style-name="_5b_RPG_5d__20_Táblázattartalom_20_-_20_saját_20_-_20_1">
      <style:paragraph-properties fo:text-align="start" style:justify-single-word="false" fo:background-color="#ffff99">
        <style:background-image/>
      </style:paragraph-properties>
      <style:text-properties fo:font-size="9pt" fo:background-color="transparent" style:font-size-asian="9pt" style:font-size-complex="9pt"/>
    </style:style>
    <style:style style:name="P393" style:family="paragraph" style:parent-style-name="_5b_RPG_5d__20_Táblázattartalom_20_-_20_saját_20_-_20_1">
      <style:paragraph-properties fo:text-align="start" style:justify-single-word="false" fo:keep-together="always" fo:widows="0" fo:background-color="#ffff99" style:shadow="none" fo:keep-with-next="auto">
        <style:background-image/>
      </style:paragraph-properties>
      <style:text-properties fo:font-size="9pt" fo:font-weight="normal" style:font-size-asian="9pt" style:font-weight-asian="normal" style:font-size-complex="9pt" style:font-weight-complex="normal"/>
    </style:style>
    <style:style style:name="P394" style:family="paragraph" style:parent-style-name="_5b_RPG_5d__20_Táblázattartalom_20_-_20_saját_20_-_20_1">
      <style:paragraph-properties fo:text-align="start" style:justify-single-word="false" fo:background-color="#ffcc99">
        <style:background-image/>
      </style:paragraph-properties>
      <style:text-properties fo:background-color="transparent"/>
    </style:style>
    <style:style style:name="P395" style:family="paragraph" style:parent-style-name="_5b_RPG_5d__20_Táblázattartalom_20_-_20_saját_20_-_20_1">
      <style:paragraph-properties fo:keep-together="always" fo:widows="0" style:shadow="none" fo:keep-with-next="auto"/>
      <style:text-properties style:font-name="Arial" fo:font-size="9pt" fo:font-style="normal" fo:font-weight="bold" style:font-size-asian="9pt" style:font-style-asian="normal" style:font-weight-asian="bold" style:font-size-complex="9pt" style:font-style-complex="normal" style:font-weight-complex="bold"/>
    </style:style>
    <style:style style:name="P396" style:family="paragraph" style:parent-style-name="_5b_RPG_5d__20_Táblázattartalom_20_-_20_saját_20_-_20_1">
      <style:paragraph-properties fo:keep-together="always" fo:widows="0" style:shadow="none" fo:keep-with-next="auto"/>
      <style:text-properties fo:font-size="9pt" style:font-size-asian="9pt" style:font-size-complex="9pt"/>
    </style:style>
    <style:style style:name="P397" style:family="paragraph" style:parent-style-name="_5b_RPG_5d__20_Táblázattartalom_20_-_20_saját_20_-_20_1" style:list-style-name="L7">
      <style:paragraph-properties fo:text-align="justify" style:justify-single-word="false"/>
      <style:text-properties style:text-underline-style="none"/>
    </style:style>
    <style:style style:name="P398" style:family="paragraph" style:parent-style-name="_5b_RPG_5d__20_Táblázattartalom_20_-_20_saját_20_-_20_1" style:list-style-name="L7">
      <style:paragraph-properties fo:text-align="justify" style:justify-single-word="false"/>
    </style:style>
    <style:style style:name="P399" style:family="paragraph" style:parent-style-name="_5b_RPG_5d__20_Táblázattartalom_20_-_20_saját_20_-_20_1" style:list-style-name="L7">
      <style:paragraph-properties fo:text-align="justify" style:justify-single-word="false"/>
    </style:style>
    <style:style style:name="P400" style:family="paragraph" style:parent-style-name="_5b_RPG_5d__20_Táblázattartalom_20_-_20_saját_20_-_20_1" style:list-style-name="L51">
      <style:paragraph-properties fo:text-align="start" style:justify-single-word="false"/>
    </style:style>
    <style:style style:name="P401" style:family="paragraph" style:parent-style-name="_5b_RPG_5d__20_Táblázattartalom_20_-_20_saját_20_-_20_1" style:list-style-name="L51">
      <style:paragraph-properties fo:text-align="start" style:justify-single-word="false"/>
    </style:style>
    <style:style style:name="P402" style:family="paragraph" style:parent-style-name="_5b_RPG_5d__20_Táblázattartalom_20_-_20_saját_20_-_20_1" style:list-style-name="L51">
      <style:paragraph-properties fo:text-align="start" style:justify-single-word="false"/>
    </style:style>
    <style:style style:name="P403" style:family="paragraph" style:parent-style-name="_5b_RPG_5d__20_Táblázattartalom_20_-_20_saját_20_-_20_1" style:list-style-name="L51">
      <style:paragraph-properties fo:text-align="start" style:justify-single-word="false"/>
    </style:style>
    <style:style style:name="P404" style:family="paragraph" style:parent-style-name="_5b_RPG_5d__20_Táblázattartalom_20_-_20_saját_20_-_20_1" style:list-style-name="L51">
      <style:paragraph-properties fo:text-align="start" style:justify-single-word="false"/>
    </style:style>
    <style:style style:name="P405" style:family="paragraph" style:parent-style-name="_5b_RPG_5d__20_Táblázattartalom_20_-_20_saját_20_-_20_1" style:list-style-name="L51">
      <style:paragraph-properties fo:text-align="start" style:justify-single-word="false"/>
    </style:style>
    <style:style style:name="P406" style:family="paragraph" style:parent-style-name="_5b_RPG_5d__20_Táblázattartalom_20_-_20_saját_20_-_20_1" style:list-style-name="L60">
      <style:paragraph-properties fo:text-align="start" style:justify-single-word="false"/>
      <style:text-properties fo:font-style="normal" style:font-style-asian="normal" style:font-style-complex="normal"/>
    </style:style>
    <style:style style:name="P407" style:family="paragraph" style:parent-style-name="_5b_RPG_5d__20_Táblázattartalom_20_-_20_saját_20_-_20_1" style:list-style-name="L60">
      <style:paragraph-properties fo:text-align="start" style:justify-single-word="false"/>
      <style:text-properties fo:font-style="normal" style:font-style-asian="normal" style:font-style-complex="normal"/>
    </style:style>
    <style:style style:name="P408" style:family="paragraph" style:parent-style-name="_5b_RPG_5d__20_Táblázattartalom_20_-_20_saját_20_-_20_1" style:list-style-name="L72">
      <style:paragraph-properties fo:text-align="start" style:justify-single-word="false"/>
      <style:text-properties fo:font-size="8pt"/>
    </style:style>
    <style:style style:name="P409" style:family="paragraph" style:parent-style-name="_5b_RPG_5d__20_Táblázattartalom_20_-_20_saját_20_-_20_1" style:list-style-name="L72">
      <style:paragraph-properties fo:text-align="start" style:justify-single-word="false"/>
      <style:text-properties fo:font-size="8pt"/>
    </style:style>
    <style:style style:name="P410" style:family="paragraph" style:parent-style-name="_5b_RPG_5d__20_Táblázattartalom_20_-_20_saját_20_-_20_1" style:list-style-name="L72">
      <style:paragraph-properties fo:text-align="start" style:justify-single-word="false"/>
      <style:text-properties fo:font-size="8pt"/>
    </style:style>
    <style:style style:name="P411" style:family="paragraph" style:parent-style-name="_5b_RPG_5d__20_Táblázattartalom_20_-_20_saját_20_-_20_1" style:list-style-name="L72">
      <style:paragraph-properties fo:text-align="start" style:justify-single-word="false"/>
      <style:text-properties fo:font-size="8pt"/>
    </style:style>
    <style:style style:name="P412" style:family="paragraph" style:parent-style-name="_5b_RPG_5d__20_Táblázattartalom_20_-_20_saját_20_-_20_1" style:list-style-name="L72">
      <style:paragraph-properties fo:text-align="start" style:justify-single-word="false"/>
      <style:text-properties fo:font-size="8pt"/>
    </style:style>
    <style:style style:name="P413" style:family="paragraph" style:parent-style-name="_5b_RPG_5d__20_Táblázattartalom_20_-_20_saját_20_-_20_1" style:list-style-name="L72">
      <style:paragraph-properties fo:text-align="start" style:justify-single-word="false"/>
      <style:text-properties fo:font-size="8pt" fo:background-color="transparent"/>
    </style:style>
    <style:style style:name="P414" style:family="paragraph" style:parent-style-name="_5b_RPG_5d__20_Táblázattartalom_20_-_20_saját_20_-_20_1" style:list-style-name="L66">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415" style:family="paragraph" style:parent-style-name="_5b_RPG_5d__20_Táblázattartalom_20_-_20_saját_20_-_20_1" style:list-style-name="L68">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416" style:family="paragraph" style:parent-style-name="_5b_RPG_5d__20_Táblázattartalom_20_-_20_saját_20_-_20_1" style:list-style-name="L68">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417" style:family="paragraph" style:parent-style-name="_5b_RPG_5d__20_Táblázattartalom_20_-_20_saját_20_-_20_1" style:list-style-name="L69">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418" style:family="paragraph" style:parent-style-name="_5b_RPG_5d__20_Táblázattartalom_20_-_20_saját_20_-_20_1" style:list-style-name="L74">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419" style:family="paragraph" style:parent-style-name="_5b_RPG_5d__20_Táblázattartalom_20_-_20_saját_20_-_20_1" style:list-style-name="L74">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420" style:family="paragraph" style:parent-style-name="_5b_RPG_5d__20_Táblázattartalom_20_-_20_saját_20_-_20_1" style:list-style-name="L74">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421" style:family="paragraph" style:parent-style-name="_5b_RPG_5d__20_Táblázattartalom_20_-_20_saját_20_-_20_1" style:list-style-name="L74">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422" style:family="paragraph" style:parent-style-name="_5b_RPG_5d__20_Táblázattartalom_20_-_20_saját_20_-_20_1" style:list-style-name="L75">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423" style:family="paragraph" style:parent-style-name="_5b_RPG_5d__20_Táblázattartalom_20_-_20_saját_20_-_20_1" style:list-style-name="L74">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424" style:family="paragraph" style:parent-style-name="_5b_RPG_5d__20_Táblázattartalom_20_-_20_saját_20_-_20_1" style:list-style-name="L79">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425" style:family="paragraph" style:parent-style-name="_5b_RPG_5d__20_Táblázattartalom_20_-_20_saját_20_-_20_1" style:list-style-name="L74">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426" style:family="paragraph" style:parent-style-name="_5b_RPG_5d__20_Táblázattartalom_20_-_20_saját_20_-_20_1" style:list-style-name="L74">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427" style:family="paragraph" style:parent-style-name="_5b_RPG_5d__20_Táblázattartalom_20_-_20_saját_20_-_20_1" style:list-style-name="L67">
      <style:paragraph-properties fo:margin-left="0cm" fo:margin-right="0cm" fo:text-align="start" style:justify-single-word="false" fo:text-indent="0cm" style:auto-text-indent="false" fo:background-color="transparent">
        <style:background-image/>
      </style:paragraph-properties>
      <style:text-properties fo:font-size="8pt" fo:font-weight="normal" style:font-weight-asian="normal" style:font-weight-complex="normal"/>
    </style:style>
    <style:style style:name="P428" style:family="paragraph" style:parent-style-name="_5b_RPG_5d__20_Táblázattartalom_20_-_20_saját_20_-_20_1" style:list-style-name="L67">
      <style:paragraph-properties fo:margin-left="0cm" fo:margin-right="0cm" fo:text-align="start" style:justify-single-word="false" fo:text-indent="0cm" style:auto-text-indent="false" fo:background-color="transparent">
        <style:background-image/>
      </style:paragraph-properties>
      <style:text-properties fo:font-size="8pt" fo:font-weight="normal" style:font-weight-asian="normal" style:font-weight-complex="normal"/>
    </style:style>
    <style:style style:name="P429" style:family="paragraph" style:parent-style-name="_5b_RPG_5d__20_Táblázattartalom_20_-_20_saját_20_-_20_1" style:list-style-name="L68">
      <style:paragraph-properties fo:margin-left="0cm" fo:margin-right="0cm" fo:text-align="start" style:justify-single-word="false" fo:text-indent="0cm" style:auto-text-indent="false" fo:background-color="transparent">
        <style:background-image/>
      </style:paragraph-properties>
      <style:text-properties fo:font-size="8pt" style:font-size-asian="8pt" style:font-size-complex="8pt"/>
    </style:style>
    <style:style style:name="P430" style:family="paragraph" style:parent-style-name="_5b_RPG_5d__20_Táblázattartalom_20_-_20_saját_20_-_20_1" style:list-style-name="L68">
      <style:paragraph-properties fo:margin-left="0cm" fo:margin-right="0cm" fo:text-align="start" style:justify-single-word="false" fo:text-indent="0cm" style:auto-text-indent="false" fo:background-color="transparent">
        <style:background-image/>
      </style:paragraph-properties>
      <style:text-properties fo:font-size="8pt" style:font-size-asian="8pt" style:font-size-complex="8pt"/>
    </style:style>
    <style:style style:name="P431" style:family="paragraph" style:parent-style-name="_5b_RPG_5d__20_Táblázattartalom_20_-_20_saját_20_-_20_1" style:list-style-name="L68">
      <style:paragraph-properties fo:margin-left="0cm" fo:margin-right="0cm" fo:text-align="start" style:justify-single-word="false" fo:text-indent="0cm" style:auto-text-indent="false" fo:background-color="transparent">
        <style:background-image/>
      </style:paragraph-properties>
      <style:text-properties fo:font-size="8pt" fo:background-color="#ff0000"/>
    </style:style>
    <style:style style:name="P432" style:family="paragraph" style:parent-style-name="_5b_RPG_5d__20_Táblázattartalom_20_-_20_saját_20_-_20_1" style:list-style-name="L68">
      <style:paragraph-properties fo:margin-left="0cm" fo:margin-right="0cm" fo:text-align="start" style:justify-single-word="false" fo:text-indent="0cm" style:auto-text-indent="false" fo:background-color="transparent">
        <style:background-image/>
      </style:paragraph-properties>
      <style:text-properties fo:font-size="8pt" fo:background-color="#ff0000"/>
    </style:style>
    <style:style style:name="P433" style:family="paragraph" style:parent-style-name="_5b_RPG_5d__20_Táblázattartalom_20_-_20_saját_20_-_20_1" style:list-style-name="L74">
      <style:paragraph-properties fo:margin-left="0cm" fo:margin-right="0cm" fo:text-align="start" style:justify-single-word="false" fo:text-indent="0cm" style:auto-text-indent="false" fo:background-color="transparent">
        <style:background-image/>
      </style:paragraph-properties>
      <style:text-properties fo:font-size="8pt" fo:background-color="#ff0000"/>
    </style:style>
    <style:style style:name="P434" style:family="paragraph" style:parent-style-name="_5b_RPG_5d__20_Táblázattartalom_20_-_20_saját_20_-_20_1" style:list-style-name="L75">
      <style:paragraph-properties fo:margin-left="0cm" fo:margin-right="0cm" fo:text-align="start" style:justify-single-word="false" fo:text-indent="0cm" style:auto-text-indent="false" fo:background-color="transparent">
        <style:background-image/>
      </style:paragraph-properties>
      <style:text-properties fo:font-size="8pt" fo:background-color="#ff0000"/>
    </style:style>
    <style:style style:name="P435" style:family="paragraph" style:parent-style-name="_5b_RPG_5d__20_Táblázattartalom_20_-_20_saját_20_-_20_1" style:list-style-name="L71">
      <style:paragraph-properties fo:margin-left="0cm" fo:margin-right="0cm" fo:text-align="start" style:justify-single-word="false" fo:text-indent="0cm" style:auto-text-indent="false" fo:background-color="transparent">
        <style:background-image/>
      </style:paragraph-properties>
      <style:text-properties fo:font-size="8pt" fo:background-color="transparent"/>
    </style:style>
    <style:style style:name="P436" style:family="paragraph" style:parent-style-name="_5b_RPG_5d__20_Táblázattartalom_20_-_20_saját_20_-_20_1" style:list-style-name="L75">
      <style:paragraph-properties fo:margin-left="0cm" fo:margin-right="0cm" fo:text-align="start" style:justify-single-word="false" fo:text-indent="0cm" style:auto-text-indent="false" fo:background-color="transparent">
        <style:background-image/>
      </style:paragraph-properties>
      <style:text-properties fo:font-size="8pt" fo:background-color="transparent"/>
    </style:style>
    <style:style style:name="P437" style:family="paragraph" style:parent-style-name="_5b_RPG_5d__20_Táblázattartalom_20_-_20_saját_20_-_20_1" style:list-style-name="L75">
      <style:paragraph-properties fo:margin-left="0cm" fo:margin-right="0cm" fo:text-align="start" style:justify-single-word="false" fo:text-indent="0cm" style:auto-text-indent="false" fo:background-color="transparent">
        <style:background-image/>
      </style:paragraph-properties>
      <style:text-properties fo:font-size="8pt" fo:background-color="transparent"/>
    </style:style>
    <style:style style:name="P438" style:family="paragraph" style:parent-style-name="_5b_RPG_5d__20_Táblázattartalom_20_-_20_saját_20_-_20_1" style:list-style-name="L67">
      <style:paragraph-properties fo:margin-left="0cm" fo:margin-right="0cm" fo:text-align="start" style:justify-single-word="false" fo:text-indent="0cm" style:auto-text-indent="false" fo:background-color="#ff0000">
        <style:background-image/>
      </style:paragraph-properties>
      <style:text-properties fo:font-size="8pt"/>
    </style:style>
    <style:style style:name="P439" style:family="paragraph" style:parent-style-name="_5b_RPG_5d__20_Táblázattartalom_20_-_20_saját_20_-_20_1" style:list-style-name="L79">
      <style:paragraph-properties fo:margin-left="0cm" fo:margin-right="0cm" fo:text-align="start" style:justify-single-word="false" fo:text-indent="0cm" style:auto-text-indent="false" fo:background-color="#ff0000">
        <style:background-image/>
      </style:paragraph-properties>
      <style:text-properties fo:font-size="8pt"/>
    </style:style>
    <style:style style:name="P440" style:family="paragraph" style:parent-style-name="_5b_RPG_5d__20_Táblázattartalom_20_-_20_saját_20_-_20_1" style:list-style-name="L79">
      <style:paragraph-properties fo:margin-left="0cm" fo:margin-right="0cm" fo:text-align="start" style:justify-single-word="false" fo:text-indent="0cm" style:auto-text-indent="false" fo:background-color="#ff0000">
        <style:background-image/>
      </style:paragraph-properties>
      <style:text-properties fo:font-size="8pt"/>
    </style:style>
    <style:style style:name="P441" style:family="paragraph" style:parent-style-name="_5b_RPG_5d__20_Táblázattartalom_20_-_20_saját_20_-_20_1" style:list-style-name="L74">
      <style:paragraph-properties fo:margin-left="0cm" fo:margin-right="0cm" fo:text-align="start" style:justify-single-word="false" fo:text-indent="0cm" style:auto-text-indent="false" fo:background-color="#ff0000">
        <style:background-image/>
      </style:paragraph-properties>
      <style:text-properties fo:font-size="8pt" fo:background-color="transparent"/>
    </style:style>
    <style:style style:name="P442" style:family="paragraph" style:parent-style-name="_5b_RPG_5d__20_Táblázattartalom_20_-_20_saját_20_-_20_1" style:list-style-name="L74">
      <style:paragraph-properties fo:margin-left="0cm" fo:margin-right="0cm" fo:text-align="start" style:justify-single-word="false" fo:text-indent="0cm" style:auto-text-indent="false" fo:background-color="#ff0000">
        <style:background-image/>
      </style:paragraph-properties>
      <style:text-properties fo:font-size="8pt" fo:background-color="transparent"/>
    </style:style>
    <style:style style:name="P443" style:family="paragraph" style:parent-style-name="_5b_RPG_5d__20_Táblázattartalom_20_-_20_saját_20_-_20_1" style:list-style-name="L70">
      <style:paragraph-properties fo:margin-left="0cm" fo:margin-right="0cm" fo:text-align="start" style:justify-single-word="false" fo:text-indent="0cm" style:auto-text-indent="false"/>
      <style:text-properties fo:font-size="8pt" fo:background-color="transparent"/>
    </style:style>
    <style:style style:name="P444" style:family="paragraph" style:parent-style-name="_5b_RPG_5d__20_Táblázattartalom_20_-_20_saját_20_-_20_1" style:list-style-name="L71">
      <style:paragraph-properties fo:margin-left="0cm" fo:margin-right="0cm" fo:text-align="start" style:justify-single-word="false" fo:text-indent="0cm" style:auto-text-indent="false"/>
      <style:text-properties fo:font-size="8pt" fo:background-color="transparent"/>
    </style:style>
    <style:style style:name="P445" style:family="paragraph" style:parent-style-name="_5b_RPG_5d__20_Táblázattartalom_20_-_20_saját_20_-_20_1" style:list-style-name="L75">
      <style:paragraph-properties fo:margin-left="0cm" fo:margin-right="0cm" fo:text-align="start" style:justify-single-word="false" fo:text-indent="0cm" style:auto-text-indent="false"/>
      <style:text-properties fo:font-size="8pt" fo:background-color="transparent"/>
    </style:style>
    <style:style style:name="P446" style:family="paragraph" style:parent-style-name="_5b_RPG_5d__20_Táblázattartalom_20_-_20_saját_20_-_20_1" style:list-style-name="L71">
      <style:paragraph-properties fo:margin-left="0cm" fo:margin-right="0cm" fo:text-align="start" style:justify-single-word="false" fo:text-indent="0cm" style:auto-text-indent="false"/>
      <style:text-properties fo:font-size="8pt"/>
    </style:style>
    <style:style style:name="P447" style:family="paragraph" style:parent-style-name="_5b_RPG_5d__20_Táblázattartalom_20_-_20_saját_20_-_20_1" style:list-style-name="L72">
      <style:paragraph-properties fo:margin-left="0cm" fo:margin-right="0cm" fo:text-align="start" style:justify-single-word="false" fo:text-indent="0cm" style:auto-text-indent="false"/>
      <style:text-properties fo:font-size="8pt"/>
    </style:style>
    <style:style style:name="P448" style:family="paragraph" style:parent-style-name="_5b_RPG_5d__20_Táblázattartalom_20_-_20_saját_20_-_20_1" style:list-style-name="L76">
      <style:paragraph-properties fo:margin-left="0cm" fo:margin-right="0cm" fo:text-align="start" style:justify-single-word="false" fo:text-indent="0cm" style:auto-text-indent="false"/>
      <style:text-properties fo:font-size="8pt"/>
    </style:style>
    <style:style style:name="P449" style:family="paragraph" style:parent-style-name="_5b_RPG_5d__20_Táblázattartalom_20_-_20_saját_20_-_20_1" style:list-style-name="L76">
      <style:paragraph-properties fo:margin-left="0cm" fo:margin-right="0cm" fo:text-align="start" style:justify-single-word="false" fo:text-indent="0cm" style:auto-text-indent="false"/>
      <style:text-properties fo:font-size="8pt"/>
    </style:style>
    <style:style style:name="P450" style:family="paragraph" style:parent-style-name="_5b_RPG_5d__20_Táblázattartalom_20_-_20_saját_20_-_20_1" style:list-style-name="L77">
      <style:paragraph-properties fo:margin-left="0cm" fo:margin-right="0cm" fo:text-align="start" style:justify-single-word="false" fo:text-indent="0cm" style:auto-text-indent="false"/>
      <style:text-properties fo:font-size="8pt"/>
    </style:style>
    <style:style style:name="P451" style:family="paragraph" style:parent-style-name="_5b_RPG_5d__20_Táblázattartalom_20_-_20_saját_20_-_20_1" style:list-style-name="L77">
      <style:paragraph-properties fo:margin-left="0cm" fo:margin-right="0cm" fo:text-align="start" style:justify-single-word="false" fo:text-indent="0cm" style:auto-text-indent="false"/>
      <style:text-properties fo:font-size="8pt"/>
    </style:style>
    <style:style style:name="P452" style:family="paragraph" style:parent-style-name="_5b_RPG_5d__20_Táblázattartalom_20_-_20_saját_20_-_20_1" style:list-style-name="L77">
      <style:paragraph-properties fo:margin-left="0cm" fo:margin-right="0cm" fo:text-align="start" style:justify-single-word="false" fo:text-indent="0cm" style:auto-text-indent="false"/>
      <style:text-properties fo:font-size="8pt"/>
    </style:style>
    <style:style style:name="P453" style:family="paragraph" style:parent-style-name="_5b_RPG_5d__20_Táblázattartalom_20_-_20_saját_20_-_20_1" style:list-style-name="L78">
      <style:paragraph-properties fo:margin-left="0cm" fo:margin-right="0cm" fo:text-align="start" style:justify-single-word="false" fo:text-indent="0cm" style:auto-text-indent="false"/>
      <style:text-properties fo:font-size="8pt"/>
    </style:style>
    <style:style style:name="P454" style:family="paragraph" style:parent-style-name="_5b_RPG_5d__20_Táblázattartalom_20_-_20_saját_20_-_20_1" style:list-style-name="L78">
      <style:paragraph-properties fo:margin-left="0cm" fo:margin-right="0cm" fo:text-align="start" style:justify-single-word="false" fo:text-indent="0cm" style:auto-text-indent="false"/>
      <style:text-properties fo:font-size="8pt"/>
    </style:style>
    <style:style style:name="P455" style:family="paragraph" style:parent-style-name="_5b_RPG_5d__20_Táblázattartalom_20_-_20_saját_20_-_20_1" style:list-style-name="L78">
      <style:paragraph-properties fo:margin-left="0cm" fo:margin-right="0cm" fo:text-align="start" style:justify-single-word="false" fo:text-indent="0cm" style:auto-text-indent="false"/>
      <style:text-properties fo:font-size="8pt"/>
    </style:style>
    <style:style style:name="P456" style:family="paragraph" style:parent-style-name="_5b_RPG_5d__20_Táblázattartalom_20_-_20_saját_20_-_20_1" style:list-style-name="L78">
      <style:paragraph-properties fo:margin-left="0cm" fo:margin-right="0cm" fo:text-align="start" style:justify-single-word="false" fo:text-indent="0cm" style:auto-text-indent="false"/>
      <style:text-properties fo:font-size="8pt"/>
    </style:style>
    <style:style style:name="P457" style:family="paragraph" style:parent-style-name="_5b_RPG_5d__20_Táblázattartalom_20_-_20_saját_20_-_20_1" style:list-style-name="L73">
      <style:paragraph-properties fo:margin-left="0cm" fo:margin-right="0cm" fo:text-align="start" style:justify-single-word="false" fo:text-indent="0cm" style:auto-text-indent="false"/>
      <style:text-properties fo:font-size="8pt" fo:background-color="#ff0000"/>
    </style:style>
    <style:style style:name="P458" style:family="paragraph" style:parent-style-name="Contents_20_4">
      <style:paragraph-properties>
        <style:tab-stops>
          <style:tab-stop style:position="15.503cm" style:type="right" style:leader-style="dotted" style:leader-text="."/>
        </style:tab-stops>
      </style:paragraph-properties>
    </style:style>
    <style:style style:name="P459" style:family="paragraph" style:parent-style-name="_5b_RPG_5d__20_Táblázattartalom_20_-_20_tulajdonságok" style:list-style-name="L9">
      <style:paragraph-properties fo:text-align="start" style:justify-single-word="false"/>
      <style:text-properties fo:font-weight="normal" style:font-weight-asian="normal" style:font-weight-complex="normal"/>
    </style:style>
    <style:style style:name="P460" style:family="paragraph" style:parent-style-name="_5b_RPG_5d__20_Táblázattartalom_20_-_20_tulajdonságok" style:list-style-name="L9">
      <style:paragraph-properties fo:text-align="start" style:justify-single-word="false"/>
      <style:text-properties fo:font-weight="normal" style:font-weight-asian="normal" style:font-weight-complex="normal"/>
    </style:style>
    <style:style style:name="P461" style:family="paragraph" style:parent-style-name="_5b_RPG_5d__20_Táblázattartalom_20_-_20_tulajdonságok" style:list-style-name="L9">
      <style:paragraph-properties fo:text-align="start" style:justify-single-word="false"/>
      <style:text-properties fo:font-weight="normal" style:font-weight-asian="normal" style:font-weight-complex="normal"/>
    </style:style>
    <style:style style:name="P462" style:family="paragraph" style:parent-style-name="_5b_RPG_5d__20_Táblázattartalom_20_-_20_tulajdonságok" style:list-style-name="RTF_5f_Num_20_2">
      <style:paragraph-properties fo:margin-left="0cm" fo:margin-right="0.199cm" fo:text-align="start" style:justify-single-word="false" fo:keep-together="always" fo:text-indent="0cm" style:auto-text-indent="false" style:writing-mode="lr-tb">
        <style:tab-stops/>
      </style:paragraph-properties>
    </style:style>
    <style:style style:name="P463" style:family="paragraph" style:parent-style-name="_5b_RPG_5d__20_Táblázattartalom_20_-_20_tulajdonságok" style:list-style-name="RTF_5f_Num_20_2">
      <style:paragraph-properties fo:margin-left="0cm" fo:margin-right="0.199cm" fo:text-align="start" style:justify-single-word="false" fo:keep-together="always" fo:text-indent="0cm" style:auto-text-indent="false" style:writing-mode="lr-tb">
        <style:tab-stops/>
      </style:paragraph-properties>
    </style:style>
    <style:style style:name="P464" style:family="paragraph" style:parent-style-name="Heading">
      <style:paragraph-properties fo:text-align="center" style:justify-single-word="false"/>
      <style:text-properties fo:font-size="18pt" style:font-size-asian="18pt" style:font-size-complex="18pt"/>
    </style:style>
    <style:style style:name="P465" style:family="paragraph" style:parent-style-name="Contents_20_3">
      <style:paragraph-properties>
        <style:tab-stops>
          <style:tab-stop style:position="16.002cm" style:type="right" style:leader-style="dotted" style:leader-text="."/>
        </style:tab-stops>
      </style:paragraph-properties>
    </style:style>
    <style:style style:name="P466" style:family="paragraph" style:parent-style-name="Text_20_body" style:list-style-name="L3">
      <style:paragraph-properties fo:text-align="start" style:justify-single-word="false"/>
    </style:style>
    <style:style style:name="P467" style:family="paragraph" style:parent-style-name="Text_20_body" style:list-style-name="L3">
      <style:paragraph-properties fo:text-align="start" style:justify-single-word="false"/>
    </style:style>
    <style:style style:name="P468" style:family="paragraph" style:parent-style-name="Text_20_body" style:list-style-name="L3">
      <style:paragraph-properties fo:text-align="start" style:justify-single-word="false"/>
    </style:style>
    <style:style style:name="P469" style:family="paragraph" style:parent-style-name="Text_20_body" style:list-style-name="L3">
      <style:paragraph-properties fo:text-align="start" style:justify-single-word="false"/>
    </style:style>
    <style:style style:name="P470" style:family="paragraph" style:parent-style-name="Text_20_body" style:list-style-name="L3">
      <style:paragraph-properties fo:text-align="start" style:justify-single-word="false"/>
    </style:style>
    <style:style style:name="P471" style:family="paragraph" style:parent-style-name="Text_20_body" style:list-style-name="L11">
      <style:text-properties fo:font-weight="normal" style:font-weight-asian="normal" style:font-weight-complex="normal"/>
    </style:style>
    <style:style style:name="P472" style:family="paragraph" style:parent-style-name="Text_20_body" style:list-style-name="L30">
      <style:text-properties fo:font-weight="normal" style:font-weight-asian="normal" style:font-weight-complex="normal"/>
    </style:style>
    <style:style style:name="P473" style:family="paragraph" style:parent-style-name="Text_20_body" style:list-style-name="L26"/>
    <style:style style:name="P474" style:family="paragraph" style:parent-style-name="Text_20_body" style:list-style-name="L30"/>
    <style:style style:name="P475" style:family="paragraph" style:parent-style-name="Text_20_body" style:list-style-name="L31">
      <style:text-properties fo:font-weight="bold" style:font-weight-asian="bold" style:font-weight-complex="bold"/>
    </style:style>
    <style:style style:name="P476" style:family="paragraph" style:parent-style-name="Text_20_body" style:list-style-name="L53">
      <style:text-properties fo:font-weight="bold" fo:background-color="transparent" style:font-weight-asian="bold" style:font-weight-complex="bold"/>
    </style:style>
    <style:style style:name="P477" style:family="paragraph" style:parent-style-name="Text_20_body" style:list-style-name="L32">
      <style:text-properties style:font-name="Arial" fo:font-size="10pt" fo:font-style="normal" style:font-size-asian="10pt" style:font-style-asian="normal" style:font-size-complex="10pt" style:font-style-complex="normal"/>
    </style:style>
    <style:style style:name="P478" style:family="paragraph" style:parent-style-name="Text_20_body" style:list-style-name="L32">
      <style:text-properties style:font-name="Arial" fo:font-size="10pt" fo:font-style="normal" style:font-size-asian="10pt" style:font-style-asian="normal" style:font-size-complex="10pt" style:font-style-complex="normal"/>
    </style:style>
    <style:style style:name="P479" style:family="paragraph" style:parent-style-name="Text_20_body" style:list-style-name="L32">
      <style:text-properties style:font-name="Arial" fo:font-size="10pt" fo:font-style="normal" style:font-size-asian="10pt" style:font-style-asian="normal" style:font-size-complex="10pt" style:font-style-complex="normal"/>
    </style:style>
    <style:style style:name="P480" style:family="paragraph" style:parent-style-name="Text_20_body" style:list-style-name="L33">
      <style:text-properties style:font-name="Arial" fo:font-size="10pt" fo:font-style="normal" style:font-size-asian="10pt" style:font-style-asian="normal" style:font-size-complex="10pt" style:font-style-complex="normal"/>
    </style:style>
    <style:style style:name="P481" style:family="paragraph" style:parent-style-name="Text_20_body" style:list-style-name="L33">
      <style:text-properties style:font-name="Arial" fo:font-size="10pt" fo:font-style="normal" style:font-size-asian="10pt" style:font-style-asian="normal" style:font-size-complex="10pt" style:font-style-complex="normal"/>
    </style:style>
    <style:style style:name="P482" style:family="paragraph" style:parent-style-name="Text_20_body" style:list-style-name="L33">
      <style:text-properties style:font-name="Arial" fo:font-size="10pt" fo:font-style="normal" style:font-size-asian="10pt" style:font-style-asian="normal" style:font-size-complex="10pt" style:font-style-complex="normal"/>
    </style:style>
    <style:style style:name="P483" style:family="paragraph" style:parent-style-name="Text_20_body" style:list-style-name="L38">
      <style:text-properties style:font-name="Times New Roman" fo:font-size="10pt" fo:font-style="normal" style:font-size-asian="10pt" style:font-style-asian="normal" style:font-size-complex="10pt" style:font-style-complex="normal"/>
    </style:style>
    <style:style style:name="P484" style:family="paragraph" style:parent-style-name="Text_20_body" style:list-style-name="L47">
      <style:paragraph-properties fo:text-align="start" style:justify-single-word="false">
        <style:tab-stops>
          <style:tab-stop style:position="2.154cm"/>
        </style:tab-stops>
      </style:paragraph-properties>
      <style:text-properties style:font-name="Times New Roman" fo:font-size="11pt" fo:font-weight="normal" style:font-size-asian="11pt" style:font-weight-asian="normal" style:font-size-complex="11pt" style:font-weight-complex="normal"/>
    </style:style>
    <style:style style:name="P485" style:family="paragraph" style:parent-style-name="Text_20_body" style:list-style-name="L42">
      <style:paragraph-properties fo:text-align="justify" style:justify-single-word="false"/>
      <style:text-properties fo:font-size="10pt" style:font-size-asian="10pt" style:font-size-complex="10pt"/>
    </style:style>
    <style:style style:name="P486" style:family="paragraph" style:parent-style-name="Text_20_body" style:list-style-name="L44"/>
    <style:style style:name="P487" style:family="paragraph" style:parent-style-name="Text_20_body" style:list-style-name="L44"/>
    <style:style style:name="P488" style:family="paragraph" style:parent-style-name="Text_20_body" style:list-style-name="L44"/>
    <style:style style:name="P489" style:family="paragraph" style:parent-style-name="Text_20_body" style:list-style-name="L44"/>
    <style:style style:name="P490" style:family="paragraph" style:parent-style-name="Text_20_body" style:list-style-name="L50">
      <style:text-properties style:text-underline-style="none" fo:font-weight="normal" style:font-weight-asian="normal" style:font-weight-complex="normal"/>
    </style:style>
    <style:style style:name="P491" style:family="paragraph" style:parent-style-name="Text_20_body" style:list-style-name="L50">
      <style:text-properties style:text-underline-style="none" fo:font-weight="normal" style:font-weight-asian="normal" style:font-weight-complex="normal"/>
    </style:style>
    <style:style style:name="P492" style:family="paragraph" style:parent-style-name="Text_20_body" style:list-style-name="L53"/>
    <style:style style:name="P493" style:family="paragraph" style:parent-style-name="Text_20_body" style:list-style-name="L53"/>
    <style:style style:name="P494" style:family="paragraph" style:parent-style-name="Text_20_body" style:list-style-name="L53"/>
    <style:style style:name="P495" style:family="paragraph" style:parent-style-name="Text_20_body" style:list-style-name="L53"/>
    <style:style style:name="P496" style:family="paragraph" style:parent-style-name="Text_20_body" style:list-style-name="L65">
      <style:paragraph-properties>
        <style:tab-stops>
          <style:tab-stop style:position="2.693cm"/>
        </style:tab-stops>
      </style:paragraph-properties>
    </style:style>
    <style:style style:name="P497" style:family="paragraph" style:parent-style-name="Text_20_body" style:list-style-name="L65">
      <style:paragraph-properties>
        <style:tab-stops>
          <style:tab-stop style:position="2.693cm"/>
        </style:tab-stops>
      </style:paragraph-properties>
    </style:style>
    <style:style style:name="P498" style:family="paragraph" style:parent-style-name="Text_20_body" style:list-style-name="L65">
      <style:paragraph-properties>
        <style:tab-stops>
          <style:tab-stop style:position="2.693cm"/>
        </style:tab-stops>
      </style:paragraph-properties>
    </style:style>
    <style:style style:name="P499" style:family="paragraph" style:parent-style-name="Text_20_body" style:list-style-name="L80">
      <style:text-properties fo:font-size="12pt" style:font-size-asian="12pt" style:font-size-complex="12pt"/>
    </style:style>
    <style:style style:name="P500" style:family="paragraph" style:parent-style-name="Text_20_body" style:list-style-name="L2"/>
    <style:style style:name="P501" style:family="paragraph" style:parent-style-name="Text_20_body" style:list-style-name="L81"/>
    <style:style style:name="P502" style:family="paragraph" style:parent-style-name="Text_20_body" style:list-style-name="L81"/>
    <style:style style:name="P503" style:family="paragraph" style:parent-style-name="Text_20_body" style:list-style-name="L81"/>
    <style:style style:name="P504" style:family="paragraph" style:parent-style-name="Text_20_body" style:list-style-name="L81">
      <style:text-properties fo:background-color="#ff0000"/>
    </style:style>
    <style:style style:name="P505" style:family="paragraph" style:parent-style-name="Text_20_body" style:list-style-name="L86">
      <style:text-properties fo:background-color="#ff0000"/>
    </style:style>
    <style:style style:name="P506" style:family="paragraph" style:parent-style-name="Text_20_body" style:list-style-name="L86"/>
    <style:style style:name="P507" style:family="paragraph" style:parent-style-name="Text_20_body" style:list-style-name="L86"/>
    <style:style style:name="P508" style:family="paragraph" style:parent-style-name="Text_20_body" style:list-style-name="L88"/>
    <style:style style:name="P509" style:family="paragraph" style:parent-style-name="Text_20_body" style:list-style-name="L88"/>
    <style:style style:name="P510" style:family="paragraph" style:parent-style-name="Text_20_body" style:list-style-name="L88"/>
    <style:style style:name="P511" style:family="paragraph" style:parent-style-name="Text_20_body" style:list-style-name="L88"/>
    <style:style style:name="P512" style:family="paragraph" style:parent-style-name="Text_20_body" style:list-style-name="L89"/>
    <style:style style:name="P513" style:family="paragraph" style:parent-style-name="Text_20_body" style:list-style-name="L90"/>
    <style:style style:name="P514" style:family="paragraph" style:parent-style-name="Text_20_body">
      <style:paragraph-properties fo:text-align="center" style:justify-single-word="false"/>
      <style:text-properties fo:font-size="9pt" style:font-size-asian="9pt" style:font-size-complex="9pt"/>
    </style:style>
    <style:style style:name="P515" style:family="paragraph" style:parent-style-name="Text_20_body">
      <style:paragraph-properties fo:text-align="center" style:justify-single-word="false"/>
      <style:text-properties fo:font-size="9pt" fo:font-style="normal" style:font-size-asian="9pt" style:font-style-asian="normal" style:font-size-complex="9pt" style:font-style-complex="normal"/>
    </style:style>
    <style:style style:name="P516" style:family="paragraph" style:parent-style-name="Text_20_body">
      <style:paragraph-properties fo:text-align="center" style:justify-single-word="false"/>
      <style:text-properties fo:font-size="18pt" style:font-size-asian="18pt" style:font-size-complex="18pt"/>
    </style:style>
    <style:style style:name="P517" style:family="paragraph" style:parent-style-name="Text_20_body" style:list-style-name="L1">
      <style:paragraph-properties fo:margin-left="1.251cm" fo:margin-right="0cm" fo:text-indent="0cm" style:auto-text-indent="false"/>
    </style:style>
    <style:style style:name="P518" style:family="paragraph" style:parent-style-name="Text_20_body" style:list-style-name="L2">
      <style:paragraph-properties fo:margin-left="1.251cm" fo:margin-right="0cm" fo:text-indent="0cm" style:auto-text-indent="false"/>
    </style:style>
    <style:style style:name="P519" style:family="paragraph" style:parent-style-name="Text_20_body" style:list-style-name="L4">
      <style:paragraph-properties fo:margin-left="1.251cm" fo:margin-right="0cm" fo:text-indent="0cm" style:auto-text-indent="false"/>
    </style:style>
    <style:style style:name="P520" style:family="paragraph" style:parent-style-name="Text_20_body" style:list-style-name="L65">
      <style:paragraph-properties fo:margin-left="1.251cm" fo:margin-right="0cm" fo:text-indent="0cm" style:auto-text-indent="false">
        <style:tab-stops>
          <style:tab-stop style:position="2.693cm"/>
        </style:tab-stops>
      </style:paragraph-properties>
    </style:style>
    <style:style style:name="P521" style:family="paragraph" style:parent-style-name="Text_20_body" style:list-style-name="L65">
      <style:paragraph-properties fo:margin-left="1.251cm" fo:margin-right="0cm" fo:text-indent="0cm" style:auto-text-indent="false">
        <style:tab-stops>
          <style:tab-stop style:position="2.693cm"/>
        </style:tab-stops>
      </style:paragraph-properties>
    </style:style>
    <style:style style:name="P522" style:family="paragraph" style:parent-style-name="Text_20_body" style:list-style-name="L65">
      <style:paragraph-properties fo:margin-left="1.251cm" fo:margin-right="0cm" fo:text-indent="0cm" style:auto-text-indent="false">
        <style:tab-stops>
          <style:tab-stop style:position="2.693cm"/>
        </style:tab-stops>
      </style:paragraph-properties>
    </style:style>
    <style:style style:name="P523" style:family="paragraph" style:parent-style-name="Text_20_body" style:list-style-name="L1">
      <style:paragraph-properties fo:margin-left="1.251cm" fo:margin-right="0cm" fo:text-indent="0cm" style:auto-text-indent="false"/>
    </style:style>
    <style:style style:name="P524" style:family="paragraph" style:parent-style-name="Text_20_body" style:list-style-name="L2">
      <style:paragraph-properties fo:margin-left="1.251cm" fo:margin-right="0cm" fo:text-indent="0cm" style:auto-text-indent="false"/>
    </style:style>
    <style:style style:name="P525" style:family="paragraph" style:parent-style-name="Text_20_body" style:list-style-name="L88">
      <style:paragraph-properties fo:margin-left="1.251cm" fo:margin-right="0cm" fo:text-indent="0cm" style:auto-text-indent="false"/>
    </style:style>
    <style:style style:name="P526" style:family="paragraph" style:parent-style-name="Text_20_body" style:list-style-name="L88">
      <style:paragraph-properties fo:margin-left="1.251cm" fo:margin-right="0cm" fo:text-indent="0cm" style:auto-text-indent="false"/>
    </style:style>
    <style:style style:name="P527" style:family="paragraph" style:parent-style-name="Text_20_body" style:list-style-name="L88">
      <style:paragraph-properties fo:margin-left="1.251cm" fo:margin-right="0cm" fo:text-indent="0cm" style:auto-text-indent="false"/>
    </style:style>
    <style:style style:name="P528" style:family="paragraph" style:parent-style-name="Text_20_body" style:list-style-name="L89">
      <style:paragraph-properties fo:margin-left="1.251cm" fo:margin-right="0cm" fo:text-indent="0cm" style:auto-text-indent="false"/>
      <style:text-properties fo:background-color="transparent"/>
    </style:style>
    <style:style style:name="P529" style:family="paragraph" style:parent-style-name="Text_20_body" style:list-style-name="L89">
      <style:paragraph-properties fo:margin-left="1.251cm" fo:margin-right="0cm" fo:text-indent="0cm" style:auto-text-indent="false"/>
      <style:text-properties fo:background-color="transparent"/>
    </style:style>
    <style:style style:name="P530" style:family="paragraph" style:parent-style-name="Text_20_body" style:list-style-name="L90">
      <style:paragraph-properties fo:margin-left="1.251cm" fo:margin-right="0cm" fo:text-indent="0cm" style:auto-text-indent="false"/>
      <style:text-properties fo:background-color="transparent"/>
    </style:style>
    <style:style style:name="P531" style:family="paragraph" style:parent-style-name="Text_20_body" style:list-style-name="L90">
      <style:paragraph-properties fo:margin-left="1.251cm" fo:margin-right="0cm" fo:text-indent="0cm" style:auto-text-indent="false"/>
      <style:text-properties fo:background-color="transparent"/>
    </style:style>
    <style:style style:name="P532" style:family="paragraph" style:parent-style-name="Text_20_body" style:list-style-name="L90">
      <style:paragraph-properties fo:margin-left="1.251cm" fo:margin-right="0cm" fo:text-indent="0cm" style:auto-text-indent="false"/>
      <style:text-properties fo:background-color="transparent"/>
    </style:style>
    <style:style style:name="P533" style:family="paragraph" style:parent-style-name="Text_20_body" style:list-style-name="L89">
      <style:paragraph-properties fo:margin-left="1.251cm" fo:margin-right="0cm" fo:text-indent="0cm" style:auto-text-indent="false"/>
      <style:text-properties fo:background-color="#ff0000"/>
    </style:style>
    <style:style style:name="P534" style:family="paragraph" style:parent-style-name="Text_20_body" style:list-style-name="L89">
      <style:paragraph-properties fo:margin-left="1.251cm" fo:margin-right="0cm" fo:text-indent="0cm" style:auto-text-indent="false"/>
      <style:text-properties fo:background-color="#ff0000"/>
    </style:style>
    <style:style style:name="P535" style:family="paragraph" style:parent-style-name="Text_20_body" style:list-style-name="L36">
      <style:paragraph-properties fo:margin-left="1.251cm" fo:margin-right="0cm" fo:margin-top="0cm" fo:margin-bottom="0cm" fo:text-indent="0cm" style:auto-text-indent="false">
        <style:tab-stops>
          <style:tab-stop style:position="5.821cm"/>
        </style:tab-stops>
      </style:paragraph-properties>
      <style:text-properties style:font-name="Times New Roman" fo:font-size="11pt" fo:font-style="normal" style:font-size-asian="11pt" style:font-style-asian="normal" style:font-size-complex="11pt" style:font-style-complex="normal"/>
    </style:style>
    <style:style style:name="P536" style:family="paragraph" style:parent-style-name="Text_20_body" style:list-style-name="L36">
      <style:paragraph-properties fo:margin-left="1.251cm" fo:margin-right="0cm" fo:margin-top="0cm" fo:margin-bottom="0cm" fo:text-indent="0cm" style:auto-text-indent="false">
        <style:tab-stops>
          <style:tab-stop style:position="5.821cm"/>
        </style:tab-stops>
      </style:paragraph-properties>
      <style:text-properties style:font-name="Times New Roman" fo:font-size="11pt" fo:font-style="normal" style:font-size-asian="11pt" style:font-style-asian="normal" style:font-size-complex="11pt" style:font-style-complex="normal"/>
    </style:style>
    <style:style style:name="P537" style:family="paragraph" style:parent-style-name="Text_20_body" style:list-style-name="L36">
      <style:paragraph-properties fo:margin-left="1.251cm" fo:margin-right="0cm" fo:margin-top="0cm" fo:margin-bottom="0cm" fo:text-indent="0cm" style:auto-text-indent="false">
        <style:tab-stops>
          <style:tab-stop style:position="5.821cm"/>
        </style:tab-stops>
      </style:paragraph-properties>
    </style:style>
    <style:style style:name="P538" style:family="paragraph" style:parent-style-name="Text_20_body" style:list-style-name="L52">
      <style:paragraph-properties fo:margin-left="1.251cm" fo:margin-right="0cm" fo:margin-top="0cm" fo:margin-bottom="0.109cm" fo:text-indent="0cm" style:auto-text-indent="false" fo:background-color="transparent">
        <style:background-image/>
      </style:paragraph-properties>
      <style:text-properties style:use-window-font-color="true"/>
    </style:style>
    <style:style style:name="P539" style:family="paragraph" style:parent-style-name="Text_20_body" style:list-style-name="L52">
      <style:paragraph-properties fo:margin-left="1.251cm" fo:margin-right="0cm" fo:margin-top="0cm" fo:margin-bottom="0.109cm" fo:text-indent="0cm" style:auto-text-indent="false" fo:background-color="transparent">
        <style:background-image/>
      </style:paragraph-properties>
      <style:text-properties style:use-window-font-color="true"/>
    </style:style>
    <style:style style:name="P540" style:family="paragraph" style:parent-style-name="Text_20_body" style:list-style-name="L82">
      <style:paragraph-properties fo:margin-left="1.251cm" fo:margin-right="0cm" fo:margin-top="0cm" fo:margin-bottom="0.101cm" fo:text-indent="0cm" style:auto-text-indent="false"/>
      <style:text-properties fo:background-color="transparent"/>
    </style:style>
    <style:style style:name="P541" style:family="paragraph" style:parent-style-name="Text_20_body" style:list-style-name="L82">
      <style:paragraph-properties fo:margin-left="1.251cm" fo:margin-right="0cm" fo:margin-top="0cm" fo:margin-bottom="0.101cm" fo:text-indent="0cm" style:auto-text-indent="false"/>
      <style:text-properties fo:background-color="transparent"/>
    </style:style>
    <style:style style:name="P542" style:family="paragraph" style:parent-style-name="Text_20_body" style:list-style-name="L82">
      <style:paragraph-properties fo:margin-left="1.251cm" fo:margin-right="0cm" fo:margin-top="0cm" fo:margin-bottom="0.101cm" fo:text-indent="0cm" style:auto-text-indent="false"/>
      <style:text-properties fo:background-color="transparent"/>
    </style:style>
    <style:style style:name="P543" style:family="paragraph" style:parent-style-name="Text_20_body" style:list-style-name="L82">
      <style:paragraph-properties fo:margin-left="1.251cm" fo:margin-right="0cm" fo:margin-top="0cm" fo:margin-bottom="0.101cm" fo:text-indent="0cm" style:auto-text-indent="false"/>
      <style:text-properties fo:background-color="transparent"/>
    </style:style>
    <style:style style:name="P544" style:family="paragraph" style:parent-style-name="Text_20_body" style:list-style-name="L82">
      <style:paragraph-properties fo:margin-left="1.251cm" fo:margin-right="0cm" fo:margin-top="0cm" fo:margin-bottom="0.101cm" fo:text-indent="0cm" style:auto-text-indent="false"/>
      <style:text-properties fo:background-color="transparent"/>
    </style:style>
    <style:style style:name="P545" style:family="paragraph" style:parent-style-name="Text_20_body" style:list-style-name="L82">
      <style:paragraph-properties fo:margin-left="1.251cm" fo:margin-right="0cm" fo:margin-top="0cm" fo:margin-bottom="0.101cm" fo:text-indent="0cm" style:auto-text-indent="false"/>
    </style:style>
    <style:style style:name="P546" style:family="paragraph" style:parent-style-name="Text_20_body" style:list-style-name="L82">
      <style:paragraph-properties fo:margin-left="1.251cm" fo:margin-right="0cm" fo:margin-top="0cm" fo:margin-bottom="0.101cm" fo:text-indent="0cm" style:auto-text-indent="false"/>
    </style:style>
    <style:style style:name="P547" style:family="paragraph" style:parent-style-name="Text_20_body" style:list-style-name="L82">
      <style:paragraph-properties fo:margin-left="1.251cm" fo:margin-right="0cm" fo:margin-top="0cm" fo:margin-bottom="0.101cm" fo:text-indent="0cm" style:auto-text-indent="false"/>
    </style:style>
    <style:style style:name="P548" style:family="paragraph" style:parent-style-name="Text_20_body" style:list-style-name="L82">
      <style:paragraph-properties fo:margin-left="1.251cm" fo:margin-right="0cm" fo:margin-top="0cm" fo:margin-bottom="0.101cm" fo:text-indent="0cm" style:auto-text-indent="false"/>
    </style:style>
    <style:style style:name="P549" style:family="paragraph" style:parent-style-name="Text_20_body" style:list-style-name="L82">
      <style:paragraph-properties fo:margin-left="1.251cm" fo:margin-right="0cm" fo:margin-top="0cm" fo:margin-bottom="0.101cm" fo:text-indent="0cm" style:auto-text-indent="false"/>
    </style:style>
    <style:style style:name="P550" style:family="paragraph" style:parent-style-name="Text_20_body" style:list-style-name="L82">
      <style:paragraph-properties fo:margin-left="1.251cm" fo:margin-right="0cm" fo:margin-top="0cm" fo:margin-bottom="0.101cm" fo:text-indent="0cm" style:auto-text-indent="false"/>
    </style:style>
    <style:style style:name="P551" style:family="paragraph" style:parent-style-name="Text_20_body" style:list-style-name="L82">
      <style:paragraph-properties fo:margin-left="1.251cm" fo:margin-right="0cm" fo:margin-top="0cm" fo:margin-bottom="0.101cm" fo:text-indent="0cm" style:auto-text-indent="false"/>
    </style:style>
    <style:style style:name="P552" style:family="paragraph" style:parent-style-name="Text_20_body" style:list-style-name="L82">
      <style:paragraph-properties fo:margin-left="1.251cm" fo:margin-right="0cm" fo:margin-top="0cm" fo:margin-bottom="0.101cm" fo:text-indent="0cm" style:auto-text-indent="false"/>
    </style:style>
    <style:style style:name="P553" style:family="paragraph" style:parent-style-name="Text_20_body" style:list-style-name="L82">
      <style:paragraph-properties fo:margin-left="1.251cm" fo:margin-right="0cm" fo:margin-top="0cm" fo:margin-bottom="0.101cm" fo:text-indent="0cm" style:auto-text-indent="false"/>
    </style:style>
    <style:style style:name="P554" style:family="paragraph" style:parent-style-name="Text_20_body" style:list-style-name="L82">
      <style:paragraph-properties fo:margin-left="1.251cm" fo:margin-right="0cm" fo:margin-top="0cm" fo:margin-bottom="0.101cm" fo:text-indent="0cm" style:auto-text-indent="false"/>
    </style:style>
    <style:style style:name="P555" style:family="paragraph" style:parent-style-name="Text_20_body" style:list-style-name="L82">
      <style:paragraph-properties fo:margin-left="1.251cm" fo:margin-right="0cm" fo:margin-top="0cm" fo:margin-bottom="0.101cm" fo:text-indent="0cm" style:auto-text-indent="false"/>
    </style:style>
    <style:style style:name="P556" style:family="paragraph" style:parent-style-name="Text_20_body" style:list-style-name="L82">
      <style:paragraph-properties fo:margin-left="1.251cm" fo:margin-right="0cm" fo:margin-top="0cm" fo:margin-bottom="0.101cm" fo:text-indent="0cm" style:auto-text-indent="false"/>
    </style:style>
    <style:style style:name="P557" style:family="paragraph" style:parent-style-name="Text_20_body" style:list-style-name="L82">
      <style:paragraph-properties fo:margin-left="1.251cm" fo:margin-right="0cm" fo:margin-top="0cm" fo:margin-bottom="0.101cm" fo:text-indent="0cm" style:auto-text-indent="false"/>
    </style:style>
    <style:style style:name="P558" style:family="paragraph" style:parent-style-name="Text_20_body" style:list-style-name="L82">
      <style:paragraph-properties fo:margin-left="1.251cm" fo:margin-right="0cm" fo:margin-top="0cm" fo:margin-bottom="0.101cm" fo:text-indent="0cm" style:auto-text-indent="false"/>
    </style:style>
    <style:style style:name="P559" style:family="paragraph" style:parent-style-name="Text_20_body" style:list-style-name="L82">
      <style:paragraph-properties fo:margin-left="1.251cm" fo:margin-right="0cm" fo:margin-top="0cm" fo:margin-bottom="0.101cm" fo:text-indent="0cm" style:auto-text-indent="false"/>
    </style:style>
    <style:style style:name="P560" style:family="paragraph" style:parent-style-name="Text_20_body" style:list-style-name="L82">
      <style:paragraph-properties fo:margin-left="1.251cm" fo:margin-right="0cm" fo:margin-top="0cm" fo:margin-bottom="0.101cm" fo:text-indent="0cm" style:auto-text-indent="false"/>
    </style:style>
    <style:style style:name="P561" style:family="paragraph" style:parent-style-name="Text_20_body" style:list-style-name="L82">
      <style:paragraph-properties fo:margin-left="1.251cm" fo:margin-right="0cm" fo:margin-top="0cm" fo:margin-bottom="0.101cm" fo:text-indent="0cm" style:auto-text-indent="false"/>
      <style:text-properties fo:background-color="#ffcc99"/>
    </style:style>
    <style:style style:name="P562" style:family="paragraph" style:parent-style-name="Text_20_body" style:list-style-name="L82">
      <style:paragraph-properties fo:margin-left="1.251cm" fo:margin-right="0cm" fo:margin-top="0cm" fo:margin-bottom="0.101cm" fo:text-indent="0cm" style:auto-text-indent="false"/>
    </style:style>
    <style:style style:name="P563" style:family="paragraph" style:parent-style-name="Text_20_body" style:list-style-name="L82">
      <style:paragraph-properties fo:margin-left="1.251cm" fo:margin-right="0cm" fo:margin-top="0cm" fo:margin-bottom="0.101cm" fo:text-indent="0cm" style:auto-text-indent="false"/>
    </style:style>
    <style:style style:name="P564" style:family="paragraph" style:parent-style-name="Text_20_body" style:list-style-name="L82">
      <style:paragraph-properties fo:margin-left="1.251cm" fo:margin-right="0cm" fo:margin-top="0cm" fo:margin-bottom="0.101cm" fo:text-indent="0cm" style:auto-text-indent="false"/>
    </style:style>
    <style:style style:name="P565" style:family="paragraph" style:parent-style-name="Text_20_body" style:list-style-name="L82">
      <style:paragraph-properties fo:margin-left="1.251cm" fo:margin-right="0cm" fo:margin-top="0cm" fo:margin-bottom="0.101cm" fo:text-indent="0cm" style:auto-text-indent="false"/>
    </style:style>
    <style:style style:name="P566" style:family="paragraph" style:parent-style-name="Text_20_body" style:list-style-name="L82">
      <style:paragraph-properties fo:margin-left="1.251cm" fo:margin-right="0cm" fo:margin-top="0cm" fo:margin-bottom="0.101cm" fo:text-indent="0cm" style:auto-text-indent="false"/>
    </style:style>
    <style:style style:name="P567" style:family="paragraph" style:parent-style-name="Text_20_body" style:list-style-name="L82">
      <style:paragraph-properties fo:margin-left="1.251cm" fo:margin-right="0cm" fo:margin-top="0cm" fo:margin-bottom="0.101cm" fo:text-indent="0cm" style:auto-text-indent="false"/>
    </style:style>
    <style:style style:name="P568" style:family="paragraph" style:parent-style-name="Text_20_body" style:master-page-name="First_20_Page">
      <style:paragraph-properties fo:text-align="center" style:justify-single-word="false" style:page-number="auto"/>
    </style:style>
    <style:style style:name="P569" style:family="paragraph" style:parent-style-name="Text_20_body" style:list-style-name="L4">
      <style:paragraph-properties fo:margin-top="0cm" fo:margin-bottom="0.169cm"/>
    </style:style>
    <style:style style:name="P570" style:family="paragraph" style:parent-style-name="Text_20_body" style:list-style-name="L4">
      <style:paragraph-properties fo:margin-top="0cm" fo:margin-bottom="0.169cm"/>
    </style:style>
    <style:style style:name="P571" style:family="paragraph" style:parent-style-name="Text_20_body" style:list-style-name="L4">
      <style:paragraph-properties fo:margin-left="1.251cm" fo:margin-right="0cm" fo:margin-top="0cm" fo:margin-bottom="0.169cm" fo:text-indent="0.199cm" style:auto-text-indent="false"/>
    </style:style>
    <style:style style:name="P572" style:family="paragraph" style:parent-style-name="Text_20_body" style:list-style-name="L4">
      <style:paragraph-properties fo:margin-left="1.251cm" fo:margin-right="0cm" fo:margin-top="0cm" fo:margin-bottom="0.169cm" fo:text-indent="0.199cm" style:auto-text-indent="false"/>
    </style:style>
    <style:style style:name="P573" style:family="paragraph" style:parent-style-name="Text_20_body" style:list-style-name="L4">
      <style:paragraph-properties fo:margin-left="1.251cm" fo:margin-right="0cm" fo:margin-top="0cm" fo:margin-bottom="0.169cm" fo:text-indent="0.199cm" style:auto-text-indent="false"/>
    </style:style>
    <style:style style:name="P574" style:family="paragraph" style:parent-style-name="Text_20_body" style:list-style-name="L4">
      <style:paragraph-properties fo:margin-left="1.251cm" fo:margin-right="0cm" fo:margin-top="0cm" fo:margin-bottom="0.169cm" fo:text-indent="0.199cm" style:auto-text-indent="false"/>
    </style:style>
    <style:style style:name="P575" style:family="paragraph" style:parent-style-name="Text_20_body" style:list-style-name="L4">
      <style:paragraph-properties fo:margin-left="1.251cm" fo:margin-right="0cm" fo:margin-top="0cm" fo:margin-bottom="0.169cm" fo:text-indent="0.199cm" style:auto-text-indent="false"/>
      <style:text-properties style:text-line-through-style="none"/>
    </style:style>
    <style:style style:name="P576" style:family="paragraph" style:parent-style-name="Text_20_body" style:list-style-name="L4">
      <style:paragraph-properties fo:margin-left="1.251cm" fo:margin-right="0cm" fo:margin-top="0cm" fo:margin-bottom="0.169cm" fo:text-indent="0.199cm" style:auto-text-indent="false"/>
      <style:text-properties style:text-line-through-style="none"/>
    </style:style>
    <style:style style:name="P577" style:family="paragraph" style:parent-style-name="Text_20_body" style:list-style-name="L4">
      <style:paragraph-properties fo:margin-left="1.251cm" fo:margin-right="0cm" fo:margin-top="0cm" fo:margin-bottom="0.169cm" fo:text-indent="0.199cm" style:auto-text-indent="false"/>
      <style:text-properties style:text-line-through-style="none"/>
    </style:style>
    <style:style style:name="P578" style:family="paragraph" style:parent-style-name="Text_20_body" style:list-style-name="L4">
      <style:paragraph-properties fo:margin-left="1.251cm" fo:margin-right="0cm" fo:margin-top="0cm" fo:margin-bottom="0.169cm" fo:text-indent="0.199cm" style:auto-text-indent="false"/>
      <style:text-properties style:text-line-through-style="none"/>
    </style:style>
    <style:style style:name="P579" style:family="paragraph" style:parent-style-name="Text_20_body" style:list-style-name="L4">
      <style:paragraph-properties fo:margin-left="1.251cm" fo:margin-right="0cm" fo:margin-top="0cm" fo:margin-bottom="0.169cm" fo:text-indent="0.199cm" style:auto-text-indent="false"/>
      <style:text-properties style:text-line-through-style="none"/>
    </style:style>
    <style:style style:name="P580" style:family="paragraph" style:parent-style-name="Text_20_body" style:list-style-name="L4">
      <style:paragraph-properties fo:margin-left="1.251cm" fo:margin-right="0cm" fo:margin-top="0cm" fo:margin-bottom="0.169cm" fo:text-indent="0.199cm" style:auto-text-indent="false"/>
    </style:style>
    <style:style style:name="P581" style:family="paragraph" style:parent-style-name="Text_20_body" style:list-style-name="L4">
      <style:paragraph-properties fo:margin-left="1.251cm" fo:margin-right="0cm" fo:margin-top="0cm" fo:margin-bottom="0.169cm" fo:text-indent="0.199cm" style:auto-text-indent="false"/>
      <style:text-properties fo:font-weight="normal" style:font-weight-asian="normal" style:font-weight-complex="normal"/>
    </style:style>
    <style:style style:name="P582" style:family="paragraph" style:parent-style-name="Text_20_body" style:list-style-name="L4">
      <style:paragraph-properties fo:margin-left="1.251cm" fo:margin-right="0cm" fo:margin-top="0cm" fo:margin-bottom="0.169cm" fo:text-indent="0.199cm" style:auto-text-indent="false"/>
      <style:text-properties fo:font-weight="normal" style:font-weight-asian="normal" style:font-weight-complex="normal"/>
    </style:style>
    <style:style style:name="P583" style:family="paragraph" style:parent-style-name="Text_20_body" style:list-style-name="L4">
      <style:paragraph-properties fo:margin-left="1.251cm" fo:margin-right="0cm" fo:margin-top="0cm" fo:margin-bottom="0.169cm" fo:text-indent="0.199cm" style:auto-text-indent="false"/>
      <style:text-properties fo:font-weight="normal" fo:background-color="#ff0000" style:font-weight-asian="normal" style:font-weight-complex="normal"/>
    </style:style>
    <style:style style:name="P584" style:family="paragraph" style:parent-style-name="Text_20_body" style:list-style-name="L4">
      <style:paragraph-properties fo:margin-left="1.251cm" fo:margin-right="0cm" fo:margin-top="0cm" fo:margin-bottom="0.169cm" fo:text-indent="0.199cm" style:auto-text-indent="false"/>
    </style:style>
    <style:style style:name="P585" style:family="paragraph" style:parent-style-name="Text_20_body" style:list-style-name="L4">
      <style:paragraph-properties fo:margin-left="1.251cm" fo:margin-right="0cm" fo:margin-top="0cm" fo:margin-bottom="0.169cm" fo:text-indent="0.199cm" style:auto-text-indent="false"/>
    </style:style>
    <style:style style:name="P586" style:family="paragraph" style:parent-style-name="Text_20_body" style:list-style-name="L4">
      <style:paragraph-properties fo:margin-left="1.251cm" fo:margin-right="0cm" fo:margin-top="0cm" fo:margin-bottom="0.169cm" fo:text-indent="0.199cm" style:auto-text-indent="false"/>
    </style:style>
    <style:style style:name="P587" style:family="paragraph" style:parent-style-name="Text_20_body" style:list-style-name="L4">
      <style:paragraph-properties fo:margin-left="1.251cm" fo:margin-right="0cm" fo:margin-top="0cm" fo:margin-bottom="0.169cm" fo:text-indent="0.199cm" style:auto-text-indent="false"/>
    </style:style>
    <style:style style:name="P588" style:family="paragraph" style:parent-style-name="Text_20_body" style:list-style-name="L4">
      <style:paragraph-properties fo:margin-left="1.251cm" fo:margin-right="0cm" fo:margin-top="0cm" fo:margin-bottom="0.169cm" fo:text-indent="0.199cm" style:auto-text-indent="false"/>
    </style:style>
    <style:style style:name="P589" style:family="paragraph" style:parent-style-name="Text_20_body" style:list-style-name="L5">
      <style:paragraph-properties fo:margin-left="1.251cm" fo:margin-right="0cm" fo:margin-top="0cm" fo:margin-bottom="0.169cm" fo:text-indent="0.199cm" style:auto-text-indent="false" fo:background-color="transparent">
        <style:background-image/>
      </style:paragraph-properties>
      <style:text-properties style:text-line-through-style="none" fo:font-style="italic" style:font-style-asian="italic" style:font-style-complex="italic"/>
    </style:style>
    <style:style style:name="P590" style:family="paragraph" style:parent-style-name="Text_20_body" style:list-style-name="L5">
      <style:paragraph-properties fo:margin-left="1.251cm" fo:margin-right="0cm" fo:margin-top="0cm" fo:margin-bottom="0.169cm" fo:text-indent="0.199cm" style:auto-text-indent="false" fo:background-color="transparent">
        <style:background-image/>
      </style:paragraph-properties>
      <style:text-properties style:text-line-through-style="none" fo:font-style="italic" style:font-style-asian="italic" style:font-style-complex="italic"/>
    </style:style>
    <style:style style:name="P591" style:family="paragraph" style:parent-style-name="Text_20_body" style:list-style-name="L5">
      <style:paragraph-properties fo:margin-left="1.251cm" fo:margin-right="0cm" fo:margin-top="0cm" fo:margin-bottom="0.169cm" fo:text-indent="0.199cm" style:auto-text-indent="false" fo:background-color="transparent">
        <style:background-image/>
      </style:paragraph-properties>
      <style:text-properties style:text-line-through-style="none" fo:font-style="italic" style:font-style-asian="italic" style:font-style-complex="italic"/>
    </style:style>
    <style:style style:name="P592" style:family="paragraph" style:parent-style-name="Text_20_body" style:list-style-name="L39">
      <style:paragraph-properties fo:margin-left="1.251cm" fo:margin-right="0cm" fo:margin-top="0cm" fo:margin-bottom="0cm" fo:text-indent="0.199cm" style:auto-text-indent="false"/>
    </style:style>
    <style:style style:name="P593" style:family="paragraph" style:parent-style-name="Text_20_body" style:list-style-name="L39">
      <style:paragraph-properties fo:margin-left="1.251cm" fo:margin-right="0cm" fo:margin-top="0cm" fo:margin-bottom="0cm" fo:text-indent="0.199cm" style:auto-text-indent="false"/>
      <style:text-properties fo:background-color="#ff0000"/>
    </style:style>
    <style:style style:name="P594" style:family="paragraph" style:parent-style-name="Text_20_body" style:list-style-name="L39">
      <style:paragraph-properties fo:margin-left="1.251cm" fo:margin-right="0cm" fo:margin-top="0cm" fo:margin-bottom="0cm" fo:text-indent="0.199cm" style:auto-text-indent="false"/>
      <style:text-properties fo:background-color="#ff0000"/>
    </style:style>
    <style:style style:name="P595" style:family="paragraph" style:parent-style-name="Text_20_body" style:list-style-name="L39">
      <style:paragraph-properties fo:margin-left="1.251cm" fo:margin-right="0cm" fo:margin-top="0cm" fo:margin-bottom="0cm" fo:text-indent="0.199cm" style:auto-text-indent="false"/>
      <style:text-properties fo:background-color="transparent"/>
    </style:style>
    <style:style style:name="P596" style:family="paragraph" style:parent-style-name="Text_20_body" style:list-style-name="L39">
      <style:paragraph-properties fo:margin-left="1.251cm" fo:margin-right="0cm" fo:margin-top="0cm" fo:margin-bottom="0cm" fo:text-indent="0.199cm" style:auto-text-indent="false"/>
      <style:text-properties fo:background-color="transparent"/>
    </style:style>
    <style:style style:name="P597" style:family="paragraph" style:parent-style-name="Text_20_body" style:list-style-name="L64">
      <style:paragraph-properties fo:margin-left="1.251cm" fo:margin-right="0cm" fo:margin-top="0cm" fo:margin-bottom="0cm" fo:text-indent="0.199cm" style:auto-text-indent="false"/>
    </style:style>
    <style:style style:name="P598" style:family="paragraph" style:parent-style-name="Text_20_body" style:list-style-name="L64">
      <style:paragraph-properties fo:margin-left="1.251cm" fo:margin-right="0cm" fo:margin-top="0cm" fo:margin-bottom="0cm" fo:text-indent="0.199cm" style:auto-text-indent="false" fo:background-color="transparent">
        <style:background-image/>
      </style:paragraph-properties>
    </style:style>
    <style:style style:name="P599" style:family="paragraph" style:parent-style-name="Text_20_body" style:list-style-name="L59">
      <style:paragraph-properties fo:margin-left="1.251cm" fo:margin-right="0cm" fo:text-indent="0.199cm" style:auto-text-indent="false" fo:background-color="#ff9966">
        <style:background-image/>
      </style:paragraph-properties>
    </style:style>
    <style:style style:name="P600" style:family="paragraph" style:parent-style-name="Text_20_body" style:list-style-name="L4">
      <style:paragraph-properties fo:margin-left="0cm" fo:margin-right="0cm" fo:margin-top="0cm" fo:margin-bottom="0.169cm" fo:text-indent="0.199cm" style:auto-text-indent="false"/>
    </style:style>
    <style:style style:name="P601" style:family="paragraph" style:parent-style-name="Text_20_body" style:list-style-name="L4">
      <style:paragraph-properties fo:margin-left="0cm" fo:margin-right="0cm" fo:margin-top="0cm" fo:margin-bottom="0.169cm" fo:text-indent="0.199cm" style:auto-text-indent="false"/>
    </style:style>
    <style:style style:name="P602" style:family="paragraph" style:parent-style-name="Text_20_body" style:list-style-name="L4">
      <style:paragraph-properties fo:margin-left="0cm" fo:margin-right="0cm" fo:margin-top="0cm" fo:margin-bottom="0.169cm" fo:text-indent="0.199cm" style:auto-text-indent="false"/>
    </style:style>
    <style:style style:name="P603" style:family="paragraph" style:parent-style-name="Text_20_body" style:list-style-name="L39">
      <style:paragraph-properties fo:margin-left="0cm" fo:margin-right="0cm" fo:margin-top="0cm" fo:margin-bottom="0cm" fo:text-indent="0.199cm" style:auto-text-indent="false"/>
    </style:style>
    <style:style style:name="P604" style:family="paragraph" style:parent-style-name="Text_20_body" style:list-style-name="L39">
      <style:paragraph-properties fo:margin-left="0cm" fo:margin-right="0cm" fo:margin-top="0cm" fo:margin-bottom="0cm" fo:text-indent="0.199cm" style:auto-text-indent="false"/>
    </style:style>
    <style:style style:name="P605" style:family="paragraph" style:parent-style-name="Text_20_body" style:list-style-name="L39">
      <style:paragraph-properties fo:margin-left="0cm" fo:margin-right="0cm" fo:margin-top="0cm" fo:margin-bottom="0cm" fo:text-indent="0.199cm" style:auto-text-indent="false"/>
      <style:text-properties fo:background-color="transparent"/>
    </style:style>
    <style:style style:name="P606" style:family="paragraph" style:parent-style-name="Text_20_body" style:list-style-name="L39">
      <style:paragraph-properties fo:margin-left="0cm" fo:margin-right="0cm" fo:margin-top="0cm" fo:margin-bottom="0cm" fo:text-indent="0.199cm" style:auto-text-indent="false"/>
      <style:text-properties fo:background-color="transparent"/>
    </style:style>
    <style:style style:name="P607" style:family="paragraph" style:parent-style-name="Text_20_body" style:list-style-name="L56">
      <style:paragraph-properties fo:margin-left="0cm" fo:margin-right="0cm" fo:margin-top="0cm" fo:margin-bottom="0cm" fo:text-indent="0.199cm" style:auto-text-indent="false" fo:background-color="transparent">
        <style:background-image/>
      </style:paragraph-properties>
      <style:text-properties style:use-window-font-color="true"/>
    </style:style>
    <style:style style:name="P608" style:family="paragraph" style:parent-style-name="Text_20_body" style:list-style-name="L56">
      <style:paragraph-properties fo:margin-left="0cm" fo:margin-right="0cm" fo:margin-top="0cm" fo:margin-bottom="0cm" fo:text-indent="0.199cm" style:auto-text-indent="false" fo:background-color="transparent">
        <style:background-image/>
      </style:paragraph-properties>
      <style:text-properties style:use-window-font-color="true"/>
    </style:style>
    <style:style style:name="P609" style:family="paragraph" style:parent-style-name="Text_20_body" style:list-style-name="L56">
      <style:paragraph-properties fo:margin-left="0cm" fo:margin-right="0cm" fo:margin-top="0cm" fo:margin-bottom="0cm" fo:text-indent="0.199cm" style:auto-text-indent="false" fo:background-color="transparent">
        <style:background-image/>
      </style:paragraph-properties>
      <style:text-properties style:use-window-font-color="true"/>
    </style:style>
    <style:style style:name="P610" style:family="paragraph" style:parent-style-name="Text_20_body" style:list-style-name="L57">
      <style:paragraph-properties fo:margin-left="0cm" fo:margin-right="0cm" fo:margin-top="0cm" fo:margin-bottom="0cm" fo:text-indent="0.199cm" style:auto-text-indent="false" fo:background-color="transparent">
        <style:background-image/>
      </style:paragraph-properties>
      <style:text-properties style:use-window-font-color="true"/>
    </style:style>
    <style:style style:name="P611" style:family="paragraph" style:parent-style-name="Text_20_body" style:list-style-name="L57">
      <style:paragraph-properties fo:margin-left="0cm" fo:margin-right="0cm" fo:margin-top="0cm" fo:margin-bottom="0cm" fo:text-indent="0.199cm" style:auto-text-indent="false" fo:background-color="transparent">
        <style:background-image/>
      </style:paragraph-properties>
      <style:text-properties style:use-window-font-color="true"/>
    </style:style>
    <style:style style:name="P612" style:family="paragraph" style:parent-style-name="Text_20_body" style:list-style-name="L57">
      <style:paragraph-properties fo:margin-left="0cm" fo:margin-right="0cm" fo:margin-top="0cm" fo:margin-bottom="0cm" fo:text-indent="0.199cm" style:auto-text-indent="false" fo:background-color="transparent">
        <style:background-image/>
      </style:paragraph-properties>
      <style:text-properties style:use-window-font-color="true"/>
    </style:style>
    <style:style style:name="P613" style:family="paragraph" style:parent-style-name="Text_20_body" style:list-style-name="L54">
      <style:paragraph-properties fo:margin-left="0cm" fo:margin-right="0cm" fo:text-indent="0.199cm" style:auto-text-indent="false" fo:background-color="transparent">
        <style:background-image/>
      </style:paragraph-properties>
    </style:style>
    <style:style style:name="P614" style:family="paragraph" style:parent-style-name="Text_20_body" style:list-style-name="L54">
      <style:paragraph-properties fo:margin-left="0cm" fo:margin-right="0cm" fo:text-indent="0.199cm" style:auto-text-indent="false" fo:background-color="transparent">
        <style:background-image/>
      </style:paragraph-properties>
    </style:style>
    <style:style style:name="P615" style:family="paragraph" style:parent-style-name="Text_20_body" style:list-style-name="L58">
      <style:paragraph-properties fo:margin-left="0cm" fo:margin-right="0cm" fo:text-indent="0.199cm" style:auto-text-indent="false" fo:background-color="transparent">
        <style:background-image/>
      </style:paragraph-properties>
      <style:text-properties style:use-window-font-color="true"/>
    </style:style>
    <style:style style:name="P616" style:family="paragraph" style:parent-style-name="Text_20_body" style:list-style-name="L58">
      <style:paragraph-properties fo:margin-left="0cm" fo:margin-right="0cm" fo:text-indent="0.199cm" style:auto-text-indent="false" fo:background-color="transparent">
        <style:background-image/>
      </style:paragraph-properties>
      <style:text-properties style:use-window-font-color="true"/>
    </style:style>
    <style:style style:name="P617" style:family="paragraph" style:parent-style-name="Text_20_body" style:list-style-name="L59">
      <style:paragraph-properties fo:margin-left="0cm" fo:margin-right="0cm" fo:text-indent="0.199cm" style:auto-text-indent="false" fo:background-color="#ff9966">
        <style:background-image/>
      </style:paragraph-properties>
    </style:style>
    <style:style style:name="P618" style:family="paragraph" style:parent-style-name="Text_20_body" style:list-style-name="L6">
      <style:paragraph-properties fo:margin-top="0cm" fo:margin-bottom="0.101cm"/>
    </style:style>
    <style:style style:name="P619" style:family="paragraph" style:parent-style-name="Text_20_body" style:list-style-name="L6">
      <style:paragraph-properties fo:margin-top="0cm" fo:margin-bottom="0.101cm"/>
    </style:style>
    <style:style style:name="P620" style:family="paragraph" style:parent-style-name="Text_20_body" style:list-style-name="L83">
      <style:paragraph-properties fo:margin-top="0cm" fo:margin-bottom="0.101cm"/>
    </style:style>
    <style:style style:name="P621" style:family="paragraph" style:parent-style-name="Text_20_body" style:list-style-name="L83">
      <style:paragraph-properties fo:margin-top="0cm" fo:margin-bottom="0.101cm"/>
      <style:text-properties fo:background-color="#ffcc99"/>
    </style:style>
    <style:style style:name="P622" style:family="paragraph" style:parent-style-name="Text_20_body" style:list-style-name="L83">
      <style:paragraph-properties fo:margin-top="0cm" fo:margin-bottom="0.101cm"/>
    </style:style>
    <style:style style:name="P623" style:family="paragraph" style:parent-style-name="Text_20_body" style:list-style-name="L83">
      <style:paragraph-properties fo:margin-top="0cm" fo:margin-bottom="0.101cm"/>
    </style:style>
    <style:style style:name="P624" style:family="paragraph" style:parent-style-name="Text_20_body" style:list-style-name="L84">
      <style:paragraph-properties fo:margin-top="0cm" fo:margin-bottom="0.101cm"/>
    </style:style>
    <style:style style:name="P625" style:family="paragraph" style:parent-style-name="Text_20_body" style:list-style-name="L11">
      <style:paragraph-properties fo:background-color="transparent">
        <style:background-image/>
      </style:paragraph-properties>
      <style:text-properties fo:font-weight="normal" style:font-weight-asian="normal" style:font-weight-complex="normal"/>
    </style:style>
    <style:style style:name="P626" style:family="paragraph" style:parent-style-name="Text_20_body" style:list-style-name="L11">
      <style:paragraph-properties fo:background-color="transparent">
        <style:background-image/>
      </style:paragraph-properties>
      <style:text-properties fo:font-weight="normal" style:font-weight-asian="normal" style:font-weight-complex="normal"/>
    </style:style>
    <style:style style:name="P627" style:family="paragraph" style:parent-style-name="Text_20_body" style:list-style-name="L12">
      <style:paragraph-properties fo:background-color="transparent">
        <style:background-image/>
      </style:paragraph-properties>
      <style:text-properties style:text-line-through-style="none" fo:font-weight="normal" style:font-weight-asian="normal" style:font-weight-complex="normal"/>
    </style:style>
    <style:style style:name="P628" style:family="paragraph" style:parent-style-name="Text_20_body" style:list-style-name="L12">
      <style:paragraph-properties fo:background-color="transparent">
        <style:background-image/>
      </style:paragraph-properties>
      <style:text-properties style:text-line-through-style="none" fo:font-weight="normal" style:font-weight-asian="normal" style:font-weight-complex="normal"/>
    </style:style>
    <style:style style:name="P629" style:family="paragraph" style:parent-style-name="Text_20_body" style:list-style-name="L43">
      <style:paragraph-properties fo:background-color="transparent">
        <style:background-image/>
      </style:paragraph-properties>
    </style:style>
    <style:style style:name="P630" style:family="paragraph" style:parent-style-name="Text_20_body" style:list-style-name="L45">
      <style:paragraph-properties fo:background-color="transparent">
        <style:background-image/>
      </style:paragraph-properties>
      <style:text-properties style:use-window-font-color="true" fo:font-size="11pt" fo:font-weight="normal" style:font-size-asian="11pt" style:font-weight-asian="normal" style:font-size-complex="11pt" style:font-weight-complex="normal"/>
    </style:style>
    <style:style style:name="P631" style:family="paragraph" style:parent-style-name="Text_20_body" style:list-style-name="L58">
      <style:paragraph-properties fo:background-color="transparent">
        <style:background-image/>
      </style:paragraph-properties>
      <style:text-properties style:use-window-font-color="true"/>
    </style:style>
    <style:style style:name="P632" style:family="paragraph" style:parent-style-name="Text_20_body" style:list-style-name="L58">
      <style:paragraph-properties fo:background-color="transparent">
        <style:background-image/>
      </style:paragraph-properties>
      <style:text-properties style:use-window-font-color="true"/>
    </style:style>
    <style:style style:name="P633" style:family="paragraph" style:parent-style-name="Text_20_body" style:list-style-name="L58">
      <style:paragraph-properties fo:background-color="transparent">
        <style:background-image/>
      </style:paragraph-properties>
      <style:text-properties style:use-window-font-color="true"/>
    </style:style>
    <style:style style:name="P634" style:family="paragraph" style:parent-style-name="Text_20_body" style:list-style-name="L58">
      <style:paragraph-properties fo:background-color="transparent">
        <style:background-image/>
      </style:paragraph-properties>
      <style:text-properties style:use-window-font-color="true"/>
    </style:style>
    <style:style style:name="P635" style:family="paragraph" style:parent-style-name="Text_20_body" style:list-style-name="L58">
      <style:paragraph-properties fo:background-color="transparent">
        <style:background-image/>
      </style:paragraph-properties>
      <style:text-properties style:use-window-font-color="true"/>
    </style:style>
    <style:style style:name="P636" style:family="paragraph" style:parent-style-name="Text_20_body" style:list-style-name="L58">
      <style:paragraph-properties fo:background-color="transparent">
        <style:background-image/>
      </style:paragraph-properties>
      <style:text-properties style:use-window-font-color="true"/>
    </style:style>
    <style:style style:name="P637" style:family="paragraph" style:parent-style-name="Text_20_body" style:list-style-name="L58">
      <style:paragraph-properties fo:background-color="transparent">
        <style:background-image/>
      </style:paragraph-properties>
      <style:text-properties style:use-window-font-color="true"/>
    </style:style>
    <style:style style:name="P638" style:family="paragraph" style:parent-style-name="Text_20_body" style:list-style-name="L58">
      <style:paragraph-properties fo:background-color="transparent">
        <style:background-image/>
      </style:paragraph-properties>
      <style:text-properties style:use-window-font-color="true"/>
    </style:style>
    <style:style style:name="P639" style:family="paragraph" style:parent-style-name="Text_20_body" style:list-style-name="L61">
      <style:paragraph-properties fo:background-color="transparent">
        <style:background-image/>
      </style:paragraph-properties>
      <style:text-properties style:use-window-font-color="true" fo:background-color="transparent"/>
    </style:style>
    <style:style style:name="P640" style:family="paragraph" style:parent-style-name="Text_20_body" style:list-style-name="L61">
      <style:paragraph-properties fo:background-color="transparent">
        <style:background-image/>
      </style:paragraph-properties>
      <style:text-properties style:use-window-font-color="true" fo:background-color="transparent"/>
    </style:style>
    <style:style style:name="P641" style:family="paragraph" style:parent-style-name="Text_20_body" style:list-style-name="L62">
      <style:paragraph-properties fo:background-color="transparent">
        <style:background-image/>
      </style:paragraph-properties>
      <style:text-properties style:use-window-font-color="true" fo:background-color="transparent"/>
    </style:style>
    <style:style style:name="P642" style:family="paragraph" style:parent-style-name="Text_20_body" style:list-style-name="L46">
      <style:paragraph-properties fo:background-color="transparent">
        <style:background-image/>
      </style:paragraph-properties>
    </style:style>
    <style:style style:name="P643" style:family="paragraph" style:parent-style-name="Text_20_body" style:list-style-name="L59">
      <style:paragraph-properties fo:background-color="transparent">
        <style:background-image/>
      </style:paragraph-properties>
    </style:style>
    <style:style style:name="P644" style:family="paragraph" style:parent-style-name="Text_20_body" style:list-style-name="L31">
      <style:paragraph-properties fo:margin-top="0cm" fo:margin-bottom="0cm"/>
      <style:text-properties fo:font-weight="bold" style:font-weight-asian="bold" style:font-weight-complex="bold"/>
    </style:style>
    <style:style style:name="P645" style:family="paragraph" style:parent-style-name="Text_20_body" style:list-style-name="L63">
      <style:paragraph-properties fo:margin-top="0cm" fo:margin-bottom="0cm"/>
    </style:style>
    <style:style style:name="P646" style:family="paragraph" style:parent-style-name="Text_20_body" style:list-style-name="L63">
      <style:paragraph-properties fo:margin-top="0cm" fo:margin-bottom="0cm"/>
    </style:style>
    <style:style style:name="P647" style:family="paragraph" style:parent-style-name="Text_20_body">
      <style:paragraph-properties fo:margin-top="0cm" fo:margin-bottom="0cm" fo:text-align="center" style:justify-single-word="false"/>
      <style:text-properties fo:font-size="9pt" style:font-size-asian="9pt" style:font-size-complex="9pt"/>
    </style:style>
    <style:style style:name="P648" style:family="paragraph" style:parent-style-name="Text_20_body">
      <style:paragraph-properties fo:margin-top="0cm" fo:margin-bottom="0cm" fo:text-align="center" style:justify-single-word="false"/>
      <style:text-properties fo:font-size="8pt" style:font-size-asian="8pt" style:font-size-complex="8pt"/>
    </style:style>
    <style:style style:name="P649" style:family="paragraph" style:parent-style-name="Text_20_body">
      <style:paragraph-properties fo:margin-top="0cm" fo:margin-bottom="0cm" fo:text-align="center" style:justify-single-word="false"/>
      <style:text-properties style:font-name="Arial" fo:font-size="8pt" fo:font-style="normal" style:font-size-asian="8pt" style:font-style-asian="normal" style:font-size-complex="8pt" style:font-style-complex="normal"/>
    </style:style>
    <style:style style:name="P650" style:family="paragraph" style:parent-style-name="Text_20_body" style:list-style-name="L39" style:master-page-name="">
      <style:paragraph-properties fo:margin-top="0cm" fo:margin-bottom="0cm" style:page-number="auto"/>
    </style:style>
    <style:style style:name="P651" style:family="paragraph" style:parent-style-name="Text_20_body" style:list-style-name="L63">
      <style:paragraph-properties fo:margin-top="0cm" fo:margin-bottom="0cm" fo:background-color="transparent">
        <style:background-image/>
      </style:paragraph-properties>
    </style:style>
    <style:style style:name="P652" style:family="paragraph" style:parent-style-name="Text_20_body" style:list-style-name="L63">
      <style:paragraph-properties fo:margin-top="0cm" fo:margin-bottom="0cm" fo:background-color="transparent">
        <style:background-image/>
      </style:paragraph-properties>
    </style:style>
    <style:style style:name="P653" style:family="paragraph" style:parent-style-name="Text_20_body" style:list-style-name="L63">
      <style:paragraph-properties fo:margin-top="0cm" fo:margin-bottom="0cm" fo:background-color="transparent">
        <style:background-image/>
      </style:paragraph-properties>
      <style:text-properties fo:background-color="transparent"/>
    </style:style>
    <style:style style:name="P654" style:family="paragraph" style:parent-style-name="Text_20_body" style:list-style-name="L63">
      <style:paragraph-properties fo:margin-top="0cm" fo:margin-bottom="0cm" fo:background-color="transparent">
        <style:background-image/>
      </style:paragraph-properties>
      <style:text-properties fo:background-color="transparent"/>
    </style:style>
    <style:style style:name="P655" style:family="paragraph" style:parent-style-name="Text_20_body" style:list-style-name="L63">
      <style:paragraph-properties fo:margin-top="0cm" fo:margin-bottom="0cm" fo:background-color="transparent">
        <style:background-image/>
      </style:paragraph-properties>
      <style:text-properties fo:background-color="transparent"/>
    </style:style>
    <style:style style:name="P656" style:family="paragraph" style:parent-style-name="Text_20_body" style:list-style-name="L63">
      <style:paragraph-properties fo:margin-top="0cm" fo:margin-bottom="0cm" fo:background-color="transparent">
        <style:background-image/>
      </style:paragraph-properties>
    </style:style>
    <style:style style:name="P657" style:family="paragraph" style:parent-style-name="Text_20_body" style:list-style-name="L63">
      <style:paragraph-properties fo:margin-top="0cm" fo:margin-bottom="0cm" fo:background-color="transparent">
        <style:background-image/>
      </style:paragraph-properties>
    </style:style>
    <style:style style:name="P658" style:family="paragraph" style:parent-style-name="Text_20_body" style:list-style-name="L36">
      <style:paragraph-properties fo:margin-left="0cm" fo:margin-right="0cm" fo:margin-top="0cm" fo:margin-bottom="0cm" fo:text-indent="0cm" style:auto-text-indent="false"/>
    </style:style>
    <style:style style:name="P659" style:family="paragraph" style:parent-style-name="Text_20_body" style:list-style-name="L36">
      <style:paragraph-properties fo:margin-left="0cm" fo:margin-right="0cm" fo:margin-top="0cm" fo:margin-bottom="0cm" fo:text-indent="0cm" style:auto-text-indent="false"/>
      <style:text-properties style:font-name="Times New Roman" fo:font-size="11pt" fo:font-style="normal" style:font-size-asian="11pt" style:font-style-asian="normal" style:font-size-complex="11pt" style:font-style-complex="normal"/>
    </style:style>
    <style:style style:name="P660" style:family="paragraph" style:parent-style-name="Text_20_body" style:list-style-name="L36">
      <style:paragraph-properties fo:margin-left="0cm" fo:margin-right="0cm" fo:margin-top="0cm" fo:margin-bottom="0cm" fo:text-indent="0cm" style:auto-text-indent="false">
        <style:tab-stops>
          <style:tab-stop style:position="5.821cm"/>
        </style:tab-stops>
      </style:paragraph-properties>
      <style:text-properties style:font-name="Times New Roman" fo:font-size="11pt" fo:font-style="normal" style:font-size-asian="11pt" style:font-style-asian="normal" style:font-size-complex="11pt" style:font-style-complex="normal"/>
    </style:style>
    <style:style style:name="P661" style:family="paragraph" style:parent-style-name="Text_20_body" style:list-style-name="L38">
      <style:paragraph-properties fo:margin-left="0cm" fo:margin-right="0cm" fo:margin-top="0cm" fo:margin-bottom="0cm" fo:text-indent="0cm" style:auto-text-indent="false">
        <style:tab-stops>
          <style:tab-stop style:position="5.821cm"/>
        </style:tab-stops>
      </style:paragraph-properties>
      <style:text-properties style:font-name="Times New Roman" fo:font-size="10pt" fo:font-style="normal" fo:background-color="transparent" style:font-size-asian="10pt" style:font-style-asian="normal" style:font-size-complex="10pt" style:font-style-complex="normal"/>
    </style:style>
    <style:style style:name="P662" style:family="paragraph" style:parent-style-name="Text_20_body">
      <style:paragraph-properties fo:margin-left="0cm" fo:margin-right="0cm" fo:margin-top="0cm" fo:margin-bottom="0cm" fo:text-align="start" style:justify-single-word="false" fo:text-indent="0cm" style:auto-text-indent="false"/>
      <style:text-properties style:use-window-font-color="true" fo:font-size="8pt" style:font-size-asian="8pt" style:font-size-complex="8pt"/>
    </style:style>
    <style:style style:name="P663" style:family="paragraph" style:parent-style-name="Text_20_body">
      <style:paragraph-properties fo:margin-left="0cm" fo:margin-right="0cm" fo:margin-top="0cm" fo:margin-bottom="0cm" fo:text-align="start" style:justify-single-word="false" fo:text-indent="0cm" style:auto-text-indent="false"/>
      <style:text-properties fo:color="#ffffff" style:font-name="Arial" fo:font-size="8pt" fo:font-style="normal" fo:font-weight="normal" style:font-size-asian="8pt" style:font-style-asian="normal" style:font-weight-asian="normal" style:font-size-complex="8pt" style:font-style-complex="normal" style:font-weight-complex="normal"/>
    </style:style>
    <style:style style:name="P664" style:family="paragraph" style:parent-style-name="Text_20_body">
      <style:paragraph-properties fo:margin-left="0cm" fo:margin-right="0cm" fo:margin-top="0cm" fo:margin-bottom="0cm" fo:text-align="start" style:justify-single-word="false" fo:text-indent="0cm" style:auto-text-indent="false"/>
      <style:text-properties fo:color="#ffffff" style:font-name="Arial" fo:font-size="8pt" fo:font-style="normal" fo:font-weight="bold" style:font-size-asian="8pt" style:font-style-asian="normal" style:font-weight-asian="bold" style:font-size-complex="8pt" style:font-style-complex="normal" style:font-weight-complex="bold"/>
    </style:style>
    <style:style style:name="P665" style:family="paragraph" style:parent-style-name="Text_20_body">
      <style:paragraph-properties fo:margin-left="0cm" fo:margin-right="0cm" fo:margin-top="0cm" fo:margin-bottom="0cm" fo:text-align="start" style:justify-single-word="false" fo:text-indent="0cm" style:auto-text-indent="false"/>
      <style:text-properties fo:font-size="8pt" style:font-size-asian="8pt" style:font-size-complex="8pt"/>
    </style:style>
    <style:style style:name="P666" style:family="paragraph" style:parent-style-name="Text_20_body" style:list-style-name="L46">
      <style:paragraph-properties fo:margin-left="0cm" fo:margin-right="0cm" fo:text-indent="0cm" style:auto-text-indent="false" fo:background-color="transparent">
        <style:background-image/>
      </style:paragraph-properties>
      <style:text-properties style:use-window-font-color="true" fo:font-size="11pt" fo:font-weight="normal" style:font-size-asian="11pt" style:font-weight-asian="normal" style:font-size-complex="11pt" style:font-weight-complex="normal"/>
    </style:style>
    <style:style style:name="P667" style:family="paragraph" style:parent-style-name="Text_20_body" style:list-style-name="L46">
      <style:paragraph-properties fo:margin-left="0cm" fo:margin-right="0cm" fo:text-indent="0cm" style:auto-text-indent="false" fo:background-color="transparent">
        <style:background-image/>
      </style:paragraph-properties>
      <style:text-properties style:use-window-font-color="true" fo:font-size="11pt" fo:font-weight="normal" style:font-size-asian="11pt" style:font-weight-asian="normal" style:font-size-complex="11pt" style:font-weight-complex="normal"/>
    </style:style>
    <style:style style:name="P668" style:family="paragraph" style:parent-style-name="Text_20_body" style:list-style-name="L49">
      <style:paragraph-properties fo:margin-left="0cm" fo:margin-right="0cm" fo:text-indent="0cm" style:auto-text-indent="false"/>
    </style:style>
    <style:style style:name="P669" style:family="paragraph" style:parent-style-name="Text_20_body" style:list-style-name="L49">
      <style:paragraph-properties fo:margin-left="0cm" fo:margin-right="0cm" fo:text-indent="0cm" style:auto-text-indent="false"/>
    </style:style>
    <style:style style:name="P670" style:family="paragraph" style:parent-style-name="Text_20_body" style:list-style-name="L49">
      <style:paragraph-properties fo:margin-left="0cm" fo:margin-right="0cm" fo:text-indent="0cm" style:auto-text-indent="false"/>
    </style:style>
    <style:style style:name="P671" style:family="paragraph" style:parent-style-name="Text_20_body" style:list-style-name="L81">
      <style:paragraph-properties fo:margin-left="0cm" fo:margin-right="0cm" fo:text-indent="0cm" style:auto-text-indent="false"/>
    </style:style>
    <style:style style:name="P672" style:family="paragraph" style:parent-style-name="Text_20_body" style:list-style-name="L85">
      <style:paragraph-properties fo:margin-left="0cm" fo:margin-right="0cm" fo:text-align="justify" style:justify-single-word="false" fo:text-indent="0cm" style:auto-text-indent="false"/>
    </style:style>
    <style:style style:name="P673" style:family="paragraph" style:parent-style-name="Text_20_body" style:list-style-name="L85">
      <style:paragraph-properties fo:margin-left="0cm" fo:margin-right="0cm" fo:text-align="justify" style:justify-single-word="false" fo:text-indent="0cm" style:auto-text-indent="false"/>
    </style:style>
    <style:style style:name="P674" style:family="paragraph" style:parent-style-name="Text_20_body" style:list-style-name="L87">
      <style:paragraph-properties fo:margin-left="0cm" fo:margin-right="0cm" fo:text-align="justify" style:justify-single-word="false" fo:text-indent="0cm" style:auto-text-indent="false"/>
    </style:style>
    <style:style style:name="P675" style:family="paragraph" style:parent-style-name="Text_20_body" style:list-style-name="L87">
      <style:paragraph-properties fo:margin-left="0cm" fo:margin-right="0cm" fo:text-align="justify" style:justify-single-word="false" fo:text-indent="0cm" style:auto-text-indent="false"/>
    </style:style>
    <style:style style:name="P676" style:family="paragraph" style:parent-style-name="Text_20_body" style:list-style-name="L87">
      <style:paragraph-properties fo:margin-left="0cm" fo:margin-right="0cm" fo:text-align="justify" style:justify-single-word="false" fo:text-indent="0cm" style:auto-text-indent="false"/>
    </style:style>
    <style:style style:name="P677" style:family="paragraph" style:parent-style-name="Text_20_body" style:list-style-name="L89">
      <style:paragraph-properties fo:margin-left="0cm" fo:margin-right="0cm" fo:text-indent="0cm" style:auto-text-indent="false"/>
      <style:text-properties fo:background-color="transparent"/>
    </style:style>
    <style:style style:name="P678" style:family="paragraph" style:parent-style-name="Text_20_body">
      <style:paragraph-properties fo:margin-left="0cm" fo:margin-right="0cm" fo:text-align="start" style:justify-single-word="false" fo:text-indent="0cm" style:auto-text-indent="false"/>
      <style:text-properties fo:color="#ffffff"/>
    </style:style>
    <style:style style:name="P679" style:family="paragraph" style:parent-style-name="Text_20_body" style:list-style-name="L52">
      <style:paragraph-properties fo:margin-left="0cm" fo:margin-right="0cm" fo:margin-top="0cm" fo:margin-bottom="0.109cm" fo:text-indent="0cm" style:auto-text-indent="false" fo:background-color="transparent">
        <style:background-image/>
      </style:paragraph-properties>
      <style:text-properties style:use-window-font-color="true"/>
    </style:style>
    <style:style style:name="P680" style:family="paragraph" style:parent-style-name="Text_20_body" style:list-style-name="L52">
      <style:paragraph-properties fo:margin-left="0cm" fo:margin-right="0cm" fo:margin-top="0cm" fo:margin-bottom="0.109cm" fo:text-indent="0cm" style:auto-text-indent="false" fo:background-color="transparent">
        <style:background-image/>
      </style:paragraph-properties>
      <style:text-properties style:use-window-font-color="true"/>
    </style:style>
    <style:style style:name="P681" style:family="paragraph" style:parent-style-name="Text_20_body" style:list-style-name="L52">
      <style:paragraph-properties fo:margin-left="0cm" fo:margin-right="0cm" fo:margin-top="0cm" fo:margin-bottom="0.109cm" fo:text-indent="0cm" style:auto-text-indent="false" fo:background-color="transparent">
        <style:background-image/>
      </style:paragraph-properties>
      <style:text-properties style:use-window-font-color="true"/>
    </style:style>
    <style:style style:name="P682" style:family="paragraph" style:parent-style-name="Text_20_body" style:list-style-name="L52">
      <style:paragraph-properties fo:margin-left="0cm" fo:margin-right="0cm" fo:margin-top="0cm" fo:margin-bottom="0.109cm" fo:text-indent="0cm" style:auto-text-indent="false" fo:background-color="transparent">
        <style:background-image/>
      </style:paragraph-properties>
      <style:text-properties style:use-window-font-color="true"/>
    </style:style>
    <style:style style:name="P683" style:family="paragraph" style:parent-style-name="Text_20_body" style:list-style-name="L82">
      <style:paragraph-properties fo:margin-left="0cm" fo:margin-right="0cm" fo:margin-top="0cm" fo:margin-bottom="0.101cm" fo:text-indent="0cm" style:auto-text-indent="false"/>
    </style:style>
    <style:style style:name="P684" style:family="paragraph" style:parent-style-name="Text_20_body" style:list-style-name="L82">
      <style:paragraph-properties fo:margin-left="0cm" fo:margin-right="0cm" fo:margin-top="0cm" fo:margin-bottom="0.101cm" fo:text-indent="0cm" style:auto-text-indent="false"/>
    </style:style>
    <style:style style:name="P685" style:family="paragraph" style:parent-style-name="Text_20_body" style:list-style-name="L82">
      <style:paragraph-properties fo:margin-left="0cm" fo:margin-right="0cm" fo:margin-top="0cm" fo:margin-bottom="0.101cm" fo:text-indent="0cm" style:auto-text-indent="false"/>
    </style:style>
    <style:style style:name="P686" style:family="paragraph" style:parent-style-name="Text_20_body" style:list-style-name="L82">
      <style:paragraph-properties fo:margin-left="0cm" fo:margin-right="0cm" fo:margin-top="0cm" fo:margin-bottom="0.101cm" fo:text-indent="0cm" style:auto-text-indent="false"/>
    </style:style>
    <style:style style:name="P687" style:family="paragraph" style:parent-style-name="Text_20_body" style:list-style-name="L82">
      <style:paragraph-properties fo:margin-left="0cm" fo:margin-right="0cm" fo:margin-top="0cm" fo:margin-bottom="0.101cm" fo:text-indent="0cm" style:auto-text-indent="false"/>
    </style:style>
    <style:style style:name="P688" style:family="paragraph" style:parent-style-name="Text_20_body" style:list-style-name="L37">
      <style:paragraph-properties fo:margin-top="0cm" fo:margin-bottom="0.109cm"/>
    </style:style>
    <style:style style:name="P689" style:family="paragraph" style:parent-style-name="Text_20_body" style:list-style-name="L37">
      <style:paragraph-properties fo:margin-top="0cm" fo:margin-bottom="0.109cm"/>
    </style:style>
    <style:style style:name="P690" style:family="paragraph" style:parent-style-name="Text_20_body" style:list-style-name="L37">
      <style:paragraph-properties fo:margin-top="0cm" fo:margin-bottom="0.109cm"/>
    </style:style>
    <style:style style:name="P691" style:family="paragraph" style:parent-style-name="Text_20_body" style:list-style-name="L37">
      <style:paragraph-properties fo:margin-top="0cm" fo:margin-bottom="0.109cm"/>
    </style:style>
    <style:style style:name="P692" style:family="paragraph" style:parent-style-name="Text_20_body" style:list-style-name="L37">
      <style:paragraph-properties fo:margin-top="0cm" fo:margin-bottom="0.109cm"/>
    </style:style>
    <style:style style:name="P693" style:family="paragraph" style:parent-style-name="Text_20_body" style:list-style-name="L37">
      <style:paragraph-properties fo:margin-top="0cm" fo:margin-bottom="0.109cm"/>
    </style:style>
    <style:style style:name="P694" style:family="paragraph" style:parent-style-name="Text_20_body" style:list-style-name="L55">
      <style:paragraph-properties fo:margin-top="0cm" fo:margin-bottom="0.011cm"/>
      <style:text-properties style:use-window-font-color="true"/>
    </style:style>
    <style:style style:name="P695" style:family="paragraph" style:parent-style-name="Text_20_body" style:list-style-name="L55">
      <style:paragraph-properties fo:margin-top="0cm" fo:margin-bottom="0.011cm" fo:background-color="transparent">
        <style:background-image/>
      </style:paragraph-properties>
      <style:text-properties style:use-window-font-color="true"/>
    </style:style>
    <style:style style:name="P696" style:family="paragraph" style:parent-style-name="Text_20_body">
      <style:paragraph-properties fo:margin-top="0.101cm" fo:margin-bottom="0.21cm"/>
      <style:text-properties style:use-window-font-color="true"/>
    </style:style>
    <style:style style:name="P697" style:family="paragraph" style:parent-style-name="Text_20_body" style:list-style-name="L58">
      <style:paragraph-properties fo:background-color="#ff9966">
        <style:background-image/>
      </style:paragraph-properties>
      <style:text-properties style:use-window-font-color="true"/>
    </style:style>
    <style:style style:name="P698" style:family="paragraph" style:parent-style-name="Text_20_body" style:list-style-name="L58">
      <style:paragraph-properties fo:background-color="#ff9966">
        <style:background-image/>
      </style:paragraph-properties>
      <style:text-properties style:use-window-font-color="true"/>
    </style:style>
    <style:style style:name="P699" style:family="paragraph" style:parent-style-name="Text_20_body" style:list-style-name="L58">
      <style:paragraph-properties fo:background-color="#ff9966">
        <style:background-image/>
      </style:paragraph-properties>
      <style:text-properties style:use-window-font-color="true"/>
    </style:style>
    <style:style style:name="P700" style:family="paragraph" style:parent-style-name="Text_20_body" style:list-style-name="L58">
      <style:paragraph-properties fo:background-color="#ff9966">
        <style:background-image/>
      </style:paragraph-properties>
      <style:text-properties style:use-window-font-color="true"/>
    </style:style>
    <style:style style:name="P701" style:family="paragraph" style:parent-style-name="Text_20_body" style:list-style-name="L59">
      <style:paragraph-properties fo:background-color="#ff9966">
        <style:background-image/>
      </style:paragraph-properties>
    </style:style>
    <style:style style:name="P702" style:family="paragraph" style:parent-style-name="Text_20_body" style:list-style-name="L58">
      <style:paragraph-properties fo:background-color="#ffcc99">
        <style:background-image/>
      </style:paragraph-properties>
      <style:text-properties style:use-window-font-color="true"/>
    </style:style>
    <style:style style:name="P703" style:family="paragraph" style:parent-style-name="Text_20_body" style:list-style-name="L58">
      <style:paragraph-properties fo:background-color="#ffcc99">
        <style:background-image/>
      </style:paragraph-properties>
      <style:text-properties style:use-window-font-color="true"/>
    </style:style>
    <style:style style:name="P704" style:family="paragraph" style:parent-style-name="Text_20_body" style:list-style-name="L82">
      <style:paragraph-properties fo:margin-left="2.501cm" fo:margin-right="0cm" fo:margin-top="0cm" fo:margin-bottom="0.101cm" fo:text-indent="0cm" style:auto-text-indent="false"/>
    </style:style>
    <style:style style:name="P705" style:family="paragraph" style:parent-style-name="Text_20_body" style:list-style-name="L82">
      <style:paragraph-properties fo:margin-left="2.501cm" fo:margin-right="0cm" fo:margin-top="0cm" fo:margin-bottom="0.101cm" fo:text-indent="0cm" style:auto-text-indent="false"/>
    </style:style>
    <style:style style:name="P706" style:family="paragraph" style:parent-style-name="Contents_20_2">
      <style:paragraph-properties>
        <style:tab-stops>
          <style:tab-stop style:position="16.501cm" style:type="right" style:leader-style="dotted" style:leader-text="."/>
        </style:tab-stops>
      </style:paragraph-properties>
    </style:style>
    <style:style style:name="P707" style:family="paragraph" style:parent-style-name="Contents_20_1">
      <style:paragraph-properties>
        <style:tab-stops>
          <style:tab-stop style:position="17cm" style:type="right" style:leader-style="dotted" style:leader-text="."/>
        </style:tab-stops>
      </style:paragraph-properties>
    </style:style>
    <style:style style:name="P708" style:family="paragraph" style:parent-style-name="_5b_RPG_5d__20_Táblázat_20_-_20_Fortély_20_hatás" style:list-style-name="L13"/>
    <style:style style:name="P709" style:family="paragraph" style:parent-style-name="_5b_RPG_5d__20_Táblázat_20_-_20_Fortély_20_hatás" style:list-style-name="L13"/>
    <style:style style:name="P710" style:family="paragraph" style:parent-style-name="_5b_RPG_5d__20_Táblázat_20_-_20_Fortély_20_hatás" style:list-style-name="L14">
      <style:text-properties fo:background-color="transparent"/>
    </style:style>
    <style:style style:name="P711" style:family="paragraph" style:parent-style-name="_5b_RPG_5d__20_Táblázat_20_-_20_Fortély_20_hatás" style:list-style-name="L14">
      <style:text-properties fo:background-color="transparent"/>
    </style:style>
    <style:style style:name="P712" style:family="paragraph" style:parent-style-name="_5b_RPG_5d__20_Táblázat_20_-_20_Fortély_20_hatás" style:list-style-name="L15">
      <style:text-properties fo:background-color="transparent"/>
    </style:style>
    <style:style style:name="P713" style:family="paragraph" style:parent-style-name="_5b_RPG_5d__20_Táblázat_20_-_20_Fortély_20_hatás" style:list-style-name="L18">
      <style:text-properties fo:background-color="transparent"/>
    </style:style>
    <style:style style:name="P714" style:family="paragraph" style:parent-style-name="_5b_RPG_5d__20_Táblázat_20_-_20_Fortély_20_hatás" style:list-style-name="L18">
      <style:text-properties fo:background-color="transparent"/>
    </style:style>
    <style:style style:name="P715" style:family="paragraph" style:parent-style-name="_5b_RPG_5d__20_Táblázat_20_-_20_Fortély_20_hatás" style:list-style-name="L19">
      <style:paragraph-properties>
        <style:tab-stops>
          <style:tab-stop style:position="0.961cm"/>
        </style:tab-stops>
      </style:paragraph-properties>
      <style:text-properties fo:background-color="transparent"/>
    </style:style>
    <style:style style:name="P716" style:family="paragraph" style:parent-style-name="_5b_RPG_5d__20_Táblázat_20_-_20_Fortély_20_hatás" style:list-style-name="L19">
      <style:paragraph-properties>
        <style:tab-stops>
          <style:tab-stop style:position="0.961cm"/>
        </style:tab-stops>
      </style:paragraph-properties>
      <style:text-properties fo:background-color="transparent"/>
    </style:style>
    <style:style style:name="P717" style:family="paragraph" style:parent-style-name="_5b_RPG_5d__20_Táblázat_20_-_20_Fortély_20_hatás" style:list-style-name="L19">
      <style:paragraph-properties>
        <style:tab-stops>
          <style:tab-stop style:position="0.961cm"/>
        </style:tab-stops>
      </style:paragraph-properties>
      <style:text-properties fo:background-color="transparent"/>
    </style:style>
    <style:style style:name="P718" style:family="paragraph" style:parent-style-name="_5b_RPG_5d__20_Táblázat_20_-_20_Fortély_20_hatás" style:list-style-name="L21">
      <style:text-properties fo:background-color="transparent"/>
    </style:style>
    <style:style style:name="P719" style:family="paragraph" style:parent-style-name="_5b_RPG_5d__20_Táblázat_20_-_20_Fortély_20_hatás" style:list-style-name="L21">
      <style:text-properties fo:background-color="transparent"/>
    </style:style>
    <style:style style:name="P720" style:family="paragraph" style:parent-style-name="_5b_RPG_5d__20_Táblázat_20_-_20_Fortély_20_hatás" style:list-style-name="L21">
      <style:text-properties fo:background-color="transparent"/>
    </style:style>
    <style:style style:name="P721" style:family="paragraph" style:parent-style-name="_5b_RPG_5d__20_Táblázat_20_-_20_Fortély_20_hatás" style:list-style-name="L21">
      <style:text-properties fo:background-color="transparent"/>
    </style:style>
    <style:style style:name="P722" style:family="paragraph" style:parent-style-name="_5b_RPG_5d__20_Táblázat_20_-_20_Fortély_20_hatás" style:list-style-name="L21">
      <style:text-properties fo:background-color="transparent"/>
    </style:style>
    <style:style style:name="P723" style:family="paragraph" style:parent-style-name="_5b_RPG_5d__20_Táblázat_20_-_20_Fortély_20_hatás" style:list-style-name="L23">
      <style:text-properties fo:background-color="transparent"/>
    </style:style>
    <style:style style:name="P724" style:family="paragraph" style:parent-style-name="_5b_RPG_5d__20_Táblázat_20_-_20_Fortély_20_hatás" style:list-style-name="L24">
      <style:text-properties fo:background-color="transparent"/>
    </style:style>
    <style:style style:name="P725" style:family="paragraph" style:parent-style-name="_5b_RPG_5d__20_Táblázat_20_-_20_Fortély_20_hatás" style:list-style-name="L24">
      <style:text-properties fo:background-color="transparent"/>
    </style:style>
    <style:style style:name="P726" style:family="paragraph" style:parent-style-name="_5b_RPG_5d__20_Táblázat_20_-_20_Fortély_20_hatás" style:list-style-name="L14">
      <style:text-properties fo:font-style="normal" fo:background-color="transparent" style:font-style-asian="normal" style:font-style-complex="normal"/>
    </style:style>
    <style:style style:name="P727" style:family="paragraph" style:parent-style-name="_5b_RPG_5d__20_Táblázat_20_-_20_Fortély_20_hatás" style:list-style-name="L16">
      <style:text-properties fo:font-style="normal" fo:background-color="transparent" style:font-style-asian="normal" style:font-style-complex="normal"/>
    </style:style>
    <style:style style:name="P728" style:family="paragraph" style:parent-style-name="_5b_RPG_5d__20_Táblázat_20_-_20_Fortély_20_hatás" style:list-style-name="L16">
      <style:text-properties fo:font-style="normal" fo:background-color="transparent" style:font-style-asian="normal" style:font-style-complex="normal"/>
    </style:style>
    <style:style style:name="P729" style:family="paragraph" style:parent-style-name="_5b_RPG_5d__20_Táblázat_20_-_20_Fortély_20_hatás" style:list-style-name="L17">
      <style:text-properties fo:font-style="normal" fo:background-color="transparent" style:font-style-asian="normal" style:font-style-complex="normal"/>
    </style:style>
    <style:style style:name="P730" style:family="paragraph" style:parent-style-name="_5b_RPG_5d__20_Táblázat_20_-_20_Fortély_20_hatás" style:list-style-name="L17">
      <style:text-properties fo:font-style="normal" fo:background-color="transparent" style:font-style-asian="normal" style:font-style-complex="normal"/>
    </style:style>
    <style:style style:name="P731" style:family="paragraph" style:parent-style-name="_5b_RPG_5d__20_Táblázat_20_-_20_Fortély_20_hatás" style:list-style-name="L17">
      <style:text-properties fo:font-style="normal" fo:background-color="transparent" style:font-style-asian="normal" style:font-style-complex="normal"/>
    </style:style>
    <style:style style:name="P732" style:family="paragraph" style:parent-style-name="_5b_RPG_5d__20_Táblázat_20_-_20_Fortély_20_hatás" style:list-style-name="L17">
      <style:text-properties fo:font-style="normal" fo:background-color="transparent" style:font-style-asian="normal" style:font-style-complex="normal"/>
    </style:style>
    <style:style style:name="P733" style:family="paragraph" style:parent-style-name="_5b_RPG_5d__20_Táblázat_20_-_20_Fortély_20_hatás" style:list-style-name="L22">
      <style:paragraph-properties fo:text-align="start" style:justify-single-word="false"/>
      <style:text-properties fo:font-style="normal" fo:background-color="transparent" style:font-style-asian="normal" style:font-style-complex="normal"/>
    </style:style>
    <style:style style:name="P734" style:family="paragraph" style:parent-style-name="_5b_RPG_5d__20_Táblázat_20_-_20_Fortély_20_hatás" style:list-style-name="L22">
      <style:paragraph-properties fo:text-align="start" style:justify-single-word="false"/>
      <style:text-properties fo:font-style="normal" fo:background-color="transparent" style:font-style-asian="normal" style:font-style-complex="normal"/>
    </style:style>
    <style:style style:name="P735" style:family="paragraph" style:parent-style-name="_5b_RPG_5d__20_Táblázat_20_-_20_Fortély_20_hatás" style:list-style-name="L22">
      <style:paragraph-properties fo:text-align="start" style:justify-single-word="false"/>
      <style:text-properties fo:font-style="normal" fo:background-color="transparent" style:font-style-asian="normal" style:font-style-complex="normal"/>
    </style:style>
    <style:style style:name="P736" style:family="paragraph" style:parent-style-name="_5b_RPG_5d__20_Táblázat_20_-_20_Fortély_20_hatás" style:list-style-name="L22">
      <style:paragraph-properties fo:text-align="start" style:justify-single-word="false"/>
      <style:text-properties fo:font-style="normal" fo:background-color="transparent" style:font-style-asian="normal" style:font-style-complex="normal"/>
    </style:style>
    <style:style style:name="P737" style:family="paragraph" style:parent-style-name="_5b_RPG_5d__20_Táblázat_20_-_20_Fortély_20_hatás" style:list-style-name="L22">
      <style:paragraph-properties fo:text-align="start" style:justify-single-word="false"/>
      <style:text-properties fo:font-style="normal" fo:background-color="transparent" style:font-style-asian="normal" style:font-style-complex="normal"/>
    </style:style>
    <style:style style:name="P738" style:family="paragraph" style:parent-style-name="_5b_RPG_5d__20_Táblázat_20_-_20_Fortély_20_hatás" style:list-style-name="L22">
      <style:paragraph-properties fo:text-align="start" style:justify-single-word="false"/>
      <style:text-properties fo:font-style="normal" fo:background-color="transparent" style:font-style-asian="normal" style:font-style-complex="normal"/>
    </style:style>
    <style:style style:name="P739" style:family="paragraph" style:parent-style-name="_5b_RPG_5d__20_Táblázat_20_-_20_Fortély_20_hatás" style:list-style-name="L22">
      <style:paragraph-properties fo:text-align="start" style:justify-single-word="false"/>
      <style:text-properties fo:font-style="normal" fo:background-color="transparent" style:font-style-asian="normal" style:font-style-complex="normal"/>
    </style:style>
    <style:style style:name="P740" style:family="paragraph" style:parent-style-name="_5b_RPG_5d__20_Táblázat_20_-_20_Fortély_20_hatás" style:list-style-name="L22">
      <style:paragraph-properties fo:text-align="start" style:justify-single-word="false"/>
      <style:text-properties fo:font-style="normal" fo:background-color="transparent" style:font-style-asian="normal" style:font-style-complex="normal"/>
    </style:style>
    <style:style style:name="P741" style:family="paragraph" style:parent-style-name="_5b_RPG_5d__20_Táblázat_20_-_20_Fortély_20_hatás" style:list-style-name="L22">
      <style:paragraph-properties fo:text-align="start" style:justify-single-word="false"/>
      <style:text-properties fo:font-style="normal" fo:background-color="transparent" style:font-style-asian="normal" style:font-style-complex="normal"/>
    </style:style>
    <style:style style:name="P742" style:family="paragraph" style:parent-style-name="_5b_RPG_5d__20_Táblázat_20_-_20_Fortély_20_hatás" style:list-style-name="L22">
      <style:paragraph-properties fo:text-align="start" style:justify-single-word="false"/>
      <style:text-properties fo:font-style="normal" fo:background-color="transparent" style:font-style-asian="normal" style:font-style-complex="normal"/>
    </style:style>
    <style:style style:name="P743" style:family="paragraph" style:parent-style-name="_5b_RPG_5d__20_Táblázat_20_-_20_Fortély_20_hatás" style:list-style-name="L22">
      <style:paragraph-properties fo:text-align="start" style:justify-single-word="false"/>
      <style:text-properties fo:font-style="normal" fo:background-color="transparent" style:font-style-asian="normal" style:font-style-complex="normal"/>
    </style:style>
    <style:style style:name="P744" style:family="paragraph" style:parent-style-name="_5b_RPG_5d__20_Táblázat_20_-_20_Fortély_20_hatás" style:list-style-name="L22">
      <style:paragraph-properties fo:text-align="start" style:justify-single-word="false"/>
      <style:text-properties fo:font-style="normal" fo:background-color="transparent" style:font-style-asian="normal" style:font-style-complex="normal"/>
    </style:style>
    <style:style style:name="P745" style:family="paragraph" style:parent-style-name="_5b_RPG_5d__20_Táblázat_20_-_20_Fortély_20_hatás" style:list-style-name="L21">
      <style:text-properties fo:background-color="#ff0000"/>
    </style:style>
    <style:style style:name="P746" style:family="paragraph" style:parent-style-name="_5b_RPG_5d__20_Táblázat_20_-_20_Fortély_20_hatás" style:list-style-name="L23">
      <style:text-properties style:font-name="FreeSerif5" fo:background-color="transparent" style:font-name-asian="FreeSerif5" style:font-name-complex="FreeSerif5"/>
    </style:style>
    <style:style style:name="P747" style:family="paragraph" style:parent-style-name="_5b_RPG_5d__20_Táblázat_20_-_20_Fortély_20_hatás" style:list-style-name="L25">
      <style:text-properties style:text-line-through-style="none" fo:font-weight="normal" fo:background-color="transparent" style:font-weight-asian="normal" style:font-weight-complex="normal"/>
    </style:style>
    <style:style style:name="P748" style:family="paragraph" style:parent-style-name="_5b_RPG_5d__20_Táblázat_20_-_20_Fortély_20_hatás" style:list-style-name="L25">
      <style:text-properties style:text-line-through-style="none" fo:font-weight="normal" fo:background-color="transparent" style:font-weight-asian="normal" style:font-weight-complex="normal"/>
    </style:style>
    <style:style style:name="P749" style:family="paragraph" style:parent-style-name="_5b_RPG_5d__20_Táblázat_20_-_20_Fortély_20_hatás" style:list-style-name="L25">
      <style:text-properties style:text-line-through-style="none" fo:font-weight="normal" fo:background-color="transparent" style:font-weight-asian="normal" style:font-weight-complex="normal"/>
    </style:style>
    <style:style style:name="P750" style:family="paragraph" style:parent-style-name="_5b_RPG_5d__20_Táblázat_20_-_20_Fortély_20_hatás" style:list-style-name="L25">
      <style:text-properties style:text-line-through-style="none" fo:font-weight="normal" fo:background-color="transparent" style:font-weight-asian="normal" style:font-weight-complex="normal"/>
    </style:style>
    <style:style style:name="P751" style:family="paragraph" style:parent-style-name="_5b_RPG_5d__20_Táblázat_20_-_20_Fortély_20_hatás" style:list-style-name="L25">
      <style:text-properties style:text-line-through-style="none" fo:font-weight="normal" fo:background-color="transparent" style:font-weight-asian="normal" style:font-weight-complex="normal"/>
    </style:style>
    <style:style style:name="P752" style:family="paragraph" style:parent-style-name="_5b_RPG_5d__20_Táblázat_20_-_20_Fortély_20_hatás" style:list-style-name="L25">
      <style:text-properties style:text-line-through-style="none" fo:font-weight="normal" fo:background-color="#ff0000" style:font-weight-asian="normal" style:font-weight-complex="normal"/>
    </style:style>
    <style:style style:name="P753" style:family="paragraph" style:parent-style-name="_5b_RPG_5d__20_Táblázat_20_-_20_Fortély_20_hatás" style:list-style-name="L27">
      <style:text-properties style:use-window-font-color="true" fo:background-color="transparent"/>
    </style:style>
    <style:style style:name="P754" style:family="paragraph" style:parent-style-name="_5b_RPG_5d__20_Táblázat_20_-_20_Fortély_20_hatás" style:list-style-name="L27">
      <style:text-properties style:use-window-font-color="true" fo:background-color="transparent"/>
    </style:style>
    <style:style style:name="P755" style:family="paragraph" style:parent-style-name="_5b_RPG_5d__20_Táblázat_20_-_20_Fortély_20_hatás" style:list-style-name="L27">
      <style:text-properties style:use-window-font-color="true" fo:background-color="transparent"/>
    </style:style>
    <style:style style:name="P756" style:family="paragraph" style:parent-style-name="_5b_RPG_5d__20_Táblázat_20_-_20_Fortély_20_hatás" style:list-style-name="L19">
      <style:paragraph-properties fo:margin-left="1.251cm" fo:margin-right="0cm" fo:text-indent="0cm" style:auto-text-indent="false">
        <style:tab-stops>
          <style:tab-stop style:position="0.961cm"/>
        </style:tab-stops>
      </style:paragraph-properties>
      <style:text-properties fo:background-color="transparent"/>
    </style:style>
    <style:style style:name="P757" style:family="paragraph" style:parent-style-name="_5b_RPG_5d__20_Táblázat_20_-_20_Fortély_20_hatás" style:list-style-name="L19">
      <style:paragraph-properties fo:margin-left="1.251cm" fo:margin-right="0cm" fo:text-indent="0cm" style:auto-text-indent="false">
        <style:tab-stops>
          <style:tab-stop style:position="0.961cm"/>
        </style:tab-stops>
      </style:paragraph-properties>
      <style:text-properties fo:background-color="transparent"/>
    </style:style>
    <style:style style:name="P758" style:family="paragraph" style:parent-style-name="_5b_RPG_5d__20_Táblázat_20_-_20_Fortély_20_hatás" style:list-style-name="L25">
      <style:paragraph-properties fo:margin-left="1.251cm" fo:margin-right="0cm" fo:text-indent="0cm" style:auto-text-indent="false"/>
      <style:text-properties style:text-line-through-style="none" fo:font-weight="normal" fo:background-color="transparent" style:font-weight-asian="normal" style:font-weight-complex="normal"/>
    </style:style>
    <style:style style:name="P759" style:family="paragraph" style:parent-style-name="_5b_RPG_5d__20_Táblázat_20_-_20_Fortély_20_hatás" style:list-style-name="L21">
      <style:paragraph-properties fo:margin-left="0.75cm" fo:margin-right="0cm" fo:text-indent="0cm" style:auto-text-indent="false"/>
      <style:text-properties fo:background-color="transparent"/>
    </style:style>
    <style:style style:name="P760" style:family="paragraph" style:parent-style-name="_5b_RPG_5d__20_Táblázat_20_-_20_Fortély_20_hatás" style:list-style-name="L21">
      <style:paragraph-properties fo:margin-left="0.75cm" fo:margin-right="0cm" fo:text-indent="0cm" style:auto-text-indent="false"/>
      <style:text-properties fo:background-color="transparent"/>
    </style:style>
    <style:style style:name="P761" style:family="paragraph" style:parent-style-name="Table_20_Contents" style:list-style-name="L35"/>
    <style:style style:name="P762" style:family="paragraph" style:parent-style-name="Table_20_Contents" style:list-style-name="L35"/>
    <style:style style:name="P763" style:family="paragraph" style:parent-style-name="Table_20_Contents" style:list-style-name="L35"/>
    <style:style style:name="P764" style:family="paragraph" style:parent-style-name="Table_20_Contents" style:list-style-name="L35">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765" style:family="paragraph" style:parent-style-name="Table_20_Contents" style:list-style-name="L35">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766" style:family="paragraph" style:parent-style-name="Table_20_Contents" style:list-style-name="L34">
      <style:paragraph-properties fo:margin-left="0cm" fo:margin-right="0cm" fo:text-indent="0cm" style:auto-text-indent="false"/>
    </style:style>
    <style:style style:name="P767" style:family="paragraph" style:parent-style-name="Table_20_Contents" style:list-style-name="L34">
      <style:paragraph-properties fo:margin-left="0cm" fo:margin-right="0cm" fo:text-indent="0cm" style:auto-text-indent="false"/>
    </style:style>
    <style:style style:name="P768" style:family="paragraph" style:parent-style-name="Table_20_Contents" style:list-style-name="L35">
      <style:paragraph-properties fo:margin-left="0cm" fo:margin-right="0cm" fo:text-indent="0cm" style:auto-text-indent="false"/>
    </style:style>
    <style:style style:name="P769" style:family="paragraph" style:parent-style-name="Table_20_Contents" style:list-style-name="L35">
      <style:paragraph-properties fo:margin-left="0cm" fo:margin-right="0cm" fo:text-indent="0cm" style:auto-text-indent="false"/>
    </style:style>
    <style:style style:name="P770" style:family="paragraph" style:parent-style-name="Table_20_Contents" style:list-style-name="L35">
      <style:paragraph-properties fo:margin-left="0cm" fo:margin-right="0cm" fo:text-indent="0cm" style:auto-text-indent="false"/>
    </style:style>
    <style:style style:name="P771" style:family="paragraph" style:parent-style-name="Table_20_Contents" style:list-style-name="L35">
      <style:paragraph-properties fo:margin-left="0cm" fo:margin-right="0cm" fo:text-indent="0cm" style:auto-text-indent="false"/>
    </style:style>
    <style:style style:name="P772" style:family="paragraph" style:parent-style-name="_5b_RPG_5d__20_Táblázattartalom_20_1" style:list-style-name="L8">
      <style:paragraph-properties fo:text-align="start" style:justify-single-word="false"/>
    </style:style>
    <style:style style:name="P773" style:family="paragraph" style:parent-style-name="_5b_RPG_5d__20_Táblázattartalom_20_1" style:list-style-name="L8">
      <style:paragraph-properties fo:text-align="start" style:justify-single-word="false"/>
    </style:style>
    <style:style style:name="P774" style:family="paragraph" style:parent-style-name="_5b_RPG_5d__20_Táblázattartalom_20_1" style:list-style-name="L20">
      <style:paragraph-properties fo:text-align="start" style:justify-single-word="false"/>
    </style:style>
    <style:style style:name="P775" style:family="paragraph" style:parent-style-name="_5b_RPG_5d__20_Táblázattartalom_20_1" style:list-style-name="L20">
      <style:paragraph-properties fo:text-align="start" style:justify-single-word="false"/>
    </style:style>
    <style:style style:name="P776" style:family="paragraph" style:parent-style-name="_5b_RPG_5d__20_Táblázattartalom_20_1" style:list-style-name="L20">
      <style:paragraph-properties fo:text-align="start" style:justify-single-word="false"/>
    </style:style>
    <style:style style:name="P777" style:family="paragraph" style:parent-style-name="_5b_RPG_5d__20_Táblázattartalom_20_1" style:list-style-name="L10">
      <style:paragraph-properties fo:text-align="start" style:justify-single-word="false"/>
      <style:text-properties fo:font-weight="normal" style:font-weight-asian="normal" style:font-weight-complex="normal"/>
    </style:style>
    <style:style style:name="P778" style:family="paragraph" style:parent-style-name="_5b_RPG_5d__20_Táblázattartalom_20_1" style:list-style-name="L10">
      <style:paragraph-properties fo:text-align="start" style:justify-single-word="false"/>
      <style:text-properties fo:font-weight="normal" style:font-weight-asian="normal" style:font-weight-complex="normal"/>
    </style:style>
    <style:style style:name="P779" style:family="paragraph" style:parent-style-name="_5b_RPG_5d__20_Táblázattartalom_20_1" style:list-style-name="L10">
      <style:paragraph-properties fo:text-align="start" style:justify-single-word="false"/>
      <style:text-properties fo:font-weight="normal" style:font-weight-asian="normal" style:font-weight-complex="normal"/>
    </style:style>
    <style:style style:name="P780" style:family="paragraph" style:parent-style-name="_5b_RPG_5d__20_Táblázattartalom_20_1" style:list-style-name="L10">
      <style:paragraph-properties fo:text-align="start" style:justify-single-word="false"/>
      <style:text-properties fo:font-weight="normal" style:font-weight-asian="normal" style:font-weight-complex="normal"/>
    </style:style>
    <style:style style:name="P781" style:family="paragraph" style:parent-style-name="_5b_RPG_5d__20_Táblázattartalom_20_1" style:list-style-name="L10">
      <style:paragraph-properties fo:text-align="start" style:justify-single-word="false"/>
      <style:text-properties fo:font-weight="normal" style:font-weight-asian="normal" style:font-weight-complex="normal"/>
    </style:style>
    <style:style style:name="P782" style:family="paragraph" style:parent-style-name="_5b_RPG_5d__20_Táblázattartalom_20_1" style:list-style-name="L10">
      <style:paragraph-properties fo:text-align="start" style:justify-single-word="false"/>
      <style:text-properties fo:font-weight="normal" style:font-weight-asian="normal" style:font-weight-complex="normal"/>
    </style:style>
    <style:style style:name="P783" style:family="paragraph" style:parent-style-name="_5b_RPG_5d__20_Táblázattartalom_20_1" style:list-style-name="L10">
      <style:paragraph-properties fo:text-align="start" style:justify-single-word="false"/>
      <style:text-properties fo:font-weight="normal" style:font-weight-asian="normal" style:font-weight-complex="normal"/>
    </style:style>
    <style:style style:name="P784" style:family="paragraph" style:parent-style-name="_5b_RPG_5d__20_Táblázattartalom_20_1" style:list-style-name="L10">
      <style:paragraph-properties fo:text-align="start" style:justify-single-word="false"/>
      <style:text-properties fo:font-weight="normal" style:font-weight-asian="normal" style:font-weight-complex="normal"/>
    </style:style>
    <style:style style:name="P785" style:family="paragraph" style:parent-style-name="_5b_RPG_5d__20_Szabály_20_kiemelés" style:list-style-name="L47">
      <style:paragraph-properties fo:text-align="start" style:justify-single-word="false">
        <style:tab-stops>
          <style:tab-stop style:position="2.154cm"/>
        </style:tab-stops>
      </style:paragraph-properties>
      <style:text-properties style:font-name="Times New Roman" fo:font-size="11pt" fo:font-weight="normal" style:font-size-asian="11pt" style:font-weight-asian="normal" style:font-size-complex="11pt" style:font-weight-complex="normal"/>
    </style:style>
    <style:style style:name="P786" style:family="paragraph" style:parent-style-name="_5b_RPG_5d__20_Szabály_20_kiemelés" style:list-style-name="L47">
      <style:paragraph-properties fo:text-align="start" style:justify-single-word="false">
        <style:tab-stops>
          <style:tab-stop style:position="2.154cm"/>
        </style:tab-stops>
      </style:paragraph-properties>
      <style:text-properties style:font-name="Times New Roman" fo:font-size="11pt" fo:font-weight="normal" style:font-size-asian="11pt" style:font-weight-asian="normal" style:font-size-complex="11pt" style:font-weight-complex="normal"/>
    </style:style>
    <style:style style:name="P787" style:family="paragraph" style:parent-style-name="_5b_RPG_5d__20_Szabály_20_kiemelés" style:list-style-name="L48">
      <style:paragraph-properties fo:text-align="start" style:justify-single-word="false">
        <style:tab-stops>
          <style:tab-stop style:position="2.154cm"/>
        </style:tab-stops>
      </style:paragraph-properties>
      <style:text-properties fo:font-size="11pt" fo:font-weight="normal" style:font-size-asian="11pt" style:font-weight-asian="normal" style:font-size-complex="11pt" style:font-weight-complex="normal"/>
    </style:style>
    <style:style style:name="P788" style:family="paragraph" style:parent-style-name="_5b_RPG_5d__20_Szabály_20_kiemelés" style:list-style-name="L48">
      <style:paragraph-properties fo:text-align="start" style:justify-single-word="false">
        <style:tab-stops>
          <style:tab-stop style:position="2.154cm"/>
        </style:tab-stops>
      </style:paragraph-properties>
      <style:text-properties fo:font-size="11pt" fo:font-weight="normal" style:font-size-asian="11pt" style:font-weight-asian="normal" style:font-size-complex="11pt" style:font-weight-complex="normal"/>
    </style:style>
    <style:style style:name="P789" style:family="paragraph" style:parent-style-name="_5b_RPG_5d__20_Szabály_20_kiemelés" style:list-style-name="L48">
      <style:paragraph-properties fo:text-align="start" style:justify-single-word="false">
        <style:tab-stops>
          <style:tab-stop style:position="2.154cm"/>
        </style:tab-stops>
      </style:paragraph-properties>
    </style:style>
    <style:style style:name="P790" style:family="paragraph" style:parent-style-name="Standard" style:list-style-name="L28">
      <style:text-properties style:use-window-font-color="true" fo:font-size="10pt" style:font-size-asian="10pt" style:font-size-complex="10pt"/>
    </style:style>
    <style:style style:name="P791" style:family="paragraph" style:parent-style-name="Standard" style:list-style-name="L28">
      <style:text-properties style:use-window-font-color="true" fo:font-size="10pt" style:font-size-asian="10pt" style:font-size-complex="10pt"/>
    </style:style>
    <style:style style:name="P792" style:family="paragraph" style:parent-style-name="Standard" style:list-style-name="L29">
      <style:text-properties fo:font-size="10pt" style:font-size-asian="10pt" style:font-size-complex="10pt"/>
    </style:style>
    <style:style style:name="P793" style:family="paragraph" style:parent-style-name="Standard" style:list-style-name="L40">
      <style:text-properties fo:font-size="10pt" style:font-size-asian="10pt" style:font-size-complex="10pt"/>
    </style:style>
    <style:style style:name="P794" style:family="paragraph" style:parent-style-name="Standard" style:list-style-name="L40">
      <style:text-properties fo:font-size="10pt" style:font-size-asian="10pt" style:font-size-complex="10pt"/>
    </style:style>
    <style:style style:name="P795" style:family="paragraph" style:parent-style-name="Standard" style:list-style-name="L40">
      <style:text-properties fo:font-size="10pt" style:font-size-asian="10pt" style:font-size-complex="10pt"/>
    </style:style>
    <style:style style:name="P796" style:family="paragraph" style:parent-style-name="Standard" style:list-style-name="L40">
      <style:text-properties fo:font-size="10pt" style:font-size-asian="10pt" style:font-size-complex="10pt"/>
    </style:style>
    <style:style style:name="P797" style:family="paragraph" style:parent-style-name="Standard" style:list-style-name="L40">
      <style:text-properties fo:font-size="10pt" style:font-size-asian="10pt" style:font-size-complex="10pt"/>
    </style:style>
    <style:style style:name="P798" style:family="paragraph" style:parent-style-name="Standard" style:list-style-name="L41">
      <style:text-properties fo:font-size="10pt" style:font-size-asian="10pt" style:font-size-complex="10pt"/>
    </style:style>
    <style:style style:name="P799" style:family="paragraph" style:parent-style-name="Standard" style:list-style-name="L41">
      <style:text-properties fo:font-size="10pt" style:font-size-asian="10pt" style:font-size-complex="10pt"/>
    </style:style>
    <style:style style:name="P800" style:family="paragraph" style:parent-style-name="Standard" style:list-style-name="L29">
      <style:paragraph-properties fo:margin-left="0cm" fo:margin-right="0cm" fo:text-indent="0cm" style:auto-text-indent="false"/>
      <style:text-properties fo:font-size="10pt" style:font-size-asian="10pt" style:font-size-complex="10pt"/>
    </style:style>
    <style:style style:name="P801" style:family="paragraph" style:parent-style-name="Standard" style:list-style-name="L29">
      <style:paragraph-properties fo:margin-left="0cm" fo:margin-right="0cm" fo:text-indent="0cm" style:auto-text-indent="false"/>
      <style:text-properties fo:font-size="10pt" style:font-size-asian="10pt" style:font-size-complex="10pt"/>
    </style:style>
    <style:style style:name="P802" style:family="paragraph" style:parent-style-name="Standard" style:list-style-name="L29">
      <style:paragraph-properties fo:margin-left="0cm" fo:margin-right="0cm" fo:text-indent="0cm" style:auto-text-indent="false"/>
      <style:text-properties style:use-window-font-color="true" fo:font-size="10pt" style:font-size-asian="10pt" style:font-size-complex="10pt"/>
    </style:style>
    <style:style style:name="P803" style:family="paragraph" style:parent-style-name="Standard" style:list-style-name="L29">
      <style:paragraph-properties fo:margin-left="0cm" fo:margin-right="0cm" fo:text-indent="0cm" style:auto-text-indent="false"/>
      <style:text-properties style:use-window-font-color="true" fo:font-size="10pt" style:font-size-asian="10pt" style:font-size-complex="10pt"/>
    </style:style>
    <style:style style:name="T1" style:family="text">
      <style:text-properties style:font-name="FreeSerif1"/>
    </style:style>
    <style:style style:name="T2" style:family="text">
      <style:text-properties style:font-name="DejaVu Sans"/>
    </style:style>
    <style:style style:name="T3" style:family="text">
      <style:text-properties fo:font-weight="normal" style:font-weight-asian="normal" style:font-weight-complex="normal"/>
    </style:style>
    <style:style style:name="T4" style:family="text">
      <style:text-properties fo:color="#0047ff" fo:font-weight="bold" style:font-weight-asian="bold" style:font-weight-complex="bold"/>
    </style:style>
    <style:style style:name="T5" style:family="text">
      <style:text-properties fo:color="#ff0000" fo:font-weight="bold" style:font-weight-asian="bold" style:font-weight-complex="bold"/>
    </style:style>
    <style:style style:name="T6" style:family="text">
      <style:text-properties fo:color="#00ae00" fo:font-weight="bold" style:font-weight-asian="bold" style:font-weight-complex="bold"/>
    </style:style>
    <style:style style:name="T7" style:family="text">
      <style:text-properties style:use-window-font-color="true" fo:font-weight="bold" style:font-weight-asian="bold" style:font-weight-complex="bold"/>
    </style:style>
    <style:style style:name="T8" style:family="text">
      <style:text-properties fo:color="#ff6633"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style:font-name="FreeSerif1"/>
    </style:style>
    <style:style style:name="T11" style:family="text">
      <style:text-properties style:font-name="DejaVu Sans"/>
    </style:style>
    <style:style style:name="T12" style:family="text">
      <style:text-properties fo:font-weight="normal" style:font-weight-asian="normal" style:font-weight-complex="normal"/>
    </style:style>
    <style:style style:name="T13" style:family="text">
      <style:text-properties fo:font-weight="normal" fo:background-color="transparent" style:font-weight-asian="normal" style:font-weight-complex="normal"/>
    </style:style>
    <style:style style:name="T14" style:family="text">
      <style:text-properties fo:color="#0047ff" fo:font-weight="bold" style:font-weight-asian="bold" style:font-weight-complex="bold"/>
    </style:style>
    <style:style style:name="T15" style:family="text">
      <style:text-properties fo:color="#ff0000" fo:font-weight="bold" style:font-weight-asian="bold" style:font-weight-complex="bold"/>
    </style:style>
    <style:style style:name="T16" style:family="text">
      <style:text-properties fo:color="#00ae00"/>
    </style:style>
    <style:style style:name="T17" style:family="text">
      <style:text-properties fo:color="#00ae00" fo:font-weight="bold" style:font-weight-asian="bold" style:font-weight-complex="bold"/>
    </style:style>
    <style:style style:name="T18" style:family="text">
      <style:text-properties style:use-window-font-color="true"/>
    </style:style>
    <style:style style:name="T19" style:family="text">
      <style:text-properties style:use-window-font-color="true" fo:font-weight="bold" style:font-weight-asian="bold" style:font-weight-complex="bold"/>
    </style:style>
    <style:style style:name="T20" style:family="text">
      <style:text-properties style:use-window-font-color="true" fo:font-weight="bold" fo:background-color="transparent" style:font-weight-asian="bold" style:font-weight-complex="bold"/>
    </style:style>
    <style:style style:name="T21" style:family="text">
      <style:text-properties style:use-window-font-color="true" fo:font-weight="normal" style:font-weight-asian="normal" style:font-weight-complex="normal"/>
    </style:style>
    <style:style style:name="T22" style:family="text">
      <style:text-properties style:use-window-font-color="true" fo:font-weight="normal" fo:background-color="transparent" style:font-weight-asian="normal" style:font-weight-complex="normal"/>
    </style:style>
    <style:style style:name="T23" style:family="text">
      <style:text-properties style:use-window-font-color="true" style:font-name="FreeSerif3" fo:font-size="8pt" fo:font-style="normal" fo:font-weight="normal" style:font-size-asian="8pt" style:font-style-asian="normal" style:font-weight-asian="normal" style:font-size-complex="8pt" style:font-style-complex="normal" style:font-weight-complex="normal"/>
    </style:style>
    <style:style style:name="T24" style:family="text">
      <style:text-properties style:use-window-font-color="true" style:font-name="FreeSerif3" fo:font-size="8pt" fo:font-style="italic" fo:font-weight="normal"/>
    </style:style>
    <style:style style:name="T25" style:family="text">
      <style:text-properties style:use-window-font-color="true" style:font-name="FreeSerif3" fo:font-size="9pt" fo:font-weight="normal" style:font-size-asian="9pt" style:font-weight-asian="normal" style:font-size-complex="9pt" style:font-weight-complex="normal"/>
    </style:style>
    <style:style style:name="T26" style:family="text">
      <style:text-properties style:use-window-font-color="true" style:font-name="FreeSerif3" fo:font-size="9pt" fo:font-style="italic" fo:font-weight="normal" style:font-size-asian="9pt" style:font-style-asian="italic" style:font-weight-asian="normal" style:font-size-complex="9pt" style:font-style-complex="italic" style:font-weight-complex="normal"/>
    </style:style>
    <style:style style:name="T27" style:family="text">
      <style:text-properties style:use-window-font-color="true" style:font-name="FreeSerif3" fo:font-size="7pt" fo:font-style="italic" fo:font-weight="normal" style:font-size-asian="7pt" style:font-style-asian="italic" style:font-weight-asian="normal" style:font-size-complex="7pt" style:font-style-complex="italic" style:font-weight-complex="normal"/>
    </style:style>
    <style:style style:name="T28" style:family="text">
      <style:text-properties style:use-window-font-color="true" fo:font-size="11pt" fo:font-weight="normal" style:font-size-asian="11pt" style:font-weight-asian="normal" style:font-size-complex="11pt" style:font-weight-complex="normal"/>
    </style:style>
    <style:style style:name="T29" style:family="text">
      <style:text-properties style:use-window-font-color="true" fo:font-size="11pt" style:text-underline-style="solid" style:text-underline-width="auto" style:text-underline-color="font-color" fo:font-weight="normal" style:font-size-asian="11pt" style:font-weight-asian="normal" style:font-size-complex="11pt" style:font-weight-complex="normal"/>
    </style:style>
    <style:style style:name="T30" style:family="text">
      <style:text-properties style:use-window-font-color="true" fo:font-size="12pt" fo:font-weight="normal" fo:background-color="transparent" style:font-size-asian="12pt" style:font-weight-asian="normal" style:font-size-complex="12pt" style:font-weight-complex="normal"/>
    </style:style>
    <style:style style:name="T31" style:family="text">
      <style:text-properties style:use-window-font-color="true" fo:font-size="12pt" fo:font-weight="normal" style:font-size-asian="12pt" style:font-weight-asian="normal" style:font-size-complex="12pt" style:font-weight-complex="normal"/>
    </style:style>
    <style:style style:name="T32" style:family="text">
      <style:text-properties style:use-window-font-color="true" fo:font-size="12pt" fo:font-weight="bold" fo:background-color="transparent" style:font-size-asian="12pt" style:font-weight-asian="bold" style:font-size-complex="12pt" style:font-weight-complex="bold"/>
    </style:style>
    <style:style style:name="T33" style:family="text">
      <style:text-properties style:use-window-font-color="true" fo:font-style="normal" fo:font-weight="normal"/>
    </style:style>
    <style:style style:name="T34" style:family="text">
      <style:text-properties style:use-window-font-color="true" fo:font-style="normal" fo:font-weight="normal" fo:background-color="transparent" style:font-style-asian="normal" style:font-weight-asian="normal" style:font-style-complex="normal" style:font-weight-complex="normal"/>
    </style:style>
    <style:style style:name="T35" style:family="text">
      <style:text-properties style:use-window-font-color="true" fo:font-style="normal" fo:font-weight="normal" fo:background-color="#ff0000" style:font-style-asian="normal" style:font-weight-asian="normal" style:font-style-complex="normal" style:font-weight-complex="normal"/>
    </style:style>
    <style:style style:name="T36" style:family="text">
      <style:text-properties style:use-window-font-color="true" fo:font-style="normal" fo:font-weight="bold" fo:background-color="#ff0000" style:font-style-asian="normal" style:font-weight-asian="bold" style:font-style-complex="normal" style:font-weight-complex="bold"/>
    </style:style>
    <style:style style:name="T37" style:family="text">
      <style:text-properties style:use-window-font-color="true" style:text-underline-style="solid" style:text-underline-width="auto" style:text-underline-color="font-color" fo:font-weight="normal" style:font-weight-asian="normal" style:font-weight-complex="normal"/>
    </style:style>
    <style:style style:name="T38" style:family="text">
      <style:text-properties style:use-window-font-color="true" style:text-underline-style="none" fo:font-weight="normal" style:font-weight-asian="normal" style:font-weight-complex="normal"/>
    </style:style>
    <style:style style:name="T39" style:family="text">
      <style:text-properties fo:color="#ff6633" fo:font-weight="bold" style:font-weight-asian="bold" style:font-weight-complex="bold"/>
    </style:style>
    <style:style style:name="T40" style:family="text">
      <style:text-properties fo:font-weight="bold"/>
    </style:style>
    <style:style style:name="T41" style:family="text">
      <style:text-properties fo:font-weight="bold" style:font-weight-asian="bold" style:font-weight-complex="bold"/>
    </style:style>
    <style:style style:name="T42" style:family="text">
      <style:text-properties fo:font-weight="bold" fo:background-color="transparent" style:font-weight-asian="bold" style:font-weight-complex="bold"/>
    </style:style>
    <style:style style:name="T43" style:family="text">
      <style:text-properties fo:font-weight="bold" fo:background-color="#ff0000" style:font-weight-asian="bold" style:font-weight-complex="bold"/>
    </style:style>
    <style:style style:name="T44" style:family="text">
      <style:text-properties style:text-line-through-style="none"/>
    </style:style>
    <style:style style:name="T45" style:family="text">
      <style:text-properties style:text-line-through-style="none" style:font-name="FreeSerif3" fo:font-size="8pt" fo:font-style="normal" fo:font-weight="normal" style:font-size-asian="8pt" style:font-style-asian="normal" style:font-weight-asian="normal" style:font-size-complex="8pt" style:font-style-complex="normal" style:font-weight-complex="normal"/>
    </style:style>
    <style:style style:name="T46" style:family="text">
      <style:text-properties style:text-line-through-style="none" style:font-name="FreeSerif3" fo:font-size="8pt" fo:font-style="italic" fo:font-weight="normal" style:font-size-asian="8pt" style:font-style-asian="italic" style:font-weight-asian="normal" style:font-size-complex="8pt" style:font-style-complex="italic" style:font-weight-complex="normal"/>
    </style:style>
    <style:style style:name="T47" style:family="text">
      <style:text-properties style:text-line-through-style="none" style:font-name="FreeSerif3" fo:font-size="9pt" fo:font-style="italic" fo:font-weight="normal" style:font-size-asian="9pt" style:font-style-asian="italic" style:font-weight-asian="normal" style:font-size-complex="9pt" style:font-style-complex="italic" style:font-weight-complex="normal"/>
    </style:style>
    <style:style style:name="T48" style:family="text">
      <style:text-properties style:text-line-through-style="none" style:font-name="FreeSerif3" fo:font-size="7pt" fo:font-style="italic" fo:font-weight="normal" style:font-size-asian="7pt" style:font-style-asian="italic" style:font-weight-asian="normal" style:font-size-complex="7pt" style:font-style-complex="italic" style:font-weight-complex="normal"/>
    </style:style>
    <style:style style:name="T49" style:family="text">
      <style:text-properties style:text-line-through-style="none" style:font-name="FreeSerif3" fo:font-style="italic" fo:font-weight="normal" style:font-style-asian="italic" style:font-weight-asian="normal" style:font-style-complex="italic" style:font-weight-complex="normal"/>
    </style:style>
    <style:style style:name="T50" style:family="text">
      <style:text-properties style:text-line-through-style="none" fo:background-color="transparent"/>
    </style:style>
    <style:style style:name="T51" style:family="text">
      <style:text-properties fo:font-size="11pt" style:font-size-asian="11pt" style:font-size-complex="11pt"/>
    </style:style>
    <style:style style:name="T52" style:family="text">
      <style:text-properties fo:font-size="11pt" fo:font-weight="bold" style:font-size-asian="11pt" style:font-weight-asian="bold" style:font-size-complex="11pt" style:font-weight-complex="bold"/>
    </style:style>
    <style:style style:name="T53" style:family="text">
      <style:text-properties fo:font-size="11pt" fo:font-weight="normal" style:font-size-asian="11pt" style:font-weight-asian="normal" style:font-size-complex="11pt" style:font-weight-complex="normal"/>
    </style:style>
    <style:style style:name="T54" style:family="text">
      <style:text-properties fo:font-size="11pt" fo:font-weight="normal" fo:background-color="#ff0000" style:font-size-asian="11pt" style:font-weight-asian="normal" style:font-size-complex="11pt" style:font-weight-complex="normal"/>
    </style:style>
    <style:style style:name="T55" style:family="text">
      <style:text-properties fo:font-size="6pt" fo:font-weight="normal" style:font-size-asian="6pt" style:font-weight-asian="normal" style:font-size-complex="6pt" style:font-weight-complex="normal"/>
    </style:style>
    <style:style style:name="T56" style:family="text">
      <style:text-properties fo:font-size="6pt" fo:font-weight="bold" style:font-size-asian="6pt" style:font-weight-asian="bold" style:font-size-complex="6pt" style:font-weight-complex="bold"/>
    </style:style>
    <style:style style:name="T57"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58" style:family="text">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T59" style:family="text">
      <style:text-properties style:font-name="Times New Roman" fo:font-size="10pt" fo:font-style="normal" fo:font-weight="normal" style:font-name-asian="DejaVu Sans1" style:font-size-asian="10pt" style:font-style-asian="normal" style:font-weight-asian="normal" style:font-name-complex="DejaVu Sans1" style:font-size-complex="10pt" style:font-style-complex="normal" style:font-weight-complex="normal"/>
    </style:style>
    <style:style style:name="T60" style:family="text">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T61"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62" style:family="text">
      <style:text-properties style:font-name="Times New Roman" fo:font-size="11pt" fo:font-style="normal" fo:font-weight="normal" fo:background-color="#ff6633" style:font-size-asian="11pt" style:font-style-asian="normal" style:font-weight-asian="normal" style:font-size-complex="11pt" style:font-style-complex="normal" style:font-weight-complex="normal"/>
    </style:style>
    <style:style style:name="T63" style:family="text">
      <style:text-properties style:font-name="Times New Roman" fo:font-size="11pt" fo:font-style="normal" fo:font-weight="normal" style:font-name-asian="DejaVu Sans" style:font-size-asian="11pt" style:font-style-asian="normal" style:font-weight-asian="normal" style:font-name-complex="DejaVu Sans" style:font-size-complex="11pt" style:font-style-complex="normal" style:font-weight-complex="normal"/>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fo:font-weight="normal" style:font-weight-asian="normal" style:font-weight-complex="normal"/>
    </style:style>
    <style:style style:name="T66" style:family="text">
      <style:text-properties style:text-underline-style="solid" style:text-underline-width="auto" style:text-underline-color="font-color" fo:background-color="transparent"/>
    </style:style>
    <style:style style:name="T67" style:family="text">
      <style:text-properties fo:background-color="transparent"/>
    </style:style>
    <style:style style:name="T68" style:family="text">
      <style:text-properties fo:font-size="8pt"/>
    </style:style>
    <style:style style:name="T69" style:family="text">
      <style:text-properties fo:font-size="8pt" fo:font-weight="normal" style:font-size-asian="8pt" style:font-weight-asian="normal" style:font-size-complex="8pt" style:font-weight-complex="normal"/>
    </style:style>
    <style:style style:name="T70" style:family="text">
      <style:text-properties fo:font-size="8pt" style:font-size-asian="8pt" style:font-size-complex="8pt"/>
    </style:style>
    <style:style style:name="T71" style:family="text">
      <style:text-properties fo:font-size="8pt" fo:font-weight="bold" style:font-size-asian="8pt" style:font-weight-asian="bold" style:font-size-complex="8pt" style:font-weight-complex="bold"/>
    </style:style>
    <style:style style:name="T72" style:family="text">
      <style:text-properties fo:font-size="8pt" style:text-underline-style="solid" style:text-underline-width="auto" style:text-underline-color="font-color"/>
    </style:style>
    <style:style style:name="T73" style:family="text">
      <style:text-properties fo:font-size="8pt" fo:background-color="#ff0000" style:font-size-asian="8pt" style:font-size-complex="8pt"/>
    </style:style>
    <style:style style:name="T74" style:family="text">
      <style:text-properties fo:background-color="#ff9966"/>
    </style:style>
    <style:style style:name="T75" style:family="text">
      <style:text-properties fo:font-size="10pt" style:font-size-asian="10pt" style:font-size-complex="10pt"/>
    </style:style>
    <style:style style:name="T76" style:family="text">
      <style:text-properties fo:font-size="10pt" fo:font-weight="bold" style:font-size-asian="10pt" style:font-weight-asian="bold" style:font-size-complex="10pt" style:font-weight-complex="bold"/>
    </style:style>
    <style:style style:name="T77" style:family="text">
      <style:text-properties fo:font-size="10pt" fo:font-weight="normal" style:font-size-asian="10pt" style:font-weight-asian="normal" style:font-size-complex="10pt" style:font-weight-complex="normal"/>
    </style:style>
    <style:style style:name="T78" style:family="text">
      <style:text-properties style:font-name="FreeSerif3" fo:font-size="8pt" fo:font-weight="normal" style:font-size-asian="8pt" style:font-weight-asian="normal" style:font-size-complex="8pt" style:font-weight-complex="normal"/>
    </style:style>
    <style:style style:name="T79" style:family="text">
      <style:text-properties fo:font-style="normal" style:font-style-asian="normal" style:font-style-complex="normal"/>
    </style:style>
    <style:style style:name="T80" style:family="text">
      <style:text-properties fo:font-style="normal" fo:font-weight="bold" style:font-style-asian="normal" style:font-weight-asian="bold" style:font-style-complex="normal" style:font-weight-complex="bold"/>
    </style:style>
    <style:style style:name="T81" style:family="text">
      <style:text-properties fo:font-style="normal" fo:font-weight="bold" style:font-style-asian="normal" style:font-style-complex="normal"/>
    </style:style>
    <style:style style:name="T82" style:family="text">
      <style:text-properties fo:font-style="normal" fo:font-weight="normal"/>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style:text-underline-style="none" style:font-style-asian="normal" style:font-style-complex="normal"/>
    </style:style>
    <style:style style:name="T85" style:family="text">
      <style:text-properties fo:font-style="normal" style:text-underline-style="none" fo:font-weight="bold" style:font-style-asian="normal" style:font-weight-asian="bold" style:font-style-complex="normal" style:font-weight-complex="bold"/>
    </style:style>
    <style:style style:name="T86" style:family="text">
      <style:text-properties fo:font-style="normal" fo:background-color="transparent" style:font-style-asian="normal" style:font-style-complex="normal"/>
    </style:style>
    <style:style style:name="T87" style:family="text">
      <style:text-properties fo:background-color="#ff0000"/>
    </style:style>
    <style:style style:name="T88" style:family="text">
      <style:text-properties fo:font-style="italic" style:text-underline-style="none"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fo:font-weight="bold" fo:background-color="#ff0000" style:font-style-asian="italic" style:font-weight-asian="bold" style:font-style-complex="italic" style:font-weight-complex="bold"/>
    </style:style>
    <style:style style:name="T91" style:family="text">
      <style:text-properties fo:font-style="italic" fo:font-weight="bold" style:font-style-asian="italic" style:font-weight-asian="bold" style:font-style-complex="italic" style:font-weight-complex="bold"/>
    </style:style>
    <style:style style:name="T92" style:family="text">
      <style:text-properties style:font-name="FreeSerif5"/>
    </style:style>
    <style:style style:name="T93" style:family="text">
      <style:text-properties style:font-name="FreeSerif5" fo:background-color="transparent"/>
    </style:style>
    <style:style style:name="T94" style:family="text">
      <style:text-properties style:font-name="FreeSerif5" fo:background-color="transparent" style:font-name-asian="FreeSerif5" style:font-name-complex="FreeSerif5"/>
    </style:style>
    <style:style style:name="T95" style:family="text">
      <style:text-properties style:font-name="FreeSerif5" fo:font-weight="bold" fo:background-color="transparent" style:font-weight-asian="bold" style:font-weight-complex="bold"/>
    </style:style>
    <style:style style:name="T96" style:family="text">
      <style:text-properties style:font-name="FreeSerif5" style:font-name-asian="FreeSerif5" style:font-name-complex="FreeSerif5"/>
    </style:style>
    <style:style style:name="T97" style:family="text">
      <style:text-properties style:font-name="FreeSerif5" fo:background-color="#ff0000" style:font-name-asian="FreeSerif5" style:font-name-complex="FreeSerif5"/>
    </style:style>
    <style:style style:name="T98" style:family="text">
      <style:text-properties fo:background-color="#e6ff00"/>
    </style:style>
    <style:style style:name="T99" style:family="text">
      <style:text-properties style:text-underline-style="none"/>
    </style:style>
    <style:style style:name="T100" style:family="text">
      <style:text-properties style:text-underline-style="none" fo:font-weight="normal" style:font-weight-asian="normal" style:font-weight-complex="normal"/>
    </style:style>
    <style:style style:name="T101" style:family="text">
      <style:text-properties fo:font-size="9pt" fo:font-weight="normal" style:font-size-asian="9pt" style:font-weight-asian="normal" style:font-size-complex="9pt" style:font-weight-complex="normal"/>
    </style:style>
    <style:style style:name="T102" style:family="text">
      <style:text-properties fo:font-size="9pt" fo:font-weight="bold" style:font-size-asian="9pt" style:font-weight-asian="bold" style:font-size-complex="9pt" style:font-weight-complex="bold"/>
    </style:style>
    <style:style style:name="T103" style:family="text">
      <style:text-properties fo:font-size="9pt" style:text-underline-style="none" fo:font-weight="normal" style:font-size-asian="9pt" style:font-weight-asian="normal" style:font-size-complex="9pt" style:font-weight-complex="normal"/>
    </style:style>
    <style:style style:name="T104" style:family="text">
      <style:text-properties fo:font-size="9pt" style:font-size-asian="9pt" style:font-size-complex="9pt"/>
    </style:style>
    <style:style style:name="T105" style:family="text">
      <style:text-properties fo:font-size="9pt" fo:background-color="#ff9966" style:font-size-asian="9pt" style:font-size-complex="9pt"/>
    </style:style>
    <style:style style:name="T106" style:family="text">
      <style:text-properties style:font-name="OpenSymbol" fo:font-weight="normal" style:font-name-asian="OpenSymbol" style:font-weight-asian="normal" style:font-name-complex="OpenSymbol" style:font-weight-complex="normal"/>
    </style:style>
    <style:style style:name="T107" style:family="text">
      <style:text-properties fo:color="#000000" fo:font-size="12pt" fo:font-weight="bold" style:font-size-asian="12pt" style:font-weight-asian="bold" style:font-size-complex="12pt" style:font-weight-complex="bold"/>
    </style:style>
    <style:style style:name="T108" style:family="text">
      <style:text-properties style:font-name="DejaVu Sans1" fo:font-weight="normal" style:font-name-asian="DejaVu Sans1" style:font-weight-asian="normal" style:font-name-complex="DejaVu Sans1" style:font-weight-complex="normal"/>
    </style:style>
    <style:style style:name="T109" style:family="text">
      <style:text-properties fo:language="hu" fo:country="HU"/>
    </style:style>
    <style:style style:name="T110" style:family="text">
      <style:text-properties fo:font-size="7pt" style:font-size-asian="7pt" style:font-size-complex="7pt"/>
    </style:style>
    <style:style style:name="T111" style:family="text">
      <style:text-properties fo:background-color="#ff6633"/>
    </style:style>
    <style:style style:name="T112" style:family="text">
      <style:text-properties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text-emphasize="none"/>
    </style:style>
    <style:style style:name="T113" style:family="text">
      <style:text-properties style:font-name="OpenSymbol1" style:font-name-asian="OpenSymbol1" style:font-name-complex="OpenSymbol1"/>
    </style:style>
    <style:style style:name="T114" style:family="text">
      <style:text-properties style:font-name="FreeSerif4" fo:font-size="9pt" fo:font-weight="normal" style:font-name-asian="FreeSerif4" style:font-size-asian="9pt" style:font-weight-asian="normal" style:font-name-complex="FreeSerif4" style:font-size-complex="9pt" style:font-weight-complex="normal"/>
    </style:style>
    <style:style style:name="T115" style:family="text">
      <style:text-properties fo:color="#ffffff" style:font-name="Arial" fo:font-style="normal" style:font-style-asian="normal" style:font-style-complex="normal"/>
    </style:style>
    <style:style style:name="T116" style:family="text">
      <style:text-properties fo:color="#ffffff" style:text-line-through-style="none" style:font-name="Arial" fo:font-style="normal" fo:font-weight="normal" style:font-style-asian="normal" style:font-weight-asian="normal" style:font-style-complex="normal" style:font-weight-complex="normal"/>
    </style:style>
    <style:style style:name="T117" style:family="text">
      <style:text-properties fo:color="#ffffff" style:text-line-through-style="none" style:font-name="FreeSerif3" fo:font-style="italic" fo:font-weight="normal" style:font-style-asian="italic" style:font-weight-asian="normal" style:font-style-complex="italic" style:font-weight-complex="normal"/>
    </style:style>
    <style:style style:name="T118" style:family="text">
      <style:text-properties fo:color="#ffffff" style:text-line-through-style="none" style:font-name="FreeSerif3" fo:font-style="normal" fo:font-weight="normal" style:font-style-asian="normal" style:font-weight-asian="normal" style:font-style-complex="normal" style:font-weight-complex="normal"/>
    </style:style>
    <style:style style:name="T119" style:family="text">
      <style:text-properties fo:color="#ffffff" style:text-line-through-style="none" style:font-name="FreeSerif3" fo:font-size="6pt" fo:font-style="normal" fo:font-weight="normal" style:font-size-asian="6pt" style:font-style-asian="normal" style:font-weight-asian="normal" style:font-size-complex="6pt" style:font-style-complex="normal" style:font-weight-complex="normal"/>
    </style:style>
    <style:style style:name="T120" style:family="text">
      <style:text-properties fo:color="#ffffff" style:text-line-through-style="none" style:font-name="FreeSerif3" fo:font-size="6pt" fo:font-style="normal" fo:font-weight="bold" style:font-size-asian="6pt" style:font-style-asian="normal" style:font-weight-asian="bold" style:font-size-complex="6pt" style:font-style-complex="normal" style:font-weight-complex="bold"/>
    </style:style>
    <style:style style:name="T121" style:family="text">
      <style:text-properties style:font-name="Arial" fo:font-size="9pt" fo:font-weight="normal" style:font-size-asian="9pt" style:font-weight-asian="normal" style:font-size-complex="9pt" style:font-weight-complex="normal"/>
    </style:style>
    <style:style style:name="T122" style:family="text">
      <style:text-properties style:font-name="Arial" fo:font-style="normal" style:font-style-asian="normal" style:font-style-complex="normal"/>
    </style:style>
    <style:style style:name="T123" style:family="text">
      <style:text-properties style:font-name="Arial" fo:font-size="8pt" fo:font-style="normal" style:font-size-asian="8pt" style:font-style-asian="normal" style:font-size-complex="8pt" style:font-style-complex="normal"/>
    </style:style>
    <style:style style:name="T124" style:family="text">
      <style:text-properties style:font-name-asian="DejaVu Sans" style:font-name-complex="DejaVu Sans"/>
    </style:style>
    <style:style style:name="T125" style:family="text">
      <style:text-properties fo:background-color="#ffcc99"/>
    </style:style>
    <style:style style:name="T126" style:family="text">
      <style:text-properties fo:background-color="#cc663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style:column style:rel-width="3515*" fo:start-indent="0cm" fo:end-indent="0cm"/>
          <style:column style:rel-width="6122*" fo:start-indent="0cm" fo:end-indent="0cm"/>
        </style:columns>
      </style:section-properties>
    </style:style>
    <style:style style:name="Sect3" style:family="section">
      <style:section-properties text:dont-balance-text-columns="true" style:editable="false">
        <style:columns fo:column-count="2">
          <style:column style:rel-width="4241*" fo:start-indent="0cm" fo:end-indent="0.099cm"/>
          <style:column style:rel-width="5397*" fo:start-indent="0.099cm" fo:end-indent="0cm"/>
        </style:columns>
      </style:section-properties>
    </style:style>
    <style:style style:name="Sect4" style:family="section">
      <style:section-properties text:dont-balance-text-columns="true" style:editable="false">
        <style:columns fo:column-count="2">
          <style:column style:rel-width="22345*" fo:start-indent="0cm" fo:end-indent="0.168cm"/>
          <style:column style:rel-width="43190*" fo:start-indent="0.168cm" fo:end-indent="0cm"/>
        </style:columns>
      </style:section-properties>
    </style:style>
    <style:style style:name="Sect5" style:family="section">
      <style:section-properties text:dont-balance-text-columns="true" style:editable="false">
        <style:columns fo:column-count="2">
          <style:column style:rel-width="5101*" fo:start-indent="0cm" fo:end-indent="0.099cm"/>
          <style:column style:rel-width="4535*" fo:start-indent="0.099cm" fo:end-indent="0cm"/>
        </style:columns>
      </style:section-properties>
    </style:style>
    <style:style style:name="Sect6" style:family="section">
      <style:section-properties text:dont-balance-text-columns="true" style:editable="false">
        <style:columns fo:column-count="2">
          <style:column style:rel-width="3997*" fo:start-indent="0cm" fo:end-indent="0.15cm"/>
          <style:column style:rel-width="5641*" fo:start-indent="0.15cm" fo:end-indent="0cm"/>
        </style:columns>
      </style:section-properties>
    </style:style>
    <style:style style:name="Sect7" style:family="section">
      <style:section-properties text:dont-balance-text-columns="true" style:editable="false">
        <style:columns fo:column-count="2">
          <style:column style:rel-width="3288*" fo:start-indent="0cm" fo:end-indent="0.099cm"/>
          <style:column style:rel-width="6350*" fo:start-indent="0.099cm" fo:end-indent="0cm"/>
        </style:columns>
      </style:section-properties>
    </style:style>
    <style:style style:name="Sect8" style:family="section">
      <style:section-properties fo:margin-left="-1.199cm" fo:margin-right="-1.199cm" style:editable="false">
        <style:columns fo:column-count="1" fo:column-gap="0cm"/>
      </style:section-properties>
    </style:style>
    <style:style style:name="Sect9" style:family="section">
      <style:section-properties fo:margin-left="-1cm" fo:margin-right="-1cm" style:editable="false">
        <style:columns fo:column-count="1" fo:column-gap="0cm"/>
      </style:section-properties>
    </style:style>
    <style:style style:name="Sect10" style:family="section">
      <style:section-properties text:dont-balance-text-columns="true" fo:margin-left="-0.101cm" fo:margin-right="-0.101cm" style:editable="false">
        <style:columns fo:column-count="2">
          <style:column style:rel-width="4654*" fo:start-indent="0cm" fo:end-indent="0.049cm"/>
          <style:column style:rel-width="4939*" fo:start-indent="0.049cm" fo:end-indent="0cm"/>
        </style:columns>
      </style:section-properties>
    </style:style>
    <style:style style:name="Sect11" style:family="section">
      <style:section-properties text:dont-balance-text-columns="true" style:editable="false">
        <style:columns fo:column-count="2">
          <style:column style:rel-width="3402*" fo:start-indent="0cm" fo:end-indent="0cm"/>
          <style:column style:rel-width="6235*" fo:start-indent="0cm" fo:end-indent="0cm"/>
        </style:columns>
      </style:section-properties>
    </style:style>
    <text:list-style style:name="L1">
      <text:list-level-style-bullet text:level="1" text:style-name="Bullet_20_Symbols" style:num-suffix="." text:bullet-char="•">
        <style:list-level-properties text:min-label-width="0.64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bullet text:level="1" text:style-name="Bullet_20_Symbols" style:num-suffix="." text:bullet-char="•">
        <style:list-level-properties text:min-label-width="0.64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
      <text:list-level-style-bullet text:level="1" text:style-name="Bullet_20_Symbols" style:num-suffix="." text:bullet-char="•">
        <style:list-level-properties text:space-before="0.24cm" text:min-label-width="0.24cm"/>
        <style:text-properties style:font-name="StarSymbol2"/>
      </text:list-level-style-bullet>
      <text:list-level-style-bullet text:level="2" text:style-name="Bullet_20_Symbols" style:num-suffix="." text:bullet-char="•">
        <style:list-level-properties text:space-before="0.48cm" text:min-label-width="0.24cm"/>
        <style:text-properties style:font-name="StarSymbol2"/>
      </text:list-level-style-bullet>
      <text:list-level-style-bullet text:level="3" text:style-name="Bullet_20_Symbols" style:num-suffix="." text:bullet-char="•">
        <style:list-level-properties text:space-before="0.72cm" text:min-label-width="0.24cm"/>
        <style:text-properties style:font-name="StarSymbol2"/>
      </text:list-level-style-bullet>
      <text:list-level-style-bullet text:level="4" text:style-name="Bullet_20_Symbols" style:num-suffix="." text:bullet-char="•">
        <style:list-level-properties text:space-before="0.959cm" text:min-label-width="0.24cm"/>
        <style:text-properties style:font-name="StarSymbol2"/>
      </text:list-level-style-bullet>
      <text:list-level-style-bullet text:level="5" text:style-name="Bullet_20_Symbols" style:num-suffix="." text:bullet-char="•">
        <style:list-level-properties text:space-before="1.199cm" text:min-label-width="0.24cm"/>
        <style:text-properties style:font-name="StarSymbol2"/>
      </text:list-level-style-bullet>
      <text:list-level-style-bullet text:level="6" text:style-name="Bullet_20_Symbols" style:num-suffix="." text:bullet-char="•">
        <style:list-level-properties text:space-before="1.439cm" text:min-label-width="0.24cm"/>
        <style:text-properties style:font-name="StarSymbol2"/>
      </text:list-level-style-bullet>
      <text:list-level-style-bullet text:level="7" text:style-name="Bullet_20_Symbols" style:num-suffix="." text:bullet-char="•">
        <style:list-level-properties text:space-before="1.679cm" text:min-label-width="0.24cm"/>
        <style:text-properties style:font-name="StarSymbol2"/>
      </text:list-level-style-bullet>
      <text:list-level-style-bullet text:level="8" text:style-name="Bullet_20_Symbols" style:num-suffix="." text:bullet-char="•">
        <style:list-level-properties text:space-before="1.919cm" text:min-label-width="0.24cm"/>
        <style:text-properties style:font-name="StarSymbol2"/>
      </text:list-level-style-bullet>
      <text:list-level-style-bullet text:level="9" text:style-name="Bullet_20_Symbols" style:num-suffix="." text:bullet-char="•">
        <style:list-level-properties text:space-before="2.159cm" text:min-label-width="0.24cm"/>
        <style:text-properties style:font-name="StarSymbol2"/>
      </text:list-level-style-bullet>
      <text:list-level-style-bullet text:level="10" text:style-name="Bullet_20_Symbols" style:num-suffix="." text:bullet-char="•">
        <style:list-level-properties text:space-before="2.399cm" text:min-label-width="0.24cm"/>
        <style:text-properties style:font-name="StarSymbol2"/>
      </text:list-level-style-bullet>
    </text:list-style>
    <text:list-style style:name="L4">
      <text:list-level-style-bullet text:level="1" text:style-name="Bullet_20_Symbols" style:num-suffix="." text:bullet-char="•">
        <style:list-level-properties text:space-before="0.39cm" text:min-label-width="0.54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5">
      <text:list-level-style-bullet text:level="1" text:style-name="Bullet_20_Symbols" style:num-suffix="." text:bullet-char="•">
        <style:list-level-properties text:space-before="0.39cm" text:min-label-width="0.54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7">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8">
      <text:list-level-style-bullet text:level="1" text:style-name="Bullet_20_Symbols" style:num-suffix="." text:bullet-char="•">
        <style:list-level-properties text:space-before="0.09cm" text:min-label-width="0.24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9">
      <text:list-level-style-bullet text:level="1" text:style-name="Bullet_20_Symbols" style:num-suffix="." text:bullet-char="•">
        <style:list-level-properties text:space-before="0.69cm" text:min-label-width="0.34cm"/>
        <style:text-properties style:font-name="StarSymbol2"/>
      </text:list-level-style-bullet>
      <text:list-level-style-bullet text:level="2" text:style-name="Bullet_20_Symbols" style:num-suffix="." text:bullet-char="•">
        <style:list-level-properties text:space-before="1.27cm" text:min-label-width="0.99cm" text:min-label-distance="0.3cm"/>
        <style:text-properties style:font-name="StarSymbol2"/>
      </text:list-level-style-bullet>
      <text:list-level-style-bullet text:level="3" text:style-name="Bullet_20_Symbols" style:num-suffix="." text:bullet-char="•">
        <style:list-level-properties text:space-before="1.905cm" text:min-label-width="0.99cm" text:min-label-distance="0.3cm"/>
        <style:text-properties style:font-name="StarSymbol2"/>
      </text:list-level-style-bullet>
      <text:list-level-style-bullet text:level="4" text:style-name="Bullet_20_Symbols" style:num-suffix="." text:bullet-char="•">
        <style:list-level-properties text:space-before="2.54cm" text:min-label-width="0.99cm" text:min-label-distance="0.3cm"/>
        <style:text-properties style:font-name="StarSymbol2"/>
      </text:list-level-style-bullet>
      <text:list-level-style-bullet text:level="5" text:style-name="Bullet_20_Symbols" style:num-suffix="." text:bullet-char="•">
        <style:list-level-properties text:space-before="3.175cm" text:min-label-width="0.99cm" text:min-label-distance="0.3cm"/>
        <style:text-properties style:font-name="StarSymbol2"/>
      </text:list-level-style-bullet>
      <text:list-level-style-bullet text:level="6" text:style-name="Bullet_20_Symbols" style:num-suffix="." text:bullet-char="•">
        <style:list-level-properties text:space-before="3.81cm" text:min-label-width="0.99cm" text:min-label-distance="0.3cm"/>
        <style:text-properties style:font-name="StarSymbol2"/>
      </text:list-level-style-bullet>
      <text:list-level-style-bullet text:level="7" text:style-name="Bullet_20_Symbols" style:num-suffix="." text:bullet-char="•">
        <style:list-level-properties text:space-before="4.445cm" text:min-label-width="0.99cm" text:min-label-distance="0.3cm"/>
        <style:text-properties style:font-name="StarSymbol2"/>
      </text:list-level-style-bullet>
      <text:list-level-style-bullet text:level="8" text:style-name="Bullet_20_Symbols" style:num-suffix="." text:bullet-char="•">
        <style:list-level-properties text:space-before="5.08cm" text:min-label-width="0.99cm" text:min-label-distance="0.3cm"/>
        <style:text-properties style:font-name="StarSymbol2"/>
      </text:list-level-style-bullet>
      <text:list-level-style-bullet text:level="9" text:style-name="Bullet_20_Symbols" style:num-suffix="." text:bullet-char="•">
        <style:list-level-properties text:space-before="5.715cm" text:min-label-width="0.99cm" text:min-label-distance="0.3cm"/>
        <style:text-properties style:font-name="StarSymbol2"/>
      </text:list-level-style-bullet>
      <text:list-level-style-bullet text:level="10" text:style-name="Bullet_20_Symbols" style:num-suffix="." text:bullet-char="•">
        <style:list-level-properties text:space-before="6.35cm" text:min-label-width="0.99cm" text:min-label-distance="0.3cm"/>
        <style:text-properties style:font-name="StarSymbol2"/>
      </text:list-level-style-bullet>
    </text:list-style>
    <text:list-style style:name="L10">
      <text:list-level-style-bullet text:level="1" text:style-name="Bullet_20_Symbols" style:num-suffix="." text:bullet-char="•">
        <style:list-level-properties text:space-before="0.19cm" text:min-label-width="0.24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3">
      <text:list-level-style-bullet text:level="1" text:style-name="Bullet_20_Symbols" style:num-suffix="." text:bullet-char="•">
        <style:list-level-properties text:space-before="0.29cm" text:min-label-width="0.289cm"/>
        <style:text-properties style:font-name="StarSymbol2"/>
      </text:list-level-style-bullet>
      <text:list-level-style-bullet text:level="2" text:style-name="Bullet_20_Symbols" style:num-suffix="." text:bullet-char="•">
        <style:list-level-properties text:space-before="0.579cm" text:min-label-width="0.289cm"/>
        <style:text-properties style:font-name="StarSymbol2"/>
      </text:list-level-style-bullet>
      <text:list-level-style-bullet text:level="3" text:style-name="Bullet_20_Symbols" style:num-suffix="." text:bullet-char="•">
        <style:list-level-properties text:space-before="0.868cm" text:min-label-width="0.289cm"/>
        <style:text-properties style:font-name="StarSymbol2"/>
      </text:list-level-style-bullet>
      <text:list-level-style-bullet text:level="4" text:style-name="Bullet_20_Symbols" style:num-suffix="." text:bullet-char="•">
        <style:list-level-properties text:space-before="1.157cm" text:min-label-width="0.289cm"/>
        <style:text-properties style:font-name="StarSymbol2"/>
      </text:list-level-style-bullet>
      <text:list-level-style-bullet text:level="5" text:style-name="Bullet_20_Symbols" style:num-suffix="." text:bullet-char="•">
        <style:list-level-properties text:space-before="1.447cm" text:min-label-width="0.289cm"/>
        <style:text-properties style:font-name="StarSymbol2"/>
      </text:list-level-style-bullet>
      <text:list-level-style-bullet text:level="6" text:style-name="Bullet_20_Symbols" style:num-suffix="." text:bullet-char="•">
        <style:list-level-properties text:space-before="1.736cm" text:min-label-width="0.289cm"/>
        <style:text-properties style:font-name="StarSymbol2"/>
      </text:list-level-style-bullet>
      <text:list-level-style-bullet text:level="7" text:style-name="Bullet_20_Symbols" style:num-suffix="." text:bullet-char="•">
        <style:list-level-properties text:space-before="2.025cm" text:min-label-width="0.289cm"/>
        <style:text-properties style:font-name="StarSymbol2"/>
      </text:list-level-style-bullet>
      <text:list-level-style-bullet text:level="8" text:style-name="Bullet_20_Symbols" style:num-suffix="." text:bullet-char="•">
        <style:list-level-properties text:space-before="2.315cm" text:min-label-width="0.289cm"/>
        <style:text-properties style:font-name="StarSymbol2"/>
      </text:list-level-style-bullet>
      <text:list-level-style-bullet text:level="9" text:style-name="Bullet_20_Symbols" style:num-suffix="." text:bullet-char="•">
        <style:list-level-properties text:space-before="2.604cm" text:min-label-width="0.289cm"/>
        <style:text-properties style:font-name="StarSymbol2"/>
      </text:list-level-style-bullet>
      <text:list-level-style-bullet text:level="10" text:style-name="Bullet_20_Symbols" style:num-suffix="." text:bullet-char="•">
        <style:list-level-properties text:space-before="2.893cm" text:min-label-width="0.289cm"/>
        <style:text-properties style:font-name="StarSymbol2"/>
      </text:list-level-style-bullet>
    </text:list-style>
    <text:list-style style:name="L14">
      <text:list-level-style-bullet text:level="1" text:style-name="Bullet_20_Symbols" style:num-suffix="." text:bullet-char="•">
        <style:list-level-properties text:space-before="0.24cm" text:min-label-width="0.24cm"/>
        <style:text-properties style:font-name="StarSymbol2"/>
      </text:list-level-style-bullet>
      <text:list-level-style-bullet text:level="2" text:style-name="Bullet_20_Symbols" style:num-suffix="." text:bullet-char="•">
        <style:list-level-properties text:space-before="1.27cm" text:min-label-width="0.09cm"/>
        <style:text-properties style:font-name="StarSymbol2"/>
      </text:list-level-style-bullet>
      <text:list-level-style-bullet text:level="3" text:style-name="Bullet_20_Symbols" style:num-suffix="." text:bullet-char="•">
        <style:list-level-properties text:space-before="1.905cm" text:min-label-width="0.09cm"/>
        <style:text-properties style:font-name="StarSymbol2"/>
      </text:list-level-style-bullet>
      <text:list-level-style-bullet text:level="4" text:style-name="Bullet_20_Symbols" style:num-suffix="." text:bullet-char="•">
        <style:list-level-properties text:space-before="2.54cm" text:min-label-width="0.09cm"/>
        <style:text-properties style:font-name="StarSymbol2"/>
      </text:list-level-style-bullet>
      <text:list-level-style-bullet text:level="5" text:style-name="Bullet_20_Symbols" style:num-suffix="." text:bullet-char="•">
        <style:list-level-properties text:space-before="3.175cm" text:min-label-width="0.09cm"/>
        <style:text-properties style:font-name="StarSymbol2"/>
      </text:list-level-style-bullet>
      <text:list-level-style-bullet text:level="6" text:style-name="Bullet_20_Symbols" style:num-suffix="." text:bullet-char="•">
        <style:list-level-properties text:space-before="3.81cm" text:min-label-width="0.09cm"/>
        <style:text-properties style:font-name="StarSymbol2"/>
      </text:list-level-style-bullet>
      <text:list-level-style-bullet text:level="7" text:style-name="Bullet_20_Symbols" style:num-suffix="." text:bullet-char="•">
        <style:list-level-properties text:space-before="4.445cm" text:min-label-width="0.09cm"/>
        <style:text-properties style:font-name="StarSymbol2"/>
      </text:list-level-style-bullet>
      <text:list-level-style-bullet text:level="8" text:style-name="Bullet_20_Symbols" style:num-suffix="." text:bullet-char="•">
        <style:list-level-properties text:space-before="5.08cm" text:min-label-width="0.09cm"/>
        <style:text-properties style:font-name="StarSymbol2"/>
      </text:list-level-style-bullet>
      <text:list-level-style-bullet text:level="9" text:style-name="Bullet_20_Symbols" style:num-suffix="." text:bullet-char="•">
        <style:list-level-properties text:space-before="5.715cm" text:min-label-width="0.09cm"/>
        <style:text-properties style:font-name="StarSymbol2"/>
      </text:list-level-style-bullet>
      <text:list-level-style-bullet text:level="10" text:style-name="Bullet_20_Symbols" style:num-suffix="." text:bullet-char="•">
        <style:list-level-properties text:space-before="6.35cm" text:min-label-width="0.09cm"/>
        <style:text-properties style:font-name="StarSymbol2"/>
      </text:list-level-style-bullet>
    </text:list-style>
    <text:list-style style:name="L15">
      <text:list-level-style-bullet text:level="1" text:style-name="Bullet_20_Symbols" style:num-suffix="." text:bullet-char="•">
        <style:list-level-properties text:space-before="0.24cm" text:min-label-width="0.24cm"/>
        <style:text-properties style:font-name="StarSymbol2"/>
      </text:list-level-style-bullet>
      <text:list-level-style-number text:level="2" style:num-suffix="." style:num-format="1">
        <style:list-level-properties text:space-before="0.48cm" text:min-label-width="0.24cm"/>
      </text:list-level-style-number>
      <text:list-level-style-number text:level="3" style:num-suffix="." style:num-format="1">
        <style:list-level-properties text:space-before="0.72cm" text:min-label-width="0.24cm"/>
      </text:list-level-style-number>
      <text:list-level-style-number text:level="4" style:num-suffix="." style:num-format="1">
        <style:list-level-properties text:space-before="0.959cm" text:min-label-width="0.24cm"/>
      </text:list-level-style-number>
      <text:list-level-style-number text:level="5" style:num-suffix="." style:num-format="1">
        <style:list-level-properties text:space-before="1.199cm" text:min-label-width="0.24cm"/>
      </text:list-level-style-number>
      <text:list-level-style-number text:level="6" style:num-suffix="." style:num-format="1">
        <style:list-level-properties text:space-before="1.439cm" text:min-label-width="0.24cm"/>
      </text:list-level-style-number>
      <text:list-level-style-number text:level="7" style:num-suffix="." style:num-format="1">
        <style:list-level-properties text:space-before="1.679cm" text:min-label-width="0.24cm"/>
      </text:list-level-style-number>
      <text:list-level-style-number text:level="8" style:num-suffix="." style:num-format="1">
        <style:list-level-properties text:space-before="1.919cm" text:min-label-width="0.24cm"/>
      </text:list-level-style-number>
      <text:list-level-style-number text:level="9" style:num-suffix="." style:num-format="1">
        <style:list-level-properties text:space-before="2.159cm" text:min-label-width="0.24cm"/>
      </text:list-level-style-number>
      <text:list-level-style-number text:level="10" style:num-suffix="." style:num-format="1">
        <style:list-level-properties text:space-before="2.399cm" text:min-label-width="0.24cm"/>
      </text:list-level-style-number>
    </text:list-style>
    <text:list-style style:name="L16">
      <text:list-level-style-bullet text:level="1" text:style-name="Bullet_20_Symbols" style:num-prefix=" " style:num-suffix="." text:bullet-char="•">
        <style:list-level-properties text:space-before="0.29cm" text:min-label-width="0.289cm"/>
        <style:text-properties style:font-name="StarSymbol2"/>
      </text:list-level-style-bullet>
      <text:list-level-style-number text:level="2" text:style-name="Numbering_20_Symbols" style:num-prefix=" " style:num-suffix="." style:num-format="1" text:display-levels="2">
        <style:list-level-properties text:space-before="0.579cm" text:min-label-width="0.289cm"/>
      </text:list-level-style-number>
      <text:list-level-style-number text:level="3" text:style-name="Numbering_20_Symbols" style:num-prefix=" " style:num-suffix=")" style:num-format="a">
        <style:list-level-properties text:space-before="0.868cm" text:min-label-width="0.289cm"/>
      </text:list-level-style-number>
      <text:list-level-style-bullet text:level="4" text:style-name="Bullet_20_Symbols" style:num-prefix=" " style:num-suffix=" " text:bullet-char="•">
        <style:list-level-properties text:space-before="1.157cm" text:min-label-width="0.289cm"/>
        <style:text-properties style:font-name="StarSymbol2"/>
      </text:list-level-style-bullet>
      <text:list-level-style-bullet text:level="5" text:style-name="Bullet_20_Symbols" style:num-prefix=" " style:num-suffix=" " text:bullet-char="•">
        <style:list-level-properties text:space-before="1.447cm" text:min-label-width="0.289cm"/>
        <style:text-properties style:font-name="StarSymbol2"/>
      </text:list-level-style-bullet>
      <text:list-level-style-bullet text:level="6" text:style-name="Bullet_20_Symbols" style:num-prefix=" " style:num-suffix=" " text:bullet-char="•">
        <style:list-level-properties text:space-before="1.736cm" text:min-label-width="0.289cm"/>
        <style:text-properties style:font-name="StarSymbol2"/>
      </text:list-level-style-bullet>
      <text:list-level-style-bullet text:level="7" text:style-name="Bullet_20_Symbols" style:num-prefix=" " style:num-suffix=" " text:bullet-char="•">
        <style:list-level-properties text:space-before="2.025cm" text:min-label-width="0.289cm"/>
        <style:text-properties style:font-name="StarSymbol2"/>
      </text:list-level-style-bullet>
      <text:list-level-style-bullet text:level="8" text:style-name="Bullet_20_Symbols" style:num-prefix=" " style:num-suffix=" " text:bullet-char="•">
        <style:list-level-properties text:space-before="2.315cm" text:min-label-width="0.289cm"/>
        <style:text-properties style:font-name="StarSymbol2"/>
      </text:list-level-style-bullet>
      <text:list-level-style-bullet text:level="9" text:style-name="Bullet_20_Symbols" style:num-prefix=" " style:num-suffix=" " text:bullet-char="•">
        <style:list-level-properties text:space-before="2.604cm" text:min-label-width="0.289cm"/>
        <style:text-properties style:font-name="StarSymbol2"/>
      </text:list-level-style-bullet>
      <text:list-level-style-bullet text:level="10" text:style-name="Bullet_20_Symbols" style:num-prefix=" " style:num-suffix=" " text:bullet-char="•">
        <style:list-level-properties text:space-before="2.893cm" text:min-label-width="0.289cm"/>
        <style:text-properties style:font-name="StarSymbol2"/>
      </text:list-level-style-bullet>
    </text:list-style>
    <text:list-style style:name="L17">
      <text:list-level-style-bullet text:level="1" text:style-name="Bullet_20_Symbols" style:num-suffix="." text:bullet-char="•">
        <style:list-level-properties text:space-before="0.29cm" text:min-label-width="0.289cm"/>
        <style:text-properties style:font-name="StarSymbol2"/>
      </text:list-level-style-bullet>
      <text:list-level-style-number text:level="2" style:num-suffix="." style:num-format="1">
        <style:list-level-properties text:space-before="0.579cm" text:min-label-width="0.289cm"/>
      </text:list-level-style-number>
      <text:list-level-style-number text:level="3" style:num-suffix="." style:num-format="1">
        <style:list-level-properties text:space-before="0.868cm" text:min-label-width="0.289cm"/>
      </text:list-level-style-number>
      <text:list-level-style-number text:level="4" style:num-suffix="." style:num-format="1">
        <style:list-level-properties text:space-before="1.157cm" text:min-label-width="0.289cm"/>
      </text:list-level-style-number>
      <text:list-level-style-number text:level="5" style:num-suffix="." style:num-format="1">
        <style:list-level-properties text:space-before="1.447cm" text:min-label-width="0.289cm"/>
      </text:list-level-style-number>
      <text:list-level-style-number text:level="6" style:num-suffix="." style:num-format="1">
        <style:list-level-properties text:space-before="1.736cm" text:min-label-width="0.289cm"/>
      </text:list-level-style-number>
      <text:list-level-style-number text:level="7" style:num-suffix="." style:num-format="1">
        <style:list-level-properties text:space-before="2.025cm" text:min-label-width="0.289cm"/>
      </text:list-level-style-number>
      <text:list-level-style-number text:level="8" style:num-suffix="." style:num-format="1">
        <style:list-level-properties text:space-before="2.315cm" text:min-label-width="0.289cm"/>
      </text:list-level-style-number>
      <text:list-level-style-number text:level="9" style:num-suffix="." style:num-format="1">
        <style:list-level-properties text:space-before="2.604cm" text:min-label-width="0.289cm"/>
      </text:list-level-style-number>
      <text:list-level-style-number text:level="10" style:num-suffix="." style:num-format="1">
        <style:list-level-properties text:space-before="2.893cm" text:min-label-width="0.289cm"/>
      </text:list-level-style-number>
    </text:list-style>
    <text:list-style style:name="L18">
      <text:list-level-style-bullet text:level="1" text:style-name="Bullet_20_Symbols" style:num-suffix="." text:bullet-char="•">
        <style:list-level-properties text:space-before="0.24cm" text:min-label-width="0.24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9">
      <text:list-level-style-bullet text:level="1" text:style-name="Bullet_20_Symbols" style:num-suffix="." text:bullet-char="•">
        <style:list-level-properties text:space-before="0.04cm" text:min-label-width="0.24cm"/>
        <style:text-properties style:font-name="StarSymbol2"/>
      </text:list-level-style-bullet>
      <text:list-level-style-bullet text:level="2" text:style-name="Bullet_20_Symbols" style:num-suffix="." text:bullet-char="•">
        <style:list-level-properties text:space-before="0.221cm" text:min-label-width="0.289cm"/>
        <style:text-properties style:font-name="StarSymbol2"/>
      </text:list-level-style-bullet>
      <text:list-level-style-bullet text:level="3" text:style-name="Bullet_20_Symbols" style:num-suffix="." text:bullet-char="•">
        <style:list-level-properties text:space-before="1.302cm" text:min-label-width="0.635cm"/>
        <style:text-properties style:font-name="StarSymbol2"/>
      </text:list-level-style-bullet>
      <text:list-level-style-bullet text:level="4" text:style-name="Bullet_20_Symbols" style:num-suffix="." text:bullet-char="•">
        <style:list-level-properties text:space-before="2.043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0">
      <text:list-level-style-bullet text:level="1" text:style-name="Bullet_20_Symbols" style:num-suffix="." text:bullet-char="•">
        <style:list-level-properties text:space-before="0.635cm" text:min-label-width="0.24cm"/>
        <style:text-properties style:font-name="StarSymbol2"/>
      </text:list-level-style-bullet>
      <text:list-level-style-bullet text:level="2" text:style-name="Bullet_20_Symbols" style:num-suffix="." text:bullet-char="•">
        <style:list-level-properties text:space-before="1.27cm" text:min-label-width="0.24cm"/>
        <style:text-properties style:font-name="StarSymbol2"/>
      </text:list-level-style-bullet>
      <text:list-level-style-bullet text:level="3" text:style-name="Bullet_20_Symbols" style:num-suffix="." text:bullet-char="•">
        <style:list-level-properties text:space-before="1.905cm" text:min-label-width="0.24cm"/>
        <style:text-properties style:font-name="StarSymbol2"/>
      </text:list-level-style-bullet>
      <text:list-level-style-bullet text:level="4" text:style-name="Bullet_20_Symbols" style:num-suffix="." text:bullet-char="•">
        <style:list-level-properties text:space-before="2.54cm" text:min-label-width="0.24cm"/>
        <style:text-properties style:font-name="StarSymbol2"/>
      </text:list-level-style-bullet>
      <text:list-level-style-bullet text:level="5" text:style-name="Bullet_20_Symbols" style:num-suffix="." text:bullet-char="•">
        <style:list-level-properties text:space-before="3.175cm" text:min-label-width="0.24cm"/>
        <style:text-properties style:font-name="StarSymbol2"/>
      </text:list-level-style-bullet>
      <text:list-level-style-bullet text:level="6" text:style-name="Bullet_20_Symbols" style:num-suffix="." text:bullet-char="•">
        <style:list-level-properties text:space-before="3.81cm" text:min-label-width="0.24cm"/>
        <style:text-properties style:font-name="StarSymbol2"/>
      </text:list-level-style-bullet>
      <text:list-level-style-bullet text:level="7" text:style-name="Bullet_20_Symbols" style:num-suffix="." text:bullet-char="•">
        <style:list-level-properties text:space-before="4.445cm" text:min-label-width="0.24cm"/>
        <style:text-properties style:font-name="StarSymbol2"/>
      </text:list-level-style-bullet>
      <text:list-level-style-bullet text:level="8" text:style-name="Bullet_20_Symbols" style:num-suffix="." text:bullet-char="•">
        <style:list-level-properties text:space-before="5.08cm" text:min-label-width="0.24cm"/>
        <style:text-properties style:font-name="StarSymbol2"/>
      </text:list-level-style-bullet>
      <text:list-level-style-bullet text:level="9" text:style-name="Bullet_20_Symbols" style:num-suffix="." text:bullet-char="•">
        <style:list-level-properties text:space-before="5.715cm" text:min-label-width="0.24cm"/>
        <style:text-properties style:font-name="StarSymbol2"/>
      </text:list-level-style-bullet>
      <text:list-level-style-bullet text:level="10" text:style-name="Bullet_20_Symbols" style:num-suffix="." text:bullet-char="•">
        <style:list-level-properties text:space-before="6.35cm" text:min-label-width="0.24cm"/>
        <style:text-properties style:font-name="StarSymbol2"/>
      </text:list-level-style-bullet>
    </text:list-style>
    <text:list-style style:name="L21">
      <text:list-level-style-bullet text:level="1" text:style-name="Bullet_20_Symbols" style:num-suffix="." text:bullet-char="•">
        <style:list-level-properties text:space-before="0.635cm" text:min-label-width="0.191cm"/>
        <style:text-properties style:font-name="StarSymbol2"/>
      </text:list-level-style-bullet>
      <text:list-level-style-bullet text:level="2" text:style-name="Bullet_20_Symbols" style:num-suffix="." text:bullet-char="•">
        <style:list-level-properties text:space-before="1.27cm" text:min-label-width="0.191cm"/>
        <style:text-properties style:font-name="StarSymbol2"/>
      </text:list-level-style-bullet>
      <text:list-level-style-bullet text:level="3" text:style-name="Bullet_20_Symbols" style:num-suffix="." text:bullet-char="•">
        <style:list-level-properties text:space-before="1.905cm" text:min-label-width="0.191cm"/>
        <style:text-properties style:font-name="StarSymbol2"/>
      </text:list-level-style-bullet>
      <text:list-level-style-bullet text:level="4" text:style-name="Bullet_20_Symbols" style:num-suffix="." text:bullet-char="•">
        <style:list-level-properties text:space-before="2.54cm" text:min-label-width="0.191cm"/>
        <style:text-properties style:font-name="StarSymbol2"/>
      </text:list-level-style-bullet>
      <text:list-level-style-bullet text:level="5" text:style-name="Bullet_20_Symbols" style:num-suffix="." text:bullet-char="•">
        <style:list-level-properties text:space-before="3.175cm" text:min-label-width="0.191cm"/>
        <style:text-properties style:font-name="StarSymbol2"/>
      </text:list-level-style-bullet>
      <text:list-level-style-bullet text:level="6" text:style-name="Bullet_20_Symbols" style:num-suffix="." text:bullet-char="•">
        <style:list-level-properties text:space-before="3.81cm" text:min-label-width="0.191cm"/>
        <style:text-properties style:font-name="StarSymbol2"/>
      </text:list-level-style-bullet>
      <text:list-level-style-bullet text:level="7" text:style-name="Bullet_20_Symbols" style:num-suffix="." text:bullet-char="•">
        <style:list-level-properties text:space-before="4.445cm" text:min-label-width="0.191cm"/>
        <style:text-properties style:font-name="StarSymbol2"/>
      </text:list-level-style-bullet>
      <text:list-level-style-bullet text:level="8" text:style-name="Bullet_20_Symbols" style:num-suffix="." text:bullet-char="•">
        <style:list-level-properties text:space-before="5.08cm" text:min-label-width="0.191cm"/>
        <style:text-properties style:font-name="StarSymbol2"/>
      </text:list-level-style-bullet>
      <text:list-level-style-bullet text:level="9" text:style-name="Bullet_20_Symbols" style:num-suffix="." text:bullet-char="•">
        <style:list-level-properties text:space-before="5.715cm" text:min-label-width="0.191cm"/>
        <style:text-properties style:font-name="StarSymbol2"/>
      </text:list-level-style-bullet>
      <text:list-level-style-bullet text:level="10" text:style-name="Bullet_20_Symbols" style:num-suffix="." text:bullet-char="•">
        <style:list-level-properties text:space-before="6.35cm" text:min-label-width="0.191cm"/>
        <style:text-properties style:font-name="StarSymbol2"/>
      </text:list-level-style-bullet>
    </text:list-style>
    <text:list-style style:name="L22">
      <text:list-level-style-bullet text:level="1" text:style-name="Bullet_20_Symbols" style:num-suffix="." text:bullet-char="•">
        <style:list-level-properties text:space-before="0.19cm" text:min-label-width="0.191cm"/>
        <style:text-properties style:font-name="StarSymbol2"/>
      </text:list-level-style-bullet>
      <text:list-level-style-bullet text:level="2" text:style-name="Bullet_20_Symbols" style:num-suffix="." text:bullet-char="•">
        <style:list-level-properties text:space-before="0.381cm" text:min-label-width="0.139cm"/>
        <style:text-properties style:font-name="StarSymbol2"/>
      </text:list-level-style-bullet>
      <text:list-level-style-bullet text:level="3" text:style-name="Bullet_20_Symbols" style:num-suffix="." text:bullet-char="•">
        <style:list-level-properties text:space-before="0.572cm" text:min-label-width="0.139cm"/>
        <style:text-properties style:font-name="StarSymbol2"/>
      </text:list-level-style-bullet>
      <text:list-level-style-bullet text:level="4" text:style-name="Bullet_20_Symbols" style:num-suffix="." text:bullet-char="•">
        <style:list-level-properties text:space-before="0.762cm" text:min-label-width="0.139cm"/>
        <style:text-properties style:font-name="StarSymbol2"/>
      </text:list-level-style-bullet>
      <text:list-level-style-bullet text:level="5" text:style-name="Bullet_20_Symbols" style:num-suffix="." text:bullet-char="•">
        <style:list-level-properties text:space-before="0.953cm" text:min-label-width="0.139cm"/>
        <style:text-properties style:font-name="StarSymbol2"/>
      </text:list-level-style-bullet>
      <text:list-level-style-bullet text:level="6" text:style-name="Bullet_20_Symbols" style:num-suffix="." text:bullet-char="•">
        <style:list-level-properties text:space-before="1.143cm" text:min-label-width="0.139cm"/>
        <style:text-properties style:font-name="StarSymbol2"/>
      </text:list-level-style-bullet>
      <text:list-level-style-bullet text:level="7" text:style-name="Bullet_20_Symbols" style:num-suffix="." text:bullet-char="•">
        <style:list-level-properties text:space-before="1.334cm" text:min-label-width="0.139cm"/>
        <style:text-properties style:font-name="StarSymbol2"/>
      </text:list-level-style-bullet>
      <text:list-level-style-bullet text:level="8" text:style-name="Bullet_20_Symbols" style:num-suffix="." text:bullet-char="•">
        <style:list-level-properties text:space-before="1.524cm" text:min-label-width="0.139cm"/>
        <style:text-properties style:font-name="StarSymbol2"/>
      </text:list-level-style-bullet>
      <text:list-level-style-bullet text:level="9" text:style-name="Bullet_20_Symbols" style:num-suffix="." text:bullet-char="•">
        <style:list-level-properties text:space-before="1.715cm" text:min-label-width="0.139cm"/>
        <style:text-properties style:font-name="StarSymbol2"/>
      </text:list-level-style-bullet>
      <text:list-level-style-bullet text:level="10" text:style-name="Bullet_20_Symbols" style:num-suffix="." text:bullet-char="•">
        <style:list-level-properties text:space-before="1.905cm" text:min-label-width="0.139cm"/>
        <style:text-properties style:font-name="StarSymbol2"/>
      </text:list-level-style-bullet>
    </text:list-style>
    <text:list-style style:name="L23">
      <text:list-level-style-bullet text:level="1" text:style-name="Bullet_20_Symbols" text:bullet-char="•">
        <style:list-level-properties text:space-before="0.19cm" text:min-label-width="0.191cm"/>
        <style:text-properties style:font-name="StarSymbol2"/>
      </text:list-level-style-bullet>
      <text:list-level-style-image text:level="2" xlink:href="Pictures/100002000000000A0000000ADDA84F49.gif" xlink:type="simple" xlink:show="embed" xlink:actuate="onLoad">
        <style:list-level-properties text:space-before="0.381cm" text:min-label-width="0.191cm" style:vertical-pos="middle" style:vertical-rel="line" fo:width="0.265cm" fo:height="0.265cm"/>
      </text:list-level-style-image>
      <text:list-level-style-image text:level="3" xlink:href="Pictures/100002000000000A0000000ADDA84F49.gif" xlink:type="simple" xlink:show="embed" xlink:actuate="onLoad">
        <style:list-level-properties text:space-before="0.571cm" text:min-label-width="0.191cm" style:vertical-pos="middle" style:vertical-rel="line" fo:width="0.265cm" fo:height="0.265cm"/>
      </text:list-level-style-image>
      <text:list-level-style-image text:level="4" xlink:href="Pictures/100002000000000A0000000ADDA84F49.gif" xlink:type="simple" xlink:show="embed" xlink:actuate="onLoad">
        <style:list-level-properties text:space-before="0.762cm" text:min-label-width="0.191cm" style:vertical-pos="middle" style:vertical-rel="line" fo:width="0.265cm" fo:height="0.265cm"/>
      </text:list-level-style-image>
      <text:list-level-style-image text:level="5" xlink:href="Pictures/100002000000000A0000000ADDA84F49.gif" xlink:type="simple" xlink:show="embed" xlink:actuate="onLoad">
        <style:list-level-properties text:space-before="0.952cm" text:min-label-width="0.191cm" style:vertical-pos="middle" style:vertical-rel="line" fo:width="0.265cm" fo:height="0.265cm"/>
      </text:list-level-style-image>
      <text:list-level-style-image text:level="6" xlink:href="Pictures/100002000000000A0000000ADDA84F49.gif" xlink:type="simple" xlink:show="embed" xlink:actuate="onLoad">
        <style:list-level-properties text:space-before="1.143cm" text:min-label-width="0.191cm" style:vertical-pos="middle" style:vertical-rel="line" fo:width="0.265cm" fo:height="0.265cm"/>
      </text:list-level-style-image>
      <text:list-level-style-image text:level="7" xlink:href="Pictures/100002000000000A0000000ADDA84F49.gif" xlink:type="simple" xlink:show="embed" xlink:actuate="onLoad">
        <style:list-level-properties text:space-before="1.333cm" text:min-label-width="0.191cm" style:vertical-pos="middle" style:vertical-rel="line" fo:width="0.265cm" fo:height="0.265cm"/>
      </text:list-level-style-image>
      <text:list-level-style-image text:level="8" xlink:href="Pictures/100002000000000A0000000ADDA84F49.gif" xlink:type="simple" xlink:show="embed" xlink:actuate="onLoad">
        <style:list-level-properties text:space-before="1.524cm" text:min-label-width="0.191cm" style:vertical-pos="middle" style:vertical-rel="line" fo:width="0.265cm" fo:height="0.265cm"/>
      </text:list-level-style-image>
      <text:list-level-style-image text:level="9" xlink:href="Pictures/100002000000000A0000000ADDA84F49.gif" xlink:type="simple" xlink:show="embed" xlink:actuate="onLoad">
        <style:list-level-properties text:space-before="1.714cm" text:min-label-width="0.191cm" style:vertical-pos="middle" style:vertical-rel="line" fo:width="0.265cm" fo:height="0.265cm"/>
      </text:list-level-style-image>
      <text:list-level-style-image text:level="10" xlink:href="Pictures/100002000000000A0000000ADDA84F49.gif" xlink:type="simple" xlink:show="embed" xlink:actuate="onLoad">
        <style:list-level-properties text:space-before="1.905cm" text:min-label-width="0.191cm" style:vertical-pos="middle" style:vertical-rel="line" fo:width="0.265cm" fo:height="0.265cm"/>
      </text:list-level-style-image>
    </text:list-style>
    <text:list-style style:name="L24">
      <text:list-level-style-bullet text:level="1" text:style-name="Bullet_20_Symbols" style:num-suffix="." text:bullet-char="•">
        <style:list-level-properties text:space-before="0.19cm" text:min-label-width="0.191cm"/>
        <style:text-properties style:font-name="StarSymbol2"/>
      </text:list-level-style-bullet>
      <text:list-level-style-bullet text:level="2" text:style-name="Bullet_20_Symbols" style:num-suffix="." text:bullet-char="•">
        <style:list-level-properties text:space-before="0.381cm" text:min-label-width="0.191cm"/>
        <style:text-properties style:font-name="StarSymbol2"/>
      </text:list-level-style-bullet>
      <text:list-level-style-bullet text:level="3" text:style-name="Bullet_20_Symbols" style:num-suffix="." text:bullet-char="•">
        <style:list-level-properties text:space-before="0.571cm" text:min-label-width="0.191cm"/>
        <style:text-properties style:font-name="StarSymbol2"/>
      </text:list-level-style-bullet>
      <text:list-level-style-bullet text:level="4" text:style-name="Bullet_20_Symbols" style:num-suffix="." text:bullet-char="•">
        <style:list-level-properties text:space-before="0.762cm" text:min-label-width="0.191cm"/>
        <style:text-properties style:font-name="StarSymbol2"/>
      </text:list-level-style-bullet>
      <text:list-level-style-bullet text:level="5" text:style-name="Bullet_20_Symbols" style:num-suffix="." text:bullet-char="•">
        <style:list-level-properties text:space-before="0.952cm" text:min-label-width="0.191cm"/>
        <style:text-properties style:font-name="StarSymbol2"/>
      </text:list-level-style-bullet>
      <text:list-level-style-bullet text:level="6" text:style-name="Bullet_20_Symbols" style:num-suffix="." text:bullet-char="•">
        <style:list-level-properties text:space-before="1.143cm" text:min-label-width="0.191cm"/>
        <style:text-properties style:font-name="StarSymbol2"/>
      </text:list-level-style-bullet>
      <text:list-level-style-bullet text:level="7" text:style-name="Bullet_20_Symbols" style:num-suffix="." text:bullet-char="•">
        <style:list-level-properties text:space-before="1.333cm" text:min-label-width="0.191cm"/>
        <style:text-properties style:font-name="StarSymbol2"/>
      </text:list-level-style-bullet>
      <text:list-level-style-bullet text:level="8" text:style-name="Bullet_20_Symbols" style:num-suffix="." text:bullet-char="•">
        <style:list-level-properties text:space-before="1.524cm" text:min-label-width="0.191cm"/>
        <style:text-properties style:font-name="StarSymbol2"/>
      </text:list-level-style-bullet>
      <text:list-level-style-bullet text:level="9" text:style-name="Bullet_20_Symbols" style:num-suffix="." text:bullet-char="•">
        <style:list-level-properties text:space-before="1.714cm" text:min-label-width="0.191cm"/>
        <style:text-properties style:font-name="StarSymbol2"/>
      </text:list-level-style-bullet>
      <text:list-level-style-bullet text:level="10" text:style-name="Bullet_20_Symbols" style:num-suffix="." text:bullet-char="•">
        <style:list-level-properties text:space-before="1.905cm" text:min-label-width="0.191cm"/>
        <style:text-properties style:font-name="StarSymbol2"/>
      </text:list-level-style-bullet>
    </text:list-style>
    <text:list-style style:name="L25">
      <text:list-level-style-bullet text:level="1" text:style-name="Bullet_20_Symbols" style:num-suffix="." text:bullet-char="•">
        <style:list-level-properties text:space-before="0.19cm" text:min-label-width="0.191cm"/>
        <style:text-properties style:font-name="StarSymbol2"/>
      </text:list-level-style-bullet>
      <text:list-level-style-bullet text:level="2" text:style-name="Bullet_20_Symbols" style:num-suffix="." text:bullet-char="•">
        <style:list-level-properties text:space-before="0.381cm" text:min-label-width="0.191cm"/>
        <style:text-properties style:font-name="StarSymbol2"/>
      </text:list-level-style-bullet>
      <text:list-level-style-bullet text:level="3" text:style-name="Bullet_20_Symbols" style:num-suffix="." text:bullet-char="•">
        <style:list-level-properties text:space-before="0.571cm" text:min-label-width="0.191cm"/>
        <style:text-properties style:font-name="StarSymbol2"/>
      </text:list-level-style-bullet>
      <text:list-level-style-bullet text:level="4" text:style-name="Bullet_20_Symbols" style:num-suffix="." text:bullet-char="•">
        <style:list-level-properties text:space-before="0.762cm" text:min-label-width="0.191cm"/>
        <style:text-properties style:font-name="StarSymbol2"/>
      </text:list-level-style-bullet>
      <text:list-level-style-bullet text:level="5" text:style-name="Bullet_20_Symbols" style:num-suffix="." text:bullet-char="•">
        <style:list-level-properties text:space-before="0.952cm" text:min-label-width="0.191cm"/>
        <style:text-properties style:font-name="StarSymbol2"/>
      </text:list-level-style-bullet>
      <text:list-level-style-bullet text:level="6" text:style-name="Bullet_20_Symbols" style:num-suffix="." text:bullet-char="•">
        <style:list-level-properties text:space-before="1.143cm" text:min-label-width="0.191cm"/>
        <style:text-properties style:font-name="StarSymbol2"/>
      </text:list-level-style-bullet>
      <text:list-level-style-bullet text:level="7" text:style-name="Bullet_20_Symbols" style:num-suffix="." text:bullet-char="•">
        <style:list-level-properties text:space-before="1.333cm" text:min-label-width="0.191cm"/>
        <style:text-properties style:font-name="StarSymbol2"/>
      </text:list-level-style-bullet>
      <text:list-level-style-bullet text:level="8" text:style-name="Bullet_20_Symbols" style:num-suffix="." text:bullet-char="•">
        <style:list-level-properties text:space-before="1.524cm" text:min-label-width="0.191cm"/>
        <style:text-properties style:font-name="StarSymbol2"/>
      </text:list-level-style-bullet>
      <text:list-level-style-bullet text:level="9" text:style-name="Bullet_20_Symbols" style:num-suffix="." text:bullet-char="•">
        <style:list-level-properties text:space-before="1.714cm" text:min-label-width="0.191cm"/>
        <style:text-properties style:font-name="StarSymbol2"/>
      </text:list-level-style-bullet>
      <text:list-level-style-bullet text:level="10" text:style-name="Bullet_20_Symbols" style:num-suffix="." text:bullet-char="•">
        <style:list-level-properties text:space-before="1.905cm" text:min-label-width="0.191cm"/>
        <style:text-properties style:font-name="StarSymbol2"/>
      </text:list-level-style-bullet>
    </text:list-style>
    <text:list-style style:name="L2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7">
      <text:list-level-style-bullet text:level="1" text:style-name="Bullet_20_Symbols" style:num-suffix="." text:bullet-char="•">
        <style:list-level-properties text:space-before="0.19cm" text:min-label-width="0.24cm"/>
        <style:text-properties style:font-name="StarSymbol2"/>
      </text:list-level-style-bullet>
      <text:list-level-style-bullet text:level="2" text:style-name="Bullet_20_Symbols" style:num-suffix="." text:bullet-char="•">
        <style:list-level-properties text:space-before="0.381cm" text:min-label-width="0.24cm"/>
        <style:text-properties style:font-name="StarSymbol2"/>
      </text:list-level-style-bullet>
      <text:list-level-style-bullet text:level="3" text:style-name="Bullet_20_Symbols" style:num-suffix="." text:bullet-char="•">
        <style:list-level-properties text:space-before="0.571cm" text:min-label-width="0.24cm"/>
        <style:text-properties style:font-name="StarSymbol2"/>
      </text:list-level-style-bullet>
      <text:list-level-style-bullet text:level="4" text:style-name="Bullet_20_Symbols" style:num-suffix="." text:bullet-char="•">
        <style:list-level-properties text:space-before="0.762cm" text:min-label-width="0.24cm"/>
        <style:text-properties style:font-name="StarSymbol2"/>
      </text:list-level-style-bullet>
      <text:list-level-style-bullet text:level="5" text:style-name="Bullet_20_Symbols" style:num-suffix="." text:bullet-char="•">
        <style:list-level-properties text:space-before="0.952cm" text:min-label-width="0.24cm"/>
        <style:text-properties style:font-name="StarSymbol2"/>
      </text:list-level-style-bullet>
      <text:list-level-style-bullet text:level="6" text:style-name="Bullet_20_Symbols" style:num-suffix="." text:bullet-char="•">
        <style:list-level-properties text:space-before="1.143cm" text:min-label-width="0.24cm"/>
        <style:text-properties style:font-name="StarSymbol2"/>
      </text:list-level-style-bullet>
      <text:list-level-style-bullet text:level="7" text:style-name="Bullet_20_Symbols" style:num-suffix="." text:bullet-char="•">
        <style:list-level-properties text:space-before="1.333cm" text:min-label-width="0.24cm"/>
        <style:text-properties style:font-name="StarSymbol2"/>
      </text:list-level-style-bullet>
      <text:list-level-style-bullet text:level="8" text:style-name="Bullet_20_Symbols" style:num-suffix="." text:bullet-char="•">
        <style:list-level-properties text:space-before="1.524cm" text:min-label-width="0.24cm"/>
        <style:text-properties style:font-name="StarSymbol2"/>
      </text:list-level-style-bullet>
      <text:list-level-style-bullet text:level="9" text:style-name="Bullet_20_Symbols" style:num-suffix="." text:bullet-char="•">
        <style:list-level-properties text:space-before="1.714cm" text:min-label-width="0.24cm"/>
        <style:text-properties style:font-name="StarSymbol2"/>
      </text:list-level-style-bullet>
      <text:list-level-style-bullet text:level="10" text:style-name="Bullet_20_Symbols" style:num-suffix="." text:bullet-char="•">
        <style:list-level-properties text:space-before="1.905cm" text:min-label-width="0.24cm"/>
        <style:text-properties style:font-name="StarSymbol2"/>
      </text:list-level-style-bullet>
    </text:list-style>
    <text:list-style style:name="L2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0">
      <text:list-level-style-bullet text:level="1" text:style-name="Bullet_20_Symbols" text:bullet-char="•">
        <style:list-level-properties text:space-before="0.19cm" text:min-label-width="0.191cm"/>
        <style:text-properties style:font-name="StarSymbol2"/>
      </text:list-level-style-bullet>
      <text:list-level-style-image text:level="2" xlink:href="Pictures/100002000000000A0000000ADDA84F49.gif" xlink:type="simple" xlink:show="embed" xlink:actuate="onLoad">
        <style:list-level-properties text:space-before="0.381cm" text:min-label-width="0.191cm" style:vertical-pos="middle" style:vertical-rel="line" fo:width="0.265cm" fo:height="0.265cm"/>
      </text:list-level-style-image>
      <text:list-level-style-image text:level="3" xlink:href="Pictures/100002000000000A0000000ADDA84F49.gif" xlink:type="simple" xlink:show="embed" xlink:actuate="onLoad">
        <style:list-level-properties text:space-before="0.571cm" text:min-label-width="0.191cm" style:vertical-pos="middle" style:vertical-rel="line" fo:width="0.265cm" fo:height="0.265cm"/>
      </text:list-level-style-image>
      <text:list-level-style-image text:level="4" xlink:href="Pictures/100002000000000A0000000ADDA84F49.gif" xlink:type="simple" xlink:show="embed" xlink:actuate="onLoad">
        <style:list-level-properties text:space-before="0.762cm" text:min-label-width="0.191cm" style:vertical-pos="middle" style:vertical-rel="line" fo:width="0.265cm" fo:height="0.265cm"/>
      </text:list-level-style-image>
      <text:list-level-style-image text:level="5" xlink:href="Pictures/100002000000000A0000000ADDA84F49.gif" xlink:type="simple" xlink:show="embed" xlink:actuate="onLoad">
        <style:list-level-properties text:space-before="0.952cm" text:min-label-width="0.191cm" style:vertical-pos="middle" style:vertical-rel="line" fo:width="0.265cm" fo:height="0.265cm"/>
      </text:list-level-style-image>
      <text:list-level-style-image text:level="6" xlink:href="Pictures/100002000000000A0000000ADDA84F49.gif" xlink:type="simple" xlink:show="embed" xlink:actuate="onLoad">
        <style:list-level-properties text:space-before="1.143cm" text:min-label-width="0.191cm" style:vertical-pos="middle" style:vertical-rel="line" fo:width="0.265cm" fo:height="0.265cm"/>
      </text:list-level-style-image>
      <text:list-level-style-image text:level="7" xlink:href="Pictures/100002000000000A0000000ADDA84F49.gif" xlink:type="simple" xlink:show="embed" xlink:actuate="onLoad">
        <style:list-level-properties text:space-before="1.333cm" text:min-label-width="0.191cm" style:vertical-pos="middle" style:vertical-rel="line" fo:width="0.265cm" fo:height="0.265cm"/>
      </text:list-level-style-image>
      <text:list-level-style-image text:level="8" xlink:href="Pictures/100002000000000A0000000ADDA84F49.gif" xlink:type="simple" xlink:show="embed" xlink:actuate="onLoad">
        <style:list-level-properties text:space-before="1.524cm" text:min-label-width="0.191cm" style:vertical-pos="middle" style:vertical-rel="line" fo:width="0.265cm" fo:height="0.265cm"/>
      </text:list-level-style-image>
      <text:list-level-style-image text:level="9" xlink:href="Pictures/100002000000000A0000000ADDA84F49.gif" xlink:type="simple" xlink:show="embed" xlink:actuate="onLoad">
        <style:list-level-properties text:space-before="1.714cm" text:min-label-width="0.191cm" style:vertical-pos="middle" style:vertical-rel="line" fo:width="0.265cm" fo:height="0.265cm"/>
      </text:list-level-style-image>
      <text:list-level-style-image text:level="10" xlink:href="Pictures/100002000000000A0000000ADDA84F49.gif" xlink:type="simple" xlink:show="embed" xlink:actuate="onLoad">
        <style:list-level-properties text:space-before="1.905cm" text:min-label-width="0.191cm" style:vertical-pos="middle" style:vertical-rel="line" fo:width="0.265cm" fo:height="0.265cm"/>
      </text:list-level-style-image>
    </text:list-style>
    <text:list-style style:name="L31">
      <text:list-level-style-number text:level="1" text:style-name="Numbering_20_Symbols" style:num-suffix="." style:num-format="1">
        <style:list-level-properties text:space-before="0.14cm" text:min-label-width="0.34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499cm"/>
        <style:text-properties style:font-name="StarSymbol2"/>
      </text:list-level-style-bullet>
      <text:list-level-style-bullet text:level="2" text:style-name="Bullet_20_Symbols" style:num-suffix="." text:bullet-char="•">
        <style:list-level-properties text:space-before="0.501cm" text:min-label-width="0.499cm"/>
        <style:text-properties style:font-name="StarSymbol2"/>
      </text:list-level-style-bullet>
      <text:list-level-style-bullet text:level="3" text:style-name="Bullet_20_Symbols" style:num-suffix="." text:bullet-char="•">
        <style:list-level-properties text:space-before="1cm" text:min-label-width="0.499cm"/>
        <style:text-properties style:font-name="StarSymbol2"/>
      </text:list-level-style-bullet>
      <text:list-level-style-bullet text:level="4" text:style-name="Bullet_20_Symbols" style:num-suffix="." text:bullet-char="•">
        <style:list-level-properties text:space-before="1.501cm" text:min-label-width="0.499cm"/>
        <style:text-properties style:font-name="StarSymbol2"/>
      </text:list-level-style-bullet>
      <text:list-level-style-bullet text:level="5" text:style-name="Bullet_20_Symbols" style:num-suffix="." text:bullet-char="•">
        <style:list-level-properties text:space-before="2cm" text:min-label-width="0.499cm"/>
        <style:text-properties style:font-name="StarSymbol2"/>
      </text:list-level-style-bullet>
      <text:list-level-style-bullet text:level="6" text:style-name="Bullet_20_Symbols" style:num-suffix="." text:bullet-char="•">
        <style:list-level-properties text:space-before="2.501cm" text:min-label-width="0.499cm"/>
        <style:text-properties style:font-name="StarSymbol2"/>
      </text:list-level-style-bullet>
      <text:list-level-style-bullet text:level="7" text:style-name="Bullet_20_Symbols" style:num-suffix="." text:bullet-char="•">
        <style:list-level-properties text:space-before="3.001cm" text:min-label-width="0.499cm"/>
        <style:text-properties style:font-name="StarSymbol2"/>
      </text:list-level-style-bullet>
      <text:list-level-style-bullet text:level="8" text:style-name="Bullet_20_Symbols" style:num-suffix="." text:bullet-char="•">
        <style:list-level-properties text:space-before="3.502cm" text:min-label-width="0.499cm"/>
        <style:text-properties style:font-name="StarSymbol2"/>
      </text:list-level-style-bullet>
      <text:list-level-style-bullet text:level="9" text:style-name="Bullet_20_Symbols" style:num-suffix="." text:bullet-char="•">
        <style:list-level-properties text:space-before="4.001cm" text:min-label-width="0.499cm"/>
        <style:text-properties style:font-name="StarSymbol2"/>
      </text:list-level-style-bullet>
      <text:list-level-style-bullet text:level="10" text:style-name="Bullet_20_Symbols" style:num-suffix="." text:bullet-char="•">
        <style:list-level-properties text:space-before="4.502cm" text:min-label-width="0.499cm"/>
        <style:text-properties style:font-name="StarSymbol2"/>
      </text:list-level-style-bullet>
    </text:list-style>
    <text:list-style style:name="L33">
      <text:list-level-style-bullet text:level="1" text:style-name="Bullet_20_Symbols" style:num-suffix="." text:bullet-char="•">
        <style:list-level-properties text:min-label-width="0.3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4">
      <text:list-level-style-bullet text:level="1" text:style-name="Bullet_20_Symbols" style:num-suffix="." text:bullet-char="•">
        <style:list-level-properties text:space-before="0.64cm" text:min-label-width="0.191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5">
      <text:list-level-style-bullet text:level="1" text:style-name="Bullet_20_Symbols" style:num-suffix="." text:bullet-char="•">
        <style:list-level-properties text:space-before="0.139cm" text:min-label-width="0.24cm"/>
        <style:text-properties style:font-name="StarSymbol2"/>
      </text:list-level-style-bullet>
      <text:list-level-style-bullet text:level="2" text:style-name="Bullet_20_Symbols" style:num-suffix="." text:bullet-char="•">
        <style:list-level-properties text:space-before="0.619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6">
      <text:list-level-style-bullet text:level="1" text:style-name="Bullet_20_Symbols" style:num-suffix="." text:bullet-char="•">
        <style:list-level-properties text:space-before="0.19cm" text:min-label-width="0.191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7">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8">
      <text:list-level-style-bullet text:level="1" text:style-name="Bullet_20_Symbols" text:bullet-char="•">
        <style:list-level-properties text:space-before="0.19cm" text:min-label-width="0.191cm"/>
        <style:text-properties style:font-name="StarSymbol2"/>
      </text:list-level-style-bullet>
      <text:list-level-style-image text:level="2" xlink:href="Pictures/100002000000000A0000000ADDA84F49.gif" xlink:type="simple" xlink:show="embed" xlink:actuate="onLoad">
        <style:list-level-properties text:space-before="0.381cm" text:min-label-width="0.191cm" style:vertical-pos="middle" style:vertical-rel="line" fo:width="0.265cm" fo:height="0.265cm"/>
      </text:list-level-style-image>
      <text:list-level-style-image text:level="3" xlink:href="Pictures/100002000000000A0000000ADDA84F49.gif" xlink:type="simple" xlink:show="embed" xlink:actuate="onLoad">
        <style:list-level-properties text:space-before="0.571cm" text:min-label-width="0.191cm" style:vertical-pos="middle" style:vertical-rel="line" fo:width="0.265cm" fo:height="0.265cm"/>
      </text:list-level-style-image>
      <text:list-level-style-image text:level="4" xlink:href="Pictures/100002000000000A0000000ADDA84F49.gif" xlink:type="simple" xlink:show="embed" xlink:actuate="onLoad">
        <style:list-level-properties text:space-before="0.762cm" text:min-label-width="0.191cm" style:vertical-pos="middle" style:vertical-rel="line" fo:width="0.265cm" fo:height="0.265cm"/>
      </text:list-level-style-image>
      <text:list-level-style-image text:level="5" xlink:href="Pictures/100002000000000A0000000ADDA84F49.gif" xlink:type="simple" xlink:show="embed" xlink:actuate="onLoad">
        <style:list-level-properties text:space-before="0.952cm" text:min-label-width="0.191cm" style:vertical-pos="middle" style:vertical-rel="line" fo:width="0.265cm" fo:height="0.265cm"/>
      </text:list-level-style-image>
      <text:list-level-style-image text:level="6" xlink:href="Pictures/100002000000000A0000000ADDA84F49.gif" xlink:type="simple" xlink:show="embed" xlink:actuate="onLoad">
        <style:list-level-properties text:space-before="1.143cm" text:min-label-width="0.191cm" style:vertical-pos="middle" style:vertical-rel="line" fo:width="0.265cm" fo:height="0.265cm"/>
      </text:list-level-style-image>
      <text:list-level-style-image text:level="7" xlink:href="Pictures/100002000000000A0000000ADDA84F49.gif" xlink:type="simple" xlink:show="embed" xlink:actuate="onLoad">
        <style:list-level-properties text:space-before="1.333cm" text:min-label-width="0.191cm" style:vertical-pos="middle" style:vertical-rel="line" fo:width="0.265cm" fo:height="0.265cm"/>
      </text:list-level-style-image>
      <text:list-level-style-image text:level="8" xlink:href="Pictures/100002000000000A0000000ADDA84F49.gif" xlink:type="simple" xlink:show="embed" xlink:actuate="onLoad">
        <style:list-level-properties text:space-before="1.524cm" text:min-label-width="0.191cm" style:vertical-pos="middle" style:vertical-rel="line" fo:width="0.265cm" fo:height="0.265cm"/>
      </text:list-level-style-image>
      <text:list-level-style-image text:level="9" xlink:href="Pictures/100002000000000A0000000ADDA84F49.gif" xlink:type="simple" xlink:show="embed" xlink:actuate="onLoad">
        <style:list-level-properties text:space-before="1.714cm" text:min-label-width="0.191cm" style:vertical-pos="middle" style:vertical-rel="line" fo:width="0.265cm" fo:height="0.265cm"/>
      </text:list-level-style-image>
      <text:list-level-style-image text:level="10" xlink:href="Pictures/100002000000000A0000000ADDA84F49.gif" xlink:type="simple" xlink:show="embed" xlink:actuate="onLoad">
        <style:list-level-properties text:space-before="1.905cm" text:min-label-width="0.191cm" style:vertical-pos="middle" style:vertical-rel="line" fo:width="0.265cm" fo:height="0.265cm"/>
      </text:list-level-style-image>
    </text:list-style>
    <text:list-style style:name="L3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0">
      <text:list-level-style-bullet text:level="1" text:style-name="Bullet_20_Symbols" style:num-suffix="." text:bullet-char="•">
        <style:list-level-properties text:space-before="0.19cm" text:min-label-width="0.191cm"/>
        <style:text-properties style:font-name="StarSymbol2"/>
      </text:list-level-style-bullet>
      <text:list-level-style-bullet text:level="2" text:style-name="Bullet_20_Symbols" style:num-suffix="." text:bullet-char="•">
        <style:list-level-properties text:space-before="0.28cm" text:min-label-width="0.09cm"/>
        <style:text-properties style:font-name="StarSymbol2"/>
      </text:list-level-style-bullet>
      <text:list-level-style-bullet text:level="3" text:style-name="Bullet_20_Symbols" style:num-suffix="." text:bullet-char="•">
        <style:list-level-properties text:space-before="0.47cm" text:min-label-width="0.191cm"/>
        <style:text-properties style:font-name="StarSymbol2"/>
      </text:list-level-style-bullet>
      <text:list-level-style-bullet text:level="4" text:style-name="Bullet_20_Symbols" style:num-suffix="." text:bullet-char="•">
        <style:list-level-properties text:space-before="0.762cm" text:min-label-width="0.191cm"/>
        <style:text-properties style:font-name="StarSymbol2"/>
      </text:list-level-style-bullet>
      <text:list-level-style-bullet text:level="5" text:style-name="Bullet_20_Symbols" style:num-suffix="." text:bullet-char="•">
        <style:list-level-properties text:space-before="0.952cm" text:min-label-width="0.191cm"/>
        <style:text-properties style:font-name="StarSymbol2"/>
      </text:list-level-style-bullet>
      <text:list-level-style-bullet text:level="6" text:style-name="Bullet_20_Symbols" style:num-suffix="." text:bullet-char="•">
        <style:list-level-properties text:space-before="1.143cm" text:min-label-width="0.191cm"/>
        <style:text-properties style:font-name="StarSymbol2"/>
      </text:list-level-style-bullet>
      <text:list-level-style-bullet text:level="7" text:style-name="Bullet_20_Symbols" style:num-suffix="." text:bullet-char="•">
        <style:list-level-properties text:space-before="1.333cm" text:min-label-width="0.191cm"/>
        <style:text-properties style:font-name="StarSymbol2"/>
      </text:list-level-style-bullet>
      <text:list-level-style-bullet text:level="8" text:style-name="Bullet_20_Symbols" style:num-suffix="." text:bullet-char="•">
        <style:list-level-properties text:space-before="1.524cm" text:min-label-width="0.191cm"/>
        <style:text-properties style:font-name="StarSymbol2"/>
      </text:list-level-style-bullet>
      <text:list-level-style-bullet text:level="9" text:style-name="Bullet_20_Symbols" style:num-suffix="." text:bullet-char="•">
        <style:list-level-properties text:space-before="1.714cm" text:min-label-width="0.191cm"/>
        <style:text-properties style:font-name="StarSymbol2"/>
      </text:list-level-style-bullet>
      <text:list-level-style-bullet text:level="10" text:style-name="Bullet_20_Symbols" style:num-suffix="." text:bullet-char="•">
        <style:list-level-properties text:space-before="1.905cm" text:min-label-width="0.191cm"/>
        <style:text-properties style:font-name="StarSymbol2"/>
      </text:list-level-style-bullet>
    </text:list-style>
    <text:list-style style:name="L41">
      <text:list-level-style-bullet text:level="1" text:style-name="Bullet_20_Symbols" style:num-suffix="." text:bullet-char="•">
        <style:list-level-properties text:space-before="0.19cm" text:min-label-width="0.191cm"/>
        <style:text-properties style:font-name="StarSymbol2"/>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3">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7">
      <text:list-level-style-bullet text:level="1" text:style-name="Bullet_20_Symbols" style:num-suffix="." text:bullet-char="•">
        <style:list-level-properties text:min-label-width="0.499cm"/>
        <style:text-properties style:font-name="StarSymbol2"/>
      </text:list-level-style-bullet>
      <text:list-level-style-bullet text:level="2" text:style-name="Bullet_20_Symbols" style:num-suffix="." text:bullet-char="•">
        <style:list-level-properties text:space-before="0.501cm" text:min-label-width="0.499cm"/>
        <style:text-properties style:font-name="StarSymbol2"/>
      </text:list-level-style-bullet>
      <text:list-level-style-bullet text:level="3" text:style-name="Bullet_20_Symbols" style:num-suffix="." text:bullet-char="•">
        <style:list-level-properties text:space-before="1cm" text:min-label-width="0.499cm"/>
        <style:text-properties style:font-name="StarSymbol2"/>
      </text:list-level-style-bullet>
      <text:list-level-style-bullet text:level="4" text:style-name="Bullet_20_Symbols" style:num-suffix="." text:bullet-char="•">
        <style:list-level-properties text:space-before="1.501cm" text:min-label-width="0.499cm"/>
        <style:text-properties style:font-name="StarSymbol2"/>
      </text:list-level-style-bullet>
      <text:list-level-style-bullet text:level="5" text:style-name="Bullet_20_Symbols" style:num-suffix="." text:bullet-char="•">
        <style:list-level-properties text:space-before="2cm" text:min-label-width="0.499cm"/>
        <style:text-properties style:font-name="StarSymbol2"/>
      </text:list-level-style-bullet>
      <text:list-level-style-bullet text:level="6" text:style-name="Bullet_20_Symbols" style:num-suffix="." text:bullet-char="•">
        <style:list-level-properties text:space-before="2.501cm" text:min-label-width="0.499cm"/>
        <style:text-properties style:font-name="StarSymbol2"/>
      </text:list-level-style-bullet>
      <text:list-level-style-bullet text:level="7" text:style-name="Bullet_20_Symbols" style:num-suffix="." text:bullet-char="•">
        <style:list-level-properties text:space-before="3.001cm" text:min-label-width="0.499cm"/>
        <style:text-properties style:font-name="StarSymbol2"/>
      </text:list-level-style-bullet>
      <text:list-level-style-bullet text:level="8" text:style-name="Bullet_20_Symbols" style:num-suffix="." text:bullet-char="•">
        <style:list-level-properties text:space-before="3.502cm" text:min-label-width="0.499cm"/>
        <style:text-properties style:font-name="StarSymbol2"/>
      </text:list-level-style-bullet>
      <text:list-level-style-bullet text:level="9" text:style-name="Bullet_20_Symbols" style:num-suffix="." text:bullet-char="•">
        <style:list-level-properties text:space-before="4.001cm" text:min-label-width="0.499cm"/>
        <style:text-properties style:font-name="StarSymbol2"/>
      </text:list-level-style-bullet>
      <text:list-level-style-bullet text:level="10" text:style-name="Bullet_20_Symbols" style:num-suffix="." text:bullet-char="•">
        <style:list-level-properties text:space-before="4.502cm" text:min-label-width="0.499cm"/>
        <style:text-properties style:font-name="StarSymbol2"/>
      </text:list-level-style-bullet>
    </text:list-style>
    <text:list-style style:name="L48">
      <text:list-level-style-bullet text:level="1" text:style-name="Bullet_20_Symbols" style:num-suffix="." text:bullet-char="•">
        <style:list-level-properties text:min-label-width="0.499cm"/>
        <style:text-properties style:font-name="StarSymbol2"/>
      </text:list-level-style-bullet>
      <text:list-level-style-bullet text:level="2" text:style-name="Bullet_20_Symbols" style:num-suffix="." text:bullet-char="•">
        <style:list-level-properties text:space-before="0.501cm" text:min-label-width="0.499cm"/>
        <style:text-properties style:font-name="StarSymbol2"/>
      </text:list-level-style-bullet>
      <text:list-level-style-bullet text:level="3" text:style-name="Bullet_20_Symbols" style:num-suffix="." text:bullet-char="•">
        <style:list-level-properties text:space-before="1cm" text:min-label-width="0.499cm"/>
        <style:text-properties style:font-name="StarSymbol2"/>
      </text:list-level-style-bullet>
      <text:list-level-style-bullet text:level="4" text:style-name="Bullet_20_Symbols" style:num-suffix="." text:bullet-char="•">
        <style:list-level-properties text:space-before="1.501cm" text:min-label-width="0.499cm"/>
        <style:text-properties style:font-name="StarSymbol2"/>
      </text:list-level-style-bullet>
      <text:list-level-style-bullet text:level="5" text:style-name="Bullet_20_Symbols" style:num-suffix="." text:bullet-char="•">
        <style:list-level-properties text:space-before="2cm" text:min-label-width="0.499cm"/>
        <style:text-properties style:font-name="StarSymbol2"/>
      </text:list-level-style-bullet>
      <text:list-level-style-bullet text:level="6" text:style-name="Bullet_20_Symbols" style:num-suffix="." text:bullet-char="•">
        <style:list-level-properties text:space-before="2.501cm" text:min-label-width="0.499cm"/>
        <style:text-properties style:font-name="StarSymbol2"/>
      </text:list-level-style-bullet>
      <text:list-level-style-bullet text:level="7" text:style-name="Bullet_20_Symbols" style:num-suffix="." text:bullet-char="•">
        <style:list-level-properties text:space-before="3.001cm" text:min-label-width="0.499cm"/>
        <style:text-properties style:font-name="StarSymbol2"/>
      </text:list-level-style-bullet>
      <text:list-level-style-bullet text:level="8" text:style-name="Bullet_20_Symbols" style:num-suffix="." text:bullet-char="•">
        <style:list-level-properties text:space-before="3.502cm" text:min-label-width="0.499cm"/>
        <style:text-properties style:font-name="StarSymbol2"/>
      </text:list-level-style-bullet>
      <text:list-level-style-bullet text:level="9" text:style-name="Bullet_20_Symbols" style:num-suffix="." text:bullet-char="•">
        <style:list-level-properties text:space-before="4.001cm" text:min-label-width="0.499cm"/>
        <style:text-properties style:font-name="StarSymbol2"/>
      </text:list-level-style-bullet>
      <text:list-level-style-bullet text:level="10" text:style-name="Bullet_20_Symbols" style:num-suffix="." text:bullet-char="•">
        <style:list-level-properties text:space-before="4.502cm" text:min-label-width="0.499cm"/>
        <style:text-properties style:font-name="StarSymbol2"/>
      </text:list-level-style-bullet>
    </text:list-style>
    <text:list-style style:name="L4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50">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51">
      <text:list-level-style-bullet text:level="1" text:style-name="Bullet_20_Symbols" style:num-suffix="." text:bullet-char="•">
        <style:list-level-properties text:space-before="0.04cm" text:min-label-width="0.191cm"/>
        <style:text-properties style:font-name="StarSymbol2"/>
      </text:list-level-style-bullet>
      <text:list-level-style-bullet text:level="2" text:style-name="Bullet_20_Symbols" style:num-suffix="." text:bullet-char="•">
        <style:list-level-properties text:space-before="1.27cm" text:min-label-width="0.191cm"/>
        <style:text-properties style:font-name="StarSymbol2"/>
      </text:list-level-style-bullet>
      <text:list-level-style-bullet text:level="3" text:style-name="Bullet_20_Symbols" style:num-suffix="." text:bullet-char="•">
        <style:list-level-properties text:space-before="1.905cm" text:min-label-width="0.191cm"/>
        <style:text-properties style:font-name="StarSymbol2"/>
      </text:list-level-style-bullet>
      <text:list-level-style-bullet text:level="4" text:style-name="Bullet_20_Symbols" style:num-suffix="." text:bullet-char="•">
        <style:list-level-properties text:space-before="2.54cm" text:min-label-width="0.191cm"/>
        <style:text-properties style:font-name="StarSymbol2"/>
      </text:list-level-style-bullet>
      <text:list-level-style-bullet text:level="5" text:style-name="Bullet_20_Symbols" style:num-suffix="." text:bullet-char="•">
        <style:list-level-properties text:space-before="3.175cm" text:min-label-width="0.191cm"/>
        <style:text-properties style:font-name="StarSymbol2"/>
      </text:list-level-style-bullet>
      <text:list-level-style-bullet text:level="6" text:style-name="Bullet_20_Symbols" style:num-suffix="." text:bullet-char="•">
        <style:list-level-properties text:space-before="3.81cm" text:min-label-width="0.191cm"/>
        <style:text-properties style:font-name="StarSymbol2"/>
      </text:list-level-style-bullet>
      <text:list-level-style-bullet text:level="7" text:style-name="Bullet_20_Symbols" style:num-suffix="." text:bullet-char="•">
        <style:list-level-properties text:space-before="4.445cm" text:min-label-width="0.191cm"/>
        <style:text-properties style:font-name="StarSymbol2"/>
      </text:list-level-style-bullet>
      <text:list-level-style-bullet text:level="8" text:style-name="Bullet_20_Symbols" style:num-suffix="." text:bullet-char="•">
        <style:list-level-properties text:space-before="5.08cm" text:min-label-width="0.191cm"/>
        <style:text-properties style:font-name="StarSymbol2"/>
      </text:list-level-style-bullet>
      <text:list-level-style-bullet text:level="9" text:style-name="Bullet_20_Symbols" style:num-suffix="." text:bullet-char="•">
        <style:list-level-properties text:space-before="5.715cm" text:min-label-width="0.191cm"/>
        <style:text-properties style:font-name="StarSymbol2"/>
      </text:list-level-style-bullet>
      <text:list-level-style-bullet text:level="10" text:style-name="Bullet_20_Symbols" style:num-suffix="." text:bullet-char="•">
        <style:list-level-properties text:space-before="6.35cm" text:min-label-width="0.191cm"/>
        <style:text-properties style:font-name="StarSymbol2"/>
      </text:list-level-style-bullet>
    </text:list-style>
    <text:list-style style:name="L52">
      <text:list-level-style-bullet text:level="1" text:style-name="Bullet_20_Symbols" style:num-suffix="." text:bullet-char="•">
        <style:list-level-properties text:min-label-width="0.499cm"/>
        <style:text-properties style:font-name="StarSymbol2"/>
      </text:list-level-style-bullet>
      <text:list-level-style-bullet text:level="2" text:style-name="Bullet_20_Symbols" style:num-suffix="." text:bullet-char="•">
        <style:list-level-properties text:space-before="0.501cm" text:min-label-width="0.499cm"/>
        <style:text-properties style:font-name="StarSymbol2"/>
      </text:list-level-style-bullet>
      <text:list-level-style-bullet text:level="3" text:style-name="Bullet_20_Symbols" style:num-suffix="." text:bullet-char="•">
        <style:list-level-properties text:space-before="1cm" text:min-label-width="0.499cm"/>
        <style:text-properties style:font-name="StarSymbol2"/>
      </text:list-level-style-bullet>
      <text:list-level-style-bullet text:level="4" text:style-name="Bullet_20_Symbols" style:num-suffix="." text:bullet-char="•">
        <style:list-level-properties text:space-before="1.501cm" text:min-label-width="0.499cm"/>
        <style:text-properties style:font-name="StarSymbol2"/>
      </text:list-level-style-bullet>
      <text:list-level-style-bullet text:level="5" text:style-name="Bullet_20_Symbols" style:num-suffix="." text:bullet-char="•">
        <style:list-level-properties text:space-before="2cm" text:min-label-width="0.499cm"/>
        <style:text-properties style:font-name="StarSymbol2"/>
      </text:list-level-style-bullet>
      <text:list-level-style-bullet text:level="6" text:style-name="Bullet_20_Symbols" style:num-suffix="." text:bullet-char="•">
        <style:list-level-properties text:space-before="2.501cm" text:min-label-width="0.499cm"/>
        <style:text-properties style:font-name="StarSymbol2"/>
      </text:list-level-style-bullet>
      <text:list-level-style-bullet text:level="7" text:style-name="Bullet_20_Symbols" style:num-suffix="." text:bullet-char="•">
        <style:list-level-properties text:space-before="3.001cm" text:min-label-width="0.499cm"/>
        <style:text-properties style:font-name="StarSymbol2"/>
      </text:list-level-style-bullet>
      <text:list-level-style-bullet text:level="8" text:style-name="Bullet_20_Symbols" style:num-suffix="." text:bullet-char="•">
        <style:list-level-properties text:space-before="3.502cm" text:min-label-width="0.499cm"/>
        <style:text-properties style:font-name="StarSymbol2"/>
      </text:list-level-style-bullet>
      <text:list-level-style-bullet text:level="9" text:style-name="Bullet_20_Symbols" style:num-suffix="." text:bullet-char="•">
        <style:list-level-properties text:space-before="4.001cm" text:min-label-width="0.499cm"/>
        <style:text-properties style:font-name="StarSymbol2"/>
      </text:list-level-style-bullet>
      <text:list-level-style-bullet text:level="10" text:style-name="Bullet_20_Symbols" style:num-suffix="." text:bullet-char="•">
        <style:list-level-properties text:space-before="4.502cm" text:min-label-width="0.499cm"/>
        <style:text-properties style:font-name="StarSymbol2"/>
      </text:list-level-style-bullet>
    </text:list-style>
    <text:list-style style:name="L53">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5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55">
      <text:list-level-style-bullet text:level="1" text:style-name="Bullet_20_Symbols" style:num-suffix="." text:bullet-char="•">
        <style:list-level-properties text:min-label-width="0.499cm"/>
        <style:text-properties style:font-name="StarSymbol2"/>
      </text:list-level-style-bullet>
      <text:list-level-style-bullet text:level="2" text:style-name="Bullet_20_Symbols" style:num-suffix="." text:bullet-char="•">
        <style:list-level-properties text:space-before="0.501cm" text:min-label-width="0.499cm"/>
        <style:text-properties style:font-name="StarSymbol2"/>
      </text:list-level-style-bullet>
      <text:list-level-style-bullet text:level="3" text:style-name="Bullet_20_Symbols" style:num-suffix="." text:bullet-char="•">
        <style:list-level-properties text:space-before="0.2cm" text:min-label-width="0.499cm"/>
        <style:text-properties style:font-name="StarSymbol2"/>
      </text:list-level-style-bullet>
      <text:list-level-style-bullet text:level="4" text:style-name="Bullet_20_Symbols" style:num-suffix="." text:bullet-char="•">
        <style:list-level-properties text:space-before="1.501cm" text:min-label-width="0.499cm"/>
        <style:text-properties style:font-name="StarSymbol2"/>
      </text:list-level-style-bullet>
      <text:list-level-style-bullet text:level="5" text:style-name="Bullet_20_Symbols" style:num-suffix="." text:bullet-char="•">
        <style:list-level-properties text:space-before="2cm" text:min-label-width="0.499cm"/>
        <style:text-properties style:font-name="StarSymbol2"/>
      </text:list-level-style-bullet>
      <text:list-level-style-bullet text:level="6" text:style-name="Bullet_20_Symbols" style:num-suffix="." text:bullet-char="•">
        <style:list-level-properties text:space-before="2.501cm" text:min-label-width="0.499cm"/>
        <style:text-properties style:font-name="StarSymbol2"/>
      </text:list-level-style-bullet>
      <text:list-level-style-bullet text:level="7" text:style-name="Bullet_20_Symbols" style:num-suffix="." text:bullet-char="•">
        <style:list-level-properties text:space-before="3.001cm" text:min-label-width="0.499cm"/>
        <style:text-properties style:font-name="StarSymbol2"/>
      </text:list-level-style-bullet>
      <text:list-level-style-bullet text:level="8" text:style-name="Bullet_20_Symbols" style:num-suffix="." text:bullet-char="•">
        <style:list-level-properties text:space-before="3.502cm" text:min-label-width="0.499cm"/>
        <style:text-properties style:font-name="StarSymbol2"/>
      </text:list-level-style-bullet>
      <text:list-level-style-bullet text:level="9" text:style-name="Bullet_20_Symbols" style:num-suffix="." text:bullet-char="•">
        <style:list-level-properties text:space-before="4.001cm" text:min-label-width="0.499cm"/>
        <style:text-properties style:font-name="StarSymbol2"/>
      </text:list-level-style-bullet>
      <text:list-level-style-bullet text:level="10" text:style-name="Bullet_20_Symbols" style:num-suffix="." text:bullet-char="•">
        <style:list-level-properties text:space-before="4.502cm" text:min-label-width="0.499cm"/>
        <style:text-properties style:font-name="StarSymbol2"/>
      </text:list-level-style-bullet>
    </text:list-style>
    <text:list-style style:name="L5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57">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58">
      <text:list-level-style-bullet text:level="1" text:style-name="Bullet_20_Symbols" style:num-suffix="." text:bullet-char="•">
        <style:list-level-properties text:min-label-width="0.499cm"/>
        <style:text-properties style:font-name="StarSymbol2"/>
      </text:list-level-style-bullet>
      <text:list-level-style-bullet text:level="2" text:style-name="Bullet_20_Symbols" style:num-suffix="." text:bullet-char="•">
        <style:list-level-properties text:space-before="0.501cm" text:min-label-width="0.499cm"/>
        <style:text-properties style:font-name="StarSymbol2"/>
      </text:list-level-style-bullet>
      <text:list-level-style-bullet text:level="3" text:style-name="Bullet_20_Symbols" style:num-suffix="." text:bullet-char="•">
        <style:list-level-properties text:space-before="1cm" text:min-label-width="0.499cm"/>
        <style:text-properties style:font-name="StarSymbol2"/>
      </text:list-level-style-bullet>
      <text:list-level-style-bullet text:level="4" text:style-name="Bullet_20_Symbols" style:num-suffix="." text:bullet-char="•">
        <style:list-level-properties text:space-before="1.501cm" text:min-label-width="0.499cm"/>
        <style:text-properties style:font-name="StarSymbol2"/>
      </text:list-level-style-bullet>
      <text:list-level-style-bullet text:level="5" text:style-name="Bullet_20_Symbols" style:num-suffix="." text:bullet-char="•">
        <style:list-level-properties text:space-before="2cm" text:min-label-width="0.499cm"/>
        <style:text-properties style:font-name="StarSymbol2"/>
      </text:list-level-style-bullet>
      <text:list-level-style-bullet text:level="6" text:style-name="Bullet_20_Symbols" style:num-suffix="." text:bullet-char="•">
        <style:list-level-properties text:space-before="2.501cm" text:min-label-width="0.499cm"/>
        <style:text-properties style:font-name="StarSymbol2"/>
      </text:list-level-style-bullet>
      <text:list-level-style-bullet text:level="7" text:style-name="Bullet_20_Symbols" style:num-suffix="." text:bullet-char="•">
        <style:list-level-properties text:space-before="3.001cm" text:min-label-width="0.499cm"/>
        <style:text-properties style:font-name="StarSymbol2"/>
      </text:list-level-style-bullet>
      <text:list-level-style-bullet text:level="8" text:style-name="Bullet_20_Symbols" style:num-suffix="." text:bullet-char="•">
        <style:list-level-properties text:space-before="3.502cm" text:min-label-width="0.499cm"/>
        <style:text-properties style:font-name="StarSymbol2"/>
      </text:list-level-style-bullet>
      <text:list-level-style-bullet text:level="9" text:style-name="Bullet_20_Symbols" style:num-suffix="." text:bullet-char="•">
        <style:list-level-properties text:space-before="4.001cm" text:min-label-width="0.499cm"/>
        <style:text-properties style:font-name="StarSymbol2"/>
      </text:list-level-style-bullet>
      <text:list-level-style-bullet text:level="10" text:style-name="Bullet_20_Symbols" style:num-suffix="." text:bullet-char="•">
        <style:list-level-properties text:space-before="4.502cm" text:min-label-width="0.499cm"/>
        <style:text-properties style:font-name="StarSymbol2"/>
      </text:list-level-style-bullet>
    </text:list-style>
    <text:list-style style:name="L5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60">
      <text:list-level-style-bullet text:level="1" text:style-name="Bullet_20_Symbols" style:num-suffix="." text:bullet-char="•">
        <style:list-level-properties text:space-before="0.19cm" text:min-label-width="0.191cm"/>
        <style:text-properties style:font-name="StarSymbol2"/>
      </text:list-level-style-bullet>
      <text:list-level-style-bullet text:level="2" text:style-name="Bullet_20_Symbols" style:num-suffix="." text:bullet-char="•">
        <style:list-level-properties text:space-before="0.381cm" text:min-label-width="0.191cm"/>
        <style:text-properties style:font-name="StarSymbol2"/>
      </text:list-level-style-bullet>
      <text:list-level-style-bullet text:level="3" text:style-name="Bullet_20_Symbols" style:num-suffix="." text:bullet-char="•">
        <style:list-level-properties text:space-before="0.571cm" text:min-label-width="0.191cm"/>
        <style:text-properties style:font-name="StarSymbol2"/>
      </text:list-level-style-bullet>
      <text:list-level-style-bullet text:level="4" text:style-name="Bullet_20_Symbols" style:num-suffix="." text:bullet-char="•">
        <style:list-level-properties text:space-before="0.762cm" text:min-label-width="0.191cm"/>
        <style:text-properties style:font-name="StarSymbol2"/>
      </text:list-level-style-bullet>
      <text:list-level-style-bullet text:level="5" text:style-name="Bullet_20_Symbols" style:num-suffix="." text:bullet-char="•">
        <style:list-level-properties text:space-before="0.952cm" text:min-label-width="0.191cm"/>
        <style:text-properties style:font-name="StarSymbol2"/>
      </text:list-level-style-bullet>
      <text:list-level-style-bullet text:level="6" text:style-name="Bullet_20_Symbols" style:num-suffix="." text:bullet-char="•">
        <style:list-level-properties text:space-before="1.143cm" text:min-label-width="0.191cm"/>
        <style:text-properties style:font-name="StarSymbol2"/>
      </text:list-level-style-bullet>
      <text:list-level-style-bullet text:level="7" text:style-name="Bullet_20_Symbols" style:num-suffix="." text:bullet-char="•">
        <style:list-level-properties text:space-before="1.333cm" text:min-label-width="0.191cm"/>
        <style:text-properties style:font-name="StarSymbol2"/>
      </text:list-level-style-bullet>
      <text:list-level-style-bullet text:level="8" text:style-name="Bullet_20_Symbols" style:num-suffix="." text:bullet-char="•">
        <style:list-level-properties text:space-before="1.524cm" text:min-label-width="0.191cm"/>
        <style:text-properties style:font-name="StarSymbol2"/>
      </text:list-level-style-bullet>
      <text:list-level-style-bullet text:level="9" text:style-name="Bullet_20_Symbols" style:num-suffix="." text:bullet-char="•">
        <style:list-level-properties text:space-before="1.714cm" text:min-label-width="0.191cm"/>
        <style:text-properties style:font-name="StarSymbol2"/>
      </text:list-level-style-bullet>
      <text:list-level-style-bullet text:level="10" text:style-name="Bullet_20_Symbols" style:num-suffix="." text:bullet-char="•">
        <style:list-level-properties text:space-before="1.905cm" text:min-label-width="0.191cm"/>
        <style:text-properties style:font-name="StarSymbol2"/>
      </text:list-level-style-bullet>
    </text:list-style>
    <text:list-style style:name="L6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6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63">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6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65">
      <text:list-level-style-bullet text:level="1" text:style-name="Bullet_20_Symbols" style:num-suffix="." text:bullet-char="•">
        <style:list-level-properties text:min-label-width="0.499cm"/>
        <style:text-properties style:font-name="StarSymbol2"/>
      </text:list-level-style-bullet>
      <text:list-level-style-bullet text:level="2" text:style-name="Bullet_20_Symbols" style:num-suffix="." text:bullet-char="•">
        <style:list-level-properties text:space-before="0.501cm" text:min-label-width="0.499cm"/>
        <style:text-properties style:font-name="StarSymbol2"/>
      </text:list-level-style-bullet>
      <text:list-level-style-bullet text:level="3" text:style-name="Bullet_20_Symbols" style:num-suffix="." text:bullet-char="•">
        <style:list-level-properties text:space-before="1cm" text:min-label-width="0.499cm"/>
        <style:text-properties style:font-name="StarSymbol2"/>
      </text:list-level-style-bullet>
      <text:list-level-style-bullet text:level="4" text:style-name="Bullet_20_Symbols" style:num-suffix="." text:bullet-char="•">
        <style:list-level-properties text:space-before="1.501cm" text:min-label-width="0.499cm"/>
        <style:text-properties style:font-name="StarSymbol2"/>
      </text:list-level-style-bullet>
      <text:list-level-style-bullet text:level="5" text:style-name="Bullet_20_Symbols" style:num-suffix="." text:bullet-char="•">
        <style:list-level-properties text:space-before="2cm" text:min-label-width="0.499cm"/>
        <style:text-properties style:font-name="StarSymbol2"/>
      </text:list-level-style-bullet>
      <text:list-level-style-bullet text:level="6" text:style-name="Bullet_20_Symbols" style:num-suffix="." text:bullet-char="•">
        <style:list-level-properties text:space-before="2.501cm" text:min-label-width="0.499cm"/>
        <style:text-properties style:font-name="StarSymbol2"/>
      </text:list-level-style-bullet>
      <text:list-level-style-bullet text:level="7" text:style-name="Bullet_20_Symbols" style:num-suffix="." text:bullet-char="•">
        <style:list-level-properties text:space-before="3.001cm" text:min-label-width="0.499cm"/>
        <style:text-properties style:font-name="StarSymbol2"/>
      </text:list-level-style-bullet>
      <text:list-level-style-bullet text:level="8" text:style-name="Bullet_20_Symbols" style:num-suffix="." text:bullet-char="•">
        <style:list-level-properties text:space-before="3.502cm" text:min-label-width="0.499cm"/>
        <style:text-properties style:font-name="StarSymbol2"/>
      </text:list-level-style-bullet>
      <text:list-level-style-bullet text:level="9" text:style-name="Bullet_20_Symbols" style:num-suffix="." text:bullet-char="•">
        <style:list-level-properties text:space-before="4.001cm" text:min-label-width="0.499cm"/>
        <style:text-properties style:font-name="StarSymbol2"/>
      </text:list-level-style-bullet>
      <text:list-level-style-bullet text:level="10" text:style-name="Bullet_20_Symbols" style:num-suffix="." text:bullet-char="•">
        <style:list-level-properties text:space-before="4.502cm" text:min-label-width="0.499cm"/>
        <style:text-properties style:font-name="StarSymbol2"/>
      </text:list-level-style-bullet>
    </text:list-style>
    <text:list-style style:name="L66">
      <text:list-level-style-bullet text:level="1" text:style-name="Bullet_20_Symbols" style:num-suffix="." text:bullet-char="•">
        <style:list-level-properties text:space-before="0.101cm" text:min-label-width="0.199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67">
      <text:list-level-style-bullet text:level="1" text:style-name="Bullet_20_Symbols" style:num-suffix="." text:bullet-char="•">
        <style:list-level-properties text:space-before="0.101cm" text:min-label-width="0.199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68">
      <text:list-level-style-bullet text:level="1" text:style-name="Bullet_20_Symbols" style:num-suffix="." text:bullet-char="•">
        <style:list-level-properties text:space-before="0.101cm" text:min-label-width="0.199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69">
      <text:list-level-style-bullet text:level="1" text:style-name="Bullet_20_Symbols" style:num-suffix="." text:bullet-char="•">
        <style:list-level-properties text:space-before="0.101cm" text:min-label-width="0.199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70">
      <text:list-level-style-bullet text:level="1" text:style-name="Bullet_20_Symbols" style:num-suffix="." text:bullet-char="•">
        <style:list-level-properties text:space-before="0.101cm" text:min-label-width="0.199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71">
      <text:list-level-style-bullet text:level="1" text:style-name="Bullet_20_Symbols" style:num-suffix="." text:bullet-char="•">
        <style:list-level-properties text:space-before="0.1cm" text:min-label-width="0.1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72">
      <text:list-level-style-bullet text:level="1" text:style-name="Bullet_20_Symbols" style:num-suffix="." text:bullet-char="•">
        <style:list-level-properties text:space-before="0.101cm" text:min-label-width="0.199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73">
      <text:list-level-style-bullet text:level="1" text:style-name="Bullet_20_Symbols" style:num-suffix="." text:bullet-char="•">
        <style:list-level-properties text:space-before="0.1cm" text:min-label-width="0.1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74">
      <text:list-level-style-bullet text:level="1" text:style-name="Bullet_20_Symbols" style:num-suffix="." text:bullet-char="•">
        <style:list-level-properties text:space-before="0.101cm" text:min-label-width="0.199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75">
      <text:list-level-style-bullet text:level="1" text:style-name="Bullet_20_Symbols" style:num-suffix="." text:bullet-char="•">
        <style:list-level-properties text:space-before="0.101cm" text:min-label-width="0.199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76">
      <text:list-level-style-bullet text:level="1" text:style-name="Bullet_20_Symbols" style:num-suffix="." text:bullet-char="•">
        <style:list-level-properties text:space-before="0.1cm" text:min-label-width="0.1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77">
      <text:list-level-style-bullet text:level="1" text:style-name="Bullet_20_Symbols" style:num-suffix="." text:bullet-char="•">
        <style:list-level-properties text:space-before="0.1cm" text:min-label-width="0.1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78">
      <text:list-level-style-bullet text:level="1" text:style-name="Bullet_20_Symbols" style:num-suffix="." text:bullet-char="•">
        <style:list-level-properties text:space-before="0.1cm" text:min-label-width="0.1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79">
      <text:list-level-style-bullet text:level="1" text:style-name="Bullet_20_Symbols" style:num-suffix="." text:bullet-char="•">
        <style:list-level-properties text:space-before="0.101cm" text:min-label-width="0.199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80">
      <text:list-level-style-bullet text:level="1" text:style-name="Bullet_20_Symbols" style:num-suffix="." text:bullet-char="•">
        <style:list-level-properties text:min-label-width="0.64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8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8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83">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8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8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8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87">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8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8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90">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number:text-style style:name="N100">
      <number:text-content/>
    </number:text-style>
  </office:automatic-styles>
  <office:body>
    <office:text text:use-soft-page-breaks="true">
      <office:forms form:automatic-focus="false" form:apply-design-mode="false"/>
      <text:tracked-changes text:track-changes="false">
        <text:changed-region text:id="ct194844112">
          <text:insertion>
            <office:change-info>
              <dc:creator>Bálint Fekete</dc:creator>
              <dc:date>2007-12-18T17:19:15.81</dc:date>
            </office:change-info>
          </text:insertion>
        </text:changed-region>
        <text:changed-region text:id="ct194844312">
          <text:deletion>
            <office:change-info>
              <dc:creator>Bálint Fekete</dc:creator>
              <dc:date>2007-12-18T17:19:15.81</dc:date>
            </office:change-info>
            <text:p text:style-name="P1">4</text:p>
          </text:deletion>
        </text:changed-region>
        <text:changed-region text:id="ct194844512">
          <text:insertion>
            <office:change-info>
              <dc:creator>Bálint Fekete</dc:creator>
              <dc:date>2007-12-18T17:19:15.81</dc:date>
            </office:change-info>
          </text:insertion>
        </text:changed-region>
        <text:changed-region text:id="ct194844712">
          <text:deletion>
            <office:change-info>
              <dc:creator>Bálint Fekete</dc:creator>
              <dc:date>2007-12-18T17:19:15.81</dc:date>
            </office:change-info>
            <text:p text:style-name="P1"><text:span text:style-name="T1">A Pszí tradíciók 4 fokú fortélyok egyre erősebb követelményekkel. Tradíció nélkül nem lehet </text:span><text:span text:style-name="T2">ψ</text:span><text:span text:style-name="T1">p-ot venni, vagy </text:span><text:span text:style-name="T2">ψ</text:span><text:span text:style-name="T1"> iskolá</text:span></text:p>
          </text:deletion>
        </text:changed-region>
        <text:changed-region text:id="ct190729336">
          <text:insertion>
            <office:change-info>
              <dc:creator>Bálint Fekete</dc:creator>
              <dc:date>2007-12-18T17:19:15.81</dc:date>
            </office:change-info>
          </text:insertion>
        </text:changed-region>
        <text:changed-region text:id="ct188193128">
          <text:deletion>
            <office:change-info>
              <dc:creator>Bálint Fekete</dc:creator>
              <dc:date>2007-12-18T17:19:15.81</dc:date>
            </office:change-info>
            <text:p text:style-name="P2">iskolák: átlagos képzettség</text:p>
          </text:deletion>
        </text:changed-region>
        <text:changed-region text:id="ct187451248">
          <text:insertion>
            <office:change-info>
              <dc:creator>Bálint Fekete</dc:creator>
              <dc:date>2007-12-18T17:19:15.81</dc:date>
            </office:change-info>
          </text:insertion>
        </text:changed-region>
        <text:changed-region text:id="ct188194128">
          <text:deletion>
            <office:change-info>
              <dc:creator>Bálint Fekete</dc:creator>
              <dc:date>2007-12-18T17:19:15.81</dc:date>
            </office:change-info>
            <text:p text:style-name="P3"><text:s/>és van, amelyiknek végrehajtásához más egyéb követelményt kell teljesíteni</text:p>
          </text:deletion>
        </text:changed-region>
        <text:changed-region text:id="ct127241512">
          <text:insertion>
            <office:change-info>
              <dc:creator>Bálint Fekete</dc:creator>
              <dc:date>2007-12-18T17:19:15.81</dc:date>
            </office:change-info>
          </text:insertion>
        </text:changed-region>
        <text:changed-region text:id="ct127241616">
          <text:deletion>
            <office:change-info>
              <dc:creator>Bálint Fekete</dc:creator>
              <dc:date>2007-12-18T17:19:15.81</dc:date>
            </office:change-info>
            <text:p text:style-name="P4">1</text:p>
          </text:deletion>
        </text:changed-region>
        <text:changed-region text:id="ct71627624">
          <text:insertion>
            <office:change-info>
              <dc:creator>Bálint Fekete</dc:creator>
              <dc:date>2007-12-18T17:19:15.81</dc:date>
            </office:change-info>
          </text:insertion>
        </text:changed-region>
        <text:changed-region text:id="ct71477544">
          <text:deletion>
            <office:change-info>
              <dc:creator>Bálint Fekete</dc:creator>
              <dc:date>2007-12-18T17:19:15.81</dc:date>
            </office:change-info>
            <text:p text:style-name="P5">2</text:p>
          </text:deletion>
        </text:changed-region>
        <text:changed-region text:id="ct195417768">
          <text:insertion>
            <office:change-info>
              <dc:creator>Bálint Fekete</dc:creator>
              <dc:date>2007-12-18T17:19:15.81</dc:date>
            </office:change-info>
          </text:insertion>
        </text:changed-region>
        <text:changed-region text:id="ct195417872">
          <text:deletion>
            <office:change-info>
              <dc:creator>Bálint Fekete</dc:creator>
              <dc:date>2007-12-18T17:19:15.81</dc:date>
            </office:change-info>
            <text:p text:style-name="P6">2</text:p>
          </text:deletion>
        </text:changed-region>
        <text:changed-region text:id="ct188200224">
          <text:insertion>
            <office:change-info>
              <dc:creator>Bálint Fekete</dc:creator>
              <dc:date>2007-12-18T17:19:15.81</dc:date>
            </office:change-info>
          </text:insertion>
        </text:changed-region>
        <text:changed-region text:id="ct188200328">
          <text:deletion>
            <office:change-info>
              <dc:creator>Bálint Fekete</dc:creator>
              <dc:date>2007-12-18T17:19:15.81</dc:date>
            </office:change-info>
            <text:p text:style-name="P6">2</text:p>
          </text:deletion>
        </text:changed-region>
        <text:changed-region text:id="ct71293104">
          <text:insertion>
            <office:change-info>
              <dc:creator>Bálint Fekete</dc:creator>
              <dc:date>2007-12-18T17:19:15.81</dc:date>
            </office:change-info>
          </text:insertion>
        </text:changed-region>
        <text:changed-region text:id="ct197325872">
          <text:deletion>
            <office:change-info>
              <dc:creator>Bálint Fekete</dc:creator>
              <dc:date>2007-12-18T17:19:15.81</dc:date>
            </office:change-info>
            <text:p text:style-name="P7">4</text:p>
          </text:deletion>
        </text:changed-region>
        <text:changed-region text:id="ct127742768">
          <text:insertion>
            <office:change-info>
              <dc:creator>Bálint Fekete</dc:creator>
              <dc:date>2007-12-18T17:19:15.81</dc:date>
            </office:change-info>
          </text:insertion>
        </text:changed-region>
        <text:changed-region text:id="ct127742952">
          <text:deletion>
            <office:change-info>
              <dc:creator>Bálint Fekete</dc:creator>
              <dc:date>2007-12-18T17:19:15.81</dc:date>
            </office:change-info>
            <table:table table:name="Táblázat26" table:style-name="Táblázat26">
              <table:table-column table:style-name="Táblázat26.A"/>
              <table:table-column table:style-name="Táblázat26.B"/>
              <table:table-column table:style-name="Táblázat26.C" table:number-columns-repeated="3"/>
              <table:table-column table:style-name="Táblázat26.F"/>
              <table:table-header-rows>
                <table:table-row>
                  <table:table-cell table:style-name="Táblázat26.A1" office:value-type="string">
                    <text:p text:style-name="P303">Fok</text:p>
                  </table:table-cell>
                  <table:table-cell table:style-name="Táblázat26.A1" office:value-type="string">
                    <text:p text:style-name="P303">Követelmény</text:p>
                  </table:table-cell>
                  <table:table-cell table:style-name="Táblázat26.A1" office:value-type="string">
                    <text:p text:style-name="P303">KÉ</text:p>
                  </table:table-cell>
                  <table:table-cell table:style-name="Táblázat26.A1" office:value-type="string">
                    <text:p text:style-name="P303">TÉ</text:p>
                  </table:table-cell>
                  <table:table-cell table:style-name="Táblázat26.A1" office:value-type="string">
                    <text:p text:style-name="P303">VÉ</text:p>
                  </table:table-cell>
                  <table:table-cell table:style-name="Táblázat26.F1" office:value-type="string">
                    <text:p text:style-name="P303">Sebzés</text:p>
                  </table:table-cell>
                </table:table-row>
              </table:table-header-rows>
              <table:table-row>
                <table:table-cell table:style-name="Táblázat26.A2" office:value-type="string">
                  <text:p text:style-name="P274">1</text:p>
                </table:table-cell>
                <table:table-cell table:style-name="Táblázat26.A2" office:value-type="string">
                  <text:p text:style-name="P274">4.szint a harcmodorban</text:p>
                </table:table-cell>
                <table:table-cell table:style-name="Táblázat26.A2" office:value-type="string">
                  <text:p text:style-name="P274">+1</text:p>
                </table:table-cell>
                <table:table-cell table:style-name="Táblázat26.A2" office:value-type="string">
                  <text:p text:style-name="P274">+2</text:p>
                </table:table-cell>
                <table:table-cell table:style-name="Táblázat26.A2" office:value-type="string">
                  <text:p text:style-name="P274">+2</text:p>
                </table:table-cell>
                <table:table-cell table:style-name="Táblázat26.F2" office:value-type="string">
                  <text:p text:style-name="P274">+1 SP</text:p>
                </table:table-cell>
              </table:table-row>
              <table:table-row>
                <table:table-cell table:style-name="Táblázat26.A2" office:value-type="string">
                  <text:p text:style-name="P274">2</text:p>
                </table:table-cell>
                <table:table-cell table:style-name="Táblázat26.A2" office:value-type="string">
                  <text:p text:style-name="P274">8.szint a harcmodorban</text:p>
                </table:table-cell>
                <table:table-cell table:style-name="Táblázat26.A2" office:value-type="string">
                  <text:p text:style-name="P274">+2</text:p>
                </table:table-cell>
                <table:table-cell table:style-name="Táblázat26.A2" office:value-type="string">
                  <text:p text:style-name="P274">+4</text:p>
                </table:table-cell>
                <table:table-cell table:style-name="Táblázat26.A2" office:value-type="string">
                  <text:p text:style-name="P274">+4</text:p>
                </table:table-cell>
                <table:table-cell table:style-name="Táblázat26.F2" office:value-type="string">
                  <text:p text:style-name="P274">+2 SP</text:p>
                </table:table-cell>
              </table:table-row>
              <table:table-row>
                <table:table-cell table:style-name="Táblázat26.A2" office:value-type="string">
                  <text:p text:style-name="P274">3</text:p>
                </table:table-cell>
                <table:table-cell table:style-name="Táblázat26.A2" office:value-type="string">
                  <text:p text:style-name="P274">12.szint a harcmodorban</text:p>
                </table:table-cell>
                <table:table-cell table:style-name="Táblázat26.A2" office:value-type="string">
                  <text:p text:style-name="P274">+3</text:p>
                </table:table-cell>
                <table:table-cell table:style-name="Táblázat26.A2" office:value-type="string">
                  <text:p text:style-name="P274">+6</text:p>
                </table:table-cell>
                <table:table-cell table:style-name="Táblázat26.A2" office:value-type="string">
                  <text:p text:style-name="P274">+6</text:p>
                </table:table-cell>
                <table:table-cell table:style-name="Táblázat26.F2" office:value-type="string">
                  <text:p text:style-name="P274">+3 SP</text:p>
                </table:table-cell>
              </table:table-row>
            </table:table>
            <text:p text:style-name="Standard"/>
          </text:deletion>
        </text:changed-region>
        <text:changed-region text:id="ct188477008">
          <text:insertion>
            <office:change-info>
              <dc:creator>Bálint Fekete</dc:creator>
              <dc:date>2007-12-18T17:19:15.81</dc:date>
            </office:change-info>
          </text:insertion>
        </text:changed-region>
        <text:changed-region text:id="ct71532824">
          <text:deletion>
            <office:change-info>
              <dc:creator>Bálint Fekete</dc:creator>
              <dc:date>2007-12-18T17:19:15.81</dc:date>
            </office:change-info>
            <text:p text:style-name="Text_20_body"><text:span text:style-name="_5b_RPG_5d__20_Kiemelt_20_kifejezés"><text:span text:style-name="T3">Szorzó x Cellaszám</text:span></text:span></text:p>
          </text:deletion>
        </text:changed-region>
        <text:changed-region text:id="ct72003624">
          <text:deletion>
            <office:change-info>
              <dc:creator>Bálint Fekete</dc:creator>
              <dc:date>2007-12-18T17:19:15.81</dc:date>
            </office:change-info>
            <text:list text:style-name="L1">
              <text:list-item>
                <text:p text:style-name="P8"><text:span text:style-name="_5b_RPG_5d__20_Kiemelt_20_kifejezés"><text:span text:style-name="T3">Szorzó = </text:span></text:span><text:span text:style-name="_5b_RPG_5d__20_Kiemelt_20_kifejezés"><text:span text:style-name="T4">Mozgás</text:span></text:span><text:span text:style-name="_5b_RPG_5d__20_Kiemelt_20_kifejezés"><text:span text:style-name="T3"> + </text:span></text:span><text:span text:style-name="_5b_RPG_5d__20_Kiemelt_20_kifejezés"><text:span text:style-name="T5">Méret</text:span></text:span><text:span text:style-name="_5b_RPG_5d__20_Kiemelt_20_kifejezés"><text:span text:style-name="T3"> + </text:span></text:span><text:span text:style-name="_5b_RPG_5d__20_Kiemelt_20_kifejezés"><text:span text:style-name="T6">Láthatóság módosító</text:span></text:span><text:span text:style-name="_5b_RPG_5d__20_Kiemelt_20_kifejezés"><text:span text:style-name="T7"> + </text:span></text:span><text:span text:style-name="_5b_RPG_5d__20_Kiemelt_20_kifejezés"><text:span text:style-name="T8">Lövész mozgása</text:span></text:span></text:p>
              </text:list-item>
            </text:list>
            <text:list text:style-name="L2">
              <text:list-item>
                <text:p text:style-name="P9"><text:span text:style-name="_5b_RPG_5d__20_Kiemelt_20_kifejezés"><text:span text:style-name="T3"/></text:span></text:p>
              </text:list-item>
            </text:list>
          </text:deletion>
        </text:changed-region>
        <text:changed-region text:id="ct195848136">
          <text:insertion>
            <office:change-info>
              <dc:creator>Bálint Fekete</dc:creator>
              <dc:date>2007-12-18T17:19:15.81</dc:date>
            </office:change-info>
          </text:insertion>
        </text:changed-region>
        <text:changed-region text:id="ct195847792">
          <text:insertion>
            <office:change-info>
              <dc:creator>Bálint Fekete</dc:creator>
              <dc:date>2007-12-18T17:19:15.81</dc:date>
            </office:change-info>
          </text:insertion>
        </text:changed-region>
        <text:changed-region text:id="ct196073336">
          <text:deletion>
            <office:change-info>
              <dc:creator>Bálint Fekete</dc:creator>
              <dc:date>2007-12-18T17:19:15.81</dc:date>
            </office:change-info>
            <text:h text:style-name="P10" text:outline-level="1"><text:span text:style-name="_5b_RPG_5d__20_Kiemelt_20_kifejezés"><text:span text:style-name="T9">i</text:span></text:span></text:h>
          </text:deletion>
        </text:changed-region>
        <text:changed-region text:id="ct127136992">
          <text:insertion>
            <office:change-info>
              <dc:creator>Bálint Fekete</dc:creator>
              <dc:date>2007-12-18T17:19:15.8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8"/>
      <text:p text:style-name="P301"/>
      <text:p text:style-name="P301"/>
      <text:p text:style-name="P301"/>
      <text:p text:style-name="P301"/>
      <text:p text:style-name="P301"/>
      <text:p text:style-name="P301"/>
      <text:p text:style-name="P301"/>
      <text:p text:style-name="P301"/>
      <text:p text:style-name="P302">KM 100</text:p>
      <text:p text:style-name="P516">szabályrendszer</text:p>
      <text:p text:style-name="P302">/ tömör verzió /</text:p>
      <text:p text:style-name="P12"/>
      <text:p text:style-name="P12"/>
      <text:p text:style-name="P12"/>
      <text:p text:style-name="P12"/>
      <text:p text:style-name="P12"/>
      <text:p text:style-name="P12"/>
      <text:p text:style-name="Text_20_body"/>
      <text:p text:style-name="Text_20_body"/>
      <text:p text:style-name="Text_20_body"/>
      <text:p text:style-name="Text_20_body"/>
      <text:p text:style-name="P515">Nonprofit szabályrendszer a M* világához<text:line-break/>Ailtas, 2008</text:p>
      <text:p text:style-name="P647"/>
      <text:p text:style-name="P647"/>
      <text:p text:style-name="P647"><draw:a xlink:type="simple" xlink:href="http://creativecommons.org/licenses/by-nc-sa/2.5/hu/"><draw:frame draw:style-name="fr1" draw:name="HTTP://CREATIVECOMMONS.ORG/LICENSES/BY-NC-SA/2.5/HU/" text:anchor-type="paragraph" svg:width="2.117cm" svg:height="0.423cm" draw:z-index="1"><draw:image xlink:href="Pictures/100000000000005000000010E1A9A15E.png" xlink:type="simple" xlink:show="embed" xlink:actuate="onLoad"/></draw:frame></draw:a></text:p>
      <text:p text:style-name="P648"/>
      <text:p text:style-name="P648"><text:s/><text:span text:style-name="T122">Creative Commons License</text:span></text:p>
      <text:p text:style-name="P649">Ezen dokumentum maga, továbbá részletei, vagy másolatai kizárólag a Creative Commons</text:p>
      <text:p text:style-name="P647"><text:a xlink:type="simple" xlink:href="http://creativecommons.org/licenses/by-nc-sa/2.5/hu/"><text:span text:style-name="T123">Nevezd meg!-Ne add el!-Így add tovább! 2.5 Magyarország</text:span></text:a></text:p>
      <text:p text:style-name="P648"><text:span text:style-name="T122">Licenc feltételeinek megfelelően használható fel</text:span>. </text:p>
      <text:p text:style-name="P514"/>
      <text:p text:style-name="P514"/>
      <text:p text:style-name="P104"/>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rtalomjegyzék1_Head">
            <text:p text:style-name="Contents_20_Heading">Tartalomjegyzék</text:p>
          </text:index-title>
          <text:p text:style-name="P707">Karakteralkotás<text:tab/>4</text:p>
          <text:p text:style-name="P706">Tulajdonságok<text:tab/>4</text:p>
          <text:p text:style-name="P706">Életerő és Kábulat Pont<text:tab/>4</text:p>
          <text:p text:style-name="P706">Méregellenállás<text:tab/>5</text:p>
          <text:p text:style-name="P706">Karakter pontok (KP) elosztása<text:tab/>5</text:p>
          <text:p text:style-name="P707">Képzettségek<text:tab/>7</text:p>
          <text:p text:style-name="P706">Képzettségek KP igényei<text:tab/>7</text:p>
          <text:p text:style-name="P706">Képzettségpróba<text:tab/>8</text:p>
          <text:p text:style-name="P465">Vállalás<text:tab/>8</text:p>
          <text:p text:style-name="P465">Sérülés hatása képzettségpróbára<text:tab/>8</text:p>
          <text:p text:style-name="P706">Képzettséglista lista<text:tab/>9</text:p>
          <text:p text:style-name="P707">Fortélyok<text:tab/>15</text:p>
          <text:p text:style-name="P706">Háttér Fortélyok<text:tab/>15</text:p>
          <text:p text:style-name="P706">Karmák<text:tab/>16</text:p>
          <text:p text:style-name="P706">Titkos fortélyok<text:tab/>16</text:p>
          <text:p text:style-name="P706">Harci fortélyok<text:tab/>17</text:p>
          <text:p text:style-name="P465">Titkos harci fortélyok<text:tab/>24</text:p>
          <text:p text:style-name="P706">Lovas fortélyok<text:tab/>25</text:p>
          <text:p text:style-name="P706">Íjász, Hajítás fortélyok<text:tab/>26</text:p>
          <text:p text:style-name="P706">Általános fortélyok<text:tab/>28</text:p>
          <text:p text:style-name="P465">Titkos általános fortélyok<text:tab/>28</text:p>
          <text:p text:style-name="P706">Alvilági és fizikai fortélyok<text:tab/>29</text:p>
          <text:p text:style-name="P465">Titkos alvilági fortélyok<text:tab/>30</text:p>
          <text:p text:style-name="P706">Szociális fortélyok<text:tab/>30</text:p>
          <text:p text:style-name="P706">Világi Fortélyok<text:tab/>32</text:p>
          <text:p text:style-name="P706">Tudományos Fortélyok<text:tab/>32</text:p>
          <text:p text:style-name="P706">Művészeti Fortélyok<text:tab/>33</text:p>
          <text:p text:style-name="P706">Mágikus, misztikus fortélyok<text:tab/>33</text:p>
          <text:p text:style-name="P706">Pszí fortélyok<text:tab/>34</text:p>
          <text:p text:style-name="P707">Harcértékek<text:tab/>35</text:p>
          <text:p text:style-name="P707">MGT<text:tab/>35</text:p>
          <text:p text:style-name="P707">Harc<text:tab/>36</text:p>
          <text:p text:style-name="P465">Csataszabályok<text:tab/>36</text:p>
          <text:p text:style-name="P706">Sebzés<text:tab/>37</text:p>
          <text:p text:style-name="P465">Életerő, Sebzés kategóriák<text:tab/>37</text:p>
          <text:p text:style-name="P706">Fegyverek<text:tab/>38</text:p>
          <text:p text:style-name="P465">Általános fegyver-harcértékek<text:tab/>38</text:p>
          <text:p text:style-name="P465">Elsődleges támadási típus<text:tab/>38</text:p>
          <text:p text:style-name="P465">Különleges fegyver szabály<text:tab/>38</text:p>
          <text:p text:style-name="P465">Puszta kéz<text:tab/>38</text:p>
          <text:p text:style-name="P458">Érintő támadás<text:tab/>38</text:p>
          <text:p text:style-name="P465">Hárítófegyverek<text:tab/>38</text:p>
          <text:p text:style-name="P465">Közelharci fegyverek<text:tab/>39</text:p>
          <text:p text:style-name="P465">Kardvívó fegyverek harcértékei<text:tab/>40</text:p>
          <text:p text:style-name="P465">Pusztító fegyverek harcértékei<text:tab/>41</text:p>
          <text:p text:style-name="P465">Lándzsavívó fegyverek harcértékei<text:tab/>42</text:p>
          <text:p text:style-name="P465">Hajítófegyverek harcértékei<text:tab/>42</text:p>
          <text:p text:style-name="P465">Lőfegyverek harcértékei<text:tab/>43</text:p>
          <text:p text:style-name="P458">Íjász lőfegyverek<text:tab/>43</text:p>
          <text:p text:style-name="P458"><text:s/>Lövész lőfegyverek<text:tab/>43</text:p>
          <text:p text:style-name="P706"><text:soft-page-break/>Páncélok, vértek<text:tab/>44</text:p>
          <text:p text:style-name="P465"><text:s/>Páncél struktúrák<text:tab/>44</text:p>
          <text:p text:style-name="P465">Páncél típusok<text:tab/>44</text:p>
          <text:p text:style-name="P706">Taktikák<text:tab/>45</text:p>
          <text:p text:style-name="P465">Támadó taktika<text:tab/>45</text:p>
          <text:p text:style-name="P465">Védekező taktika<text:tab/>45</text:p>
          <text:p text:style-name="P465">Védekező harc<text:tab/>45</text:p>
          <text:p text:style-name="P465">Kezdeményező Taktika<text:tab/>45</text:p>
          <text:p text:style-name="P465">Kiváró Taktika<text:tab/>45</text:p>
          <text:p text:style-name="P465">Fárasztás<text:tab/>45</text:p>
          <text:p text:style-name="P465">Roham<text:tab/>45</text:p>
          <text:p text:style-name="P465">Öngyilkos roham<text:tab/>45</text:p>
          <text:p text:style-name="P465">Belharc<text:tab/>46</text:p>
          <text:p text:style-name="P458">Belharci szituáció<text:tab/>46</text:p>
          <text:p text:style-name="P458">Belharc hátrányai<text:tab/>46</text:p>
          <text:p text:style-name="P465">Kétkezes harc<text:tab/>46</text:p>
          <text:p text:style-name="P465">Érintő támadás<text:tab/>47</text:p>
          <text:p text:style-name="P465">Támadás kijelölt testrészre<text:tab/>47</text:p>
          <text:p text:style-name="P465">Csonkolás<text:tab/>47</text:p>
          <text:p text:style-name="P465">Leütés hátulról (fejre/tarkóra)<text:tab/>48</text:p>
          <text:p text:style-name="P458">Orvtámadás<text:tab/>48</text:p>
          <text:p text:style-name="P458">Pontok támadása harc közben<text:tab/>48</text:p>
          <text:p text:style-name="P458">Visszafogott csapás /Harc az ellenfél elfogásáért<text:tab/>48</text:p>
          <text:p text:style-name="P458">Orvtámadás<text:tab/>49</text:p>
          <text:p text:style-name="P458">Pontok támadása harc közben<text:tab/>49</text:p>
          <text:p text:style-name="P458">Visszafogott csapás /Harc az ellenfél elfogásáért<text:tab/>49</text:p>
          <text:p text:style-name="P465">Mögékerülés<text:tab/>49</text:p>
          <text:p text:style-name="P458">Rávetődés<text:tab/>49</text:p>
          <text:p text:style-name="P458">Nyakba ugrás hátulról<text:tab/>49</text:p>
          <text:p text:style-name="P706">Lovas taktikák<text:tab/>49</text:p>
          <text:p text:style-name="P706">Harci helyzetek<text:tab/>50</text:p>
          <text:p text:style-name="P465">Beszorított helyzet<text:tab/>51</text:p>
          <text:p text:style-name="P706">Manőverek és Manőver-fortélyok<text:tab/>52</text:p>
          <text:p text:style-name="P465">Ellenpróba<text:tab/>52</text:p>
          <text:p text:style-name="P458">Manőverek jellemző nehézségei<text:tab/>52</text:p>
          <text:p text:style-name="P465">Manőver táblázat<text:tab/>53</text:p>
          <text:p text:style-name="P707">Távolsági harc<text:tab/>57</text:p>
          <text:p text:style-name="P706">Szándékos kitérés lövés elől<text:tab/>58</text:p>
          <text:p text:style-name="P706">Példalövészet<text:tab/>58</text:p>
          <text:p text:style-name="P707">Pszí<text:tab/>59</text:p>
          <text:p text:style-name="P706">„Pszí-alkalmazás” fortély fokai<text:tab/>59</text:p>
          <text:p text:style-name="P706">Pszí tradíciók<text:tab/>60</text:p>
          <text:p text:style-name="P707">Mágia<text:tab/>61</text:p>
          <text:p text:style-name="P706">Mágikus tradíciók<text:tab/>61</text:p>
          <text:p text:style-name="P706">Mágiaiskolák<text:tab/>61</text:p>
          <text:p text:style-name="P706">Varázslat Átütése<text:tab/>61</text:p>
          <text:p text:style-name="P706">Mágiaellenállás<text:tab/>62</text:p>
          <text:p text:style-name="P465">Asztrál, Mentál, Fizikai mágiaellenállás<text:tab/>62</text:p>
          <text:p text:style-name="P465">Ellenállások számítása<text:tab/>62</text:p>
        </text:index-body>
      </text:table-of-content>
      <text:p text:style-name="Text_20_body"/>
      <text:p text:style-name="Text_20_body"/>
      <text:h text:style-name="P10" text:outline-level="1">Karakteralkotás</text:h>
      <text:h text:style-name="Heading_20_2" text:outline-level="2">Tulajdonságok</text:h>
      <text:section text:style-name="Sect2" text:name="Szakasz1">
        <table:table table:name="Táblázat1" table:style-name="Táblázat1">
          <table:table-column table:style-name="Táblázat1.A"/>
          <table:table-column table:style-name="Táblázat1.B"/>
          <table:table-header-rows>
            <table:table-row>
              <table:table-cell table:style-name="Táblázat1.A1" office:value-type="string">
                <text:p text:style-name="P108">Tulajdonság</text:p>
              </table:table-cell>
              <table:table-cell table:style-name="Táblázat1.B1" office:value-type="string">
                <text:p text:style-name="P108">Pont költség</text:p>
              </table:table-cell>
            </table:table-row>
          </table:table-header-rows>
          <table:table-row>
            <table:table-cell table:style-name="Táblázat1.A2" office:value-type="string">
              <text:p text:style-name="P116">-5</text:p>
            </table:table-cell>
            <table:table-cell table:style-name="Táblázat1.B2" office:value-type="string">
              <text:p text:style-name="P116">-</text:p>
            </table:table-cell>
          </table:table-row>
          <table:table-row>
            <table:table-cell table:style-name="Táblázat1.A2" office:value-type="string">
              <text:p text:style-name="P116">-4</text:p>
            </table:table-cell>
            <table:table-cell table:style-name="Táblázat1.B2" office:value-type="string">
              <text:p text:style-name="P116">1</text:p>
            </table:table-cell>
          </table:table-row>
          <table:table-row>
            <table:table-cell table:style-name="Táblázat1.A2" office:value-type="string">
              <text:p text:style-name="P116">-3</text:p>
            </table:table-cell>
            <table:table-cell table:style-name="Táblázat1.B2" office:value-type="string">
              <text:p text:style-name="P116">2</text:p>
            </table:table-cell>
          </table:table-row>
          <table:table-row>
            <table:table-cell table:style-name="Táblázat1.A2" office:value-type="string">
              <text:p text:style-name="P116">-2</text:p>
            </table:table-cell>
            <table:table-cell table:style-name="Táblázat1.B2" office:value-type="string">
              <text:p text:style-name="P116">3</text:p>
            </table:table-cell>
          </table:table-row>
          <table:table-row>
            <table:table-cell table:style-name="Táblázat1.A2" office:value-type="string">
              <text:p text:style-name="P116">-1</text:p>
            </table:table-cell>
            <table:table-cell table:style-name="Táblázat1.B2" office:value-type="string">
              <text:p text:style-name="P116">4</text:p>
            </table:table-cell>
          </table:table-row>
          <table:table-row>
            <table:table-cell table:style-name="Táblázat1.A2" office:value-type="string">
              <text:p text:style-name="P116">0</text:p>
            </table:table-cell>
            <table:table-cell table:style-name="Táblázat1.B2" office:value-type="string">
              <text:p text:style-name="P116">5</text:p>
            </table:table-cell>
          </table:table-row>
          <table:table-row>
            <table:table-cell table:style-name="Táblázat1.A2" office:value-type="string">
              <text:p text:style-name="P116">+1</text:p>
            </table:table-cell>
            <table:table-cell table:style-name="Táblázat1.B2" office:value-type="string">
              <text:p text:style-name="P116">6</text:p>
            </table:table-cell>
          </table:table-row>
          <table:table-row>
            <table:table-cell table:style-name="Táblázat1.A2" office:value-type="string">
              <text:p text:style-name="P116">+2</text:p>
            </table:table-cell>
            <table:table-cell table:style-name="Táblázat1.B2" office:value-type="string">
              <text:p text:style-name="P116">8</text:p>
            </table:table-cell>
          </table:table-row>
          <table:table-row>
            <table:table-cell table:style-name="Táblázat1.A2" office:value-type="string">
              <text:p text:style-name="P116">+3</text:p>
            </table:table-cell>
            <table:table-cell table:style-name="Táblázat1.B2" office:value-type="string">
              <text:p text:style-name="P116">11</text:p>
            </table:table-cell>
          </table:table-row>
          <table:table-row>
            <table:table-cell table:style-name="Táblázat1.A2" office:value-type="string">
              <text:p text:style-name="P116">+4</text:p>
            </table:table-cell>
            <table:table-cell table:style-name="Táblázat1.B2" office:value-type="string">
              <text:p text:style-name="P116">15</text:p>
            </table:table-cell>
          </table:table-row>
          <table:table-row>
            <table:table-cell table:style-name="Táblázat1.A2" office:value-type="string">
              <text:p text:style-name="P116">+5</text:p>
            </table:table-cell>
            <table:table-cell table:style-name="Táblázat1.B2" office:value-type="string">
              <text:p text:style-name="P116">20</text:p>
            </table:table-cell>
          </table:table-row>
        </table:table>
        <text:p text:style-name="P11"><text:s/></text:p>
        <text:p text:style-name="P181">Erő, Edzettség, Ügyesség, Gyorsaság, Intelligencia, Emlékezet, Önuralom, Fogékonyság</text:p>
        <text:p text:style-name="P20"/>
        <text:list text:style-name="L3">
          <text:list-item>
            <text:p text:style-name="P466">Induló érték: -5</text:p>
          </text:list-item>
          <text:list-item>
            <text:p text:style-name="P466">64 pont osztható szét</text:p>
          </text:list-item>
          <text:list-item>
            <text:p text:style-name="P466">Minden 4.szinten +2 pont jár</text:p>
          </text:list-item>
          <text:list-item>
            <text:p text:style-name="P466">Fajok határai: a teljes szabálykönyv Karakteralkotás fejezetében</text:p>
          </text:list-item>
          <text:list-item>
            <text:p text:style-name="P466"><text:span text:style-name="_5b_RPG_5d__20_Kiemelt_20_kifejezés"><text:span text:style-name="T21">Szintlépés: 1000KP</text:span></text:span></text:p>
          </text:list-item>
        </text:list>
      </text:section>
      <text:section text:style-name="Sect2" text:name="Szakasz2">
        <table:table table:name="Táblázat2" table:style-name="Táblázat2">
          <table:table-column table:style-name="Táblázat2.A"/>
          <table:table-column table:style-name="Táblázat2.B"/>
          <table:table-header-rows>
            <table:table-row>
              <table:table-cell table:style-name="Táblázat2.A1" table:number-columns-spanned="2" office:value-type="string">
                <text:p text:style-name="P18">Tulajdonságpróba célszámai <text:line-break/>(dobás k6-al)</text:p>
              </table:table-cell>
              <table:covered-table-cell/>
            </table:table-row>
          </table:table-header-rows>
          <table:table-row>
            <table:table-cell table:style-name="Táblázat2.A2" office:value-type="string">
              <text:p text:style-name="P17">Könnyű</text:p>
            </table:table-cell>
            <table:table-cell table:style-name="Táblázat2.B2" office:value-type="string">
              <text:p text:style-name="P18">4</text:p>
            </table:table-cell>
          </table:table-row>
          <table:table-row>
            <table:table-cell table:style-name="Táblázat2.A3" office:value-type="string">
              <text:p text:style-name="P17">Átlagos</text:p>
            </table:table-cell>
            <table:table-cell table:style-name="Táblázat2.B2" office:value-type="string">
              <text:p text:style-name="P18">5</text:p>
            </table:table-cell>
          </table:table-row>
          <table:table-row>
            <table:table-cell table:style-name="Táblázat2.A3" office:value-type="string">
              <text:p text:style-name="P17">Nehéz</text:p>
            </table:table-cell>
            <table:table-cell table:style-name="Táblázat2.B2" office:value-type="string">
              <text:p text:style-name="P18">6</text:p>
            </table:table-cell>
          </table:table-row>
          <table:table-row>
            <table:table-cell table:style-name="Táblázat2.A3" office:value-type="string">
              <text:p text:style-name="P17">Nagyon nehéz</text:p>
            </table:table-cell>
            <table:table-cell table:style-name="Táblázat2.B2" office:value-type="string">
              <text:p text:style-name="P18">7</text:p>
            </table:table-cell>
          </table:table-row>
          <table:table-row>
            <table:table-cell table:style-name="Táblázat2.A2" office:value-type="string">
              <text:p text:style-name="P17">Rendkívül nehéz </text:p>
            </table:table-cell>
            <table:table-cell table:style-name="Táblázat2.B2" office:value-type="string">
              <text:p text:style-name="P18">8</text:p>
            </table:table-cell>
          </table:table-row>
          <table:table-row>
            <table:table-cell table:style-name="Táblázat2.A2" office:value-type="string">
              <text:p text:style-name="P17">Emberfeletti</text:p>
            </table:table-cell>
            <table:table-cell table:style-name="Táblázat2.B2" office:value-type="string">
              <text:p text:style-name="P18">9</text:p>
            </table:table-cell>
          </table:table-row>
        </table:table>
        <text:p text:style-name="Standard"/>
        <text:p text:style-name="P182">Ellenpróba</text:p>
        <text:p text:style-name="P12">Tulajdonság + k6 <text:s/><text:span text:style-name="T9">vs</text:span> <text:s/>Tulajdonság + k6</text:p>
        <text:p text:style-name="P14"><text:line-break/>Összetett próba</text:p>
        <text:p text:style-name="P21">Pl. folyamatos egyensúlyozás órákon keresztül nem dönthető el 1db Ügyességpróbával. <text:s/>Ilyenkor a játékos dob egy próbát az indokolt maximális nehézségre (pl. „Nagyon nehéz” (Célszám:7)) </text:p>
        <text:p text:style-name="P21">Ezután dob több (a KM dönti el, hány) próbát <text:span text:style-name="T9">1 fokozattal alacsonyabb nehézség ellen</text:span>. Pl. (2db Nehéz próbát).</text:p>
        <text:p text:style-name="P22"/>
      </text:section>
      <text:h text:style-name="Heading_20_2" text:outline-level="2">Életerő és Kábulat Pont</text:h>
      <text:p text:style-name="P11"><text:s/></text:p>
      <text:section text:style-name="Sect3" text:name="Szakasz7">
        <table:table table:name="Táblázat3" table:style-name="Táblázat3">
          <table:table-column table:style-name="Táblázat3.A" table:number-columns-repeated="3"/>
          <table:table-column table:style-name="Táblázat3.D"/>
          <table:table-header-rows>
            <table:table-row>
              <table:table-cell table:style-name="Táblázat3.A1" table:number-columns-spanned="4" office:value-type="string">
                <text:p text:style-name="P116">Életerő Pontok</text:p>
              </table:table-cell>
              <table:covered-table-cell/>
              <table:covered-table-cell/>
              <table:covered-table-cell/>
            </table:table-row>
          </table:table-header-rows>
          <table:table-row>
            <table:table-cell table:style-name="Táblázat3.A2" office:value-type="string">
              <text:p text:style-name="P116">S1</text:p>
              <text:p text:style-name="P119">(ÉP/4)</text:p>
            </table:table-cell>
            <table:table-cell table:style-name="Táblázat3.A2" office:value-type="string">
              <text:p text:style-name="P116">S2</text:p>
              <text:p text:style-name="P119">(ÉP/4)</text:p>
            </table:table-cell>
            <table:table-cell table:style-name="Táblázat3.A2" office:value-type="string">
              <text:p text:style-name="P116">S3</text:p>
              <text:p text:style-name="P119">(ÉP/4)</text:p>
            </table:table-cell>
            <table:table-cell table:style-name="Táblázat3.D2" office:value-type="string">
              <text:p text:style-name="P116">S4</text:p>
              <text:p text:style-name="P119">(ÉP/4)</text:p>
            </table:table-cell>
          </table:table-row>
          <table:table-row>
            <table:table-cell table:style-name="Táblázat3.A3" office:value-type="string">
              <text:p text:style-name="P116">1</text:p>
            </table:table-cell>
            <table:table-cell table:style-name="Táblázat3.A3" office:value-type="string">
              <text:p text:style-name="P116">2</text:p>
            </table:table-cell>
            <table:table-cell table:style-name="Táblázat3.A3" office:value-type="string">
              <text:p text:style-name="P116"/>
            </table:table-cell>
            <table:table-cell table:style-name="Táblázat3.D3" office:value-type="string">
              <text:p text:style-name="P116"/>
            </table:table-cell>
          </table:table-row>
          <table:table-row>
            <table:table-cell table:style-name="Táblázat3.A3" office:value-type="string">
              <text:p text:style-name="P116">1</text:p>
            </table:table-cell>
            <table:table-cell table:style-name="Táblázat3.A3" office:value-type="string">
              <text:p text:style-name="P116">2</text:p>
            </table:table-cell>
            <table:table-cell table:style-name="Táblázat3.A3" office:value-type="string">
              <text:p text:style-name="P116"/>
            </table:table-cell>
            <table:table-cell table:style-name="Táblázat3.D3" office:value-type="string">
              <text:p text:style-name="P116"/>
            </table:table-cell>
          </table:table-row>
          <table:table-row>
            <table:table-cell table:style-name="Táblázat3.A3" office:value-type="string">
              <text:p text:style-name="P116">1</text:p>
            </table:table-cell>
            <table:table-cell table:style-name="Táblázat3.A3" office:value-type="string">
              <text:p text:style-name="P116">2</text:p>
            </table:table-cell>
            <table:table-cell table:style-name="Táblázat3.A3" office:value-type="string">
              <text:p text:style-name="P116"/>
            </table:table-cell>
            <table:table-cell table:style-name="Táblázat3.D3" office:value-type="string">
              <text:p text:style-name="P116"/>
            </table:table-cell>
          </table:table-row>
          <table:table-row>
            <table:table-cell table:style-name="Táblázat3.A3" office:value-type="string">
              <text:p text:style-name="P116">2</text:p>
            </table:table-cell>
            <table:table-cell table:style-name="Táblázat3.A3" office:value-type="string">
              <text:p text:style-name="P116">2</text:p>
            </table:table-cell>
            <table:table-cell table:style-name="Táblázat3.A3" office:value-type="string">
              <text:p text:style-name="P116"/>
            </table:table-cell>
            <table:table-cell table:style-name="Táblázat3.D3" office:value-type="string">
              <text:p text:style-name="P116"/>
            </table:table-cell>
          </table:table-row>
          <table:table-row>
            <table:table-cell table:style-name="Táblázat3.A7" office:value-type="string">
              <text:p text:style-name="P116">2</text:p>
            </table:table-cell>
            <table:table-cell table:style-name="Táblázat3.A7" office:value-type="string">
              <text:p text:style-name="P116">K</text:p>
            </table:table-cell>
            <table:table-cell table:style-name="Táblázat3.C7" office:value-type="string">
              <text:p text:style-name="P116"/>
            </table:table-cell>
            <table:table-cell table:style-name="Táblázat3.D7" office:value-type="string">
              <text:p text:style-name="P116"/>
            </table:table-cell>
          </table:table-row>
        </table:table>
        <text:p text:style-name="P40"><text:s/></text:p>
        <text:p text:style-name="P184"><text:s/></text:p>
        <table:table table:name="Tábla3" table:style-name="Tábla3">
          <table:table-column table:style-name="Tábla3.A"/>
          <table:table-column table:style-name="Tábla3.B" table:number-columns-repeated="2"/>
          <table:table-column table:style-name="Tábla3.D"/>
          <table:table-header-rows>
            <table:table-row>
              <table:table-cell table:style-name="Tábla3.A1" table:number-columns-spanned="4" office:value-type="string">
                <text:p text:style-name="P115">Harcérték levonások</text:p>
              </table:table-cell>
              <table:covered-table-cell/>
              <table:covered-table-cell/>
              <table:covered-table-cell/>
            </table:table-row>
          </table:table-header-rows>
          <table:table-row>
            <table:table-cell table:style-name="Tábla3.A2" office:value-type="string">
              <text:p text:style-name="P123">-</text:p>
            </table:table-cell>
            <table:table-cell table:style-name="Tábla3.A2" office:value-type="string">
              <text:p text:style-name="P123">-10 TÉ*</text:p>
            </table:table-cell>
            <table:table-cell table:style-name="Tábla3.A2" office:value-type="string">
              <text:p text:style-name="P123">-20 TÉ*</text:p>
            </table:table-cell>
            <table:table-cell table:style-name="Tábla3.D2" office:value-type="string">
              <text:p text:style-name="P123">-30 TÉ*</text:p>
            </table:table-cell>
          </table:table-row>
          <table:table-row>
            <table:table-cell table:style-name="Tábla3.D2" table:number-columns-spanned="4" office:value-type="string">
              <text:p text:style-name="P123">*Csökkenti: (Fájdalomtűrés+Önuralom)</text:p>
            </table:table-cell>
            <table:covered-table-cell/>
            <table:covered-table-cell/>
            <table:covered-table-cell/>
          </table:table-row>
        </table:table>
        <text:p text:style-name="P184"/>
        <text:p text:style-name="P58"/>
        <text:p text:style-name="P185"/>
        <text:p text:style-name="P187"><text:span text:style-name="T44">Az </text:span><text:span text:style-name="_5b_RPG_5d_Kiemelt_20_kifejezés"><text:span text:style-name="T44">Életerő Pontokat</text:span></text:span><text:span text:style-name="T44"> 4 egészség kategória közt egyenlő arányban (össz ÉP 1/4-e minden oszlopba) osztjuk el. Ha maradékos az osztás, akkor a maradékot balról jobbra osszuk el.</text:span></text:p>
        <text:p text:style-name="P186"><text:s/></text:p>
        <text:p text:style-name="P41">ÉP = 12 + (2 <text:span text:style-name="T51">x</text:span> Edzettség)</text:p>
        <text:p text:style-name="Standard"><text:span text:style-name="_5b_RPG_5d__20_Kiemelt_20_kifejezés"><text:span text:style-name="T55"><text:s/></text:span></text:span></text:p>
        <text:p text:style-name="Standard"><text:span text:style-name="_5b_RPG_5d__20_Kiemelt_20_kifejezés"><text:span text:style-name="T9">Kábulat ÉP (KT):</text:span></text:span></text:p>
        <text:p text:style-name="P42"><text:span text:style-name="_5b_RPG_5d__20_Kiemelt_20_kifejezés"><text:span text:style-name="T3">Verekedése, leütésre, rosszullétre használjuk. Hatása <text:s/>mint az ÉP vesztés, de nem okozhat halált. Óránként 1 jön vissza. Alapállapotban nem létezik. Jelölése: K</text:span></text:span></text:p>
        <text:p text:style-name="Standard"/>
        <text:p text:style-name="P66">A fenti példán egy 18ÉP-vel rendelkező, egy 3 ÉP-s, egy 6 ÉP-s és egy 1KT-s sebesülést kapott karaktert látunk. </text:p>
        <text:p text:style-name="P66">Ha átkerülünk egy másik kategóriába, TÉ levonás jár. Ezt csökkenti: (Fájdalomtűrés+Önuralom)</text:p>
      </text:section>
      <text:h text:style-name="P102" text:outline-level="2">Méregellenállás</text:h>
      <text:p text:style-name="P27">A Méregellenállás próba egyszerű Tulajdonság próba, melynél a karakter Edzettség Tulajdonsága számít.</text:p>
      <table:table table:name="Táblázat79" table:style-name="Táblázat79">
        <table:table-column table:style-name="Táblázat79.A"/>
        <table:table-row>
          <table:table-cell table:style-name="Táblázat79.A1" office:value-type="string">
            <text:p text:style-name="P28"><text:span text:style-name="T9">Méregellenállás <text:s text:c="2"/></text:span><text:line-break/>(Edzettség + k6) <text:s/><text:span text:style-name="T9">vs</text:span> <text:s/>Méreg Erőssége*</text:p>
          </table:table-cell>
        </table:table-row>
      </table:table>
      <text:p text:style-name="P73"><text:span text:style-name="T3">*</text:span>A méregellenállást a méreg Erőssége (és NEM szintje) ellen kell dobni!!!</text:p>
      <text:h text:style-name="Heading_20_2" text:outline-level="2">Karakter pontok (KP) elosztása</text:h>
      <text:p text:style-name="P330"><text:span text:style-name="T9">KP = 150 + Tapasztalati szint <text:s/>x (70 + Intelligencia) + (Tapasztalati szint x (15KP+Emlékezet))</text:span><text:line-break/>(ez utóbbi NEM harci/misztikus ismeretekre mehet csak)</text:p>
      <text:p text:style-name="P329">A játékosnak ezen Karakter Pontjaiból kell felvennie a következőket:</text:p>
      <text:list text:style-name="L4">
        <text:list-item>
          <text:p text:style-name="P569">Képzettségek</text:p>
        </text:list-item>
      </text:list>
      <text:list text:style-name="L4">
        <text:list-item text:start-value="1">
          <text:p text:style-name="P571"><text:span text:style-name="_5b_RPG_5d__20_Kiemelt_20_kifejezés"><text:span text:style-name="T21">Egy <text:s/>képzettség értéke legfeljebb (</text:span></text:span><text:span text:style-name="_5b_RPG_5d__20_Kiemelt_20_kifejezés"><text:span text:style-name="T7">szint+3</text:span></text:span><text:span text:style-name="_5b_RPG_5d__20_Kiemelt_20_kifejezés"><text:span text:style-name="T21">) lehet. 1 szintű karakter: max 5.szintű képzettség</text:span></text:span></text:p>
        </text:list-item>
        <text:list-item>
          <text:p text:style-name="P571"><text:span text:style-name="_5b_RPG_5d__20_Kiemelt_20_kifejezés"><text:span text:style-name="T21">Szintlépéskor legfeljebb </text:span></text:span><text:span text:style-name="_5b_RPG_5d__20_Kiemelt_20_kifejezés"><text:span text:style-name="T7">2-vel</text:span></text:span><text:span text:style-name="_5b_RPG_5d__20_Kiemelt_20_kifejezés"><text:span text:style-name="T21"> növelhetőek a képzettségek, kivéve, ha 0-ról akar valaki egy képzettséget tanulni. Ilyenkor szintlépéskor maximum </text:span></text:span><text:span text:style-name="_5b_RPG_5d__20_Kiemelt_20_kifejezés"><text:span text:style-name="T7">3.szintre</text:span></text:span><text:span text:style-name="_5b_RPG_5d__20_Kiemelt_20_kifejezés"><text:span text:style-name="T21"> növelheti egy lépésben az ilyen képzettséget.</text:span></text:span></text:p>
        </text:list-item>
        <text:list-item>
          <text:p text:style-name="P571"><text:span text:style-name="_5b_RPG_5d__20_Kiemelt_20_kifejezés"><text:span text:style-name="T21">Egy Átlagos, vagy Specializáció képzettség legfeljebb 3-al lehet magasabb, mint az őt magába foglaló Átfogó, vagy Átlagos képzettség. Ha nincs fölé tartozó képzettség (pl. Nyelvismeret esetén), akkor természetesen nincs felső korlát.</text:span></text:span></text:p>
        </text:list-item>
        <text:list-item>
          <text:p text:style-name="P571"><text:span text:style-name="_5b_RPG_5d__20_Kiemelt_20_kifejezés"><text:span text:style-name="T21">A képzettségek egyes kiemelt szintjeinek is lehetnek követelményei! Magas szinten főleg.</text:span></text:span></text:p>
        </text:list-item>
      </text:list>
      <text:list text:style-name="L4">
        <text:list-item text:start-value="1">
          <text:p text:style-name="P569">Fortélyok</text:p>
        </text:list-item>
        <text:list-item>
          <text:p text:style-name="P575">Nehézségük és összetettségük szerint csoportosítjuk őket. Lehetnek 1, vagy több fokúak.</text:p>
        </text:list-item>
        <text:list-item>
          <text:p text:style-name="P575">Minden fok költsége: 15KP</text:p>
        </text:list-item>
        <text:list-item>
          <text:p text:style-name="P575">Több fokú Fortélyoknál szintenként csak egy fokot lehet fejlődni akkor is, ha lenne elég KP több fokra is! Ez alól kivétel az 1. szint (karakteralkotás).</text:p>
        </text:list-item>
        <text:list-item>
          <text:p text:style-name="P575">Egy szintlépés alkalmával nem vehető fel két olyan Fortély, amely ugyanazt a jellemzőt/képzettséget, stb módosítja.</text:p>
        </text:list-item>
        <text:list-item>
          <text:p text:style-name="P575">A fortélyoknak lehetnek követelményei: Tulajdonságok elvárt értékei, képzettségek elvárt szintje, esetleg más fortélyok megléte, vagy valamilyen nem számszerűsíthető körülmény.</text:p>
        </text:list-item>
      </text:list>
      <text:list text:style-name="L4">
        <text:list-item text:start-value="1">
          <text:p text:style-name="P600">Harcérték módosítók (HM)</text:p>
        </text:list-item>
        <text:list-item>
          <text:p text:style-name="P571">1HM = <text:change-start text:change-id="ct194844112"/>5<text:change-end text:change-id="ct194844112"/><text:change text:change-id="ct194844312"/> KP</text:p>
        </text:list-item>
        <text:list-item>
          <text:p text:style-name="P581">max (6+Ügyesség) HM/szint <text:s text:c="2"/><text:span text:style-name="T104">(HM = „puszta kezes” HM, amibe a TÉ és VÉ tartozik bele)</text:span></text:p>
        </text:list-item>
        <text:list-item>
          <text:p text:style-name="P581">max 4 CM/szint <text:s text:c="2"/><text:span text:style-name="T104">(CM = Célzó Érték Módosító, ami a CÉ-re fordítandó harcérték módosítót jelöli)</text:span></text:p>
        </text:list-item>
        <text:list-item>
          <text:p text:style-name="P583">max 5 HM/szint tehető egy harcértékre</text:p>
        </text:list-item>
        <text:list-item>
          <text:p text:style-name="P600">Mana pontok, tanult Mágikus tradíció (ha van), Mágiaiskolák</text:p>
        </text:list-item>
        <text:list-item>
          <text:p text:style-name="P571">1 Mana pont = 3 KP</text:p>
        </text:list-item>
        <text:list-item>
          <text:p text:style-name="P571">Mágikus tradíciók: 50KP-ba kerülnek (csak 1x vehetőek fel) és követelményeik vannak (van amelyik, csak 1.szinten vehető fel). <text:s/><text:span text:style-name="T104">(Például: Kyr mozaikmágia, Vulgármágia, stb.)</text:span></text:p>
        </text:list-item>
        <text:list-item>
          <text:p text:style-name="P571">Mágiaiskolák: Átlagos képzettségek. Csak azok a mágiaiskolák tanulhatóak, amelyek a karakter által ismert mágia tradíció alá tartoznak.</text:p>
        </text:list-item>
        <text:list-item>
          <text:p text:style-name="P600">Pszí tradíció, Pszí iskolák, Pszí pontok</text:p>
        </text:list-item>
        <text:list-item>
          <text:p text:style-name="P571"><text:span text:style-name="T1">1</text:span><text:span text:style-name="T2">ψ</text:span><text:span text:style-name="T1">p = 2 KP</text:span></text:p>
        </text:list-item>
        <text:list-item>
          <text:p text:style-name="P571"><text:change-start text:change-id="ct194844512"/><text:soft-page-break/><text:span text:style-name="T1">Pszí-alkalmazás: 4 fokú fortély egyre erősebb követelményekkel. Az alkalmazás fokát adja, nélküle nem lehet </text:span><text:span text:style-name="T2">ψ</text:span><text:span text:style-name="T1">p-ot venni, vagy </text:span><text:span text:style-name="T2">ψ</text:span><text:span text:style-name="T1"> tradíció</text:span><text:change-end text:change-id="ct194844512"/><text:change text:change-id="ct194844712"/><text:span text:style-name="T1">t tanulni.</text:span></text:p>
        </text:list-item>
        <text:list-item>
          <text:p text:style-name="P519">Pszí <text:change-start text:change-id="ct190729336"/>tradíciók: átlagos képzettségek: vannak erősségeik és csak bizonyos diszciplínákat ismern<text:change-end text:change-id="ct190729336"/><text:change text:change-id="ct188193128"/>ek</text:p>
        </text:list-item>
      </text:list>
      <text:p text:style-name="P92">Manőverek</text:p>
      <text:list text:style-name="L5">
        <text:list-item text:start-value="1">
          <text:p text:style-name="P589">pl. lábsöprés, lefegyverzés, átdobás</text:p>
        </text:list-item>
        <text:list-item>
          <text:p text:style-name="P589"><text:span text:style-name="T3">Kivételek, mert </text:span><text:span text:style-name="T9">NEM</text:span> KP-ba, hanem Manőverfejlesztő Pontba (<text:span text:style-name="T9">MFP</text:span>) kerülnek, amit automatikusan kap a játékos. <text:s/><text:span text:style-name="T104">(</text:span><text:span text:style-name="T75">ΣMFP = összes </text:span><text:span text:style-name="T76">nem-távolsági</text:span><text:span text:style-name="T75"> <text:s/>harcmodor szintek összege) </text:span></text:p>
        </text:list-item>
        <text:list-item>
          <text:p text:style-name="P589">Nem mind fejleszthető MFP-ből, van amit ráköltés nélkül simán „meg lehet csinálni”<text:change-start text:change-id="ct187451248"/>. De a legtöbb puszta végrehajtásának is van szituációs, vagy egyéb követelménye<text:change-end text:change-id="ct187451248"/><text:change text:change-id="ct188194128"/>.</text:p>
        </text:list-item>
      </text:list>
      <text:h text:style-name="P10" text:outline-level="1">Képzettségek</text:h>
      <text:h text:style-name="Heading_20_2" text:outline-level="2">Képzettségek KP igényei</text:h>
      <table:table table:name="Tábla5" table:style-name="Tábla5">
        <table:table-column table:style-name="Tábla5.A"/>
        <table:table-column table:style-name="Tábla5.B"/>
        <table:table-column table:style-name="Tábla5.C"/>
        <table:table-column table:style-name="Tábla5.D"/>
        <table:table-column table:style-name="Tábla5.E"/>
        <table:table-column table:style-name="Tábla5.F"/>
        <table:table-column table:style-name="Tábla5.G"/>
        <table:table-column table:style-name="Tábla5.H"/>
        <table:table-header-rows>
          <table:table-row>
            <table:table-cell table:style-name="Tábla5.A1" office:value-type="string">
              <text:p text:style-name="P188">Fokozat</text:p>
            </table:table-cell>
            <table:table-cell table:style-name="Tábla5.A1" office:value-type="string">
              <text:p text:style-name="P188">Képzettség Szint</text:p>
            </table:table-cell>
            <table:table-cell table:style-name="Tábla5.A1" table:number-columns-spanned="2" office:value-type="string">
              <text:p text:style-name="P188">Átfogó</text:p>
            </table:table-cell>
            <table:covered-table-cell/>
            <table:table-cell table:style-name="Tábla5.A1" table:number-columns-spanned="2" office:value-type="string">
              <text:p text:style-name="P188">Átlagos</text:p>
            </table:table-cell>
            <table:covered-table-cell/>
            <table:table-cell table:style-name="Tábla5.G1" table:number-columns-spanned="2" office:value-type="string">
              <text:p text:style-name="P188">Spec+Könnyű</text:p>
            </table:table-cell>
            <table:covered-table-cell/>
          </table:table-row>
        </table:table-header-rows>
        <table:table-row>
          <table:table-cell table:style-name="Tábla5.A2" office:value-type="string">
            <text:p text:style-name="P202"/>
          </table:table-cell>
          <table:table-cell table:style-name="Tábla5.A2" office:value-type="string">
            <text:p text:style-name="P204">1</text:p>
          </table:table-cell>
          <table:table-cell table:style-name="Tábla5.A2" office:value-type="string">
            <text:p text:style-name="P202">6</text:p>
          </table:table-cell>
          <table:table-cell table:style-name="Tábla5.D2" office:value-type="string">
            <text:p text:style-name="P203">+6KP</text:p>
          </table:table-cell>
          <table:table-cell table:style-name="Tábla5.A2" office:value-type="string">
            <text:p text:style-name="P202">4</text:p>
          </table:table-cell>
          <table:table-cell table:style-name="Tábla5.D2" office:value-type="string">
            <text:p text:style-name="P203">+4KP</text:p>
          </table:table-cell>
          <table:table-cell table:style-name="Tábla5.A2" office:value-type="string">
            <text:p text:style-name="P202">2</text:p>
          </table:table-cell>
          <table:table-cell table:style-name="Tábla5.H2" office:value-type="string">
            <text:p text:style-name="P203">+2KP</text:p>
          </table:table-cell>
        </table:table-row>
        <table:table-row>
          <table:table-cell table:style-name="Tábla5.A3" office:value-type="string">
            <text:p text:style-name="P202"/>
          </table:table-cell>
          <table:table-cell table:style-name="Tábla5.A3" office:value-type="string">
            <text:p text:style-name="P204">2</text:p>
          </table:table-cell>
          <table:table-cell table:style-name="Tábla5.A2" office:value-type="string">
            <text:p text:style-name="P202">10</text:p>
          </table:table-cell>
          <table:table-cell table:style-name="Tábla5.D2" office:value-type="string">
            <text:p text:style-name="P203">+4KP</text:p>
          </table:table-cell>
          <table:table-cell table:style-name="Tábla5.A2" office:value-type="string">
            <text:p text:style-name="P202">6</text:p>
          </table:table-cell>
          <table:table-cell table:style-name="Tábla5.D2" office:value-type="string">
            <text:p text:style-name="P203">+2KP</text:p>
          </table:table-cell>
          <table:table-cell table:style-name="Tábla5.A2" office:value-type="string">
            <text:p text:style-name="P202">3</text:p>
          </table:table-cell>
          <table:table-cell table:style-name="Tábla5.H2" office:value-type="string">
            <text:p text:style-name="P203">+1KP</text:p>
          </table:table-cell>
        </table:table-row>
        <table:table-row>
          <table:table-cell table:style-name="Tábla5.A2" office:value-type="string">
            <text:p text:style-name="P204">Novícius</text:p>
          </table:table-cell>
          <table:table-cell table:style-name="Tábla5.A2" office:value-type="string">
            <text:p text:style-name="P204">3</text:p>
          </table:table-cell>
          <table:table-cell table:style-name="Tábla5.A2" office:value-type="string">
            <text:p text:style-name="P202">16</text:p>
          </table:table-cell>
          <table:table-cell table:style-name="Tábla5.D2" office:value-type="string">
            <text:p text:style-name="P203">+6KP</text:p>
          </table:table-cell>
          <table:table-cell table:style-name="Tábla5.A2" office:value-type="string">
            <text:p text:style-name="P202">9</text:p>
          </table:table-cell>
          <table:table-cell table:style-name="Tábla5.D2" office:value-type="string">
            <text:p text:style-name="P203">+3KP</text:p>
          </table:table-cell>
          <table:table-cell table:style-name="Tábla5.A2" office:value-type="string">
            <text:p text:style-name="P202">5</text:p>
          </table:table-cell>
          <table:table-cell table:style-name="Tábla5.H2" office:value-type="string">
            <text:p text:style-name="P203">+2KP</text:p>
          </table:table-cell>
        </table:table-row>
        <table:table-row>
          <table:table-cell table:style-name="Tábla5.A3" office:value-type="string">
            <text:p text:style-name="P202"/>
          </table:table-cell>
          <table:table-cell table:style-name="Tábla5.A3" office:value-type="string">
            <text:p text:style-name="P204">4</text:p>
          </table:table-cell>
          <table:table-cell table:style-name="Tábla5.A2" office:value-type="string">
            <text:p text:style-name="P202">24</text:p>
          </table:table-cell>
          <table:table-cell table:style-name="Tábla5.D2" office:value-type="string">
            <text:p text:style-name="P203">+8KP</text:p>
          </table:table-cell>
          <table:table-cell table:style-name="Tábla5.A2" office:value-type="string">
            <text:p text:style-name="P202">13</text:p>
          </table:table-cell>
          <table:table-cell table:style-name="Tábla5.D2" office:value-type="string">
            <text:p text:style-name="P203">+4KP</text:p>
          </table:table-cell>
          <table:table-cell table:style-name="Tábla5.A2" office:value-type="string">
            <text:p text:style-name="P202">7</text:p>
          </table:table-cell>
          <table:table-cell table:style-name="Tábla5.H2" office:value-type="string">
            <text:p text:style-name="P203">+3KP</text:p>
          </table:table-cell>
        </table:table-row>
        <table:table-row>
          <table:table-cell table:style-name="Tábla5.A2" office:value-type="string">
            <text:p text:style-name="P202"/>
          </table:table-cell>
          <table:table-cell table:style-name="Tábla5.A2" office:value-type="string">
            <text:p text:style-name="P204">5</text:p>
          </table:table-cell>
          <table:table-cell table:style-name="Tábla5.A2" office:value-type="string">
            <text:p text:style-name="P202">34</text:p>
          </table:table-cell>
          <table:table-cell table:style-name="Tábla5.D2" office:value-type="string">
            <text:p text:style-name="P203">+10KP</text:p>
          </table:table-cell>
          <table:table-cell table:style-name="Tábla5.A2" office:value-type="string">
            <text:p text:style-name="P202">18</text:p>
          </table:table-cell>
          <table:table-cell table:style-name="Tábla5.D2" office:value-type="string">
            <text:p text:style-name="P203">+5KP</text:p>
          </table:table-cell>
          <table:table-cell table:style-name="Tábla5.A2" office:value-type="string">
            <text:p text:style-name="P202">10</text:p>
          </table:table-cell>
          <table:table-cell table:style-name="Tábla5.H2" office:value-type="string">
            <text:p text:style-name="P203">+3KP</text:p>
          </table:table-cell>
        </table:table-row>
        <table:table-row>
          <table:table-cell table:style-name="Tábla5.A3" office:value-type="string">
            <text:p text:style-name="P204">Kismester</text:p>
          </table:table-cell>
          <table:table-cell table:style-name="Tábla5.A3" office:value-type="string">
            <text:p text:style-name="P204">6</text:p>
          </table:table-cell>
          <table:table-cell table:style-name="Tábla5.A2" office:value-type="string">
            <text:p text:style-name="P202">46</text:p>
          </table:table-cell>
          <table:table-cell table:style-name="Tábla5.D2" office:value-type="string">
            <text:p text:style-name="P203">+12KP</text:p>
          </table:table-cell>
          <table:table-cell table:style-name="Tábla5.A2" office:value-type="string">
            <text:p text:style-name="P202">24</text:p>
          </table:table-cell>
          <table:table-cell table:style-name="Tábla5.D2" office:value-type="string">
            <text:p text:style-name="P203">+6KP</text:p>
          </table:table-cell>
          <table:table-cell table:style-name="Tábla5.A2" office:value-type="string">
            <text:p text:style-name="P202">13</text:p>
          </table:table-cell>
          <table:table-cell table:style-name="Tábla5.H2" office:value-type="string">
            <text:p text:style-name="P203">+4KP</text:p>
          </table:table-cell>
        </table:table-row>
        <table:table-row>
          <table:table-cell table:style-name="Tábla5.A2" office:value-type="string">
            <text:p text:style-name="P204"/>
          </table:table-cell>
          <table:table-cell table:style-name="Tábla5.A2" office:value-type="string">
            <text:p text:style-name="P204">7</text:p>
          </table:table-cell>
          <table:table-cell table:style-name="Tábla5.A2" office:value-type="string">
            <text:p text:style-name="P202">60</text:p>
          </table:table-cell>
          <table:table-cell table:style-name="Tábla5.D2" office:value-type="string">
            <text:p text:style-name="P203">+14KP</text:p>
          </table:table-cell>
          <table:table-cell table:style-name="Tábla5.A2" office:value-type="string">
            <text:p text:style-name="P202">31</text:p>
          </table:table-cell>
          <table:table-cell table:style-name="Tábla5.D2" office:value-type="string">
            <text:p text:style-name="P203">+7KP</text:p>
          </table:table-cell>
          <table:table-cell table:style-name="Tábla5.A2" office:value-type="string">
            <text:p text:style-name="P202">17</text:p>
          </table:table-cell>
          <table:table-cell table:style-name="Tábla5.H2" office:value-type="string">
            <text:p text:style-name="P203">+4KP</text:p>
          </table:table-cell>
        </table:table-row>
        <table:table-row>
          <table:table-cell table:style-name="Tábla5.A3" office:value-type="string">
            <text:p text:style-name="P204"/>
          </table:table-cell>
          <table:table-cell table:style-name="Tábla5.A3" office:value-type="string">
            <text:p text:style-name="P204">8</text:p>
          </table:table-cell>
          <table:table-cell table:style-name="Tábla5.A2" office:value-type="string">
            <text:p text:style-name="P202">76</text:p>
          </table:table-cell>
          <table:table-cell table:style-name="Tábla5.D2" office:value-type="string">
            <text:p text:style-name="P203">+16KP</text:p>
          </table:table-cell>
          <table:table-cell table:style-name="Tábla5.A2" office:value-type="string">
            <text:p text:style-name="P202">39</text:p>
          </table:table-cell>
          <table:table-cell table:style-name="Tábla5.D2" office:value-type="string">
            <text:p text:style-name="P203">+8KP</text:p>
          </table:table-cell>
          <table:table-cell table:style-name="Tábla5.A2" office:value-type="string">
            <text:p text:style-name="P202">21</text:p>
          </table:table-cell>
          <table:table-cell table:style-name="Tábla5.H2" office:value-type="string">
            <text:p text:style-name="P203">+5KP</text:p>
          </table:table-cell>
        </table:table-row>
        <table:table-row>
          <table:table-cell table:style-name="Tábla5.A2" office:value-type="string">
            <text:p text:style-name="P204">Mester</text:p>
          </table:table-cell>
          <table:table-cell table:style-name="Tábla5.A2" office:value-type="string">
            <text:p text:style-name="P204">9</text:p>
          </table:table-cell>
          <table:table-cell table:style-name="Tábla5.A2" office:value-type="string">
            <text:p text:style-name="P202">94</text:p>
          </table:table-cell>
          <table:table-cell table:style-name="Tábla5.D2" office:value-type="string">
            <text:p text:style-name="P203">+18KP</text:p>
          </table:table-cell>
          <table:table-cell table:style-name="Tábla5.A2" office:value-type="string">
            <text:p text:style-name="P202">48</text:p>
          </table:table-cell>
          <table:table-cell table:style-name="Tábla5.D2" office:value-type="string">
            <text:p text:style-name="P203">+9KP</text:p>
          </table:table-cell>
          <table:table-cell table:style-name="Tábla5.A2" office:value-type="string">
            <text:p text:style-name="P202">26</text:p>
          </table:table-cell>
          <table:table-cell table:style-name="Tábla5.H2" office:value-type="string">
            <text:p text:style-name="P203">+5KP</text:p>
          </table:table-cell>
        </table:table-row>
        <table:table-row>
          <table:table-cell table:style-name="Tábla5.A3" office:value-type="string">
            <text:p text:style-name="P204"/>
          </table:table-cell>
          <table:table-cell table:style-name="Tábla5.A3" office:value-type="string">
            <text:p text:style-name="P204">10</text:p>
          </table:table-cell>
          <table:table-cell table:style-name="Tábla5.A2" office:value-type="string">
            <text:p text:style-name="P202">114</text:p>
          </table:table-cell>
          <table:table-cell table:style-name="Tábla5.D2" office:value-type="string">
            <text:p text:style-name="P203">+20KP</text:p>
          </table:table-cell>
          <table:table-cell table:style-name="Tábla5.A2" office:value-type="string">
            <text:p text:style-name="P202">58</text:p>
          </table:table-cell>
          <table:table-cell table:style-name="Tábla5.D2" office:value-type="string">
            <text:p text:style-name="P203">+10KP</text:p>
          </table:table-cell>
          <table:table-cell table:style-name="Tábla5.A2" office:value-type="string">
            <text:p text:style-name="P202">31</text:p>
          </table:table-cell>
          <table:table-cell table:style-name="Tábla5.H2" office:value-type="string">
            <text:p text:style-name="P203">+6KP</text:p>
          </table:table-cell>
        </table:table-row>
        <table:table-row>
          <table:table-cell table:style-name="Tábla5.A2" office:value-type="string">
            <text:p text:style-name="P204"/>
          </table:table-cell>
          <table:table-cell table:style-name="Tábla5.A2" office:value-type="string">
            <text:p text:style-name="P204">11</text:p>
          </table:table-cell>
          <table:table-cell table:style-name="Tábla5.A2" office:value-type="string">
            <text:p text:style-name="P202">136</text:p>
          </table:table-cell>
          <table:table-cell table:style-name="Tábla5.D2" office:value-type="string">
            <text:p text:style-name="P203">+22KP</text:p>
          </table:table-cell>
          <table:table-cell table:style-name="Tábla5.A2" office:value-type="string">
            <text:p text:style-name="P202">69</text:p>
          </table:table-cell>
          <table:table-cell table:style-name="Tábla5.D2" office:value-type="string">
            <text:p text:style-name="P203">+11KP</text:p>
          </table:table-cell>
          <table:table-cell table:style-name="Tábla5.A2" office:value-type="string">
            <text:p text:style-name="P202">37</text:p>
          </table:table-cell>
          <table:table-cell table:style-name="Tábla5.H2" office:value-type="string">
            <text:p text:style-name="P203">+6KP</text:p>
          </table:table-cell>
        </table:table-row>
        <table:table-row>
          <table:table-cell table:style-name="Tábla5.A3" office:value-type="string">
            <text:p text:style-name="P204">Nagymester</text:p>
          </table:table-cell>
          <table:table-cell table:style-name="Tábla5.A3" office:value-type="string">
            <text:p text:style-name="P204">12</text:p>
          </table:table-cell>
          <table:table-cell table:style-name="Tábla5.A2" office:value-type="string">
            <text:p text:style-name="P202">160</text:p>
          </table:table-cell>
          <table:table-cell table:style-name="Tábla5.D2" office:value-type="string">
            <text:p text:style-name="P203">+24KP</text:p>
          </table:table-cell>
          <table:table-cell table:style-name="Tábla5.A2" office:value-type="string">
            <text:p text:style-name="P202">81</text:p>
          </table:table-cell>
          <table:table-cell table:style-name="Tábla5.D2" office:value-type="string">
            <text:p text:style-name="P203">+12KP</text:p>
          </table:table-cell>
          <table:table-cell table:style-name="Tábla5.A2" office:value-type="string">
            <text:p text:style-name="P202">43</text:p>
          </table:table-cell>
          <table:table-cell table:style-name="Tábla5.H2" office:value-type="string">
            <text:p text:style-name="P203">+7KP</text:p>
          </table:table-cell>
        </table:table-row>
        <table:table-row>
          <table:table-cell table:style-name="Tábla5.A2" office:value-type="string">
            <text:p text:style-name="P204"/>
          </table:table-cell>
          <table:table-cell table:style-name="Tábla5.A2" office:value-type="string">
            <text:p text:style-name="P204">13</text:p>
          </table:table-cell>
          <table:table-cell table:style-name="Tábla5.A2" office:value-type="string">
            <text:p text:style-name="P202">186</text:p>
          </table:table-cell>
          <table:table-cell table:style-name="Tábla5.D2" office:value-type="string">
            <text:p text:style-name="P203">+26KP</text:p>
          </table:table-cell>
          <table:table-cell table:style-name="Tábla5.A2" office:value-type="string">
            <text:p text:style-name="P202">94</text:p>
          </table:table-cell>
          <table:table-cell table:style-name="Tábla5.D2" office:value-type="string">
            <text:p text:style-name="P203">+13KP</text:p>
          </table:table-cell>
          <table:table-cell table:style-name="Tábla5.A2" office:value-type="string">
            <text:p text:style-name="P202">50</text:p>
          </table:table-cell>
          <table:table-cell table:style-name="Tábla5.H2" office:value-type="string">
            <text:p text:style-name="P203">+7KP</text:p>
          </table:table-cell>
        </table:table-row>
        <table:table-row>
          <table:table-cell table:style-name="Tábla5.A3" office:value-type="string">
            <text:p text:style-name="P204"/>
          </table:table-cell>
          <table:table-cell table:style-name="Tábla5.A3" office:value-type="string">
            <text:p text:style-name="P204">14</text:p>
          </table:table-cell>
          <table:table-cell table:style-name="Tábla5.A2" office:value-type="string">
            <text:p text:style-name="P202">214</text:p>
          </table:table-cell>
          <table:table-cell table:style-name="Tábla5.D2" office:value-type="string">
            <text:p text:style-name="P203">+28KP</text:p>
          </table:table-cell>
          <table:table-cell table:style-name="Tábla5.A2" office:value-type="string">
            <text:p text:style-name="P202">108</text:p>
          </table:table-cell>
          <table:table-cell table:style-name="Tábla5.D2" office:value-type="string">
            <text:p text:style-name="P203">+14KP</text:p>
          </table:table-cell>
          <table:table-cell table:style-name="Tábla5.A2" office:value-type="string">
            <text:p text:style-name="P202">57</text:p>
          </table:table-cell>
          <table:table-cell table:style-name="Tábla5.H2" office:value-type="string">
            <text:p text:style-name="P203">+8KP</text:p>
          </table:table-cell>
        </table:table-row>
        <table:table-row>
          <table:table-cell table:style-name="Tábla5.A2" office:value-type="string">
            <text:p text:style-name="P204">Élő legenda</text:p>
          </table:table-cell>
          <table:table-cell table:style-name="Tábla5.A2" office:value-type="string">
            <text:p text:style-name="P204">15</text:p>
          </table:table-cell>
          <table:table-cell table:style-name="Tábla5.A2" office:value-type="string">
            <text:p text:style-name="P202">244</text:p>
          </table:table-cell>
          <table:table-cell table:style-name="Tábla5.D2" office:value-type="string">
            <text:p text:style-name="P203">+30KP</text:p>
          </table:table-cell>
          <table:table-cell table:style-name="Tábla5.A2" office:value-type="string">
            <text:p text:style-name="P202">123</text:p>
          </table:table-cell>
          <table:table-cell table:style-name="Tábla5.D2" office:value-type="string">
            <text:p text:style-name="P203">+15KP</text:p>
          </table:table-cell>
          <table:table-cell table:style-name="Tábla5.A2" office:value-type="string">
            <text:p text:style-name="P202">65</text:p>
          </table:table-cell>
          <table:table-cell table:style-name="Tábla5.H2" office:value-type="string">
            <text:p text:style-name="P203">+8KP</text:p>
          </table:table-cell>
        </table:table-row>
      </table:table>
      <text:p text:style-name="Text_20_body"/>
      <text:p text:style-name="Text_20_body"/>
      <text:h text:style-name="P102" text:outline-level="2">Képzettségpróba</text:h>
      <text:p text:style-name="Text_20_body">A KM meghatározza, hogy az adott próbához melyik Tulajdonság ÉS Képzettség kell és azzal dobat.</text:p>
      <table:table table:name="Táblázat4" table:style-name="Táblázat4">
        <table:table-column table:style-name="Táblázat4.A"/>
        <table:table-header-rows>
          <table:table-row>
            <table:table-cell table:style-name="Táblázat4.A1" office:value-type="string">
              <text:p text:style-name="P323">Tulajdonság + Képzettség + k10 <text:s text:c="2"/><text:span text:style-name="T9">vs.</text:span> <text:s/>Célszám</text:p>
            </table:table-cell>
          </table:table-row>
        </table:table-header-rows>
      </table:table>
      <text:p text:style-name="Text_20_body">Ha a KM úgy látja, hogy az adott próbánál több Tulajdonság is szerepet játszik, akkor a szükséges Tulajdonságok átlagával kell számolni.</text:p>
      <text:section text:style-name="Sect4" text:name="Képzettség_célszámok">
        <table:table table:name="Táblázat5" table:style-name="Táblázat5">
          <table:table-column table:style-name="Táblázat5.A"/>
          <table:table-column table:style-name="Táblázat5.B"/>
          <table:table-header-rows>
            <table:table-row>
              <table:table-cell table:style-name="Táblázat5.A1" table:number-columns-spanned="2" office:value-type="string">
                <text:p text:style-name="P324">Képzettségpróba célszámai <text:line-break/>(dobás k10-el)</text:p>
              </table:table-cell>
              <table:covered-table-cell/>
            </table:table-row>
          </table:table-header-rows>
          <table:table-row>
            <table:table-cell table:style-name="Táblázat5.A2" office:value-type="string">
              <text:p text:style-name="P315">Könnyű</text:p>
            </table:table-cell>
            <table:table-cell table:style-name="Táblázat5.B2" office:value-type="string">
              <text:p text:style-name="P316">6</text:p>
            </table:table-cell>
          </table:table-row>
          <table:table-row>
            <table:table-cell table:style-name="Táblázat5.A3" office:value-type="string">
              <text:p text:style-name="P315">Átlagos</text:p>
            </table:table-cell>
            <table:table-cell table:style-name="Táblázat5.B2" office:value-type="string">
              <text:p text:style-name="P316">9</text:p>
            </table:table-cell>
          </table:table-row>
          <table:table-row>
            <table:table-cell table:style-name="Táblázat5.A3" office:value-type="string">
              <text:p text:style-name="P315">Nehéz</text:p>
            </table:table-cell>
            <table:table-cell table:style-name="Táblázat5.B2" office:value-type="string">
              <text:p text:style-name="P316">12</text:p>
            </table:table-cell>
          </table:table-row>
          <table:table-row>
            <table:table-cell table:style-name="Táblázat5.A3" office:value-type="string">
              <text:p text:style-name="P315">Nagyon nehéz</text:p>
            </table:table-cell>
            <table:table-cell table:style-name="Táblázat5.B2" office:value-type="string">
              <text:p text:style-name="P316">15</text:p>
            </table:table-cell>
          </table:table-row>
          <table:table-row>
            <table:table-cell table:style-name="Táblázat5.A2" office:value-type="string">
              <text:p text:style-name="P315">Rendkívül nehéz </text:p>
            </table:table-cell>
            <table:table-cell table:style-name="Táblázat5.B2" office:value-type="string">
              <text:p text:style-name="P316">18</text:p>
            </table:table-cell>
          </table:table-row>
          <table:table-row>
            <table:table-cell table:style-name="Táblázat5.A2" office:value-type="string">
              <text:p text:style-name="P315">Emberfeletti</text:p>
            </table:table-cell>
            <table:table-cell table:style-name="Táblázat5.B2" office:value-type="string">
              <text:p text:style-name="P316">21</text:p>
            </table:table-cell>
          </table:table-row>
        </table:table>
        <text:p text:style-name="P181">Példa:</text:p>
        <text:p text:style-name="Text_20_body">Fel kell mászni a várfalra. Ehhez az Ügyesség Tulajdonság szükséges és a Mászás Képzettség. Legyen a példánkban szereplő karakter Ügyességének értéke: 2, a Mászása pedig 5.</text:p>
        <text:p text:style-name="P236">Tegyük fel, hogy a várfal igen sima, alig néhány kiszögelés tarkítja (<text:span text:style-name="T42">Nagyon nehéz</text:span><text:span text:style-name="T67"> </text:span>próba). Ekkor: </text:p>
        <table:table table:name="Táblázat6" table:style-name="Táblázat6">
          <table:table-column table:style-name="Táblázat6.A"/>
          <table:table-header-rows>
            <table:table-row>
              <table:table-cell table:style-name="Táblázat6.A1" office:value-type="string">
                <text:p text:style-name="P80">2 (Ügyesség) + 5 (Mászás) + k10 <text:s text:c="2"/><text:span text:style-name="T9">vs. </text:span><text:s/>15 (Nagyon nehéz)</text:p>
              </table:table-cell>
            </table:table-row>
          </table:table-header-rows>
        </table:table>
        <text:p text:style-name="P334"><text:s/></text:p>
        <text:p text:style-name="P94">Azaz <text:s/><text:span text:style-name="T9">7+k10 <text:s/>vs. 15</text:span> <text:s text:c="2"/></text:p>
        <text:p text:style-name="P93">(tehát ha minimum 8-ast dob, akkor a próba sikerült. Esély: 30%)</text:p>
      </text:section>
      <text:p text:style-name="Text_20_body"><text:span text:style-name="T9">Biztos tudás:</text:span> Bizonyos képzettségeket csak biztos tudásból lehet megpróbálni, nincs lehetőség képzettségpróba dobására. KM dönt.</text:p>
      <text:p text:style-name="P333"><text:span text:style-name="T9">Összhang</text:span>: egyes képzettségek ismerete segítséget nyújthat más képzettségek használatakor</text:p>
      <text:list text:style-name="L6">
        <text:list-item>
          <text:p text:style-name="P618">Ha erősen kapcsolódik: 1/3-a adható hozzá</text:p>
        </text:list-item>
        <text:list-item>
          <text:p text:style-name="P618">Ha közepesen kapcsolódik: 1/5-e adható hozzá</text:p>
        </text:list-item>
      </text:list>
      <text:p text:style-name="Text_20_body"><text:span text:style-name="T9">Próba képzetlenül: </text:span>Ha a képzettség nulla: +3 a célszámra. Kivéve pár ösztönös képzettséget (mászás, ugrás, stb). KM dönt.</text:p>
      <text:p text:style-name="Text_20_body"><text:span text:style-name="T9">Összetett képzettségpróba</text:span>: Mint az Összetett Tulajdonságpróbánál.</text:p>
      <text:h text:style-name="Heading_20_3" text:outline-level="3">Vállalás</text:h>
      <text:p text:style-name="Text_20_body">Ha a KM is beleegyezik, kaphatsz max <text:span text:style-name="T9">+3</text:span> bónuszt a képzettségpróbára – Te döntöd el mennyit. Minél többet vállalsz, annál nagyobb veszélynek teszed ki magad. Ugyanis a próba előtt „Vállalás próbát” kell dobni: <text:s/><text:line-break/><text:span text:style-name="T9">k6 vs. (a vállalás értéke)</text:span></text:p>
      <text:p text:style-name="Text_20_body">Ha k6-on a Vállalás értékével megegyezőt, vagy kisebbet dobsz, akkor kritikus, halálos hibát vétesz és természetesen nem dobhatsz képzettségpróbát se. Ebből látszik, hogy vállalni csak nagyon fontos, ritka esetben van értelme. Úgy foglalhatjuk össze, hogy mikor vállalsz, olyankor megpróbálkozol valami olyan dologgal, ami hatékonyabb, mint jelenlegi tudásod, de még nem gyakoroltad be rendesen (pl. csak ellested a mesteredtől), így a rontásra is nagyobb az esélyed.</text:p>
      <text:p text:style-name="Text_20_body">A fenti példánál maradva egy 2-es Vállalás esetén már a következőképpen fest a próba:</text:p>
      <table:table table:name="Táblázat7" table:style-name="Táblázat7">
        <table:table-column table:style-name="Táblázat7.A"/>
        <table:table-header-rows>
          <table:table-row>
            <table:table-cell table:style-name="Táblázat7.A1" office:value-type="string">
              <text:p text:style-name="P80">2 (Ügyesség) + 5 (Mászás) + 2 (Vállalás)+ k10 <text:s text:c="2"/><text:span text:style-name="T9">vs. </text:span><text:s/>15 (Nagyon nehéz)</text:p>
            </table:table-cell>
          </table:table-row>
        </table:table-header-rows>
      </table:table>
      <text:p text:style-name="P12">Azaz: (9+k10) <text:span text:style-name="T9">vs.</text:span> 15</text:p>
      <text:p text:style-name="Text_20_body">Ez sokat dob az esélyeken, de megvan a rizikója is: ha a fenti karakter a dobás előtt a Vállalás-próbánál k6-on 1-et, vagy 2-t dob, akkor Halálos hibát vét!</text:p>
      <text:p text:style-name="Text_20_body"><text:span text:style-name="T64">Fontos</text:span>: összetett, több dobást igénylő képzettségpróbánál nem lehetséges Vállalás! (pl. megmászni a nagy hegyet)</text:p>
      <text:h text:style-name="Heading_20_3" text:outline-level="3"><text:span text:style-name="_5b_RPG_5d__20_Kiemelt_20_kifejezés">Sérülés hatása képzettségpróbára</text:span></text:h>
      <text:section text:style-name="Sect5" text:name="szakasz1">
        <text:p text:style-name="Text_20_body"><text:span text:style-name="_5b_RPG_5d__20_Kiemelt_20_kifejezés"><text:span text:style-name="T3">Ha megsérül a karakter, képzettségpróbáira levonások járnak. Hogy mennyi, az attól függ, hogy melyik sebesülés kategóriában van, illetve hogy fizikai mozgást igénylő, vagy nem igénylő képzettségét teszi próbára:</text:span></text:span></text:p>
        <table:table table:name="Tábla15" table:style-name="Tábla15">
          <table:table-column table:style-name="Tábla15.A"/>
          <table:table-column table:style-name="Tábla15.B" table:number-columns-repeated="4"/>
          <table:table-row>
            <table:table-cell table:style-name="Tábla15.A1" office:value-type="string">
              <text:p text:style-name="_5b_RPG_5d__20_Táblázattartalom_20_-_20_fejléc"/>
            </table:table-cell>
            <table:table-cell table:style-name="Tábla15.A1" office:value-type="string">
              <text:p text:style-name="_5b_RPG_5d__20_Táblázattartalom_20_-_20_fejléc">S1</text:p>
            </table:table-cell>
            <table:table-cell table:style-name="Tábla15.A1" office:value-type="string">
              <text:p text:style-name="_5b_RPG_5d__20_Táblázattartalom_20_-_20_fejléc">S2</text:p>
            </table:table-cell>
            <table:table-cell table:style-name="Tábla15.A1" office:value-type="string">
              <text:p text:style-name="_5b_RPG_5d__20_Táblázattartalom_20_-_20_fejléc">S3</text:p>
            </table:table-cell>
            <table:table-cell table:style-name="Tábla15.E1" office:value-type="string">
              <text:p text:style-name="_5b_RPG_5d__20_Táblázattartalom_20_-_20_fejléc">S4</text:p>
            </table:table-cell>
          </table:table-row>
          <table:table-row>
            <table:table-cell table:style-name="Tábla15.A2" office:value-type="string">
              <text:p text:style-name="_5b_RPG_5d__20_Táblázattartalom_20_-_20_saját_20_-_20_1"><text:span text:style-name="_5b_RPG_5d__20_Kiemelt_20_kifejezés"><text:span text:style-name="T3">fizikai</text:span></text:span></text:p>
            </table:table-cell>
            <table:table-cell table:style-name="Tábla15.A2" office:value-type="string">
              <text:p text:style-name="_5b_RPG_5d__20_Táblázattartalom_20_-_20_saját_20_-_20_1">-</text:p>
            </table:table-cell>
            <table:table-cell table:style-name="Tábla15.A2" office:value-type="string">
              <text:p text:style-name="_5b_RPG_5d__20_Táblázattartalom_20_-_20_saját_20_-_20_1">-2</text:p>
            </table:table-cell>
            <table:table-cell table:style-name="Tábla15.A2" office:value-type="string">
              <text:p text:style-name="_5b_RPG_5d__20_Táblázattartalom_20_-_20_saját_20_-_20_1">-4</text:p>
            </table:table-cell>
            <table:table-cell table:style-name="Tábla15.E2" office:value-type="string">
              <text:p text:style-name="_5b_RPG_5d__20_Táblázattartalom_20_-_20_saját_20_-_20_1">-6</text:p>
            </table:table-cell>
          </table:table-row>
          <table:table-row>
            <table:table-cell table:style-name="Tábla15.A2" office:value-type="string">
              <text:p text:style-name="_5b_RPG_5d__20_Táblázattartalom_20_-_20_saját_20_-_20_1">egyéb</text:p>
            </table:table-cell>
            <table:table-cell table:style-name="Tábla15.A2" office:value-type="string">
              <text:p text:style-name="_5b_RPG_5d__20_Táblázattartalom_20_-_20_saját_20_-_20_1">-</text:p>
            </table:table-cell>
            <table:table-cell table:style-name="Tábla15.A2" office:value-type="string">
              <text:p text:style-name="_5b_RPG_5d__20_Táblázattartalom_20_-_20_saját_20_-_20_1">-</text:p>
            </table:table-cell>
            <table:table-cell table:style-name="Tábla15.A2" office:value-type="string">
              <text:p text:style-name="_5b_RPG_5d__20_Táblázattartalom_20_-_20_saját_20_-_20_1">-1</text:p>
            </table:table-cell>
            <table:table-cell table:style-name="Tábla15.E2" office:value-type="string">
              <text:p text:style-name="_5b_RPG_5d__20_Táblázattartalom_20_-_20_saját_20_-_20_1">-3</text:p>
            </table:table-cell>
          </table:table-row>
        </table:table>
        <text:p text:style-name="P48"><text:s/></text:p>
      </text:section>
      <text:h text:style-name="P102" text:outline-level="2">Képzettséglista lista</text:h>
      <table:table table:name="Táblázat9" table:style-name="Táblázat9">
        <table:table-column table:style-name="Táblázat9.A"/>
        <table:table-column table:style-name="Táblázat9.B"/>
        <table:table-header-rows>
          <table:table-row>
            <table:table-cell table:style-name="Táblázat9.A1" table:number-columns-spanned="2" office:value-type="string">
              <text:p text:style-name="_5b_RPG_5d__20_Táblázattartalom_20_-_20_fejléc">Különleges képzettségek</text:p>
            </table:table-cell>
            <table:covered-table-cell/>
          </table:table-row>
        </table:table-header-rows>
        <table:table-row>
          <table:table-cell table:style-name="Táblázat9.A2" office:value-type="string">
            <text:p text:style-name="P241">Név</text:p>
          </table:table-cell>
          <table:table-cell table:style-name="Táblázat9.B2" office:value-type="string">
            <text:p text:style-name="P207">Leírás</text:p>
          </table:table-cell>
        </table:table-row>
        <table:table-row>
          <table:table-cell table:style-name="Táblázat9.A3" office:value-type="string">
            <text:p text:style-name="_5b_RPG_5d__20_Táblázattartalom_20_1">Helyismeret<text:line-break/><text:span text:style-name="T3">(városnyi terület)</text:span></text:p>
          </table:table-cell>
          <table:table-cell table:style-name="Táblázat9.B3" office:value-type="string">
            <text:p text:style-name="P222">Ez egy speciális képzettség, melyre nem kell KP-t költeni. Minden karakter kezdéskor kap <text:span text:style-name="T9">10</text:span> szintnek megfelelő pontot, amit eloszthat az általa ismert városok/városnyi területek között. Például:</text:p>
            <text:p text:style-name="P205">Helyismeret – Shadlek : <text:span text:style-name="T9">10</text:span></text:p>
            <text:p text:style-name="P205"><text:s text:c="3"/>vagy</text:p>
            <text:p text:style-name="P205"><text:s text:c="2"/>Helyismeret – Shadlek: <text:span text:style-name="T9">5</text:span></text:p>
            <text:p text:style-name="P205"><text:s text:c="2"/>Helyismeret – Warwik : <text:span text:style-name="T9">3</text:span></text:p>
            <text:p text:style-name="P205"><text:s text:c="2"/>Helyismeret – El Sobira fővárosa: <text:span text:style-name="T9">2</text:span></text:p>
            <text:p text:style-name="P223"/>
            <text:list text:style-name="L7">
              <text:list-item>
                <text:p text:style-name="P397">Ha a játékosnak a fenti érték nem elég, akkor 1.szinten – <text:span text:style-name="T9">de csak akkor! -</text:span> Könnyű képzettségként növelheti bármely városnyi területre vonatkoztatott Helyismeret képzettségét.</text:p>
              </text:list-item>
              <text:list-item>
                <text:p text:style-name="P398">A Helyismeret értéke úgy változhat, hogy a KM egy kaland végén a TP-osztással együtt tetszés szerint ad pontot a karakterek Helyismeret képzettségére arra a helyre vonatkoztatva, ahol a kaland játszódott. Tehát ha a karakter a délvidékről származik és először volt Ifinben, akkor az eddig 0 értékű „Helyismeret – Ifin” képzettsége a kaland után akár <text:span text:style-name="T7">2</text:span><text:span text:style-name="T18">-</text:span>re is nőhet, ha sok újdonságot tapasztalt a várossal kapcsolatban.</text:p>
              </text:list-item>
              <text:list-item>
                <text:p text:style-name="P398">Ha a karakter egy általa ismert várost magában foglaló <text:span text:style-name="T9">országgal</text:span> kapcsolatban dob Helyismeret képzettségpróbát, akkor használhatja a városra vonatkoztatott értékét <text:span text:style-name="T42">-3</text:span> büntetéssel.</text:p>
              </text:list-item>
            </text:list>
          </table:table-cell>
        </table:table-row>
        <table:table-row>
          <table:table-cell table:style-name="Táblázat9.A3" office:value-type="string">
            <text:p text:style-name="_5b_RPG_5d__20_Táblázattartalom_20_1">Történelemismeret<text:line-break/><text:span text:style-name="T3">(saját város)</text:span></text:p>
          </table:table-cell>
          <table:table-cell table:style-name="Táblázat9.B3" office:value-type="string">
            <text:p text:style-name="P222">Első szinten minden karakter megkapja 3-as szinten a saját városára vonatkoztatott Történelemismeret képzettséget. Ez az érték természetesen KP-ból szabadon tovább növelhető, valamint más városokra is korlátozás nélkül felvehető KP-ból.</text:p>
          </table:table-cell>
        </table:table-row>
        <table:table-row>
          <table:table-cell table:style-name="Táblázat9.A3" office:value-type="string">
            <text:p text:style-name="_5b_RPG_5d__20_Táblázattartalom_20_1">Vallásismeret<text:line-break/><text:span text:style-name="T3">(saját vallás)</text:span></text:p>
          </table:table-cell>
          <table:table-cell table:style-name="Táblázat9.B3" office:value-type="string">
            <text:p text:style-name="P222">Első szinten minden karakter megkapja 3-as szinten a saját vallására vonatkoztatott Vallásismeret képzettséget. Ez az érték természetesen KP-ból szabadon tovább növelhető, valamint más vallásokra is felvehető KP-ból, amennyiben ezt az előtörténet indokolja és a KM is engedélyezi.</text:p>
          </table:table-cell>
        </table:table-row>
        <table:table-row>
          <table:table-cell table:style-name="Táblázat9.A3" office:value-type="string">
            <text:p text:style-name="_5b_RPG_5d__20_Táblázattartalom_20_1">Nyelvismeret<text:line-break/><text:span text:style-name="T3">(saját nyelv)</text:span></text:p>
          </table:table-cell>
          <table:table-cell table:style-name="Táblázat9.B3" office:value-type="string">
            <text:p text:style-name="P222">Első szinten minden karakter megkapja 6-as szinten a saját anyanyelvéhez tartozó Nyelvismeret képzettséget.</text:p>
            <text:p text:style-name="P222">Továbbá – a fentin kívül – megkapja még 3-as szinten a Közös nyelv ismeretét (Pyarroni) is. Amennyiben a karakter anyanyelve a Pyarroni, akkor <text:span text:style-name="T64">csak</text:span> azt kapja meg (6-os szinten), nem kap „ajándékba” más Nyelvismeret képzettséget, vagy Karakter Pontot! A képzettség KP-ból természetesen szabadon tovább növelhető.</text:p>
          </table:table-cell>
        </table:table-row>
      </table:table>
      <text:p text:style-name="P40"/>
      <table:table table:name="Táblázat14" table:style-name="Táblázat14">
        <table:table-column table:style-name="Táblázat14.A"/>
        <table:table-column table:style-name="Táblázat14.B"/>
        <table:table-column table:style-name="Táblázat14.C"/>
        <table:table-header-rows>
          <text:soft-page-break/>
          <table:table-row>
            <table:table-cell table:style-name="Táblázat14.A1" table:number-columns-spanned="3" office:value-type="string">
              <text:p text:style-name="_5b_RPG_5d__20_Táblázattartalom_20_-_20_fejléc">Harci képzettségek</text:p>
            </table:table-cell>
            <table:covered-table-cell/>
            <table:covered-table-cell/>
          </table:table-row>
        </table:table-header-rows>
        <table:table-row>
          <table:table-cell table:style-name="Táblázat14.A2" office:value-type="string">
            <text:p text:style-name="P241">Átfogó</text:p>
          </table:table-cell>
          <table:table-cell table:style-name="Táblázat14.A2" office:value-type="string">
            <text:p text:style-name="P207">Átlagos</text:p>
          </table:table-cell>
          <table:table-cell table:style-name="Táblázat14.C2" office:value-type="string">
            <text:p text:style-name="P198">Specializáció + Könnyű</text:p>
          </table:table-cell>
        </table:table-row>
        <table:table-row>
          <table:table-cell table:style-name="Táblázat14.A3" office:value-type="string">
            <text:p text:style-name="_5b_RPG_5d__20_Táblázattartalom_20_1">Közelharc</text:p>
          </table:table-cell>
          <table:table-cell table:style-name="Táblázat14.A3" office:value-type="string">
            <text:p text:style-name="_5b_RPG_5d__20_Táblázattartalom_20_1">-</text:p>
          </table:table-cell>
          <table:table-cell table:style-name="Táblázat14.C3" office:value-type="string">
            <text:p text:style-name="_5b_RPG_5d__20_Táblázattartalom_20_1">-</text:p>
          </table:table-cell>
        </table:table-row>
        <table:table-row>
          <table:table-cell table:style-name="Táblázat14.A3" office:value-type="string">
            <text:p text:style-name="_5b_RPG_5d__20_Táblázattartalom_20_1">Kardvívás</text:p>
          </table:table-cell>
          <table:table-cell table:style-name="Táblázat14.A3" office:value-type="string">
            <text:p text:style-name="_5b_RPG_5d__20_Táblázattartalom_20_1">-</text:p>
          </table:table-cell>
          <table:table-cell table:style-name="Táblázat14.C3" office:value-type="string">
            <text:p text:style-name="_5b_RPG_5d__20_Táblázattartalom_20_1">-</text:p>
          </table:table-cell>
        </table:table-row>
        <table:table-row>
          <table:table-cell table:style-name="Táblázat14.A3" office:value-type="string">
            <text:p text:style-name="_5b_RPG_5d__20_Táblázattartalom_20_1">Lándzsavívás</text:p>
          </table:table-cell>
          <table:table-cell table:style-name="Táblázat14.A3" office:value-type="string">
            <text:p text:style-name="_5b_RPG_5d__20_Táblázattartalom_20_1">-</text:p>
          </table:table-cell>
          <table:table-cell table:style-name="Táblázat14.C3" office:value-type="string">
            <text:p text:style-name="_5b_RPG_5d__20_Táblázattartalom_20_1">-</text:p>
          </table:table-cell>
        </table:table-row>
        <table:table-row>
          <table:table-cell table:style-name="Táblázat14.A3" office:value-type="string">
            <text:p text:style-name="_5b_RPG_5d__20_Táblázattartalom_20_1">Pusztítás</text:p>
          </table:table-cell>
          <table:table-cell table:style-name="Táblázat14.A3" office:value-type="string">
            <text:p text:style-name="_5b_RPG_5d__20_Táblázattartalom_20_1">-</text:p>
          </table:table-cell>
          <table:table-cell table:style-name="Táblázat14.C3" office:value-type="string">
            <text:p text:style-name="_5b_RPG_5d__20_Táblázattartalom_20_1">-</text:p>
          </table:table-cell>
        </table:table-row>
        <table:table-row>
          <table:table-cell table:style-name="Táblázat14.A3" office:value-type="string">
            <text:p text:style-name="_5b_RPG_5d__20_Táblázattartalom_20_1">Hajítás</text:p>
          </table:table-cell>
          <table:table-cell table:style-name="Táblázat14.A3" office:value-type="string">
            <text:p text:style-name="_5b_RPG_5d__20_Táblázattartalom_20_1">-</text:p>
          </table:table-cell>
          <table:table-cell table:style-name="Táblázat14.C3" office:value-type="string">
            <text:p text:style-name="_5b_RPG_5d__20_Táblázattartalom_20_1">-</text:p>
          </table:table-cell>
        </table:table-row>
        <table:table-row>
          <table:table-cell table:style-name="Táblázat14.A3" office:value-type="string">
            <text:p text:style-name="_5b_RPG_5d__20_Táblázattartalom_20_1">Íjászat</text:p>
          </table:table-cell>
          <table:table-cell table:style-name="Táblázat14.A3" office:value-type="string">
            <text:p text:style-name="_5b_RPG_5d__20_Táblázattartalom_20_1">-</text:p>
          </table:table-cell>
          <table:table-cell table:style-name="Táblázat14.C3" office:value-type="string">
            <text:p text:style-name="_5b_RPG_5d__20_Táblázattartalom_20_1">-</text:p>
          </table:table-cell>
        </table:table-row>
        <table:table-row>
          <table:table-cell table:style-name="Táblázat14.A3" office:value-type="string">
            <text:p text:style-name="_5b_RPG_5d__20_Táblázattartalom_20_1">Lövészet</text:p>
          </table:table-cell>
          <table:table-cell table:style-name="Táblázat14.B9" office:value-type="string">
            <text:p text:style-name="_5b_RPG_5d__20_Táblázattartalom_20_1">-</text:p>
          </table:table-cell>
          <table:table-cell table:style-name="Táblázat14.C9" office:value-type="string">
            <text:p text:style-name="_5b_RPG_5d__20_Táblázattartalom_20_1">-</text:p>
          </table:table-cell>
        </table:table-row>
        <table:table-row>
          <table:table-cell table:style-name="Táblázat14.A3" office:value-type="string">
            <text:p text:style-name="_5b_RPG_5d__20_Táblázattartalom_20_1">Ostromlövészet</text:p>
          </table:table-cell>
          <table:table-cell table:style-name="Táblázat14.B9" office:value-type="string">
            <text:p text:style-name="_5b_RPG_5d__20_Táblázattartalom_20_1">-</text:p>
          </table:table-cell>
          <table:table-cell table:style-name="Táblázat14.C9" office:value-type="string">
            <text:p text:style-name="_5b_RPG_5d__20_Táblázattartalom_20_1">-</text:p>
          </table:table-cell>
        </table:table-row>
        <table:table-row>
          <table:table-cell table:style-name="Táblázat14.A3" office:value-type="string">
            <text:p text:style-name="_5b_RPG_5d__20_Táblázattartalom_20_1">-</text:p>
          </table:table-cell>
          <table:table-cell table:style-name="Táblázat14.B9" office:value-type="string">
            <text:p text:style-name="_5b_RPG_5d__20_Táblázattartalom_20_1">Fájdalomtűrés</text:p>
          </table:table-cell>
          <table:table-cell table:style-name="Táblázat14.C9" office:value-type="string">
            <text:p text:style-name="_5b_RPG_5d__20_Táblázattartalom_20_1">-</text:p>
          </table:table-cell>
        </table:table-row>
      </table:table>
      <text:p text:style-name="P40"/>
      <table:table table:name="Táblázat16" table:style-name="Táblázat16">
        <table:table-column table:style-name="Táblázat16.A"/>
        <table:table-column table:style-name="Táblázat16.B"/>
        <table:table-column table:style-name="Táblázat16.C"/>
        <table:table-header-rows>
          <table:table-row>
            <table:table-cell table:style-name="Táblázat16.A1" table:number-columns-spanned="3" office:value-type="string">
              <text:p text:style-name="_5b_RPG_5d__20_Táblázattartalom_20_-_20_fejléc">Fizikai képzettségek</text:p>
            </table:table-cell>
            <table:covered-table-cell/>
            <table:covered-table-cell/>
          </table:table-row>
        </table:table-header-rows>
        <table:table-row>
          <table:table-cell table:style-name="Táblázat16.A2" office:value-type="string">
            <text:p text:style-name="P241">Átfogó</text:p>
          </table:table-cell>
          <table:table-cell table:style-name="Táblázat16.A2" office:value-type="string">
            <text:p text:style-name="P207">Átlagos</text:p>
          </table:table-cell>
          <table:table-cell table:style-name="Táblázat16.C2" office:value-type="string">
            <text:p text:style-name="P198">Specializáció + Könnyű</text:p>
          </table:table-cell>
        </table:table-row>
        <table:table-row>
          <table:table-cell table:style-name="Táblázat16.A3" office:value-type="string">
            <text:p text:style-name="_5b_RPG_5d__20_Táblázattartalom_20_1">-</text:p>
          </table:table-cell>
          <table:table-cell table:style-name="Táblázat16.B3" office:value-type="string">
            <text:p text:style-name="_5b_RPG_5d__20_Táblázattartalom_20_1">Mászás</text:p>
          </table:table-cell>
          <table:table-cell table:style-name="Táblázat16.C3" office:value-type="string">
            <text:p text:style-name="_5b_RPG_5d__20_Táblázattartalom_20_1">-</text:p>
          </table:table-cell>
        </table:table-row>
        <table:table-row>
          <table:table-cell table:style-name="Táblázat16.A3" office:value-type="string">
            <text:p text:style-name="_5b_RPG_5d__20_Táblázattartalom_20_1">-</text:p>
          </table:table-cell>
          <table:table-cell table:style-name="Táblázat16.B3" office:value-type="string">
            <text:p text:style-name="_5b_RPG_5d__20_Táblázattartalom_20_1">Lovaglás</text:p>
          </table:table-cell>
          <table:table-cell table:style-name="Táblázat16.C3" office:value-type="string">
            <text:p text:style-name="_5b_RPG_5d__20_Táblázattartalom_20_1"/>
          </table:table-cell>
        </table:table-row>
        <table:table-row>
          <table:table-cell table:style-name="Táblázat16.A3" office:value-type="string">
            <text:p text:style-name="_5b_RPG_5d__20_Táblázattartalom_20_1">-</text:p>
          </table:table-cell>
          <table:table-cell table:style-name="Táblázat16.B3" office:value-type="string">
            <text:p text:style-name="_5b_RPG_5d__20_Táblázattartalom_20_1">Léglovaglás</text:p>
          </table:table-cell>
          <table:table-cell table:style-name="Táblázat16.C3" office:value-type="string">
            <text:p text:style-name="_5b_RPG_5d__20_Táblázattartalom_20_1">-</text:p>
          </table:table-cell>
        </table:table-row>
        <table:table-row>
          <table:table-cell table:style-name="Táblázat16.A3" office:value-type="string">
            <text:p text:style-name="_5b_RPG_5d__20_Táblázattartalom_20_1">Akrobatika</text:p>
          </table:table-cell>
          <table:table-cell table:number-columns-spanned="2">
            <table:table table:is-sub-table="true">
              <table:table-column table:style-name="Táblázat16.C"/>
              <table:table-column table:style-name="Táblázat16.B"/>
              <table:table-row>
                <table:table-cell table:style-name="Táblázat16.A3" office:value-type="string">
                  <text:p text:style-name="_5b_RPG_5d__20_Táblázattartalom_20_1">Esés</text:p>
                </table:table-cell>
                <table:table-cell table:style-name="Táblázat16.B6.2.1" office:value-type="string">
                  <text:p text:style-name="_5b_RPG_5d__20_Táblázattartalom_20_1">-</text:p>
                </table:table-cell>
              </table:table-row>
              <table:table-row>
                <table:table-cell table:style-name="Táblázat16.A3" office:value-type="string">
                  <text:p text:style-name="_5b_RPG_5d__20_Táblázattartalom_20_1">Ugrás</text:p>
                </table:table-cell>
                <table:table-cell table:style-name="Táblázat16.B6.2.1" office:value-type="string">
                  <text:p text:style-name="_5b_RPG_5d__20_Táblázattartalom_20_1">-</text:p>
                </table:table-cell>
              </table:table-row>
            </table:table>
          </table:table-cell>
          <table:covered-table-cell/>
        </table:table-row>
      </table:table>
      <text:p text:style-name="Standard"/>
      <table:table table:name="Táblázat17" table:style-name="Táblázat17">
        <table:table-column table:style-name="Táblázat17.A"/>
        <table:table-column table:style-name="Táblázat17.B"/>
        <table:table-column table:style-name="Táblázat17.C"/>
        <table:table-header-rows>
          <table:table-row>
            <table:table-cell table:style-name="Táblázat17.A1" table:number-columns-spanned="3" office:value-type="string">
              <text:p text:style-name="P343">Alvilági képzettségek</text:p>
            </table:table-cell>
            <table:covered-table-cell/>
            <table:covered-table-cell/>
          </table:table-row>
        </table:table-header-rows>
        <table:table-row>
          <table:table-cell table:style-name="Táblázat17.A2" office:value-type="string">
            <text:p text:style-name="P241">Átfogó</text:p>
          </table:table-cell>
          <table:table-cell table:style-name="Táblázat17.A2" office:value-type="string">
            <text:p text:style-name="P207">Átlagos</text:p>
          </table:table-cell>
          <table:table-cell table:style-name="Táblázat17.C2" office:value-type="string">
            <text:p text:style-name="P198">Specializáció + Könnyű</text:p>
          </table:table-cell>
        </table:table-row>
        <table:table-row>
          <table:table-cell table:style-name="Táblázat17.A3" office:value-type="string">
            <text:p text:style-name="_5b_RPG_5d__20_Táblázattartalom_20_-_20_saját_20_-_20_1">-</text:p>
          </table:table-cell>
          <table:table-cell table:style-name="Táblázat17.A3" office:value-type="string">
            <text:p text:style-name="P151">Lopakodás / Rejtőzés</text:p>
          </table:table-cell>
          <table:table-cell table:style-name="Táblázat17.C3" office:value-type="string">
            <text:p text:style-name="_5b_RPG_5d__20_Táblázattartalom_20_-_20_saját_20_-_20_1">-</text:p>
          </table:table-cell>
        </table:table-row>
        <table:table-row>
          <table:table-cell table:style-name="Táblázat17.A3" office:value-type="string">
            <text:p text:style-name="_5b_RPG_5d__20_Táblázattartalom_20_-_20_saját_20_-_20_1">-</text:p>
          </table:table-cell>
          <table:table-cell table:style-name="Táblázat17.A3" office:value-type="string">
            <text:p text:style-name="P151">Nyomolvasás</text:p>
          </table:table-cell>
          <table:table-cell table:style-name="Táblázat17.C3" office:value-type="string">
            <text:p text:style-name="_5b_RPG_5d__20_Táblázattartalom_20_-_20_saját_20_-_20_1">-</text:p>
          </table:table-cell>
        </table:table-row>
        <table:table-row>
          <table:table-cell table:style-name="Táblázat17.A3" office:value-type="string">
            <text:p text:style-name="P241">-</text:p>
          </table:table-cell>
          <table:table-cell table:style-name="Táblázat17.A3" office:value-type="string">
            <text:p text:style-name="P224">Álcázás/Álruha</text:p>
          </table:table-cell>
          <table:table-cell table:style-name="Táblázat17.C3" office:value-type="string">
            <text:p text:style-name="P198">-</text:p>
          </table:table-cell>
        </table:table-row>
        <table:table-row>
          <table:table-cell table:style-name="Táblázat17.A3" office:value-type="string">
            <text:p text:style-name="_5b_RPG_5d__20_Táblázattartalom_20_1">-</text:p>
          </table:table-cell>
          <table:table-cell table:style-name="Táblázat17.A3" office:value-type="string">
            <text:p text:style-name="P151">Zárnyitás</text:p>
          </table:table-cell>
          <table:table-cell table:style-name="Táblázat17.C3" office:value-type="string">
            <text:p text:style-name="_5b_RPG_5d__20_Táblázattartalom_20_1">van spec.</text:p>
          </table:table-cell>
        </table:table-row>
        <table:table-row>
          <table:table-cell table:style-name="Táblázat17.A3" office:value-type="string">
            <text:p text:style-name="_5b_RPG_5d__20_Táblázattartalom_20_1">-</text:p>
          </table:table-cell>
          <table:table-cell table:style-name="Táblázat17.A3" office:value-type="string">
            <text:p text:style-name="P151">Csapdaállítás</text:p>
          </table:table-cell>
          <table:table-cell table:style-name="Táblázat17.C3" office:value-type="string">
            <text:p text:style-name="_5b_RPG_5d__20_Táblázattartalom_20_1">van spec.</text:p>
          </table:table-cell>
        </table:table-row>
        <table:table-row>
          <table:table-cell table:style-name="Táblázat17.A3" office:value-type="string">
            <text:p text:style-name="_5b_RPG_5d__20_Táblázattartalom_20_1">-</text:p>
          </table:table-cell>
          <table:table-cell table:style-name="Táblázat17.A3" office:value-type="string">
            <text:p text:style-name="P151">Tolvajlás</text:p>
          </table:table-cell>
          <table:table-cell table:style-name="Táblázat17.C3" office:value-type="string">
            <text:p text:style-name="_5b_RPG_5d__20_Táblázattartalom_20_1">-</text:p>
          </table:table-cell>
        </table:table-row>
        <table:table-row>
          <table:table-cell table:style-name="Táblázat17.A3" office:value-type="string">
            <text:p text:style-name="_5b_RPG_5d__20_Táblázattartalom_20_1">-</text:p>
          </table:table-cell>
          <table:table-cell table:style-name="Táblázat17.A3" office:value-type="string">
            <text:p text:style-name="P151">Zsonglőrködés</text:p>
          </table:table-cell>
          <table:table-cell table:style-name="Táblázat17.C3" office:value-type="string">
            <text:p text:style-name="_5b_RPG_5d__20_Táblázattartalom_20_1">-</text:p>
          </table:table-cell>
        </table:table-row>
        <table:table-row>
          <table:table-cell table:style-name="Táblázat17.A3" office:value-type="string">
            <text:p text:style-name="_5b_RPG_5d__20_Táblázattartalom_20_1">-</text:p>
          </table:table-cell>
          <table:table-cell table:style-name="Táblázat17.A3" office:value-type="string">
            <text:p text:style-name="P151">Kínzás</text:p>
          </table:table-cell>
          <table:table-cell table:style-name="Táblázat17.C3" office:value-type="string">
            <text:p text:style-name="_5b_RPG_5d__20_Táblázattartalom_20_1">-</text:p>
          </table:table-cell>
        </table:table-row>
        <table:table-row>
          <table:table-cell table:style-name="Táblázat17.A3" office:value-type="string">
            <text:p text:style-name="_5b_RPG_5d__20_Táblázattartalom_20_1">-</text:p>
          </table:table-cell>
          <table:table-cell table:style-name="Táblázat17.A3" office:value-type="string">
            <text:p text:style-name="P151">Szerencsejáték </text:p>
          </table:table-cell>
          <table:table-cell>
            <table:table table:is-sub-table="true">
              <table:table-column table:style-name="Táblázat17.C"/>
              <table:table-row>
                <table:table-cell table:style-name="Táblázat17.C3" office:value-type="string">
                  <text:p text:style-name="_5b_RPG_5d__20_Táblázattartalom_20_1">Kártyázás</text:p>
                </table:table-cell>
              </table:table-row>
              <table:table-row>
                <table:table-cell table:style-name="Táblázat17.C3" office:value-type="string">
                  <text:p text:style-name="_5b_RPG_5d__20_Táblázattartalom_20_1">Kockázás</text:p>
                </table:table-cell>
              </table:table-row>
            </table:table>
          </table:table-cell>
        </table:table-row>
      </table:table>
      <text:p text:style-name="Standard"/>
      <table:table table:name="Táblázat18" table:style-name="Táblázat18">
        <table:table-column table:style-name="Táblázat18.A"/>
        <table:table-column table:style-name="Táblázat18.B"/>
        <table:table-column table:style-name="Táblázat18.C"/>
        <table:table-header-rows>
          <text:soft-page-break/>
          <table:table-row>
            <table:table-cell table:style-name="Táblázat18.A1" table:number-columns-spanned="3" office:value-type="string">
              <text:p text:style-name="_5b_RPG_5d__20_Táblázattartalom_20_-_20_fejléc">Művészeti képzettségek</text:p>
            </table:table-cell>
            <table:covered-table-cell/>
            <table:covered-table-cell/>
          </table:table-row>
        </table:table-header-rows>
        <table:table-row>
          <table:table-cell table:style-name="Táblázat18.A2" office:value-type="string">
            <text:p text:style-name="P241">Átfogó</text:p>
          </table:table-cell>
          <table:table-cell table:style-name="Táblázat18.A2" office:value-type="string">
            <text:p text:style-name="P207">Átlagos</text:p>
          </table:table-cell>
          <table:table-cell table:style-name="Táblázat18.C2" office:value-type="string">
            <text:p text:style-name="P198">Specializáció + Könnyű</text:p>
          </table:table-cell>
        </table:table-row>
        <table:table-row>
          <table:table-cell table:number-columns-spanned="2">
            <table:table table:is-sub-table="true">
              <table:table-column table:style-name="Táblázat18.A"/>
              <table:table-column table:style-name="Táblázat18.B"/>
              <table:table-row>
                <table:table-cell table:style-name="Táblázat18.A3.1.1" office:value-type="string">
                  <text:p text:style-name="P153">-</text:p>
                </table:table-cell>
                <table:table-cell table:style-name="Táblázat18.A3.1.1" office:value-type="string">
                  <text:p text:style-name="P153">Festészet</text:p>
                </table:table-cell>
              </table:table-row>
              <table:table-row>
                <table:table-cell table:style-name="Táblázat18.A3.1.1" office:value-type="string">
                  <text:p text:style-name="P153">-</text:p>
                </table:table-cell>
                <table:table-cell table:style-name="Táblázat18.A3.1.1" office:value-type="string">
                  <text:p text:style-name="P153">Szobrászat</text:p>
                </table:table-cell>
              </table:table-row>
              <table:table-row>
                <table:table-cell table:style-name="Táblázat18.A3.1.1" office:value-type="string">
                  <text:p text:style-name="P153">-</text:p>
                </table:table-cell>
                <table:table-cell table:style-name="Táblázat18.A3.1.1" office:value-type="string">
                  <text:p text:style-name="P153">Kalligráfia</text:p>
                </table:table-cell>
              </table:table-row>
            </table:table>
          </table:table-cell>
          <table:covered-table-cell/>
          <table:table-cell table:style-name="Táblázat18.C3" office:value-type="string">
            <text:p text:style-name="_5b_RPG_5d__20_Táblázattartalom_20_1"><text:span text:style-name="_5b_RPG_5d__20_Szürkített"><text:span text:style-name="T26">Hamisítás</text:span></text:span></text:p>
            <text:list text:style-name="L8">
              <text:list-item>
                <text:p text:style-name="P772"><text:span text:style-name="_5b_RPG_5d__20_Szürkített"><text:span text:style-name="T27">Festészet, Szobrászat, Kalligráfia. </text:span></text:span></text:p>
              </text:list-item>
              <text:list-item>
                <text:p text:style-name="P772"><text:span text:style-name="_5b_RPG_5d__20_Szürkített"><text:span text:style-name="T27">0-ról indul és nem lehet nagyobb, mint a fölé tartozó képzettség!</text:span></text:span></text:p>
              </text:list-item>
            </text:list>
          </table:table-cell>
        </table:table-row>
        <table:table-row>
          <table:table-cell table:style-name="Táblázat18.A3.1.1" office:value-type="string">
            <text:p text:style-name="P153">-</text:p>
          </table:table-cell>
          <table:table-cell table:style-name="Táblázat18.A3.1.1" office:value-type="string">
            <text:p text:style-name="P153">Irodalom<text:line-break/><text:span text:style-name="T70">(önálló + 3 régió)</text:span></text:p>
          </table:table-cell>
          <table:table-cell table:style-name="Táblázat18.C3" office:value-type="string">
            <text:p text:style-name="P153">Irodalom ismeret<text:line-break/><text:span text:style-name="T70">(adott régió)</text:span></text:p>
          </table:table-cell>
        </table:table-row>
        <table:table-row>
          <table:table-cell table:style-name="Táblázat18.A3.1.1" office:value-type="string">
            <text:p text:style-name="P153">-</text:p>
          </table:table-cell>
          <table:table-cell table:style-name="Táblázat18.A3.1.1" office:value-type="string">
            <text:p text:style-name="P153">Ének</text:p>
          </table:table-cell>
          <table:table-cell table:style-name="Táblázat18.C3" office:value-type="string">
            <text:p text:style-name="P153">-</text:p>
          </table:table-cell>
        </table:table-row>
        <table:table-row>
          <table:table-cell table:style-name="Táblázat18.A3.1.1" office:value-type="string">
            <text:p text:style-name="P153">-</text:p>
          </table:table-cell>
          <table:table-cell table:style-name="Táblázat18.A3.1.1" office:value-type="string">
            <text:p text:style-name="P153">Tánc<text:line-break/><text:span text:style-name="T70">(Általános)</text:span></text:p>
          </table:table-cell>
          <table:table-cell table:style-name="Táblázat18.C3" office:value-type="string">
            <text:p text:style-name="P153">Tánc*<text:line-break/><text:span text:style-name="T70">(speciális belső stílus)</text:span></text:p>
          </table:table-cell>
        </table:table-row>
        <table:table-row>
          <table:table-cell table:style-name="Táblázat18.A3.1.1" office:value-type="string">
            <text:p text:style-name="P153">Zeneszerző*</text:p>
          </table:table-cell>
          <table:table-cell table:style-name="Táblázat18.A3.1.1" office:value-type="string">
            <text:p text:style-name="_5b_RPG_5d__20_Táblázattartalom_20_1"><text:span text:style-name="_5b_RPG_5d__20_Áthúzott"><text:span text:style-name="T47"><text:s/>Zene </text:span></text:span><text:span text:style-name="_5b_RPG_5d__20_Áthúzott"><text:span text:style-name="T48">(hangszercsoport)</text:span></text:span></text:p>
            <text:p text:style-name="P359"><text:span text:style-name="_5b_RPG_5d__20_Áthúzott"><text:span text:style-name="T46">(fúvós, pengetős, ütős, stb)</text:span></text:span></text:p>
          </table:table-cell>
          <table:table-cell table:style-name="Táblázat18.C3" office:value-type="string">
            <text:p text:style-name="_5b_RPG_5d__20_Táblázattartalom_20_1"><text:span text:style-name="_5b_RPG_5d__20_Áthúzott"><text:span text:style-name="T47">Zene <text:line-break/></text:span></text:span><text:span text:style-name="_5b_RPG_5d__20_Áthúzott"><text:span text:style-name="T46">(konkrét hangszer)</text:span></text:span></text:p>
          </table:table-cell>
        </table:table-row>
      </table:table>
      <text:p text:style-name="Standard"/>
      <table:table table:name="Táblázat19" table:style-name="Táblázat19">
        <table:table-column table:style-name="Táblázat19.A"/>
        <table:table-column table:style-name="Táblázat19.B"/>
        <table:table-column table:style-name="Táblázat19.C"/>
        <table:table-row table:style-name="Táblázat19.1">
          <table:table-cell table:style-name="Táblázat19.A1" table:number-columns-spanned="3" office:value-type="string">
            <text:p text:style-name="P344">Világi képzettségek</text:p>
          </table:table-cell>
          <table:covered-table-cell/>
          <table:covered-table-cell/>
        </table:table-row>
        <table:table-row table:style-name="Táblázat19.1">
          <table:table-cell table:style-name="Táblázat19.A2" office:value-type="string">
            <text:p text:style-name="P356">Átfogó</text:p>
          </table:table-cell>
          <table:table-cell table:style-name="Táblázat19.A2" office:value-type="string">
            <text:p text:style-name="P356">Átlagos</text:p>
          </table:table-cell>
          <table:table-cell table:style-name="Táblázat19.C2" office:value-type="string">
            <text:p text:style-name="P336">Specializáció + Könnyű</text:p>
          </table:table-cell>
        </table:table-row>
        <table:table-row table:style-name="Táblázat19.1">
          <table:table-cell table:style-name="Táblázat19.A3" office:value-type="string">
            <text:p text:style-name="P351">-</text:p>
          </table:table-cell>
          <table:table-cell table:style-name="Táblázat19.A3" office:value-type="string">
            <text:p text:style-name="P351">-</text:p>
          </table:table-cell>
          <table:table-cell table:style-name="Táblázat19.C3" office:value-type="string">
            <text:p text:style-name="P337">Helyismeret*</text:p>
          </table:table-cell>
        </table:table-row>
        <table:table-row table:style-name="Táblázat19.1">
          <table:table-cell table:style-name="Táblázat19.A3" office:value-type="string">
            <text:p text:style-name="P351">-</text:p>
          </table:table-cell>
          <table:table-cell table:style-name="Táblázat19.A3" office:value-type="string">
            <text:p text:style-name="P351">Észlelés</text:p>
          </table:table-cell>
          <table:table-cell table:style-name="Táblázat19.C3" office:value-type="string">
            <text:p text:style-name="P337">-</text:p>
          </table:table-cell>
        </table:table-row>
        <table:table-row table:style-name="Táblázat19.1">
          <table:table-cell table:style-name="Táblázat19.A3" office:value-type="string">
            <text:p text:style-name="P351">-</text:p>
          </table:table-cell>
          <table:table-cell table:style-name="Táblázat19.A3" office:value-type="string">
            <text:p text:style-name="P351">Keresés</text:p>
          </table:table-cell>
          <table:table-cell table:style-name="Táblázat19.C3" office:value-type="string">
            <text:p text:style-name="P337">-</text:p>
          </table:table-cell>
        </table:table-row>
        <table:table-row table:style-name="Táblázat19.1">
          <table:table-cell table:style-name="Táblázat19.A3" office:value-type="string">
            <text:p text:style-name="P351">-</text:p>
          </table:table-cell>
          <table:table-cell table:style-name="Táblázat19.A3" office:value-type="string">
            <text:p text:style-name="P351">Emberismeret</text:p>
          </table:table-cell>
          <table:table-cell table:style-name="Táblázat19.C3" office:value-type="string">
            <text:p text:style-name="P337">-</text:p>
          </table:table-cell>
        </table:table-row>
        <table:table-row table:style-name="Táblázat19.1">
          <table:table-cell table:style-name="Táblázat19.A3" office:value-type="string">
            <text:p text:style-name="P351">-</text:p>
          </table:table-cell>
          <table:table-cell table:style-name="Táblázat19.A3" office:value-type="string">
            <text:p text:style-name="P351">Természetjárás<text:line-break/><text:span text:style-name="T68">(adott tájtípus)</text:span></text:p>
          </table:table-cell>
          <table:table-cell table:style-name="Táblázat19.C3" office:value-type="string">
            <text:p text:style-name="P337">-</text:p>
          </table:table-cell>
        </table:table-row>
        <table:table-row table:style-name="Táblázat19.1">
          <table:table-cell table:style-name="Táblázat19.A3" office:value-type="string">
            <text:p text:style-name="P351">-</text:p>
          </table:table-cell>
          <table:table-cell table:style-name="Táblázat19.A3" office:value-type="string">
            <text:p text:style-name="P351">Herbalizmus</text:p>
          </table:table-cell>
          <table:table-cell table:style-name="Táblázat19.C3" office:value-type="string">
            <text:p text:style-name="P337">-</text:p>
          </table:table-cell>
        </table:table-row>
        <table:table-row table:style-name="Táblázat19.1">
          <table:table-cell table:style-name="Táblázat19.A3" office:value-type="string">
            <text:p text:style-name="P351">-</text:p>
          </table:table-cell>
          <table:table-cell table:style-name="Táblázat19.A3" office:value-type="string">
            <text:p text:style-name="P351">Vadászat</text:p>
          </table:table-cell>
          <table:table-cell table:style-name="Táblázat19.C3" office:value-type="string">
            <text:p text:style-name="P337">-</text:p>
          </table:table-cell>
        </table:table-row>
        <table:table-row table:style-name="Táblázat19.1">
          <table:table-cell table:style-name="Táblázat19.A3" office:value-type="string">
            <text:p text:style-name="P351">-</text:p>
          </table:table-cell>
          <table:table-cell table:style-name="Táblázat19.A3" office:value-type="string">
            <text:p text:style-name="P351">Szexuális kultúra</text:p>
          </table:table-cell>
          <table:table-cell table:style-name="Táblázat19.C3" office:value-type="string">
            <text:p text:style-name="P337">-</text:p>
          </table:table-cell>
        </table:table-row>
        <table:table-row table:style-name="Táblázat19.1">
          <table:table-cell table:style-name="Táblázat19.A3" office:value-type="string">
            <text:p text:style-name="P351">-</text:p>
          </table:table-cell>
          <table:table-cell table:style-name="Táblázat19.A3" office:value-type="string">
            <text:p text:style-name="P351">Etikett – adott kultúrkör</text:p>
          </table:table-cell>
          <table:table-cell table:style-name="Táblázat19.C3" office:value-type="string">
            <text:p text:style-name="P337">-</text:p>
          </table:table-cell>
        </table:table-row>
        <table:table-row table:style-name="Táblázat19.1">
          <table:table-cell table:style-name="Táblázat19.A3" office:value-type="string">
            <text:p text:style-name="P351">Értékbecslés (általános)</text:p>
          </table:table-cell>
          <table:table-cell table:style-name="Táblázat19.A3" office:value-type="string">
            <text:p text:style-name="P352"><text:s/><text:span text:style-name="T82">Értékbecslés </text:span></text:p>
            <text:p text:style-name="P354">(adott tárgycsoport)</text:p>
            <text:p text:style-name="P355">fegyverek, ékszerek,<text:line-break/>festmények, szobrok, stb</text:p>
          </table:table-cell>
          <table:table-cell table:style-name="Táblázat19.C3" office:value-type="string">
            <text:p text:style-name="P337">-</text:p>
          </table:table-cell>
        </table:table-row>
        <table:table-row table:style-name="Táblázat19.1">
          <table:table-cell table:style-name="Táblázat19.A3" office:value-type="string">
            <text:p text:style-name="P351">-</text:p>
          </table:table-cell>
          <table:table-cell table:style-name="Táblázat19.A3" office:value-type="string">
            <text:p text:style-name="P351">Hajózás</text:p>
          </table:table-cell>
          <table:table-cell table:style-name="Táblázat19.C3" office:value-type="string">
            <text:p text:style-name="P337">van spec.</text:p>
          </table:table-cell>
        </table:table-row>
        <table:table-row table:style-name="Táblázat19.1">
          <table:table-cell table:style-name="Táblázat19.A3" office:value-type="string">
            <text:p text:style-name="P351">Gyógyítás</text:p>
          </table:table-cell>
          <table:table-cell table:style-name="Táblázat19.A3" office:value-type="string">
            <text:p text:style-name="P351">Sebgyógyítás</text:p>
          </table:table-cell>
          <table:table-cell table:style-name="Táblázat19.C3" office:value-type="string">
            <text:p text:style-name="P337">-</text:p>
          </table:table-cell>
        </table:table-row>
        <table:table-row table:style-name="Táblázat19.1">
          <table:table-cell table:style-name="Táblázat19.A3" office:value-type="string">
            <text:p text:style-name="P49"/>
          </table:table-cell>
          <table:table-cell table:style-name="Táblázat19.A3" office:value-type="string">
            <text:p text:style-name="P353">Orvoslás</text:p>
          </table:table-cell>
          <table:table-cell table:style-name="Táblázat19.C3" office:value-type="string">
            <text:p text:style-name="P337">-</text:p>
          </table:table-cell>
        </table:table-row>
        <table:table-row table:style-name="Táblázat19.1">
          <table:table-cell table:style-name="Táblázat19.A3" office:value-type="string">
            <text:p text:style-name="P351">-</text:p>
          </table:table-cell>
          <table:table-cell table:style-name="Táblázat19.A3" office:value-type="string">
            <text:p text:style-name="P351">Idomítás</text:p>
          </table:table-cell>
          <table:table-cell table:style-name="Táblázat19.C3" office:value-type="string">
            <text:p text:style-name="P337">van spec.</text:p>
          </table:table-cell>
        </table:table-row>
        <table:table-row table:style-name="Táblázat19.1">
          <table:table-cell table:style-name="Táblázat19.A3" office:value-type="string">
            <text:p text:style-name="P351">-</text:p>
          </table:table-cell>
          <table:table-cell table:style-name="Táblázat19.A3" office:value-type="string">
            <text:p text:style-name="P351">Szakma</text:p>
            <text:p text:style-name="P355">ács, kőműves, borbély, kádár, varga, szűcs, cserző, (fegyver)kovács, gazdálkodás(birtok), ékszerész, molnár, pék, szabó, kötélgyártó, lakatos, rejtjelfejtő)</text:p>
          </table:table-cell>
          <table:table-cell table:style-name="Táblázat19.C3" office:value-type="string">
            <text:p text:style-name="P338"><text:span text:style-name="_5b_RPG_5d__20_Szürkített"><text:span text:style-name="T18"><text:s/></text:span></text:span><text:span text:style-name="_5b_RPG_5d__20_Szürkített"><text:span text:style-name="T33">Hamisítás – Szakma</text:span></text:span></text:p>
            <text:list text:style-name="RTF_5f_Num_20_2">
              <text:list-item>
                <text:p text:style-name="P462"><text:span text:style-name="_5b_RPG_5d__20_Szürkített"><text:span text:style-name="T24">Fegyverkovács, Ékszerész, stb. </text:span></text:span></text:p>
              </text:list-item>
              <text:list-item>
                <text:p text:style-name="P462"><text:span text:style-name="_5b_RPG_5d__20_Szürkített"><text:span text:style-name="T24">0-ról indul, 1x-es (specializációnak számít) és nem lehet nagyobb, mint a fölé tartozó képzettség!)</text:span></text:span></text:p>
              </text:list-item>
            </text:list>
          </table:table-cell>
        </table:table-row>
      </table:table>
      <text:p text:style-name="Standard"/>
      <text:p text:style-name="Standard"/>
      <text:p text:style-name="P106"/>
      <table:table table:name="Táblázat20" table:style-name="Táblázat20">
        <table:table-column table:style-name="Táblázat20.A"/>
        <table:table-column table:style-name="Táblázat20.B"/>
        <table:table-column table:style-name="Táblázat20.C"/>
        <table:table-header-rows>
          <table:table-row>
            <table:table-cell table:style-name="Táblázat20.A1" table:number-columns-spanned="3" office:value-type="string">
              <text:p text:style-name="P342">Tudományos képzettségek</text:p>
            </table:table-cell>
            <table:covered-table-cell/>
            <table:covered-table-cell/>
          </table:table-row>
        </table:table-header-rows>
        <table:table-row>
          <table:table-cell table:style-name="Táblázat20.A2" office:value-type="string">
            <text:p text:style-name="P241">Átfogó</text:p>
          </table:table-cell>
          <table:table-cell table:style-name="Táblázat20.A2" office:value-type="string">
            <text:p text:style-name="P207">Átlagos</text:p>
          </table:table-cell>
          <table:table-cell table:style-name="Táblázat20.C2" office:value-type="string">
            <text:p text:style-name="P198">Specializáció + Könnyű</text:p>
          </table:table-cell>
        </table:table-row>
        <table:table-row>
          <table:table-cell table:style-name="Táblázat20.A3" office:value-type="string">
            <text:p text:style-name="P154">-</text:p>
          </table:table-cell>
          <table:table-cell table:style-name="Táblázat20.A3" office:value-type="string">
            <text:p text:style-name="P151">-</text:p>
          </table:table-cell>
          <table:table-cell table:style-name="Táblázat20.C3" office:value-type="string">
            <text:p text:style-name="P151">Nyelvismeret</text:p>
            <text:p text:style-name="P360"><text:span text:style-name="T78">3-as szinttől, </text:span><text:span text:style-name="_5b_RPG_5d__20_Áthúzott"><text:span text:style-name="T45">(ha van már Írástudó képessége), akkor tud írni/olvasni is az adott nyelven.</text:span></text:span><text:span text:style-name="T78">)</text:span></text:p>
            <text:list text:style-name="L9">
              <text:list-item>
                <text:p text:style-name="P459">Beszélt nyelvek</text:p>
              </text:list-item>
              <text:list-item>
                <text:p text:style-name="P459">Harci / Klán nyelvek</text:p>
              </text:list-item>
              <text:list-item>
                <text:p text:style-name="P459">Speciális (Pl. Kendőnyelv)</text:p>
              </text:list-item>
            </text:list>
          </table:table-cell>
        </table:table-row>
        <table:table-row>
          <table:table-cell table:style-name="Táblázat20.A3" office:value-type="string">
            <text:p text:style-name="P154">Történelemismeret (Ynev)</text:p>
          </table:table-cell>
          <table:table-cell table:style-name="Táblázat20.A3" office:value-type="string">
            <text:p text:style-name="P151"><text:s/>Történelemismeret - adott régió</text:p>
            <text:p text:style-name="P358">pl. Toroni államszövetség,<text:line-break/>Pyarroni államszövetség<text:line-break/>(csak Hetedkorra vonatkozik!)</text:p>
          </table:table-cell>
          <table:table-cell table:style-name="Táblázat20.C3" office:value-type="string">
            <text:p text:style-name="P151">Történelemismeret - <text:span text:style-name="T79">adott város</text:span></text:p>
            <text:p text:style-name="P358">(Erion, Ifin, stb.)</text:p>
          </table:table-cell>
        </table:table-row>
        <table:table-row>
          <table:table-cell table:style-name="Táblázat20.A3" office:value-type="string">
            <text:p text:style-name="P154">Történelemismeret <text:line-break/>(egy adott ynevi kor)</text:p>
          </table:table-cell>
          <table:table-cell table:style-name="Táblázat20.A3" office:value-type="string">
            <text:p text:style-name="P296">??</text:p>
          </table:table-cell>
          <table:table-cell table:style-name="Táblázat20.C3" office:value-type="string">
            <text:p text:style-name="P296">??</text:p>
          </table:table-cell>
        </table:table-row>
        <table:table-row>
          <table:table-cell table:style-name="Táblázat20.A3" office:value-type="string">
            <text:p text:style-name="P154">Vallásismeret (általános)</text:p>
          </table:table-cell>
          <table:table-cell table:style-name="Táblázat20.A3" office:value-type="string">
            <text:p text:style-name="P151">Vallásismeret (adott hitvilág)</text:p>
          </table:table-cell>
          <table:table-cell table:style-name="Táblázat20.C3" office:value-type="string">
            <text:p text:style-name="P296">??</text:p>
          </table:table-cell>
        </table:table-row>
        <table:table-row>
          <table:table-cell table:style-name="Táblázat20.A3" office:value-type="string">
            <text:p text:style-name="P154">-</text:p>
          </table:table-cell>
          <table:table-cell table:style-name="Táblázat20.A3" office:value-type="string">
            <text:p text:style-name="P151">Ősi kultúrák ismerete</text:p>
            <text:p text:style-name="P358">(Külön ősi kultúránként) <text:line-break/>(Történem és Vallásismeret is egyben)</text:p>
          </table:table-cell>
          <table:table-cell table:style-name="Táblázat20.C3" office:value-type="string">
            <text:p text:style-name="P151">-</text:p>
          </table:table-cell>
        </table:table-row>
        <table:table-row>
          <table:table-cell table:style-name="Táblázat20.A3" office:value-type="string">
            <text:p text:style-name="P154">-</text:p>
          </table:table-cell>
          <table:table-cell table:style-name="Táblázat20.A3" office:value-type="string">
            <text:p text:style-name="P151">Ősi nyelv ismerete</text:p>
            <text:p text:style-name="P358">(Külön ősi nyelvenként)</text:p>
          </table:table-cell>
          <table:table-cell table:style-name="Táblázat20.C3" office:value-type="string">
            <text:p text:style-name="P151">-</text:p>
          </table:table-cell>
        </table:table-row>
        <table:table-row>
          <table:table-cell table:style-name="Táblázat20.A3" office:value-type="string">
            <text:p text:style-name="P154">-</text:p>
          </table:table-cell>
          <table:table-cell table:style-name="Táblázat20.A3" office:value-type="string">
            <text:p text:style-name="P151">Jogismeret (adott kultúrkör)</text:p>
            <text:p text:style-name="P358">(Pyarroni államszövetség, Toron, stb)</text:p>
          </table:table-cell>
          <table:table-cell table:style-name="Táblázat20.C3" office:value-type="string">
            <text:p text:style-name="P151"/>
          </table:table-cell>
        </table:table-row>
        <table:table-row>
          <table:table-cell table:style-name="Táblázat20.A3" office:value-type="string">
            <text:p text:style-name="P154">Élettan (általános)</text:p>
          </table:table-cell>
          <table:table-cell table:number-columns-spanned="2">
            <table:table table:is-sub-table="true">
              <table:table-column table:style-name="Táblázat20.B10.1"/>
              <table:table-column table:style-name="Táblázat20.B10.2"/>
              <table:table-row>
                <table:table-cell table:style-name="Táblázat20.A3" office:value-type="string">
                  <text:p text:style-name="P151"><text:s text:c="2"/>Élettan – Elfszabásúak</text:p>
                </table:table-cell>
                <table:table-cell table:style-name="Táblázat20.C3" office:value-type="string">
                  <text:p text:style-name="P151">-</text:p>
                </table:table-cell>
              </table:table-row>
              <table:table-row>
                <table:table-cell table:style-name="Táblázat20.A3" office:value-type="string">
                  <text:p text:style-name="P152"><text:s text:c="2"/>Élettan – Farkas, kutyafajták</text:p>
                </table:table-cell>
                <table:table-cell table:style-name="Táblázat20.C3" office:value-type="string">
                  <text:p text:style-name="P151">-</text:p>
                </table:table-cell>
              </table:table-row>
              <table:table-row>
                <table:table-cell table:style-name="Táblázat20.A3" office:value-type="string">
                  <text:p text:style-name="P152">Élettan – Macskafajták</text:p>
                </table:table-cell>
                <table:table-cell table:style-name="Táblázat20.C3" office:value-type="string">
                  <text:p text:style-name="P151">-</text:p>
                </table:table-cell>
              </table:table-row>
              <table:table-row>
                <table:table-cell table:style-name="Táblázat20.A3" office:value-type="string">
                  <text:p text:style-name="P152">Élettan – Vízi hüllők</text:p>
                </table:table-cell>
                <table:table-cell table:style-name="Táblázat20.C3" office:value-type="string">
                  <text:p text:style-name="P151">-</text:p>
                </table:table-cell>
              </table:table-row>
              <table:table-row>
                <table:table-cell table:style-name="Táblázat20.A3" office:value-type="string">
                  <text:p text:style-name="P152">Élettan – Szárnyas hüllők</text:p>
                </table:table-cell>
                <table:table-cell table:style-name="Táblázat20.C3" office:value-type="string">
                  <text:p text:style-name="P151">-</text:p>
                </table:table-cell>
              </table:table-row>
              <table:table-row>
                <table:table-cell table:style-name="Táblázat20.A3" office:value-type="string">
                  <text:p text:style-name="P152">Élettan – stb</text:p>
                </table:table-cell>
                <table:table-cell table:style-name="Táblázat20.C3" office:value-type="string">
                  <text:p text:style-name="P151">-</text:p>
                </table:table-cell>
              </table:table-row>
            </table:table>
          </table:table-cell>
          <table:covered-table-cell/>
        </table:table-row>
        <table:table-row>
          <table:table-cell table:style-name="Táblázat20.A3" office:value-type="string">
            <text:p text:style-name="P154"/>
            <text:p text:style-name="P155">Méregkeverés</text:p>
          </table:table-cell>
          <table:table-cell table:style-name="Táblázat20.A3" office:value-type="string">
            <text:p text:style-name="_5b_RPG_5d__20_Táblázattartalom_20_1"><text:span text:style-name="_5b_RPG_5d__20_Szürkített"><text:span text:style-name="T25">Méregkeverés (adott kategória)</text:span></text:span></text:p>
            <text:p text:style-name="P359"><text:span text:style-name="_5b_RPG_5d__20_Szürkített"><text:span text:style-name="T23">ételmérgek<text:line-break/>légi- és kontaktmérgek<text:line-break/>fegyvermérgek</text:span></text:span></text:p>
          </table:table-cell>
          <table:table-cell table:style-name="Táblázat20.C3" office:value-type="string">
            <text:p text:style-name="P151">Méregkeverés – (egy konkrét méreg)</text:p>
          </table:table-cell>
        </table:table-row>
        <table:table-row>
          <table:table-cell table:style-name="Táblázat20.A3" office:value-type="string">
            <text:p text:style-name="P151">-</text:p>
          </table:table-cell>
          <table:table-cell table:style-name="Táblázat20.A3" office:value-type="string">
            <text:p text:style-name="P151">Alkímia</text:p>
          </table:table-cell>
          <table:table-cell table:style-name="Táblázat20.C3" office:value-type="string">
            <text:p text:style-name="P263">Van spec.</text:p>
          </table:table-cell>
        </table:table-row>
        <table:table-row>
          <table:table-cell table:style-name="Táblázat20.A3" office:value-type="string">
            <text:p text:style-name="P151">-</text:p>
          </table:table-cell>
          <table:table-cell table:style-name="Táblázat20.A3" office:value-type="string">
            <text:p text:style-name="P151">Mágiaismeret</text:p>
          </table:table-cell>
          <table:table-cell table:style-name="Táblázat20.C3" office:value-type="string">
            <text:p text:style-name="P263">-</text:p>
          </table:table-cell>
        </table:table-row>
        <table:table-row>
          <table:table-cell table:style-name="Táblázat20.A3" office:value-type="string">
            <text:p text:style-name="P151">-</text:p>
          </table:table-cell>
          <table:table-cell table:style-name="Táblázat20.A3" office:value-type="string">
            <text:p text:style-name="P151">Építészet</text:p>
          </table:table-cell>
          <table:table-cell table:style-name="Táblázat20.C3" office:value-type="string">
            <text:p text:style-name="P263">-</text:p>
          </table:table-cell>
        </table:table-row>
        <table:table-row>
          <table:table-cell table:style-name="Táblázat20.A3" office:value-type="string">
            <text:p text:style-name="P151">-</text:p>
          </table:table-cell>
          <table:table-cell table:style-name="Táblázat20.A3" office:value-type="string">
            <text:p text:style-name="P151">Térképészet</text:p>
          </table:table-cell>
          <table:table-cell table:style-name="Táblázat20.C3" office:value-type="string">
            <text:p text:style-name="P151">-</text:p>
          </table:table-cell>
        </table:table-row>
        <table:table-row>
          <table:table-cell table:style-name="Táblázat20.A3" office:value-type="string">
            <text:p text:style-name="P151">-</text:p>
          </table:table-cell>
          <table:table-cell table:style-name="Táblázat20.A3" office:value-type="string">
            <text:p text:style-name="P151">Mechanika</text:p>
          </table:table-cell>
          <table:table-cell table:style-name="Táblázat20.C3" office:value-type="string">
            <text:p text:style-name="P264">Van spec.</text:p>
          </table:table-cell>
        </table:table-row>
        <table:table-row>
          <table:table-cell table:style-name="Táblázat20.A3" office:value-type="string">
            <text:p text:style-name="P151">Hadászat</text:p>
          </table:table-cell>
          <table:table-cell table:number-columns-spanned="2">
            <table:table table:is-sub-table="true">
              <table:table-column table:style-name="Táblázat20.B10.1"/>
              <table:table-column table:style-name="Táblázat20.B10.2"/>
              <table:table-row>
                <table:table-cell table:style-name="Táblázat20.A3" office:value-type="string">
                  <text:p text:style-name="P151">Taktika</text:p>
                  <text:p text:style-name="P151">(vezetői tudás)</text:p>
                  <text:p text:style-name="P151">(szakaszvezető)</text:p>
                </table:table-cell>
                <table:table-cell table:style-name="Táblázat20.C3" office:value-type="string">
                  <text:list text:style-name="L10">
                    <text:list-item>
                      <text:p text:style-name="P777">Nehézlovas taktika</text:p>
                    </text:list-item>
                    <text:list-item>
                      <text:p text:style-name="P777">Falanx taktika</text:p>
                    </text:list-item>
                    <text:list-item>
                      <text:p text:style-name="P777">Íjész taktika</text:p>
                    </text:list-item>
                    <text:list-item>
                      <text:p text:style-name="P777">Fejvadászok vezetése</text:p>
                    </text:list-item>
                    <text:list-item>
                      <text:p text:style-name="P777">Testőrség vezetése</text:p>
                    </text:list-item>
                    <text:list-item>
                      <text:p text:style-name="P777">Útonállás/Rajtaütés <text:line-break/>(passzív tudásként is)</text:p>
                    </text:list-item>
                  </text:list>
                </table:table-cell>
              </table:table-row>
              <table:table-row>
                <table:table-cell table:style-name="Táblázat20.A3" office:value-type="string">
                  <text:p text:style-name="P151">Stratégia</text:p>
                  <text:p text:style-name="P151">(elmélet)</text:p>
                </table:table-cell>
                <table:table-cell table:style-name="Táblázat20.C3" office:value-type="string">
                  <text:list text:style-name="L10">
                    <text:list-item text:start-value="1">
                      <text:p text:style-name="P777">Csatatervezés</text:p>
                    </text:list-item>
                    <text:list-item>
                      <text:p text:style-name="P777">Hadtáp</text:p>
                    </text:list-item>
                  </text:list>
                </table:table-cell>
              </table:table-row>
            </table:table>
          </table:table-cell>
          <table:covered-table-cell/>
        </table:table-row>
      </table:table>
      <text:p text:style-name="Standard"/>
      <table:table table:name="Táblázat21" table:style-name="Táblázat21">
        <table:table-column table:style-name="Táblázat21.A" table:number-columns-repeated="2"/>
        <table:table-column table:style-name="Táblázat21.C"/>
        <table:table-header-rows>
          <text:soft-page-break/>
          <table:table-row>
            <table:table-cell table:style-name="Táblázat21.A1" table:number-columns-spanned="3" office:value-type="string">
              <text:p text:style-name="P341">Misztikus képzettségek</text:p>
            </table:table-cell>
            <table:covered-table-cell/>
            <table:covered-table-cell/>
          </table:table-row>
        </table:table-header-rows>
        <table:table-row>
          <table:table-cell table:style-name="Táblázat21.A2" office:value-type="string">
            <text:p text:style-name="P241">Átfogó</text:p>
          </table:table-cell>
          <table:table-cell table:style-name="Táblázat21.A2" office:value-type="string">
            <text:p text:style-name="P207">Átlagos</text:p>
          </table:table-cell>
          <table:table-cell table:style-name="Táblázat21.C2" office:value-type="string">
            <text:p text:style-name="P198">Specializáció + Könnyű</text:p>
          </table:table-cell>
        </table:table-row>
        <table:table-row>
          <table:table-cell table:style-name="Táblázat21.A3" office:value-type="string">
            <text:p text:style-name="P156">-</text:p>
          </table:table-cell>
          <table:table-cell table:style-name="Táblázat21.A3" office:value-type="string">
            <text:p text:style-name="P156">Összpontosítás</text:p>
          </table:table-cell>
          <table:table-cell table:style-name="Táblázat21.C3" office:value-type="string">
            <text:p text:style-name="P151">-</text:p>
          </table:table-cell>
        </table:table-row>
        <table:table-row>
          <table:table-cell table:style-name="Táblázat21.A3" office:value-type="string">
            <text:p text:style-name="P156">-</text:p>
          </table:table-cell>
          <table:table-cell table:style-name="Táblázat21.A3" office:value-type="string">
            <text:p text:style-name="P151">Pszí iskolák</text:p>
          </table:table-cell>
          <table:table-cell table:style-name="Táblázat21.C3" office:value-type="string">
            <text:p text:style-name="P151">-</text:p>
          </table:table-cell>
        </table:table-row>
        <table:table-row>
          <table:table-cell table:style-name="Táblázat21.A3" office:value-type="string">
            <text:p text:style-name="P151">Asztrológia*</text:p>
          </table:table-cell>
          <table:table-cell table:style-name="Táblázat21.A3" office:value-type="string">
            <text:p text:style-name="P151">-</text:p>
          </table:table-cell>
          <table:table-cell table:style-name="Táblázat21.C3" office:value-type="string">
            <text:p text:style-name="P151">-</text:p>
          </table:table-cell>
        </table:table-row>
        <table:table-row>
          <table:table-cell table:style-name="Táblázat21.A3" office:value-type="string">
            <text:p text:style-name="P151">Demonológia*</text:p>
          </table:table-cell>
          <table:table-cell table:style-name="Táblázat21.A3" office:value-type="string">
            <text:p text:style-name="P151">-</text:p>
          </table:table-cell>
          <table:table-cell table:style-name="Táblázat21.C3" office:value-type="string">
            <text:p text:style-name="P151">-</text:p>
          </table:table-cell>
        </table:table-row>
      </table:table>
      <text:p text:style-name="Standard"/>
      <text:p text:style-name="Standard"><text:s/></text:p>
      <table:table table:name="Táblázat23" table:style-name="Táblázat23">
        <table:table-column table:style-name="Táblázat23.A" table:number-columns-repeated="2"/>
        <table:table-column table:style-name="Táblázat23.C"/>
        <table:table-header-rows>
          <table:table-row>
            <table:table-cell table:style-name="Táblázat23.A1" table:number-columns-spanned="3" office:value-type="string">
              <text:p text:style-name="P343">Vulgármágia képzettség iskolái</text:p>
            </table:table-cell>
            <table:covered-table-cell/>
            <table:covered-table-cell/>
          </table:table-row>
        </table:table-header-rows>
        <table:table-row>
          <table:table-cell table:style-name="Táblázat23.A2" office:value-type="string">
            <text:p text:style-name="P241">Átfogó</text:p>
          </table:table-cell>
          <table:table-cell table:style-name="Táblázat23.A2" office:value-type="string">
            <text:p text:style-name="P207">Átlagos</text:p>
          </table:table-cell>
          <table:table-cell table:style-name="Táblázat23.C2" office:value-type="string">
            <text:p text:style-name="P339">Specializáció + Könnyű</text:p>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Asztrálmágia</text:p>
          </table:table-cell>
          <table:table-cell table:style-name="Táblázat23.C3" office:value-type="string">
            <text:p text:style-name="P340"/>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Mentálmágia</text:p>
          </table:table-cell>
          <table:table-cell table:style-name="Táblázat23.C3" office:value-type="string">
            <text:p text:style-name="P340"/>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Nekromancia</text:p>
          </table:table-cell>
          <table:table-cell table:style-name="Táblázat23.C3" office:value-type="string">
            <text:p text:style-name="P340"/>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Termékenységi mágia</text:p>
          </table:table-cell>
          <table:table-cell table:style-name="Táblázat23.C3" office:value-type="string">
            <text:p text:style-name="P340"/>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Rontások, Átkok</text:p>
          </table:table-cell>
          <table:table-cell table:style-name="Táblázat23.C3" office:value-type="string">
            <text:p text:style-name="P340"/>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Betegségmágia</text:p>
          </table:table-cell>
          <table:table-cell table:style-name="Táblázat23.C3" office:value-type="string">
            <text:p text:style-name="P340"/>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Méregmágia</text:p>
          </table:table-cell>
          <table:table-cell table:style-name="Táblázat23.C3" office:value-type="string">
            <text:p text:style-name="P340"/>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Szexuálmágia (bájolások is)</text:p>
          </table:table-cell>
          <table:table-cell table:style-name="Táblázat23.C3" office:value-type="string">
            <text:p text:style-name="P340"/>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Tűzmágia</text:p>
          </table:table-cell>
          <table:table-cell table:style-name="Táblázat23.C3" office:value-type="string">
            <text:p text:style-name="P340"/>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Villámmágia</text:p>
          </table:table-cell>
          <table:table-cell table:style-name="Táblázat23.C3" office:value-type="string">
            <text:p text:style-name="P340"/>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Gyertyamágia</text:p>
          </table:table-cell>
          <table:table-cell table:style-name="Táblázat23.C3" office:value-type="string">
            <text:p text:style-name="P340"/>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Bábúmágia</text:p>
          </table:table-cell>
          <table:table-cell table:style-name="Táblázat23.C3" office:value-type="string">
            <text:p text:style-name="P340"/>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Bájitalok ???</text:p>
          </table:table-cell>
          <table:table-cell table:style-name="Táblázat23.C3" office:value-type="string">
            <text:p text:style-name="P340"/>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Rituálék, ceremoniális mágiák???</text:p>
          </table:table-cell>
          <table:table-cell table:style-name="Táblázat23.C3" office:value-type="string">
            <text:p text:style-name="P340"/>
          </table:table-cell>
        </table:table-row>
      </table:table>
      <text:p text:style-name="P51"><text:s/></text:p>
      <table:table table:name="Táblázat24" table:style-name="Táblázat24">
        <table:table-column table:style-name="Táblázat24.A" table:number-columns-repeated="2"/>
        <table:table-column table:style-name="Táblázat24.C"/>
        <table:table-header-rows>
          <table:table-row>
            <table:table-cell table:style-name="Táblázat24.A1" table:number-columns-spanned="3" office:value-type="string">
              <text:p text:style-name="P343">Sámánmágia képzettség iskolái</text:p>
            </table:table-cell>
            <table:covered-table-cell/>
            <table:covered-table-cell/>
          </table:table-row>
        </table:table-header-rows>
        <table:table-row>
          <table:table-cell table:style-name="Táblázat24.A2" office:value-type="string">
            <text:p text:style-name="P241">Átfogó</text:p>
          </table:table-cell>
          <table:table-cell table:style-name="Táblázat24.A2" office:value-type="string">
            <text:p text:style-name="P207">Átlagos</text:p>
          </table:table-cell>
          <table:table-cell table:style-name="Táblázat24.C2" office:value-type="string">
            <text:p text:style-name="P339">Specializáció + Könnyű</text:p>
          </table:table-cell>
        </table:table-row>
        <table:table-row>
          <table:table-cell table:style-name="Táblázat24.A3" office:value-type="string">
            <text:p text:style-name="_5b_RPG_5d__20_Táblázattartalom_20_1"/>
          </table:table-cell>
          <table:table-cell table:style-name="Táblázat24.A3" office:value-type="string">
            <text:p text:style-name="_5b_RPG_5d__20_Táblázattartalom_20_1">Szabadmágia</text:p>
          </table:table-cell>
          <table:table-cell table:style-name="Táblázat24.C3" office:value-type="string">
            <text:p text:style-name="P340"/>
          </table:table-cell>
        </table:table-row>
        <table:table-row>
          <table:table-cell table:style-name="Táblázat24.A3" office:value-type="string">
            <text:p text:style-name="_5b_RPG_5d__20_Táblázattartalom_20_1"/>
          </table:table-cell>
          <table:table-cell table:style-name="Táblázat24.A3" office:value-type="string">
            <text:p text:style-name="_5b_RPG_5d__20_Táblázattartalom_20_1">Ráolvasás</text:p>
          </table:table-cell>
          <table:table-cell table:style-name="Táblázat24.C3" office:value-type="string">
            <text:p text:style-name="P340"/>
          </table:table-cell>
        </table:table-row>
        <table:table-row>
          <table:table-cell table:style-name="Táblázat24.A3" office:value-type="string">
            <text:p text:style-name="_5b_RPG_5d__20_Táblázattartalom_20_1"/>
          </table:table-cell>
          <table:table-cell table:style-name="Táblázat24.A3" office:value-type="string">
            <text:p text:style-name="_5b_RPG_5d__20_Táblázattartalom_20_1">Átkok</text:p>
          </table:table-cell>
          <table:table-cell table:style-name="Táblázat24.C3" office:value-type="string">
            <text:p text:style-name="P340"/>
          </table:table-cell>
        </table:table-row>
        <table:table-row>
          <table:table-cell table:style-name="Táblázat24.A3" office:value-type="string">
            <text:p text:style-name="_5b_RPG_5d__20_Táblázattartalom_20_1"/>
          </table:table-cell>
          <table:table-cell table:style-name="Táblázat24.A3" office:value-type="string">
            <text:p text:style-name="_5b_RPG_5d__20_Táblázattartalom_20_1">Idézőmágia</text:p>
          </table:table-cell>
          <table:table-cell table:style-name="Táblázat24.C3" office:value-type="string">
            <text:p text:style-name="P340"/>
          </table:table-cell>
        </table:table-row>
        <table:table-row>
          <table:table-cell table:style-name="Táblázat24.A3" office:value-type="string">
            <text:p text:style-name="_5b_RPG_5d__20_Táblázattartalom_20_1"/>
          </table:table-cell>
          <table:table-cell table:style-name="Táblázat24.A3" office:value-type="string">
            <text:p text:style-name="_5b_RPG_5d__20_Táblázattartalom_20_1">Maszkmágia</text:p>
          </table:table-cell>
          <table:table-cell table:style-name="Táblázat24.C3" office:value-type="string">
            <text:p text:style-name="P340"/>
          </table:table-cell>
        </table:table-row>
        <table:table-row>
          <table:table-cell table:style-name="Táblázat24.A3" office:value-type="string">
            <text:p text:style-name="_5b_RPG_5d__20_Táblázattartalom_20_1"/>
          </table:table-cell>
          <table:table-cell table:style-name="Táblázat24.A3" office:value-type="string">
            <text:p text:style-name="_5b_RPG_5d__20_Táblázattartalom_20_1">Természeti mágia</text:p>
          </table:table-cell>
          <table:table-cell table:style-name="Táblázat24.C3" office:value-type="string">
            <text:p text:style-name="P340"/>
          </table:table-cell>
        </table:table-row>
        <table:table-row>
          <table:table-cell table:style-name="Táblázat24.A3" office:value-type="string">
            <text:p text:style-name="_5b_RPG_5d__20_Táblázattartalom_20_1"/>
          </table:table-cell>
          <table:table-cell table:style-name="Táblázat24.A3" office:value-type="string">
            <text:p text:style-name="_5b_RPG_5d__20_Táblázattartalom_20_1">Bábúmágia</text:p>
          </table:table-cell>
          <table:table-cell table:style-name="Táblázat24.C3" office:value-type="string">
            <text:p text:style-name="P340"/>
          </table:table-cell>
        </table:table-row>
        <table:table-row>
          <table:table-cell table:style-name="Táblázat24.A3" office:value-type="string">
            <text:p text:style-name="_5b_RPG_5d__20_Táblázattartalom_20_1"/>
          </table:table-cell>
          <table:table-cell table:style-name="Táblázat24.A3" office:value-type="string">
            <text:p text:style-name="_5b_RPG_5d__20_Táblázattartalom_20_1">Rituálé</text:p>
          </table:table-cell>
          <table:table-cell table:style-name="Táblázat24.C3" office:value-type="string">
            <text:p text:style-name="P340"/>
          </table:table-cell>
        </table:table-row>
      </table:table>
      <text:p text:style-name="P51"><text:s/></text:p>
      <table:table table:name="Táblázat25" table:style-name="Táblázat25">
        <table:table-column table:style-name="Táblázat25.A" table:number-columns-repeated="2"/>
        <table:table-column table:style-name="Táblázat25.C"/>
        <table:table-header-rows>
          <text:soft-page-break/>
          <table:table-row>
            <table:table-cell table:style-name="Táblázat25.A1" table:number-columns-spanned="3" office:value-type="string">
              <text:p text:style-name="P343">Bárdmágia képzettség iskolái</text:p>
            </table:table-cell>
            <table:covered-table-cell/>
            <table:covered-table-cell/>
          </table:table-row>
        </table:table-header-rows>
        <table:table-row>
          <table:table-cell table:style-name="Táblázat25.A2" office:value-type="string">
            <text:p text:style-name="P241">Átfogó</text:p>
          </table:table-cell>
          <table:table-cell table:style-name="Táblázat25.A2" office:value-type="string">
            <text:p text:style-name="P207">Átlagos</text:p>
          </table:table-cell>
          <table:table-cell table:style-name="Táblázat25.C2" office:value-type="string">
            <text:p text:style-name="P339">Specializáció + Könnyű</text:p>
          </table:table-cell>
        </table:table-row>
        <table:table-row>
          <table:table-cell table:style-name="Táblázat25.A3" office:value-type="string">
            <text:p text:style-name="_5b_RPG_5d__20_Táblázattartalom_20_1"/>
          </table:table-cell>
          <table:table-cell table:style-name="Táblázat25.A3" office:value-type="string">
            <text:p text:style-name="_5b_RPG_5d__20_Táblázattartalom_20_1">Fénymágia</text:p>
          </table:table-cell>
          <table:table-cell table:style-name="Táblázat25.C3" office:value-type="string">
            <text:p text:style-name="P340"/>
          </table:table-cell>
        </table:table-row>
        <table:table-row>
          <table:table-cell table:style-name="Táblázat25.A3" office:value-type="string">
            <text:p text:style-name="_5b_RPG_5d__20_Táblázattartalom_20_1"/>
          </table:table-cell>
          <table:table-cell table:style-name="Táblázat25.A3" office:value-type="string">
            <text:p text:style-name="_5b_RPG_5d__20_Táblázattartalom_20_1">Hangmágia</text:p>
          </table:table-cell>
          <table:table-cell table:style-name="Táblázat25.C3" office:value-type="string">
            <text:p text:style-name="P340"/>
          </table:table-cell>
        </table:table-row>
        <table:table-row>
          <table:table-cell table:style-name="Táblázat25.A3" office:value-type="string">
            <text:p text:style-name="_5b_RPG_5d__20_Táblázattartalom_20_1"/>
          </table:table-cell>
          <table:table-cell table:style-name="Táblázat25.A3" office:value-type="string">
            <text:p text:style-name="_5b_RPG_5d__20_Táblázattartalom_20_1">Dalmágia</text:p>
          </table:table-cell>
          <table:table-cell table:style-name="Táblázat25.C3" office:value-type="string">
            <text:p text:style-name="P340"/>
          </table:table-cell>
        </table:table-row>
        <table:table-row>
          <table:table-cell table:style-name="Táblázat25.A3" office:value-type="string">
            <text:p text:style-name="_5b_RPG_5d__20_Táblázattartalom_20_1"/>
          </table:table-cell>
          <table:table-cell table:style-name="Táblázat25.A3" office:value-type="string">
            <text:p text:style-name="_5b_RPG_5d__20_Táblázattartalom_20_1">Asztrálmágia</text:p>
          </table:table-cell>
          <table:table-cell table:style-name="Táblázat25.C3" office:value-type="string">
            <text:p text:style-name="P340"/>
          </table:table-cell>
        </table:table-row>
        <table:table-row>
          <table:table-cell table:style-name="Táblázat25.A3" office:value-type="string">
            <text:p text:style-name="_5b_RPG_5d__20_Táblázattartalom_20_1"/>
          </table:table-cell>
          <table:table-cell table:style-name="Táblázat25.A3" office:value-type="string">
            <text:p text:style-name="_5b_RPG_5d__20_Táblázattartalom_20_1">????</text:p>
          </table:table-cell>
          <table:table-cell table:style-name="Táblázat25.C3" office:value-type="string">
            <text:p text:style-name="P340"/>
          </table:table-cell>
        </table:table-row>
      </table:table>
      <text:p text:style-name="P51"><text:s/></text:p>
      <table:table table:name="Táblázat27" table:style-name="Táblázat27">
        <table:table-column table:style-name="Táblázat27.A" table:number-columns-repeated="2"/>
        <table:table-column table:style-name="Táblázat27.C"/>
        <table:table-header-rows>
          <table:table-row>
            <table:table-cell table:style-name="Táblázat27.A1" table:number-columns-spanned="3" office:value-type="string">
              <text:p text:style-name="P343">Ordani tűzmágia képzettség iskolái</text:p>
            </table:table-cell>
            <table:covered-table-cell/>
            <table:covered-table-cell/>
          </table:table-row>
        </table:table-header-rows>
        <table:table-row>
          <table:table-cell table:style-name="Táblázat27.A2" office:value-type="string">
            <text:p text:style-name="P241">Átfogó</text:p>
          </table:table-cell>
          <table:table-cell table:style-name="Táblázat27.A2" office:value-type="string">
            <text:p text:style-name="P207">Átlagos</text:p>
          </table:table-cell>
          <table:table-cell table:style-name="Táblázat27.C2" office:value-type="string">
            <text:p text:style-name="P339">Specializáció + Könnyű</text:p>
          </table:table-cell>
        </table:table-row>
        <table:table-row>
          <table:table-cell table:style-name="Táblázat27.A3" office:value-type="string">
            <text:p text:style-name="_5b_RPG_5d__20_Táblázattartalom_20_1"/>
          </table:table-cell>
          <table:table-cell table:style-name="Táblázat27.A3" office:value-type="string">
            <text:p text:style-name="_5b_RPG_5d__20_Táblázattartalom_20_1">?????</text:p>
          </table:table-cell>
          <table:table-cell table:style-name="Táblázat27.C3" office:value-type="string">
            <text:p text:style-name="P340"/>
          </table:table-cell>
        </table:table-row>
        <table:table-row>
          <table:table-cell table:style-name="Táblázat27.A3" office:value-type="string">
            <text:p text:style-name="_5b_RPG_5d__20_Táblázattartalom_20_1"/>
          </table:table-cell>
          <table:table-cell table:style-name="Táblázat27.A3" office:value-type="string">
            <text:p text:style-name="_5b_RPG_5d__20_Táblázattartalom_20_1">??????</text:p>
          </table:table-cell>
          <table:table-cell table:style-name="Táblázat27.C3" office:value-type="string">
            <text:p text:style-name="P340"/>
          </table:table-cell>
        </table:table-row>
      </table:table>
      <text:p text:style-name="P51"><text:s/></text:p>
      <table:table table:name="Táblázat44" table:style-name="Táblázat44">
        <table:table-column table:style-name="Táblázat44.A" table:number-columns-repeated="2"/>
        <table:table-column table:style-name="Táblázat44.C"/>
        <table:table-header-rows>
          <table:table-row>
            <table:table-cell table:style-name="Táblázat44.A1" table:number-columns-spanned="3" office:value-type="string">
              <text:p text:style-name="P343">Mozaikmágia képzettség iskolái</text:p>
            </table:table-cell>
            <table:covered-table-cell/>
            <table:covered-table-cell/>
          </table:table-row>
        </table:table-header-rows>
        <table:table-row>
          <table:table-cell table:style-name="Táblázat44.A2" office:value-type="string">
            <text:p text:style-name="P241">Átfogó</text:p>
          </table:table-cell>
          <table:table-cell table:style-name="Táblázat44.A2" office:value-type="string">
            <text:p text:style-name="P207">Átlagos</text:p>
          </table:table-cell>
          <table:table-cell table:style-name="Táblázat44.C2" office:value-type="string">
            <text:p text:style-name="P339">Specializáció + Könnyű</text:p>
          </table:table-cell>
        </table:table-row>
        <table:table-row>
          <table:table-cell table:style-name="Táblázat44.A3" office:value-type="string">
            <text:p text:style-name="_5b_RPG_5d__20_Táblázattartalom_20_1"/>
          </table:table-cell>
          <table:table-cell table:style-name="Táblázat44.A3" office:value-type="string">
            <text:p text:style-name="_5b_RPG_5d__20_Táblázattartalom_20_1">Természetes anyagok mágiája</text:p>
          </table:table-cell>
          <table:table-cell table:style-name="Táblázat44.C3" office:value-type="string">
            <text:p text:style-name="P340"/>
          </table:table-cell>
        </table:table-row>
        <table:table-row>
          <table:table-cell table:style-name="Táblázat44.A3" office:value-type="string">
            <text:p text:style-name="_5b_RPG_5d__20_Táblázattartalom_20_1"/>
          </table:table-cell>
          <table:table-cell table:style-name="Táblázat44.A3" office:value-type="string">
            <text:p text:style-name="_5b_RPG_5d__20_Táblázattartalom_20_1">Asztrálmágia</text:p>
          </table:table-cell>
          <table:table-cell table:style-name="Táblázat44.C3" office:value-type="string">
            <text:p text:style-name="P340"/>
          </table:table-cell>
        </table:table-row>
        <table:table-row>
          <table:table-cell table:style-name="Táblázat44.A3" office:value-type="string">
            <text:p text:style-name="_5b_RPG_5d__20_Táblázattartalom_20_1"/>
          </table:table-cell>
          <table:table-cell table:style-name="Táblázat44.A3" office:value-type="string">
            <text:p text:style-name="_5b_RPG_5d__20_Táblázattartalom_20_1">Mentálmágia</text:p>
          </table:table-cell>
          <table:table-cell table:style-name="Táblázat44.C3" office:value-type="string">
            <text:p text:style-name="P340"/>
          </table:table-cell>
        </table:table-row>
        <table:table-row>
          <table:table-cell table:style-name="Táblázat44.A3" office:value-type="string">
            <text:p text:style-name="_5b_RPG_5d__20_Táblázattartalom_20_1"/>
          </table:table-cell>
          <table:table-cell table:style-name="Táblázat44.A3" office:value-type="string">
            <text:p text:style-name="_5b_RPG_5d__20_Táblázattartalom_20_1">Időmágia</text:p>
          </table:table-cell>
          <table:table-cell table:style-name="Táblázat44.C3" office:value-type="string">
            <text:p text:style-name="P340"/>
          </table:table-cell>
        </table:table-row>
        <table:table-row>
          <table:table-cell table:style-name="Táblázat44.A3" office:value-type="string">
            <text:p text:style-name="_5b_RPG_5d__20_Táblázattartalom_20_1"/>
          </table:table-cell>
          <table:table-cell table:style-name="Táblázat44.A3" office:value-type="string">
            <text:p text:style-name="_5b_RPG_5d__20_Táblázattartalom_20_1">Térmágia</text:p>
          </table:table-cell>
          <table:table-cell table:style-name="Táblázat44.C3" office:value-type="string">
            <text:p text:style-name="P340"/>
          </table:table-cell>
        </table:table-row>
        <table:table-row>
          <table:table-cell table:style-name="Táblázat44.A3" office:value-type="string">
            <text:p text:style-name="_5b_RPG_5d__20_Táblázattartalom_20_1"/>
          </table:table-cell>
          <table:table-cell table:style-name="Táblázat44.A3" office:value-type="string">
            <text:p text:style-name="_5b_RPG_5d__20_Táblázattartalom_20_1">Nekromancia</text:p>
          </table:table-cell>
          <table:table-cell table:style-name="Táblázat44.C3" office:value-type="string">
            <text:p text:style-name="P340"/>
          </table:table-cell>
        </table:table-row>
        <table:table-row>
          <table:table-cell table:style-name="Táblázat44.A3" office:value-type="string">
            <text:p text:style-name="_5b_RPG_5d__20_Táblázattartalom_20_1"/>
          </table:table-cell>
          <table:table-cell table:style-name="Táblázat44.A3" office:value-type="string">
            <text:p text:style-name="_5b_RPG_5d__20_Táblázattartalom_20_1">Drágakőmágia</text:p>
          </table:table-cell>
          <table:table-cell table:style-name="Táblázat44.C3" office:value-type="string">
            <text:p text:style-name="P340"/>
          </table:table-cell>
        </table:table-row>
        <table:table-row>
          <table:table-cell table:style-name="Táblázat44.A3" office:value-type="string">
            <text:p text:style-name="_5b_RPG_5d__20_Táblázattartalom_20_1">Demonológia<text:line-break/><text:span text:style-name="T110">(lásd: Misztikus képzettségek)</text:span></text:p>
          </table:table-cell>
          <table:table-cell table:style-name="Táblázat44.A3" office:value-type="string">
            <text:p text:style-name="_5b_RPG_5d__20_Táblázattartalom_20_1"/>
          </table:table-cell>
          <table:table-cell table:style-name="Táblázat44.C3" office:value-type="string">
            <text:p text:style-name="P340"/>
          </table:table-cell>
        </table:table-row>
        <table:table-row>
          <table:table-cell table:style-name="Táblázat44.A3" office:value-type="string">
            <text:p text:style-name="_5b_RPG_5d__20_Táblázattartalom_20_1"/>
          </table:table-cell>
          <table:table-cell table:style-name="Táblázat44.A3" office:value-type="string">
            <text:p text:style-name="_5b_RPG_5d__20_Táblázattartalom_20_1"/>
          </table:table-cell>
          <table:table-cell table:style-name="Táblázat44.C3" office:value-type="string">
            <text:p text:style-name="P340"/>
          </table:table-cell>
        </table:table-row>
        <table:table-row>
          <table:table-cell table:style-name="Táblázat44.A3" office:value-type="string">
            <text:p text:style-name="_5b_RPG_5d__20_Táblázattartalom_20_1"/>
          </table:table-cell>
          <table:table-cell table:style-name="Táblázat44.A3" office:value-type="string">
            <text:p text:style-name="_5b_RPG_5d__20_Táblázattartalom_20_1">Idézés?? (szellemek)</text:p>
          </table:table-cell>
          <table:table-cell table:style-name="Táblázat44.C3" office:value-type="string">
            <text:p text:style-name="P340"/>
          </table:table-cell>
        </table:table-row>
        <table:table-row>
          <table:table-cell table:style-name="Táblázat44.A3" office:value-type="string">
            <text:p text:style-name="_5b_RPG_5d__20_Táblázattartalom_20_1"/>
          </table:table-cell>
          <table:table-cell table:style-name="Táblázat44.A3" office:value-type="string">
            <text:p text:style-name="_5b_RPG_5d__20_Táblázattartalom_20_1">Ceremoniális mágiák???</text:p>
          </table:table-cell>
          <table:table-cell table:style-name="Táblázat44.C3" office:value-type="string">
            <text:p text:style-name="P340"/>
          </table:table-cell>
        </table:table-row>
      </table:table>
      <text:p text:style-name="Text_20_body"/>
      <text:h text:style-name="P10" text:outline-level="1">Fortélyok</text:h>
      <text:p text:style-name="P47"/>
      <text:list text:style-name="L11">
        <text:list-item>
          <text:p text:style-name="P625">A Fortélyokat nehézségük és összetettségük szerint csoportosítjuk. Lehetnek 1, vagy több fokúak.</text:p>
        </text:list-item>
        <text:list-item>
          <text:p text:style-name="P625">Minden fok költsége: 15KP</text:p>
        </text:list-item>
        <text:list-item>
          <text:p text:style-name="P471">Több fokú Fortélyoknál szintenként csak egy fokot lehet fejlődni akkor is, ha lenne elég KP több fokra is! Ez alól kivétel az 1. szint (karakteralkotás).</text:p>
        </text:list-item>
      </text:list>
      <text:list text:style-name="L12">
        <text:list-item>
          <text:p text:style-name="P627">Egy szintlépés alkalmával nem vehető fel két olyan Fortély, amely ugyanazt a jellemzőt/képzettséget, stb módosítja.</text:p>
        </text:list-item>
        <text:list-item>
          <text:p text:style-name="P627">A fortélyoknak lehetnek követelményei: Tulajdonságok elvárt értékei, képzettségek elvárt szintje, esetleg más fortélyok megléte, vagy valamilyen nem számszerűsíthető körülmény.</text:p>
        </text:list-item>
      </text:list>
      <text:h text:style-name="Heading_20_2" text:outline-level="2">Háttér Fortélyok</text:h>
      <text:p text:style-name="P294">Bevezető</text:p>
      <text:p text:style-name="P294">A Fajok különleges képességeikkel együtt legyenek „beárazva” „Faj-fortélynak”?</text:p>
      <text:p text:style-name="Standard"/>
      <table:table table:name="Táblázat28" table:style-name="Táblázat28">
        <table:table-column table:style-name="Táblázat28.A"/>
        <table:table-column table:style-name="Táblázat28.B"/>
        <table:table-column table:style-name="Táblázat28.C"/>
        <table:table-column table:style-name="Táblázat28.D"/>
        <table:table-column table:style-name="Táblázat28.E"/>
        <table:table-row>
          <table:table-cell table:style-name="Táblázat28.A1" office:value-type="string">
            <text:p text:style-name="P124"/>
          </table:table-cell>
          <table:table-cell table:style-name="Táblázat28.B1" office:value-type="string">
            <text:p text:style-name="P129">Kegyelt</text:p>
          </table:table-cell>
          <table:table-cell table:style-name="Táblázat28.B1" office:value-type="string">
            <text:p text:style-name="P134">???</text:p>
          </table:table-cell>
          <table:table-cell table:style-name="Táblázat28.B1" office:value-type="string">
            <text:p text:style-name="P130">Fogékonyság: +1</text:p>
          </table:table-cell>
          <table:table-cell table:style-name="Táblázat28.E1" office:value-type="string">
            <text:p text:style-name="P135">Kellhet, hogy csak 1.szinten lehessen <text:line-break/>valaki pl. pap </text:p>
            <text:p text:style-name="P160">Ez egyáltalán nem biztos, hogy szükséges!!</text:p>
          </table:table-cell>
        </table:table-row>
      </table:table>
      <text:p text:style-name="Standard"/>
      <table:table table:name="Táblázat29" table:style-name="Táblázat29">
        <table:table-column table:style-name="Táblázat29.A"/>
        <table:table-column table:style-name="Táblázat29.B"/>
        <table:table-column table:style-name="Táblázat29.C"/>
        <table:table-column table:style-name="Táblázat29.D"/>
        <table:table-column table:style-name="Táblázat29.E"/>
        <table:table-row>
          <table:table-cell table:style-name="Táblázat29.A1" office:value-type="string">
            <text:p text:style-name="P124"/>
          </table:table-cell>
          <table:table-cell table:style-name="Táblázat29.B1" office:value-type="string">
            <text:p text:style-name="P129">Slan</text:p>
          </table:table-cell>
          <table:table-cell table:style-name="Táblázat29.B1" office:value-type="string">
            <text:p text:style-name="P134">???</text:p>
          </table:table-cell>
          <table:table-cell table:style-name="Táblázat29.B1" office:value-type="string">
            <text:p text:style-name="P130"/>
          </table:table-cell>
          <table:table-cell table:style-name="Táblázat29.E1" office:value-type="string">
            <text:p text:style-name="P131">Csak első szinten.</text:p>
          </table:table-cell>
        </table:table-row>
      </table:table>
      <text:p text:style-name="Standard"/>
      <table:table table:name="Táblázat30" table:style-name="Táblázat30">
        <table:table-column table:style-name="Táblázat30.A"/>
        <table:table-column table:style-name="Táblázat30.B"/>
        <table:table-column table:style-name="Táblázat30.C"/>
        <table:table-column table:style-name="Táblázat30.D"/>
        <table:table-column table:style-name="Táblázat30.E"/>
        <table:table-row>
          <table:table-cell table:style-name="Táblázat30.A1" office:value-type="string">
            <text:p text:style-name="P124"/>
          </table:table-cell>
          <table:table-cell table:style-name="Táblázat30.B1" office:value-type="string">
            <text:p text:style-name="P129">Korg</text:p>
          </table:table-cell>
          <table:table-cell table:style-name="Táblázat30.B1" office:value-type="string">
            <text:p text:style-name="P134">???</text:p>
          </table:table-cell>
          <table:table-cell table:style-name="Táblázat30.B1" office:value-type="string">
            <text:p text:style-name="P134">???</text:p>
          </table:table-cell>
          <table:table-cell table:style-name="Táblázat30.E1" office:value-type="string">
            <text:p text:style-name="P136">Pár Tulajdonság (Erő pl.) megváltozik. Ehhez kell. Ez kvázi egy „virtuális faj”.</text:p>
            <text:p text:style-name="P136">Inkább úgy kéne, mint a fajoknál: kötelező minimum értékek.</text:p>
          </table:table-cell>
        </table:table-row>
      </table:table>
      <text:p text:style-name="Standard"/>
      <text:h text:style-name="P102" text:outline-level="2" text:is-list-header="true">Karmák</text:h>
      <text:p text:style-name="Text_20_body">A Karmák speciális jellemvonások, melyeket a fortély rendszeren belül kezelünk. Követelményeik nem számszerűek, hanem valamely esemény különleges cselekedet. Hatásuk a karakter Auráján is megjelenik. Így nem kerülnek KP-ba sem, kaland során lehet „megszerezni” őket. Minden esetben a KM adja őket, a játékos nem veheti fel önként, valamint nem követelheti azt a KM-en. </text:p>
      <text:p text:style-name="Text_20_body">A lenti karmák <text:s/>nem feltétlenül fednek le mindent, a KM ha úgy érzi az adott kaland hangulatához illene egy új, általa kitalált Karma, akkor nyugodtan megadhatja, de legyen tekintettel az erőviszonyokra, Karmaként csak valamilyen színesítő ismeretet adjon.</text:p>
      <text:p text:style-name="Text_20_body">Szerepjáték versenyeken, klubokban viszont csak és kizárólag az itt leírt Karmákat adhatja meg a KM a játékossal való egyeztetés után!</text:p>
      <text:p text:style-name="Text_20_body"/>
      <table:table table:name="Táblázat31" table:style-name="Táblázat31">
        <table:table-column table:style-name="Táblázat31.A"/>
        <table:table-column table:style-name="Táblázat31.B"/>
        <table:table-column table:style-name="Táblázat31.C"/>
        <table:table-column table:style-name="Táblázat31.D"/>
        <table:table-column table:style-name="Táblázat31.E"/>
        <table:table-row table:style-name="Táblázat31.1">
          <table:table-cell table:style-name="Táblázat31.A1" office:value-type="string">
            <text:p text:style-name="P124"/>
          </table:table-cell>
          <table:table-cell table:style-name="Táblázat31.B1" office:value-type="string">
            <text:p text:style-name="P109">Gyilkos</text:p>
          </table:table-cell>
          <table:table-cell table:style-name="Táblázat31.B1" office:value-type="string">
            <text:p text:style-name="P129">1 fok</text:p>
          </table:table-cell>
          <table:table-cell table:style-name="Táblázat31.B1" office:value-type="string">
            <text:p text:style-name="P137">Minimum 100 sikeres orvgyilkosság</text:p>
          </table:table-cell>
          <table:table-cell table:style-name="Táblázat31.E1" office:value-type="string">
            <text:p text:style-name="_5b_RPG_5d__20_Táblázat_20_-_20_Fortély_20_hatás"><text:span text:style-name="_5b_RPG_5d_Kiemelt_20_kifejezés"><text:span text:style-name="T34">A rengeteg gyilkosság megmérgezte a lelkedet, ha nem leplezed, Aurádon jól láthatóak a sötét foltok, melyek beszennyezik.</text:span></text:span></text:p>
            <text:p text:style-name="_5b_RPG_5d__20_Táblázat_20_-_20_Fortély_20_hatás"><text:span text:style-name="_5b_RPG_5d_Kiemelt_20_kifejezés"><text:span text:style-name="T34"/></text:span></text:p>
            <text:p text:style-name="_5b_RPG_5d__20_Táblázat_20_-_20_Fortély_20_hatás"><text:span text:style-name="_5b_RPG_5d_Kiemelt_20_kifejezés">Hatása</text:span><text:span text:style-name="_5b_RPG_5d_Kiemelt_20_kifejezés">:</text:span></text:p>
            <text:list text:style-name="L13">
              <text:list-item>
                <text:p text:style-name="P708"><text:span text:style-name="_5b_RPG_5d_Kiemelt_20_kifejezés"><text:span text:style-name="T35">Nem gyógyíthatsz se világi, se mágikus úton</text:span></text:span></text:p>
              </text:list-item>
              <text:list-item>
                <text:p text:style-name="P708"><text:span text:style-name="_5b_RPG_5d_Kiemelt_20_kifejezés"><text:span text:style-name="T36">TODO</text:span></text:span></text:p>
              </text:list-item>
            </text:list>
          </table:table-cell>
        </table:table-row>
      </table:table>
      <text:p text:style-name="Standard"/>
      <text:p text:style-name="Text_20_body"/>
      <text:h text:style-name="Heading_20_2" text:outline-level="2">Titkos fortélyok</text:h>
      <text:p text:style-name="Text_20_body">A Titkos fortélyok általában egyes képzettségek nagyon magas szinten történő művelői által, kivételes esetben tanulható – legtöbbször félmágikus – ismeretek.</text:p>
      <text:p text:style-name="Text_20_body">Leírásukat lásd az egyes fortély kategóriák végén!</text:p>
      <text:p text:style-name="Text_20_body"/>
      <text:h text:style-name="P102" text:outline-level="2">Harci fortélyok</text:h>
      <table:table table:name="Táblázat32" table:style-name="Táblázat32">
        <table:table-column table:style-name="Táblázat32.A"/>
        <table:table-column table:style-name="Táblázat32.B"/>
        <table:table-column table:style-name="Táblázat32.C"/>
        <table:table-column table:style-name="Táblázat32.D"/>
        <table:table-column table:style-name="Táblázat32.E"/>
        <table:table-row table:style-name="Táblázat32.1">
          <table:table-cell table:style-name="Táblázat32.A1" office:value-type="string">
            <text:p text:style-name="_5b_RPG_5d__20_Táblázatfejléc"/>
          </table:table-cell>
          <table:table-cell table:style-name="Táblázat32.A1" office:value-type="string">
            <text:p text:style-name="_5b_RPG_5d__20_Táblázatfejléc">Fortély neve</text:p>
          </table:table-cell>
          <table:table-cell table:style-name="Táblázat32.A1" office:value-type="string">
            <text:p text:style-name="_5b_RPG_5d__20_Táblázatfejléc">Max fok</text:p>
          </table:table-cell>
          <table:table-cell table:style-name="Táblázat32.A1" office:value-type="string">
            <text:p text:style-name="_5b_RPG_5d__20_Táblázatfejléc">Követelménye</text:p>
          </table:table-cell>
          <table:table-cell table:style-name="Táblázat32.E1" office:value-type="string">
            <text:p text:style-name="_5b_RPG_5d__20_Táblázatfejléc">Hatás, megjegyzés</text:p>
          </table:table-cell>
        </table:table-row>
        <table:table-row table:style-name="Táblázat32.1">
          <table:table-cell table:style-name="Táblázat32.A2" office:value-type="string">
            <text:p text:style-name="P124"/>
          </table:table-cell>
          <table:table-cell table:style-name="Táblázat32.B2" office:value-type="string">
            <text:p text:style-name="P110">Harci anatómia</text:p>
          </table:table-cell>
          <table:table-cell table:style-name="Táblázat32.B2" office:value-type="string">
            <text:p text:style-name="P130">3</text:p>
          </table:table-cell>
          <table:table-cell table:style-name="Táblázat32.B2" office:value-type="string">
            <text:p text:style-name="P140">1.fok:</text:p>
            <text:p text:style-name="P144">Ügyesség: +1, <text:line-break/>Közelharc: 4.szint <text:s/></text:p>
            <text:p text:style-name="P144">Összpontosítás: 3.szint<text:line-break/></text:p>
            <text:p text:style-name="P140">2.fok:</text:p>
            <text:p text:style-name="P144"><text:s/>Ügyesség: +2, <text:line-break/>Közelharc: 8.szint</text:p>
            <text:p text:style-name="P144">Összpontosítás: 6.szint</text:p>
            <text:p text:style-name="P144">Élettan – Elfszabásúak: 3.szint</text:p>
            <text:p text:style-name="P144"/>
            <text:p text:style-name="P140">3.(titkos) fok:</text:p>
            <text:p text:style-name="P139">Ügyesség: +4</text:p>
            <text:p text:style-name="P139">Közelharc: 12.szint</text:p>
            <text:p text:style-name="P139">Összpontosítás: 9.szint</text:p>
            <text:p text:style-name="P139">Mester, aki tanítja;</text:p>
          </table:table-cell>
          <table:table-cell table:style-name="Táblázat32.E2" office:value-type="string">
            <text:p text:style-name="P366">Ismered a test sebezhető pontjait és tisztában vagy a belső szervek</text:p>
            <text:p text:style-name="P361"><text:span text:style-name="T9">1. fok</text:span>: +5SP</text:p>
            <text:list text:style-name="L14">
              <text:list-item>
                <text:p text:style-name="P710">a Visszafogott Csapás harci taktika csak Hátulról támadás esetén működik, harc közben nem.</text:p>
              </text:list-item>
              <text:list-item>
                <text:p text:style-name="P710">„Leütés hátulról” harci szituációban is bónuszt ad.</text:p>
              </text:list-item>
            </text:list>
            <text:p text:style-name="P361"><text:span text:style-name="T9">2 .fok</text:span>: +10SP</text:p>
            <text:list text:style-name="L15">
              <text:list-item>
                <text:p text:style-name="P712">Harc közben is használható a <text:span text:style-name="T9">Visszafogott Csapás</text:span> harci taktika.</text:p>
              </text:list-item>
            </text:list>
            <text:list text:style-name="L14">
              <text:list-item text:start-value="1">
                <text:p text:style-name="P726">„Leütés hátulról” harci szituációban is bónuszt ad.</text:p>
              </text:list-item>
            </text:list>
            <text:p text:style-name="P366"><text:span text:style-name="T9">3.fok:</text:span> </text:p>
            <text:list text:style-name="L16">
              <text:list-item>
                <text:p text:style-name="P727">Ismer olyan kényes pontokat, amelyekkel béníthat, görcsöt vagy kábulatot okozhat, és az ilyen technikával okozott ugyanilyen hatásokat szüntethet meg. Szemgolyót szedhet ki harc közben.</text:p>
              </text:list-item>
              <text:list-item>
                <text:p text:style-name="P727">A 3.fokot csak fejvadász, boszorkány, boszorkánymester és egyes harcművész iskolákban tanítják</text:p>
              </text:list-item>
            </text:list>
            <text:p text:style-name="P366"/>
            <text:p text:style-name="P366"><text:span text:style-name="_5b_RPG_5d_Kiemelt_20_kifejezés"><text:span text:style-name="T37">Megjegyzések</text:span></text:span><text:span text:style-name="_5b_RPG_5d_Kiemelt_20_kifejezés"><text:span text:style-name="T38">:</text:span></text:span></text:p>
            <text:list text:style-name="L17">
              <text:list-item>
                <text:p text:style-name="P729"><text:span text:style-name="_5b_RPG_5d_Kiemelt_20_kifejezés"><text:span text:style-name="T22">A fortély csak elfszabásúak ellen használható, ha anatómiájuk nem titok, vagy nem ismeretlen az alkalmazó számára</text:span></text:span></text:p>
              </text:list-item>
              <text:list-item>
                <text:p text:style-name="P729"><text:span text:style-name="_5b_RPG_5d_Kiemelt_20_kifejezés"><text:span text:style-name="T21">Csatabárdokkal, buzogányokkal, kétkezes fegyverekkel a fortély nem alkalmazható.</text:span></text:span></text:p>
              </text:list-item>
              <text:list-item>
                <text:p text:style-name="P729"><text:span text:style-name="_5b_RPG_5d_Kiemelt_20_kifejezés"><text:span text:style-name="T21">Nem alkalmazható Páncélszúrás manőver alkalmazása közben.</text:span></text:span></text:p>
              </text:list-item>
              <text:list-item>
                <text:p text:style-name="P729"><text:span text:style-name="_5b_RPG_5d_Kiemelt_20_kifejezés"><text:span text:style-name="T21">A fent leírt előnyök nem érvényesülnek bármilyen világi, vagy mágikus módszerekkel kiváltott harci lázban.</text:span></text:span></text:p>
              </text:list-item>
            </text:list>
          </table:table-cell>
        </table:table-row>
        <table:table-row table:style-name="Táblázat32.1">
          <table:table-cell table:style-name="Táblázat32.A3" office:value-type="string">
            <text:p text:style-name="P124"/>
          </table:table-cell>
          <table:table-cell table:style-name="Táblázat32.B2" office:value-type="string">
            <text:p text:style-name="P110">Sárkány ököl</text:p>
          </table:table-cell>
          <table:table-cell table:style-name="Táblázat32.B2" office:value-type="string">
            <text:p text:style-name="P130">3</text:p>
          </table:table-cell>
          <table:table-cell table:style-name="Táblázat32.B2" office:value-type="string">
            <text:p text:style-name="P137">1.fok: <text:line-break/>Közelharc – 3.szint<text:line-break/>Slan pszí iskola- 3.szint<text:line-break/></text:p>
            <text:p text:style-name="P137">2.fok: <text:line-break/>Közelharc – 6.szint<text:line-break/>Slan pszí iskola- 6.szint</text:p>
            <text:p text:style-name="P137">Mesterfegyver <text:line-break/>(puszta kéz) - 1.fok<text:line-break/></text:p>
            <text:p text:style-name="P137">3.fok: </text:p>
            <text:p text:style-name="P137">Közelharc – 9.szint</text:p>
            <text:p text:style-name="P137">Slan pszí iskola- 9.szint</text:p>
            <text:p text:style-name="P137">Mesterfegyver</text:p>
            <text:p text:style-name="P137">(puszta kéz) - 2.fok</text:p>
          </table:table-cell>
          <table:table-cell table:style-name="Táblázat32.E2" office:value-type="string">
            <text:p text:style-name="P366">Harcművészek fortélya. A Slan pszí útja delejes erőt ad a harcművésznek pusztakezes küzdelmében.</text:p>
            <text:p text:style-name="P366"/>
            <text:p text:style-name="P368"><text:span text:style-name="T67">1.fok: minden 3.KT</text:span><text:span text:style-name="T94">→</text:span><text:span text:style-name="T67"> 1 ÉP seb; KÉ,TÉ,VÉ: -10<text:line-break/>Ököl SP: -2</text:span></text:p>
            <text:p text:style-name="P366"/>
            <text:p text:style-name="P368"><text:span text:style-name="T67">2.fok: minden 2.KT</text:span><text:span text:style-name="T94">→ </text:span><text:span text:style-name="T67">1 ÉP seb; KÉ,TÉ,VÉ: -3<text:line-break/>Ököl SP: 0; Vasököl használata nem ad további bónuszt.</text:span></text:p>
            <text:p text:style-name="P366"/>
            <text:p text:style-name="P366">3.fok: minden sebzés rendes ÉP seb; KÉ,TÉ,VÉ: 4<text:line-break/>Ököl SP: +2</text:p>
          </table:table-cell>
        </table:table-row>
        <text:soft-page-break/>
        <table:table-row table:style-name="Táblázat32.1">
          <table:table-cell table:style-name="Táblázat32.A3" office:value-type="string">
            <text:p text:style-name="P124"/>
          </table:table-cell>
          <table:table-cell table:style-name="Táblázat32.B2" office:value-type="string">
            <text:p text:style-name="P109">Alakzatharc</text:p>
          </table:table-cell>
          <table:table-cell table:style-name="Táblázat32.B2" office:value-type="string">
            <text:p text:style-name="P130">Lásd a leírást!</text:p>
          </table:table-cell>
          <table:table-cell table:style-name="Táblázat32.B2" office:value-type="string">
            <text:p text:style-name="P137">A társak is ismerjék az adott alakzatot</text:p>
            <text:p text:style-name="P137">+</text:p>
            <text:p text:style-name="P137">Alakzat függő, lásd azok leírását!</text:p>
          </table:table-cell>
          <table:table-cell table:style-name="Táblázat32.E2" office:value-type="string">
            <text:p text:style-name="P369">Sok féle alakzat létezik. Gyalogos, kisebb létszámra, nagy, csatatéri formációkra tervezett, valamint lovas alakzatok.</text:p>
            <text:p text:style-name="P369">Az Alakzatharc fortélyt akárhányszor felveheted. Ilyenkor választhatsz 2 alakzatot, melyek megtanulásának követelményeit teljesíteni tudod.</text:p>
            <text:p text:style-name="P369"/>
            <text:p text:style-name="P369">Egyes alakzatok ismeretének több foka van, ezekre külön költeni kell. Például egy "Lovas ék" alakzat 2.fokához külön alakzatként ismerni kell már a "Lovas ék" 1.fokát is.</text:p>
            <text:p text:style-name="P369"/>
            <text:p text:style-name="P369">Ha a társak legalább fele alacsonyabb fokon ismeri az adott alakzatot, akkor mindenkire az alacsonyabb bónuszok érvényesek.</text:p>
            <text:p text:style-name="P369"/>
            <text:p text:style-name="P371">A választható alakzatok (kicsi, nagy, lovas) listáját lásd a Harcrendszer fejezet "Harci alakzatok" fejezetében.</text:p>
          </table:table-cell>
        </table:table-row>
        <table:table-row table:style-name="Táblázat32.1">
          <table:table-cell table:style-name="Táblázat32.A3" office:value-type="string">
            <text:p text:style-name="P124"/>
          </table:table-cell>
          <table:table-cell table:style-name="Táblázat32.B2" office:value-type="string">
            <text:p text:style-name="P109">Fárasztás</text:p>
          </table:table-cell>
          <table:table-cell table:style-name="Táblázat32.B2" office:value-type="string">
            <text:p text:style-name="P130">1 fok</text:p>
          </table:table-cell>
          <table:table-cell table:style-name="Táblázat32.B2" office:value-type="string">
            <text:p text:style-name="P130">Harcmodor: 6.szint</text:p>
            <text:p text:style-name="P130">Ügyesség: +1</text:p>
          </table:table-cell>
          <table:table-cell table:style-name="Táblázat32.E2" office:value-type="string">
            <text:p text:style-name="_5b_RPG_5d__20_Táblázat_20_-_20_Fortély_20_hatás"><text:span text:style-name="T79">Ha a </text:span><text:span text:style-name="T80">Fárasztás</text:span><text:span text:style-name="T79"> harci taktikát alkalmazod és rendelkezel ezzel a harci fortéllyal, akkor elég 10-el túldobnod ellenfeled VÉ-jét + támadásonként nem 10, hanem</text:span><text:span text:style-name="T86"> 15 plusz </text:span><text:span text:style-name="T79">VÉ-t csökkentesz ellenfeleden.</text:span></text:p>
            <text:p text:style-name="P370">A fortély nagy ismerői a bajvívók és harcosok.</text:p>
            <text:p text:style-name="P370">Pusztításban nem alkalmazható.</text:p>
          </table:table-cell>
        </table:table-row>
        <table:table-row table:style-name="Táblázat32.1">
          <table:table-cell table:style-name="Táblázat32.A6" office:value-type="string">
            <text:p text:style-name="P157"/>
          </table:table-cell>
          <table:table-cell table:style-name="Táblázat32.B2" office:value-type="string">
            <text:p text:style-name="P346">Fegyveres Belharc</text:p>
            <text:p text:style-name="P347">(ez is megszűnik ??)</text:p>
          </table:table-cell>
          <table:table-cell table:style-name="Táblázat32.B2" office:value-type="string">
            <text:p text:style-name="P345">1 fok</text:p>
          </table:table-cell>
          <table:table-cell table:style-name="Táblázat32.B2" office:value-type="string">
            <text:p text:style-name="P348">TODO</text:p>
          </table:table-cell>
          <table:table-cell table:style-name="Táblázat32.E2" office:value-type="string">
            <text:p text:style-name="P349">Testközelben <text:span text:style-name="T84">„rövid”</text:span> fegyverrel érzed igazában elemedben magad.</text:p>
            <text:p text:style-name="P349">Ha ilyet használsz, akkor sikeres „Belharcba kerülés” manőver esetén a következő plusz harcértékek járnak:</text:p>
            <text:p text:style-name="P350">KÉ: +5, <text:s/>TÉ: +10, <text:s/>VÉ: +10</text:p>
            <text:p text:style-name="P258">Az ellenfél módosítóinak változását lásd a Harcrendszer fejezet „<text:span text:style-name="T9">Belharc</text:span>” harci taktika leírásánál!</text:p>
          </table:table-cell>
        </table:table-row>
        <table:table-row table:style-name="Táblázat32.1">
          <table:table-cell table:style-name="Táblázat32.A3" office:value-type="string">
            <text:p text:style-name="P124"/>
          </table:table-cell>
          <table:table-cell table:style-name="Táblázat32.B2" office:value-type="string">
            <text:p text:style-name="P109">Fegyverrántás</text:p>
          </table:table-cell>
          <table:table-cell table:style-name="Táblázat32.B2" office:value-type="string">
            <text:p text:style-name="P130">2 fok</text:p>
          </table:table-cell>
          <table:table-cell table:style-name="Táblázat32.B2" office:value-type="string">
            <text:p text:style-name="P130"><text:span text:style-name="T40">1.fok</text:span>: </text:p>
            <text:p text:style-name="P130">Gyorsaság: +1</text:p>
            <text:p text:style-name="P130"><text:span text:style-name="T40">2.fok</text:span>: </text:p>
            <text:p text:style-name="P130">Gyorsaság: +2</text:p>
          </table:table-cell>
          <table:table-cell table:style-name="Táblázat32.E2" office:value-type="string">
            <text:p text:style-name="P369">Bónuszok fegyverrántás szituációban </text:p>
            <text:p text:style-name="P369">(az alkalmazó oldalán):</text:p>
            <text:p text:style-name="_5b_RPG_5d__20_Táblázat_20_-_20_Fortély_20_hatás"><text:span text:style-name="T81">1.fok</text:span><text:span text:style-name="T79">:: +5KÉ </text:span></text:p>
            <text:p text:style-name="_5b_RPG_5d__20_Táblázat_20_-_20_Fortély_20_hatás"><text:span text:style-name="T80">2.fok</text:span><text:span text:style-name="T79">: +10KÉ</text:span></text:p>
            <text:p text:style-name="_5b_RPG_5d__20_Táblázat_20_-_20_Fortély_20_hatás">Bővebben <text:s/>lásd a <text:span text:style-name="T83">Harcrendszer fejezet </text:span><text:span text:style-name="T80">Fegyverrántás</text:span><text:span text:style-name="T83"> alfejezetét!</text:span></text:p>
          </table:table-cell>
        </table:table-row>
        <table:table-row table:style-name="Táblázat32.1">
          <table:table-cell table:style-name="Táblázat32.A3" office:value-type="string">
            <text:p text:style-name="P124"/>
          </table:table-cell>
          <table:table-cell table:style-name="Táblázat32.B2" office:value-type="string">
            <text:p text:style-name="P109">Forgószél támadás</text:p>
          </table:table-cell>
          <table:table-cell table:style-name="Táblázat32.B2" office:value-type="string">
            <text:p text:style-name="P130">1 fok</text:p>
          </table:table-cell>
          <table:table-cell table:style-name="Táblázat32.B2" office:value-type="string">
            <text:p text:style-name="P130">Min. 2 támadás</text:p>
            <text:p text:style-name="P130">Harcmodor: 6.szint</text:p>
            <text:p text:style-name="P130">Manőver ismeret: Kibontakozás/Átsiklás</text:p>
          </table:table-cell>
          <table:table-cell table:style-name="Táblázat32.E2" office:value-type="string">
            <text:p text:style-name="P361">1db támadást adhatsz le a körben, de azt egyszerre több ellenfél ellen (akik a fegyvered hatótávolságán belül vannak)</text:p>
            <text:p text:style-name="P361">Közelharcban nem alkalmazható!</text:p>
          </table:table-cell>
        </table:table-row>
        <table:table-row table:style-name="Táblázat32.1">
          <table:table-cell table:style-name="Táblázat32.A3" office:value-type="string">
            <text:p text:style-name="P124"/>
          </table:table-cell>
          <table:table-cell table:style-name="Táblázat32.B2" office:value-type="string">
            <text:p text:style-name="P109">Gyors kezdeményezés</text:p>
          </table:table-cell>
          <table:table-cell table:style-name="Táblázat32.B2" office:value-type="string">
            <text:p text:style-name="P129">1 fok</text:p>
          </table:table-cell>
          <table:table-cell table:style-name="Táblázat32.B2" office:value-type="string">
            <text:p text:style-name="P137">Gyorsaság: +2</text:p>
          </table:table-cell>
          <table:table-cell table:style-name="Táblázat32.E2" office:value-type="string">
            <text:p text:style-name="_5b_RPG_5d__20_Táblázat_20_-_20_Fortély_20_hatás">Kivételesen gyorsan mozdulsz a harcban. Kezdeményező Értékedre +4 bónusz jár.</text:p>
          </table:table-cell>
        </table:table-row>
        <table:table-row table:style-name="Táblázat32.1">
          <table:table-cell table:style-name="Táblázat32.A3" office:value-type="string">
            <text:p text:style-name="P124"/>
          </table:table-cell>
          <table:table-cell table:style-name="Táblázat32.B2" office:value-type="string">
            <text:p text:style-name="P109">Harc helyhez kötve </text:p>
          </table:table-cell>
          <table:table-cell table:style-name="Táblázat32.B2" office:value-type="string">
            <text:p text:style-name="P130">1 fok</text:p>
          </table:table-cell>
          <table:table-cell table:style-name="Táblázat32.B2" office:value-type="string">
            <text:p text:style-name="P130">Önuralom: +1</text:p>
            <text:p text:style-name="P130">Harcmodor: 3.szint</text:p>
          </table:table-cell>
          <table:table-cell table:style-name="Táblázat32.E2" office:value-type="string">
            <text:p text:style-name="P361">Felezi a <text:span text:style-name="T75">Harc helyhez kötve szituációt levonásait:</text:span></text:p>
            <text:p text:style-name="P373">-5 KÉ, -10 TÉ, -10 VÉ</text:p>
          </table:table-cell>
        </table:table-row>
        <text:soft-page-break/>
        <table:table-row table:style-name="Táblázat32.1">
          <table:table-cell table:style-name="Táblázat32.A2" office:value-type="string">
            <text:p text:style-name="P125"/>
          </table:table-cell>
          <table:table-cell table:style-name="Táblázat32.B2" office:value-type="string">
            <text:p text:style-name="P109">Harc mindhalálig</text:p>
            <text:p text:style-name="P111">Ennek már nincs értelme, mert a FT +k3KT-t ad és a Harci láz 2.fok is hasonló!</text:p>
          </table:table-cell>
          <table:table-cell table:style-name="Táblázat32.B2" office:value-type="string">
            <text:p text:style-name="P130">1 fok</text:p>
          </table:table-cell>
          <table:table-cell table:style-name="Táblázat32.B2" office:value-type="string">
            <text:p text:style-name="P130">Edzettség: +2</text:p>
            <text:p text:style-name="P130">Fájdalomtűrés: 4.szint</text:p>
          </table:table-cell>
          <table:table-cell table:style-name="Táblázat32.E2" office:value-type="string">
            <text:p text:style-name="P374">FÁJDALOMTŰRÉST TISZTÁBA TENNI ELŐBB!</text:p>
            <text:p text:style-name="P376">Ha az utolsó – S4 – egészség kategóriába <text:s/>kerülsz, rontott Fájdalomtűrés próba esetén sem ájulsz el.</text:p>
          </table:table-cell>
        </table:table-row>
        <table:table-row table:style-name="Táblázat32.1">
          <table:table-cell table:style-name="Táblázat32.A12" office:value-type="string">
            <text:p text:style-name="P124"/>
          </table:table-cell>
          <table:table-cell table:style-name="Táblázat32.B2" office:value-type="string">
            <text:p text:style-name="P109">Harci láz</text:p>
          </table:table-cell>
          <table:table-cell table:style-name="Táblázat32.B2" office:value-type="string">
            <text:p text:style-name="P130">2 fok</text:p>
          </table:table-cell>
          <table:table-cell table:style-name="Táblázat32.B2" office:value-type="string">
            <text:p text:style-name="P130"><text:span text:style-name="T9">1.fok: </text:span><text:line-break/>Harcmodor: +3</text:p>
            <text:p text:style-name="P130">Erő,Edzettség:+1</text:p>
            <text:p text:style-name="P141">2.fok:</text:p>
            <text:p text:style-name="P130">Harcmodor: +6</text:p>
            <text:p text:style-name="P130">Erő,Edzettség:+2</text:p>
          </table:table-cell>
          <table:table-cell table:style-name="Táblázat32.E2" office:value-type="string">
            <text:p text:style-name="P361">Harci extázisba esel, melyből nagyon nehéz kizökkenteni. A menekülésre nem gondolsz.</text:p>
            <text:p text:style-name="P361"><text:span text:style-name="T40">1.fok</text:span>: <text:span text:style-name="T74">Erő, Edzettség: +1 (ezzel ÉP, TÉ és sebzés bónusz nő)</text:span>,<text:span text:style-name="T111">(ne inkább fix pluszok?)</text:span> <text:s/>VÉ: -10, AME, MME: + 5</text:p>
            <text:p text:style-name="P361">Fájdalomtűrés próbára <text:span text:style-name="T87">+6</text:span> bónusz.</text:p>
            <text:p text:style-name="P361"><text:span text:style-name="T40">2.fok</text:span>: Erő, Edzettség: +2 (ezzel ÉP, TÉ és sebzés bónusz nő), VÉ: -10, AME, MME: + 10<text:line-break/>Fájdalomtűrés próba automatikusan sikeres.</text:p>
            <text:p text:style-name="P377"><text:s/></text:p>
            <text:p text:style-name="P361">Pajzs VÉ nem számít, lövés, hajítás, mágia, pszi tiltott.</text:p>
          </table:table-cell>
        </table:table-row>
        <table:table-row table:style-name="Táblázat32.1">
          <table:table-cell table:style-name="Táblázat32.A12" office:value-type="string">
            <text:p text:style-name="P162">TÁP</text:p>
          </table:table-cell>
          <table:table-cell table:style-name="Táblázat32.B2" office:value-type="string">
            <text:p text:style-name="P109">Harcos elme</text:p>
          </table:table-cell>
          <table:table-cell table:style-name="Táblázat32.B2" office:value-type="string">
            <text:p text:style-name="P130">3 fok</text:p>
          </table:table-cell>
          <table:table-cell table:style-name="Táblázat32.B2" office:value-type="string">
            <text:p text:style-name="P161">TODO: Erősebb követelményeket!</text:p>
            <text:p text:style-name="P130"><text:span text:style-name="T40">1.fok</text:span>: Önuralom: +1</text:p>
            <text:p text:style-name="P130"><text:span text:style-name="T40">2.fok</text:span>: Önuralom: +2</text:p>
            <text:p text:style-name="P130"><text:span text:style-name="T40">3.fok</text:span>: Önuralom: +3</text:p>
          </table:table-cell>
          <table:table-cell table:style-name="Táblázat32.E2" office:value-type="string">
            <text:p text:style-name="P361">A Fortély minden foka </text:p>
            <text:list text:style-name="L18">
              <text:list-item>
                <text:p text:style-name="P713">1VÉ-t semlegesít az ellenfél VÉ csökkenést okozó támadásaiból. Az ÉP seb okozta VÉ csökkenésre ez nem vonatkozik.</text:p>
              </text:list-item>
              <text:list-item>
                <text:p text:style-name="P713">1 ponttal mérsékeli a sebesülés hatására elszenvedett TÉ csökkenést</text:p>
              </text:list-item>
            </text:list>
          </table:table-cell>
        </table:table-row>
        <table:table-row table:style-name="Táblázat32.1">
          <table:table-cell table:style-name="Táblázat32.A14" office:value-type="string">
            <text:p text:style-name="P130"/>
          </table:table-cell>
          <table:table-cell table:style-name="Táblázat32.B2" office:value-type="string">
            <text:p text:style-name="P145">Hárítófegyver használat</text:p>
          </table:table-cell>
          <table:table-cell table:style-name="Táblázat32.B2" office:value-type="string">
            <text:p text:style-name="P130">1 fok</text:p>
          </table:table-cell>
          <table:table-cell table:style-name="Táblázat32.B2" office:value-type="string">
            <text:p text:style-name="P130">Ügyesség: +1</text:p>
          </table:table-cell>
          <table:table-cell table:style-name="Táblázat32.E2" office:value-type="string">
            <text:p text:style-name="P361"><text:span text:style-name="T40">Alapeset: </text:span><text:span text:style-name="T3"><text:s/>hiába visel valaki hárítófegyvert, ha nem tudja használni, nem kap semmilyen pluszt.</text:span></text:p>
            <text:p text:style-name="P361"><text:span text:style-name="T40">Hatás:</text:span>: Megkapja a hárítófegyver VÉ módosítóját</text:p>
            <text:p text:style-name="P361">Az egyes hárítófegyverek leírását lásd a Harcrendszer „Fegyverek” fejezetében.</text:p>
            <text:p text:style-name="P361">Gyakori hárítófegyverek: Alkarvédő, csatakesztyű, köpeny (köpenyvívás), tonfa, fejvadászkard.</text:p>
            <text:p text:style-name="P361"><text:span text:style-name="T9">Megjegyzés</text:span>:: Egyszerre legfeljebb 1db hárítófegyver használható! Pusztító fegyverek és kétkezes, vagy nagyobb kardok ellen hatástalan, nem ad védelmet.</text:p>
            <text:p text:style-name="P361"><text:span text:style-name="T9">Megjegyezés 2</text:span>: a hárítófegyverre is felvehető Mesterfegyver fortély. Ekkor annak VÉ bónusza is beszámít.</text:p>
          </table:table-cell>
        </table:table-row>
        <table:table-row table:style-name="Táblázat32.1">
          <table:table-cell table:style-name="Táblázat32.A3" office:value-type="string">
            <text:p text:style-name="P124"/>
          </table:table-cell>
          <table:table-cell table:style-name="Táblázat32.B2" office:value-type="string">
            <text:p text:style-name="P109">Kaszabolás</text:p>
          </table:table-cell>
          <table:table-cell table:style-name="Táblázat32.B2" office:value-type="string">
            <text:p text:style-name="P130">2 fok</text:p>
          </table:table-cell>
          <table:table-cell table:style-name="Táblázat32.B2" office:value-type="string">
            <text:p text:style-name="P130"><text:span text:style-name="T9">1.fok:</text:span> <text:line-break/>Erő: +1, Harcmodor: 4</text:p>
            <text:p text:style-name="P130"><text:span text:style-name="T9">2.fok:</text:span> <text:line-break/>Erő: +1, Harcmodor: 8</text:p>
          </table:table-cell>
          <table:table-cell table:style-name="Táblázat32.E2" office:value-type="string">
            <text:p text:style-name="P361"><text:span text:style-name="T40">1.fok</text:span>: Ha harcképtelenné teszel valakit, akkor kapsz egy bónusz támadást egy közeli ellenfél ellen. Ezt egy körben max 1x alkalmazhatod.</text:p>
            <text:p text:style-name="P361"><text:span text:style-name="T40">2.fok</text:span>: Mint az 1.fok, de akárhányszor alkalmazhatod egy körben.</text:p>
            <text:p text:style-name="P361">A fortély lő- és hajítófegyverek használatára nem vonatkozik!</text:p>
          </table:table-cell>
        </table:table-row>
        <table:table-row table:style-name="Táblázat32.1">
          <table:table-cell table:style-name="Táblázat32.A3" office:value-type="string">
            <text:p text:style-name="P146"/>
          </table:table-cell>
          <table:table-cell table:style-name="Táblázat32.B2" office:value-type="string">
            <text:p text:style-name="P109">Elsöprő roham</text:p>
          </table:table-cell>
          <table:table-cell table:style-name="Táblázat32.B2" office:value-type="string">
            <text:p text:style-name="P130">1 fok</text:p>
          </table:table-cell>
          <table:table-cell table:style-name="Táblázat32.B2" office:value-type="string">
            <text:p text:style-name="P130">Harcmodor: 4.szint</text:p>
          </table:table-cell>
          <table:table-cell table:style-name="Táblázat32.E2" office:value-type="string">
            <text:p text:style-name="P364">Roham esetén KÉ: +5; Erőbónusz duplázódik.</text:p>
            <text:p text:style-name="P364">Öngyilkos roham esetén a fentiek <text:span text:style-name="T64">nem</text:span> használhatóak.</text:p>
          </table:table-cell>
        </table:table-row>
        <text:soft-page-break/>
        <table:table-row table:style-name="Táblázat32.1">
          <table:table-cell table:style-name="Táblázat32.A17" office:value-type="string">
            <text:p text:style-name="P124"/>
          </table:table-cell>
          <table:table-cell table:style-name="Táblázat32.B2" office:value-type="string">
            <text:p text:style-name="P109">Kétkezes harc</text:p>
          </table:table-cell>
          <table:table-cell table:style-name="Táblázat32.B2" office:value-type="string">
            <text:p text:style-name="P130">3 fok</text:p>
          </table:table-cell>
          <table:table-cell table:style-name="Táblázat32.B2" office:value-type="string">
            <text:p text:style-name="P130"><text:span text:style-name="T9">1.fok</text:span>: </text:p>
            <text:p text:style-name="P130">Ügyesség: +2, Főfegyver harcmodor: 4.szint<text:line-break/>Kiegészítő fegyver harcmodor:</text:p>
            <text:p text:style-name="P130">3.szint</text:p>
            <text:p text:style-name="P130"/>
            <text:p text:style-name="P130"><text:span text:style-name="T9">2.fok</text:span>: </text:p>
            <text:p text:style-name="P130">Ügyesség: +2, Főfegyver harcmodor: 8.szint<text:line-break/>Kiegészítő fegyver harcmodor:</text:p>
            <text:p text:style-name="P130">6.szint</text:p>
            <text:p text:style-name="P130"/>
            <text:p text:style-name="P130"><text:span text:style-name="T9">3.fok</text:span>: </text:p>
            <text:p text:style-name="P147">Ügyesség: +3,</text:p>
            <text:p text:style-name="P147">Erő: +2</text:p>
            <text:p text:style-name="P130">Főfegyver harcmodor: <text:span text:style-name="T111">9.szint</text:span><text:line-break/>Kiegészítő fegyver harcmodor:</text:p>
            <text:p text:style-name="P147">6.szint</text:p>
          </table:table-cell>
          <table:table-cell table:style-name="Táblázat32.E2" office:value-type="string">
            <text:p text:style-name="P378"><text:span text:style-name="T9">Alapeset</text:span>: Főfegyver (nagyobb fegyver) harcmodora és értékei számítanak. </text:p>
            <text:p text:style-name="P378">Továbbá: -10 KÉ/TÉ/VÉ; <text:s/>+1 Sebesség</text:p>
            <text:p text:style-name="P378"/>
            <text:p text:style-name="_5b_RPG_5d__20_Táblázat_20_-_20_Fortély_20_hatás"><text:span text:style-name="T40">1.fok</text:span>: Főfegyver (nagyobb fegyver) harcmodora számít. Fegyver harcértékek összeadódnak. Csak a főfegyver Mesterfegyver fortélya számít.</text:p>
            <text:p text:style-name="_5b_RPG_5d__20_Táblázat_20_-_20_Fortély_20_hatás">Továbbá: +3 Sebesség</text:p>
            <text:p text:style-name="_5b_RPG_5d__20_Táblázat_20_-_20_Fortély_20_hatás">Maximális pengehosszok: 1 penge + 0,5 penge</text:p>
            <text:p text:style-name="P378"><text:span text:style-name="T40">2.fok</text:span>: Mint az 1.fok, de mindkét fegyver Mesterfegyver fortélya beszámít.</text:p>
            <text:p text:style-name="P378">Továbbá: +5 Sebesség</text:p>
            <text:p text:style-name="P378"><text:span text:style-name="T40">3.fok</text:span>:: Mint a 2.fok, de a harcos már 2db 1 penge hosszú fegyverrel is harcolhat.</text:p>
            <text:p text:style-name="P378"/>
            <text:p text:style-name="P378"><text:span text:style-name="T9">Általános szabályok</text:span>:</text:p>
            <text:list text:style-name="L19">
              <text:list-item>
                <text:p text:style-name="P715">Támadások számának meghatározásánál a nagyobb fegyver számít (+sebesség beszámításánál)</text:p>
              </text:list-item>
              <text:list-item>
                <text:p text:style-name="P715">Kétkezesség fortély: ha a Kétkezes harc legalább 1.fokú, akkor +1 Sebesség bónuszt ad</text:p>
              </text:list-item>
              <text:list-item>
                <text:p text:style-name="P715">Sebzésnél melyik fegyver talál: <text:line-break/>a k20-as sebződobással együtt dobunk k6-al is</text:p>
              </text:list-item>
              <text:list-item>
                <text:p text:style-name="P756">azonos méretű fegyverek esetén: <text:line-break/>1-3: gyengébb kéz fegyvere ; 4-6: ügyesebb kéz fegyvere sebez</text:p>
              </text:list-item>
              <text:list-item>
                <text:p text:style-name="P756">nagy + kisebb fegyver esetén: <text:line-break/>1-2: gyengébb kéz fegyvere; 3-6: ügyesebb kéz fegyvere sebez</text:p>
              </text:list-item>
            </text:list>
          </table:table-cell>
        </table:table-row>
        <table:table-row table:style-name="Táblázat32.1">
          <table:table-cell table:style-name="Táblázat32.A3" office:value-type="string">
            <text:p text:style-name="P163"/>
          </table:table-cell>
          <table:table-cell table:style-name="Táblázat32.B2" office:value-type="string">
            <text:p text:style-name="_5b_RPG_5d__20_Táblázattartalom_20_1">Kétkezesség</text:p>
          </table:table-cell>
          <table:table-cell table:style-name="Táblázat32.B2" office:value-type="string">
            <text:p text:style-name="_5b_RPG_5d__20_Táblázattartalom_20_1">1 fok</text:p>
          </table:table-cell>
          <table:table-cell table:style-name="Táblázat32.B2" office:value-type="string">
            <text:p text:style-name="P165">Csak 1.szinten vehető fel.</text:p>
          </table:table-cell>
          <table:table-cell table:style-name="Táblázat32.E2" office:value-type="string">
            <text:list text:style-name="L20">
              <text:list-item>
                <text:p text:style-name="P774">Mindkét kezeddel levonás nélkül tudsz harcolni, de csak 1 fegyverrel!!</text:p>
              </text:list-item>
              <text:list-item>
                <text:p text:style-name="P774">„Páros hajítás” harci szituációban csak -15CÉ büntetés jár mindkét kézre.</text:p>
              </text:list-item>
              <text:list-item>
                <text:p text:style-name="P774">Ha legalább 1.fokon jártas vagy Kétkezes harcban és épp két fegyvert forgatsz, +1 járul harci Sebesség értékedhez.</text:p>
              </text:list-item>
            </text:list>
          </table:table-cell>
        </table:table-row>
        <table:table-row table:style-name="Táblázat32.1">
          <table:table-cell table:style-name="Táblázat32.A2" office:value-type="string">
            <text:p text:style-name="P124"/>
          </table:table-cell>
          <table:table-cell table:style-name="Táblázat32.B2" office:value-type="string">
            <text:p text:style-name="P109">Kínokozás</text:p>
            <text:p text:style-name="P166">Átalakítani az új<text:line-break/>sebzésrenszer szerint</text:p>
          </table:table-cell>
          <table:table-cell table:style-name="Táblázat32.B2" office:value-type="string">
            <text:p text:style-name="P130">1 fok</text:p>
          </table:table-cell>
          <table:table-cell table:style-name="Táblázat32.B2" office:value-type="string">
            <text:p text:style-name="P130">Élettan (elfszabásúak): 4.szint</text:p>
          </table:table-cell>
          <table:table-cell table:style-name="Táblázat32.E2" office:value-type="string">
            <text:p text:style-name="P361">Sebzésed: <text:span text:style-name="T87">k2, <text:s/>(új sebzésrendszerben mennyi?)</text:span></text:p>
            <text:p text:style-name="P361">Ellenfeled Fájdalomtűrés célszáma 3-al nő. A próba rontása esetén Önuralom próba: 6 (nehéz) ellen. Ha elrontja, akkor a következő körben Harc gyűlölet vagy Harc félelemből módosítóival harcol (KM dönt).</text:p>
            <text:p text:style-name="P361">Csak egykezes szúró-vágó fegyverrel alkalmazhatod.</text:p>
          </table:table-cell>
        </table:table-row>
        <table:table-row table:style-name="Táblázat32.1">
          <table:table-cell table:style-name="Táblázat32.A3" office:value-type="string">
            <text:p text:style-name="P124"/>
          </table:table-cell>
          <table:table-cell table:style-name="Táblázat32.B2" office:value-type="string">
            <text:p text:style-name="P109">Körkörös harc</text:p>
          </table:table-cell>
          <table:table-cell table:style-name="Táblázat32.B2" office:value-type="string">
            <text:p text:style-name="P130">1 fok</text:p>
          </table:table-cell>
          <table:table-cell table:style-name="Táblázat32.B2" office:value-type="string">
            <text:p text:style-name="P130">Akrobatika: 6.szint</text:p>
          </table:table-cell>
          <table:table-cell table:style-name="Táblázat32.E2" office:value-type="string">
            <text:p text:style-name="P361">Ha megdobod az Akrobatika próbád (<text:span text:style-name="T74">10+(plusz támadók száma x 2</text:span>)) nehézség ellen, akkor nem tudnak közrefogni és nem alkalmazhatnak ellened orvtámadást, valamint nem kapják meg sem a Harc hátulról, sem a Harc félhátulról módosítóit.</text:p>
            <text:p text:style-name="P361">A próbát minden kör elején újra kell dobni.</text:p>
          </table:table-cell>
        </table:table-row>
        <text:soft-page-break/>
        <table:table-row table:style-name="Táblázat32.1">
          <table:table-cell table:style-name="Táblázat32.A3" office:value-type="string">
            <text:p text:style-name="P134">!!!</text:p>
          </table:table-cell>
          <table:table-cell table:style-name="Táblázat32.B2" office:value-type="string">
            <text:p text:style-name="P112">Pajzshasználat</text:p>
            <text:p text:style-name="P113"/>
          </table:table-cell>
          <table:table-cell table:style-name="Táblázat32.B2" office:value-type="string">
            <text:p text:style-name="P130">2 fok</text:p>
          </table:table-cell>
          <table:table-cell table:style-name="Táblázat32.B2" office:value-type="string">
            <text:p text:style-name="P141">1. fok:</text:p>
            <text:p text:style-name="P130">Erő: +0</text:p>
            <text:p text:style-name="P130"><text:line-break/><text:span text:style-name="T9">2. fok:</text:span><text:line-break/>Erő: +1</text:p>
          </table:table-cell>
          <table:table-cell table:style-name="Táblázat32.E2" office:value-type="string">
            <table:table table:name="Táblázat33" table:style-name="Táblázat33">
              <table:table-column table:style-name="Táblázat33.A"/>
              <table:table-column table:style-name="Táblázat33.B"/>
              <table:table-column table:style-name="Táblázat33.C"/>
              <table:table-column table:style-name="Táblázat33.D"/>
              <table:table-column table:style-name="Táblázat33.E"/>
              <table:table-column table:style-name="Táblázat33.F"/>
              <table:table-row>
                <table:table-cell table:style-name="Táblázat33.A1" office:value-type="string">
                  <text:p text:style-name="P85">Pajzs</text:p>
                </table:table-cell>
                <table:table-cell table:style-name="Táblázat33.A1" office:value-type="string">
                  <text:p text:style-name="P282">VÉ</text:p>
                </table:table-cell>
                <table:table-cell table:style-name="Táblázat33.A1" office:value-type="string">
                  <text:p text:style-name="P282">MGT</text:p>
                </table:table-cell>
                <table:table-cell table:style-name="Táblázat33.A1" office:value-type="string">
                  <text:p text:style-name="P282">TÉ levonás képzetlenül</text:p>
                </table:table-cell>
                <table:table-cell table:style-name="Táblázat33.A1" office:value-type="string">
                  <text:p text:style-name="P282">TÉ levonás<text:line-break/>1.fok</text:p>
                </table:table-cell>
                <table:table-cell table:style-name="Táblázat33.F1" office:value-type="string">
                  <text:p text:style-name="P282">TÉ levonás<text:line-break/>2.fok</text:p>
                </table:table-cell>
              </table:table-row>
              <table:table-row>
                <table:table-cell table:style-name="Táblázat33.A2" office:value-type="string">
                  <text:p text:style-name="P86">Kis pajzs</text:p>
                </table:table-cell>
                <table:table-cell table:style-name="Táblázat33.A2" office:value-type="string">
                  <text:p text:style-name="P283">10</text:p>
                </table:table-cell>
                <table:table-cell table:style-name="Táblázat33.C2" office:value-type="string">
                  <text:p text:style-name="P283"/>
                </table:table-cell>
                <table:table-cell table:style-name="Táblázat33.A2" office:value-type="string">
                  <text:p text:style-name="P283">-10 TÉ</text:p>
                </table:table-cell>
                <table:table-cell table:style-name="Táblázat33.A2" office:value-type="string">
                  <text:p text:style-name="P283">0</text:p>
                </table:table-cell>
                <table:table-cell table:style-name="Táblázat33.F2" office:value-type="string">
                  <text:p text:style-name="P283">0</text:p>
                </table:table-cell>
              </table:table-row>
              <table:table-row>
                <table:table-cell table:style-name="Táblázat33.A2" office:value-type="string">
                  <text:p text:style-name="P86">Közepes pajzs</text:p>
                </table:table-cell>
                <table:table-cell table:style-name="Táblázat33.A2" office:value-type="string">
                  <text:p text:style-name="P283">30</text:p>
                </table:table-cell>
                <table:table-cell table:style-name="Táblázat33.C2" office:value-type="string">
                  <text:p text:style-name="P283"/>
                </table:table-cell>
                <table:table-cell table:style-name="Táblázat33.A2" office:value-type="string">
                  <text:p text:style-name="P283">-15 TÉ</text:p>
                </table:table-cell>
                <table:table-cell table:style-name="Táblázat33.A2" office:value-type="string">
                  <text:p text:style-name="P283">-5 TÉ</text:p>
                </table:table-cell>
                <table:table-cell table:style-name="Táblázat33.F2" office:value-type="string">
                  <text:p text:style-name="P283">0</text:p>
                </table:table-cell>
              </table:table-row>
              <table:table-row>
                <table:table-cell table:style-name="Táblázat33.A2" office:value-type="string">
                  <text:p text:style-name="P86">Nagy pajzs</text:p>
                </table:table-cell>
                <table:table-cell table:style-name="Táblázat33.A2" office:value-type="string">
                  <text:p text:style-name="P283">50</text:p>
                </table:table-cell>
                <table:table-cell table:style-name="Táblázat33.C2" office:value-type="string">
                  <text:p text:style-name="P283"/>
                </table:table-cell>
                <table:table-cell table:style-name="Táblázat33.A2" office:value-type="string">
                  <text:p text:style-name="P283">-20 TÉ</text:p>
                </table:table-cell>
                <table:table-cell table:style-name="Táblázat33.A2" office:value-type="string">
                  <text:p text:style-name="P283">-10 TÉ</text:p>
                </table:table-cell>
                <table:table-cell table:style-name="Táblázat33.F2" office:value-type="string">
                  <text:p text:style-name="P283">0</text:p>
                </table:table-cell>
              </table:table-row>
            </table:table>
            <text:p text:style-name="P379">MGT: változzon foktól függően, vagy ne? A fizikai képzettség- és tulajdonság-próbákra mindenképpen. Az MGT amúgy más levonást ne adjon szerintem...</text:p>
            <text:p text:style-name="P375"/>
            <text:p text:style-name="P361"><text:span text:style-name="T9">Alapeset</text:span>:: Képzetlen pajzshasználó. A pajzs VÉ felét kapja csak meg, és magas TÉ levonást kap.</text:p>
            <text:p text:style-name="P361"><text:span text:style-name="T40">1.fok</text:span>: Tudsz pajzsot használni, megkapod annak teljes VÉ-jét.</text:p>
            <text:list text:style-name="L21">
              <text:list-item>
                <text:p text:style-name="P718">A TÉ levonás csökken (lásd a táblázatot)</text:p>
              </text:list-item>
              <text:list-item>
                <text:p text:style-name="P745">MGT érvényesül? (az brutál levonás!)</text:p>
              </text:list-item>
            </text:list>
            <text:p text:style-name="P361"><text:span text:style-name="T40">2.fok</text:span>: </text:p>
            <text:list text:style-name="L21">
              <text:list-item text:start-value="1">
                <text:p text:style-name="P718">A TÉ levonás csökken (lásd a táblázatot)</text:p>
              </text:list-item>
              <text:list-item>
                <text:p text:style-name="P718">MGT: harcban nem érvényesül a pajzs MGT büntetése.</text:p>
              </text:list-item>
              <text:list-item>
                <text:p text:style-name="P718">Támadhatsz is a pajzzsal.</text:p>
              </text:list-item>
              <text:list-item>
                <text:p text:style-name="P759">Ha csak pajzs van nálad, akkor azzal</text:p>
              </text:list-item>
              <text:list-item>
                <text:p text:style-name="P759">Ha fegyver is van nálad: akkor VAGY a fegyverrel VAGY a pajzzsal támadhatsz.</text:p>
              </text:list-item>
              <text:list-item>
                <text:p text:style-name="P718">Tanulhatsz pajzsos Manőver ismereteket.</text:p>
              </text:list-item>
            </text:list>
            <text:p text:style-name="P95"><text:span text:style-name="T9">Megjegyzés</text:span>: Ha a karakter készületlen, vagy Meglepetés támadás áldozata, akkor a pajzs VÉ nem adódik hozzá a aktuális Védő Értékhez.</text:p>
            <text:p text:style-name="P95">Nagy pajzsot cipelni hosszú távon igen kimerítő, ezért is viszik lovon, vagy fegyverhordozókkal a harcosok. Továbbá behatolásnál, szűk helyen, sűrű erdőben képtelenség cipelni.</text:p>
            <text:p text:style-name="P95"><text:span text:style-name="T9">Megjegyzés 2</text:span>:</text:p>
            <text:p text:style-name="P95">Ha valaki pajzsot használ, akkor közrefogás esetén csak a 3. ellenféltől kezdődik a plusz ellenfelenként járó -10VÉ</text:p>
          </table:table-cell>
        </table:table-row>
        <text:soft-page-break/>
        <table:table-row table:style-name="Táblázat32.1">
          <table:table-cell table:style-name="Táblázat32.A3" office:value-type="string">
            <text:p text:style-name="P124"/>
          </table:table-cell>
          <table:table-cell table:style-name="Táblázat32.B2" office:value-type="string">
            <text:p text:style-name="P109">Páros harc</text:p>
          </table:table-cell>
          <table:table-cell table:style-name="Táblázat32.B2" office:value-type="string">
            <text:p text:style-name="P136">3 fok</text:p>
          </table:table-cell>
          <table:table-cell table:style-name="Táblázat32.B2" office:value-type="string">
            <text:p text:style-name="P142">1. fok:</text:p>
            <text:p text:style-name="P138">Harcmodor: </text:p>
            <text:p text:style-name="P138">3.szint <text:line-break/>(mindkét félnek)</text:p>
            <text:p text:style-name="P138"/>
            <text:p text:style-name="P142">2. fok:</text:p>
            <text:p text:style-name="P138">Harcmodor: </text:p>
            <text:p text:style-name="P138">6.szint <text:line-break/>(mindkét félnek)</text:p>
            <text:p text:style-name="P138"/>
            <text:p text:style-name="P142">3. fok:</text:p>
            <text:p text:style-name="P138">Harcmodor: </text:p>
            <text:p text:style-name="P138">9.szint <text:line-break/>(mindkét félnek)</text:p>
            <text:p text:style-name="P138">- Harmonikus kapcsolat</text:p>
          </table:table-cell>
          <table:table-cell table:style-name="Táblázat32.E2" office:value-type="string">
            <text:p text:style-name="P367"><text:span text:style-name="T9">1. fok</text:span>: Két jól összeszokott társ. Legalább 1 éve harcolnak együtt a közös taktika szerint.</text:p>
            <text:p text:style-name="P367">Ilyenkor közös harc esetén plusz harcértékek:</text:p>
            <text:list text:style-name="L22">
              <text:list-item>
                <text:p text:style-name="P733">+5 TÉ, +5<text:span text:style-name="T9"> </text:span>VÉ</text:p>
              </text:list-item>
              <text:list-item>
                <text:p text:style-name="P733">egy ellenfél ellen +5KÉ</text:p>
              </text:list-item>
              <text:list-item>
                <text:p text:style-name="P733">3 ellenfélig nincs VÉ csökkenés</text:p>
              </text:list-item>
              <text:list-item>
                <text:p text:style-name="P733">3 ellenfél felett -5VÉ plusz ellenfelenként mindkét alkalmazóra</text:p>
              </text:list-item>
            </text:list>
            <text:p text:style-name="P367"><text:span text:style-name="T9">2. fok</text:span>: Két szorosan összeszokott harcos, régóta kalandozó társak. Legalább 3 éve harcolnak együtt a közös taktika szerint.</text:p>
            <text:p text:style-name="P367">Ilyenkor közös harc esetén plusz harcértékek:</text:p>
            <text:list text:style-name="L22">
              <text:list-item text:start-value="1">
                <text:p text:style-name="P733">+10 TÉ, +10<text:span text:style-name="T9"> </text:span>VÉ</text:p>
              </text:list-item>
              <text:list-item>
                <text:p text:style-name="P733">2 ellenfélig +5KÉ</text:p>
              </text:list-item>
              <text:list-item>
                <text:p text:style-name="P733">4 ellenfélig nincs VÉ csökkenés</text:p>
              </text:list-item>
              <text:list-item>
                <text:p text:style-name="P733">4 ellenfél felett -5VÉ plusz ellenfelenként mindkét alkalmazóra</text:p>
              </text:list-item>
            </text:list>
            <text:p text:style-name="P367"><text:span text:style-name="T9">3. fok</text:span>: Ikerharc. Csak ikertestvérek között lehetséges, az is csak akkor ha kisgyerekkoruk óta folyamatosan legalább 5 évig gyakorolták a közös taktikát, mivel mély rezdülések, teljes összhang szükséges. Ha a két fél haragban van, kapcsolatuk disszonáns, vagy már 1 éve nem gyakoroltak együtt, akkor a 2.foknak megfelelő szintre esnek vissza.</text:p>
            <text:p text:style-name="P367">Ilyenkor közös harc esetén plusz harcértékek:</text:p>
            <text:list text:style-name="L22">
              <text:list-item text:start-value="1">
                <text:p text:style-name="P733">+15 TÉ, +15<text:span text:style-name="T9"> </text:span>VÉ</text:p>
              </text:list-item>
              <text:list-item>
                <text:p text:style-name="P733">3 ellenfélig +5KÉ</text:p>
              </text:list-item>
              <text:list-item>
                <text:p text:style-name="P733">5 ellenfélig nincs VÉ csökkenés</text:p>
              </text:list-item>
              <text:list-item>
                <text:p text:style-name="P733">5 ellenfél felett -5VÉ plusz ellenfelenként mindkét alkalmazóra</text:p>
              </text:list-item>
            </text:list>
          </table:table-cell>
        </table:table-row>
        <table:table-row table:style-name="Táblázat32.1">
          <table:table-cell table:style-name="Táblázat32.A3" office:value-type="string">
            <text:p text:style-name="P124"/>
          </table:table-cell>
          <table:table-cell table:style-name="Táblázat32.B2" office:value-type="string">
            <text:p text:style-name="P109">Támadás erőből</text:p>
          </table:table-cell>
          <table:table-cell table:style-name="Táblázat32.B2" office:value-type="string">
            <text:p text:style-name="P130">2 fok</text:p>
          </table:table-cell>
          <table:table-cell table:style-name="Táblázat32.B2" office:value-type="string">
            <text:p text:style-name="P141">1. fok:</text:p>
            <text:p text:style-name="P130">Erő: +2,</text:p>
            <text:p text:style-name="P130">Harcmodor: 3.szint</text:p>
            <text:p text:style-name="P141">2.fok: </text:p>
            <text:p text:style-name="P130">Erő: +3</text:p>
            <text:p text:style-name="P130">Harcmodor: 6.szint</text:p>
          </table:table-cell>
          <table:table-cell table:style-name="Táblázat32.E2" office:value-type="string">
            <text:p text:style-name="P361">TÉ-ből átrakhatsz a sebzésre 1:5 váltószámmal.</text:p>
            <text:p text:style-name="P361">1. fok: legfeljebb +3SP (-15TÉ)</text:p>
            <text:p text:style-name="P361">2 .fok: legfeljebb +6 SP (-30TÉ)</text:p>
          </table:table-cell>
        </table:table-row>
        <table:table-row table:style-name="Táblázat32.1">
          <table:table-cell table:style-name="Táblázat32.A3" office:value-type="string">
            <text:p text:style-name="P130"/>
          </table:table-cell>
          <table:table-cell table:style-name="Táblázat32.B2" office:value-type="string">
            <text:p text:style-name="P145">Testőr</text:p>
          </table:table-cell>
          <table:table-cell table:style-name="Táblázat32.B2" office:value-type="string">
            <text:p text:style-name="P130">2 fok</text:p>
          </table:table-cell>
          <table:table-cell table:style-name="Táblázat32.B2" office:value-type="string">
            <text:p text:style-name="P141">1.fok:</text:p>
            <text:p text:style-name="P130">Önuralom: +1</text:p>
            <text:p text:style-name="P130">Összpontosítás – 3.szint</text:p>
            <text:p text:style-name="P130">Harcmodor - 4.szint</text:p>
            <text:p text:style-name="P130"/>
            <text:p text:style-name="P141">2.fok:</text:p>
            <text:p text:style-name="P130">Önuralom: +2</text:p>
            <text:p text:style-name="P130">Összpontosítás – 6.szint</text:p>
            <text:p text:style-name="P130">Harcmodor - 8.szint</text:p>
          </table:table-cell>
          <table:table-cell table:style-name="Táblázat32.E2" office:value-type="string">
            <text:p text:style-name="P380">Hasznos fortély, ha Védő Értékedet egy másik személyre is ki akarod terjeszteni.</text:p>
            <text:p text:style-name="_5b_RPG_5d__20_Táblázat_20_-_20_Fortély_20_hatás"><text:span text:style-name="T42">Alapeset: </text:span><text:span text:style-name="T13">Ha társadat akarod védeni, kiterjesztheted rá Védő Értékedet, de </text:span>csak -25 VÉ-vel (neked és neki is ennyivel csökken a VÉ-je)</text:p>
            <text:p text:style-name="_5b_RPG_5d__20_Táblázat_20_-_20_Fortély_20_hatás">1.fok: A levonás csak -15VÉ</text:p>
            <text:p text:style-name="_5b_RPG_5d__20_Táblázat_20_-_20_Fortély_20_hatás">2.fok: Levonás nélkül védheted pá<text:span text:style-name="T13">rtfogoltad</text:span></text:p>
            <text:p text:style-name="P380">Speciális: az oltalmazott személy nem harcolhat, a testőrnek pedig két méteren belül kell lennie.</text:p>
          </table:table-cell>
        </table:table-row>
        <text:soft-page-break/>
        <table:table-row table:style-name="Táblázat32.1">
          <table:table-cell table:style-name="Táblázat32.A3" office:value-type="string">
            <text:p text:style-name="P134"/>
          </table:table-cell>
          <table:table-cell table:style-name="Táblázat32.B2" office:value-type="string">
            <text:p text:style-name="P109">Vakharc</text:p>
          </table:table-cell>
          <table:table-cell table:style-name="Táblázat32.B2" office:value-type="string">
            <text:p text:style-name="P130">3 fok</text:p>
          </table:table-cell>
          <table:table-cell table:style-name="Táblázat32.B2" office:value-type="string">
            <text:p text:style-name="P141">1. fok:</text:p>
            <text:p text:style-name="P130">Összpontosítás: 3.szint</text:p>
            <text:p text:style-name="P141">2. fok:</text:p>
            <text:p text:style-name="P130">Összpontosítás: 6.szint</text:p>
            <text:p text:style-name="P141">3. fok:</text:p>
            <text:p text:style-name="P130">Összpontosítás: 9.szint</text:p>
            <text:p text:style-name="P130">Pszi – „Hatodik érzék” diszciplína használata</text:p>
          </table:table-cell>
          <table:table-cell table:style-name="Táblázat32.E2" office:value-type="string">
            <text:p text:style-name="P78">Fok / Szituáció:</text:p>
            <table:table table:name="Táblázat35" table:style-name="Táblázat35">
              <table:table-column table:style-name="Táblázat35.A"/>
              <table:table-column table:style-name="Táblázat35.B"/>
              <table:table-column table:style-name="Táblázat35.C"/>
              <table:table-row>
                <table:table-cell table:style-name="Táblázat35.A1" office:value-type="string">
                  <text:p text:style-name="P382">Fok / Szitu</text:p>
                </table:table-cell>
                <table:table-cell table:style-name="Táblázat35.B1" office:value-type="string">
                  <text:p text:style-name="P383">Csönd és sötét</text:p>
                </table:table-cell>
                <table:table-cell table:style-name="Táblázat35.C1" office:value-type="string">
                  <text:p text:style-name="P383">Zajok és sötét</text:p>
                </table:table-cell>
              </table:table-row>
              <table:table-row>
                <table:table-cell table:style-name="Táblázat35.A2" office:value-type="string">
                  <text:p text:style-name="P382">Képzetlen</text:p>
                </table:table-cell>
                <table:table-cell table:style-name="Táblázat35.B2" office:value-type="string">
                  <text:p text:style-name="P383">-30 KÉ, -50 TÉ/VÉ</text:p>
                </table:table-cell>
                <table:table-cell table:style-name="Táblázat35.C2" office:value-type="string">
                  <text:p text:style-name="P383">-20 KÉ, -30 TÉ/VÉ</text:p>
                </table:table-cell>
              </table:table-row>
              <table:table-row>
                <table:table-cell table:style-name="Táblázat35.A2" office:value-type="string">
                  <text:p text:style-name="P382">1.fok</text:p>
                </table:table-cell>
                <table:table-cell table:style-name="Táblázat35.B2" office:value-type="string">
                  <text:p text:style-name="P383">-20 KÉ, -30 TÉ/VÉ</text:p>
                </table:table-cell>
                <table:table-cell table:style-name="Táblázat35.C2" office:value-type="string">
                  <text:p text:style-name="P383">-10 KÉ, -15 TÉ/VÉ</text:p>
                </table:table-cell>
              </table:table-row>
              <table:table-row>
                <table:table-cell table:style-name="Táblázat35.A2" office:value-type="string">
                  <text:p text:style-name="P382">2.fok</text:p>
                </table:table-cell>
                <table:table-cell table:style-name="Táblázat35.B2" office:value-type="string">
                  <text:p text:style-name="P383">-10 KÉ, -15 TÉ/VÉ</text:p>
                </table:table-cell>
                <table:table-cell table:style-name="Táblázat35.C2" office:value-type="string">
                  <text:p text:style-name="P383">nincs levonás</text:p>
                </table:table-cell>
              </table:table-row>
              <table:table-row>
                <table:table-cell table:style-name="Táblázat35.A2" office:value-type="string">
                  <text:p text:style-name="P382">3.fok</text:p>
                </table:table-cell>
                <table:table-cell table:style-name="Táblázat35.B2" office:value-type="string">
                  <text:p text:style-name="P383">nincs levonás</text:p>
                </table:table-cell>
                <table:table-cell table:style-name="Táblázat35.C2" office:value-type="string">
                  <text:p text:style-name="P383">nincs levonás</text:p>
                </table:table-cell>
              </table:table-row>
            </table:table>
            <text:p text:style-name="P384"><text:span text:style-name="T64">Megjegyzés</text:span>: ha a harc résztvevői mind képzetlen vakharcosok, akkor jó eséllyel ütőtávba se kerülnek. KM dönt a szituáció ismeretében.</text:p>
          </table:table-cell>
        </table:table-row>
        <table:table-row table:style-name="Táblázat32.1">
          <table:table-cell table:style-name="Táblázat32.A3" office:value-type="string">
            <text:p text:style-name="P126"/>
          </table:table-cell>
          <table:table-cell table:style-name="Táblázat32.B2" office:value-type="string">
            <text:p text:style-name="P109">Vértviselet</text:p>
          </table:table-cell>
          <table:table-cell table:style-name="Táblázat32.B2" office:value-type="string">
            <text:p text:style-name="P130">3 fok</text:p>
          </table:table-cell>
          <table:table-cell table:style-name="Táblázat32.B2" office:value-type="string">
            <text:p text:style-name="P141">1. fok:</text:p>
            <text:p text:style-name="P137">Erő: -1</text:p>
            <text:p text:style-name="P137"/>
            <text:p text:style-name="P141">2. fok:</text:p>
            <text:p text:style-name="P130">Erő: +1</text:p>
            <text:p text:style-name="P137">Edzettség: +1</text:p>
            <text:p text:style-name="P137"/>
            <text:p text:style-name="P141">3. fok:</text:p>
            <text:p text:style-name="P130">Erő: +2</text:p>
            <text:p text:style-name="P137">Edzettség: +2</text:p>
          </table:table-cell>
          <table:table-cell table:style-name="Táblázat32.E2" office:value-type="string">
            <text:p text:style-name="P361"><text:span text:style-name="T9">Alapeset</text:span>: A vért teljes MGT-je érvényesül. </text:p>
            <text:list text:style-name="L23">
              <text:list-item>
                <text:p text:style-name="P723">1 MGT <text:span text:style-name="T96">→ -5 KÉ, -10 TÉ,VÉ</text:span></text:p>
              </text:list-item>
              <text:list-item>
                <text:p text:style-name="P746">1 MGT → -1 mozgást igénylő képzettségpróbákra</text:p>
              </text:list-item>
            </text:list>
            <text:list text:style-name="L24">
              <text:list-item>
                <text:p text:style-name="P724">Könnyű vért: <text:span text:style-name="T87">definiálni (súlyban?)</text:span></text:p>
              </text:list-item>
              <text:list-item>
                <text:p text:style-name="P724"><text:span text:style-name="T96">Nehéz vért: </text:span><text:span text:style-name="T97">definiálni (súlyban?)</text:span></text:p>
              </text:list-item>
            </text:list>
            <text:p text:style-name="P361">Ha <text:span text:style-name="T89">nehéz vértet</text:span> vesz fel a karakter teljesen képzetlenül, akkor a képzetlen fegyverhasználat büntetéseinek megfelelő levonások sújtják:</text:p>
            <text:p text:style-name="P361">KÉ: -20, TÉ: -30, VÉ:-30</text:p>
            <text:p text:style-name="P361"><text:span text:style-name="T40">1.fok</text:span>: Harcban ha könnyű vértet viselsz, 3-al csökken a vért MGT-je. A mozgást igénylő képzettségpróbákra ez nem vonatkozik. Nehézvért viselése esetén nem csökken az MGT és a képzetlen fegyverhasználat levonásainak fele sújtja a karaktert:</text:p>
            <text:p text:style-name="P361">KÉ: -10, TÉ: -15, VÉ:-15</text:p>
            <text:p text:style-name="P361"><text:span text:style-name="T9">2.fok</text:span>: Ettől a foktól már büntetés nélkül viselhetsz <text:s/>nehéz vérteket is. Harcban ha nehéz vértet viselsz, nem érvényesül a vért MGT-je (értéke 0-nak számít). A mozgást igénylő képzettségpróbákra természetesen ez sem vonatkozik.</text:p>
            <text:p text:style-name="P361"><text:span text:style-name="T40">3.fok</text:span>: Mint a 2.fok, de ha nehéz vértet viselsz, akkor félvért esetén +5VÉ, teljes vért esetén +10VÉ adódik hozzá Védő Értékedhez. Ennek oka, hogy már tudatosan használod vértezetedet, lecsúsztatsz róla támadásokat, stb.</text:p>
          </table:table-cell>
        </table:table-row>
      </table:table>
      <text:p text:style-name="P76"/>
      <text:p text:style-name="P78"/>
      <text:p text:style-name="Text_20_body"/>
      <text:h text:style-name="P82" text:outline-level="3">Titkos harci fortélyok</text:h>
      <text:p text:style-name="P78"/>
      <table:table table:name="Táblázat36" table:style-name="Táblázat36">
        <table:table-column table:style-name="Táblázat36.A"/>
        <table:table-column table:style-name="Táblázat36.B"/>
        <table:table-column table:style-name="Táblázat36.C"/>
        <table:table-column table:style-name="Táblázat36.D"/>
        <table:table-column table:style-name="Táblázat36.E"/>
        <table:table-row table:style-name="Táblázat36.1">
          <table:table-cell table:style-name="Táblázat36.A1" office:value-type="string">
            <text:p text:style-name="P127"/>
          </table:table-cell>
          <table:table-cell table:style-name="Táblázat36.B1" office:value-type="string">
            <text:p text:style-name="P109">Orvtámadás 3.foka</text:p>
          </table:table-cell>
          <table:table-cell table:style-name="Táblázat36.B1" office:value-type="string">
            <text:p text:style-name="P148">-</text:p>
          </table:table-cell>
          <table:table-cell table:style-name="Táblázat36.B1" office:value-type="string">
            <text:p text:style-name="P363"><text:span text:style-name="_5b_RPG_5d_Kiemelt_20_kifejezés"><text:span text:style-name="T34">Lásd az Orvtámadás leírását!</text:span></text:span></text:p>
          </table:table-cell>
          <table:table-cell table:style-name="Táblázat36.E1" office:value-type="string">
            <text:p text:style-name="_5b_RPG_5d__20_Táblázat_20_-_20_Fortély_20_hatás"><text:span text:style-name="_5b_RPG_5d_Kiemelt_20_kifejezés"><text:span text:style-name="T34">Lásd az Orvtámadás leírását!</text:span></text:span></text:p>
          </table:table-cell>
        </table:table-row>
        <table:table-row table:style-name="Táblázat36.1">
          <table:table-cell table:style-name="Táblázat36.A2" office:value-type="string">
            <text:p text:style-name="P127"/>
          </table:table-cell>
          <table:table-cell table:style-name="Táblázat36.B2" office:value-type="string">
            <text:p text:style-name="P109">Kobratánc</text:p>
          </table:table-cell>
          <table:table-cell table:style-name="Táblázat36.B2" office:value-type="string">
            <text:p text:style-name="P149">???</text:p>
          </table:table-cell>
          <table:table-cell table:style-name="Táblázat36.B2" office:value-type="string">
            <text:p text:style-name="_5b_RPG_5d__20_Táblázattartalom_20_1">Gorviki fejvadászklán</text:p>
            <text:p text:style-name="_5b_RPG_5d__20_Táblázattartalom_20_1">Összpontosítás – <text:span text:style-name="T87">9.szint ?</text:span></text:p>
            <text:p text:style-name="_5b_RPG_5d__20_Táblázattartalom_20_1">Kétkezes harc – 2.fok</text:p>
            <text:p text:style-name="_5b_RPG_5d__20_Táblázattartalom_20_1">Kardvívás – <text:span text:style-name="T87">9.szint</text:span></text:p>
          </table:table-cell>
          <table:table-cell table:style-name="Táblázat36.E2" office:value-type="string">
            <text:p text:style-name="P363">Végtagokat, has, páncéltalan részeket támad.</text:p>
            <text:p text:style-name="P363">Hatása: harci transz <text:span text:style-name="T111">(kizökkenéshez mi kell?)</text:span></text:p>
            <text:list text:style-name="L25">
              <text:list-item>
                <text:p text:style-name="P747">Nő a harcos Sebesség értéke: +5</text:p>
              </text:list-item>
              <text:list-item>
                <text:p text:style-name="P747">Sebzés: 2 SP; </text:p>
              </text:list-item>
              <text:list-item>
                <text:p text:style-name="P747">TÉ: +10</text:p>
              </text:list-item>
              <text:list-item>
                <text:p text:style-name="P752">Páncéldobás esélyeit módosítja: nagyobb esély a végtagokra</text:p>
              </text:list-item>
              <text:list-item>
                <text:p text:style-name="P747">Támadások száma: max annyi, amennyi az ellenfél(felek) támadásai össz.</text:p>
              </text:list-item>
              <text:list-item>
                <text:p text:style-name="P747">Regál a támadásokra. Lemesélve:</text:p>
              </text:list-item>
              <text:list-item>
                <text:p text:style-name="P758">Ő dob először (megelőző) támadást. Ha az sikeres (sebző), akkor az ellenfél elveszíti a támadását.</text:p>
              </text:list-item>
            </text:list>
          </table:table-cell>
        </table:table-row>
      </table:table>
      <text:p text:style-name="P79"/>
      <text:p text:style-name="P78"/>
      <text:p text:style-name="P267"/>
      <text:p text:style-name="P236"/>
      <text:p text:style-name="Text_20_body"/>
      <text:p text:style-name="Text_20_body"/>
      <text:h text:style-name="P102" text:outline-level="2">Lovas fortélyok</text:h>
      <text:p text:style-name="Text_20_body"/>
      <table:table table:name="Táblázat39" table:style-name="Táblázat39">
        <table:table-column table:style-name="Táblázat39.A"/>
        <table:table-column table:style-name="Táblázat39.B"/>
        <table:table-column table:style-name="Táblázat39.C"/>
        <table:table-column table:style-name="Táblázat39.D"/>
        <table:table-column table:style-name="Táblázat39.E"/>
        <table:table-row table:style-name="Táblázat39.1">
          <table:table-cell table:style-name="Táblázat39.A1" office:value-type="string">
            <text:p text:style-name="_5b_RPG_5d__20_Táblázatfejléc"/>
          </table:table-cell>
          <table:table-cell table:style-name="Táblázat39.A1" office:value-type="string">
            <text:p text:style-name="_5b_RPG_5d__20_Táblázatfejléc">Fortély neve</text:p>
          </table:table-cell>
          <table:table-cell table:style-name="Táblázat39.A1" office:value-type="string">
            <text:p text:style-name="_5b_RPG_5d__20_Táblázatfejléc">Max fok</text:p>
          </table:table-cell>
          <table:table-cell table:style-name="Táblázat39.A1" office:value-type="string">
            <text:p text:style-name="_5b_RPG_5d__20_Táblázatfejléc">Követelménye</text:p>
          </table:table-cell>
          <table:table-cell table:style-name="Táblázat39.E1" office:value-type="string">
            <text:p text:style-name="_5b_RPG_5d__20_Táblázatfejléc">Hatás, megjegyzés</text:p>
          </table:table-cell>
        </table:table-row>
        <table:table-row table:style-name="Táblázat39.1">
          <table:table-cell table:style-name="Táblázat39.A2" office:value-type="string">
            <text:p text:style-name="P124"/>
          </table:table-cell>
          <table:table-cell table:style-name="Táblázat39.B2" office:value-type="string">
            <text:p text:style-name="P109">Legázolás</text:p>
          </table:table-cell>
          <table:table-cell table:style-name="Táblázat39.B2" office:value-type="string">
            <text:p text:style-name="P130"/>
          </table:table-cell>
          <table:table-cell table:style-name="Táblázat39.B2" office:value-type="string">
            <text:p text:style-name="P130"/>
          </table:table-cell>
          <table:table-cell table:style-name="Táblázat39.E2" office:value-type="string">
            <text:p text:style-name="P361"/>
          </table:table-cell>
        </table:table-row>
        <table:table-row table:style-name="Táblázat39.1">
          <table:table-cell table:style-name="Táblázat39.A2" office:value-type="string">
            <text:p text:style-name="P124"/>
          </table:table-cell>
          <table:table-cell table:style-name="Táblázat39.B2" office:value-type="string">
            <text:p text:style-name="P109">Lótáncoltatás</text:p>
          </table:table-cell>
          <table:table-cell table:style-name="Táblázat39.B2" office:value-type="string">
            <text:p text:style-name="P130"/>
          </table:table-cell>
          <table:table-cell table:style-name="Táblázat39.B2" office:value-type="string">
            <text:p text:style-name="P130"/>
          </table:table-cell>
          <table:table-cell table:style-name="Táblázat39.E2" office:value-type="string">
            <text:p text:style-name="P361"/>
          </table:table-cell>
        </table:table-row>
        <table:table-row table:style-name="Táblázat39.1">
          <table:table-cell table:style-name="Táblázat39.A2" office:value-type="string">
            <text:p text:style-name="P124"/>
          </table:table-cell>
          <table:table-cell table:style-name="Táblázat39.B2" office:value-type="string">
            <text:p text:style-name="P109">Lovas harc</text:p>
          </table:table-cell>
          <table:table-cell table:style-name="Táblázat39.B2" office:value-type="string">
            <text:p text:style-name="P130">2 fok</text:p>
          </table:table-cell>
          <table:table-cell table:style-name="Táblázat39.B2" office:value-type="string">
            <text:p text:style-name="P130"/>
          </table:table-cell>
          <table:table-cell table:style-name="Táblázat39.E2" office:value-type="string">
            <text:p text:style-name="P361"/>
          </table:table-cell>
        </table:table-row>
        <table:table-row table:style-name="Táblázat39.1">
          <table:table-cell table:style-name="Táblázat39.A2" office:value-type="string">
            <text:p text:style-name="P124"/>
          </table:table-cell>
          <table:table-cell table:style-name="Táblázat39.B2" office:value-type="string">
            <text:p text:style-name="P109">Lovas íjászat</text:p>
          </table:table-cell>
          <table:table-cell table:style-name="Táblázat39.B2" office:value-type="string">
            <text:p text:style-name="P130"/>
          </table:table-cell>
          <table:table-cell table:style-name="Táblázat39.B2" office:value-type="string">
            <text:p text:style-name="P130"/>
          </table:table-cell>
          <table:table-cell table:style-name="Táblázat39.E2" office:value-type="string">
            <text:p text:style-name="P361"/>
          </table:table-cell>
        </table:table-row>
        <table:table-row table:style-name="Táblázat39.1">
          <table:table-cell table:style-name="Táblázat39.A2" office:value-type="string">
            <text:p text:style-name="P124"/>
          </table:table-cell>
          <table:table-cell table:style-name="Táblázat39.B2" office:value-type="string">
            <text:p text:style-name="P109">Lovas íjászat</text:p>
          </table:table-cell>
          <table:table-cell table:style-name="Táblázat39.B2" office:value-type="string">
            <text:p text:style-name="P130"/>
          </table:table-cell>
          <table:table-cell table:style-name="Táblázat39.B2" office:value-type="string">
            <text:p text:style-name="P130"/>
          </table:table-cell>
          <table:table-cell table:style-name="Táblázat39.E2" office:value-type="string">
            <text:p text:style-name="P361"/>
          </table:table-cell>
        </table:table-row>
        <table:table-row table:style-name="Táblázat39.1">
          <table:table-cell table:style-name="Táblázat39.A2" office:value-type="string">
            <text:p text:style-name="P124"/>
          </table:table-cell>
          <table:table-cell table:style-name="Táblázat39.B2" office:value-type="string">
            <text:p text:style-name="P109">Képzett lovasroham</text:p>
          </table:table-cell>
          <table:table-cell table:style-name="Táblázat39.B2" office:value-type="string">
            <text:p text:style-name="P130"/>
          </table:table-cell>
          <table:table-cell table:style-name="Táblázat39.B2" office:value-type="string">
            <text:p text:style-name="P130"/>
          </table:table-cell>
          <table:table-cell table:style-name="Táblázat39.E2" office:value-type="string">
            <text:p text:style-name="P361"/>
          </table:table-cell>
        </table:table-row>
      </table:table>
      <text:p text:style-name="Standard"/>
      <text:h text:style-name="P102" text:outline-level="2">Íjász, Hajítás fortélyok</text:h>
      <text:p text:style-name="P294">TODO: Újra átnézni őket, főleg a követelményeket a következő szempontok szerint:</text:p>
      <text:list text:style-name="L26">
        <text:list-item>
          <text:p text:style-name="P473"><text:span text:style-name="T9">Észlelés</text:span> és <text:span text:style-name="T9">Összpontosítás</text:span> képzettségek mint követelmények</text:p>
        </text:list-item>
      </text:list>
      <table:table table:name="Táblázat40" table:style-name="Táblázat40">
        <table:table-column table:style-name="Táblázat40.A"/>
        <table:table-column table:style-name="Táblázat40.B"/>
        <table:table-column table:style-name="Táblázat40.C"/>
        <table:table-column table:style-name="Táblázat40.D"/>
        <table:table-column table:style-name="Táblázat40.E"/>
        <table:table-row table:style-name="Táblázat40.1">
          <table:table-cell table:style-name="Táblázat40.A1" office:value-type="string">
            <text:p text:style-name="_5b_RPG_5d__20_Táblázatfejléc"/>
          </table:table-cell>
          <table:table-cell table:style-name="Táblázat40.A1" office:value-type="string">
            <text:p text:style-name="_5b_RPG_5d__20_Táblázatfejléc">Fortély neve</text:p>
          </table:table-cell>
          <table:table-cell table:style-name="Táblázat40.A1" office:value-type="string">
            <text:p text:style-name="_5b_RPG_5d__20_Táblázatfejléc">Max fok</text:p>
          </table:table-cell>
          <table:table-cell table:style-name="Táblázat40.A1" office:value-type="string">
            <text:p text:style-name="_5b_RPG_5d__20_Táblázatfejléc">Követelménye</text:p>
          </table:table-cell>
          <table:table-cell table:style-name="Táblázat40.E1" office:value-type="string">
            <text:p text:style-name="_5b_RPG_5d__20_Táblázatfejléc">Hatás, megjegyzés</text:p>
          </table:table-cell>
        </table:table-row>
        <table:table-row table:style-name="Táblázat40.1">
          <table:table-cell table:style-name="Táblázat40.A2" office:value-type="string">
            <text:p text:style-name="P124"/>
          </table:table-cell>
          <table:table-cell table:style-name="Táblázat40.A2" office:value-type="string">
            <text:p text:style-name="P109">Célzás</text:p>
          </table:table-cell>
          <table:table-cell table:style-name="Táblázat40.A2" office:value-type="string">
            <text:p text:style-name="P130">1 fok</text:p>
          </table:table-cell>
          <table:table-cell table:style-name="Táblázat40.A2" office:value-type="string">
            <text:p text:style-name="_5b_RPG_5d__20_Táblázattartalom_20_1">Ügyesség +1, Hajítás/Íjászat/Lövészet - 5.szint, <text:span text:style-name="T74">Összpontosítás: 4+</text:span></text:p>
          </table:table-cell>
          <table:table-cell table:style-name="Táblázat40.E2" office:value-type="string">
            <text:p text:style-name="P386">Rövidebb idő alatt felméred a szelet, a távolságot és a többi változót, ami lövésedet segíti, vagy gátolja.</text:p>
            <text:p text:style-name="_5b_RPG_5d__20_Táblázat_20_-_20_Fortély_20_hatás">Minden egyes célzással eltöltött kör után már +15 CÉ módosítót adhatsz Célzó Értékedhez.</text:p>
            <text:p text:style-name="_5b_RPG_5d__20_Táblázat_20_-_20_Fortély_20_hatás">Íjjal legfeljebb 1 körig, nyílpuskával, legfeljebb 2 körig növelheted ily módon CÉ-det (+20 CÉ), mivel az íj 1 körnél további kitartása nemhogy javít, de ront a találati esélyeken (körönként ugyanennyit).</text:p>
            <text:p text:style-name="_5b_RPG_5d__20_Táblázat_20_-_20_Fortély_20_hatás">A Képzett Célzás csak kiszámíthatóan mozgó cél ellen alkalmazható.</text:p>
          </table:table-cell>
        </table:table-row>
        <table:table-row table:style-name="Táblázat40.1">
          <table:table-cell table:style-name="Táblázat40.A2" office:value-type="string">
            <text:p text:style-name="P124"/>
          </table:table-cell>
          <table:table-cell table:style-name="Táblázat40.A2" office:value-type="string">
            <text:p text:style-name="P109">Gyors Lövés</text:p>
          </table:table-cell>
          <table:table-cell table:style-name="Táblázat40.A2" office:value-type="string">
            <text:p text:style-name="P130">1 fok</text:p>
          </table:table-cell>
          <table:table-cell table:style-name="Táblázat40.A2" office:value-type="string">
            <text:p text:style-name="P130">Gyorsaság +1, Hajítás/Íjászat/Lövészet - 5.szint</text:p>
          </table:table-cell>
          <table:table-cell table:style-name="Táblázat40.E2" office:value-type="string">
            <text:p text:style-name="P372">Lövéseidet/hajításaidat kivételesen gyorsan tudod leadni.</text:p>
            <text:p text:style-name="P381">???????????</text:p>
          </table:table-cell>
        </table:table-row>
        <table:table-row table:style-name="Táblázat40.1">
          <table:table-cell table:style-name="Táblázat40.A2" office:value-type="string">
            <text:p text:style-name="P124"/>
          </table:table-cell>
          <table:table-cell table:style-name="Táblázat40.A2" office:value-type="string">
            <text:p text:style-name="P109">Gyors újratöltés</text:p>
          </table:table-cell>
          <table:table-cell table:style-name="Táblázat40.A2" office:value-type="string">
            <text:p text:style-name="P130">1 fok</text:p>
          </table:table-cell>
          <table:table-cell table:style-name="Táblázat40.A2" office:value-type="string">
            <text:p text:style-name="P130">Gyorsaság +1, Hajítás/Íjászat/Lövészet - 5.szint</text:p>
          </table:table-cell>
          <table:table-cell table:style-name="Táblázat40.E2" office:value-type="string">
            <text:p text:style-name="P372">Gyakorlatodnak köszönhetően kifejezetten gyorsan tudod újratölteni számszeríjadat.</text:p>
            <text:p text:style-name="_5b_RPG_5d__20_Táblázat_20_-_20_Fortély_20_hatás">A kilőtt nyílpuskád újratöltéséhez szükséges idő lecsökken. <text:span text:style-name="T87">Kézi- vagy Könnyű nyílpuskád Sebesség értéket kap, melynek nagysága 50. Így lehetséges lesz velük egy körben többször is támadni, de legfeljebb 3-szor. </text:span></text:p>
            <text:p text:style-name="P361"><text:span text:style-name="T9">Alapeset:</text:span> <text:s/>Kézi- vagy Könnyű nyílpuskával körönként maximum egyszer lehet támadni.</text:p>
          </table:table-cell>
        </table:table-row>
        <table:table-row table:style-name="Táblázat40.1">
          <table:table-cell table:style-name="Táblázat40.A2" office:value-type="string">
            <text:p text:style-name="P124"/>
          </table:table-cell>
          <table:table-cell table:style-name="Táblázat40.A2" office:value-type="string">
            <text:p text:style-name="P109">Kitérés Lövés elől</text:p>
          </table:table-cell>
          <table:table-cell table:style-name="Táblázat40.A2" office:value-type="string">
            <text:p text:style-name="P130">1 fok</text:p>
          </table:table-cell>
          <table:table-cell table:style-name="Táblázat40.A2" office:value-type="string">
            <text:p text:style-name="P365">Gyorsaság : +3, <text:span text:style-name="T87">Összpontosítás 6+</text:span>, Ügyesség +3</text:p>
          </table:table-cell>
          <table:table-cell table:style-name="Táblázat40.E2" office:value-type="string">
            <text:p text:style-name="P372">Gyorsaságod és hidegvéred páratlan! Képes vagy kitérni a rád kilőtt lövedékek útjából.</text:p>
            <text:p text:style-name="_5b_RPG_5d__20_Táblázat_20_-_20_Fortély_20_hatás">Amennyiben észleled, hogy rád lőnek és nem számítasz Készületlennek, valamint kizárólag arra figyelsz, hogy elkerüld a lövedéket, akkor az erre vonatkozó Gyorsaságpróba során +2 bónuszt kapsz.</text:p>
          </table:table-cell>
        </table:table-row>
        <table:table-row table:style-name="Táblázat40.1">
          <table:table-cell table:style-name="Táblázat40.A2" office:value-type="string">
            <text:p text:style-name="P124"/>
          </table:table-cell>
          <table:table-cell table:style-name="Táblázat40.A2" office:value-type="string">
            <text:p text:style-name="P109">Közeli lövés</text:p>
          </table:table-cell>
          <table:table-cell table:style-name="Táblázat40.A2" office:value-type="string">
            <text:p text:style-name="P130">1 fok</text:p>
          </table:table-cell>
          <table:table-cell table:style-name="Táblázat40.A2" office:value-type="string">
            <text:p text:style-name="P130"><text:s/>Ügyesség 1+, Hajítás/Íjászat/Lövészet - 5.szint</text:p>
          </table:table-cell>
          <table:table-cell table:style-name="Táblázat40.E2" office:value-type="string">
            <text:p text:style-name="P372">Kifejezetten jól használod lőfegyveredet közeli célpontok ellen. Ez a Fortély csak lőfegyverekkel használható.</text:p>
            <text:p text:style-name="_5b_RPG_5d__20_Táblázat_20_-_20_Fortély_20_hatás">Amennyiben célzásnál a Cellaszám 1, akkor <text:span text:style-name="T9">+10 CÉ</text:span> járul a Célzó Értékedhez.</text:p>
          </table:table-cell>
        </table:table-row>
        <table:table-row table:style-name="Táblázat40.1">
          <table:table-cell table:style-name="Táblázat40.A2" office:value-type="string">
            <text:p text:style-name="P124"/>
          </table:table-cell>
          <table:table-cell table:style-name="Táblázat40.A2" office:value-type="string">
            <text:p text:style-name="P109">Lovas íjászat</text:p>
          </table:table-cell>
          <table:table-cell table:style-name="Táblázat40.A2" office:value-type="string">
            <text:p text:style-name="P130">2 fok</text:p>
          </table:table-cell>
          <table:table-cell table:style-name="Táblázat40.A2" office:value-type="string">
            <text:p text:style-name="P130">Lovas Harc – 1.fok, Lovaglás – 6.szint, Hajítás/Íjászat/Lövészet - 5.szint</text:p>
          </table:table-cell>
          <table:table-cell table:style-name="Táblázat40.E2" office:value-type="string">
            <text:p text:style-name="P372">Gyakorlott vagy a lóhátról való íjászatban, ennek hatására kisebbek negatív módosítóid, ha mozgó hátasodról lősz.</text:p>
            <text:p text:style-name="_5b_RPG_5d__20_Táblázat_20_-_20_Fortély_20_hatás">Olyan fegyverekkel, amelyek használatában legalább 5-ös fokon jártas vagy, a hátasról végzett távolsági támadásaid, negatív CÉ módosítója feleződik: </text:p>
            <text:p text:style-name="_5b_RPG_5d__20_Táblázat_20_-_20_Fortély_20_hatás">Ügetés esetén: -20 CÉ helyett -10 CÉ</text:p>
            <text:p text:style-name="_5b_RPG_5d__20_Táblázat_20_-_20_Fortély_20_hatás">Vágta esetén: -40 CÉ helyett -20 CÉ</text:p>
          </table:table-cell>
        </table:table-row>
        <text:soft-page-break/>
        <table:table-row table:style-name="Táblázat40.1">
          <table:table-cell table:style-name="Táblázat40.A2" office:value-type="string">
            <text:p text:style-name="P124"/>
          </table:table-cell>
          <table:table-cell table:style-name="Táblázat40.A2" office:value-type="string">
            <text:p text:style-name="P109">Lövés futás közben</text:p>
          </table:table-cell>
          <table:table-cell table:style-name="Táblázat40.A2" office:value-type="string">
            <text:p text:style-name="P130">1 fok</text:p>
          </table:table-cell>
          <table:table-cell table:style-name="Táblázat40.A2" office:value-type="string">
            <text:p text:style-name="P130">Ügyesség 1+, Hajítás/Íjászat/Lövészet - 5.szint</text:p>
          </table:table-cell>
          <table:table-cell table:style-name="Táblázat40.E2" office:value-type="string">
            <text:p text:style-name="P372">Futás közben is biztos marad a kezed, nem kell megállnod, hogy ellenfeledet eltaláld.</text:p>
            <text:p text:style-name="_5b_RPG_5d__20_Táblázat_20_-_20_Fortély_20_hatás">Ha lassú futás közben lősz, vagy hajítasz, akkor csak +3x Szorzó büntetés jár a célpont VÉ kiszámításánál.</text:p>
            <text:p text:style-name="_5b_RPG_5d__20_Táblázat_20_-_20_Fortély_20_hatás">Alapeset: Lassú futás közben +5x Szorzó büntetés jár a célpont VÉ kiszámításánál.</text:p>
          </table:table-cell>
        </table:table-row>
        <table:table-row table:style-name="Táblázat40.1">
          <table:table-cell table:style-name="Táblázat40.A2" office:value-type="string">
            <text:p text:style-name="P124"/>
          </table:table-cell>
          <table:table-cell table:style-name="Táblázat40.A2" office:value-type="string">
            <text:p text:style-name="P109">Lövés reflexből</text:p>
          </table:table-cell>
          <table:table-cell table:style-name="Táblázat40.A2" office:value-type="string">
            <text:p text:style-name="P130">1 fok</text:p>
          </table:table-cell>
          <table:table-cell table:style-name="Táblázat40.A2" office:value-type="string">
            <text:p text:style-name="P130">Ügyesség 1+, Hajítás/Íjászat/Lövészet - 5.szint</text:p>
          </table:table-cell>
          <table:table-cell table:style-name="Táblázat40.E2" office:value-type="string">
            <text:p text:style-name="_5b_RPG_5d__20_Táblázat_20_-_20_Fortély_20_hatás">Téged nem érint a Hirtelen lövés okozta büntetés, változatlan CÉ-vel támadhatod a váratlanul felbukkanó célpontot.</text:p>
            <text:p text:style-name="_5b_RPG_5d__20_Táblázat_20_-_20_Fortély_20_hatás"><text:span text:style-name="T9">Alapeset</text:span>: Ha hirtelen kell lőni, a Célzó Értéket -30 levonás sújtja.</text:p>
          </table:table-cell>
        </table:table-row>
        <table:table-row table:style-name="Táblázat40.1">
          <table:table-cell table:style-name="Táblázat40.A2" office:value-type="string">
            <text:p text:style-name="P124"/>
          </table:table-cell>
          <table:table-cell table:style-name="Táblázat40.A2" office:value-type="string">
            <text:p text:style-name="P109">Pontos Lövés</text:p>
          </table:table-cell>
          <table:table-cell table:style-name="Táblázat40.A2" office:value-type="string">
            <text:p text:style-name="P130">1 fok</text:p>
          </table:table-cell>
          <table:table-cell table:style-name="Táblázat40.A2" office:value-type="string">
            <text:p text:style-name="_5b_RPG_5d__20_Táblázattartalom_20_1">Ügyesség +1, Hajítás/Íjászat/Lövészet <text:span text:style-name="T87">- 5</text:span><text:span text:style-name="T50">.szint</text:span></text:p>
          </table:table-cell>
          <table:table-cell table:style-name="Táblázat40.E2" office:value-type="string">
            <text:p text:style-name="P372">Nem okoz számodra gondot, hogy összevissza mozgó ellenfelet kell eltalálnod.</text:p>
            <text:p text:style-name="_5b_RPG_5d__20_Táblázat_20_-_20_Fortély_20_hatás">Amennyiben kiszámíthatatlanul, vagy Harcoló ellenfélre lősz (hajítasz), a Mozgásból adódó szorzó módosítók lecsökkennek a következőképpen:</text:p>
            <table:table table:name="Táblázat41" table:style-name="Táblázat41">
              <table:table-column table:style-name="Táblázat41.A"/>
              <table:table-column table:style-name="Táblázat41.B"/>
              <table:table-column table:style-name="Táblázat41.C"/>
              <table:table-header-rows>
                <table:table-row>
                  <table:table-cell table:style-name="Táblázat41.A1" office:value-type="string">
                    <text:p text:style-name="_5b_RPG_5d__20_Táblázattartalom_20_-_20_fejléc">Mozgás jellege</text:p>
                  </table:table-cell>
                  <table:table-cell table:style-name="Táblázat41.A1" office:value-type="string">
                    <text:p text:style-name="_5b_RPG_5d__20_Táblázattartalom_20_-_20_fejléc">Új szorzó</text:p>
                  </table:table-cell>
                  <table:table-cell table:style-name="Táblázat41.C1" office:value-type="string">
                    <text:p text:style-name="_5b_RPG_5d__20_Táblázattartalom_20_-_20_fejléc">Régi szorzó</text:p>
                  </table:table-cell>
                </table:table-row>
              </table:table-header-rows>
              <table:table-row>
                <table:table-cell table:style-name="Táblázat41.A2" office:value-type="string">
                  <text:p text:style-name="_5b_RPG_5d__20_Táblázattartalom_20_1">Kiszámíthatatlan</text:p>
                </table:table-cell>
                <table:table-cell table:style-name="Táblázat41.A2" office:value-type="string">
                  <text:p text:style-name="P172">11x</text:p>
                </table:table-cell>
                <table:table-cell table:style-name="Táblázat41.C2" office:value-type="string">
                  <text:p text:style-name="_5b_RPG_5d__20_Táblázattartalom_20_1">15x</text:p>
                </table:table-cell>
              </table:table-row>
              <table:table-row>
                <table:table-cell table:style-name="Táblázat41.A2" office:value-type="string">
                  <text:p text:style-name="_5b_RPG_5d__20_Táblázattartalom_20_1">Harcoló</text:p>
                </table:table-cell>
                <table:table-cell table:style-name="Táblázat41.A2" office:value-type="string">
                  <text:p text:style-name="P172">16x</text:p>
                </table:table-cell>
                <table:table-cell table:style-name="Táblázat41.C2" office:value-type="string">
                  <text:p text:style-name="_5b_RPG_5d__20_Táblázattartalom_20_1">20x</text:p>
                </table:table-cell>
              </table:table-row>
            </table:table>
            <text:p text:style-name="Text_20_body"/>
          </table:table-cell>
        </table:table-row>
        <table:table-row table:style-name="Táblázat40.1">
          <table:table-cell table:style-name="Táblázat40.A11" office:value-type="string">
            <text:p text:style-name="P124"/>
          </table:table-cell>
          <table:table-cell table:style-name="Táblázat40.A2" office:value-type="string">
            <text:p text:style-name="P109">Távoli lövés</text:p>
          </table:table-cell>
          <table:table-cell table:style-name="Táblázat40.A2" office:value-type="string">
            <text:p text:style-name="P130">1 fok</text:p>
          </table:table-cell>
          <table:table-cell table:style-name="Táblázat40.A2" office:value-type="string">
            <text:p text:style-name="P130"><text:s/>Ügyesség 1+, Hajítás/Íjászat/Lövészet - 5.szint</text:p>
          </table:table-cell>
          <table:table-cell table:style-name="Táblázat40.E2" office:value-type="string">
            <text:p text:style-name="P372">A szokásosnál nagyobb távolságra tudsz támadni távolsági fegyverekkel.</text:p>
            <text:p text:style-name="P385">Ha olyan célra lősz/hajítasz, aminek a Cellaszáma nagyobb, vagy egyenlő, mint 5, akkor a kiszámolt Cellaszámot 1-el csökkentheted (de 4 alá nem csökkenhet! <text:span text:style-name="T87">(kell ez?)) <text:s/>(Vagy 2-vel?)</text:span></text:p>
          </table:table-cell>
        </table:table-row>
      </table:table>
      <text:p text:style-name="Standard"/>
      <text:p text:style-name="Text_20_body"/>
      <text:p text:style-name="Text_20_body"/>
      <text:h text:style-name="P102" text:outline-level="2">Általános fortélyok</text:h>
      <text:p text:style-name="P294">Bevezető</text:p>
      <table:table table:name="Általános_fortélyok" table:style-name="Általános_5f_fortélyok">
        <table:table-column table:style-name="Általános_5f_fortélyok.A"/>
        <table:table-column table:style-name="Általános_5f_fortélyok.B"/>
        <table:table-column table:style-name="Általános_5f_fortélyok.C"/>
        <table:table-column table:style-name="Általános_5f_fortélyok.D"/>
        <table:table-column table:style-name="Általános_5f_fortélyok.E"/>
        <table:table-row>
          <table:table-cell table:style-name="Általános_5f_fortélyok.A1" office:value-type="string">
            <text:p text:style-name="_5b_RPG_5d__20_Táblázatfejléc"/>
          </table:table-cell>
          <table:table-cell table:style-name="Általános_5f_fortélyok.A1" office:value-type="string">
            <text:p text:style-name="_5b_RPG_5d__20_Táblázatfejléc">Fortély neve</text:p>
          </table:table-cell>
          <table:table-cell table:style-name="Általános_5f_fortélyok.A1" office:value-type="string">
            <text:p text:style-name="_5b_RPG_5d__20_Táblázatfejléc">Max fok</text:p>
          </table:table-cell>
          <table:table-cell table:style-name="Általános_5f_fortélyok.A1" office:value-type="string">
            <text:p text:style-name="_5b_RPG_5d__20_Táblázatfejléc">Követelménye</text:p>
          </table:table-cell>
          <table:table-cell table:style-name="Általános_5f_fortélyok.E1" office:value-type="string">
            <text:p text:style-name="P357">Hatás, megjegyzés</text:p>
          </table:table-cell>
        </table:table-row>
        <table:table-row>
          <table:table-cell table:style-name="Általános_5f_fortélyok.A2" office:value-type="string">
            <text:p text:style-name="P124"/>
          </table:table-cell>
          <table:table-cell table:style-name="Általános_5f_fortélyok.B2" office:value-type="string">
            <text:p text:style-name="P129">Éber alvó</text:p>
          </table:table-cell>
          <table:table-cell table:style-name="Általános_5f_fortélyok.B2" office:value-type="string">
            <text:p text:style-name="P129">1 fok</text:p>
          </table:table-cell>
          <table:table-cell table:style-name="Általános_5f_fortélyok.B2" office:value-type="string">
            <text:p text:style-name="P129">-</text:p>
          </table:table-cell>
          <table:table-cell table:style-name="Általános_5f_fortélyok.E2" office:value-type="string">
            <text:p text:style-name="P135">Alvás közben dobott Észlelés próbádra +2 bónusz jár.</text:p>
          </table:table-cell>
        </table:table-row>
        <table:table-row>
          <table:table-cell table:style-name="Általános_5f_fortélyok.A2" office:value-type="string">
            <text:p text:style-name="P163"/>
          </table:table-cell>
          <table:table-cell table:style-name="Általános_5f_fortélyok.B2" office:value-type="string">
            <text:p text:style-name="_5b_RPG_5d__20_Táblázattartalom_20_1">Kitartás</text:p>
          </table:table-cell>
          <table:table-cell table:style-name="Általános_5f_fortélyok.B2" office:value-type="string">
            <text:p text:style-name="P129">1 fok</text:p>
          </table:table-cell>
          <table:table-cell table:style-name="Általános_5f_fortélyok.B2" office:value-type="string">
            <text:p text:style-name="_5b_RPG_5d__20_Táblázattartalom_20_1">Edzettség: +1</text:p>
          </table:table-cell>
          <table:table-cell table:style-name="Általános_5f_fortélyok.E2" office:value-type="string">
            <text:p text:style-name="P150"><text:span text:style-name="T67">Úszás, futás, vagy egyéb tartós</text:span> igénybevételnél <text:span text:style-name="T67">Edzettség</text:span> próbára +2 bónusz</text:p>
          </table:table-cell>
        </table:table-row>
        <table:table-row>
          <table:table-cell table:style-name="Általános_5f_fortélyok.A2" office:value-type="string">
            <text:p text:style-name="P172"/>
          </table:table-cell>
          <table:table-cell table:style-name="Általános_5f_fortélyok.B2" office:value-type="string">
            <text:p text:style-name="_5b_RPG_5d__20_Táblázattartalom_20_1">Sprint</text:p>
          </table:table-cell>
          <table:table-cell table:style-name="Általános_5f_fortélyok.B2" office:value-type="string">
            <text:p text:style-name="P129">1 fok</text:p>
          </table:table-cell>
          <table:table-cell table:style-name="Általános_5f_fortélyok.B2" office:value-type="string">
            <text:p text:style-name="_5b_RPG_5d__20_Táblázattartalom_20_1">Gyorsaság: +1</text:p>
          </table:table-cell>
          <table:table-cell table:style-name="Általános_5f_fortélyok.E2" office:value-type="string">
            <text:p text:style-name="P164">Futás esetén <text:span text:style-name="T64">rövid</text:span> távú igénybevételnél <text:s/>Gyorsaság próbára +2 bónusz jár (futás)</text:p>
          </table:table-cell>
        </table:table-row>
        <table:table-row>
          <table:table-cell table:style-name="Általános_5f_fortélyok.A2" office:value-type="string">
            <text:p text:style-name="_5b_RPG_5d__20_OK"/>
          </table:table-cell>
          <table:table-cell table:style-name="Általános_5f_fortélyok.B2" office:value-type="string">
            <text:p text:style-name="P259">Gyöngyhalász</text:p>
          </table:table-cell>
          <table:table-cell table:style-name="Általános_5f_fortélyok.B2" office:value-type="string">
            <text:p text:style-name="P265">1 fok</text:p>
          </table:table-cell>
          <table:table-cell table:style-name="Általános_5f_fortélyok.B2" office:value-type="string">
            <text:p text:style-name="P259">Úszás: 2.fok<text:line-break/>Edzettség: +2</text:p>
          </table:table-cell>
          <table:table-cell table:style-name="Általános_5f_fortélyok.E5" office:value-type="string">
            <text:p text:style-name="P150">Tovább bírja a víz alatt. <text:span text:style-name="T87">Kifejteni.</text:span></text:p>
          </table:table-cell>
        </table:table-row>
        <table:table-row>
          <table:table-cell table:style-name="Általános_5f_fortélyok.A2" office:value-type="string">
            <text:p text:style-name="_5b_RPG_5d__20_OK"/>
          </table:table-cell>
          <table:table-cell table:style-name="Általános_5f_fortélyok.B2" office:value-type="string">
            <text:p text:style-name="P259">Fakír </text:p>
          </table:table-cell>
          <table:table-cell table:style-name="Általános_5f_fortélyok.B2" office:value-type="string">
            <text:p text:style-name="P260">2 fok</text:p>
          </table:table-cell>
          <table:table-cell table:style-name="Általános_5f_fortélyok.B2" office:value-type="string">
            <text:p text:style-name="P259"><text:span text:style-name="T40">1.fok</text:span>: Önuralom : +1<text:line-break/><text:span text:style-name="T40">2.fok</text:span>: Önuralom : +3</text:p>
          </table:table-cell>
          <table:table-cell table:style-name="Általános_5f_fortélyok.E2" office:value-type="string">
            <text:p text:style-name="P262">Kínzás esetén pluszt kap<text:line-break/>a Fájdalomtűrés próbára.<text:line-break/><text:span text:style-name="T40">1.fok</text:span>: +3<text:line-break/><text:span text:style-name="T40">2.fok</text:span>: +6</text:p>
          </table:table-cell>
        </table:table-row>
        <table:table-row>
          <table:table-cell table:number-columns-spanned="4">
            <table:table table:is-sub-table="true">
              <table:table-column table:style-name="Általános_5f_fortélyok.A"/>
              <table:table-column table:style-name="Általános_5f_fortélyok.B"/>
              <table:table-column table:style-name="Általános_5f_fortélyok.C"/>
              <table:table-column table:style-name="Általános_5f_fortélyok.D"/>
              <table:table-row>
                <table:table-cell table:style-name="Általános_5f_fortélyok.A2" office:value-type="string">
                  <text:p text:style-name="P172"/>
                </table:table-cell>
                <table:table-cell table:style-name="Általános_5f_fortélyok.B2" office:value-type="string">
                  <text:p text:style-name="_5b_RPG_5d__20_Táblázattartalom_20_1">Csomózás</text:p>
                </table:table-cell>
                <table:table-cell table:style-name="Általános_5f_fortélyok.B2" office:value-type="string">
                  <text:p text:style-name="P260">2 fok</text:p>
                </table:table-cell>
                <table:table-cell table:style-name="Általános_5f_fortélyok.B2" office:value-type="string">
                  <text:p text:style-name="P163"><text:span text:style-name="T40">1.fok</text:span>: Ügyesség: 0<text:line-break/><text:span text:style-name="T40">2.fok</text:span>: Ügyesség: +1</text:p>
                </table:table-cell>
              </table:table-row>
              <table:table-row>
                <table:table-cell table:style-name="Általános_5f_fortélyok.A2" office:value-type="string">
                  <text:p text:style-name="P172"/>
                </table:table-cell>
                <table:table-cell table:style-name="Általános_5f_fortélyok.B2" office:value-type="string">
                  <text:p text:style-name="_5b_RPG_5d__20_Táblázattartalom_20_1">Kötelékből szabadulás</text:p>
                </table:table-cell>
                <table:table-cell table:style-name="Általános_5f_fortélyok.B2" office:value-type="string">
                  <text:p text:style-name="P261">2 fok</text:p>
                </table:table-cell>
                <table:table-cell table:style-name="Általános_5f_fortélyok.B2" office:value-type="string">
                  <text:p text:style-name="P163"><text:span text:style-name="T40">1.fok</text:span>: Ügyesség: +1<text:line-break/><text:span text:style-name="T40">2.fok</text:span>: Ügyesség: +2</text:p>
                </table:table-cell>
              </table:table-row>
            </table:table>
          </table:table-cell>
          <table:covered-table-cell/>
          <table:covered-table-cell/>
          <table:covered-table-cell/>
          <table:table-cell table:style-name="Általános_5f_fortélyok.E2" office:value-type="string">
            <text:p text:style-name="P164">Csomózás: csomók ismerete.</text:p>
            <text:p text:style-name="P164">Megkötözés/szabadulás szituációban<text:line-break/>(akár egymás távollétében):<text:line-break/>Ügyesség ellenpróba, melyhez 1.fokon +2, 2.fokon +4 bónusz járul mindkét fortély esetén.</text:p>
          </table:table-cell>
        </table:table-row>
        <table:table-row>
          <table:table-cell table:style-name="Általános_5f_fortélyok.A2" office:value-type="string">
            <text:p text:style-name="P172"/>
          </table:table-cell>
          <table:table-cell table:style-name="Általános_5f_fortélyok.B2" office:value-type="string">
            <text:p text:style-name="_5b_RPG_5d__20_Táblázattartalom_20_1">Kocsihajtás</text:p>
          </table:table-cell>
          <table:table-cell table:style-name="Általános_5f_fortélyok.B2" office:value-type="string">
            <text:p text:style-name="P260">2 fok</text:p>
          </table:table-cell>
          <table:table-cell table:style-name="Általános_5f_fortélyok.B2" office:value-type="string">
            <text:p text:style-name="P163"><text:span text:style-name="T40">1.fok</text:span>: -<text:line-break/><text:span text:style-name="T40">2.fok</text:span>: Ügyesség: +1</text:p>
          </table:table-cell>
          <table:table-cell table:style-name="Általános_5f_fortélyok.E2" office:value-type="string">
            <text:p text:style-name="P164"><text:span text:style-name="T40">1.fok</text:span>: Postakocsi, ökrösszekér<text:line-break/><text:span text:style-name="T40">2.fok</text:span>: Harci szekerekre, nagy fogatokra</text:p>
          </table:table-cell>
        </table:table-row>
        <table:table-row>
          <table:table-cell table:style-name="Általános_5f_fortélyok.A2" office:value-type="string">
            <text:p text:style-name="P172"/>
          </table:table-cell>
          <table:table-cell table:style-name="Általános_5f_fortélyok.B2" office:value-type="string">
            <text:p text:style-name="_5b_RPG_5d__20_Táblázattartalom_20_1">Hangutánzás</text:p>
          </table:table-cell>
          <table:table-cell table:style-name="Általános_5f_fortélyok.B2" office:value-type="string">
            <text:p text:style-name="P261">2 fok</text:p>
          </table:table-cell>
          <table:table-cell table:style-name="Általános_5f_fortélyok.B2" office:value-type="string">
            <text:p text:style-name="P163"><text:span text:style-name="T40">1.fok</text:span>: -<text:line-break/><text:span text:style-name="T40">2.fok</text:span>: Fogékonyság: +2</text:p>
          </table:table-cell>
          <table:table-cell table:style-name="Általános_5f_fortélyok.E2" office:value-type="string">
            <text:p text:style-name="P164"><text:span text:style-name="T40">1.fok</text:span>: komikusok előadására, állatok hangjának utánzására<text:line-break/><text:span text:style-name="T40">2.fok</text:span>: Teljesen megtévesztő emberi hang utánzás<text:line-break/><text:span text:style-name="T9">Megjegyzés:</text:span> Nyelvi ismeretek, faji különbségek nehezítenek!!</text:p>
          </table:table-cell>
        </table:table-row>
        <table:table-row>
          <table:table-cell table:style-name="Általános_5f_fortélyok.A2" office:value-type="string">
            <text:p text:style-name="P172"/>
          </table:table-cell>
          <table:table-cell table:style-name="Általános_5f_fortélyok.B2" office:value-type="string">
            <text:p text:style-name="_5b_RPG_5d__20_Táblázattartalom_20_1">Szájról olvasás</text:p>
          </table:table-cell>
          <table:table-cell table:style-name="Általános_5f_fortélyok.B2" office:value-type="string">
            <text:p text:style-name="P261">1 fok</text:p>
          </table:table-cell>
          <table:table-cell table:style-name="Általános_5f_fortélyok.B2" office:value-type="string">
            <text:p text:style-name="P163">- Nyelvismeret: 3-6 <text:line-break/><text:span text:style-name="T70">(szituációtól függ)</text:span><text:line-break/>- Intelligencia: +1</text:p>
            <text:p text:style-name="P163">- Jól látható legyen a célszemély szája.</text:p>
          </table:table-cell>
          <table:table-cell table:style-name="Általános_5f_fortélyok.E2" office:value-type="string">
            <text:p text:style-name="P173">Beírni</text:p>
          </table:table-cell>
        </table:table-row>
      </table:table>
      <text:p text:style-name="Text_20_body"/>
      <text:p text:style-name="Standard"/>
      <text:h text:style-name="Heading_20_3" text:outline-level="3">Titkos általános fortélyok</text:h>
      <text:p text:style-name="Text_20_body"/>
      <table:table table:name="Táblázat42" table:style-name="Táblázat42">
        <table:table-column table:style-name="Táblázat42.A"/>
        <table:table-column table:style-name="Táblázat42.B"/>
        <table:table-column table:style-name="Táblázat42.C"/>
        <table:table-column table:style-name="Táblázat42.D"/>
        <table:table-column table:style-name="Táblázat42.E"/>
        <text:soft-page-break/>
        <table:table-row>
          <table:table-cell table:style-name="Táblázat42.A1" office:value-type="string">
            <text:p text:style-name="_5b_RPG_5d__20_Táblázatfejléc"/>
          </table:table-cell>
          <table:table-cell table:style-name="Táblázat42.A1" office:value-type="string">
            <text:p text:style-name="_5b_RPG_5d__20_Táblázatfejléc">Fortély neve</text:p>
          </table:table-cell>
          <table:table-cell table:style-name="Táblázat42.A1" office:value-type="string">
            <text:p text:style-name="_5b_RPG_5d__20_Táblázatfejléc">Max fok</text:p>
          </table:table-cell>
          <table:table-cell table:style-name="Táblázat42.A1" office:value-type="string">
            <text:p text:style-name="_5b_RPG_5d__20_Táblázatfejléc">Követelménye</text:p>
          </table:table-cell>
          <table:table-cell table:style-name="Táblázat42.E1" office:value-type="string">
            <text:p text:style-name="_5b_RPG_5d__20_Táblázatfejléc">Hatás, megjegyzés</text:p>
          </table:table-cell>
        </table:table-row>
        <table:table-row>
          <table:table-cell table:style-name="Táblázat42.A2" office:value-type="string">
            <text:p text:style-name="P174"/>
          </table:table-cell>
          <table:table-cell table:style-name="Táblázat42.B2" office:value-type="string">
            <text:p text:style-name="_5b_RPG_5d__20_Táblázattartalom_20_1">Állat testvér</text:p>
          </table:table-cell>
          <table:table-cell table:style-name="Táblázat42.B2" office:value-type="string">
            <text:p text:style-name="P261">1 fok</text:p>
          </table:table-cell>
          <table:table-cell table:style-name="Táblázat42.B2" office:value-type="string">
            <text:p text:style-name="P163">Idomítás – <text:span text:style-name="T111">15.szint</text:span></text:p>
            <text:p text:style-name="P167">vagy</text:p>
            <text:p text:style-name="P163">Lovaglás – <text:span text:style-name="T111">15.szint</text:span><text:line-break/><text:span text:style-name="T70">(csak lóra)</text:span></text:p>
            <text:p text:style-name="P167">vagy</text:p>
            <text:p text:style-name="P163">Léglovaglás – <text:span text:style-name="T111">15.szint</text:span></text:p>
            <text:p text:style-name="P168">(csak adott fajú repülő lényre)</text:p>
            <text:p text:style-name="P168"/>
            <text:p text:style-name="P114">Fogékonyság: +3</text:p>
          </table:table-cell>
          <table:table-cell table:style-name="Táblázat42.E2" office:value-type="string">
            <text:p text:style-name="P164">A felsorolt 3 képzettség legfelső fokán már olyan magas fokú kapcsolat jön létre ember és állat között – szinte lelki társsá válnak –, ami korlátozott telepátiát hoz létre.</text:p>
            <text:p text:style-name="P164">Az ilyen kapcsolat csak egyszerűbb érzelmek, hangulatok, parancsok közvetítésére alkalmas. </text:p>
            <text:p text:style-name="P164"><text:span text:style-name="T64">Megjegyzés</text:span>: a kapcsolat olyan <text:span text:style-name="T64">konkrét</text:span> állatokra vonatkozik, akikkel legalább 1 éve szoros napi érintkezésben van.</text:p>
          </table:table-cell>
        </table:table-row>
      </table:table>
      <text:p text:style-name="Text_20_body"/>
      <text:p text:style-name="Text_20_body"/>
      <text:p text:style-name="Standard"/>
      <text:h text:style-name="Heading_20_2" text:outline-level="2">Alvilági és fizikai fortélyok</text:h>
      <text:p text:style-name="P294">Bevezető</text:p>
      <table:table table:name="Táblázat43" table:style-name="Táblázat43">
        <table:table-column table:style-name="Táblázat43.A"/>
        <table:table-column table:style-name="Táblázat43.B"/>
        <table:table-column table:style-name="Táblázat43.C"/>
        <table:table-column table:style-name="Táblázat43.D"/>
        <table:table-column table:style-name="Táblázat43.E"/>
        <table:table-row table:style-name="Táblázat43.1">
          <table:table-cell table:style-name="Táblázat43.A1" office:value-type="string">
            <text:p text:style-name="_5b_RPG_5d__20_Táblázatfejléc"/>
          </table:table-cell>
          <table:table-cell table:style-name="Táblázat43.A1" office:value-type="string">
            <text:p text:style-name="_5b_RPG_5d__20_Táblázatfejléc">Fortély neve</text:p>
          </table:table-cell>
          <table:table-cell table:style-name="Táblázat43.A1" office:value-type="string">
            <text:p text:style-name="_5b_RPG_5d__20_Táblázatfejléc">Max fok</text:p>
          </table:table-cell>
          <table:table-cell table:style-name="Táblázat43.A1" office:value-type="string">
            <text:p text:style-name="_5b_RPG_5d__20_Táblázatfejléc">Követelménye</text:p>
          </table:table-cell>
          <table:table-cell table:style-name="Táblázat43.E1" office:value-type="string">
            <text:p text:style-name="_5b_RPG_5d__20_Táblázatfejléc">Hatás, megjegyzés</text:p>
          </table:table-cell>
        </table:table-row>
        <table:table-row table:style-name="Táblázat43.1">
          <table:table-cell table:style-name="Táblázat43.A2" office:value-type="string">
            <text:p text:style-name="P124"/>
          </table:table-cell>
          <table:table-cell table:style-name="Táblázat43.B2" office:value-type="string">
            <text:p text:style-name="P129">Biztos kezű mászó</text:p>
          </table:table-cell>
          <table:table-cell table:style-name="Táblázat43.B2" office:value-type="string">
            <text:p text:style-name="P129">1 fok</text:p>
          </table:table-cell>
          <table:table-cell table:style-name="Táblázat43.B2" office:value-type="string">
            <text:p text:style-name="P129">-</text:p>
          </table:table-cell>
          <table:table-cell table:style-name="Táblázat43.E2" office:value-type="string">
            <text:p text:style-name="P381">Leírni</text:p>
            <text:p text:style-name="P381">A rontások leeséstől véd. Bár az Erő és Edzettség bevetése ezt megoldja, szóval talán nem kell.</text:p>
          </table:table-cell>
        </table:table-row>
        <table:table-row table:style-name="Táblázat43.1">
          <table:table-cell table:style-name="Táblázat43.A3" office:value-type="string">
            <text:p text:style-name="P128"/>
          </table:table-cell>
          <table:table-cell table:style-name="Táblázat43.B2" office:value-type="string">
            <text:p text:style-name="P129">Fejlett érzékszerv</text:p>
          </table:table-cell>
          <table:table-cell table:style-name="Táblázat43.B2" office:value-type="string">
            <text:p text:style-name="P129">1 fok</text:p>
          </table:table-cell>
          <table:table-cell table:style-name="Táblázat43.B2" office:value-type="string">
            <text:p text:style-name="P130">-</text:p>
          </table:table-cell>
          <table:table-cell table:style-name="Táblázat43.E2" office:value-type="string">
            <text:p text:style-name="_5b_RPG_5d__20_Táblázat_20_-_20_Fortély_20_hatás">Csak 1.tapasztalati szinten vehető fel!</text:p>
            <text:p text:style-name="_5b_RPG_5d__20_Táblázat_20_-_20_Fortély_20_hatás">Egy általad választott érzékszerved élesebb a többinél. Mikor ezt az érzékszervedet használod <text:span text:style-name="T9">Észlelés</text:span> képzettségpróbánál,<text:span text:style-name="T67"> </text:span><text:span text:style-name="T42">+2</text:span><text:span text:style-name="T67"> </text:span>módosítót kapsz.</text:p>
          </table:table-cell>
        </table:table-row>
        <table:table-row table:style-name="Táblázat43.1">
          <table:table-cell table:style-name="Táblázat43.A3" office:value-type="string">
            <text:p text:style-name="P124"/>
          </table:table-cell>
          <table:table-cell table:style-name="Táblázat43.B2" office:value-type="string">
            <text:p text:style-name="P129">Úszás</text:p>
          </table:table-cell>
          <table:table-cell table:style-name="Táblázat43.B2" office:value-type="string">
            <text:p text:style-name="P129">2 fok</text:p>
          </table:table-cell>
          <table:table-cell table:style-name="Táblázat43.B2" office:value-type="string">
            <text:p text:style-name="P129">1.fok: -</text:p>
            <text:p text:style-name="P129">2.fok: Edzettség: +2</text:p>
          </table:table-cell>
          <table:table-cell table:style-name="Táblázat43.E2" office:value-type="string">
            <text:p text:style-name="P361"><text:span text:style-name="T9">Alapeset</text:span>: Az illető elmerül, fuldoklik</text:p>
            <text:p text:style-name="P361"><text:span text:style-name="T40">1.fok</text:span>: Tud úszni, hosszú távú úszás esetén Edzettség próbára +2</text:p>
            <text:p text:style-name="P361"><text:span text:style-name="T40">2.fok</text:span>: Mint az 1.fok, de Edzettség próbára +4</text:p>
          </table:table-cell>
        </table:table-row>
        <table:table-row table:style-name="Táblázat43.1">
          <table:table-cell table:style-name="Táblázat43.A3" office:value-type="string">
            <text:p text:style-name="P124"/>
          </table:table-cell>
          <table:table-cell table:style-name="Táblázat43.B2" office:value-type="string">
            <text:p text:style-name="P129">Futás</text:p>
          </table:table-cell>
          <table:table-cell table:style-name="Táblázat43.B2" office:value-type="string">
            <text:p text:style-name="P129">2 fok</text:p>
          </table:table-cell>
          <table:table-cell table:style-name="Táblázat43.B2" office:value-type="string">
            <text:p text:style-name="P129">1.fok: Edzettség: +1</text:p>
            <text:p text:style-name="P129">2.fok: Edzettség: +2</text:p>
          </table:table-cell>
          <table:table-cell table:style-name="Táblázat43.E2" office:value-type="string">
            <text:p text:style-name="P361"><text:span text:style-name="T9">Alapeset</text:span>: Hosszútáv futásnál Edzettség próba</text:p>
            <text:p text:style-name="P362"><text:span text:style-name="T40">1.fok</text:span>: Hosszút áv futáskor Edzettség próbára +1<text:line-break/><text:tab/>Rövidtávra: Gyorsaság +1</text:p>
            <text:p text:style-name="P362"><text:span text:style-name="T40">2.fok</text:span>: Hosszútáv futáskor Edzettség próbára +2<text:line-break/><text:tab/>Rövidtávra: Gyorsaság: +2</text:p>
          </table:table-cell>
        </table:table-row>
        <table:table-row table:style-name="Táblázat43.1">
          <table:table-cell table:style-name="Táblázat43.A6" office:value-type="string">
            <text:p text:style-name="P124"/>
          </table:table-cell>
          <table:table-cell table:style-name="Táblázat43.B2" office:value-type="string">
            <text:p text:style-name="P129">Kötéltánc</text:p>
            <text:p text:style-name="P143">Nem lesz, aki ezt felvenné..</text:p>
            <text:p text:style-name="P143">(legyen 1 fokú?)</text:p>
          </table:table-cell>
          <table:table-cell table:style-name="Táblázat43.B2" office:value-type="string">
            <text:p text:style-name="P129">2 fok</text:p>
          </table:table-cell>
          <table:table-cell table:style-name="Táblázat43.B2" office:value-type="string">
            <text:p text:style-name="P129">Akrobatika: <text:span text:style-name="T87">???</text:span></text:p>
          </table:table-cell>
          <table:table-cell table:style-name="Táblázat43.E2" office:value-type="string">
            <text:p text:style-name="_5b_RPG_5d__20_Táblázat_20_-_20_Fortély_20_hatás"><text:span text:style-name="T9">Alapeset</text:span>: Akrobatikára dobhatsz kötéltáncos szituációban <text:span text:style-name="T87">(-6)-al</text:span></text:p>
            <text:p text:style-name="_5b_RPG_5d__20_Táblázat_20_-_20_Fortély_20_hatás"><text:span text:style-name="T42">1.fok</text:span>: Akrobatikára dobhatsz kötéltáncos szituációban (-2)-vel</text:p>
            <text:p text:style-name="_5b_RPG_5d__20_Táblázat_20_-_20_Fortély_20_hatás"><text:span text:style-name="T42">2.fok</text:span> Akrobatikára dobhatsz kötéltáncos szituációban levonás nélkül</text:p>
          </table:table-cell>
        </table:table-row>
        <table:table-row table:style-name="Táblázat43.1">
          <table:table-cell table:style-name="Táblázat43.A3" office:value-type="string">
            <text:p text:style-name="P124"/>
          </table:table-cell>
          <table:table-cell table:style-name="Táblázat43.B2" office:value-type="string">
            <text:p text:style-name="P129">Pók</text:p>
          </table:table-cell>
          <table:table-cell table:style-name="Táblázat43.B2" office:value-type="string">
            <text:p text:style-name="P129">1 fok</text:p>
          </table:table-cell>
          <table:table-cell table:style-name="Táblázat43.B2" office:value-type="string">
            <text:p text:style-name="P129">Mászás: +6<text:line-break/>Ügyesség: +2</text:p>
          </table:table-cell>
          <table:table-cell table:style-name="Táblázat43.E2" office:value-type="string">
            <text:p text:style-name="_5b_RPG_5d__20_Táblázat_20_-_20_Fortély_20_hatás">Gyorsabban tudsz mászni. <text:span text:style-name="T87">Kifejteni.</text:span></text:p>
          </table:table-cell>
        </table:table-row>
        <table:table-row table:style-name="Táblázat43.1">
          <table:table-cell table:style-name="Táblázat43.A3" office:value-type="string">
            <text:p text:style-name="P124"/>
          </table:table-cell>
          <table:table-cell table:style-name="Táblázat43.B2" office:value-type="string">
            <text:p text:style-name="P129">Suhanó árnyék </text:p>
          </table:table-cell>
          <table:table-cell table:style-name="Táblázat43.B2" office:value-type="string">
            <text:p text:style-name="P129">1 fok</text:p>
          </table:table-cell>
          <table:table-cell table:style-name="Táblázat43.B2" office:value-type="string">
            <text:p text:style-name="P129">Lopózás/Rejtőzés: +6</text:p>
            <text:p text:style-name="P129">Ügyesség: +1</text:p>
          </table:table-cell>
          <table:table-cell table:style-name="Táblázat43.E2" office:value-type="string">
            <text:p text:style-name="_5b_RPG_5d__20_Táblázat_20_-_20_Fortély_20_hatás">Gyorsabban tudsz lopózni. <text:s/><text:span text:style-name="T87">Kifejteni</text:span></text:p>
          </table:table-cell>
        </table:table-row>
        <text:soft-page-break/>
        <table:table-row table:style-name="Táblázat43.1">
          <table:table-cell table:style-name="Táblázat43.A3" office:value-type="string">
            <text:p text:style-name="P124"/>
          </table:table-cell>
          <table:table-cell table:style-name="Táblázat43.B2" office:value-type="string">
            <text:p text:style-name="P129">Szabotőr</text:p>
          </table:table-cell>
          <table:table-cell table:style-name="Táblázat43.B2" office:value-type="string">
            <text:p text:style-name="P129">1 fok</text:p>
          </table:table-cell>
          <table:table-cell table:style-name="Táblázat43.B2" office:value-type="string">
            <text:p text:style-name="P129">Mechanika: <text:span text:style-name="T67">3.szint</text:span></text:p>
          </table:table-cell>
          <table:table-cell table:style-name="Táblázat43.E2" office:value-type="string">
            <text:p text:style-name="_5b_RPG_5d__20_Táblázat_20_-_20_Fortély_20_hatás">Ha egy csapdát akarsz hatástalanítani, vagy mechanikus szerkezetet tönkretenni, akkor a Mechanika képzettségpróbára +6 bónusz jár. Csak már felfedezett csapdákra vonatkozik!</text:p>
          </table:table-cell>
        </table:table-row>
        <table:table-row table:style-name="Táblázat43.1">
          <table:table-cell table:style-name="Táblázat43.A6" office:value-type="string">
            <text:p text:style-name="P124"/>
          </table:table-cell>
          <table:table-cell table:style-name="Táblázat43.B2" office:value-type="string">
            <text:p text:style-name="P129">Százarcú</text:p>
          </table:table-cell>
          <table:table-cell table:style-name="Táblázat43.B2" office:value-type="string">
            <text:p text:style-name="P129">2 fok</text:p>
          </table:table-cell>
          <table:table-cell table:style-name="Táblázat43.B2" office:value-type="string">
            <text:p text:style-name="P129">1.fok:</text:p>
            <text:p text:style-name="P129">Álcázás/Álruha: 4.szint</text:p>
            <text:p text:style-name="P129">2.fok:</text:p>
            <text:p text:style-name="P130">Álcázás/Álruha: 8.szint</text:p>
          </table:table-cell>
          <table:table-cell table:style-name="Táblázat43.E2" office:value-type="string">
            <text:p text:style-name="_5b_RPG_5d__20_Táblázat_20_-_20_Fortély_20_hatás">Rögtönzött kellékekből is képes vagy álruhát barkácsolni. Gyorsan át tudsz változni. Ne feledjük: <text:span text:style-name="T88">ilyen esetekben a próba célszáma növekszik!</text:span></text:p>
            <text:p text:style-name="_5b_RPG_5d__20_Táblázat_20_-_20_Fortély_20_hatás"><text:span text:style-name="T85">Alapeset</text:span><text:span text:style-name="T84">::</text:span><text:span text:style-name="T88"> </text:span><text:span text:style-name="T84">Gyors átöltözéskor <text:s/>körülménytől függően + [1-6]-al nőhet a képzettségpróba nehézsége.</text:span><text:line-break/><text:span text:style-name="T42">1.fok:</text:span><text:span text:style-name="T67"> A gyors átöltözés büntetését 3-al csökkentheted képzettségpróbánál. </text:span></text:p>
            <text:p text:style-name="_5b_RPG_5d__20_Táblázat_20_-_20_Fortély_20_hatás"><text:span text:style-name="T42">2.fok</text:span><text:span text:style-name="T9">:</text:span> <text:span text:style-name="T67">A gyors átöltözés büntetését 6-al csökkentheted képzettségpróbánál. </text:span></text:p>
          </table:table-cell>
        </table:table-row>
        <table:table-row table:style-name="Táblázat43.1">
          <table:table-cell table:style-name="Táblázat43.A3" office:value-type="string">
            <text:p text:style-name="P124"/>
          </table:table-cell>
          <table:table-cell table:style-name="Táblázat43.B2" office:value-type="string">
            <text:p text:style-name="P129">Villámgyors keresés</text:p>
          </table:table-cell>
          <table:table-cell table:style-name="Táblázat43.B2" office:value-type="string">
            <text:p text:style-name="P130">1 fok</text:p>
          </table:table-cell>
          <table:table-cell table:style-name="Táblázat43.B2" office:value-type="string">
            <text:p text:style-name="P129">Keresés: <text:span text:style-name="T87">???</text:span></text:p>
          </table:table-cell>
          <table:table-cell table:style-name="Táblázat43.E2" office:value-type="string">
            <text:p text:style-name="_5b_RPG_5d__20_Táblázat_20_-_20_Fortély_20_hatás">Alapesetben ha gyorsabban akarsz valamit megtalálni, akkor emelkedik a célszám. A Villámgyors keresés ilyen helyzetekben 3-al mérsékeli a célszám emelkedést.</text:p>
          </table:table-cell>
        </table:table-row>
        <table:table-row table:style-name="Táblázat43.1">
          <table:table-cell table:style-name="Táblázat43.A3" office:value-type="string">
            <text:p text:style-name="P124"/>
          </table:table-cell>
          <table:table-cell table:style-name="Táblázat43.B2" office:value-type="string">
            <text:p text:style-name="P129">Zártörő</text:p>
          </table:table-cell>
          <table:table-cell table:style-name="Táblázat43.B2" office:value-type="string">
            <text:p text:style-name="P130">1 fok</text:p>
          </table:table-cell>
          <table:table-cell table:style-name="Táblázat43.B2" office:value-type="string">
            <text:p text:style-name="P129">Zárnyitás: <text:span text:style-name="T87">???</text:span></text:p>
          </table:table-cell>
          <table:table-cell table:style-name="Táblázat43.E2" office:value-type="string">
            <text:p text:style-name="_5b_RPG_5d__20_Táblázat_20_-_20_Fortély_20_hatás">Alapesetben ha gyorsabban akarsz kinyitni egy zárat, akkor emelkedik a célszám. A „Zártörő” fortély ilyen helyzetekben 3-al <text:span text:style-name="T88">mérsékeli a</text:span><text:span text:style-name="T89"> célszám emelkedést</text:span>.</text:p>
          </table:table-cell>
        </table:table-row>
      </table:table>
      <text:p text:style-name="Standard"/>
      <text:p text:style-name="Standard"/>
      <text:h text:style-name="Heading_20_3" text:outline-level="3">Titkos alvilági fortélyok</text:h>
      <table:table table:name="Táblázat68" table:style-name="Táblázat68">
        <table:table-column table:style-name="Táblázat68.A"/>
        <table:table-column table:style-name="Táblázat68.B"/>
        <table:table-column table:style-name="Táblázat68.C"/>
        <table:table-column table:style-name="Táblázat68.D"/>
        <table:table-column table:style-name="Táblázat68.E"/>
        <table:table-row>
          <table:table-cell table:style-name="Táblázat68.A1" office:value-type="string">
            <text:p text:style-name="_5b_RPG_5d__20_Táblázatfejléc"/>
          </table:table-cell>
          <table:table-cell table:style-name="Táblázat68.A1" office:value-type="string">
            <text:p text:style-name="_5b_RPG_5d__20_Táblázatfejléc">Fortély neve</text:p>
          </table:table-cell>
          <table:table-cell table:style-name="Táblázat68.A1" office:value-type="string">
            <text:p text:style-name="_5b_RPG_5d__20_Táblázatfejléc">Max fok</text:p>
          </table:table-cell>
          <table:table-cell table:style-name="Táblázat68.A1" office:value-type="string">
            <text:p text:style-name="_5b_RPG_5d__20_Táblázatfejléc">Követelménye</text:p>
          </table:table-cell>
          <table:table-cell table:style-name="Táblázat68.E1" office:value-type="string">
            <text:p text:style-name="_5b_RPG_5d__20_Táblázatfejléc">Hatás, megjegyzés</text:p>
          </table:table-cell>
        </table:table-row>
        <table:table-row>
          <table:table-cell table:style-name="Táblázat68.A2" office:value-type="string">
            <text:p text:style-name="P124"/>
          </table:table-cell>
          <table:table-cell table:style-name="Táblázat68.B2" office:value-type="string">
            <text:p text:style-name="P129">Élő álca</text:p>
          </table:table-cell>
          <table:table-cell table:style-name="Táblázat68.B2" office:value-type="string">
            <text:p text:style-name="P129">1 fok</text:p>
          </table:table-cell>
          <table:table-cell table:style-name="Táblázat68.B2" office:value-type="string">
            <text:p text:style-name="P129">Álcázás/Álruha: 15.szint</text:p>
          </table:table-cell>
          <table:table-cell table:style-name="Táblázat68.E2" office:value-type="string">
            <text:p text:style-name="P361">Titkos, félmágikus ismeret. Csak az álcázás legnagyobb mesterei ismerik – állítólag.</text:p>
            <text:p text:style-name="P361">Alkalmazója kellékek nélkül is képes átformálni vonásait. A hatás csak annyi lehet, amennyit maszkkészítő eszközökkel is el tudna érni. Például: pár perc alatt szakállat, bajszot növeszt, ráncokat varázsol az arcára, megváltozik szeme színe, stb.</text:p>
          </table:table-cell>
        </table:table-row>
        <table:table-row>
          <table:table-cell table:style-name="Táblázat68.A2" office:value-type="string">
            <text:p text:style-name="P124"/>
          </table:table-cell>
          <table:table-cell table:style-name="Táblázat68.B2" office:value-type="string">
            <text:p text:style-name="P129">Tapadás</text:p>
          </table:table-cell>
          <table:table-cell table:style-name="Táblázat68.B2" office:value-type="string">
            <text:p text:style-name="P129">1 fok</text:p>
          </table:table-cell>
          <table:table-cell table:style-name="Táblázat68.B2" office:value-type="string">
            <text:p text:style-name="P129">Mászás:</text:p>
            <text:p text:style-name="P129">15.szint</text:p>
          </table:table-cell>
          <table:table-cell table:style-name="Táblázat68.E2" office:value-type="string">
            <text:p text:style-name="P361">Titkos, félmágikus ismeret. <text:s/></text:p>
            <text:p text:style-name="P361">Képes vagy pókként megtapadni a falon – akár a mennyezeten is. A kapaszkodáshoz nincs szükséged kiszögelésre.</text:p>
          </table:table-cell>
        </table:table-row>
      </table:table>
      <text:p text:style-name="Standard"/>
      <text:p text:style-name="Standard"/>
      <text:h text:style-name="Heading_20_2" text:outline-level="2">Szociális fortélyok</text:h>
      <text:p text:style-name="Text_20_body">A most következő fortélyok köztes pontot foglalnak el a szerepjáték és a szabályrendszer között. Talán meglepő lehetett, hogy a Szociális képzettségeknél egyedül az Etikett szerepelt, de nem véletlenül! Szeretnénk leszögezni, hogy a meggyőzés, megfélemlítés, befolyásolás, ingerlés, valamint a szónoki helyzetek mind a szerepjáték részei, nem intézhetőek el sima kockadobással. Mikor egy karakter – nem mágikus – befolyással kíván élni – a fenti területekre vonatkozóan – egy másik karakterre, olyankor a KM – a játékos alakítását elbírálva (beleszámítva a karakter jellemrajzát is) – <text:s/>megállapít egy célszámot, ami ellen az áldozatnak (befolyásolt személynek) Emberismeret próbát kell dobnia (de ettől – különösen jó előadás és/vagy tökhülye áldozat esetén, vagy mert úgy tartja kedve – eltekinthet).</text:p>
      <text:p text:style-name="Text_20_body">Hogy a fentiekbe a szabályoknak apró beleszólása lehessen, a karakterek az alább bemutatásra kerülő fortélyokat vehetik fel. Ezek nem okoznak jelentős bónuszokat, mindössze arra jók, hogy a próba nehézségét <text:soft-page-break/>1 fokozattal (<text:span text:style-name="T93">+3</text:span>) (vagy 2.fok esetén 2-vel (<text:span text:style-name="T93">+6)</text:span>) eltolják pozitív irányba, (vagy negatívba, ha a karakternek passzív tudásként van rá szüksége az Emberismeret próbánál, (mert rá próbálnak hatni)).</text:p>
      <text:p text:style-name="Text_20_body">A fentiekből kitűnik, hogy aki nem képes eljátszani egy ilyen helyzetet, az játsszon inkább egy harcosabb beállítottságú karakterrel, ne a számokkal próbálja megoldani hiányosságait.</text:p>
      <text:p text:style-name="Text_20_body">Az alábbi Fortélyokat a játékos csak a KM engedélyével veheti fel, ÉS csak abban az esetben, amennyiben az a karakter előtörténetével és jellemrajzával egyezik.</text:p>
      <text:p text:style-name="Text_20_body">Szót érdemelnek még a politikai cselszövések, mint szociális vonatkozású tevékenységek. Ezek komplex szituációk, melyeket nem vonhatunk be a szabályrendszer alá, mégis egyes területein (pl. információk megszerzése) döntenünk kell. Az ilyen helyzetek kezeléséhez lásd a <text:span text:style-name="_5b_RPG_5d__20_Kiemelt_20_kifejezés">„Mit tudok/tudhatok róla?”</text:span> fejezetet a szabályrendszer <text:span text:style-name="_5b_RPG_5d__20_Kiemelt_20_kifejezés">Szituációk</text:span> főfejezetében!</text:p>
      <text:p text:style-name="Text_20_body"/>
      <text:p text:style-name="P105">TODO: <text:s/>követelményeket kidolgozni hozzájuk.</text:p>
      <table:table table:name="Szociális_fortélyok" table:style-name="Szociális_5f_fortélyok">
        <table:table-column table:style-name="Szociális_5f_fortélyok.A"/>
        <table:table-column table:style-name="Szociális_5f_fortélyok.B"/>
        <table:table-column table:style-name="Szociális_5f_fortélyok.C"/>
        <table:table-column table:style-name="Szociális_5f_fortélyok.D"/>
        <table:table-column table:style-name="Szociális_5f_fortélyok.E"/>
        <table:table-header-rows>
          <table:table-row>
            <table:table-cell table:style-name="Szociális_5f_fortélyok.A1" office:value-type="string">
              <text:p text:style-name="_5b_RPG_5d__20_Táblázatfejléc"/>
            </table:table-cell>
            <table:table-cell table:style-name="Szociális_5f_fortélyok.A1" office:value-type="string">
              <text:p text:style-name="_5b_RPG_5d__20_Táblázatfejléc">Fortély neve</text:p>
            </table:table-cell>
            <table:table-cell table:style-name="Szociális_5f_fortélyok.A1" office:value-type="string">
              <text:p text:style-name="_5b_RPG_5d__20_Táblázatfejléc">Max fok</text:p>
            </table:table-cell>
            <table:table-cell table:style-name="Szociális_5f_fortélyok.A1" office:value-type="string">
              <text:p text:style-name="_5b_RPG_5d__20_Táblázatfejléc">Követelménye</text:p>
            </table:table-cell>
            <table:table-cell table:style-name="Szociális_5f_fortélyok.E1" office:value-type="string">
              <text:p text:style-name="_5b_RPG_5d__20_Táblázatfejléc">Hatás, megjegyzés</text:p>
            </table:table-cell>
          </table:table-row>
        </table:table-header-rows>
        <table:table-row>
          <table:table-cell table:style-name="Szociális_5f_fortélyok.A2" office:value-type="string">
            <text:p text:style-name="_5b_RPG_5d__20_Táblázattartalom_20_1"/>
          </table:table-cell>
          <table:table-cell table:style-name="Szociális_5f_fortélyok.B2" office:value-type="string">
            <text:p text:style-name="_5b_RPG_5d__20_Táblázattartalom_20_1">Szónoklás</text:p>
            <text:p text:style-name="P172">(Agitátorság is ide tartozzon?)</text:p>
          </table:table-cell>
          <table:table-cell table:style-name="Szociális_5f_fortélyok.B2" office:value-type="string">
            <text:p text:style-name="_5b_RPG_5d__20_Táblázattartalom_20_1">2 fok</text:p>
          </table:table-cell>
          <table:table-cell table:style-name="Szociális_5f_fortélyok.B2" office:value-type="string">
            <text:p text:style-name="P163">1.fok: Intelligencia: +1</text:p>
            <text:p text:style-name="P163">Emberismeret: <text:line-break/><text:span text:style-name="T87">? szint</text:span></text:p>
            <text:p text:style-name="P163"/>
            <text:p text:style-name="P163">2.fok: Intelligencia: +1</text:p>
            <text:p text:style-name="P163">Emberismeret:<text:span text:style-name="T87"> <text:line-break/>? szint</text:span></text:p>
          </table:table-cell>
          <table:table-cell table:style-name="Szociális_5f_fortélyok.E2" office:value-type="string">
            <text:p text:style-name="_5b_RPG_5d__20_Táblázattartalom_20_1"><text:span text:style-name="_5b_RPG_5d__20_Kiemelt_20_kifejezés">Aktív alkalmazás</text:span>: áldozatod <text:span text:style-name="T9">1.fokon</text:span> <text:span text:style-name="T3">egy</text:span> fokozattal (<text:span text:style-name="T93">+3), </text:span><text:span text:style-name="T95">2.fokon</text:span><text:span text:style-name="T93"> két fokozattal (+6) </text:span>nehezebb <text:span text:style-name="T93"><text:s/></text:span>Emberismeret próbát dob</text:p>
            <text:p text:style-name="_5b_RPG_5d__20_Táblázattartalom_20_1"><text:span text:style-name="_5b_RPG_5d__20_Kiemelt_20_kifejezés"><text:span text:style-name="T80">Passzív alkalmazás</text:span></text:span><text:span text:style-name="T83">: rád próbálnak hatni és </text:span><text:span text:style-name="T80">1.fok</text:span><text:span text:style-name="T83"> esetén </text:span>egy fokozattal (-3), <text:span text:style-name="T9">2.fokon</text:span> <text:span text:style-name="T93"><text:s/>két fokozattal (-6)</text:span> könnyebb Emberismeret próbát dobsz<text:line-break/>A szónoklat sikerét nagyban növelni képes, a hallgatóság nagy száma. Hogy mennyire, azt ne próbadobás, hanem szerepjáték és a KM döntse el.</text:p>
          </table:table-cell>
        </table:table-row>
        <table:table-row>
          <table:table-cell table:style-name="Szociális_5f_fortélyok.A2" office:value-type="string">
            <text:p text:style-name="_5b_RPG_5d__20_Táblázattartalom_20_1"/>
          </table:table-cell>
          <table:table-cell table:style-name="Szociális_5f_fortélyok.B2" office:value-type="string">
            <text:p text:style-name="_5b_RPG_5d__20_Táblázattartalom_20_1">Meggyőzés</text:p>
          </table:table-cell>
          <table:table-cell table:style-name="Szociális_5f_fortélyok.B2" office:value-type="string">
            <text:p text:style-name="P163">1 fok</text:p>
            <text:p text:style-name="P172">(30 KP)</text:p>
          </table:table-cell>
          <table:table-cell table:style-name="Szociális_5f_fortélyok.B2" office:value-type="string">
            <text:p text:style-name="P163">Intelligencia: +1</text:p>
            <text:p text:style-name="P163">Emberismeret: <text:line-break/><text:span text:style-name="T87">? szint</text:span></text:p>
          </table:table-cell>
          <table:table-cell table:style-name="Szociális_5f_fortélyok.E2" office:value-type="string">
            <text:p text:style-name="_5b_RPG_5d__20_Táblázattartalom_20_1"><text:span text:style-name="_5b_RPG_5d__20_Kiemelt_20_kifejezés">Aktív alkalmazás</text:span>: az áldozatod egy fokozattal nehezebb (<text:span text:style-name="T93">+3) </text:span>Emberismeret próbát dob</text:p>
            <text:p text:style-name="_5b_RPG_5d__20_Táblázattartalom_20_1"><text:span text:style-name="_5b_RPG_5d__20_Kiemelt_20_kifejezés"><text:span text:style-name="T80">Passzív alkalmazás</text:span></text:span><text:span text:style-name="T83">: rád próbálnak hatni és </text:span>egy fokozattal könnyebb (-3) Emberismeret próbát dobsz</text:p>
          </table:table-cell>
        </table:table-row>
        <table:table-row>
          <table:table-cell table:style-name="Szociális_5f_fortélyok.A2" office:value-type="string">
            <text:p text:style-name="_5b_RPG_5d__20_Táblázattartalom_20_1"/>
          </table:table-cell>
          <table:table-cell table:style-name="Szociális_5f_fortélyok.B2" office:value-type="string">
            <text:p text:style-name="_5b_RPG_5d__20_Táblázattartalom_20_1">Megfélemlítés</text:p>
          </table:table-cell>
          <table:table-cell table:style-name="Szociális_5f_fortélyok.B2" office:value-type="string">
            <text:p text:style-name="P163">1 fok</text:p>
          </table:table-cell>
          <table:table-cell table:style-name="Szociális_5f_fortélyok.B2" office:value-type="string">
            <text:p text:style-name="P172">Önuralom: ??</text:p>
            <text:p text:style-name="P163">Emberismeret: <text:line-break/><text:span text:style-name="T87">? szint</text:span></text:p>
          </table:table-cell>
          <table:table-cell table:style-name="Szociális_5f_fortélyok.E2" office:value-type="string">
            <text:p text:style-name="_5b_RPG_5d__20_Táblázattartalom_20_1"><text:span text:style-name="_5b_RPG_5d__20_Kiemelt_20_kifejezés">Aktív alkalmazás</text:span>: áldozatod egy fokozattal nehezebb (<text:span text:style-name="T93">+1) Önuralom</text:span> próbát dob</text:p>
            <text:p text:style-name="_5b_RPG_5d__20_Táblázattartalom_20_1"><text:span text:style-name="_5b_RPG_5d__20_Kiemelt_20_kifejezés"><text:span text:style-name="T80">Passzív alkalmazás</text:span></text:span><text:span text:style-name="T83">: rád próbálnak hatni és </text:span>egy fokozattal könnyebb (-1) Önuralom próbát dobsz</text:p>
          </table:table-cell>
        </table:table-row>
        <table:table-row>
          <table:table-cell table:style-name="Szociális_5f_fortélyok.A2" office:value-type="string">
            <text:p text:style-name="_5b_RPG_5d__20_Táblázattartalom_20_1"/>
          </table:table-cell>
          <table:table-cell table:style-name="Szociális_5f_fortélyok.B2" office:value-type="string">
            <text:p text:style-name="_5b_RPG_5d__20_Táblázattartalom_20_1">Hidegvér </text:p>
          </table:table-cell>
          <table:table-cell table:style-name="Szociális_5f_fortélyok.B2" office:value-type="string">
            <text:p text:style-name="P163">1 fok</text:p>
          </table:table-cell>
          <table:table-cell table:style-name="Szociális_5f_fortélyok.B2" office:value-type="string">
            <text:p text:style-name="P163">Önuralom: <text:span text:style-name="T87">+2</text:span></text:p>
            <text:p text:style-name="P172">???</text:p>
          </table:table-cell>
          <table:table-cell table:style-name="Szociális_5f_fortélyok.E2" office:value-type="string">
            <text:p text:style-name="_5b_RPG_5d__20_Táblázattartalom_20_1"><text:span text:style-name="_5b_RPG_5d__20_Kiemelt_20_kifejezés">Csak </text:span><text:span text:style-name="_5b_RPG_5d__20_Kiemelt_20_kifejezés"><text:span text:style-name="T9">Passzívan</text:span></text:span><text:span text:style-name="_5b_RPG_5d__20_Kiemelt_20_kifejezés"> alkalmazható.</text:span> Nehezebb kibillenteni a nyugalmadból:</text:p>
            <text:p text:style-name="P163">- Nem mágikus befolyást célzó, önuralmat érintő Önuralom próbákra: <text:span text:style-name="T92">+</text:span>1</text:p>
            <text:p text:style-name="P163">- Asztrális ellenállás nő: <text:span text:style-name="T98">+1 AME</text:span></text:p>
          </table:table-cell>
        </table:table-row>
        <table:table-row>
          <table:table-cell table:style-name="Szociális_5f_fortélyok.A2" office:value-type="string">
            <text:p text:style-name="_5b_RPG_5d__20_Táblázattartalom_20_1"/>
          </table:table-cell>
          <table:table-cell table:style-name="Szociális_5f_fortélyok.B2" office:value-type="string">
            <text:p text:style-name="_5b_RPG_5d__20_Táblázattartalom_20_1">Tiszta fej (1 fokú)</text:p>
          </table:table-cell>
          <table:table-cell table:style-name="Szociális_5f_fortélyok.B2" office:value-type="string">
            <text:p text:style-name="P163">1 fok</text:p>
          </table:table-cell>
          <table:table-cell table:style-name="Szociális_5f_fortélyok.B2" office:value-type="string">
            <text:p text:style-name="P326">Intelligencia: +2</text:p>
            <text:p text:style-name="P326">Önuralom: +1</text:p>
            <text:p text:style-name="P172">???</text:p>
          </table:table-cell>
          <table:table-cell table:style-name="Szociális_5f_fortélyok.E2" office:value-type="string">
            <text:p text:style-name="_5b_RPG_5d__20_Táblázattartalom_20_1"><text:span text:style-name="_5b_RPG_5d__20_Kiemelt_20_kifejezés">Csak Passzívan alkalmazható.</text:span> <text:line-break/>Nehezebben befolyásolnak.</text:p>
            <text:p text:style-name="P163">- Nem mágikus gondolati befolyást célzó Intelligencia próbákra: <text:span text:style-name="T92">+</text:span>1 bónusz</text:p>
            <text:p text:style-name="P163">- Mentális ellenállás nő: <text:span text:style-name="T98">+1 MME</text:span></text:p>
          </table:table-cell>
        </table:table-row>
        <table:table-row>
          <table:table-cell table:style-name="Szociális_5f_fortélyok.A7" office:value-type="string">
            <text:p text:style-name="_5b_RPG_5d__20_Táblázattartalom_20_1"/>
          </table:table-cell>
          <table:table-cell table:style-name="Szociális_5f_fortélyok.B2" office:value-type="string">
            <text:p text:style-name="_5b_RPG_5d__20_Táblázattartalom_20_1">Lenyűgözés</text:p>
          </table:table-cell>
          <table:table-cell table:style-name="Szociális_5f_fortélyok.B2" office:value-type="string">
            <text:p text:style-name="P172">???</text:p>
          </table:table-cell>
          <table:table-cell table:style-name="Szociális_5f_fortélyok.B2" office:value-type="string">
            <text:p text:style-name="P172">???</text:p>
          </table:table-cell>
          <table:table-cell table:style-name="Szociális_5f_fortélyok.E2" office:value-type="string">
            <text:p text:style-name="P327"><text:s/>Lehet, hogy nem kell és csak a Tulajdonság próbát tuningol... ????</text:p>
          </table:table-cell>
        </table:table-row>
        <table:table-row>
          <table:table-cell table:style-name="Szociális_5f_fortélyok.A7" office:value-type="string">
            <text:p text:style-name="_5b_RPG_5d__20_Táblázattartalom_20_1"/>
          </table:table-cell>
          <table:table-cell table:style-name="Szociális_5f_fortélyok.B2" office:value-type="string">
            <text:p text:style-name="_5b_RPG_5d__20_Táblázattartalom_20_1">Beilleszkedő</text:p>
          </table:table-cell>
          <table:table-cell table:style-name="Szociális_5f_fortélyok.B2" office:value-type="string">
            <text:p text:style-name="P172">???</text:p>
          </table:table-cell>
          <table:table-cell table:style-name="Szociális_5f_fortélyok.B2" office:value-type="string">
            <text:p text:style-name="P172">???</text:p>
          </table:table-cell>
          <table:table-cell table:style-name="Szociális_5f_fortélyok.E2" office:value-type="string">
            <text:p text:style-name="P292">valszeg nem kell</text:p>
          </table:table-cell>
        </table:table-row>
      </table:table>
      <text:p text:style-name="Text_20_body"/>
      <text:h text:style-name="Heading_20_2" text:outline-level="2">Világi Fortélyok</text:h>
      <text:p text:style-name="P294">Bevezető</text:p>
      <table:table table:name="Táblázat70" table:style-name="Táblázat70">
        <table:table-column table:style-name="Táblázat70.A"/>
        <table:table-column table:style-name="Táblázat70.B"/>
        <table:table-column table:style-name="Táblázat70.C"/>
        <table:table-column table:style-name="Táblázat70.D"/>
        <table:table-column table:style-name="Táblázat70.E"/>
        <table:table-row>
          <table:table-cell table:style-name="Táblázat70.A1" office:value-type="string">
            <text:p text:style-name="_5b_RPG_5d__20_Táblázatfejléc"/>
          </table:table-cell>
          <table:table-cell table:style-name="Táblázat70.A1" office:value-type="string">
            <text:p text:style-name="_5b_RPG_5d__20_Táblázatfejléc">Fortély neve</text:p>
          </table:table-cell>
          <table:table-cell table:style-name="Táblázat70.A1" office:value-type="string">
            <text:p text:style-name="_5b_RPG_5d__20_Táblázatfejléc">Max fok</text:p>
          </table:table-cell>
          <table:table-cell table:style-name="Táblázat70.A1" office:value-type="string">
            <text:p text:style-name="_5b_RPG_5d__20_Táblázatfejléc">Követelménye</text:p>
          </table:table-cell>
          <table:table-cell table:style-name="Táblázat70.E1" office:value-type="string">
            <text:p text:style-name="_5b_RPG_5d__20_Táblázatfejléc">Hatás, megjegyzés</text:p>
          </table:table-cell>
        </table:table-row>
        <table:table-row>
          <table:table-cell table:style-name="Táblázat70.A2" office:value-type="string">
            <text:p text:style-name="P130"/>
          </table:table-cell>
          <table:table-cell table:style-name="Táblázat70.B2" office:value-type="string">
            <text:p text:style-name="P129">Baráti állatok</text:p>
          </table:table-cell>
          <table:table-cell table:style-name="Táblázat70.B2" office:value-type="string">
            <text:p text:style-name="P130">1 fok</text:p>
          </table:table-cell>
          <table:table-cell table:style-name="Táblázat70.B2" office:value-type="string">
            <text:p text:style-name="P129">-</text:p>
          </table:table-cell>
          <table:table-cell table:style-name="Táblázat70.E2" office:value-type="string">
            <text:p text:style-name="_5b_RPG_5d__20_Táblázat_20_-_20_Fortély_20_hatás">Az állatok alapból rokonszenvvel viseltetnek irányodban.</text:p>
          </table:table-cell>
        </table:table-row>
      </table:table>
      <text:p text:style-name="P266"/>
      <text:p text:style-name="Text_20_body"/>
      <text:h text:style-name="Heading_20_2" text:outline-level="2">Tudományos Fortélyok</text:h>
      <text:p text:style-name="P294">Bevezető</text:p>
      <table:table table:name="Tábla2" table:style-name="Tábla2">
        <table:table-column table:style-name="Tábla2.A"/>
        <table:table-column table:style-name="Tábla2.B"/>
        <table:table-column table:style-name="Tábla2.C"/>
        <table:table-column table:style-name="Tábla2.D"/>
        <table:table-column table:style-name="Tábla2.E"/>
        <text:soft-page-break/>
        <table:table-row>
          <table:table-cell table:style-name="Tábla2.A1" office:value-type="string">
            <text:p text:style-name="_5b_RPG_5d__20_Táblázatfejléc"/>
          </table:table-cell>
          <table:table-cell table:style-name="Tábla2.A1" office:value-type="string">
            <text:p text:style-name="_5b_RPG_5d__20_Táblázatfejléc">Fortély neve</text:p>
          </table:table-cell>
          <table:table-cell table:style-name="Tábla2.A1" office:value-type="string">
            <text:p text:style-name="_5b_RPG_5d__20_Táblázatfejléc">Költsége</text:p>
          </table:table-cell>
          <table:table-cell table:style-name="Tábla2.A1" office:value-type="string">
            <text:p text:style-name="_5b_RPG_5d__20_Táblázatfejléc">Követelménye</text:p>
          </table:table-cell>
          <table:table-cell table:style-name="Tábla2.E1" office:value-type="string">
            <text:p text:style-name="_5b_RPG_5d__20_Táblázatfejléc">Hatás, megjegyzés</text:p>
          </table:table-cell>
        </table:table-row>
        <table:table-row>
          <table:table-cell table:style-name="Tábla2.A2" office:value-type="string">
            <text:p text:style-name="P130"/>
          </table:table-cell>
          <table:table-cell table:style-name="Tábla2.B2" office:value-type="string">
            <text:p text:style-name="P129">Írástudó</text:p>
          </table:table-cell>
          <table:table-cell table:style-name="Tábla2.B2" office:value-type="string">
            <text:p text:style-name="P129">10 KP</text:p>
          </table:table-cell>
          <table:table-cell table:style-name="Tábla2.B2" office:value-type="string">
            <text:p text:style-name="P130">Nyelvismeret: 4.szint</text:p>
          </table:table-cell>
          <table:table-cell table:style-name="Tábla2.E2" office:value-type="string">
            <text:p text:style-name="P361">Ismered a betűvésés tudományát</text:p>
          </table:table-cell>
        </table:table-row>
        <table:table-row>
          <table:table-cell table:style-name="Tábla2.A3" office:value-type="string">
            <text:p text:style-name="P130"/>
          </table:table-cell>
          <table:table-cell table:style-name="Tábla2.B2" office:value-type="string">
            <text:p text:style-name="P129">Nyelvtehetség</text:p>
          </table:table-cell>
          <table:table-cell table:style-name="Tábla2.B2" office:value-type="string">
            <text:p text:style-name="P129">???</text:p>
          </table:table-cell>
          <table:table-cell table:style-name="Tábla2.B2" office:value-type="string">
            <text:p text:style-name="P134">???</text:p>
          </table:table-cell>
          <table:table-cell table:style-name="Tábla2.E2" office:value-type="string">
            <text:p text:style-name="_5b_RPG_5d__20_Táblázat_20_-_20_Fortély_20_hatás">Esetleg kevesebb KP-ért tanulhatna nyelveket.</text:p>
          </table:table-cell>
        </table:table-row>
      </table:table>
      <text:p text:style-name="Standard"/>
      <text:p text:style-name="Standard"/>
      <text:h text:style-name="Heading_20_2" text:outline-level="2">Művészeti Fortélyok</text:h>
      <text:p text:style-name="P294">Bevezető</text:p>
      <table:table table:name="Tábla4" table:style-name="Tábla4">
        <table:table-column table:style-name="Tábla4.A"/>
        <table:table-column table:style-name="Tábla4.B"/>
        <table:table-column table:style-name="Tábla4.C"/>
        <table:table-column table:style-name="Tábla4.D"/>
        <table:table-column table:style-name="Tábla4.E"/>
        <table:table-row>
          <table:table-cell table:style-name="Tábla4.A1" office:value-type="string">
            <text:p text:style-name="_5b_RPG_5d__20_Táblázatfejléc"/>
          </table:table-cell>
          <table:table-cell table:style-name="Tábla4.A1" office:value-type="string">
            <text:p text:style-name="_5b_RPG_5d__20_Táblázatfejléc">Fortély neve</text:p>
          </table:table-cell>
          <table:table-cell table:style-name="Tábla4.A1" office:value-type="string">
            <text:p text:style-name="_5b_RPG_5d__20_Táblázatfejléc">Max fok</text:p>
          </table:table-cell>
          <table:table-cell table:style-name="Tábla4.A1" office:value-type="string">
            <text:p text:style-name="_5b_RPG_5d__20_Táblázatfejléc">Követelménye</text:p>
          </table:table-cell>
          <table:table-cell table:style-name="Tábla4.E1" office:value-type="string">
            <text:p text:style-name="_5b_RPG_5d__20_Táblázatfejléc">Hatás, megjegyzés</text:p>
          </table:table-cell>
        </table:table-row>
        <table:table-row>
          <table:table-cell table:style-name="Tábla4.A2" office:value-type="string">
            <text:p text:style-name="_5b_RPG_5d__20_Táblázattartalom_20_1"/>
          </table:table-cell>
          <table:table-cell table:style-name="Tábla4.A2" office:value-type="string">
            <text:p text:style-name="_5b_RPG_5d__20_Táblázattartalom_20_1"/>
          </table:table-cell>
          <table:table-cell table:style-name="Tábla4.A2" office:value-type="string">
            <text:p text:style-name="_5b_RPG_5d__20_Táblázattartalom_20_1"/>
          </table:table-cell>
          <table:table-cell table:style-name="Tábla4.A2" office:value-type="string">
            <text:p text:style-name="_5b_RPG_5d__20_Táblázattartalom_20_1"/>
          </table:table-cell>
          <table:table-cell table:style-name="Tábla4.E2" office:value-type="string">
            <text:p text:style-name="_5b_RPG_5d__20_Táblázat_20_-_20_Fortély_20_hatás"/>
          </table:table-cell>
        </table:table-row>
        <table:table-row>
          <table:table-cell table:style-name="Tábla4.A2" office:value-type="string">
            <text:p text:style-name="_5b_RPG_5d__20_Táblázattartalom_20_1"/>
          </table:table-cell>
          <table:table-cell table:style-name="Tábla4.A2" office:value-type="string">
            <text:p text:style-name="_5b_RPG_5d__20_Táblázattartalom_20_1"/>
          </table:table-cell>
          <table:table-cell table:style-name="Tábla4.A2" office:value-type="string">
            <text:p text:style-name="_5b_RPG_5d__20_Táblázattartalom_20_1"/>
          </table:table-cell>
          <table:table-cell table:style-name="Tábla4.A2" office:value-type="string">
            <text:p text:style-name="_5b_RPG_5d__20_Táblázattartalom_20_1"/>
          </table:table-cell>
          <table:table-cell table:style-name="Tábla4.E2" office:value-type="string">
            <text:p text:style-name="_5b_RPG_5d__20_Táblázat_20_-_20_Fortély_20_hatás"/>
          </table:table-cell>
        </table:table-row>
      </table:table>
      <text:p text:style-name="Text_20_body"/>
      <text:h text:style-name="Heading_20_2" text:outline-level="2">Mágikus, misztikus fortélyok</text:h>
      <text:p text:style-name="P294">TODO</text:p>
      <text:p text:style-name="Text_20_body"/>
      <table:table table:name="Táblázat71" table:style-name="Táblázat71">
        <table:table-column table:style-name="Táblázat71.A"/>
        <table:table-column table:style-name="Táblázat71.B"/>
        <table:table-column table:style-name="Táblázat71.C"/>
        <table:table-column table:style-name="Táblázat71.D"/>
        <table:table-column table:style-name="Táblázat71.E"/>
        <table:table-row>
          <table:table-cell table:style-name="Táblázat71.A1" office:value-type="string">
            <text:p text:style-name="_5b_RPG_5d__20_Táblázatfejléc"/>
          </table:table-cell>
          <table:table-cell table:style-name="Táblázat71.A1" office:value-type="string">
            <text:p text:style-name="_5b_RPG_5d__20_Táblázatfejléc">Fortély neve</text:p>
          </table:table-cell>
          <table:table-cell table:style-name="Táblázat71.A1" office:value-type="string">
            <text:p text:style-name="_5b_RPG_5d__20_Táblázatfejléc">Max fok</text:p>
          </table:table-cell>
          <table:table-cell table:style-name="Táblázat71.A1" office:value-type="string">
            <text:p text:style-name="_5b_RPG_5d__20_Táblázatfejléc">Követelménye</text:p>
          </table:table-cell>
          <table:table-cell table:style-name="Táblázat71.E1" office:value-type="string">
            <text:p text:style-name="_5b_RPG_5d__20_Táblázatfejléc">Hatás, megjegyzés</text:p>
          </table:table-cell>
        </table:table-row>
        <table:table-row>
          <table:table-cell table:style-name="Táblázat71.A2" office:value-type="string">
            <text:p text:style-name="P130"/>
          </table:table-cell>
          <table:table-cell table:style-name="Táblázat71.B2" office:value-type="string">
            <text:p text:style-name="P129">Elemi sík nyelve</text:p>
          </table:table-cell>
          <table:table-cell table:style-name="Táblázat71.B2" office:value-type="string">
            <text:p text:style-name="P129">1</text:p>
          </table:table-cell>
          <table:table-cell table:style-name="Táblázat71.B2" office:value-type="string">
            <text:p text:style-name="P130">Elemi mágia – 9.szint</text:p>
            <text:p text:style-name="P147">???</text:p>
          </table:table-cell>
          <table:table-cell table:style-name="Táblázat71.E2" office:value-type="string">
            <text:p text:style-name="P361">Képes vagy kommunikálni egy általad választott őselemi sík lakóival.</text:p>
          </table:table-cell>
        </table:table-row>
      </table:table>
      <text:h text:style-name="Heading_20_2" text:outline-level="2"><text:soft-page-break/>Pszí fortélyok</text:h>
      <table:table table:name="Táblázat72" table:style-name="Táblázat72">
        <table:table-column table:style-name="Táblázat72.A"/>
        <table:table-column table:style-name="Táblázat72.B"/>
        <table:table-column table:style-name="Táblázat72.C"/>
        <table:table-column table:style-name="Táblázat72.D"/>
        <table:table-column table:style-name="Táblázat72.E"/>
        <table:table-row>
          <table:table-cell table:style-name="Táblázat72.A1" office:value-type="string">
            <text:p text:style-name="_5b_RPG_5d__20_Táblázatfejléc"/>
          </table:table-cell>
          <table:table-cell table:style-name="Táblázat72.A1" office:value-type="string">
            <text:p text:style-name="_5b_RPG_5d__20_Táblázatfejléc">Fortély neve</text:p>
          </table:table-cell>
          <table:table-cell table:style-name="Táblázat72.A1" office:value-type="string">
            <text:p text:style-name="_5b_RPG_5d__20_Táblázatfejléc">Max fok</text:p>
          </table:table-cell>
          <table:table-cell table:style-name="Táblázat72.A1" office:value-type="string">
            <text:p text:style-name="_5b_RPG_5d__20_Táblázatfejléc">Követelménye</text:p>
          </table:table-cell>
          <table:table-cell table:style-name="Táblázat72.E1" office:value-type="string">
            <text:p text:style-name="_5b_RPG_5d__20_Táblázatfejléc">Hatás, megjegyzés</text:p>
          </table:table-cell>
        </table:table-row>
        <table:table-row>
          <table:table-cell table:style-name="Táblázat72.A2" office:value-type="string">
            <text:p text:style-name="P158"/>
          </table:table-cell>
          <table:table-cell table:style-name="Táblázat72.A2" office:value-type="string">
            <text:p text:style-name="P158">Pszí alkalmazás</text:p>
          </table:table-cell>
          <table:table-cell table:style-name="Táblázat72.A2" office:value-type="string">
            <text:p text:style-name="P158">4 </text:p>
            <text:p text:style-name="P159">(5?)</text:p>
          </table:table-cell>
          <table:table-cell table:style-name="Táblázat72.A2" office:value-type="string">
            <text:p text:style-name="P158">1.fok: </text:p>
            <text:p text:style-name="P158">Intelligencia: 0, Önuralom: +1</text:p>
            <text:p text:style-name="P158"><text:line-break/>2.fok: <text:line-break/>Intelligencia: 0, Önuralom: 0, Összpontosítás: 3. szint,<text:line-break/>legalább egy pszí-iskola 3.szinten</text:p>
            <text:p text:style-name="P158"><text:line-break/>3.fok: </text:p>
            <text:p text:style-name="P158">Intelligencia: +1, Önuralom: +2, Összpontosítás: 6.szint, <text:line-break/>legalább egy pszí-iskola 6.szinten</text:p>
            <text:p text:style-name="P158"><text:line-break/>4.fok: </text:p>
            <text:p text:style-name="P158">Intelligencia: +2, Önuralom: +3, Összpontosítás: 9.szint, <text:line-break/>legalább egy pszí-iskola <text:span text:style-name="T87">12.szinten</text:span></text:p>
            <text:p text:style-name="P158"/>
            <text:p text:style-name="P158">5.fok:</text:p>
            <text:p text:style-name="P158">ki tudja...?</text:p>
          </table:table-cell>
          <table:table-cell table:style-name="Táblázat72.E2" office:value-type="string">
            <text:p text:style-name="P387">1.fok:</text:p>
            <text:p text:style-name="P387">Ha valaki felveszi 1.fokon a Pszí alkalmazás fortélyt, akkor választania kell egy pszí tradíciót is, amit kötelezően azonnal növelnie is kell legalább 1.képzettség-szintre.</text:p>
            <text:list text:style-name="L27">
              <text:list-item>
                <text:p text:style-name="P753">Szintenként 4Ψp vehető fel</text:p>
              </text:list-item>
              <text:list-item>
                <text:p text:style-name="P753">Passzív: az alkalmazó csak magára képes a diszciplínákat alkalmazni</text:p>
              </text:list-item>
              <text:list-item>
                <text:p text:style-name="P753">Pszí pontok visszatérése meditációban: 1 óra alatt</text:p>
              </text:list-item>
            </text:list>
            <text:p text:style-name="P387"/>
            <text:p text:style-name="P388">TODO: beírni a többit is!!</text:p>
            <text:p text:style-name="P387"/>
            <text:p text:style-name="P387"/>
          </table:table-cell>
        </table:table-row>
      </table:table>
      <text:p text:style-name="P42"/>
      <text:p text:style-name="P42"/>
      <text:h text:style-name="P10" text:outline-level="1">Harcértékek</text:h>
      <text:p text:style-name="Standard">KÉ = 10 + (2 x Gyorsaság) + Tapasztakati szint + <text:span text:style-name="T16">Harcmodor bónusza</text:span><text:span text:style-name="T18"> + Fegyver KÉ</text:span></text:p>
      <text:list text:style-name="L28">
        <text:list-item>
          <text:p text:style-name="P790">Mesterfegyver fortély: fokonként +<text:change-start text:change-id="ct127241512"/>2<text:change-end text:change-id="ct127241512"/><text:change text:change-id="ct127241616"/> KÉ</text:p>
        </text:list-item>
        <text:list-item>
          <text:p text:style-name="P790">Gyors kezdeményezés: +4</text:p>
        </text:list-item>
      </text:list>
      <text:p text:style-name="Standard">VÉ = 100 + 2 x (Ügyesség + Gyorsaság) + Pajzs VÉ + HM + <text:span text:style-name="T16">Harcmodor bónusza</text:span><text:span text:style-name="T18"> + Fegyver VÉ</text:span></text:p>
      <text:list text:style-name="L29">
        <text:list-item>
          <text:p text:style-name="P792">Mesterfegyver fortély: fokonként +<text:change-start text:change-id="ct71627624"/>3<text:change-end text:change-id="ct71627624"/><text:change text:change-id="ct71477544"/> VÉ</text:p>
        </text:list-item>
        <text:list-item>
          <text:p text:style-name="P800">Nehézvértviselet – 3.fok: félvért +5VÉ, teljes vért +10VÉ</text:p>
        </text:list-item>
        <text:list-item>
          <text:p text:style-name="P800">Vért MGT büntetés: lásd a „Vértviselet” fortély leírását.</text:p>
        </text:list-item>
      </text:list>
      <text:p text:style-name="P54">TÉ = 20 + 2 x (Erő + Ügyesség + Gyorsaság) + HM + <text:span text:style-name="T16">Harcmodor bónusza</text:span><text:span text:style-name="T18"> + Fegyver TÉ</text:span></text:p>
      <text:list text:style-name="L29">
        <text:list-item text:start-value="1">
          <text:p text:style-name="P802">Mesterfegyver fortély: fokonként +<text:change-start text:change-id="ct195417768"/>3<text:change-end text:change-id="ct195417768"/><text:change text:change-id="ct195417872"/> TÉ</text:p>
        </text:list-item>
      </text:list>
      <text:p text:style-name="P60">CÉ = (-30) + (2 x Önuralom) + CM + <text:span text:style-name="T16">Harcmodor bónusza</text:span><text:span text:style-name="T18"> + Fegyver CÉ</text:span></text:p>
      <text:list text:style-name="L29">
        <text:list-item text:start-value="1">
          <text:p text:style-name="P802">Mesterfegyver fortély: fokonként +<text:change-start text:change-id="ct188200224"/>3<text:change-end text:change-id="ct188200224"/><text:change text:change-id="ct188200328"/> CÉ</text:p>
        </text:list-item>
      </text:list>
      <text:p text:style-name="P64"><text:s/></text:p>
      <text:p text:style-name="P7">Harcérték módosítók</text:p>
      <text:p text:style-name="P54">Szintenként <text:span text:style-name="T9">maximum (6+Ügyesség) HM</text:span> osztható el a TÉ és VÉ között és <text:span text:style-name="T64">külön</text:span> <text:span text:style-name="T9">max 4</text:span> tehető a CÉ-re (CM). A HM-eket KP-ból lehet (nem kötelező) felvenni: <text:s/><text:span text:style-name="T9">1HM=</text:span><text:change-start text:change-id="ct71293104"/><text:span text:style-name="T9">5</text:span><text:change-end text:change-id="ct71293104"/><text:change text:change-id="ct197325872"/><text:span text:style-name="T9">KP</text:span></text:p>
      <text:p text:style-name="P57"/>
      <table:table table:name="Tábla20" table:style-name="Tábla20">
        <table:table-column table:style-name="Tábla20.A"/>
        <table:table-row>
          <table:table-cell table:style-name="Tábla20.A1" office:value-type="string">
            <text:p text:style-name="P59">Egy konkrét sima (nem CÉ) harcértéket szintenként maximum 5-el lehet növelni!</text:p>
          </table:table-cell>
        </table:table-row>
      </table:table>
      <text:p text:style-name="P64"><text:s/></text:p>
      <text:p text:style-name="P63"/>
      <text:section text:style-name="Sect6" text:name="Szakasz4">
        <text:p text:style-name="P16">Harcmodor képzettségek szintjei és bónuszaik</text:p>
        <table:table table:name="Táblázat15" table:style-name="Táblázat15">
          <table:table-column table:style-name="Táblázat15.A"/>
          <table:table-column table:style-name="Táblázat15.B"/>
          <table:table-header-rows>
            <table:table-row>
              <table:table-cell table:style-name="Táblázat15.A1" office:value-type="string">
                <text:p text:style-name="P304">Szint</text:p>
              </table:table-cell>
              <table:table-cell table:style-name="Táblázat15.B1" office:value-type="string">
                <text:p text:style-name="P305">Harcmodor bónusza</text:p>
              </table:table-cell>
            </table:table-row>
          </table:table-header-rows>
          <table:table-row>
            <table:table-cell table:style-name="Táblázat15.A2" office:value-type="string">
              <text:p text:style-name="P274">Képzetlen</text:p>
            </table:table-cell>
            <table:table-cell table:style-name="Táblázat15.B2" office:value-type="string">
              <text:p text:style-name="P274">KÉ: -20, TÉ: -30, VÉ:-30, CÉ: -30</text:p>
            </table:table-cell>
          </table:table-row>
          <table:table-row>
            <table:table-cell table:style-name="Táblázat15.A2" office:value-type="string">
              <text:p text:style-name="P274">1</text:p>
            </table:table-cell>
            <table:table-cell table:style-name="Táblázat15.B2" office:value-type="string">
              <text:p text:style-name="P274">csak -10KÉ, -20 TÉ,VÉ,CÉ</text:p>
            </table:table-cell>
          </table:table-row>
          <table:table-row>
            <table:table-cell table:style-name="Táblázat15.A2" office:value-type="string">
              <text:p text:style-name="P274">2</text:p>
            </table:table-cell>
            <table:table-cell table:style-name="Táblázat15.B2" office:value-type="string">
              <text:p text:style-name="P274">csak -5KÉ, -10 TÉ,VÉ,CÉ</text:p>
            </table:table-cell>
          </table:table-row>
          <table:table-row>
            <table:table-cell table:style-name="Táblázat15.A2" office:value-type="string">
              <text:p text:style-name="P274">3</text:p>
            </table:table-cell>
            <table:table-cell table:style-name="Táblázat15.B2" office:value-type="string">
              <text:p text:style-name="P274">0</text:p>
            </table:table-cell>
          </table:table-row>
          <table:table-row>
            <table:table-cell table:style-name="Táblázat15.A2" office:value-type="string">
              <text:p text:style-name="P274">4</text:p>
            </table:table-cell>
            <table:table-cell table:style-name="Táblázat15.B2" office:value-type="string">
              <text:p text:style-name="P274">+1 KÉ ; +2 TÉ,VÉ,CÉ</text:p>
            </table:table-cell>
          </table:table-row>
          <table:table-row>
            <table:table-cell table:style-name="Táblázat15.A2" office:value-type="string">
              <text:p text:style-name="P274">5</text:p>
            </table:table-cell>
            <table:table-cell table:style-name="Táblázat15.B2" office:value-type="string">
              <text:p text:style-name="P274">+2 KÉ ; +4TÉ,VÉ,CÉ</text:p>
            </table:table-cell>
          </table:table-row>
          <table:table-row>
            <table:table-cell table:style-name="Táblázat15.A2" office:value-type="string">
              <text:p text:style-name="P274">6</text:p>
            </table:table-cell>
            <table:table-cell table:style-name="Táblázat15.B2" office:value-type="string">
              <text:p text:style-name="P274">+3 KÉ ; +6 TÉ,VÉ,CÉ</text:p>
            </table:table-cell>
          </table:table-row>
          <table:table-row>
            <table:table-cell table:style-name="Táblázat15.A2" office:value-type="string">
              <text:p text:style-name="P274">7</text:p>
            </table:table-cell>
            <table:table-cell table:style-name="Táblázat15.B2" office:value-type="string">
              <text:p text:style-name="P277">+4 KÉ ; +8 TÉ,VÉ,CÉ</text:p>
            </table:table-cell>
          </table:table-row>
          <table:table-row>
            <table:table-cell table:style-name="Táblázat15.A2" office:value-type="string">
              <text:p text:style-name="P274">8</text:p>
            </table:table-cell>
            <table:table-cell table:style-name="Táblázat15.B2" office:value-type="string">
              <text:p text:style-name="P277">+5 KÉ ; +10 TÉ,VÉ,CÉ</text:p>
            </table:table-cell>
          </table:table-row>
          <table:table-row>
            <table:table-cell table:style-name="Táblázat15.A2" office:value-type="string">
              <text:p text:style-name="P274">9</text:p>
            </table:table-cell>
            <table:table-cell table:style-name="Táblázat15.B2" office:value-type="string">
              <text:p text:style-name="P277">+6 KÉ ; +12 TÉ,VÉ,CÉ</text:p>
            </table:table-cell>
          </table:table-row>
          <table:table-row>
            <table:table-cell table:style-name="Táblázat15.A2" office:value-type="string">
              <text:p text:style-name="P274">10</text:p>
            </table:table-cell>
            <table:table-cell table:style-name="Táblázat15.B2" office:value-type="string">
              <text:p text:style-name="P274">+7 KÉ ; +14 TÉ,VÉ,CÉ</text:p>
            </table:table-cell>
          </table:table-row>
          <table:table-row>
            <table:table-cell table:style-name="Táblázat15.A2" office:value-type="string">
              <text:p text:style-name="P274">11</text:p>
            </table:table-cell>
            <table:table-cell table:style-name="Táblázat15.B2" office:value-type="string">
              <text:p text:style-name="P274">+8 KÉ ; +16 TÉ,VÉ,CÉ</text:p>
            </table:table-cell>
          </table:table-row>
          <table:table-row>
            <table:table-cell table:style-name="Táblázat15.A2" office:value-type="string">
              <text:p text:style-name="P274">12</text:p>
            </table:table-cell>
            <table:table-cell table:style-name="Táblázat15.B2" office:value-type="string">
              <text:p text:style-name="P274">+9 KÉ ; +18 TÉ,VÉ,CÉ</text:p>
            </table:table-cell>
          </table:table-row>
          <table:table-row>
            <table:table-cell table:style-name="Táblázat15.A2" office:value-type="string">
              <text:p text:style-name="P274">13</text:p>
            </table:table-cell>
            <table:table-cell table:style-name="Táblázat15.B2" office:value-type="string">
              <text:p text:style-name="P274">+10 KÉ ; +20 TÉ,VÉ,CÉ</text:p>
            </table:table-cell>
          </table:table-row>
          <table:table-row>
            <table:table-cell table:style-name="Táblázat15.A2" office:value-type="string">
              <text:p text:style-name="P274">14</text:p>
            </table:table-cell>
            <table:table-cell table:style-name="Táblázat15.B2" office:value-type="string">
              <text:p text:style-name="P274">+11 KÉ ; +22 TÉ,VÉ,CÉ</text:p>
            </table:table-cell>
          </table:table-row>
          <table:table-row>
            <table:table-cell table:style-name="Táblázat15.A2" office:value-type="string">
              <text:p text:style-name="P274">15</text:p>
            </table:table-cell>
            <table:table-cell table:style-name="Táblázat15.B2" office:value-type="string">
              <text:p text:style-name="P274">+12 KÉ ; +24 TÉ,VÉ,CÉ</text:p>
            </table:table-cell>
          </table:table-row>
        </table:table>
        <text:p text:style-name="P44"/>
        <text:p text:style-name="P83">Támadások száma</text:p>
        <text:p text:style-name="P236">Sebesség = aktuális harcmodor + Gyorsaság tulajdonság</text:p>
        <table:table table:name="Táblázat13" table:style-name="Táblázat13">
          <table:table-column table:style-name="Táblázat13.A"/>
          <table:table-column table:style-name="Táblázat13.B"/>
          <table:table-row>
            <table:table-cell table:style-name="Táblázat13.A1" office:value-type="string">
              <text:p text:style-name="Table_20_Heading"><text:span text:style-name="_5b_RPG_5d__20_Kiemelt_20_kifejezés"><text:span text:style-name="T76">Fegyver kategória</text:span></text:span></text:p>
            </table:table-cell>
            <table:table-cell table:style-name="Táblázat13.B1" office:value-type="string">
              <text:p text:style-name="Table_20_Heading"><text:span text:style-name="_5b_RPG_5d__20_Kiemelt_20_kifejezés"><text:span text:style-name="T76">Mikor nő a támadások száma?</text:span></text:span></text:p>
            </table:table-cell>
          </table:table-row>
          <table:table-row>
            <table:table-cell table:style-name="Táblázat13.A2" office:value-type="string">
              <text:p text:style-name="Table_20_Contents"><text:span text:style-name="_5b_RPG_5d__20_Kiemelt_20_kifejezés"><text:span text:style-name="T77">5-ös: könnyű fegyverek</text:span></text:span></text:p>
            </table:table-cell>
            <table:table-cell table:style-name="Táblázat13.B2" office:value-type="string">
              <text:p text:style-name="P62"><text:span text:style-name="_5b_RPG_5d__20_Kiemelt_20_kifejezés"><text:span text:style-name="T77">5 Sebesség pontonként nő 1-el a támadások száma</text:span></text:span></text:p>
            </table:table-cell>
          </table:table-row>
          <table:table-row>
            <table:table-cell table:style-name="Táblázat13.A2" office:value-type="string">
              <text:p text:style-name="P272">6-os: egykezes és szálfegyverek</text:p>
            </table:table-cell>
            <table:table-cell table:style-name="Táblázat13.B2" office:value-type="string">
              <text:p text:style-name="P62"><text:span text:style-name="_5b_RPG_5d__20_Kiemelt_20_kifejezés"><text:span text:style-name="T77">6 Sebesség pontonként nő 1-el a támadások száma</text:span></text:span></text:p>
            </table:table-cell>
          </table:table-row>
          <table:table-row>
            <table:table-cell table:style-name="Táblázat13.A2" office:value-type="string">
              <text:p text:style-name="P272">7-es: kétkezes fegyverek</text:p>
            </table:table-cell>
            <table:table-cell table:style-name="Táblázat13.B2" office:value-type="string">
              <text:p text:style-name="P62"><text:span text:style-name="_5b_RPG_5d__20_Kiemelt_20_kifejezés"><text:span text:style-name="T77">7 Sebesség pontonként nő 1-el a támadások száma</text:span></text:span></text:p>
            </table:table-cell>
          </table:table-row>
        </table:table>
        <text:p text:style-name="P61">Például egy hosszú karddal Kardvívás 6-os, 12-es és 18-as fokon kap a karakter +1 támadást.</text:p>
        <text:p text:style-name="P13"/>
        <text:p text:style-name="P13">Mesterfegyver fortély</text:p>
        <text:change-start text:change-id="ct127742768"/>
        <table:table table:name="Táblázat22" table:style-name="Táblázat22">
          <table:table-column table:style-name="Táblázat22.A"/>
          <table:table-column table:style-name="Táblázat22.B"/>
          <table:table-column table:style-name="Táblázat22.C" table:number-columns-repeated="3"/>
          <table:table-column table:style-name="Táblázat22.F"/>
          <table:table-header-rows>
            <table:table-row>
              <table:table-cell table:style-name="Táblázat22.A1" office:value-type="string">
                <text:p text:style-name="P303">Fok</text:p>
              </table:table-cell>
              <table:table-cell table:style-name="Táblázat22.A1" office:value-type="string">
                <text:p text:style-name="P303">Követelmény</text:p>
              </table:table-cell>
              <table:table-cell table:style-name="Táblázat22.A1" office:value-type="string">
                <text:p text:style-name="P303">KÉ</text:p>
              </table:table-cell>
              <table:table-cell table:style-name="Táblázat22.A1" office:value-type="string">
                <text:p text:style-name="P303">TÉ</text:p>
              </table:table-cell>
              <table:table-cell table:style-name="Táblázat22.A1" office:value-type="string">
                <text:p text:style-name="P303">VÉ</text:p>
              </table:table-cell>
              <table:table-cell table:style-name="Táblázat22.F1" office:value-type="string">
                <text:p text:style-name="P303">Sebzés</text:p>
              </table:table-cell>
            </table:table-row>
          </table:table-header-rows>
          <table:table-row>
            <table:table-cell table:style-name="Táblázat22.A2" office:value-type="string">
              <text:p text:style-name="P274">1</text:p>
            </table:table-cell>
            <table:table-cell table:style-name="Táblázat22.A2" office:value-type="string">
              <text:p text:style-name="P274">4.szint a harcmodorban</text:p>
            </table:table-cell>
            <table:table-cell table:style-name="Táblázat22.A2" office:value-type="string">
              <text:p text:style-name="P274">+2</text:p>
            </table:table-cell>
            <table:table-cell table:style-name="Táblázat22.A2" office:value-type="string">
              <text:p text:style-name="P274">+3</text:p>
            </table:table-cell>
            <table:table-cell table:style-name="Táblázat22.A2" office:value-type="string">
              <text:p text:style-name="P274">+3</text:p>
            </table:table-cell>
            <table:table-cell table:style-name="Táblázat22.F2" office:value-type="string">
              <text:p text:style-name="P274">+1 SP</text:p>
            </table:table-cell>
          </table:table-row>
          <table:table-row>
            <table:table-cell table:style-name="Táblázat22.A2" office:value-type="string">
              <text:p text:style-name="P274">2</text:p>
            </table:table-cell>
            <table:table-cell table:style-name="Táblázat22.A2" office:value-type="string">
              <text:p text:style-name="P274">8.szint a harcmodorban</text:p>
            </table:table-cell>
            <table:table-cell table:style-name="Táblázat22.A2" office:value-type="string">
              <text:p text:style-name="P274">+4</text:p>
            </table:table-cell>
            <table:table-cell table:style-name="Táblázat22.A2" office:value-type="string">
              <text:p text:style-name="P274">+6</text:p>
            </table:table-cell>
            <table:table-cell table:style-name="Táblázat22.A2" office:value-type="string">
              <text:p text:style-name="P274">+6</text:p>
            </table:table-cell>
            <table:table-cell table:style-name="Táblázat22.F2" office:value-type="string">
              <text:p text:style-name="P274">+2 SP</text:p>
            </table:table-cell>
          </table:table-row>
          <table:table-row>
            <table:table-cell table:style-name="Táblázat22.A2" office:value-type="string">
              <text:p text:style-name="P274">3</text:p>
            </table:table-cell>
            <table:table-cell table:style-name="Táblázat22.A2" office:value-type="string">
              <text:p text:style-name="P274">12.szint a harcmodorban</text:p>
            </table:table-cell>
            <table:table-cell table:style-name="Táblázat22.A2" office:value-type="string">
              <text:p text:style-name="P274">+6</text:p>
            </table:table-cell>
            <table:table-cell table:style-name="Táblázat22.A2" office:value-type="string">
              <text:p text:style-name="P274">+9</text:p>
            </table:table-cell>
            <table:table-cell table:style-name="Táblázat22.A2" office:value-type="string">
              <text:p text:style-name="P274">+9</text:p>
            </table:table-cell>
            <table:table-cell table:style-name="Táblázat22.F2" office:value-type="string">
              <text:p text:style-name="P274">+3 SP</text:p>
            </table:table-cell>
          </table:table-row>
        </table:table>
        <text:p text:style-name="Standard"><text:change-end text:change-id="ct127742768"/><text:change text:change-id="ct127742952"/></text:p>
        <text:p text:style-name="P13">Puszta kéz harcértékei</text:p>
        <text:p text:style-name="P25">KÉ: -10, TÉ: -10, VÉ: -10 </text:p>
        <text:p text:style-name="P13">Érintő támadás</text:p>
        <text:p text:style-name="P25">KÉ: -10, TÉ: 0, VÉ: -10 </text:p>
        <text:p text:style-name="P26"/>
      </text:section>
      <text:h text:style-name="Heading_20_1" text:outline-level="1">MGT</text:h>
      <text:list text:style-name="L30">
        <text:list-item>
          <text:p text:style-name="P474">1 MGT → -5 KÉ, -10 TÉ,VÉ</text:p>
        </text:list-item>
        <text:list-item>
          <text:p text:style-name="P472">1 MGT → -1 mozgást igénylő képzettségpróbákra</text:p>
        </text:list-item>
      </text:list>
      <text:h text:style-name="P10" text:outline-level="1">Harc</text:h>
      <text:list text:style-name="L31">
        <text:list-item>
          <text:p text:style-name="P475">Kezdeményezés</text:p>
        </text:list-item>
      </text:list>
      <text:list text:style-name="L32">
        <text:list-item>
          <text:p text:style-name="P477">Minden kör elején van kezdeményezés, ami csak a cselekvési sorrend meghatározására szolgál, nem jelent dominanciát, vagy a harc irányítását. 1 kört 10 szegmenst (másodpercet) szimbolizál.</text:p>
        </text:list-item>
        <text:list-item>
          <text:p text:style-name="P477">KÉ dobás: KÉ+k10 és a magasabb számot kapott kezd, 10-es (0) dobásra rá lehet dobni újra</text:p>
        </text:list-item>
        <text:list-item>
          <text:p text:style-name="P477">Azonos kezdeményezésnél: egyszerre csapnak</text:p>
        </text:list-item>
      </text:list>
      <text:list text:style-name="L31" text:continue-numbering="true">
        <text:list-item>
          <text:p text:style-name="P644">Támadás</text:p>
        </text:list-item>
      </text:list>
      <text:list text:style-name="L33">
        <text:list-item>
          <text:p text:style-name="P480">Támadó dobás: TÉ + k100; <text:s text:c="2"/>1 kör = 10 szegmens</text:p>
        </text:list-item>
        <text:list-item>
          <text:p text:style-name="P480">Minden újabb támadás a körben -10 TÉ-vel megy,</text:p>
        </text:list-item>
        <text:list-item>
          <text:p text:style-name="P480">Fegyverméret kategóriától függően előnyös/hátrányos helyzetű támadó</text:p>
        </text:list-item>
      </text:list>
      <table:table table:name="Táblázat37" table:style-name="Táblázat37">
        <table:table-column table:style-name="Táblázat37.A"/>
        <table:table-column table:style-name="Táblázat37.B"/>
        <table:table-row>
          <table:table-cell table:style-name="Táblázat37.A1" office:value-type="string">
            <text:p text:style-name="Table_20_Heading"><text:span text:style-name="_5b_RPG_5d__20_Kiemelt_20_kifejezés"><text:span text:style-name="T102">Támadó dobás eredménye</text:span></text:span></text:p>
          </table:table-cell>
          <table:table-cell table:style-name="Táblázat37.B1" office:value-type="string">
            <text:p text:style-name="Table_20_Heading"><text:span text:style-name="_5b_RPG_5d__20_Kiemelt_20_kifejezés"><text:span text:style-name="T102">Hatás</text:span></text:span></text:p>
          </table:table-cell>
        </table:table-row>
        <table:table-row>
          <table:table-cell table:style-name="Táblázat37.A2" office:value-type="string">
            <text:p text:style-name="P284"><text:span text:style-name="_5b_RPG_5d__20_Kiemelt_20_kifejezés"><text:span text:style-name="T57">VÉ</text:span></text:span><text:span text:style-name="_5b_RPG_5d__20_Kiemelt_20_kifejezés"><text:span text:style-name="T60"> <text:s/>&lt;=</text:span></text:span><text:span text:style-name="_5b_RPG_5d__20_Kiemelt_20_kifejezés"><text:span text:style-name="T57"> <text:s/>TÉ <text:s/></text:span></text:span><text:span text:style-name="_5b_RPG_5d__20_Kiemelt_20_kifejezés"><text:span text:style-name="T60">&lt;</text:span></text:span><text:span text:style-name="_5b_RPG_5d__20_Kiemelt_20_kifejezés"><text:span text:style-name="T57"> <text:s/>VÉ+20</text:span></text:span></text:p>
          </table:table-cell>
          <table:table-cell table:style-name="Táblázat37.B2" office:value-type="string">
            <text:p text:style-name="Table_20_Contents"><text:span text:style-name="_5b_RPG_5d__20_Kiemelt_20_kifejezés"><text:span text:style-name="T57">VÉ csökkentés </text:span></text:span></text:p>
            <text:list text:style-name="L34">
              <text:list-item>
                <text:p text:style-name="P766"><text:span text:style-name="_5b_RPG_5d__20_Kiemelt_20_kifejezés"><text:span text:style-name="T57">Előnyös helyzetű támadó: <text:s/>nagykockával csökkent (k100)</text:span></text:span></text:p>
              </text:list-item>
              <text:list-item>
                <text:p text:style-name="P766"><text:span text:style-name="_5b_RPG_5d__20_Kiemelt_20_kifejezés"><text:span text:style-name="T57">Hátrányos helyzetű támadó: kiskockával csökkent (k100)</text:span></text:span></text:p>
              </text:list-item>
            </text:list>
          </table:table-cell>
        </table:table-row>
        <table:table-row>
          <table:table-cell table:style-name="Táblázat37.A2" office:value-type="string">
            <text:p text:style-name="P284"><text:span text:style-name="_5b_RPG_5d__20_Kiemelt_20_kifejezés"><text:span text:style-name="T57">VÉ+20 <text:s/></text:span></text:span><text:span text:style-name="_5b_RPG_5d__20_Kiemelt_20_kifejezés"><text:span text:style-name="T60">&lt;=</text:span></text:span><text:span text:style-name="_5b_RPG_5d__20_Kiemelt_20_kifejezés"><text:span text:style-name="T57"> TÉ</text:span></text:span></text:p>
          </table:table-cell>
          <table:table-cell table:style-name="Táblázat37.B2" office:value-type="string">
            <text:p text:style-name="Table_20_Contents"><text:span text:style-name="_5b_RPG_5d__20_Kiemelt_20_kifejezés"><text:span text:style-name="T57">Túlütés → ÉP sebzés* (fegyver); <text:s/>Erőbónusz, fegyver mágia bónusz hozzáadódik</text:span></text:span></text:p>
            <text:list text:style-name="L35">
              <text:list-item>
                <text:p text:style-name="P761"><text:span text:style-name="_5b_RPG_5d__20_Kiemelt_20_kifejezés"><text:span text:style-name="T57">Többszörös túlütés: +20-anként +3 SP</text:span></text:span></text:p>
              </text:list-item>
              <text:list-item>
                <text:p text:style-name="P761"><text:span text:style-name="_5b_RPG_5d__20_Kiemelt_20_kifejezés"><text:span text:style-name="T58">VÉ csökkentés: ÉP seb függő (lásd </text:span></text:span><text:span text:style-name="_5b_RPG_5d__20_Kiemelt_20_kifejezés"><text:span text:style-name="T59">Sebzés</text:span></text:span><text:span text:style-name="_5b_RPG_5d__20_Kiemelt_20_kifejezés"><text:span text:style-name="T57"> táblázat)</text:span></text:span></text:p>
              </text:list-item>
              <text:list-item>
                <text:p text:style-name="P761"><text:span text:style-name="_5b_RPG_5d__20_Kiemelt_20_kifejezés"><text:span text:style-name="T57">Támadás jellege: a fegyver elsődleges támadási típusa az alapértelmezett. Másodlagos támadási formával -10TÉ módosítóval lehet támadni</text:span></text:span></text:p>
              </text:list-item>
              <text:list-item>
                <text:p text:style-name="P764">Páncéldobás: áldozat dobja k10-el. Tulajdonképpen százalékdobás, hogy páncéllal fedett területet találtak-e el. Minden páncél X %-ban védi a testet. Pl. torzót védő: 60% (1-6: véd)</text:p>
              </text:list-item>
              <text:list-item>
                <text:p text:style-name="P768"><text:span text:style-name="_5b_RPG_5d__20_Kiemelt_20_kifejezés"><text:span text:style-name="T57">Áldozat SFÉ: támadás jellegétől függő SFÉ. (Támadó fegyver Átütése levonódik belőle!)</text:span></text:span></text:p>
              </text:list-item>
              <text:list-item>
                <text:p text:style-name="P768"><text:span text:style-name="_5b_RPG_5d__20_Kiemelt_20_kifejezés"><text:span text:style-name="T57">SP = k20 + fegyver SP – akt.SFÉ</text:span></text:span></text:p>
              </text:list-item>
              <text:list-item>
                <text:p text:style-name="P768"><text:span text:style-name="_5b_RPG_5d__20_Kiemelt_20_kifejezés"><text:span text:style-name="T57">ÉP seb: SP</text:span></text:span><text:span text:style-name="_5b_RPG_5d__20_Kiemelt_20_kifejezés"><text:span text:style-name="T59">↔ÉP megfeleltetés a Sebzés</text:span></text:span><text:span text:style-name="_5b_RPG_5d__20_Kiemelt_20_kifejezés"><text:span text:style-name="T57"> táblázatban</text:span></text:span></text:p>
              </text:list-item>
              <text:list-item>
                <text:p text:style-name="P764">00-ás dobás (100): <text:s/>+5 SP ; <text:s/><text:span text:style-name="T125">ellenfél SFÉ nem számít</text:span> (De az Aranyharang igen!)</text:p>
              </text:list-item>
              <text:list-item>
                <text:p text:style-name="P768"><text:span text:style-name="_5b_RPG_5d__20_Kiemelt_20_kifejezés"><text:span text:style-name="T57">01-es dobás: kudarc (KM dönt, általában az ellenfél kap 1 plusz támadást)</text:span></text:span></text:p>
              </text:list-item>
            </text:list>
          </table:table-cell>
        </table:table-row>
      </table:table>
      <text:p text:style-name="P77"><text:span text:style-name="_5b_RPG_5d__20_Kiemelt_20_kifejezés"><text:span text:style-name="T121">Megjegyzés: a "Harci anatómia" ÉP bónusza csak akkor adható hozzá, ha az alap sebzés átment a páncélon!</text:span></text:span></text:p>
      <text:p text:style-name="P77"><text:span text:style-name="_5b_RPG_5d__20_Kiemelt_20_kifejezés"><text:span text:style-name="T121"/></text:span></text:p>
      <text:list text:style-name="L36">
        <text:list-item>
          <text:p text:style-name="P658"><text:span text:style-name="_5b_RPG_5d__20_Kiemelt_20_kifejezés"><text:span text:style-name="T61">VÉ regenerálódás 1 kör (pihenéssel töltött) idő </text:span></text:span><text:span text:style-name="_5b_RPG_5d__20_Kiemelt_20_kifejezés"><text:span text:style-name="T62">alatt : 50 + (Edzettség*10)</text:span></text:span></text:p>
        </text:list-item>
        <text:list-item>
          <text:p text:style-name="P659">Támadások száma: Sebesség = aktuális harcmodor + Gyorsaság tulajdonság</text:p>
        </text:list-item>
        <text:list-item>
          <text:p text:style-name="P535">5-ös: könnyű fegyverek<text:tab/><text:span text:style-name="T124">→</text:span> 5 Sebesség pontonként nő 1-el a támadások száma</text:p>
        </text:list-item>
        <text:list-item>
          <text:p text:style-name="P535">6-os: egykezes és szálfegyverek<text:tab/><text:span text:style-name="T124">→</text:span> 6 Sebesség pontonként nő 1-el a támadások száma</text:p>
        </text:list-item>
        <text:list-item>
          <text:p text:style-name="P537"><text:span text:style-name="_5b_RPG_5d__20_Kiemelt_20_kifejezés"><text:span text:style-name="T61">7-es: kétkezes fegyverek<text:tab/></text:span></text:span><text:span text:style-name="_5b_RPG_5d__20_Kiemelt_20_kifejezés"><text:span text:style-name="T63">→</text:span></text:span><text:span text:style-name="_5b_RPG_5d__20_Kiemelt_20_kifejezés"><text:span text:style-name="T61"> 7 Sebesség pontonként nő 1-el a támadások száma</text:span></text:span></text:p>
        </text:list-item>
        <text:list-item>
          <text:p text:style-name="P660">Győzelmi szabály: Ha a karakter végzett egy ellenfelével (úgy hiszi, legyőzte), akkor Védő Értékéhez visszatér +10 pont. (a siker hatása a szervezetre + heroizmus). Persze itt is lehetnek kivételek (barát megölése, stb).</text:p>
        </text:list-item>
      </text:list>
      <text:p text:style-name="P81"/>
      <text:h text:style-name="Heading_20_3" text:outline-level="3">Csataszabályok</text:h>
      <text:p text:style-name="Text_20_body">Nagy tömegjelenetben a sok statisztika kezelése drasztikusan lelassíthatja a játékot. Ilyenkor a következő – opcionális – szabályt javasoljuk:</text:p>
      <text:list text:style-name="L37">
        <text:list-item>
          <text:p text:style-name="P688">+20 TÉ mindenkinek</text:p>
        </text:list-item>
        <text:list-item>
          <text:p text:style-name="P688">Nincs VÉ csökkentés</text:p>
        </text:list-item>
        <text:list-item>
          <text:p text:style-name="P688">Nincs páncéldobás</text:p>
        </text:list-item>
        <text:list-item>
          <text:p text:style-name="P688">TÉ/VÉ értékeket kerekítjük 10-el oszthatóan (1-5: lefelé, 6-9: felfelé)</text:p>
        </text:list-item>
        <text:list-item>
          <text:p text:style-name="P688">Támadó dobás eredményét is kerekítjük ugyanígy</text:p>
        </text:list-item>
        <text:list-item>
          <text:p text:style-name="P688">Erősített sebzés: 1-10 6Ép, 11-20 12Ép, 21-30 20Ép, 31-től Halál </text:p>
        </text:list-item>
      </text:list>
      <text:h text:style-name="P102" text:outline-level="2"><text:span text:style-name="_5b_RPG_5d__20_Kiemelt_20_kifejezés"><text:span text:style-name="T9">Sebzés</text:span></text:span></text:h>
      <text:h text:style-name="Heading_20_3" text:outline-level="3">Életerő, Sebzés kategóriák</text:h>
      <text:section text:style-name="Sect7" text:name="Szakasz5">
        <text:p text:style-name="P43"><text:s/><text:span text:style-name="T112">ÉP = 12 + (2 x Edzettség)</text:span></text:p>
        <table:table table:name="Táblázat47" table:style-name="Táblázat47">
          <table:table-column table:style-name="Táblázat47.A"/>
          <table:table-column table:style-name="Táblázat47.B"/>
          <table:table-row>
            <table:table-cell table:style-name="Táblázat47.A1" office:value-type="string">
              <text:p text:style-name="P319">Edzettség</text:p>
            </table:table-cell>
            <table:table-cell table:style-name="Táblázat47.B1" office:value-type="string">
              <text:p text:style-name="P319">ÉP</text:p>
            </table:table-cell>
          </table:table-row>
          <table:table-row>
            <table:table-cell table:style-name="Táblázat47.A2" office:value-type="string">
              <text:p text:style-name="P320">-5</text:p>
            </table:table-cell>
            <table:table-cell table:style-name="Táblázat47.B2" office:value-type="string">
              <text:p text:style-name="P320">2</text:p>
            </table:table-cell>
          </table:table-row>
          <table:table-row>
            <table:table-cell table:style-name="Táblázat47.A2" office:value-type="string">
              <text:p text:style-name="P320">-4</text:p>
            </table:table-cell>
            <table:table-cell table:style-name="Táblázat47.B2" office:value-type="string">
              <text:p text:style-name="P320">4</text:p>
            </table:table-cell>
          </table:table-row>
          <table:table-row>
            <table:table-cell table:style-name="Táblázat47.A2" office:value-type="string">
              <text:p text:style-name="P320">-3</text:p>
            </table:table-cell>
            <table:table-cell table:style-name="Táblázat47.B2" office:value-type="string">
              <text:p text:style-name="P320">6</text:p>
            </table:table-cell>
          </table:table-row>
          <table:table-row>
            <table:table-cell table:style-name="Táblázat47.A2" office:value-type="string">
              <text:p text:style-name="P320">-2</text:p>
            </table:table-cell>
            <table:table-cell table:style-name="Táblázat47.B2" office:value-type="string">
              <text:p text:style-name="P320">8</text:p>
            </table:table-cell>
          </table:table-row>
          <table:table-row>
            <table:table-cell table:style-name="Táblázat47.A2" office:value-type="string">
              <text:p text:style-name="P320">-1</text:p>
            </table:table-cell>
            <table:table-cell table:style-name="Táblázat47.B2" office:value-type="string">
              <text:p text:style-name="P320">10</text:p>
            </table:table-cell>
          </table:table-row>
          <table:table-row>
            <table:table-cell table:style-name="Táblázat47.A2" office:value-type="string">
              <text:p text:style-name="P320">0</text:p>
            </table:table-cell>
            <table:table-cell table:style-name="Táblázat47.B2" office:value-type="string">
              <text:p text:style-name="P320">12</text:p>
            </table:table-cell>
          </table:table-row>
          <table:table-row>
            <table:table-cell table:style-name="Táblázat47.A2" office:value-type="string">
              <text:p text:style-name="P320">1</text:p>
            </table:table-cell>
            <table:table-cell table:style-name="Táblázat47.B2" office:value-type="string">
              <text:p text:style-name="P320">14</text:p>
            </table:table-cell>
          </table:table-row>
          <table:table-row>
            <table:table-cell table:style-name="Táblázat47.A2" office:value-type="string">
              <text:p text:style-name="P320">2</text:p>
            </table:table-cell>
            <table:table-cell table:style-name="Táblázat47.B2" office:value-type="string">
              <text:p text:style-name="P320">16</text:p>
            </table:table-cell>
          </table:table-row>
          <table:table-row>
            <table:table-cell table:style-name="Táblázat47.A2" office:value-type="string">
              <text:p text:style-name="P320">3</text:p>
            </table:table-cell>
            <table:table-cell table:style-name="Táblázat47.B2" office:value-type="string">
              <text:p text:style-name="P320">18</text:p>
            </table:table-cell>
          </table:table-row>
          <table:table-row>
            <table:table-cell table:style-name="Táblázat47.A2" office:value-type="string">
              <text:p text:style-name="P320">4</text:p>
            </table:table-cell>
            <table:table-cell table:style-name="Táblázat47.B2" office:value-type="string">
              <text:p text:style-name="P320">20</text:p>
            </table:table-cell>
          </table:table-row>
          <table:table-row>
            <table:table-cell table:style-name="Táblázat47.A2" office:value-type="string">
              <text:p text:style-name="P320">5</text:p>
            </table:table-cell>
            <table:table-cell table:style-name="Táblázat47.B2" office:value-type="string">
              <text:p text:style-name="P320">22</text:p>
            </table:table-cell>
          </table:table-row>
        </table:table>
        <text:p text:style-name="Standard"/>
        <text:p text:style-name="P183"/>
        <table:table table:name="Táblázat48" table:style-name="Táblázat48">
          <table:table-column table:style-name="Táblázat48.A"/>
          <table:table-column table:style-name="Táblázat48.B"/>
          <table:table-column table:style-name="Táblázat48.C"/>
          <table:table-row>
            <table:table-cell table:style-name="Táblázat48.A1" office:value-type="string">
              <text:p text:style-name="P319">K20 + fegyver SP</text:p>
            </table:table-cell>
            <table:table-cell table:style-name="Táblázat48.A1" office:value-type="string">
              <text:p text:style-name="P319">ÉP Sebzés</text:p>
            </table:table-cell>
            <table:table-cell table:style-name="Táblázat48.C1" office:value-type="string">
              <text:p text:style-name="P319">VÉ csökkentés</text:p>
            </table:table-cell>
          </table:table-row>
          <table:table-row>
            <table:table-cell table:style-name="Táblázat48.A2" office:value-type="string">
              <text:p text:style-name="P320">1-5</text:p>
            </table:table-cell>
            <table:table-cell table:style-name="Táblázat48.A2" office:value-type="string">
              <text:p text:style-name="P320">1 ÉP</text:p>
            </table:table-cell>
            <table:table-cell table:style-name="Táblázat48.C2" office:value-type="string">
              <text:p text:style-name="P321">-5 VÉ</text:p>
            </table:table-cell>
          </table:table-row>
          <table:table-row>
            <table:table-cell table:style-name="Táblázat48.A2" office:value-type="string">
              <text:p text:style-name="P320">6-10</text:p>
            </table:table-cell>
            <table:table-cell table:style-name="Táblázat48.A2" office:value-type="string">
              <text:p text:style-name="P320">3 ÉP</text:p>
            </table:table-cell>
            <table:table-cell table:style-name="Táblázat48.C2" office:value-type="string">
              <text:p text:style-name="P321">-10 VÉ</text:p>
            </table:table-cell>
          </table:table-row>
          <table:table-row>
            <table:table-cell table:style-name="Táblázat48.A2" office:value-type="string">
              <text:p text:style-name="P320">11-15</text:p>
            </table:table-cell>
            <table:table-cell table:style-name="Táblázat48.A2" office:value-type="string">
              <text:p text:style-name="P320">6 ÉP</text:p>
            </table:table-cell>
            <table:table-cell table:style-name="Táblázat48.C2" office:value-type="string">
              <text:p text:style-name="P321">-15 VÉ</text:p>
            </table:table-cell>
          </table:table-row>
          <table:table-row>
            <table:table-cell table:style-name="Táblázat48.A2" office:value-type="string">
              <text:p text:style-name="P320">16-20</text:p>
            </table:table-cell>
            <table:table-cell table:style-name="Táblázat48.A2" office:value-type="string">
              <text:p text:style-name="P320">12 ÉP</text:p>
            </table:table-cell>
            <table:table-cell table:style-name="Táblázat48.C2" office:value-type="string">
              <text:p text:style-name="P321">-25 VÉ</text:p>
            </table:table-cell>
          </table:table-row>
          <table:table-row>
            <table:table-cell table:style-name="Táblázat48.A2" office:value-type="string">
              <text:p text:style-name="P320">21-25</text:p>
            </table:table-cell>
            <table:table-cell table:style-name="Táblázat48.A2" office:value-type="string">
              <text:p text:style-name="P320">20 ÉP</text:p>
            </table:table-cell>
            <table:table-cell table:style-name="Táblázat48.C2" office:value-type="string">
              <text:p text:style-name="P321">-40 VÉ</text:p>
            </table:table-cell>
          </table:table-row>
          <table:table-row>
            <table:table-cell table:style-name="Táblázat48.A2" office:value-type="string">
              <text:p text:style-name="P320">26-30</text:p>
            </table:table-cell>
            <table:table-cell table:style-name="Táblázat48.A2" office:value-type="string">
              <text:p text:style-name="P320">30 ÉP</text:p>
            </table:table-cell>
            <table:table-cell table:style-name="Táblázat48.C2" office:value-type="string">
              <text:p text:style-name="P321">-50 VÉ</text:p>
            </table:table-cell>
          </table:table-row>
          <table:table-row>
            <table:table-cell table:style-name="Táblázat48.A2" office:value-type="string">
              <text:p text:style-name="P320">31-35</text:p>
            </table:table-cell>
            <table:table-cell table:style-name="Táblázat48.A2" office:value-type="string">
              <text:p text:style-name="P320">42 ÉP</text:p>
            </table:table-cell>
            <table:table-cell table:style-name="Táblázat48.C2" office:value-type="string">
              <text:p text:style-name="P321">-60 VÉ</text:p>
            </table:table-cell>
          </table:table-row>
          <table:table-row>
            <table:table-cell table:style-name="Táblázat48.A2" office:value-type="string">
              <text:p text:style-name="P320">36-40</text:p>
            </table:table-cell>
            <table:table-cell table:style-name="Táblázat48.A2" office:value-type="string">
              <text:p text:style-name="P320">56 ÉP</text:p>
            </table:table-cell>
            <table:table-cell table:style-name="Táblázat48.C2" office:value-type="string">
              <text:p text:style-name="P321">-70 VÉ</text:p>
            </table:table-cell>
          </table:table-row>
          <table:table-row>
            <table:table-cell table:style-name="Táblázat48.A2" office:value-type="string">
              <text:p text:style-name="P320">41-45</text:p>
            </table:table-cell>
            <table:table-cell table:style-name="Táblázat48.A2" office:value-type="string">
              <text:p text:style-name="P320">72 ÉP</text:p>
            </table:table-cell>
            <table:table-cell table:style-name="Táblázat48.C2" office:value-type="string">
              <text:p text:style-name="P321">-80 VÉ</text:p>
            </table:table-cell>
          </table:table-row>
          <table:table-row>
            <table:table-cell table:style-name="Táblázat48.A2" office:value-type="string">
              <text:p text:style-name="P320">46-50</text:p>
            </table:table-cell>
            <table:table-cell table:style-name="Táblázat48.A2" office:value-type="string">
              <text:p text:style-name="P320">90 ÉP</text:p>
            </table:table-cell>
            <table:table-cell table:style-name="Táblázat48.C2" office:value-type="string">
              <text:p text:style-name="P321">-90 VÉ</text:p>
            </table:table-cell>
          </table:table-row>
        </table:table>
        <text:p text:style-name="P45">Speciális: az 1-es k20 dobás mindig Enyhe seb (bónuszoktól függetlenül)</text:p>
      </text:section>
      <text:p text:style-name="P15">A végeredményből (össz SP) állapítjuk meg, hogy melyik seb-kategóriába esik az adott sebzés és az hány ÉP és VÉ veszteséget jelent.</text:p>
      <text:p text:style-name="P15">Statikus SP módosítók (Karakteralkotáskor, vagy szintlépéskor számolandók)</text:p>
      <table:table table:name="Táblázat46" table:style-name="Táblázat46">
        <table:table-column table:style-name="Táblázat46.A"/>
        <table:table-column table:style-name="Táblázat46.B"/>
        <table:table-row>
          <table:table-cell table:style-name="Táblázat46.A1" office:value-type="string">
            <text:p text:style-name="P278">Módosító</text:p>
          </table:table-cell>
          <table:table-cell table:style-name="Táblázat46.B1" office:value-type="string">
            <text:p text:style-name="P278">Érték</text:p>
          </table:table-cell>
        </table:table-row>
        <table:table-row>
          <table:table-cell table:style-name="Táblázat46.A2" office:value-type="string">
            <text:p text:style-name="P278">Mesterfegyver fortély</text:p>
          </table:table-cell>
          <table:table-cell table:style-name="Táblázat46.B2" office:value-type="string">
            <text:p text:style-name="P278"><text:span text:style-name="T111">+1</text:span> minden fok után </text:p>
          </table:table-cell>
        </table:table-row>
        <table:table-row>
          <table:table-cell table:style-name="Táblázat46.A2" office:value-type="string">
            <text:p text:style-name="P278">Jó/rossz minőségű fegyver</text:p>
          </table:table-cell>
          <table:table-cell table:style-name="Táblázat46.B2" office:value-type="string">
            <text:p text:style-name="P279">???</text:p>
          </table:table-cell>
        </table:table-row>
        <table:table-row>
          <table:table-cell table:style-name="Táblázat46.A2" office:value-type="string">
            <text:p text:style-name="P278">Mágikus fegyver</text:p>
          </table:table-cell>
          <table:table-cell table:style-name="Táblázat46.B2" office:value-type="string">
            <text:p text:style-name="P279">???</text:p>
          </table:table-cell>
        </table:table-row>
      </table:table>
      <text:p text:style-name="P5"><text:s/></text:p>
      <table:table table:name="Táblázat58" table:style-name="Táblázat58">
        <table:table-column table:style-name="Táblázat58.A"/>
        <table:table-column table:style-name="Táblázat58.B" table:number-columns-repeated="2"/>
        <table:table-row>
          <table:table-cell table:style-name="Táblázat58.A1" table:number-columns-spanned="3" office:value-type="string">
            <text:p text:style-name="P280">Erőbónusz és Erőhiány</text:p>
          </table:table-cell>
          <table:covered-table-cell/>
          <table:covered-table-cell/>
        </table:table-row>
        <table:table-row>
          <table:table-cell table:style-name="Táblázat58.A2" office:value-type="string">
            <text:p text:style-name="P278">Fegyver típus</text:p>
          </table:table-cell>
          <table:table-cell table:style-name="Táblázat58.A2" office:value-type="string">
            <text:p text:style-name="P278">Erőbónusz</text:p>
          </table:table-cell>
          <table:table-cell table:style-name="Táblázat58.C2" office:value-type="string">
            <text:p text:style-name="P278">Erőhiány</text:p>
          </table:table-cell>
        </table:table-row>
        <table:table-row>
          <table:table-cell table:style-name="Táblázat58.A3" office:value-type="string">
            <text:p text:style-name="P278">könnyű</text:p>
          </table:table-cell>
          <table:table-cell table:style-name="Táblázat58.A3" office:value-type="string">
            <text:p text:style-name="P278">+3 Erő feletti rész: +SP</text:p>
          </table:table-cell>
          <table:table-cell table:style-name="Táblázat58.C3" office:value-type="string">
            <text:p text:style-name="P278">-1 Erő alatti rész lejön az SP-ből</text:p>
          </table:table-cell>
        </table:table-row>
        <table:table-row>
          <table:table-cell table:style-name="Táblázat58.A3" office:value-type="string">
            <text:p text:style-name="P278">egykezes, szálfegyver</text:p>
          </table:table-cell>
          <table:table-cell table:style-name="Táblázat58.A3" office:value-type="string">
            <text:p text:style-name="P278">+2 Erő feletti rész: +SP</text:p>
          </table:table-cell>
          <table:table-cell table:style-name="Táblázat58.C3" office:value-type="string">
            <text:p text:style-name="P278">0 Erő alatti rész lejön az SP-ből</text:p>
          </table:table-cell>
        </table:table-row>
        <table:table-row>
          <table:table-cell table:style-name="Táblázat58.A3" office:value-type="string">
            <text:p text:style-name="P278">2 kezes</text:p>
          </table:table-cell>
          <table:table-cell table:style-name="Táblázat58.A3" office:value-type="string">
            <text:p text:style-name="P278">+1 Erő feletti rész: +SP</text:p>
            <text:p text:style-name="P278">(Követelmény: Erő: +2)</text:p>
          </table:table-cell>
          <table:table-cell table:style-name="Táblázat58.C3" office:value-type="string">
            <text:p text:style-name="P278">+2 Erő alatti rész lejön az SP-ből és</text:p>
            <text:p text:style-name="P278">1 pontonként -20 minden harcértékre</text:p>
          </table:table-cell>
        </table:table-row>
      </table:table>
      <text:p text:style-name="P5"><text:s/></text:p>
      <text:p text:style-name="P19">Dinamikus SP módosítók <text:span text:style-name="T3">(Ezek a módosítók harc közben szituációtól függően adódhatnak hozzá az SP értékhez)</text:span></text:p>
      <table:table table:name="Táblázat59" table:style-name="Táblázat59">
        <table:table-column table:style-name="Táblázat59.A"/>
        <table:table-column table:style-name="Táblázat59.B"/>
        <table:table-row>
          <table:table-cell table:style-name="Táblázat59.A1" office:value-type="string">
            <text:p text:style-name="P278">Módosító</text:p>
          </table:table-cell>
          <table:table-cell table:style-name="Táblázat59.B1" office:value-type="string">
            <text:p text:style-name="P278">Érték</text:p>
          </table:table-cell>
        </table:table-row>
        <table:table-row>
          <table:table-cell table:style-name="Táblázat59.A2" office:value-type="string">
            <text:p text:style-name="P278">Többszörös túlütés<text:line-break/>(20-anként)</text:p>
          </table:table-cell>
          <table:table-cell table:style-name="Táblázat59.B2" office:value-type="string">
            <text:p text:style-name="P278"><text:span text:style-name="T42">+3</text:span><text:span text:style-name="T9"> SP</text:span></text:p>
          </table:table-cell>
        </table:table-row>
        <table:table-row>
          <table:table-cell table:style-name="Táblázat59.A2" office:value-type="string">
            <text:p text:style-name="P278">Roham</text:p>
          </table:table-cell>
          <table:table-cell table:style-name="Táblázat59.B2" office:value-type="string">
            <text:p text:style-name="P281">+5 SP</text:p>
          </table:table-cell>
        </table:table-row>
        <table:table-row>
          <table:table-cell table:style-name="Táblázat59.A2" office:value-type="string">
            <text:p text:style-name="P278">00-ás dobás</text:p>
          </table:table-cell>
          <table:table-cell table:style-name="Táblázat59.B2" office:value-type="string">
            <text:p text:style-name="P281">+3 SP, SFÉ nem számít</text:p>
          </table:table-cell>
        </table:table-row>
      </table:table>
      <text:p text:style-name="P40"><text:s/></text:p>
      <text:p text:style-name="P19"/>
      <text:p text:style-name="P19">Mozgásgátló Tényező (MGT)</text:p>
      <text:list text:style-name="L38">
        <text:list-item>
          <text:p text:style-name="P483">1 MGT → -5 KÉ, -10 TÉ,VÉ</text:p>
        </text:list-item>
        <text:list-item>
          <text:p text:style-name="P661">1 MGT → -1 mozgást igénylő képzettségpróbákra</text:p>
        </text:list-item>
      </text:list>
      <text:h text:style-name="P102" text:outline-level="2">Fegyverek</text:h>
      <text:p text:style-name="Text_20_body"><text:span text:style-name="T74">Kategorizálatlan (még): bola, korbács, ostor,</text:span> <text:span text:style-name="T87">PAJZSOK</text:span>!</text:p>
      <text:h text:style-name="Heading_20_3" text:outline-level="3">Általános fegyver-harcértékek</text:h>
      <table:table table:name="Táblázat38" table:style-name="Táblázat38">
        <table:table-column table:style-name="Táblázat38.A"/>
        <table:table-column table:style-name="Táblázat38.B"/>
        <table:table-column table:style-name="Táblázat38.C"/>
        <table:table-column table:style-name="Táblázat38.D" table:number-columns-repeated="2"/>
        <table:table-column table:style-name="Táblázat38.F"/>
        <table:table-row table:style-name="Táblázat38.1">
          <table:table-cell table:style-name="Táblázat38.A1" table:number-rows-spanned="2" table:number-columns-spanned="3" office:value-type="string">
            <text:p text:style-name="P39">Kategóriánként</text:p>
          </table:table-cell>
          <table:covered-table-cell/>
          <table:covered-table-cell/>
          <table:table-cell table:style-name="Táblázat38.D1" office:value-type="string">
            <text:p text:style-name="P39">KÉ</text:p>
          </table:table-cell>
          <table:table-cell table:style-name="Táblázat38.D1" office:value-type="string">
            <text:p text:style-name="P39">TÉ</text:p>
          </table:table-cell>
          <table:table-cell table:style-name="Táblázat38.F1" office:value-type="string">
            <text:p text:style-name="P39">VÉ</text:p>
          </table:table-cell>
        </table:table-row>
        <table:table-row table:style-name="Táblázat38.2">
          <table:covered-table-cell/>
          <table:covered-table-cell/>
          <table:covered-table-cell/>
          <table:table-cell table:style-name="Táblázat38.D2" office:value-type="string">
            <text:p text:style-name="P39">2</text:p>
          </table:table-cell>
          <table:table-cell table:style-name="Táblázat38.D2" office:value-type="string">
            <text:p text:style-name="P39">4</text:p>
          </table:table-cell>
          <table:table-cell table:style-name="Táblázat38.F2" office:value-type="string">
            <text:p text:style-name="P39">4</text:p>
          </table:table-cell>
        </table:table-row>
        <table:table-row table:style-name="Táblázat38.2">
          <table:table-cell table:style-name="Táblázat38.F2" table:number-columns-spanned="6" office:value-type="string">
            <text:p text:style-name="P39"/>
          </table:table-cell>
          <table:covered-table-cell/>
          <table:covered-table-cell/>
          <table:covered-table-cell/>
          <table:covered-table-cell/>
          <table:covered-table-cell/>
        </table:table-row>
        <table:table-row table:style-name="Táblázat38.1">
          <table:table-cell table:style-name="Táblázat38.D2" office:value-type="string">
            <text:p text:style-name="P39">Fegyver példa</text:p>
          </table:table-cell>
          <table:table-cell table:style-name="Táblázat38.D2" office:value-type="string">
            <text:p text:style-name="P39">Kategória</text:p>
          </table:table-cell>
          <table:table-cell table:style-name="Táblázat38.D2" office:value-type="string">
            <text:p text:style-name="P52">Sorszám</text:p>
          </table:table-cell>
          <table:table-cell table:style-name="Táblázat38.D2" office:value-type="string">
            <text:p text:style-name="P39">KÉ</text:p>
          </table:table-cell>
          <table:table-cell table:style-name="Táblázat38.D2" office:value-type="string">
            <text:p text:style-name="P39">TÉ</text:p>
          </table:table-cell>
          <table:table-cell table:style-name="Táblázat38.F2" office:value-type="string">
            <text:p text:style-name="P39">VÉ</text:p>
          </table:table-cell>
        </table:table-row>
        <table:table-row table:style-name="Táblázat38.1">
          <table:table-cell table:style-name="Táblázat38.D2" office:value-type="string">
            <text:p text:style-name="P36"><text:s/>tőr</text:p>
          </table:table-cell>
          <table:table-cell table:style-name="Táblázat38.D2" office:value-type="string">
            <text:p text:style-name="P38">rövid</text:p>
          </table:table-cell>
          <table:table-cell table:style-name="Táblázat38.D2" office:value-type="string">
            <text:p text:style-name="P53">1</text:p>
          </table:table-cell>
          <table:table-cell table:style-name="Táblázat38.D2" office:value-type="string">
            <text:p text:style-name="P38">2</text:p>
          </table:table-cell>
          <table:table-cell table:style-name="Táblázat38.D2" office:value-type="string">
            <text:p text:style-name="P38">4</text:p>
          </table:table-cell>
          <table:table-cell table:style-name="Táblázat38.F2" office:value-type="string">
            <text:p text:style-name="P38">4</text:p>
          </table:table-cell>
        </table:table-row>
        <table:table-row table:style-name="Táblázat38.1">
          <table:table-cell table:style-name="Táblázat38.D2" office:value-type="string">
            <text:p text:style-name="P36"><text:s/>rövid kard</text:p>
          </table:table-cell>
          <table:table-cell table:style-name="Táblázat38.D2" office:value-type="string">
            <text:p text:style-name="P38">fél penge</text:p>
          </table:table-cell>
          <table:table-cell table:style-name="Táblázat38.D2" office:value-type="string">
            <text:p text:style-name="P53">2</text:p>
          </table:table-cell>
          <table:table-cell table:style-name="Táblázat38.D2" office:value-type="string">
            <text:p text:style-name="P38">4</text:p>
          </table:table-cell>
          <table:table-cell table:style-name="Táblázat38.D2" office:value-type="string">
            <text:p text:style-name="P38">8</text:p>
          </table:table-cell>
          <table:table-cell table:style-name="Táblázat38.F2" office:value-type="string">
            <text:p text:style-name="P38">8</text:p>
          </table:table-cell>
        </table:table-row>
        <table:table-row table:style-name="Táblázat38.1">
          <table:table-cell table:style-name="Táblázat38.D2" office:value-type="string">
            <text:p text:style-name="P36"><text:s/>hosszú kard</text:p>
          </table:table-cell>
          <table:table-cell table:style-name="Táblázat38.D2" office:value-type="string">
            <text:p text:style-name="P38">1 penge</text:p>
          </table:table-cell>
          <table:table-cell table:style-name="Táblázat38.D2" office:value-type="string">
            <text:p text:style-name="P53">3</text:p>
          </table:table-cell>
          <table:table-cell table:style-name="Táblázat38.D2" office:value-type="string">
            <text:p text:style-name="P38">6</text:p>
          </table:table-cell>
          <table:table-cell table:style-name="Táblázat38.D2" office:value-type="string">
            <text:p text:style-name="P38">12</text:p>
          </table:table-cell>
          <table:table-cell table:style-name="Táblázat38.F2" office:value-type="string">
            <text:p text:style-name="P38">12</text:p>
          </table:table-cell>
        </table:table-row>
        <table:table-row table:style-name="Táblázat38.1">
          <table:table-cell table:style-name="Táblázat38.D2" office:value-type="string">
            <text:p text:style-name="P36"><text:s/>másfélkezes kard</text:p>
          </table:table-cell>
          <table:table-cell table:style-name="Táblázat38.D2" office:value-type="string">
            <text:p text:style-name="P38">1,5 penge</text:p>
          </table:table-cell>
          <table:table-cell table:style-name="Táblázat38.D2" office:value-type="string">
            <text:p text:style-name="P53">4</text:p>
          </table:table-cell>
          <table:table-cell table:style-name="Táblázat38.D2" office:value-type="string">
            <text:p text:style-name="P38">8</text:p>
          </table:table-cell>
          <table:table-cell table:style-name="Táblázat38.D2" office:value-type="string">
            <text:p text:style-name="P38">16</text:p>
          </table:table-cell>
          <table:table-cell table:style-name="Táblázat38.F2" office:value-type="string">
            <text:p text:style-name="P38">16</text:p>
          </table:table-cell>
        </table:table-row>
        <table:table-row table:style-name="Táblázat38.1">
          <table:table-cell table:style-name="Táblázat38.D2" office:value-type="string">
            <text:p text:style-name="P36"><text:s/>kétkezes kard</text:p>
          </table:table-cell>
          <table:table-cell table:style-name="Táblázat38.D2" office:value-type="string">
            <text:p text:style-name="P38">2 penge</text:p>
          </table:table-cell>
          <table:table-cell table:style-name="Táblázat38.D2" office:value-type="string">
            <text:p text:style-name="P53">5</text:p>
          </table:table-cell>
          <table:table-cell table:style-name="Táblázat38.D2" office:value-type="string">
            <text:p text:style-name="P38">10</text:p>
          </table:table-cell>
          <table:table-cell table:style-name="Táblázat38.D2" office:value-type="string">
            <text:p text:style-name="P38">20</text:p>
          </table:table-cell>
          <table:table-cell table:style-name="Táblázat38.F2" office:value-type="string">
            <text:p text:style-name="P38">20</text:p>
          </table:table-cell>
        </table:table-row>
        <table:table-row table:style-name="Táblázat38.1">
          <table:table-cell table:style-name="Táblázat38.D2" office:value-type="string">
            <text:p text:style-name="P36"><text:s/>lándzsa</text:p>
          </table:table-cell>
          <table:table-cell table:style-name="Táblázat38.D2" office:value-type="string">
            <text:p text:style-name="P38">szálfegyver</text:p>
          </table:table-cell>
          <table:table-cell table:style-name="Táblázat38.D2" office:value-type="string">
            <text:p text:style-name="P53">6</text:p>
          </table:table-cell>
          <table:table-cell table:style-name="Táblázat38.D2" office:value-type="string">
            <text:p text:style-name="P38">12</text:p>
          </table:table-cell>
          <table:table-cell table:style-name="Táblázat38.D2" office:value-type="string">
            <text:p text:style-name="P38">24</text:p>
          </table:table-cell>
          <table:table-cell table:style-name="Táblázat38.F2" office:value-type="string">
            <text:p text:style-name="P38">24</text:p>
          </table:table-cell>
        </table:table-row>
      </table:table>
      <text:p text:style-name="Standard"/>
      <text:h text:style-name="Heading_20_3" text:outline-level="3">Elsődleges támadási típus</text:h>
      <text:p text:style-name="Text_20_body">Minden fegyver rendelkezik egy <text:span text:style-name="T9">elsődleges támadási (sebzési) típussal</text:span>, pl. szúrás. Ha emellett más típusú támadásra is alkalmas, az csak másodlagos lehet. Ha a karakter nem jelenti be, hogy milyen típusú támadást akar leadni, akkor mindig az elsődleges támadás típust vesszük megtörténtnek. Például a hosszú kard: vágás/szúrás. Ekkor az alapértelmezett támadási típus a vágás. Ha a karakter bejelenti, hogy szúrni szeretne, akkor azt -10TÉ módosítóval teheti meg. Ha pedig zúzni szeretne (amire a fegyver alkalmatlan), akkor – ha a KM engedi – azt -20TÉ-vel teheti meg.</text:p>
      <text:h text:style-name="Heading_20_3" text:outline-level="3">Különleges fegyver szabály</text:h>
      <text:p text:style-name="Text_20_body">Egyes – speciális – fegyvereknél van megemlítve ez a szabály. Jelentése: a beírt harcértékek csak akkor érvényesek, ha speciális iskolában, vagy onnan származó mestertől megtanulta a karakter a fegyver speciális fogásait. Ez részben előtörténet követelmény, amelyet fel kell tüntetni a karakterlapon. Bánjunk ezzel a követelménnyel szigorúan! Ha ez nincs meg, a KM dönt, hogy milyen – alacsonyabb – harcértékekkel forgathatja a karakter a fegyvert – már ha egyáltalán...</text:p>
      <text:p text:style-name="Text_20_body">A fegyverek egyedi fogásaihoz viszont követelmény a Mesterfegyver fortély 1. vagy 2. foka az adott fegyverre. Ezen speciális fogásokat fortélyok formájában tanulhatja meg a harcos. Leírásukat lásd a harci fortélyoknál. <text:span text:style-name="T125">Az alábbi fegyverek számítanak „Speciálisnak”: Mara-Sequor, Slan kard, Lagoss, Pugoss, Ramiera, Fejvadászkard, (Kahrei nyílpuska?)</text:span></text:p>
      <text:h text:style-name="Heading_20_3" text:outline-level="3">Puszta kéz</text:h>
      <text:p text:style-name="Text_20_body">A Puszta kéz kiemelt „fegyver”, hiszen mindig „ott van”. Puszta kézzel viszont bármilyen fegyver ellen meglehetősen kellemetlen harcolni, hiszen nincs mivel távol tartani, fenyegetni az ellenfelet. Ezért a Puszta kéz harcértékei mindenkinek a következők:</text:p>
      <table:table table:name="Tábla14" table:style-name="Tábla14">
        <table:table-column table:style-name="Tábla14.A"/>
        <table:table-row>
          <table:table-cell table:style-name="Tábla14.A1" office:value-type="string">
            <text:p text:style-name="P12">Puszta kéz: KÉ: -10, TÉ: -10, VÉ: -10</text:p>
          </table:table-cell>
        </table:table-row>
      </table:table>
      <text:h text:style-name="Heading_20_4" text:outline-level="4">Érintő támadás</text:h>
      <text:p text:style-name="Text_20_body">Ha a cél csupán az ellenfél megérintése – nem sebzés –, akkor ezt könnyebben megteheti a támadó. Támadó Értékére nem jár levonás:</text:p>
      <table:table table:name="Táblázat49" table:style-name="Táblázat49">
        <table:table-column table:style-name="Táblázat49.A"/>
        <table:table-row>
          <table:table-cell table:style-name="Táblázat49.A1" office:value-type="string">
            <text:p text:style-name="P12">Puszta kéz: KÉ: -10, <text:span text:style-name="T3">TÉ: 0,</text:span> VÉ: -10</text:p>
          </table:table-cell>
        </table:table-row>
      </table:table>
      <text:p text:style-name="Text_20_body"/>
      <text:h text:style-name="Heading_20_3" text:outline-level="3">Hárítófegyverek</text:h>
      <text:p text:style-name="Text_20_body">Kapcsolódó fortély: „<text:span text:style-name="T9">Hárítófegyver-használat</text:span>”</text:p>
      <text:list text:style-name="L39">
        <text:list-item>
          <text:p text:style-name="P650"><text:soft-page-break/>Alkarvédő </text:p>
        </text:list-item>
        <text:list-item>
          <text:p text:style-name="P592">közelharci fegyverek ellen +10 VÉ, egykezes, pengefegyverek ellen +5 VÉ. Ennél nagyobb fegyverek ellen nem véd. (Ha mindkét karon van, akkor is csak a fenti harcértékek az irányadóak, további bónusz nem jár)</text:p>
        </text:list-item>
        <text:list-item>
          <text:p text:style-name="P603">Köpeny</text:p>
        </text:list-item>
        <text:list-item>
          <text:p text:style-name="P593">TODO</text:p>
        </text:list-item>
        <text:list-item>
          <text:p text:style-name="P603">Csatakesztyű</text:p>
        </text:list-item>
        <text:list-item>
          <text:p text:style-name="P593">TODO</text:p>
        </text:list-item>
        <text:list-item>
          <text:p text:style-name="P605">Tonfa: értékeit lásd a „Közelharci fegyverek harcértékei” fejezetben</text:p>
        </text:list-item>
        <text:list-item>
          <text:p text:style-name="P595">spec: <text:span text:style-name="T87">TODO</text:span></text:p>
        </text:list-item>
        <text:list-item>
          <text:p text:style-name="P605">Fejvadászkard: értékeit lásd a „Közelharci fegyverek harcértékei” fejezetben</text:p>
        </text:list-item>
        <text:list-item>
          <text:p text:style-name="P595">spec: <text:span text:style-name="T87">TODO</text:span></text:p>
        </text:list-item>
      </text:list>
      <text:p text:style-name="Text_20_body"/>
      <text:h text:style-name="Heading_20_3" text:outline-level="3">Közelharci fegyverek</text:h>
      <text:section text:style-name="Sect8" text:name="közelharci_fegyverek">
        <text:p text:style-name="Standard"><text:s/></text:p>
        <table:table table:name="Táblázat50" table:style-name="Táblázat50">
          <table:table-column table:style-name="Táblázat50.A"/>
          <table:table-column table:style-name="Táblázat50.B"/>
          <table:table-column table:style-name="Táblázat50.C"/>
          <table:table-column table:style-name="Táblázat50.D"/>
          <table:table-column table:style-name="Táblázat50.E"/>
          <table:table-column table:style-name="Táblázat50.F"/>
          <table:table-column table:style-name="Táblázat50.E"/>
          <table:table-column table:style-name="Táblázat50.F"/>
          <table:table-column table:style-name="Táblázat50.I"/>
          <table:table-row table:style-name="Táblázat50.1">
            <table:table-cell table:style-name="Táblázat50.A1" table:number-columns-spanned="9" office:value-type="string">
              <text:p text:style-name="P273">Közelharci fegyverek</text:p>
            </table:table-cell>
            <table:covered-table-cell/>
            <table:covered-table-cell/>
            <table:covered-table-cell/>
            <table:covered-table-cell/>
            <table:covered-table-cell/>
            <table:covered-table-cell/>
            <table:covered-table-cell/>
            <table:covered-table-cell/>
          </table:table-row>
          <table:table-row table:style-name="Táblázat50.1">
            <table:table-cell table:style-name="Táblázat50.A2" office:value-type="string">
              <text:p text:style-name="P285">Fegyver</text:p>
            </table:table-cell>
            <table:table-cell table:style-name="Táblázat50.A2" office:value-type="string">
              <text:p text:style-name="P285">SP</text:p>
            </table:table-cell>
            <table:table-cell table:style-name="Táblázat50.A2" office:value-type="string">
              <text:p text:style-name="P285">Átütés</text:p>
            </table:table-cell>
            <table:table-cell table:style-name="Táblázat50.A2" office:value-type="string">
              <text:p text:style-name="P285">Pengehossz</text:p>
            </table:table-cell>
            <table:table-cell table:style-name="Táblázat50.A2" office:value-type="string">
              <text:p text:style-name="P285">KÉ</text:p>
            </table:table-cell>
            <table:table-cell table:style-name="Táblázat50.A2" office:value-type="string">
              <text:p text:style-name="P285">TÉ</text:p>
            </table:table-cell>
            <table:table-cell table:style-name="Táblázat50.A2" office:value-type="string">
              <text:p text:style-name="P285">VÉ</text:p>
            </table:table-cell>
            <table:table-cell table:style-name="Táblázat50.A2" office:value-type="string">
              <text:p text:style-name="P286">Sebesség</text:p>
            </table:table-cell>
            <table:table-cell table:style-name="Táblázat50.I2" office:value-type="string">
              <text:p text:style-name="P285">Speciális</text:p>
            </table:table-cell>
          </table:table-row>
          <table:table-row table:style-name="Táblázat50.1">
            <table:table-cell table:style-name="Táblázat50.A3" office:value-type="string">
              <text:p text:style-name="P5">Puszta kéz</text:p>
            </table:table-cell>
            <table:table-cell table:style-name="Táblázat50.A3" office:value-type="string">
              <text:p text:style-name="P37">-5 Z</text:p>
            </table:table-cell>
            <table:table-cell table:style-name="Táblázat50.C3" office:value-type="string">
              <text:p text:style-name="P37">-</text:p>
            </table:table-cell>
            <table:table-cell table:style-name="Táblázat50.C3" office:value-type="string">
              <text:p text:style-name="P37">0</text:p>
            </table:table-cell>
            <table:table-cell table:style-name="Táblázat50.A3" office:value-type="string">
              <text:p text:style-name="P37">-10</text:p>
            </table:table-cell>
            <table:table-cell table:style-name="Táblázat50.A3" office:value-type="string">
              <text:p text:style-name="P37">-10</text:p>
            </table:table-cell>
            <table:table-cell table:style-name="Táblázat50.A3" office:value-type="string">
              <text:p text:style-name="P37">-10</text:p>
            </table:table-cell>
            <table:table-cell table:style-name="Táblázat50.H3" office:value-type="string">
              <text:p text:style-name="P37"/>
            </table:table-cell>
            <table:table-cell table:style-name="Táblázat50.I3" office:value-type="string">
              <text:p text:style-name="P5">KT sebesülést okoz. </text:p>
              <text:p text:style-name="P5">Minden 5-ik KT 1 ÉP elvesztését okozza. Kivéve: harcművészek „Sárkány ökle” fortélya</text:p>
              <text:p text:style-name="P5">Erőbónusz: 0 feletti rész 1:1-ben számít be.</text:p>
            </table:table-cell>
          </table:table-row>
          <table:table-row table:style-name="Táblázat50.1">
            <table:table-cell table:style-name="Táblázat50.A3" office:value-type="string">
              <text:p text:style-name="P5">Tőr</text:p>
            </table:table-cell>
            <table:table-cell table:style-name="Táblázat50.A3" office:value-type="string">
              <text:p text:style-name="P37">+1 S/V</text:p>
            </table:table-cell>
            <table:table-cell table:style-name="Táblázat50.C3" office:value-type="string">
              <text:p text:style-name="P37">-</text:p>
            </table:table-cell>
            <table:table-cell table:style-name="Táblázat50.C3" office:value-type="string">
              <text:p text:style-name="P37">rövid</text:p>
            </table:table-cell>
            <table:table-cell table:style-name="Táblázat50.A3" office:value-type="string">
              <text:p text:style-name="P37">2</text:p>
            </table:table-cell>
            <table:table-cell table:style-name="Táblázat50.A3" office:value-type="string">
              <text:p text:style-name="P37">4</text:p>
            </table:table-cell>
            <table:table-cell table:style-name="Táblázat50.A3" office:value-type="string">
              <text:p text:style-name="P37">4</text:p>
            </table:table-cell>
            <table:table-cell table:style-name="Táblázat50.H3" office:value-type="string">
              <text:p text:style-name="P37"/>
            </table:table-cell>
            <table:table-cell table:style-name="Táblázat50.I3" office:value-type="string">
              <text:p text:style-name="P5">-</text:p>
            </table:table-cell>
          </table:table-row>
          <table:table-row table:style-name="Táblázat50.1">
            <table:table-cell table:style-name="Táblázat50.A3" office:value-type="string">
              <text:p text:style-name="P5">Béltépő</text:p>
            </table:table-cell>
            <table:table-cell table:style-name="Táblázat50.H3" office:value-type="string">
              <text:p text:style-name="P37"/>
            </table:table-cell>
            <table:table-cell table:style-name="Táblázat50.H3" office:value-type="string">
              <text:p text:style-name="P37"/>
            </table:table-cell>
            <table:table-cell table:style-name="Táblázat50.H3" office:value-type="string">
              <text:p text:style-name="P37"/>
            </table:table-cell>
            <table:table-cell table:style-name="Táblázat50.H3" office:value-type="string">
              <text:p text:style-name="P37"/>
            </table:table-cell>
            <table:table-cell table:style-name="Táblázat50.H3" office:value-type="string">
              <text:p text:style-name="P37"/>
            </table:table-cell>
            <table:table-cell table:style-name="Táblázat50.H3" office:value-type="string">
              <text:p text:style-name="P37"/>
            </table:table-cell>
            <table:table-cell table:style-name="Táblázat50.H3" office:value-type="string">
              <text:p text:style-name="P37"/>
            </table:table-cell>
            <table:table-cell table:style-name="Táblázat50.I5" office:value-type="string">
              <text:p text:style-name="P5"/>
            </table:table-cell>
          </table:table-row>
          <table:table-row table:style-name="Táblázat50.1">
            <table:table-cell table:style-name="Táblázat50.A3" office:value-type="string">
              <text:p text:style-name="P5">Dzsambia</text:p>
            </table:table-cell>
            <table:table-cell table:style-name="Táblázat50.C3" office:value-type="string">
              <text:p text:style-name="P37">+0/2* V/S</text:p>
            </table:table-cell>
            <table:table-cell table:style-name="Táblázat50.C3" office:value-type="string">
              <text:p text:style-name="P37">-</text:p>
            </table:table-cell>
            <table:table-cell table:style-name="Táblázat50.C3" office:value-type="string">
              <text:p text:style-name="P37">rövid</text:p>
            </table:table-cell>
            <table:table-cell table:style-name="Táblázat50.C3" office:value-type="string">
              <text:p text:style-name="P37">2</text:p>
            </table:table-cell>
            <table:table-cell table:style-name="Táblázat50.C3" office:value-type="string">
              <text:p text:style-name="P37">4</text:p>
            </table:table-cell>
            <table:table-cell table:style-name="Táblázat50.C3" office:value-type="string">
              <text:p text:style-name="P37">4</text:p>
            </table:table-cell>
            <table:table-cell table:style-name="Táblázat50.H3" office:value-type="string">
              <text:p text:style-name="P37"/>
            </table:table-cell>
            <table:table-cell table:style-name="Táblázat50.I3" office:value-type="string">
              <text:p text:style-name="P5">Páncélozott ellefélnél: SP:0</text:p>
              <text:p text:style-name="P5">Páncél nélküli ellenfélnél: SP:+2</text:p>
            </table:table-cell>
          </table:table-row>
          <table:table-row table:style-name="Táblázat50.1">
            <table:table-cell table:style-name="Táblázat50.A3" office:value-type="string">
              <text:p text:style-name="P5">Garott</text:p>
            </table:table-cell>
            <table:table-cell table:style-name="Táblázat50.H3" office:value-type="string">
              <text:p text:style-name="P37"/>
            </table:table-cell>
            <table:table-cell table:style-name="Táblázat50.C3" office:value-type="string">
              <text:p text:style-name="P37">-</text:p>
            </table:table-cell>
            <table:table-cell table:style-name="Táblázat50.C3" office:value-type="string">
              <text:p text:style-name="P37">spec.</text:p>
            </table:table-cell>
            <table:table-cell table:style-name="Táblázat50.A3" office:value-type="string">
              <text:p text:style-name="P37">0*</text:p>
            </table:table-cell>
            <table:table-cell table:style-name="Táblázat50.A3" office:value-type="string">
              <text:p text:style-name="P37">0*</text:p>
            </table:table-cell>
            <table:table-cell table:style-name="Táblázat50.A3" office:value-type="string">
              <text:p text:style-name="P37">0*</text:p>
            </table:table-cell>
            <table:table-cell table:style-name="Táblázat50.H3" office:value-type="string">
              <text:p text:style-name="P37"/>
            </table:table-cell>
            <table:table-cell table:style-name="Táblázat50.I3" office:value-type="string">
              <text:p text:style-name="P5">Csak orvtámadásban használható.</text:p>
            </table:table-cell>
          </table:table-row>
          <table:table-row table:style-name="Táblázat50.1">
            <table:table-cell table:style-name="Táblázat50.A3" office:value-type="string">
              <text:p text:style-name="P5">Kés</text:p>
            </table:table-cell>
            <table:table-cell table:style-name="Táblázat50.A3" office:value-type="string">
              <text:p text:style-name="P37">+0<text:bookmark-start text:name="DDE_LINK31"/> S/V<text:bookmark-end text:name="DDE_LINK31"/></text:p>
            </table:table-cell>
            <table:table-cell table:style-name="Táblázat50.C3" office:value-type="string">
              <text:p text:style-name="P37">-</text:p>
            </table:table-cell>
            <table:table-cell table:style-name="Táblázat50.C3" office:value-type="string">
              <text:p text:style-name="P37">rövid</text:p>
            </table:table-cell>
            <table:table-cell table:style-name="Táblázat50.A3" office:value-type="string">
              <text:p text:style-name="P37">2</text:p>
            </table:table-cell>
            <table:table-cell table:style-name="Táblázat50.A3" office:value-type="string">
              <text:p text:style-name="P37">3</text:p>
            </table:table-cell>
            <table:table-cell table:style-name="Táblázat50.A3" office:value-type="string">
              <text:p text:style-name="P37">1</text:p>
            </table:table-cell>
            <table:table-cell table:style-name="Táblázat50.H3" office:value-type="string">
              <text:p text:style-name="P37"/>
            </table:table-cell>
            <table:table-cell table:style-name="Táblázat50.I3" office:value-type="string">
              <text:p text:style-name="P5">-</text:p>
            </table:table-cell>
          </table:table-row>
          <table:table-row table:style-name="Táblázat50.1">
            <table:table-cell table:style-name="Táblázat50.A3" office:value-type="string">
              <text:p text:style-name="P5">Levéltőr</text:p>
            </table:table-cell>
            <table:table-cell table:style-name="Táblázat50.A3" office:value-type="string">
              <text:p text:style-name="P37">+1 S/V</text:p>
            </table:table-cell>
            <table:table-cell table:style-name="Táblázat50.C3" office:value-type="string">
              <text:p text:style-name="P37">-</text:p>
            </table:table-cell>
            <table:table-cell table:style-name="Táblázat50.C3" office:value-type="string">
              <text:p text:style-name="P37">rövid</text:p>
            </table:table-cell>
            <table:table-cell table:style-name="Táblázat50.A3" office:value-type="string">
              <text:p text:style-name="P37">2</text:p>
            </table:table-cell>
            <table:table-cell table:style-name="Táblázat50.A3" office:value-type="string">
              <text:p text:style-name="P37">4</text:p>
            </table:table-cell>
            <table:table-cell table:style-name="Táblázat50.A3" office:value-type="string">
              <text:p text:style-name="P37">5</text:p>
            </table:table-cell>
            <table:table-cell table:style-name="Táblázat50.H3" office:value-type="string">
              <text:p text:style-name="P37"/>
            </table:table-cell>
            <table:table-cell table:style-name="Táblázat50.I3" office:value-type="string">
              <text:p text:style-name="P5">-</text:p>
            </table:table-cell>
          </table:table-row>
          <table:table-row table:style-name="Táblázat50.1">
            <table:table-cell table:style-name="Táblázat50.A3" office:value-type="string">
              <text:p text:style-name="P5">Markolatgomb</text:p>
            </table:table-cell>
            <table:table-cell table:style-name="Táblázat50.B10" table:number-columns-spanned="8" office:value-type="string">
              <text:p text:style-name="P37">Lásd Vasököl</text:p>
            </table:table-cell>
            <table:covered-table-cell/>
            <table:covered-table-cell/>
            <table:covered-table-cell/>
            <table:covered-table-cell/>
            <table:covered-table-cell/>
            <table:covered-table-cell/>
            <table:covered-table-cell/>
          </table:table-row>
          <table:table-row table:style-name="Táblázat50.1">
            <table:table-cell table:style-name="Táblázat50.A3" office:value-type="string">
              <text:p text:style-name="P5">Méregfog</text:p>
            </table:table-cell>
            <table:table-cell table:style-name="Táblázat50.A3" office:value-type="string">
              <text:p text:style-name="P37">+0 S</text:p>
            </table:table-cell>
            <table:table-cell table:style-name="Táblázat50.C3" office:value-type="string">
              <text:p text:style-name="P37">-</text:p>
            </table:table-cell>
            <table:table-cell table:style-name="Táblázat50.C3" office:value-type="string">
              <text:p text:style-name="P37">rövid</text:p>
            </table:table-cell>
            <table:table-cell table:style-name="Táblázat50.A3" office:value-type="string">
              <text:p text:style-name="P37">1</text:p>
            </table:table-cell>
            <table:table-cell table:style-name="Táblázat50.A3" office:value-type="string">
              <text:p text:style-name="P37">3</text:p>
            </table:table-cell>
            <table:table-cell table:style-name="Táblázat50.A3" office:value-type="string">
              <text:p text:style-name="P37">3</text:p>
            </table:table-cell>
            <table:table-cell table:style-name="Táblázat50.H3" office:value-type="string">
              <text:p text:style-name="P37"/>
            </table:table-cell>
            <table:table-cell table:style-name="Táblázat50.I3" office:value-type="string">
              <text:p text:style-name="P5">Ha sebzést okoz, befecskendezi a benne tárolt mérget.</text:p>
            </table:table-cell>
          </table:table-row>
          <table:table-row table:style-name="Táblázat50.1">
            <table:table-cell table:style-name="Táblázat50.A3" office:value-type="string">
              <text:p text:style-name="P5">Pugoss</text:p>
            </table:table-cell>
            <table:table-cell table:style-name="Táblázat50.A3" office:value-type="string">
              <text:p text:style-name="P37">+1 S/V</text:p>
            </table:table-cell>
            <table:table-cell table:style-name="Táblázat50.C3" office:value-type="string">
              <text:p text:style-name="P37">-</text:p>
            </table:table-cell>
            <table:table-cell table:style-name="Táblázat50.C3" office:value-type="string">
              <text:p text:style-name="P37">rövid</text:p>
            </table:table-cell>
            <table:table-cell table:style-name="Táblázat50.A3" office:value-type="string">
              <text:p text:style-name="P37">2</text:p>
            </table:table-cell>
            <table:table-cell table:style-name="Táblázat50.A3" office:value-type="string">
              <text:p text:style-name="P37">5</text:p>
            </table:table-cell>
            <table:table-cell table:style-name="Táblázat50.A3" office:value-type="string">
              <text:p text:style-name="P37">4</text:p>
            </table:table-cell>
            <table:table-cell table:style-name="Táblázat50.H3" office:value-type="string">
              <text:p text:style-name="P37"/>
            </table:table-cell>
            <table:table-cell table:style-name="Táblázat50.I5" office:value-type="string">
              <text:p text:style-name="P5"/>
            </table:table-cell>
          </table:table-row>
          <table:table-row table:style-name="Táblázat50.1">
            <table:table-cell table:style-name="Táblázat50.A3" office:value-type="string">
              <text:p text:style-name="P5">Ramiera</text:p>
            </table:table-cell>
            <table:table-cell table:style-name="Táblázat50.A3" office:value-type="string">
              <text:p text:style-name="P37">+2 S/V</text:p>
            </table:table-cell>
            <table:table-cell table:style-name="Táblázat50.C3" office:value-type="string">
              <text:p text:style-name="P37">-</text:p>
            </table:table-cell>
            <table:table-cell table:style-name="Táblázat50.C3" office:value-type="string">
              <text:p text:style-name="P37">rövid</text:p>
            </table:table-cell>
            <table:table-cell table:style-name="Táblázat50.A3" office:value-type="string">
              <text:p text:style-name="P37">3</text:p>
            </table:table-cell>
            <table:table-cell table:style-name="Táblázat50.A3" office:value-type="string">
              <text:p text:style-name="P37">5</text:p>
            </table:table-cell>
            <table:table-cell table:style-name="Táblázat50.A3" office:value-type="string">
              <text:p text:style-name="P37">5</text:p>
            </table:table-cell>
            <table:table-cell table:style-name="Táblázat50.H3" office:value-type="string">
              <text:p text:style-name="P37"/>
            </table:table-cell>
            <table:table-cell table:style-name="Táblázat50.I3" office:value-type="string">
              <text:p text:style-name="P5">Tőrnél nehezebb elrejteni.</text:p>
              <text:p text:style-name="P5">„Speciális fegyver használata” fortély szükséges használatához. Amennyiben ez nincs meg, akkor csak a Rövidkard értékeivel forgatható.</text:p>
            </table:table-cell>
          </table:table-row>
          <table:table-row table:style-name="Táblázat50.1">
            <table:table-cell table:style-name="Táblázat50.A3" office:value-type="string">
              <text:p text:style-name="P5">Tőr, hárító</text:p>
            </table:table-cell>
            <table:table-cell table:style-name="Táblázat50.H3" office:value-type="string">
              <text:p text:style-name="P37">+0 S</text:p>
            </table:table-cell>
            <table:table-cell table:style-name="Táblázat50.C3" office:value-type="string">
              <text:p text:style-name="P37">-</text:p>
            </table:table-cell>
            <table:table-cell table:style-name="Táblázat50.C3" office:value-type="string">
              <text:p text:style-name="P37">rövid</text:p>
            </table:table-cell>
            <table:table-cell table:style-name="Táblázat50.A3" office:value-type="string">
              <text:p text:style-name="P37">2</text:p>
            </table:table-cell>
            <table:table-cell table:style-name="Táblázat50.A3" office:value-type="string">
              <text:p text:style-name="P37">4</text:p>
            </table:table-cell>
            <table:table-cell table:style-name="Táblázat50.A3" office:value-type="string">
              <text:p text:style-name="P37">10</text:p>
            </table:table-cell>
            <table:table-cell table:style-name="Táblázat50.H3" office:value-type="string">
              <text:p text:style-name="P37"/>
            </table:table-cell>
            <table:table-cell table:style-name="Táblázat50.I3" office:value-type="string">
              <text:p text:style-name="P5">Nagyon drága!</text:p>
              <text:p text:style-name="P5">Nagy fegyverek ellen kisebb VÉ?</text:p>
            </table:table-cell>
          </table:table-row>
          <table:table-row table:style-name="Táblázat50.1">
            <table:table-cell table:style-name="Táblázat50.A3" office:value-type="string">
              <text:p text:style-name="P5">Vasököl</text:p>
            </table:table-cell>
            <table:table-cell table:style-name="Táblázat50.C3" office:value-type="string">
              <text:p text:style-name="P37">+0 Z</text:p>
            </table:table-cell>
            <table:table-cell table:style-name="Táblázat50.C3" office:value-type="string">
              <text:p text:style-name="P37">-</text:p>
            </table:table-cell>
            <table:table-cell table:style-name="Táblázat50.C3" office:value-type="string">
              <text:p text:style-name="P37">0</text:p>
            </table:table-cell>
            <table:table-cell table:style-name="Táblázat50.C3" office:value-type="string">
              <text:p text:style-name="P37">-10</text:p>
            </table:table-cell>
            <table:table-cell table:style-name="Táblázat50.C3" office:value-type="string">
              <text:p text:style-name="P37">-10</text:p>
            </table:table-cell>
            <table:table-cell table:style-name="Táblázat50.C3" office:value-type="string">
              <text:p text:style-name="P37">-10</text:p>
            </table:table-cell>
            <table:table-cell table:style-name="Táblázat50.H3" office:value-type="string">
              <text:p text:style-name="P37"/>
            </table:table-cell>
            <table:table-cell table:style-name="Táblázat50.I3" office:value-type="string">
              <text:p text:style-name="P5">Erőbónusz: 0 feletti rész 1:1-ben számít be.</text:p>
            </table:table-cell>
          </table:table-row>
          <table:table-row table:style-name="Táblázat50.1">
            <table:table-cell table:style-name="Táblázat50.A3" office:value-type="string">
              <text:p text:style-name="P5">"Tanto" <text:line-break/>(legrövidebb slan)</text:p>
            </table:table-cell>
            <table:table-cell table:style-name="Táblázat50.H3" office:value-type="string">
              <text:p text:style-name="P37"/>
            </table:table-cell>
            <table:table-cell table:style-name="Táblázat50.H3" office:value-type="string">
              <text:p text:style-name="P37"/>
            </table:table-cell>
            <table:table-cell table:style-name="Táblázat50.H3" office:value-type="string">
              <text:p text:style-name="P37"/>
            </table:table-cell>
            <table:table-cell table:style-name="Táblázat50.H3" office:value-type="string">
              <text:p text:style-name="P37"/>
            </table:table-cell>
            <table:table-cell table:style-name="Táblázat50.H3" office:value-type="string">
              <text:p text:style-name="P37"/>
            </table:table-cell>
            <table:table-cell table:style-name="Táblázat50.H3" office:value-type="string">
              <text:p text:style-name="P37"/>
            </table:table-cell>
            <table:table-cell table:style-name="Táblázat50.H3" office:value-type="string">
              <text:p text:style-name="P37"/>
            </table:table-cell>
            <table:table-cell table:style-name="Táblázat50.I5" office:value-type="string">
              <text:p text:style-name="P5"/>
            </table:table-cell>
          </table:table-row>
        </table:table>
        <text:p text:style-name="Standard"/>
      </text:section>
      <text:p text:style-name="Standard"><text:s/></text:p>
      <text:p text:style-name="Standard"/>
      <text:h text:style-name="P103" text:outline-level="3">Kardvívó fegyverek harcértékei</text:h>
      <text:section text:style-name="Sect8" text:name="kardvívó_fegyverek">
        <table:table table:name="Táblázat51" table:style-name="Táblázat51">
          <table:table-column table:style-name="Táblázat51.A"/>
          <table:table-column table:style-name="Táblázat51.B"/>
          <table:table-column table:style-name="Táblázat51.C"/>
          <table:table-column table:style-name="Táblázat51.D"/>
          <table:table-column table:style-name="Táblázat51.E" table:number-columns-repeated="3"/>
          <table:table-column table:style-name="Táblázat51.H"/>
          <table:table-column table:style-name="Táblázat51.I"/>
          <table:table-row table:style-name="Táblázat51.1">
            <table:table-cell table:style-name="Táblázat51.A1" table:number-columns-spanned="9" office:value-type="string">
              <text:p text:style-name="P287">Kardvívó fegyverek</text:p>
            </table:table-cell>
            <table:covered-table-cell/>
            <table:covered-table-cell/>
            <table:covered-table-cell/>
            <table:covered-table-cell/>
            <table:covered-table-cell/>
            <table:covered-table-cell/>
            <table:covered-table-cell/>
            <table:covered-table-cell/>
          </table:table-row>
          <table:table-row table:style-name="Táblázat51.1">
            <table:table-cell table:style-name="Táblázat51.A2" office:value-type="string">
              <text:p text:style-name="P288">Fegyver</text:p>
            </table:table-cell>
            <table:table-cell table:style-name="Táblázat51.A2" office:value-type="string">
              <text:p text:style-name="P289">SP</text:p>
            </table:table-cell>
            <table:table-cell table:style-name="Táblázat51.A2" office:value-type="string">
              <text:p text:style-name="P289">Átütés</text:p>
            </table:table-cell>
            <table:table-cell table:style-name="Táblázat51.A2" office:value-type="string">
              <text:p text:style-name="P289">Pengehossz</text:p>
            </table:table-cell>
            <table:table-cell table:style-name="Táblázat51.A2" office:value-type="string">
              <text:p text:style-name="P289">KÉ</text:p>
            </table:table-cell>
            <table:table-cell table:style-name="Táblázat51.A2" office:value-type="string">
              <text:p text:style-name="P289">TÉ</text:p>
            </table:table-cell>
            <table:table-cell table:style-name="Táblázat51.A2" office:value-type="string">
              <text:p text:style-name="P289">VÉ</text:p>
            </table:table-cell>
            <table:table-cell table:style-name="Táblázat51.A2" office:value-type="string">
              <text:p text:style-name="P290">Sebesség</text:p>
            </table:table-cell>
            <table:table-cell table:style-name="Táblázat51.I2" office:value-type="string">
              <text:p text:style-name="P289">Speciális</text:p>
            </table:table-cell>
          </table:table-row>
          <table:table-row table:style-name="Táblázat51.1">
            <table:table-cell table:style-name="Táblázat51.A3" office:value-type="string">
              <text:p text:style-name="P5">Kard, dzsenn szablya</text:p>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I3" office:value-type="string">
              <text:p text:style-name="P5"/>
            </table:table-cell>
          </table:table-row>
          <table:table-row table:style-name="Táblázat51.1">
            <table:table-cell table:style-name="Táblázat51.A3" office:value-type="string">
              <text:p text:style-name="P5">Kard, emrelin</text:p>
            </table:table-cell>
            <table:table-cell table:style-name="Táblázat51.A3" office:value-type="string">
              <text:p text:style-name="P37">+4 V/S</text:p>
            </table:table-cell>
            <table:table-cell table:style-name="Táblázat51.A3" office:value-type="string">
              <text:p text:style-name="P37">-</text:p>
            </table:table-cell>
            <table:table-cell table:style-name="Táblázat51.A3" office:value-type="string">
              <text:p text:style-name="P37">1 penge</text:p>
            </table:table-cell>
            <table:table-cell table:style-name="Táblázat51.A3" office:value-type="string">
              <text:p text:style-name="P37">7</text:p>
            </table:table-cell>
            <table:table-cell table:style-name="Táblázat51.A3" office:value-type="string">
              <text:p text:style-name="P37">13</text:p>
            </table:table-cell>
            <table:table-cell table:style-name="Táblázat51.A3" office:value-type="string">
              <text:p text:style-name="P37">13</text:p>
            </table:table-cell>
            <table:table-cell table:style-name="Táblázat51.B3" office:value-type="string">
              <text:p text:style-name="P37"/>
            </table:table-cell>
            <table:table-cell table:style-name="Táblázat51.I4" office:value-type="string">
              <text:p text:style-name="P5"/>
            </table:table-cell>
          </table:table-row>
          <table:table-row table:style-name="Táblázat51.1">
            <table:table-cell table:style-name="Táblázat51.A3" office:value-type="string">
              <text:p text:style-name="P5">Kard, fejvadász <text:s/>(spec)</text:p>
            </table:table-cell>
            <table:table-cell table:style-name="Táblázat51.A3" office:value-type="string">
              <text:p text:style-name="P37">+3 V/S</text:p>
            </table:table-cell>
            <table:table-cell table:style-name="Táblázat51.A3" office:value-type="string">
              <text:p text:style-name="P37">-</text:p>
            </table:table-cell>
            <table:table-cell table:style-name="Táblázat51.A3" office:value-type="string">
              <text:p text:style-name="P37">0,5 penge</text:p>
            </table:table-cell>
            <table:table-cell table:style-name="Táblázat51.A3" office:value-type="string">
              <text:p text:style-name="P37">5</text:p>
            </table:table-cell>
            <table:table-cell table:style-name="Táblázat51.A3" office:value-type="string">
              <text:p text:style-name="P37">9</text:p>
            </table:table-cell>
            <table:table-cell table:style-name="Táblázat51.A3" office:value-type="string">
              <text:p text:style-name="P37">11</text:p>
            </table:table-cell>
            <table:table-cell table:style-name="Táblázat51.A3" office:value-type="string">
              <text:p text:style-name="P37">5</text:p>
            </table:table-cell>
            <table:table-cell table:style-name="Táblázat51.I4" office:value-type="string">
              <text:p text:style-name="P5">Különleges fegyver használata szabály: gorviki klánnal, vagy mesterrel.</text:p>
              <text:p text:style-name="P5">Ha a karakter nem ismeri a fegyver különleges fogásait akkor harcértékei sima rövidkardé lesznek.</text:p>
              <text:p text:style-name="P5">Hárítófegyverként is használható.</text:p>
            </table:table-cell>
          </table:table-row>
          <table:table-row table:style-name="Táblázat51.1">
            <table:table-cell table:style-name="Táblázat51.A3" office:value-type="string">
              <text:p text:style-name="P5">Kard, handzsár</text:p>
            </table:table-cell>
            <table:table-cell table:style-name="Táblázat51.A3" office:value-type="string">
              <text:p text:style-name="P37">+4/6* V</text:p>
            </table:table-cell>
            <table:table-cell table:style-name="Táblázat51.A3" office:value-type="string">
              <text:p text:style-name="P37">-</text:p>
            </table:table-cell>
            <table:table-cell table:style-name="Táblázat51.A3" office:value-type="string">
              <text:p text:style-name="P37">1 penge</text:p>
            </table:table-cell>
            <table:table-cell table:style-name="Táblázat51.A3" office:value-type="string">
              <text:p text:style-name="P37">4</text:p>
            </table:table-cell>
            <table:table-cell table:style-name="Táblázat51.A3" office:value-type="string">
              <text:p text:style-name="P37">13</text:p>
            </table:table-cell>
            <table:table-cell table:style-name="Táblázat51.A3" office:value-type="string">
              <text:p text:style-name="P37">11</text:p>
            </table:table-cell>
            <table:table-cell table:style-name="Táblázat51.B3" office:value-type="string">
              <text:p text:style-name="P37"/>
            </table:table-cell>
            <table:table-cell table:style-name="Táblázat51.I4" office:value-type="string">
              <text:p text:style-name="P5">Páncélozott ellefélnél: SP:+4</text:p>
              <text:p text:style-name="P5">Páncél nélküli ellenfélnél: SP:+6</text:p>
            </table:table-cell>
          </table:table-row>
          <table:table-row table:style-name="Táblázat51.1">
            <table:table-cell table:style-name="Táblázat51.A3" office:value-type="string">
              <text:p text:style-name="P5">Kard, hiequar</text:p>
            </table:table-cell>
            <table:table-cell table:style-name="Táblázat51.A3" office:value-type="string">
              <text:p text:style-name="P37">+4 S/V</text:p>
            </table:table-cell>
            <table:table-cell table:style-name="Táblázat51.A3" office:value-type="string">
              <text:p text:style-name="P37">2</text:p>
            </table:table-cell>
            <table:table-cell table:style-name="Táblázat51.A3" office:value-type="string">
              <text:p text:style-name="P37">1 penge</text:p>
            </table:table-cell>
            <table:table-cell table:style-name="Táblázat51.A3" office:value-type="string">
              <text:p text:style-name="P37">4</text:p>
            </table:table-cell>
            <table:table-cell table:style-name="Táblázat51.A3" office:value-type="string">
              <text:p text:style-name="P37">12</text:p>
            </table:table-cell>
            <table:table-cell table:style-name="Táblázat51.A3" office:value-type="string">
              <text:p text:style-name="P37">8</text:p>
            </table:table-cell>
            <table:table-cell table:style-name="Táblázat51.B3" office:value-type="string">
              <text:p text:style-name="P37"/>
            </table:table-cell>
            <table:table-cell table:style-name="Táblázat51.I4" office:value-type="string">
              <text:p text:style-name="P5">Elfek használják. Előtörténet!</text:p>
            </table:table-cell>
          </table:table-row>
          <table:table-row table:style-name="Táblázat51.1">
            <table:table-cell table:style-name="Táblázat51.A3" office:value-type="string">
              <text:p text:style-name="P5">Kard, hosszú</text:p>
            </table:table-cell>
            <table:table-cell table:style-name="Táblázat51.A3" office:value-type="string">
              <text:p text:style-name="P37">+4 V/S</text:p>
            </table:table-cell>
            <table:table-cell table:style-name="Táblázat51.A3" office:value-type="string">
              <text:p text:style-name="P37">-</text:p>
            </table:table-cell>
            <table:table-cell table:style-name="Táblázat51.A3" office:value-type="string">
              <text:p text:style-name="P37">1 penge</text:p>
            </table:table-cell>
            <table:table-cell table:style-name="Táblázat51.A3" office:value-type="string">
              <text:p text:style-name="P37">6</text:p>
            </table:table-cell>
            <table:table-cell table:style-name="Táblázat51.A3" office:value-type="string">
              <text:p text:style-name="P37">12</text:p>
            </table:table-cell>
            <table:table-cell table:style-name="Táblázat51.A3" office:value-type="string">
              <text:p text:style-name="P37">12</text:p>
            </table:table-cell>
            <table:table-cell table:style-name="Táblázat51.B3" office:value-type="string">
              <text:p text:style-name="P37"/>
            </table:table-cell>
            <table:table-cell table:style-name="Táblázat51.I4" office:value-type="string">
              <text:p text:style-name="P5">Nem éri meg, mert a másfélkezes sokkal jobb mindenben és nincs hátránya</text:p>
            </table:table-cell>
          </table:table-row>
          <table:table-row table:style-name="Táblázat51.1">
            <table:table-cell table:style-name="Táblázat51.A3" office:value-type="string">
              <text:p text:style-name="P5">Kard, jatagán</text:p>
            </table:table-cell>
            <table:table-cell table:style-name="Táblázat51.A3" office:value-type="string">
              <text:p text:style-name="P37">+4 V/S</text:p>
            </table:table-cell>
            <table:table-cell table:style-name="Táblázat51.A3" office:value-type="string">
              <text:p text:style-name="P37">-</text:p>
            </table:table-cell>
            <table:table-cell table:style-name="Táblázat51.A3" office:value-type="string">
              <text:p text:style-name="P37">1 penge</text:p>
            </table:table-cell>
            <table:table-cell table:style-name="Táblázat51.A3" office:value-type="string">
              <text:p text:style-name="P37">6</text:p>
            </table:table-cell>
            <table:table-cell table:style-name="Táblázat51.A3" office:value-type="string">
              <text:p text:style-name="P37">11</text:p>
            </table:table-cell>
            <table:table-cell table:style-name="Táblázat51.A3" office:value-type="string">
              <text:p text:style-name="P37">10</text:p>
            </table:table-cell>
            <table:table-cell table:style-name="Táblázat51.B3" office:value-type="string">
              <text:p text:style-name="P37"/>
            </table:table-cell>
            <table:table-cell table:style-name="Táblázat51.I4" office:value-type="string">
              <text:p text:style-name="P5">Páncélozott ellenfélnél: SP:+3</text:p>
              <text:p text:style-name="P5">Páncél nélküli ellenfélnél: SP:+5</text:p>
            </table:table-cell>
          </table:table-row>
          <table:table-row table:style-name="Táblázat51.1">
            <table:table-cell table:style-name="Táblázat51.A3" office:value-type="string">
              <text:p text:style-name="P5">Kard, kétkezes </text:p>
              <text:p text:style-name="P5">(ex pallos)</text:p>
            </table:table-cell>
            <table:table-cell table:style-name="Táblázat51.A3" office:value-type="string">
              <text:p text:style-name="P37">+7 ??</text:p>
            </table:table-cell>
            <table:table-cell table:style-name="Táblázat51.A3" office:value-type="string">
              <text:p text:style-name="P37">??</text:p>
            </table:table-cell>
            <table:table-cell table:style-name="Táblázat51.A3" office:value-type="string">
              <text:p text:style-name="P37">2 penge</text:p>
            </table:table-cell>
            <table:table-cell table:style-name="Táblázat51.A3" office:value-type="string">
              <text:p text:style-name="P37">10</text:p>
            </table:table-cell>
            <table:table-cell table:style-name="Táblázat51.A3" office:value-type="string">
              <text:p text:style-name="P37">20</text:p>
            </table:table-cell>
            <table:table-cell table:style-name="Táblázat51.A3" office:value-type="string">
              <text:p text:style-name="P37">20</text:p>
            </table:table-cell>
            <table:table-cell table:style-name="Táblázat51.B3" office:value-type="string">
              <text:p text:style-name="P37"/>
            </table:table-cell>
            <table:table-cell table:style-name="Táblázat51.I4" office:value-type="string">
              <text:p text:style-name="P5">Ha közrefogják a forgatót, fegyverének <text:line-break/>VÉ-je 0-ra zuhan.</text:p>
            </table:table-cell>
          </table:table-row>
          <table:table-row table:style-name="Táblázat51.1">
            <table:table-cell table:style-name="Táblázat51.A3" office:value-type="string">
              <text:p text:style-name="P5">Kard, khossas</text:p>
            </table:table-cell>
            <table:table-cell table:style-name="Táblázat51.A3" office:value-type="string">
              <text:p text:style-name="P37">+4 V/S</text:p>
            </table:table-cell>
            <table:table-cell table:style-name="Táblázat51.A3" office:value-type="string">
              <text:p text:style-name="P37">-</text:p>
            </table:table-cell>
            <table:table-cell table:style-name="Táblázat51.A3" office:value-type="string">
              <text:p text:style-name="P37">1 penge</text:p>
            </table:table-cell>
            <table:table-cell table:style-name="Táblázat51.A3" office:value-type="string">
              <text:p text:style-name="P37">4</text:p>
            </table:table-cell>
            <table:table-cell table:style-name="Táblázat51.A3" office:value-type="string">
              <text:p text:style-name="P37">11</text:p>
            </table:table-cell>
            <table:table-cell table:style-name="Táblázat51.A3" office:value-type="string">
              <text:p text:style-name="P37">10</text:p>
            </table:table-cell>
            <table:table-cell table:style-name="Táblázat51.B3" office:value-type="string">
              <text:p text:style-name="P37"/>
            </table:table-cell>
            <table:table-cell table:style-name="Táblázat51.I4" office:value-type="string">
              <text:p text:style-name="P5">Elfek használják. Előtörténet!</text:p>
            </table:table-cell>
          </table:table-row>
          <table:table-row table:style-name="Táblázat51.1">
            <table:table-cell table:style-name="Táblázat51.A3" office:value-type="string">
              <text:p text:style-name="P5">Kard, kígyó</text:p>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I3" office:value-type="string">
              <text:p text:style-name="P5"/>
            </table:table-cell>
          </table:table-row>
          <table:table-row table:style-name="Táblázat51.1">
            <table:table-cell table:style-name="Táblázat51.A3" office:value-type="string">
              <text:p text:style-name="P5">Kard, Lagoss <text:s/>(spec)</text:p>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I4" office:value-type="string">
              <text:p text:style-name="P5">„Speciális fegyver használata” fortély szükséges használatához. Amennyiben ez nincs meg, akkor csak a Hosszúkard értékeivel forgatható.</text:p>
            </table:table-cell>
          </table:table-row>
          <table:table-row table:style-name="Táblázat51.1">
            <table:table-cell table:style-name="Táblázat51.A3" office:value-type="string">
              <text:p text:style-name="P5">Kard, lovag</text:p>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I3" office:value-type="string">
              <text:p text:style-name="P5"/>
            </table:table-cell>
          </table:table-row>
          <table:table-row table:style-name="Táblázat51.1">
            <table:table-cell table:style-name="Táblázat51.A3" office:value-type="string">
              <text:p text:style-name="P5">Kard, másfélkezes</text:p>
            </table:table-cell>
            <table:table-cell table:style-name="Táblázat51.A3" office:value-type="string">
              <text:p text:style-name="P37">+4 V/S</text:p>
            </table:table-cell>
            <table:table-cell table:style-name="Táblázat51.A3" office:value-type="string">
              <text:p text:style-name="P37">1</text:p>
            </table:table-cell>
            <table:table-cell table:style-name="Táblázat51.A3" office:value-type="string">
              <text:p text:style-name="P37">1,5 penge</text:p>
            </table:table-cell>
            <table:table-cell table:style-name="Táblázat51.A3" office:value-type="string">
              <text:p text:style-name="P37">8</text:p>
            </table:table-cell>
            <table:table-cell table:style-name="Táblázat51.A3" office:value-type="string">
              <text:p text:style-name="P37">16</text:p>
            </table:table-cell>
            <table:table-cell table:style-name="Táblázat51.A3" office:value-type="string">
              <text:p text:style-name="P37">16</text:p>
            </table:table-cell>
            <table:table-cell table:style-name="Táblázat51.B3" office:value-type="string">
              <text:p text:style-name="P37"/>
            </table:table-cell>
            <table:table-cell table:style-name="Táblázat51.I4" office:value-type="string">
              <text:list text:style-name="L40">
                <text:list-item>
                  <text:p text:style-name="P793">Egy kézzel forgatva: Erőbónuszba csak +2 feletti rész számít bele. </text:p>
                </text:list-item>
                <text:list-item>
                  <text:p text:style-name="P793">2 kézre fogva az Erő +1 feletti része </text:p>
                </text:list-item>
                <text:list-item>
                  <text:p text:style-name="P793">+1-es Erő alatt forgatva:</text:p>
                </text:list-item>
                <text:list-item>
                  <text:p text:style-name="P793">1 pontonként -20 minden harcértékre</text:p>
                </text:list-item>
                <text:list-item>
                  <text:p text:style-name="P793">1:1 levonás SP-ből</text:p>
                </text:list-item>
              </text:list>
              <text:p text:style-name="P5">Nem éri meg a Hosszú kard, mert a másfélkezes sokkal jobb mindenben és nincs hátránya</text:p>
            </table:table-cell>
          </table:table-row>
          <table:table-row table:style-name="Táblázat51.1">
            <table:table-cell table:style-name="Táblázat51.A3" office:value-type="string">
              <text:p text:style-name="P5">Kard, mesterkard</text:p>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I3" office:value-type="string">
              <text:p text:style-name="P5"/>
            </table:table-cell>
          </table:table-row>
          <table:table-row table:style-name="Táblázat51.1">
            <table:table-cell table:style-name="Táblázat51.A3" office:value-type="string">
              <text:p text:style-name="P5">Kard, Pugoss <text:s/>(spec)</text:p>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I3" office:value-type="string">
              <text:p text:style-name="P5">„Speciális fegyver használata” fortély szükséges használatához. Amennyiben ez nincs meg, akkor csak a Rövidkard értékeivel forgatható.</text:p>
            </table:table-cell>
          </table:table-row>
          <table:table-row table:style-name="Táblázat51.1">
            <table:table-cell table:style-name="Táblázat51.A3" office:value-type="string">
              <text:p text:style-name="P5">Kard, rövid</text:p>
            </table:table-cell>
            <table:table-cell table:style-name="Táblázat51.A3" office:value-type="string">
              <text:p text:style-name="P37">+2 S/V</text:p>
            </table:table-cell>
            <table:table-cell table:style-name="Táblázat51.A3" office:value-type="string">
              <text:p text:style-name="P37">-</text:p>
            </table:table-cell>
            <table:table-cell table:style-name="Táblázat51.A3" office:value-type="string">
              <text:p text:style-name="P37">0,5 penge</text:p>
            </table:table-cell>
            <table:table-cell table:style-name="Táblázat51.A3" office:value-type="string">
              <text:p text:style-name="P37">4</text:p>
            </table:table-cell>
            <table:table-cell table:style-name="Táblázat51.A3" office:value-type="string">
              <text:p text:style-name="P37">8</text:p>
            </table:table-cell>
            <table:table-cell table:style-name="Táblázat51.A3" office:value-type="string">
              <text:p text:style-name="P37">8</text:p>
            </table:table-cell>
            <table:table-cell table:style-name="Táblázat51.B3" office:value-type="string">
              <text:p text:style-name="P37"/>
            </table:table-cell>
            <table:table-cell table:style-name="Táblázat51.I3" office:value-type="string">
              <text:p text:style-name="P5">-</text:p>
            </table:table-cell>
          </table:table-row>
          <table:table-row table:style-name="Táblázat51.1">
            <table:table-cell table:style-name="Táblázat51.A3" office:value-type="string">
              <text:p text:style-name="P5">Kard, Slan <text:s/>(spec)</text:p>
            </table:table-cell>
            <table:table-cell table:style-name="Táblázat51.A3" office:value-type="string">
              <text:p text:style-name="P37">+5 V/S</text:p>
            </table:table-cell>
            <table:table-cell table:style-name="Táblázat51.A3" office:value-type="string">
              <text:p text:style-name="P37">2</text:p>
            </table:table-cell>
            <table:table-cell table:style-name="Táblázat51.A3" office:value-type="string">
              <text:p text:style-name="P37">1,5 penge</text:p>
            </table:table-cell>
            <table:table-cell table:style-name="Táblázat51.A3" office:value-type="string">
              <text:p text:style-name="P37">8</text:p>
            </table:table-cell>
            <table:table-cell table:style-name="Táblázat51.A3" office:value-type="string">
              <text:p text:style-name="P37">16</text:p>
            </table:table-cell>
            <table:table-cell table:style-name="Táblázat51.A3" office:value-type="string">
              <text:p text:style-name="P37">16</text:p>
            </table:table-cell>
            <table:table-cell table:style-name="Táblázat51.B3" office:value-type="string">
              <text:p text:style-name="P37"/>
            </table:table-cell>
            <table:table-cell table:style-name="Táblázat51.I3" office:value-type="string">
              <text:p text:style-name="P5"/>
            </table:table-cell>
          </table:table-row>
          <table:table-row table:style-name="Táblázat51.1">
            <table:table-cell table:style-name="Táblázat51.A3" office:value-type="string">
              <text:p text:style-name="P5">Kard, Slan csatakard<text:line-break/> <text:s/>(spec)</text:p>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I3" office:value-type="string">
              <text:p text:style-name="P5"/>
            </table:table-cell>
          </table:table-row>
          <table:table-row table:style-name="Táblázat51.1">
            <table:table-cell table:style-name="Táblázat51.A3" office:value-type="string">
              <text:p text:style-name="P5">Kard, szablya</text:p>
            </table:table-cell>
            <table:table-cell table:style-name="Táblázat51.A3" office:value-type="string">
              <text:p text:style-name="P37">+3/5* V/S</text:p>
            </table:table-cell>
            <table:table-cell table:style-name="Táblázat51.A3" office:value-type="string">
              <text:p text:style-name="P37">-</text:p>
            </table:table-cell>
            <table:table-cell table:style-name="Táblázat51.A3" office:value-type="string">
              <text:p text:style-name="P37">1 penge</text:p>
            </table:table-cell>
            <table:table-cell table:style-name="Táblázat51.A3" office:value-type="string">
              <text:p text:style-name="P37">6</text:p>
            </table:table-cell>
            <table:table-cell table:style-name="Táblázat51.A3" office:value-type="string">
              <text:p text:style-name="P37">12</text:p>
            </table:table-cell>
            <table:table-cell table:style-name="Táblázat51.G21" office:value-type="string">
              <text:p text:style-name="P37">12</text:p>
            </table:table-cell>
            <table:table-cell table:style-name="Táblázat51.B3" office:value-type="string">
              <text:p text:style-name="P37"/>
            </table:table-cell>
            <table:table-cell table:style-name="Táblázat51.I4" office:value-type="string">
              <text:p text:style-name="P5">Páncélozott ellefélnél: SP:+3</text:p>
              <text:p text:style-name="P5">Páncél nélküli ellenfélnél: SP:+5</text:p>
            </table:table-cell>
          </table:table-row>
          <table:table-row table:style-name="Táblázat51.1">
            <table:table-cell table:style-name="Táblázat51.A3" office:value-type="string">
              <text:p text:style-name="P5">Mara-sequor <text:s/>(spec)</text:p>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I3" office:value-type="string">
              <text:p text:style-name="P5">„Speciális fegyver használata” fortély szükséges használatához. Amennyiben ez nincs meg, akkor csak a Hosszúkard értékeivel forgatható.</text:p>
            </table:table-cell>
          </table:table-row>
          <table:table-row table:style-name="Táblázat51.1">
            <table:table-cell table:style-name="Táblázat51.A3" office:value-type="string">
              <text:p text:style-name="P5">Meneth</text:p>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I3" office:value-type="string">
              <text:p text:style-name="P5"/>
            </table:table-cell>
          </table:table-row>
          <text:soft-page-break/>
          <table:table-row table:style-name="Táblázat51.1">
            <table:table-cell table:style-name="Táblázat51.A3" office:value-type="string">
              <text:p text:style-name="P5">Predoci egyeneskard</text:p>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I3" office:value-type="string">
              <text:p text:style-name="P5"/>
            </table:table-cell>
          </table:table-row>
          <table:table-row table:style-name="Táblázat51.1">
            <table:table-cell table:style-name="Táblázat51.A3" office:value-type="string">
              <text:p text:style-name="P5">Sequor <text:s/>(spec)</text:p>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I3" office:value-type="string">
              <text:p text:style-name="P5">„Speciális fegyver használata” fortély szükséges használatához. Amennyiben ez nincs meg, akkor csak a Rövidkard értékeivel forgatható.</text:p>
            </table:table-cell>
          </table:table-row>
          <table:table-row table:style-name="Táblázat51.1">
            <table:table-cell table:style-name="Táblázat51.A3" office:value-type="string">
              <text:p text:style-name="P5">Tőr, páncélszúró</text:p>
            </table:table-cell>
            <table:table-cell table:style-name="Táblázat51.A3" office:value-type="string">
              <text:p text:style-name="P37">+1 S</text:p>
            </table:table-cell>
            <table:table-cell table:style-name="Táblázat51.A3" office:value-type="string">
              <text:p text:style-name="P37">8</text:p>
            </table:table-cell>
            <table:table-cell table:style-name="Táblázat51.A3" office:value-type="string">
              <text:p text:style-name="P37">1 penge</text:p>
            </table:table-cell>
            <table:table-cell table:style-name="Táblázat51.A3" office:value-type="string">
              <text:p text:style-name="P37">4</text:p>
            </table:table-cell>
            <table:table-cell table:style-name="Táblázat51.A3" office:value-type="string">
              <text:p text:style-name="P37">8</text:p>
            </table:table-cell>
            <table:table-cell table:style-name="Táblázat51.A3" office:value-type="string">
              <text:p text:style-name="P37">4</text:p>
            </table:table-cell>
            <table:table-cell table:style-name="Táblázat51.B3" office:value-type="string">
              <text:p text:style-name="P37"/>
            </table:table-cell>
            <table:table-cell table:style-name="Táblázat51.I26" office:value-type="string">
              <text:p text:style-name="P5">-</text:p>
            </table:table-cell>
          </table:table-row>
          <table:table-row table:style-name="Táblázat51.1">
            <table:table-cell table:style-name="Táblázat51.A3" office:value-type="string">
              <text:p text:style-name="P5">Tőr, Slan</text:p>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B3" office:value-type="string">
              <text:p text:style-name="P37"/>
            </table:table-cell>
            <table:table-cell table:style-name="Táblázat51.I3" office:value-type="string">
              <text:p text:style-name="P5"/>
            </table:table-cell>
          </table:table-row>
          <table:table-row table:style-name="Táblázat51.1">
            <table:table-cell table:style-name="Táblázat51.A3" office:value-type="string">
              <text:p text:style-name="P5">Tőrkard (Rapír)</text:p>
            </table:table-cell>
            <table:table-cell table:style-name="Táblázat51.G21" office:value-type="string">
              <text:p text:style-name="P37">+2 S</text:p>
            </table:table-cell>
            <table:table-cell table:style-name="Táblázat51.G21" office:value-type="string">
              <text:p text:style-name="P37">-</text:p>
            </table:table-cell>
            <table:table-cell table:style-name="Táblázat51.G21" office:value-type="string">
              <text:p text:style-name="P37">1 penge</text:p>
            </table:table-cell>
            <table:table-cell table:style-name="Táblázat51.G21" office:value-type="string">
              <text:p text:style-name="P37">6</text:p>
            </table:table-cell>
            <table:table-cell table:style-name="Táblázat51.G21" office:value-type="string">
              <text:p text:style-name="P37">12</text:p>
            </table:table-cell>
            <table:table-cell table:style-name="Táblázat51.G21" office:value-type="string">
              <text:p text:style-name="P37">12</text:p>
            </table:table-cell>
            <table:table-cell table:style-name="Táblázat51.B3" office:value-type="string">
              <text:p text:style-name="P37"/>
            </table:table-cell>
            <table:table-cell table:style-name="Táblázat51.I4" office:value-type="string">
              <text:p text:style-name="P5">Pontra támadás: kisebb TÉ levonással (TODO)</text:p>
              <text:p text:style-name="P5">Erőbónusz nem számít!</text:p>
              <text:list text:style-name="L41">
                <text:list-item>
                  <text:p text:style-name="P798">Olyan fegyver ellen, amik nem háríthatóak csuklóból: VÉ csökk??<text:line-break/>(Pusztító fegyverek ellen fokozottan!!!)</text:p>
                </text:list-item>
                <text:list-item>
                  <text:p text:style-name="P798">Sokkal könnyebb ellene a fegyvertörés</text:p>
                </text:list-item>
              </text:list>
            </table:table-cell>
          </table:table-row>
        </table:table>
        <text:p text:style-name="Text_20_body"/>
      </text:section>
      <text:h text:style-name="P268" text:outline-level="3">Pusztító fegyverek harcértékei</text:h>
      <text:section text:style-name="Sect8" text:name="pusztító_fegyverek">
        <table:table table:name="Táblázat52" table:style-name="Táblázat52">
          <table:table-column table:style-name="Táblázat52.A"/>
          <table:table-column table:style-name="Táblázat52.B"/>
          <table:table-column table:style-name="Táblázat52.C"/>
          <table:table-column table:style-name="Táblázat52.D"/>
          <table:table-column table:style-name="Táblázat52.E"/>
          <table:table-column table:style-name="Táblázat52.F" table:number-columns-repeated="2"/>
          <table:table-column table:style-name="Táblázat52.H"/>
          <table:table-column table:style-name="Táblázat52.I"/>
          <table:table-row>
            <table:table-cell table:style-name="Táblázat52.A1" table:number-columns-spanned="9" office:value-type="string">
              <text:p text:style-name="P273">Pusztító fegyverek</text:p>
            </table:table-cell>
            <table:covered-table-cell/>
            <table:covered-table-cell/>
            <table:covered-table-cell/>
            <table:covered-table-cell/>
            <table:covered-table-cell/>
            <table:covered-table-cell/>
            <table:covered-table-cell/>
            <table:covered-table-cell/>
          </table:table-row>
          <table:table-row>
            <table:table-cell table:style-name="Táblázat52.A2" office:value-type="string">
              <text:p text:style-name="P285">Fegyver</text:p>
            </table:table-cell>
            <table:table-cell table:style-name="Táblázat52.A2" office:value-type="string">
              <text:p text:style-name="P285">SP</text:p>
            </table:table-cell>
            <table:table-cell table:style-name="Táblázat52.A2" office:value-type="string">
              <text:p text:style-name="P285">Átütés</text:p>
            </table:table-cell>
            <table:table-cell table:style-name="Táblázat52.A2" office:value-type="string">
              <text:p text:style-name="P285">Pengehossz</text:p>
            </table:table-cell>
            <table:table-cell table:style-name="Táblázat52.A2" office:value-type="string">
              <text:p text:style-name="P285">KÉ</text:p>
            </table:table-cell>
            <table:table-cell table:style-name="Táblázat52.A2" office:value-type="string">
              <text:p text:style-name="P285">TÉ</text:p>
            </table:table-cell>
            <table:table-cell table:style-name="Táblázat52.A2" office:value-type="string">
              <text:p text:style-name="P285">VÉ</text:p>
            </table:table-cell>
            <table:table-cell table:style-name="Táblázat52.A2" office:value-type="string">
              <text:p text:style-name="P286">Sebesség</text:p>
            </table:table-cell>
            <table:table-cell table:style-name="Táblázat52.I2" office:value-type="string">
              <text:p text:style-name="P285">Speciális</text:p>
            </table:table-cell>
          </table:table-row>
          <table:table-row>
            <table:table-cell table:style-name="Táblázat52.A3" office:value-type="string">
              <text:p text:style-name="P5">Buzogány, egykezes</text:p>
            </table:table-cell>
            <table:table-cell table:style-name="Táblázat52.B3" office:value-type="string">
              <text:p text:style-name="P37"/>
            </table:table-cell>
            <table:table-cell table:style-name="Táblázat52.B3" office:value-type="string">
              <text:p text:style-name="P37"/>
            </table:table-cell>
            <table:table-cell table:style-name="Táblázat52.B3" office:value-type="string">
              <text:p text:style-name="P37"/>
            </table:table-cell>
            <table:table-cell table:style-name="Táblázat52.B3" office:value-type="string">
              <text:p text:style-name="P37"/>
            </table:table-cell>
            <table:table-cell table:style-name="Táblázat52.B3" office:value-type="string">
              <text:p text:style-name="P37"/>
            </table:table-cell>
            <table:table-cell table:style-name="Táblázat52.B3" office:value-type="string">
              <text:p text:style-name="P37"/>
            </table:table-cell>
            <table:table-cell table:style-name="Táblázat52.B3" office:value-type="string">
              <text:p text:style-name="P37"/>
            </table:table-cell>
            <table:table-cell table:style-name="Táblázat52.I3" office:value-type="string">
              <text:p text:style-name="P5"/>
            </table:table-cell>
          </table:table-row>
          <table:table-row>
            <table:table-cell table:style-name="Táblázat52.A3" office:value-type="string">
              <text:p text:style-name="P5">Buzogány, kétkezes</text:p>
            </table:table-cell>
            <table:table-cell table:style-name="Táblázat52.B3" office:value-type="string">
              <text:p text:style-name="P37"/>
            </table:table-cell>
            <table:table-cell table:style-name="Táblázat52.B3" office:value-type="string">
              <text:p text:style-name="P37"/>
            </table:table-cell>
            <table:table-cell table:style-name="Táblázat52.B3" office:value-type="string">
              <text:p text:style-name="P37"/>
            </table:table-cell>
            <table:table-cell table:style-name="Táblázat52.B3" office:value-type="string">
              <text:p text:style-name="P37"/>
            </table:table-cell>
            <table:table-cell table:style-name="Táblázat52.B3" office:value-type="string">
              <text:p text:style-name="P37"/>
            </table:table-cell>
            <table:table-cell table:style-name="Táblázat52.B3" office:value-type="string">
              <text:p text:style-name="P37"/>
            </table:table-cell>
            <table:table-cell table:style-name="Táblázat52.B3" office:value-type="string">
              <text:p text:style-name="P37"/>
            </table:table-cell>
            <table:table-cell table:style-name="Táblázat52.I3" office:value-type="string">
              <text:p text:style-name="P5"/>
            </table:table-cell>
          </table:table-row>
          <table:table-row>
            <table:table-cell table:style-name="Táblázat52.A3" office:value-type="string">
              <text:p text:style-name="P5">Buzogány, láncos</text:p>
            </table:table-cell>
            <table:table-cell table:style-name="Táblázat52.B3" office:value-type="string">
              <text:p text:style-name="P37"/>
            </table:table-cell>
            <table:table-cell table:style-name="Táblázat52.B3" office:value-type="string">
              <text:p text:style-name="P37"/>
            </table:table-cell>
            <table:table-cell table:style-name="Táblázat52.B3" office:value-type="string">
              <text:p text:style-name="P37"/>
            </table:table-cell>
            <table:table-cell table:style-name="Táblázat52.B3" office:value-type="string">
              <text:p text:style-name="P37"/>
            </table:table-cell>
            <table:table-cell table:style-name="Táblázat52.B3" office:value-type="string">
              <text:p text:style-name="P37"/>
            </table:table-cell>
            <table:table-cell table:style-name="Táblázat52.B3" office:value-type="string">
              <text:p text:style-name="P37"/>
            </table:table-cell>
            <table:table-cell table:style-name="Táblázat52.B3" office:value-type="string">
              <text:p text:style-name="P37"/>
            </table:table-cell>
            <table:table-cell table:style-name="Táblázat52.I3" office:value-type="string">
              <text:p text:style-name="P5">Pajzs VÉ a fele! (?)</text:p>
            </table:table-cell>
          </table:table-row>
          <table:table-row>
            <table:table-cell table:style-name="Táblázat52.A3" office:value-type="string">
              <text:p text:style-name="P5">Buzogány, shadleki</text:p>
            </table:table-cell>
            <table:table-cell table:style-name="Táblázat52.B3" office:value-type="string">
              <text:p text:style-name="P37"/>
            </table:table-cell>
            <table:table-cell table:style-name="Táblázat52.B3" office:value-type="string">
              <text:p text:style-name="P37"/>
            </table:table-cell>
            <table:table-cell table:style-name="Táblázat52.B3" office:value-type="string">
              <text:p text:style-name="P37"/>
            </table:table-cell>
            <table:table-cell table:style-name="Táblázat52.B3" office:value-type="string">
              <text:p text:style-name="P37"/>
            </table:table-cell>
            <table:table-cell table:style-name="Táblázat52.B3" office:value-type="string">
              <text:p text:style-name="P37"/>
            </table:table-cell>
            <table:table-cell table:style-name="Táblázat52.B3" office:value-type="string">
              <text:p text:style-name="P37"/>
            </table:table-cell>
            <table:table-cell table:style-name="Táblázat52.B3" office:value-type="string">
              <text:p text:style-name="P37"/>
            </table:table-cell>
            <table:table-cell table:style-name="Táblázat52.I3" office:value-type="string">
              <text:p text:style-name="P5"/>
            </table:table-cell>
          </table:table-row>
          <table:table-row>
            <table:table-cell table:style-name="Táblázat52.A3" office:value-type="string">
              <text:p text:style-name="P5">Buzogány, tollas</text:p>
            </table:table-cell>
            <table:table-cell table:style-name="Táblázat52.B3" office:value-type="string">
              <text:p text:style-name="P37"/>
            </table:table-cell>
            <table:table-cell table:style-name="Táblázat52.B3" office:value-type="string">
              <text:p text:style-name="P37">!</text:p>
            </table:table-cell>
            <table:table-cell table:style-name="Táblázat52.B3" office:value-type="string">
              <text:p text:style-name="P37"/>
            </table:table-cell>
            <table:table-cell table:style-name="Táblázat52.B3" office:value-type="string">
              <text:p text:style-name="P37"/>
            </table:table-cell>
            <table:table-cell table:style-name="Táblázat52.B3" office:value-type="string">
              <text:p text:style-name="P37"/>
            </table:table-cell>
            <table:table-cell table:style-name="Táblázat52.B3" office:value-type="string">
              <text:p text:style-name="P37"/>
            </table:table-cell>
            <table:table-cell table:style-name="Táblázat52.B3" office:value-type="string">
              <text:p text:style-name="P37"/>
            </table:table-cell>
            <table:table-cell table:style-name="Táblázat52.I3" office:value-type="string">
              <text:p text:style-name="P5"/>
            </table:table-cell>
          </table:table-row>
          <table:table-row>
            <table:table-cell table:style-name="Táblázat52.A3" office:value-type="string">
              <text:p text:style-name="P5">Buzogány, tüskés<text:line-break/>(=csatacsillag?)</text:p>
            </table:table-cell>
            <table:table-cell table:style-name="Táblázat52.B3" office:value-type="string">
              <text:p text:style-name="P37"/>
            </table:table-cell>
            <table:table-cell table:style-name="Táblázat52.B3" office:value-type="string">
              <text:p text:style-name="P37">!!</text:p>
            </table:table-cell>
            <table:table-cell table:style-name="Táblázat52.B3" office:value-type="string">
              <text:p text:style-name="P37"/>
            </table:table-cell>
            <table:table-cell table:style-name="Táblázat52.B3" office:value-type="string">
              <text:p text:style-name="P37"/>
            </table:table-cell>
            <table:table-cell table:style-name="Táblázat52.B3" office:value-type="string">
              <text:p text:style-name="P37"/>
            </table:table-cell>
            <table:table-cell table:style-name="Táblázat52.B3" office:value-type="string">
              <text:p text:style-name="P37"/>
            </table:table-cell>
            <table:table-cell table:style-name="Táblázat52.B3" office:value-type="string">
              <text:p text:style-name="P37"/>
            </table:table-cell>
            <table:table-cell table:style-name="Táblázat52.I3" office:value-type="string">
              <text:p text:style-name="P5"/>
            </table:table-cell>
          </table:table-row>
          <table:table-row>
            <table:table-cell table:style-name="Táblázat52.A3" office:value-type="string">
              <text:p text:style-name="P5">Csatabárd, egykezes</text:p>
            </table:table-cell>
            <table:table-cell table:style-name="Táblázat52.A3" office:value-type="string">
              <text:p text:style-name="P37">+4 V<text:line-break/><text:span text:style-name="T110">(néha szúrás)</text:span></text:p>
            </table:table-cell>
            <table:table-cell table:style-name="Táblázat52.A3" office:value-type="string">
              <text:p text:style-name="P37">??</text:p>
            </table:table-cell>
            <table:table-cell table:style-name="Táblázat52.A3" office:value-type="string">
              <text:p text:style-name="P37">0,5 penge</text:p>
            </table:table-cell>
            <table:table-cell table:style-name="Táblázat52.A3" office:value-type="string">
              <text:p text:style-name="P37">4</text:p>
            </table:table-cell>
            <table:table-cell table:style-name="Táblázat52.A3" office:value-type="string">
              <text:p text:style-name="P37">8</text:p>
            </table:table-cell>
            <table:table-cell table:style-name="Táblázat52.A3" office:value-type="string">
              <text:p text:style-name="P37">8</text:p>
            </table:table-cell>
            <table:table-cell table:style-name="Táblázat52.A3" office:value-type="string">
              <text:p text:style-name="P37"/>
            </table:table-cell>
            <table:table-cell table:style-name="Táblázat52.I3" office:value-type="string">
              <text:p text:style-name="P5"/>
            </table:table-cell>
          </table:table-row>
          <table:table-row>
            <table:table-cell table:style-name="Táblázat52.A3" office:value-type="string">
              <text:p text:style-name="P5">Csatabárd, kétkezes</text:p>
            </table:table-cell>
            <table:table-cell table:style-name="Táblázat52.A3" office:value-type="string">
              <text:p text:style-name="P37">+8 ??</text:p>
            </table:table-cell>
            <table:table-cell table:style-name="Táblázat52.A3" office:value-type="string">
              <text:p text:style-name="P37">??</text:p>
            </table:table-cell>
            <table:table-cell table:style-name="Táblázat52.A3" office:value-type="string">
              <text:p text:style-name="P37">1,5 penge</text:p>
            </table:table-cell>
            <table:table-cell table:style-name="Táblázat52.A3" office:value-type="string">
              <text:p text:style-name="P37">8</text:p>
            </table:table-cell>
            <table:table-cell table:style-name="Táblázat52.A3" office:value-type="string">
              <text:p text:style-name="P37">16</text:p>
            </table:table-cell>
            <table:table-cell table:style-name="Táblázat52.A3" office:value-type="string">
              <text:p text:style-name="P37">16</text:p>
            </table:table-cell>
            <table:table-cell table:style-name="Táblázat52.A3" office:value-type="string">
              <text:p text:style-name="P37"/>
            </table:table-cell>
            <table:table-cell table:style-name="Táblázat52.I10" office:value-type="string">
              <text:p text:style-name="P5"/>
            </table:table-cell>
          </table:table-row>
          <table:table-row>
            <table:table-cell table:style-name="Táblázat52.A3" office:value-type="string">
              <text:p text:style-name="P5">Csatacsákány</text:p>
            </table:table-cell>
            <table:table-cell table:style-name="Táblázat52.A3" office:value-type="string">
              <text:p text:style-name="P37">+3 S?</text:p>
            </table:table-cell>
            <table:table-cell table:style-name="Táblázat52.A3" office:value-type="string">
              <text:p text:style-name="P37">10 !</text:p>
            </table:table-cell>
            <table:table-cell table:style-name="Táblázat52.A3" office:value-type="string">
              <text:p text:style-name="P37">0,5 penge</text:p>
            </table:table-cell>
            <table:table-cell table:style-name="Táblázat52.A3" office:value-type="string">
              <text:p text:style-name="P37">4</text:p>
            </table:table-cell>
            <table:table-cell table:style-name="Táblázat52.A3" office:value-type="string">
              <text:p text:style-name="P37">8</text:p>
            </table:table-cell>
            <table:table-cell table:style-name="Táblázat52.A3" office:value-type="string">
              <text:p text:style-name="P37">8</text:p>
            </table:table-cell>
            <table:table-cell table:style-name="Táblázat52.A3" office:value-type="string">
              <text:p text:style-name="P37"/>
            </table:table-cell>
            <table:table-cell table:style-name="Táblázat52.I10" office:value-type="string">
              <text:p text:style-name="P5">Nagyon vérzik</text:p>
              <text:p text:style-name="P5">50% az esély, hogy beragad és nem lehet kihúzni harc közben</text:p>
            </table:table-cell>
          </table:table-row>
          <table:table-row>
            <table:table-cell table:style-name="Táblázat52.A3" office:value-type="string">
              <text:p text:style-name="P5">Cséphadaró</text:p>
            </table:table-cell>
            <table:table-cell table:style-name="Táblázat52.B3" office:value-type="string">
              <text:p text:style-name="P37"/>
            </table:table-cell>
            <table:table-cell table:style-name="Táblázat52.B3" office:value-type="string">
              <text:p text:style-name="P37"/>
            </table:table-cell>
            <table:table-cell table:style-name="Táblázat52.B3" office:value-type="string">
              <text:p text:style-name="P37"/>
            </table:table-cell>
            <table:table-cell table:style-name="Táblázat52.B3" office:value-type="string">
              <text:p text:style-name="P37"/>
            </table:table-cell>
            <table:table-cell table:style-name="Táblázat52.B3" office:value-type="string">
              <text:p text:style-name="P37"/>
            </table:table-cell>
            <table:table-cell table:style-name="Táblázat52.B3" office:value-type="string">
              <text:p text:style-name="P37"/>
            </table:table-cell>
            <table:table-cell table:style-name="Táblázat52.B3" office:value-type="string">
              <text:p text:style-name="P37"/>
            </table:table-cell>
            <table:table-cell table:style-name="Táblázat52.I3" office:value-type="string">
              <text:p text:style-name="P5">EZ NEM SZÁLFEGYVER?</text:p>
            </table:table-cell>
          </table:table-row>
          <table:table-row>
            <table:table-cell table:style-name="Táblázat52.A3" office:value-type="string">
              <text:p text:style-name="P5">Harci kalapács</text:p>
            </table:table-cell>
            <table:table-cell table:style-name="Táblázat52.B3" office:value-type="string">
              <text:p text:style-name="P37"/>
            </table:table-cell>
            <table:table-cell table:style-name="Táblázat52.B3" office:value-type="string">
              <text:p text:style-name="P37"/>
            </table:table-cell>
            <table:table-cell table:style-name="Táblázat52.B3" office:value-type="string">
              <text:p text:style-name="P37"/>
            </table:table-cell>
            <table:table-cell table:style-name="Táblázat52.B3" office:value-type="string">
              <text:p text:style-name="P37"/>
            </table:table-cell>
            <table:table-cell table:style-name="Táblázat52.B3" office:value-type="string">
              <text:p text:style-name="P37"/>
            </table:table-cell>
            <table:table-cell table:style-name="Táblázat52.B3" office:value-type="string">
              <text:p text:style-name="P37"/>
            </table:table-cell>
            <table:table-cell table:style-name="Táblázat52.B3" office:value-type="string">
              <text:p text:style-name="P37"/>
            </table:table-cell>
            <table:table-cell table:style-name="Táblázat52.I3" office:value-type="string">
              <text:p text:style-name="P5"/>
            </table:table-cell>
          </table:table-row>
        </table:table>
        <text:p text:style-name="P236"><text:s/></text:p>
      </text:section>
      <text:p text:style-name="P236"/>
      <text:h text:style-name="P103" text:outline-level="3">Lándzsavívó fegyverek harcértékei</text:h>
      <text:section text:style-name="Sect8" text:name="lándzsavívó_fegyverek">
        <table:table table:name="Táblázat53" table:style-name="Táblázat53">
          <table:table-column table:style-name="Táblázat53.A"/>
          <table:table-column table:style-name="Táblázat53.B"/>
          <table:table-column table:style-name="Táblázat53.C"/>
          <table:table-column table:style-name="Táblázat53.D"/>
          <table:table-column table:style-name="Táblázat53.E"/>
          <table:table-column table:style-name="Táblázat53.F"/>
          <table:table-column table:style-name="Táblázat53.E"/>
          <table:table-column table:style-name="Táblázat53.H"/>
          <table:table-column table:style-name="Táblázat53.I"/>
          <table:table-row>
            <table:table-cell table:style-name="Táblázat53.A1" table:number-columns-spanned="9" office:value-type="string">
              <text:p text:style-name="P273">Szálfegyverek (Lándzsavívás)</text:p>
            </table:table-cell>
            <table:covered-table-cell/>
            <table:covered-table-cell/>
            <table:covered-table-cell/>
            <table:covered-table-cell/>
            <table:covered-table-cell/>
            <table:covered-table-cell/>
            <table:covered-table-cell/>
            <table:covered-table-cell/>
          </table:table-row>
          <table:table-row>
            <table:table-cell table:style-name="Táblázat53.A2" office:value-type="string">
              <text:p text:style-name="P285">Fegyver</text:p>
            </table:table-cell>
            <table:table-cell table:style-name="Táblázat53.A2" office:value-type="string">
              <text:p text:style-name="P285">SP</text:p>
            </table:table-cell>
            <table:table-cell table:style-name="Táblázat53.A2" office:value-type="string">
              <text:p text:style-name="P285">Átütés</text:p>
            </table:table-cell>
            <table:table-cell table:style-name="Táblázat53.A2" office:value-type="string">
              <text:p text:style-name="P285">Pengehossz</text:p>
            </table:table-cell>
            <table:table-cell table:style-name="Táblázat53.A2" office:value-type="string">
              <text:p text:style-name="P285">KÉ</text:p>
            </table:table-cell>
            <table:table-cell table:style-name="Táblázat53.A2" office:value-type="string">
              <text:p text:style-name="P285">TÉ</text:p>
            </table:table-cell>
            <table:table-cell table:style-name="Táblázat53.A2" office:value-type="string">
              <text:p text:style-name="P285">VÉ</text:p>
            </table:table-cell>
            <table:table-cell table:style-name="Táblázat53.A2" office:value-type="string">
              <text:p text:style-name="P286">Sebesség</text:p>
            </table:table-cell>
            <table:table-cell table:style-name="Táblázat53.I2" office:value-type="string">
              <text:p text:style-name="P285">Speciális</text:p>
            </table:table-cell>
          </table:table-row>
          <table:table-row>
            <table:table-cell table:style-name="Táblázat53.A3" office:value-type="string">
              <text:p text:style-name="P5">Alabárd</text:p>
            </table:table-cell>
            <table:table-cell table:style-name="Táblázat53.B3" office:value-type="string">
              <text:p text:style-name="P37"/>
            </table:table-cell>
            <table:table-cell table:style-name="Táblázat53.B3" office:value-type="string">
              <text:p text:style-name="P46">NAGY!</text:p>
            </table:table-cell>
            <table:table-cell table:style-name="Táblázat53.B3" office:value-type="string">
              <text:p text:style-name="P37"/>
            </table:table-cell>
            <table:table-cell table:style-name="Táblázat53.B3" office:value-type="string">
              <text:p text:style-name="P37"/>
            </table:table-cell>
            <table:table-cell table:style-name="Táblázat53.B3" office:value-type="string">
              <text:p text:style-name="P37"/>
            </table:table-cell>
            <table:table-cell table:style-name="Táblázat53.B3" office:value-type="string">
              <text:p text:style-name="P37"/>
            </table:table-cell>
            <table:table-cell table:style-name="Táblázat53.B3" office:value-type="string">
              <text:p text:style-name="P37"/>
            </table:table-cell>
            <table:table-cell table:style-name="Táblázat53.I3" office:value-type="string">
              <text:p text:style-name="P5">Talán a legjobb páncélok ellen</text:p>
            </table:table-cell>
          </table:table-row>
          <table:table-row>
            <table:table-cell table:style-name="Táblázat53.A3" office:value-type="string">
              <text:p text:style-name="P5">Bot, rövid</text:p>
            </table:table-cell>
            <table:table-cell table:style-name="Táblázat53.B3" office:value-type="string">
              <text:p text:style-name="P37"/>
            </table:table-cell>
            <table:table-cell table:style-name="Táblázat53.B3" office:value-type="string">
              <text:p text:style-name="P37"/>
            </table:table-cell>
            <table:table-cell table:style-name="Táblázat53.B3" office:value-type="string">
              <text:p text:style-name="P37"/>
            </table:table-cell>
            <table:table-cell table:style-name="Táblázat53.B3" office:value-type="string">
              <text:p text:style-name="P37"/>
            </table:table-cell>
            <table:table-cell table:style-name="Táblázat53.B3" office:value-type="string">
              <text:p text:style-name="P37"/>
            </table:table-cell>
            <table:table-cell table:style-name="Táblázat53.B3" office:value-type="string">
              <text:p text:style-name="P37"/>
            </table:table-cell>
            <table:table-cell table:style-name="Táblázat53.B3" office:value-type="string">
              <text:p text:style-name="P37"/>
            </table:table-cell>
            <table:table-cell table:style-name="Táblázat53.I3" office:value-type="string">
              <text:p text:style-name="P5"/>
            </table:table-cell>
          </table:table-row>
          <table:table-row>
            <table:table-cell table:style-name="Táblázat53.A3" office:value-type="string">
              <text:p text:style-name="P5">Bot, hosszú</text:p>
            </table:table-cell>
            <table:table-cell table:style-name="Táblázat53.B3" office:value-type="string">
              <text:p text:style-name="P37"/>
            </table:table-cell>
            <table:table-cell table:style-name="Táblázat53.B3" office:value-type="string">
              <text:p text:style-name="P37"/>
            </table:table-cell>
            <table:table-cell table:style-name="Táblázat53.B3" office:value-type="string">
              <text:p text:style-name="P37"/>
            </table:table-cell>
            <table:table-cell table:style-name="Táblázat53.B3" office:value-type="string">
              <text:p text:style-name="P37"/>
            </table:table-cell>
            <table:table-cell table:style-name="Táblázat53.B3" office:value-type="string">
              <text:p text:style-name="P37"/>
            </table:table-cell>
            <table:table-cell table:style-name="Táblázat53.B3" office:value-type="string">
              <text:p text:style-name="P37"/>
            </table:table-cell>
            <table:table-cell table:style-name="Táblázat53.B3" office:value-type="string">
              <text:p text:style-name="P37"/>
            </table:table-cell>
            <table:table-cell table:style-name="Táblázat53.I3" office:value-type="string">
              <text:p text:style-name="P5"/>
            </table:table-cell>
          </table:table-row>
          <table:table-row>
            <table:table-cell table:style-name="Táblázat53.A3" office:value-type="string">
              <text:p text:style-name="P5">Bot, furkós</text:p>
            </table:table-cell>
            <table:table-cell table:style-name="Táblázat53.B3" office:value-type="string">
              <text:p text:style-name="P37"/>
            </table:table-cell>
            <table:table-cell table:style-name="Táblázat53.B3" office:value-type="string">
              <text:p text:style-name="P37"/>
            </table:table-cell>
            <table:table-cell table:style-name="Táblázat53.B3" office:value-type="string">
              <text:p text:style-name="P37"/>
            </table:table-cell>
            <table:table-cell table:style-name="Táblázat53.B3" office:value-type="string">
              <text:p text:style-name="P37"/>
            </table:table-cell>
            <table:table-cell table:style-name="Táblázat53.B3" office:value-type="string">
              <text:p text:style-name="P37"/>
            </table:table-cell>
            <table:table-cell table:style-name="Táblázat53.B3" office:value-type="string">
              <text:p text:style-name="P37"/>
            </table:table-cell>
            <table:table-cell table:style-name="Táblázat53.B3" office:value-type="string">
              <text:p text:style-name="P37"/>
            </table:table-cell>
            <table:table-cell table:style-name="Táblázat53.I3" office:value-type="string">
              <text:p text:style-name="P5"/>
            </table:table-cell>
          </table:table-row>
          <table:table-row>
            <table:table-cell table:style-name="Táblázat53.A3" office:value-type="string">
              <text:p text:style-name="P5">??? Kopja, könnyű</text:p>
            </table:table-cell>
            <table:table-cell table:style-name="Táblázat53.B3" office:value-type="string">
              <text:p text:style-name="P37"/>
            </table:table-cell>
            <table:table-cell table:style-name="Táblázat53.B3" office:value-type="string">
              <text:p text:style-name="P37"/>
            </table:table-cell>
            <table:table-cell table:style-name="Táblázat53.B3" office:value-type="string">
              <text:p text:style-name="P37"/>
            </table:table-cell>
            <table:table-cell table:style-name="Táblázat53.B3" office:value-type="string">
              <text:p text:style-name="P37"/>
            </table:table-cell>
            <table:table-cell table:style-name="Táblázat53.B3" office:value-type="string">
              <text:p text:style-name="P37"/>
            </table:table-cell>
            <table:table-cell table:style-name="Táblázat53.B3" office:value-type="string">
              <text:p text:style-name="P37"/>
            </table:table-cell>
            <table:table-cell table:style-name="Táblázat53.B3" office:value-type="string">
              <text:p text:style-name="P37"/>
            </table:table-cell>
            <table:table-cell table:style-name="Táblázat53.I3" office:value-type="string">
              <text:p text:style-name="P5"/>
            </table:table-cell>
          </table:table-row>
          <table:table-row>
            <table:table-cell table:style-name="Táblázat53.A3" office:value-type="string">
              <text:p text:style-name="P5">??? Kopja, lovas</text:p>
            </table:table-cell>
            <table:table-cell table:style-name="Táblázat53.B3" office:value-type="string">
              <text:p text:style-name="P37"/>
            </table:table-cell>
            <table:table-cell table:style-name="Táblázat53.B3" office:value-type="string">
              <text:p text:style-name="P37"/>
            </table:table-cell>
            <table:table-cell table:style-name="Táblázat53.B3" office:value-type="string">
              <text:p text:style-name="P37"/>
            </table:table-cell>
            <table:table-cell table:style-name="Táblázat53.B3" office:value-type="string">
              <text:p text:style-name="P37"/>
            </table:table-cell>
            <table:table-cell table:style-name="Táblázat53.B3" office:value-type="string">
              <text:p text:style-name="P37"/>
            </table:table-cell>
            <table:table-cell table:style-name="Táblázat53.B3" office:value-type="string">
              <text:p text:style-name="P37"/>
            </table:table-cell>
            <table:table-cell table:style-name="Táblázat53.B3" office:value-type="string">
              <text:p text:style-name="P37"/>
            </table:table-cell>
            <table:table-cell table:style-name="Táblázat53.I3" office:value-type="string">
              <text:p text:style-name="P5"/>
            </table:table-cell>
          </table:table-row>
          <table:table-row>
            <table:table-cell table:style-name="Táblázat53.A3" office:value-type="string">
              <text:p text:style-name="P5">??? Kopja,, nehézlovas</text:p>
            </table:table-cell>
            <table:table-cell table:style-name="Táblázat53.B3" office:value-type="string">
              <text:p text:style-name="P37"/>
            </table:table-cell>
            <table:table-cell table:style-name="Táblázat53.B3" office:value-type="string">
              <text:p text:style-name="P37"/>
            </table:table-cell>
            <table:table-cell table:style-name="Táblázat53.B3" office:value-type="string">
              <text:p text:style-name="P37"/>
            </table:table-cell>
            <table:table-cell table:style-name="Táblázat53.B3" office:value-type="string">
              <text:p text:style-name="P37"/>
            </table:table-cell>
            <table:table-cell table:style-name="Táblázat53.B3" office:value-type="string">
              <text:p text:style-name="P37"/>
            </table:table-cell>
            <table:table-cell table:style-name="Táblázat53.B3" office:value-type="string">
              <text:p text:style-name="P37"/>
            </table:table-cell>
            <table:table-cell table:style-name="Táblázat53.B3" office:value-type="string">
              <text:p text:style-name="P37"/>
            </table:table-cell>
            <table:table-cell table:style-name="Táblázat53.I3" office:value-type="string">
              <text:p text:style-name="P5"/>
            </table:table-cell>
          </table:table-row>
          <table:table-row>
            <table:table-cell table:style-name="Táblázat53.A3" office:value-type="string">
              <text:p text:style-name="P5">Lándzsa, keskeny hegyű</text:p>
            </table:table-cell>
            <table:table-cell table:style-name="Táblázat53.A3" office:value-type="string">
              <text:p text:style-name="P37">+2 S</text:p>
            </table:table-cell>
            <table:table-cell table:style-name="Táblázat53.A3" office:value-type="string">
              <text:p text:style-name="P37">nagy (??)</text:p>
            </table:table-cell>
            <table:table-cell table:style-name="Táblázat53.A3" office:value-type="string">
              <text:p text:style-name="P37">3 penge</text:p>
            </table:table-cell>
            <table:table-cell table:style-name="Táblázat53.A3" office:value-type="string">
              <text:p text:style-name="P37">12</text:p>
            </table:table-cell>
            <table:table-cell table:style-name="Táblázat53.A3" office:value-type="string">
              <text:p text:style-name="P37">24</text:p>
            </table:table-cell>
            <table:table-cell table:style-name="Táblázat53.A3" office:value-type="string">
              <text:p text:style-name="P37">24</text:p>
            </table:table-cell>
            <table:table-cell table:style-name="Táblázat53.A3" office:value-type="string">
              <text:p text:style-name="P37"/>
            </table:table-cell>
            <table:table-cell table:style-name="Táblázat53.I10" office:value-type="string">
              <text:p text:style-name="P5">Kis területet roncsol, de páncélokat jól üti át</text:p>
            </table:table-cell>
          </table:table-row>
          <table:table-row>
            <table:table-cell table:style-name="Táblázat53.A3" office:value-type="string">
              <text:p text:style-name="P5">Lándzsa, széles hegyű</text:p>
            </table:table-cell>
            <table:table-cell table:style-name="Táblázat53.A3" office:value-type="string">
              <text:p text:style-name="P37">+4 S</text:p>
            </table:table-cell>
            <table:table-cell table:style-name="Táblázat53.A3" office:value-type="string">
              <text:p text:style-name="P37">0</text:p>
            </table:table-cell>
            <table:table-cell table:style-name="Táblázat53.A3" office:value-type="string">
              <text:p text:style-name="P37">3 penge</text:p>
            </table:table-cell>
            <table:table-cell table:style-name="Táblázat53.A3" office:value-type="string">
              <text:p text:style-name="P37">12</text:p>
            </table:table-cell>
            <table:table-cell table:style-name="Táblázat53.A3" office:value-type="string">
              <text:p text:style-name="P37">24</text:p>
            </table:table-cell>
            <table:table-cell table:style-name="Táblázat53.A3" office:value-type="string">
              <text:p text:style-name="P37">24</text:p>
            </table:table-cell>
            <table:table-cell table:style-name="Táblázat53.A3" office:value-type="string">
              <text:p text:style-name="P37"/>
            </table:table-cell>
            <table:table-cell table:style-name="Táblázat53.I10" office:value-type="string">
              <text:p text:style-name="P5">Nagy területet roncsol, de nehezebben megy át a páncélokon</text:p>
            </table:table-cell>
          </table:table-row>
          <table:table-row>
            <table:table-cell table:style-name="Táblázat53.A3" office:value-type="string">
              <text:p text:style-name="P5">Pika</text:p>
            </table:table-cell>
            <table:table-cell table:style-name="Táblázat53.B3" office:value-type="string">
              <text:p text:style-name="P37"/>
            </table:table-cell>
            <table:table-cell table:style-name="Táblázat53.B3" office:value-type="string">
              <text:p text:style-name="P37"/>
            </table:table-cell>
            <table:table-cell table:style-name="Táblázat53.B3" office:value-type="string">
              <text:p text:style-name="P37"/>
            </table:table-cell>
            <table:table-cell table:style-name="Táblázat53.B3" office:value-type="string">
              <text:p text:style-name="P37"/>
            </table:table-cell>
            <table:table-cell table:style-name="Táblázat53.B3" office:value-type="string">
              <text:p text:style-name="P37"/>
            </table:table-cell>
            <table:table-cell table:style-name="Táblázat53.B3" office:value-type="string">
              <text:p text:style-name="P37"/>
            </table:table-cell>
            <table:table-cell table:style-name="Táblázat53.B3" office:value-type="string">
              <text:p text:style-name="P37"/>
            </table:table-cell>
            <table:table-cell table:style-name="Táblázat53.I3" office:value-type="string">
              <text:p text:style-name="P5"/>
            </table:table-cell>
          </table:table-row>
          <table:table-row>
            <table:table-cell table:style-name="Táblázat53.A3" office:value-type="string">
              <text:p text:style-name="P5">Szigony</text:p>
            </table:table-cell>
            <table:table-cell table:style-name="Táblázat53.B3" office:value-type="string">
              <text:p text:style-name="P37"/>
            </table:table-cell>
            <table:table-cell table:style-name="Táblázat53.B3" office:value-type="string">
              <text:p text:style-name="P37"/>
            </table:table-cell>
            <table:table-cell table:style-name="Táblázat53.B3" office:value-type="string">
              <text:p text:style-name="P37"/>
            </table:table-cell>
            <table:table-cell table:style-name="Táblázat53.B3" office:value-type="string">
              <text:p text:style-name="P37"/>
            </table:table-cell>
            <table:table-cell table:style-name="Táblázat53.B3" office:value-type="string">
              <text:p text:style-name="P37"/>
            </table:table-cell>
            <table:table-cell table:style-name="Táblázat53.B3" office:value-type="string">
              <text:p text:style-name="P37"/>
            </table:table-cell>
            <table:table-cell table:style-name="Táblázat53.B3" office:value-type="string">
              <text:p text:style-name="P37"/>
            </table:table-cell>
            <table:table-cell table:style-name="Táblázat53.I3" office:value-type="string">
              <text:p text:style-name="P5"/>
            </table:table-cell>
          </table:table-row>
        </table:table>
        <text:p text:style-name="Standard"/>
      </text:section>
      <text:h text:style-name="Heading_20_3" text:outline-level="3">Hajítófegyverek harcértékei</text:h>
      <text:list text:style-name="L42">
        <text:list-item>
          <text:p text:style-name="P485">A Hajítófegyverek sebzése általánosságban <text:span text:style-name="T90">Szúró</text:span><text:span text:style-name="T43"> </text:span>jellegű. Ahol ez másként van, ott az adott fegyver leírásánál a „Speciális/Megjegyzés” oszlopban ezt külön feltüntetjük.</text:p>
        </text:list-item>
      </text:list>
      <text:section text:style-name="Sect8" text:name="hajítófegyverek">
        <table:table table:name="Táblázat54" table:style-name="Táblázat54">
          <table:table-column table:style-name="Táblázat54.A"/>
          <table:table-column table:style-name="Táblázat54.B" table:number-columns-repeated="7"/>
          <table:table-column table:style-name="Táblázat54.I"/>
          <table:table-header-rows>
            <table:table-row>
              <table:table-cell table:style-name="Táblázat54.A1" table:number-columns-spanned="9" office:value-type="string">
                <text:p text:style-name="_5b_RPG_5d__20_Táblázattartalom_20_-_20_fejléc">Hajító szálfegyverek (Hajítás)</text:p>
              </table:table-cell>
              <table:covered-table-cell/>
              <table:covered-table-cell/>
              <table:covered-table-cell/>
              <table:covered-table-cell/>
              <table:covered-table-cell/>
              <table:covered-table-cell/>
              <table:covered-table-cell/>
              <table:covered-table-cell/>
            </table:table-row>
          </table:table-header-rows>
          <table:table-row>
            <table:table-cell table:style-name="Táblázat54.A2" office:value-type="string">
              <text:p text:style-name="_5b_RPG_5d__20_Táblázattartalom_20_-_20_fejléc">Fegyver</text:p>
            </table:table-cell>
            <table:table-cell table:style-name="Táblázat54.A2" office:value-type="string">
              <text:p text:style-name="P199">SP</text:p>
            </table:table-cell>
            <table:table-cell table:style-name="Táblázat54.A2" office:value-type="string">
              <text:p text:style-name="P199">Átütés</text:p>
            </table:table-cell>
            <table:table-cell table:style-name="Táblázat54.A2" office:value-type="string">
              <text:p text:style-name="P199">KÉ</text:p>
            </table:table-cell>
            <table:table-cell table:style-name="Táblázat54.A2" office:value-type="string">
              <text:p text:style-name="P199">CÉ </text:p>
            </table:table-cell>
            <table:table-cell table:style-name="Táblázat54.A2" office:value-type="string">
              <text:p text:style-name="P200">Osztó</text:p>
            </table:table-cell>
            <table:table-cell table:style-name="Táblázat54.A2" office:value-type="string">
              <text:p text:style-name="_5b_RPG_5d__20_Táblázattartalom_20_-_20_fejléc">Hatótáv</text:p>
            </table:table-cell>
            <table:table-cell table:style-name="Táblázat54.A2" office:value-type="string">
              <text:p text:style-name="_5b_RPG_5d__20_Táblázattartalom_20_-_20_fejléc">Sebesség</text:p>
            </table:table-cell>
            <table:table-cell table:style-name="Táblázat54.I2" office:value-type="string">
              <text:p text:style-name="_5b_RPG_5d__20_Táblázattartalom_20_-_20_fejléc">Speciális / Megjegyzés</text:p>
            </table:table-cell>
          </table:table-row>
          <table:table-row>
            <table:table-cell table:style-name="Táblázat54.A3" office:value-type="string">
              <text:p text:style-name="P175">Könnyű kopja</text:p>
            </table:table-cell>
            <table:table-cell table:style-name="Táblázat54.B3" office:value-type="string">
              <text:p text:style-name="P175"/>
            </table:table-cell>
            <table:table-cell table:style-name="Táblázat54.B3" office:value-type="string">
              <text:p text:style-name="P175"/>
            </table:table-cell>
            <table:table-cell table:style-name="Táblázat54.B3" office:value-type="string">
              <text:p text:style-name="P175"/>
            </table:table-cell>
            <table:table-cell table:style-name="Táblázat54.B3" office:value-type="string">
              <text:p text:style-name="P176"/>
            </table:table-cell>
            <table:table-cell table:style-name="Táblázat54.F3" office:value-type="string">
              <text:p text:style-name="P175">1</text:p>
            </table:table-cell>
            <table:table-cell table:style-name="Táblázat54.G3" office:value-type="string">
              <text:p text:style-name="P175">60m</text:p>
            </table:table-cell>
            <table:table-cell table:style-name="Táblázat54.H3" office:value-type="string">
              <text:p text:style-name="P169"/>
            </table:table-cell>
            <table:table-cell table:style-name="Táblázat54.I3" office:value-type="string">
              <text:p text:style-name="P169">Követelmény: Erő +3</text:p>
            </table:table-cell>
          </table:table-row>
          <table:table-row>
            <table:table-cell table:style-name="Táblázat54.A3" office:value-type="string">
              <text:p text:style-name="P175">Lándzsa (?)</text:p>
            </table:table-cell>
            <table:table-cell table:style-name="Táblázat54.B3" office:value-type="string">
              <text:p text:style-name="P175"/>
            </table:table-cell>
            <table:table-cell table:style-name="Táblázat54.B3" office:value-type="string">
              <text:p text:style-name="P175"/>
            </table:table-cell>
            <table:table-cell table:style-name="Táblázat54.B3" office:value-type="string">
              <text:p text:style-name="P175"/>
            </table:table-cell>
            <table:table-cell table:style-name="Táblázat54.B3" office:value-type="string">
              <text:p text:style-name="P176"/>
            </table:table-cell>
            <table:table-cell table:style-name="Táblázat54.F3" office:value-type="string">
              <text:p text:style-name="P175">1</text:p>
            </table:table-cell>
            <table:table-cell table:style-name="Táblázat54.G3" office:value-type="string">
              <text:p text:style-name="P175">60m</text:p>
            </table:table-cell>
            <table:table-cell table:style-name="Táblázat54.H3" office:value-type="string">
              <text:p text:style-name="P169"/>
            </table:table-cell>
            <table:table-cell table:style-name="Táblázat54.I3" office:value-type="string">
              <text:p text:style-name="P169">Követelmény: Erő +2</text:p>
            </table:table-cell>
          </table:table-row>
          <table:table-row>
            <table:table-cell table:style-name="Táblázat54.A3" office:value-type="string">
              <text:p text:style-name="P175">Dárda, hajító</text:p>
            </table:table-cell>
            <table:table-cell table:style-name="Táblázat54.B3" office:value-type="string">
              <text:p text:style-name="P175"/>
            </table:table-cell>
            <table:table-cell table:style-name="Táblázat54.B3" office:value-type="string">
              <text:p text:style-name="P175"/>
            </table:table-cell>
            <table:table-cell table:style-name="Táblázat54.B3" office:value-type="string">
              <text:p text:style-name="P175"/>
            </table:table-cell>
            <table:table-cell table:style-name="Táblázat54.B3" office:value-type="string">
              <text:p text:style-name="P176"/>
            </table:table-cell>
            <table:table-cell table:style-name="Táblázat54.F3" office:value-type="string">
              <text:p text:style-name="P175">2</text:p>
            </table:table-cell>
            <table:table-cell table:style-name="Táblázat54.G3" office:value-type="string">
              <text:p text:style-name="P175">60m</text:p>
            </table:table-cell>
            <table:table-cell table:style-name="Táblázat54.H3" office:value-type="string">
              <text:p text:style-name="P169"/>
            </table:table-cell>
            <table:table-cell table:style-name="Táblázat54.I3" office:value-type="string">
              <text:p text:style-name="P169">Követelmény: Erő +0</text:p>
            </table:table-cell>
          </table:table-row>
        </table:table>
        <text:p text:style-name="Standard"><text:s/></text:p>
        <table:table table:name="Táblázat55" table:style-name="Táblázat55">
          <table:table-column table:style-name="Táblázat55.A"/>
          <table:table-column table:style-name="Táblázat55.B" table:number-columns-repeated="7"/>
          <table:table-column table:style-name="Táblázat55.I"/>
          <table:table-header-rows>
            <table:table-row table:style-name="Táblázat55.1">
              <table:table-cell table:style-name="Táblázat55.A1" table:number-columns-spanned="9" office:value-type="string">
                <text:p text:style-name="_5b_RPG_5d__20_Táblázattartalom_20_-_20_fejléc">Hajítófegyverek (Hajítás)</text:p>
              </table:table-cell>
              <table:covered-table-cell/>
              <table:covered-table-cell/>
              <table:covered-table-cell/>
              <table:covered-table-cell/>
              <table:covered-table-cell/>
              <table:covered-table-cell/>
              <table:covered-table-cell/>
              <table:covered-table-cell/>
            </table:table-row>
          </table:table-header-rows>
          <table:table-row table:style-name="Táblázat55.1">
            <table:table-cell table:style-name="Táblázat55.A2" office:value-type="string">
              <text:p text:style-name="_5b_RPG_5d__20_Táblázattartalom_20_-_20_fejléc">Fegyver</text:p>
            </table:table-cell>
            <table:table-cell table:style-name="Táblázat55.A2" office:value-type="string">
              <text:p text:style-name="P199">SP</text:p>
            </table:table-cell>
            <table:table-cell table:style-name="Táblázat55.A2" office:value-type="string">
              <text:p text:style-name="P199">Átütés</text:p>
            </table:table-cell>
            <table:table-cell table:style-name="Táblázat55.A2" office:value-type="string">
              <text:p text:style-name="P199">KÉ</text:p>
            </table:table-cell>
            <table:table-cell table:style-name="Táblázat55.A2" office:value-type="string">
              <text:p text:style-name="P199">CÉ </text:p>
            </table:table-cell>
            <table:table-cell table:style-name="Táblázat55.A2" office:value-type="string">
              <text:p text:style-name="P200">Osztó</text:p>
            </table:table-cell>
            <table:table-cell table:style-name="Táblázat55.A2" office:value-type="string">
              <text:p text:style-name="_5b_RPG_5d__20_Táblázattartalom_20_-_20_fejléc">Hatótáv</text:p>
            </table:table-cell>
            <table:table-cell table:style-name="Táblázat55.A2" office:value-type="string">
              <text:p text:style-name="_5b_RPG_5d__20_Táblázattartalom_20_-_20_fejléc">Sebesség</text:p>
            </table:table-cell>
            <table:table-cell table:style-name="Táblázat55.I2" office:value-type="string">
              <text:p text:style-name="_5b_RPG_5d__20_Táblázattartalom_20_-_20_fejléc">Speciális / Megjegyzés</text:p>
            </table:table-cell>
          </table:table-row>
          <table:table-row table:style-name="Táblázat55.1">
            <table:table-cell table:style-name="Táblázat55.A3" office:value-type="string">
              <text:p text:style-name="P179">Bola</text:p>
            </table:table-cell>
            <table:table-cell table:style-name="Táblázat55.B3" office:value-type="string">
              <text:p text:style-name="P175"/>
            </table:table-cell>
            <table:table-cell table:style-name="Táblázat55.B3" office:value-type="string">
              <text:p text:style-name="P175"/>
            </table:table-cell>
            <table:table-cell table:style-name="Táblázat55.B3" office:value-type="string">
              <text:p text:style-name="P175"/>
            </table:table-cell>
            <table:table-cell table:style-name="Táblázat55.E3" office:value-type="string">
              <text:p text:style-name="P176">+2</text:p>
            </table:table-cell>
            <table:table-cell table:style-name="Táblázat55.E3" office:value-type="string">
              <text:p text:style-name="P175">1</text:p>
            </table:table-cell>
            <table:table-cell table:style-name="Táblázat55.G3" office:value-type="string">
              <text:p text:style-name="P175">20m</text:p>
            </table:table-cell>
            <table:table-cell table:style-name="Táblázat55.H3" office:value-type="string">
              <text:p text:style-name="P169"/>
            </table:table-cell>
            <table:table-cell table:style-name="Táblázat55.I3" office:value-type="string">
              <text:p text:style-name="P169"/>
            </table:table-cell>
          </table:table-row>
          <table:table-row table:style-name="Táblázat55.1">
            <table:table-cell table:style-name="Táblázat55.A3" office:value-type="string">
              <text:p text:style-name="P175">Hajítóbárd</text:p>
            </table:table-cell>
            <table:table-cell table:style-name="Táblázat55.B3" office:value-type="string">
              <text:p text:style-name="P175"/>
            </table:table-cell>
            <table:table-cell table:style-name="Táblázat55.B3" office:value-type="string">
              <text:p text:style-name="P175"/>
            </table:table-cell>
            <table:table-cell table:style-name="Táblázat55.B3" office:value-type="string">
              <text:p text:style-name="P175"/>
            </table:table-cell>
            <table:table-cell table:style-name="Táblázat55.E3" office:value-type="string">
              <text:p text:style-name="P176">+4</text:p>
            </table:table-cell>
            <table:table-cell table:style-name="Táblázat55.E3" office:value-type="string">
              <text:p text:style-name="P175">1</text:p>
            </table:table-cell>
            <table:table-cell table:style-name="Táblázat55.G3" office:value-type="string">
              <text:p text:style-name="P177">20m*</text:p>
            </table:table-cell>
            <table:table-cell table:style-name="Táblázat55.H3" office:value-type="string">
              <text:p text:style-name="P169"/>
            </table:table-cell>
            <table:table-cell table:style-name="Táblázat55.I4" office:value-type="string">
              <text:p text:style-name="P169">Maximális hatótávolsága: <text:line-break/>20+(Erő x 4) méterben</text:p>
            </table:table-cell>
          </table:table-row>
          <table:table-row table:style-name="Táblázat55.1">
            <table:table-cell table:style-name="Táblázat55.A3" office:value-type="string">
              <text:p text:style-name="P175">Hajítótőr</text:p>
            </table:table-cell>
            <table:table-cell table:style-name="Táblázat55.B3" office:value-type="string">
              <text:p text:style-name="P175">+0 S</text:p>
            </table:table-cell>
            <table:table-cell table:style-name="Táblázat55.B3" office:value-type="string">
              <text:p text:style-name="P175"/>
            </table:table-cell>
            <table:table-cell table:style-name="Táblázat55.B3" office:value-type="string">
              <text:p text:style-name="P175"/>
            </table:table-cell>
            <table:table-cell table:style-name="Táblázat55.E3" office:value-type="string">
              <text:p text:style-name="P176">+4</text:p>
            </table:table-cell>
            <table:table-cell table:style-name="Táblázat55.E3" office:value-type="string">
              <text:p text:style-name="P175">2</text:p>
            </table:table-cell>
            <table:table-cell table:style-name="Táblázat55.G3" office:value-type="string">
              <text:p text:style-name="P175">15m</text:p>
            </table:table-cell>
            <table:table-cell table:style-name="Táblázat55.H3" office:value-type="string">
              <text:p text:style-name="P170"/>
            </table:table-cell>
            <table:table-cell table:style-name="Táblázat55.I3" office:value-type="string">
              <text:p text:style-name="P169">Automatikusan jár rá a Közeli lövés fortélynál leírt +10CÉ bónusz ha a célpont Cellaszáma 1.</text:p>
              <text:p text:style-name="P169">Erőbónusz: +0 feletti rész számít</text:p>
              <text:p text:style-name="P74"><text:s/>SFÉ bónusz még ellene esetleg.. (dupla SFÉ?)</text:p>
            </table:table-cell>
          </table:table-row>
          <table:table-row table:style-name="Táblázat55.1">
            <table:table-cell table:style-name="Táblázat55.A3" office:value-type="string">
              <text:p text:style-name="P175">kő, alma</text:p>
            </table:table-cell>
            <table:table-cell table:style-name="Táblázat55.B3" office:value-type="string">
              <text:p text:style-name="P175"/>
            </table:table-cell>
            <table:table-cell table:style-name="Táblázat55.B3" office:value-type="string">
              <text:p text:style-name="P175"/>
            </table:table-cell>
            <table:table-cell table:style-name="Táblázat55.B3" office:value-type="string">
              <text:p text:style-name="P175"/>
            </table:table-cell>
            <table:table-cell table:style-name="Táblázat55.E3" office:value-type="string">
              <text:p text:style-name="P176">+0</text:p>
            </table:table-cell>
            <table:table-cell table:style-name="Táblázat55.E3" office:value-type="string">
              <text:p text:style-name="P175">1</text:p>
            </table:table-cell>
            <table:table-cell table:style-name="Táblázat55.G3" office:value-type="string">
              <text:p text:style-name="P175">20m*</text:p>
            </table:table-cell>
            <table:table-cell table:style-name="Táblázat55.H3" office:value-type="string">
              <text:p text:style-name="P169"/>
            </table:table-cell>
            <table:table-cell table:style-name="Táblázat55.I4" office:value-type="string">
              <text:p text:style-name="P169">Maximális hatótávolsága: <text:line-break/>20+(Erő x 5) méterben</text:p>
            </table:table-cell>
          </table:table-row>
          <table:table-row table:style-name="Táblázat55.1">
            <table:table-cell table:style-name="Táblázat55.A3" office:value-type="string">
              <text:p text:style-name="P175">Parittya</text:p>
            </table:table-cell>
            <table:table-cell table:style-name="Táblázat55.B3" office:value-type="string">
              <text:p text:style-name="P175"/>
            </table:table-cell>
            <table:table-cell table:style-name="Táblázat55.B3" office:value-type="string">
              <text:p text:style-name="P175"/>
            </table:table-cell>
            <table:table-cell table:style-name="Táblázat55.B3" office:value-type="string">
              <text:p text:style-name="P175"/>
            </table:table-cell>
            <table:table-cell table:style-name="Táblázat55.E3" office:value-type="string">
              <text:p text:style-name="P176">+4</text:p>
            </table:table-cell>
            <table:table-cell table:style-name="Táblázat55.E3" office:value-type="string">
              <text:p text:style-name="P175">2</text:p>
            </table:table-cell>
            <table:table-cell table:style-name="Táblázat55.G3" office:value-type="string">
              <text:p text:style-name="P175">70m</text:p>
            </table:table-cell>
            <table:table-cell table:style-name="Táblázat55.H3" office:value-type="string">
              <text:p text:style-name="P29"/>
            </table:table-cell>
            <table:table-cell table:style-name="Táblázat55.I4" office:value-type="string">
              <text:p text:style-name="P29">Lehet nagy sebzése, de az SFÉ duplán számítson ellene (vagy SFÉ bónusz)</text:p>
            </table:table-cell>
          </table:table-row>
          <table:table-row table:style-name="Táblázat55.1">
            <table:table-cell table:style-name="Táblázat55.A3" office:value-type="string">
              <text:p text:style-name="P179">Ramiera (?)</text:p>
            </table:table-cell>
            <table:table-cell table:style-name="Táblázat55.B3" office:value-type="string">
              <text:p text:style-name="P175"/>
            </table:table-cell>
            <table:table-cell table:style-name="Táblázat55.B3" office:value-type="string">
              <text:p text:style-name="P175"/>
            </table:table-cell>
            <table:table-cell table:style-name="Táblázat55.B3" office:value-type="string">
              <text:p text:style-name="P175"/>
            </table:table-cell>
            <table:table-cell table:style-name="Táblázat55.E3" office:value-type="string">
              <text:p text:style-name="P176">+1</text:p>
            </table:table-cell>
            <table:table-cell table:style-name="Táblázat55.E3" office:value-type="string">
              <text:p text:style-name="P175">1</text:p>
            </table:table-cell>
            <table:table-cell table:style-name="Táblázat55.G3" office:value-type="string">
              <text:p text:style-name="P175">10m</text:p>
            </table:table-cell>
            <table:table-cell table:style-name="Táblázat55.H3" office:value-type="string">
              <text:p text:style-name="P169"/>
            </table:table-cell>
            <table:table-cell table:style-name="Táblázat55.I4" office:value-type="string">
              <text:p text:style-name="P169"/>
            </table:table-cell>
          </table:table-row>
          <table:table-row table:style-name="Táblázat55.1">
            <table:table-cell table:style-name="Táblázat55.A3" office:value-type="string">
              <text:p text:style-name="P175"><text:span text:style-name="T109">Slan</text:span> csillag</text:p>
            </table:table-cell>
            <table:table-cell table:style-name="Táblázat55.B3" office:value-type="string">
              <text:p text:style-name="P175"/>
            </table:table-cell>
            <table:table-cell table:style-name="Táblázat55.B3" office:value-type="string">
              <text:p text:style-name="P175"/>
            </table:table-cell>
            <table:table-cell table:style-name="Táblázat55.B3" office:value-type="string">
              <text:p text:style-name="P175"/>
            </table:table-cell>
            <table:table-cell table:style-name="Táblázat55.E3" office:value-type="string">
              <text:p text:style-name="P176">+3</text:p>
            </table:table-cell>
            <table:table-cell table:style-name="Táblázat55.E3" office:value-type="string">
              <text:p text:style-name="P175">1</text:p>
            </table:table-cell>
            <table:table-cell table:style-name="Táblázat55.G3" office:value-type="string">
              <text:p text:style-name="P175">15m</text:p>
            </table:table-cell>
            <table:table-cell table:style-name="Táblázat55.H3" office:value-type="string">
              <text:p text:style-name="P169"/>
            </table:table-cell>
            <table:table-cell table:style-name="Táblázat55.I4" office:value-type="string">
              <text:p text:style-name="P169"/>
            </table:table-cell>
          </table:table-row>
          <text:soft-page-break/>
          <table:table-row table:style-name="Táblázat55.1">
            <table:table-cell table:style-name="Táblázat55.A3" office:value-type="string">
              <text:p text:style-name="P175">Tőr</text:p>
            </table:table-cell>
            <table:table-cell table:style-name="Táblázat55.B3" office:value-type="string">
              <text:p text:style-name="P175"/>
            </table:table-cell>
            <table:table-cell table:style-name="Táblázat55.B3" office:value-type="string">
              <text:p text:style-name="P175"/>
            </table:table-cell>
            <table:table-cell table:style-name="Táblázat55.B3" office:value-type="string">
              <text:p text:style-name="P175"/>
            </table:table-cell>
            <table:table-cell table:style-name="Táblázat55.E3" office:value-type="string">
              <text:p text:style-name="P176">+2</text:p>
            </table:table-cell>
            <table:table-cell table:style-name="Táblázat55.E3" office:value-type="string">
              <text:p text:style-name="P175">2</text:p>
            </table:table-cell>
            <table:table-cell table:style-name="Táblázat55.G3" office:value-type="string">
              <text:p text:style-name="P175">10m</text:p>
            </table:table-cell>
            <table:table-cell table:style-name="Táblázat55.H3" office:value-type="string">
              <text:p text:style-name="P169"/>
            </table:table-cell>
            <table:table-cell table:style-name="Táblázat55.I3" office:value-type="string">
              <text:p text:style-name="P169"/>
            </table:table-cell>
          </table:table-row>
        </table:table>
        <text:p text:style-name="Standard"/>
        <table:table table:name="Táblázat56" table:style-name="Táblázat56">
          <table:table-column table:style-name="Táblázat56.A"/>
          <table:table-column table:style-name="Táblázat56.B" table:number-columns-repeated="7"/>
          <table:table-column table:style-name="Táblázat56.I"/>
          <table:table-header-rows>
            <table:table-row>
              <table:table-cell table:style-name="Táblázat56.A1" table:number-columns-spanned="9"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table-row>
          </table:table-header-rows>
          <table:table-row>
            <table:table-cell table:style-name="Táblázat56.A2" office:value-type="string">
              <text:p text:style-name="_5b_RPG_5d__20_Táblázattartalom_20_-_20_fejléc">Fegyver</text:p>
            </table:table-cell>
            <table:table-cell table:style-name="Táblázat56.A2" office:value-type="string">
              <text:p text:style-name="P199">SP</text:p>
            </table:table-cell>
            <table:table-cell table:style-name="Táblázat56.A2" office:value-type="string">
              <text:p text:style-name="P199">Átütés</text:p>
            </table:table-cell>
            <table:table-cell table:style-name="Táblázat56.A2" office:value-type="string">
              <text:p text:style-name="P199">KÉ</text:p>
            </table:table-cell>
            <table:table-cell table:style-name="Táblázat56.A2" office:value-type="string">
              <text:p text:style-name="P199">CÉ </text:p>
            </table:table-cell>
            <table:table-cell table:style-name="Táblázat56.A2" office:value-type="string">
              <text:p text:style-name="P200">Osztó</text:p>
            </table:table-cell>
            <table:table-cell table:style-name="Táblázat56.A2" office:value-type="string">
              <text:p text:style-name="_5b_RPG_5d__20_Táblázattartalom_20_-_20_fejléc">Hatótáv</text:p>
            </table:table-cell>
            <table:table-cell table:style-name="Táblázat56.A2" office:value-type="string">
              <text:p text:style-name="_5b_RPG_5d__20_Táblázattartalom_20_-_20_fejléc">Sebesség</text:p>
            </table:table-cell>
            <table:table-cell table:style-name="Táblázat56.I2" office:value-type="string">
              <text:p text:style-name="_5b_RPG_5d__20_Táblázattartalom_20_-_20_fejléc">Speciális / Megjegyzés</text:p>
            </table:table-cell>
          </table:table-row>
          <table:table-row>
            <table:table-cell table:style-name="Táblázat56.A3" office:value-type="string">
              <text:p text:style-name="P175">Dobóháló</text:p>
            </table:table-cell>
            <table:table-cell table:style-name="Táblázat56.B3" office:value-type="string">
              <text:p text:style-name="P175"/>
            </table:table-cell>
            <table:table-cell table:style-name="Táblázat56.B3" office:value-type="string">
              <text:p text:style-name="P175"/>
            </table:table-cell>
            <table:table-cell table:style-name="Táblázat56.B3" office:value-type="string">
              <text:p text:style-name="P175"/>
            </table:table-cell>
            <table:table-cell table:style-name="Táblázat56.E3" office:value-type="string">
              <text:p text:style-name="P175">+0</text:p>
            </table:table-cell>
            <table:table-cell table:style-name="Táblázat56.E3" office:value-type="string">
              <text:p text:style-name="P175">1</text:p>
            </table:table-cell>
            <table:table-cell table:style-name="Táblázat56.G3" office:value-type="string">
              <text:p text:style-name="P175">4m*</text:p>
            </table:table-cell>
            <table:table-cell table:style-name="Táblázat56.H3" office:value-type="string">
              <text:p text:style-name="P169"/>
            </table:table-cell>
            <table:table-cell table:style-name="Táblázat56.I3" office:value-type="string">
              <text:p text:style-name="P169">Maximális hatótávolsága: 4+Erő méterben</text:p>
            </table:table-cell>
          </table:table-row>
          <table:table-row>
            <table:table-cell table:style-name="Táblázat56.A3" office:value-type="string">
              <text:p text:style-name="P175">Köpeny</text:p>
            </table:table-cell>
            <table:table-cell table:style-name="Táblázat56.B3" office:value-type="string">
              <text:p text:style-name="P175"/>
            </table:table-cell>
            <table:table-cell table:style-name="Táblázat56.B3" office:value-type="string">
              <text:p text:style-name="P175"/>
            </table:table-cell>
            <table:table-cell table:style-name="Táblázat56.B3" office:value-type="string">
              <text:p text:style-name="P175"/>
            </table:table-cell>
            <table:table-cell table:style-name="Táblázat56.E3" office:value-type="string">
              <text:p text:style-name="P175">+0</text:p>
            </table:table-cell>
            <table:table-cell table:style-name="Táblázat56.E3" office:value-type="string">
              <text:p text:style-name="P175">1</text:p>
            </table:table-cell>
            <table:table-cell table:style-name="Táblázat56.G3" office:value-type="string">
              <text:p text:style-name="P175">4m</text:p>
            </table:table-cell>
            <table:table-cell table:style-name="Táblázat56.H3" office:value-type="string">
              <text:p text:style-name="P169"/>
            </table:table-cell>
            <table:table-cell table:style-name="Táblázat56.I4" office:value-type="string">
              <text:p text:style-name="P169"/>
            </table:table-cell>
          </table:table-row>
          <table:table-row>
            <table:table-cell table:style-name="Táblázat56.A3" office:value-type="string">
              <text:p text:style-name="P175">Lasszó</text:p>
            </table:table-cell>
            <table:table-cell table:style-name="Táblázat56.B3" office:value-type="string">
              <text:p text:style-name="P175"/>
            </table:table-cell>
            <table:table-cell table:style-name="Táblázat56.B3" office:value-type="string">
              <text:p text:style-name="P175"/>
            </table:table-cell>
            <table:table-cell table:style-name="Táblázat56.B3" office:value-type="string">
              <text:p text:style-name="P175"/>
            </table:table-cell>
            <table:table-cell table:style-name="Táblázat56.E3" office:value-type="string">
              <text:p text:style-name="P175">+0</text:p>
            </table:table-cell>
            <table:table-cell table:style-name="Táblázat56.E3" office:value-type="string">
              <text:p text:style-name="P175">1</text:p>
            </table:table-cell>
            <table:table-cell table:style-name="Táblázat56.G3" office:value-type="string">
              <text:p text:style-name="P175">10m</text:p>
            </table:table-cell>
            <table:table-cell table:style-name="Táblázat56.H3" office:value-type="string">
              <text:p text:style-name="P169"/>
            </table:table-cell>
            <table:table-cell table:style-name="Táblázat56.I4" office:value-type="string">
              <text:p text:style-name="P169"/>
            </table:table-cell>
          </table:table-row>
        </table:table>
        <text:p text:style-name="Text_20_body"/>
      </text:section>
      <text:h text:style-name="Heading_20_3" text:outline-level="3">Lőfegyverek harcértékei</text:h>
      <text:p text:style-name="P325">A Lőfegyverek sebzése általánosságban <text:span text:style-name="T91">Szúró</text:span><text:span text:style-name="T9"> </text:span>jellegű.</text:p>
      <text:h text:style-name="Heading_20_4" text:outline-level="4">Íjász lőfegyverek</text:h>
      <text:section text:style-name="Sect8" text:name="íjász_lőfegyverek">
        <table:table table:name="Táblázat57" table:style-name="Táblázat57">
          <table:table-column table:style-name="Táblázat57.A"/>
          <table:table-column table:style-name="Táblázat57.B" table:number-columns-repeated="7"/>
          <table:table-column table:style-name="Táblázat57.I"/>
          <table:table-header-rows>
            <table:table-row>
              <table:table-cell table:style-name="Táblázat57.A1" table:number-columns-spanned="9" office:value-type="string">
                <text:p text:style-name="_5b_RPG_5d__20_Táblázattartalom_20_-_20_fejléc">Lőfegyverek (Íjászat)</text:p>
              </table:table-cell>
              <table:covered-table-cell/>
              <table:covered-table-cell/>
              <table:covered-table-cell/>
              <table:covered-table-cell/>
              <table:covered-table-cell/>
              <table:covered-table-cell/>
              <table:covered-table-cell/>
              <table:covered-table-cell/>
            </table:table-row>
          </table:table-header-rows>
          <table:table-row>
            <table:table-cell table:style-name="Táblázat57.A2" office:value-type="string">
              <text:p text:style-name="_5b_RPG_5d__20_Táblázattartalom_20_-_20_fejléc">Lőfegyver</text:p>
            </table:table-cell>
            <table:table-cell table:style-name="Táblázat57.A2" office:value-type="string">
              <text:p text:style-name="P199">SP</text:p>
            </table:table-cell>
            <table:table-cell table:style-name="Táblázat57.A2" office:value-type="string">
              <text:p text:style-name="P199">Átütés</text:p>
            </table:table-cell>
            <table:table-cell table:style-name="Táblázat57.A2" office:value-type="string">
              <text:p text:style-name="P199">KÉ</text:p>
            </table:table-cell>
            <table:table-cell table:style-name="Táblázat57.A2" office:value-type="string">
              <text:p text:style-name="P199">CÉ </text:p>
            </table:table-cell>
            <table:table-cell table:style-name="Táblázat57.A2" office:value-type="string">
              <text:p text:style-name="P200">Osztó</text:p>
            </table:table-cell>
            <table:table-cell table:style-name="Táblázat57.A2" office:value-type="string">
              <text:p text:style-name="_5b_RPG_5d__20_Táblázattartalom_20_-_20_fejléc">Hatótáv</text:p>
            </table:table-cell>
            <table:table-cell table:style-name="Táblázat57.A2" office:value-type="string">
              <text:p text:style-name="_5b_RPG_5d__20_Táblázattartalom_20_-_20_fejléc">Sebesség</text:p>
            </table:table-cell>
            <table:table-cell table:style-name="Táblázat57.I2" office:value-type="string">
              <text:p text:style-name="_5b_RPG_5d__20_Táblázattartalom_20_-_20_fejléc">Speciális / Megjegyzés</text:p>
            </table:table-cell>
          </table:table-row>
          <table:table-row>
            <table:table-cell table:style-name="Táblázat57.A3" office:value-type="string">
              <text:p text:style-name="P175">Rövid íj</text:p>
            </table:table-cell>
            <table:table-cell table:style-name="Táblázat57.B3" office:value-type="string">
              <text:p text:style-name="P175"/>
            </table:table-cell>
            <table:table-cell table:style-name="Táblázat57.B3" office:value-type="string">
              <text:p text:style-name="P175"/>
            </table:table-cell>
            <table:table-cell table:style-name="Táblázat57.B3" office:value-type="string">
              <text:p text:style-name="P175"/>
            </table:table-cell>
            <table:table-cell table:style-name="Táblázat57.E3" office:value-type="string">
              <text:p text:style-name="P175">+10</text:p>
            </table:table-cell>
            <table:table-cell table:style-name="Táblázat57.E3" office:value-type="string">
              <text:p text:style-name="P175">2</text:p>
            </table:table-cell>
            <table:table-cell table:style-name="Táblázat57.G3" office:value-type="string">
              <text:p text:style-name="P175"/>
            </table:table-cell>
            <table:table-cell table:style-name="Táblázat57.H3" office:value-type="string">
              <text:p text:style-name="P169"/>
            </table:table-cell>
            <table:table-cell table:style-name="Táblázat57.I3" office:value-type="string">
              <text:p text:style-name="P169">Az Erőbónusz csak akkor számít ha az íj erre az Erő értékre lett tervezve!</text:p>
            </table:table-cell>
          </table:table-row>
          <table:table-row>
            <table:table-cell table:style-name="Táblázat57.A3" office:value-type="string">
              <text:p text:style-name="P175">Hosszú íj</text:p>
            </table:table-cell>
            <table:table-cell table:style-name="Táblázat57.B3" office:value-type="string">
              <text:p text:style-name="P175"/>
            </table:table-cell>
            <table:table-cell table:style-name="Táblázat57.B3" office:value-type="string">
              <text:p text:style-name="P175"/>
            </table:table-cell>
            <table:table-cell table:style-name="Táblázat57.B3" office:value-type="string">
              <text:p text:style-name="P175"/>
            </table:table-cell>
            <table:table-cell table:style-name="Táblázat57.E3" office:value-type="string">
              <text:p text:style-name="P175">+12</text:p>
            </table:table-cell>
            <table:table-cell table:style-name="Táblázat57.E3" office:value-type="string">
              <text:p text:style-name="P175">3</text:p>
            </table:table-cell>
            <table:table-cell table:style-name="Táblázat57.G3" office:value-type="string">
              <text:p text:style-name="P175"/>
            </table:table-cell>
            <table:table-cell table:style-name="Táblázat57.H3" office:value-type="string">
              <text:p text:style-name="P169"/>
            </table:table-cell>
            <table:table-cell table:style-name="Táblázat57.I3" office:value-type="string">
              <text:p text:style-name="P169">Az Erőbónusz csak akkor számít ha az íj erre az Erő értékre lett tervezve!</text:p>
            </table:table-cell>
          </table:table-row>
          <table:table-row>
            <table:table-cell table:style-name="Táblázat57.A3" office:value-type="string">
              <text:p text:style-name="P175">Visszacsapó íj</text:p>
            </table:table-cell>
            <table:table-cell table:style-name="Táblázat57.B3" office:value-type="string">
              <text:p text:style-name="P175"/>
            </table:table-cell>
            <table:table-cell table:style-name="Táblázat57.B3" office:value-type="string">
              <text:p text:style-name="P175"/>
            </table:table-cell>
            <table:table-cell table:style-name="Táblázat57.B3" office:value-type="string">
              <text:p text:style-name="P175"/>
            </table:table-cell>
            <table:table-cell table:style-name="Táblázat57.E3" office:value-type="string">
              <text:p text:style-name="P175">+10</text:p>
            </table:table-cell>
            <table:table-cell table:style-name="Táblázat57.E3" office:value-type="string">
              <text:p text:style-name="P175">3</text:p>
            </table:table-cell>
            <table:table-cell table:style-name="Táblázat57.G3" office:value-type="string">
              <text:p text:style-name="P175"/>
            </table:table-cell>
            <table:table-cell table:style-name="Táblázat57.H3" office:value-type="string">
              <text:p text:style-name="P169"/>
            </table:table-cell>
            <table:table-cell table:style-name="Táblázat57.I3" office:value-type="string">
              <text:p text:style-name="P169">Az Erőbónusz csak akkor számít ha az íj erre az Erő értékre lett tervezve!</text:p>
            </table:table-cell>
          </table:table-row>
          <table:table-row>
            <table:table-cell table:style-name="Táblázat57.A3" office:value-type="string">
              <text:p text:style-name="P175"><text:span text:style-name="T109">Elf</text:span> íj</text:p>
            </table:table-cell>
            <table:table-cell table:style-name="Táblázat57.B3" office:value-type="string">
              <text:p text:style-name="P175"/>
            </table:table-cell>
            <table:table-cell table:style-name="Táblázat57.B3" office:value-type="string">
              <text:p text:style-name="P175"/>
            </table:table-cell>
            <table:table-cell table:style-name="Táblázat57.B3" office:value-type="string">
              <text:p text:style-name="P175"/>
            </table:table-cell>
            <table:table-cell table:style-name="Táblázat57.E3" office:value-type="string">
              <text:p text:style-name="P175">+13</text:p>
            </table:table-cell>
            <table:table-cell table:style-name="Táblázat57.E3" office:value-type="string">
              <text:p text:style-name="P175">3(4*)</text:p>
            </table:table-cell>
            <table:table-cell table:style-name="Táblázat57.G3" office:value-type="string">
              <text:p text:style-name="P178"/>
            </table:table-cell>
            <table:table-cell table:style-name="Táblázat57.H3" office:value-type="string">
              <text:p text:style-name="P169"/>
            </table:table-cell>
            <table:table-cell table:style-name="Táblázat57.I3" office:value-type="string">
              <text:p text:style-name="P169">*Csak a készítője (és egyben birtokosa) kezében, egyébként hagyományos íjként működik. Osztója: 3.</text:p>
            </table:table-cell>
          </table:table-row>
          <table:table-row>
            <table:table-cell table:style-name="Táblázat57.A3" office:value-type="string">
              <text:p text:style-name="P175">Fúvócső, kicsi</text:p>
            </table:table-cell>
            <table:table-cell table:style-name="Táblázat57.B3" office:value-type="string">
              <text:p text:style-name="P175"/>
            </table:table-cell>
            <table:table-cell table:style-name="Táblázat57.B3" office:value-type="string">
              <text:p text:style-name="P175"/>
            </table:table-cell>
            <table:table-cell table:style-name="Táblázat57.B3" office:value-type="string">
              <text:p text:style-name="P175"/>
            </table:table-cell>
            <table:table-cell table:style-name="Táblázat57.E3" office:value-type="string">
              <text:p text:style-name="P175">+8</text:p>
            </table:table-cell>
            <table:table-cell table:style-name="Táblázat57.E3" office:value-type="string">
              <text:p text:style-name="P175">1</text:p>
            </table:table-cell>
            <table:table-cell table:style-name="Táblázat57.G3" office:value-type="string">
              <text:p text:style-name="P175"/>
            </table:table-cell>
            <table:table-cell table:style-name="Táblázat57.H3" office:value-type="string">
              <text:p text:style-name="P169"/>
            </table:table-cell>
            <table:table-cell table:style-name="Táblázat57.I3" office:value-type="string">
              <text:p text:style-name="P169">k20 dobásnál: 20-as dobás: 1 ÉP, különben 0 ÉP</text:p>
            </table:table-cell>
          </table:table-row>
          <table:table-row>
            <table:table-cell table:style-name="Táblázat57.A3" office:value-type="string">
              <text:p text:style-name="P175">Fúvócső, vadász</text:p>
            </table:table-cell>
            <table:table-cell table:style-name="Táblázat57.B3" office:value-type="string">
              <text:p text:style-name="P175"/>
            </table:table-cell>
            <table:table-cell table:style-name="Táblázat57.B3" office:value-type="string">
              <text:p text:style-name="P175"/>
            </table:table-cell>
            <table:table-cell table:style-name="Táblázat57.B3" office:value-type="string">
              <text:p text:style-name="P175"/>
            </table:table-cell>
            <table:table-cell table:style-name="Táblázat57.E3" office:value-type="string">
              <text:p text:style-name="P175">+10</text:p>
            </table:table-cell>
            <table:table-cell table:style-name="Táblázat57.E3" office:value-type="string">
              <text:p text:style-name="P175">1</text:p>
            </table:table-cell>
            <table:table-cell table:style-name="Táblázat57.G3" office:value-type="string">
              <text:p text:style-name="P175"/>
            </table:table-cell>
            <table:table-cell table:style-name="Táblázat57.H3" office:value-type="string">
              <text:p text:style-name="P169"/>
            </table:table-cell>
            <table:table-cell table:style-name="Táblázat57.I3" office:value-type="string">
              <text:p text:style-name="P169"/>
            </table:table-cell>
          </table:table-row>
        </table:table>
      </text:section>
      <text:h text:style-name="Heading_20_4" text:outline-level="4"><text:s/>Lövész lőfegyverek</text:h>
      <table:table table:name="Táblázat60" table:style-name="Táblázat60">
        <table:table-column table:style-name="Táblázat60.A"/>
        <table:table-column table:style-name="Táblázat60.B"/>
        <table:table-column table:style-name="Táblázat60.C"/>
        <table:table-column table:style-name="Táblázat60.D" table:number-columns-repeated="2"/>
        <table:table-column table:style-name="Táblázat60.F"/>
        <table:table-column table:style-name="Táblázat60.G"/>
        <table:table-column table:style-name="Táblázat60.H"/>
        <table:table-header-rows>
          <table:table-row table:style-name="Táblázat60.1">
            <table:table-cell table:style-name="Táblázat60.A1" table:number-columns-spanned="8" office:value-type="string">
              <text:p text:style-name="_5b_RPG_5d__20_Táblázattartalom_20_-_20_fejléc">Lőfegyverek (Lövészet)</text:p>
            </table:table-cell>
            <table:covered-table-cell/>
            <table:covered-table-cell/>
            <table:covered-table-cell/>
            <table:covered-table-cell/>
            <table:covered-table-cell/>
            <table:covered-table-cell/>
            <table:covered-table-cell/>
          </table:table-row>
        </table:table-header-rows>
        <table:table-row table:style-name="Táblázat60.1">
          <table:table-cell table:style-name="Táblázat60.A2" office:value-type="string">
            <text:p text:style-name="_5b_RPG_5d__20_Táblázattartalom_20_-_20_fejléc">Lőfegyver</text:p>
          </table:table-cell>
          <table:table-cell table:style-name="Táblázat60.A2" office:value-type="string">
            <text:p text:style-name="P199">SP</text:p>
          </table:table-cell>
          <table:table-cell table:style-name="Táblázat60.A2" office:value-type="string">
            <text:p text:style-name="P199">Átütés</text:p>
          </table:table-cell>
          <table:table-cell table:style-name="Táblázat60.A2" office:value-type="string">
            <text:p text:style-name="P199">KÉ</text:p>
          </table:table-cell>
          <table:table-cell table:style-name="Táblázat60.A2" office:value-type="string">
            <text:p text:style-name="P199">CÉ </text:p>
          </table:table-cell>
          <table:table-cell table:style-name="Táblázat60.A2" office:value-type="string">
            <text:p text:style-name="P200">Osztó</text:p>
          </table:table-cell>
          <table:table-cell table:style-name="Táblázat60.A2" office:value-type="string">
            <text:p text:style-name="_5b_RPG_5d__20_Táblázattartalom_20_-_20_fejléc">Hatótáv</text:p>
          </table:table-cell>
          <table:table-cell table:style-name="Táblázat60.H2" office:value-type="string">
            <text:p text:style-name="_5b_RPG_5d__20_Táblázattartalom_20_-_20_fejléc">Speciális / Megjegyzés</text:p>
          </table:table-cell>
        </table:table-row>
        <table:table-row table:style-name="Táblázat60.1">
          <table:table-cell table:style-name="Táblázat60.A3" office:value-type="string">
            <text:p text:style-name="P175">Kézi nyílpuska</text:p>
          </table:table-cell>
          <table:table-cell table:style-name="Táblázat60.B3" office:value-type="string">
            <text:p text:style-name="P175"/>
          </table:table-cell>
          <table:table-cell table:style-name="Táblázat60.B3" office:value-type="string">
            <text:p text:style-name="P175"/>
          </table:table-cell>
          <table:table-cell table:style-name="Táblázat60.B3" office:value-type="string">
            <text:p text:style-name="P175"/>
          </table:table-cell>
          <table:table-cell table:style-name="Táblázat60.B3" office:value-type="string">
            <text:p text:style-name="P175">+10*</text:p>
          </table:table-cell>
          <table:table-cell table:style-name="Táblázat60.B3" office:value-type="string">
            <text:p text:style-name="P175">3</text:p>
          </table:table-cell>
          <table:table-cell table:style-name="Táblázat60.G3" office:value-type="string">
            <text:p text:style-name="P175">20m</text:p>
          </table:table-cell>
          <table:table-cell table:style-name="Táblázat60.H3" office:value-type="string">
            <text:p text:style-name="P169">* A kézi nyílpuska kevésbé pontos fegyver kis mérete miatt.</text:p>
          </table:table-cell>
        </table:table-row>
        <table:table-row table:style-name="Táblázat60.1">
          <table:table-cell table:style-name="Táblázat60.A3" office:value-type="string">
            <text:p text:style-name="P175">Nyílpuska</text:p>
          </table:table-cell>
          <table:table-cell table:style-name="Táblázat60.B3" office:value-type="string">
            <text:p text:style-name="P175">+6</text:p>
          </table:table-cell>
          <table:table-cell table:style-name="Táblázat60.B3" office:value-type="string">
            <text:p text:style-name="P177">10??</text:p>
          </table:table-cell>
          <table:table-cell table:style-name="Táblázat60.B3" office:value-type="string">
            <text:p text:style-name="P175"/>
          </table:table-cell>
          <table:table-cell table:style-name="Táblázat60.B3" office:value-type="string">
            <text:p text:style-name="P175">+16</text:p>
          </table:table-cell>
          <table:table-cell table:style-name="Táblázat60.B3" office:value-type="string">
            <text:p text:style-name="P175">4</text:p>
          </table:table-cell>
          <table:table-cell table:style-name="Táblázat60.G3" office:value-type="string">
            <text:p text:style-name="P175">50m</text:p>
          </table:table-cell>
          <table:table-cell table:style-name="Táblázat60.H3" office:value-type="string">
            <text:p text:style-name="P171">Nem páncéltörő ??<text:span text:style-name="T51"> A nehézvértet átviszi, vagy nem?</text:span></text:p>
            <text:p text:style-name="P180">Távolság-függő Átütés.</text:p>
          </table:table-cell>
        </table:table-row>
        <table:table-row table:style-name="Táblázat60.1">
          <table:table-cell table:style-name="Táblázat60.A3" office:value-type="string">
            <text:p text:style-name="P175">Nehéz nyílpuska</text:p>
          </table:table-cell>
          <table:table-cell table:style-name="Táblázat60.B3" office:value-type="string">
            <text:p text:style-name="P175">+14</text:p>
          </table:table-cell>
          <table:table-cell table:style-name="Táblázat60.B3" office:value-type="string">
            <text:p text:style-name="P177">10</text:p>
          </table:table-cell>
          <table:table-cell table:style-name="Táblázat60.B3" office:value-type="string">
            <text:p text:style-name="P175"/>
          </table:table-cell>
          <table:table-cell table:style-name="Táblázat60.B3" office:value-type="string">
            <text:p text:style-name="P175">+16</text:p>
          </table:table-cell>
          <table:table-cell table:style-name="Táblázat60.B3" office:value-type="string">
            <text:p text:style-name="P175">4</text:p>
          </table:table-cell>
          <table:table-cell table:style-name="Táblázat60.G3" office:value-type="string">
            <text:p text:style-name="P175">80m</text:p>
          </table:table-cell>
          <table:table-cell table:style-name="Táblázat60.H3" office:value-type="string">
            <text:p text:style-name="P169">Páncéltörő <text:s/><text:span text:style-name="T51">Ez átviszi a nehézvértet is!</text:span></text:p>
          </table:table-cell>
        </table:table-row>
        <table:table-row table:style-name="Táblázat60.1">
          <table:table-cell table:style-name="Táblázat60.A3" office:value-type="string">
            <text:p text:style-name="P175"><text:span text:style-name="T109">Shadoni</text:span> páncéltörő</text:p>
          </table:table-cell>
          <table:table-cell table:style-name="Táblázat60.B3" office:value-type="string">
            <text:p text:style-name="P175"/>
          </table:table-cell>
          <table:table-cell table:style-name="Táblázat60.B3" office:value-type="string">
            <text:p text:style-name="P175">*</text:p>
          </table:table-cell>
          <table:table-cell table:style-name="Táblázat60.B3" office:value-type="string">
            <text:p text:style-name="P175"/>
          </table:table-cell>
          <table:table-cell table:style-name="Táblázat60.B3" office:value-type="string">
            <text:p text:style-name="P175">+4</text:p>
          </table:table-cell>
          <table:table-cell table:style-name="Táblázat60.B3" office:value-type="string">
            <text:p text:style-name="P175">4</text:p>
          </table:table-cell>
          <table:table-cell table:style-name="Táblázat60.G3" office:value-type="string">
            <text:p text:style-name="P178">120m</text:p>
          </table:table-cell>
          <table:table-cell table:style-name="Táblázat60.H3" office:value-type="string">
            <text:p text:style-name="P169">* Újratöltés: 1 emberrel: 3 kör, 2 emberrel: 1 kör</text:p>
            <text:p text:style-name="P169">** Páncéltörő</text:p>
          </table:table-cell>
        </table:table-row>
        <table:table-row table:style-name="Táblázat60.1">
          <table:table-cell table:style-name="Táblázat60.A3" office:value-type="string">
            <text:p text:style-name="P175">Kharei nyílpuska</text:p>
          </table:table-cell>
          <table:table-cell table:style-name="Táblázat60.B3" office:value-type="string">
            <text:p text:style-name="P175"/>
          </table:table-cell>
          <table:table-cell table:style-name="Táblázat60.B3" office:value-type="string">
            <text:p text:style-name="P175"/>
          </table:table-cell>
          <table:table-cell table:style-name="Táblázat60.B3" office:value-type="string">
            <text:p text:style-name="P175"/>
          </table:table-cell>
          <table:table-cell table:style-name="Táblázat60.B3" office:value-type="string">
            <text:p text:style-name="P175">+14</text:p>
          </table:table-cell>
          <table:table-cell table:style-name="Táblázat60.B3" office:value-type="string">
            <text:p text:style-name="P175">4</text:p>
          </table:table-cell>
          <table:table-cell table:style-name="Táblázat60.G3" office:value-type="string">
            <text:p text:style-name="P175">50m</text:p>
          </table:table-cell>
          <table:table-cell table:style-name="Táblázat60.H3" office:value-type="string">
            <text:p text:style-name="P169">* Míg ki nem fogy a tár. Újratöltés: 1 kör</text:p>
          </table:table-cell>
        </table:table-row>
        <table:table-row table:style-name="Táblázat60.1">
          <table:table-cell table:style-name="Táblázat60.A3" office:value-type="string">
            <text:p text:style-name="P175"><text:span text:style-name="T109">Aquir</text:span> nyílpuska*</text:p>
          </table:table-cell>
          <table:table-cell table:style-name="Táblázat60.B3" office:value-type="string">
            <text:p text:style-name="P175">halál* / +6</text:p>
          </table:table-cell>
          <table:table-cell table:style-name="Táblázat60.B3" office:value-type="string">
            <text:p text:style-name="P175"/>
          </table:table-cell>
          <table:table-cell table:style-name="Táblázat60.B3" office:value-type="string">
            <text:p text:style-name="P175"/>
          </table:table-cell>
          <table:table-cell table:style-name="Táblázat60.B3" office:value-type="string">
            <text:p text:style-name="P175">+16</text:p>
          </table:table-cell>
          <table:table-cell table:style-name="Táblázat60.B3" office:value-type="string">
            <text:p text:style-name="P175">3</text:p>
          </table:table-cell>
          <table:table-cell table:style-name="Táblázat60.G3" office:value-type="string">
            <text:p text:style-name="P175">50m</text:p>
          </table:table-cell>
          <table:table-cell table:style-name="Táblázat60.H3" office:value-type="string">
            <text:p text:style-name="P171">Inkább hagyjuk ki. Semmi értélme, mystic fucking..</text:p>
            <text:p text:style-name="P169">* Halálos hatása csak <text:span text:style-name="T109">aquir</text:span> kézben érvényesül</text:p>
            <text:p text:style-name="P169">** Páncéltörő</text:p>
          </table:table-cell>
        </table:table-row>
      </table:table>
      <text:p text:style-name="Text_20_body"/>
      <text:h text:style-name="P102" text:outline-level="2">Páncélok, vértek</text:h>
      <text:p text:style-name="P35">Minden páncél rendelkezik egy úgynevezett Sebzés Felfogó Értékkel (SFÉ), amely a páncél nyújtotta védelmet hivatott szimulálni. <text:span text:style-name="T89">Az SFÉ értéke sebzéskor levonódik a támadás SP értékéből</text:span>, így jó eséllyel csökkenti a sebzés kategóriáját.</text:p>
      <text:p text:style-name="P35">Megkülönböztetünk páncél struktúrát (anyagi, szerkezeti felépítésétől függően), illetve páncél típust, ami a páncél formáját, védett helyeit határozza meg. Alapesetben a páncél struktúráknál leírtak az egyszerű mellvértre vonatkoznak, amely csak a torzót védi. A plusz védelem további MGT növekedést okoz.</text:p>
      <text:p text:style-name="P5">Kapcsolódó harci fortély: <text:span text:style-name="T9">Vértviselet</text:span></text:p>
      <text:section text:style-name="Sect9" text:name="Szakasz8">
        <text:h text:style-name="Heading_20_3" text:outline-level="3"><text:s/>Páncél struktúrák</text:h>
        <table:table table:name="Táblázat61" table:style-name="Táblázat61">
          <table:table-column table:style-name="Táblázat61.A"/>
          <table:table-column table:style-name="Táblázat61.B" table:number-columns-repeated="3"/>
          <table:table-column table:style-name="Táblázat61.E"/>
          <table:table-column table:style-name="Táblázat61.F"/>
          <table:table-column table:style-name="Táblázat61.G"/>
          <table:table-row>
            <table:table-cell table:style-name="Táblázat61.A1" office:value-type="string">
              <text:p text:style-name="P308">Páncél anyag</text:p>
            </table:table-cell>
            <table:table-cell table:style-name="Táblázat61.A1" office:value-type="string">
              <text:p text:style-name="P312">Szúró SFÉ</text:p>
            </table:table-cell>
            <table:table-cell table:style-name="Táblázat61.A1" office:value-type="string">
              <text:p text:style-name="P312">Vágó SFÉ</text:p>
            </table:table-cell>
            <table:table-cell table:style-name="Táblázat61.A1" office:value-type="string">
              <text:p text:style-name="P312">Zúzó SFÉ</text:p>
            </table:table-cell>
            <table:table-cell table:style-name="Táblázat61.A1" office:value-type="string">
              <text:p text:style-name="P308">MGT</text:p>
            </table:table-cell>
            <table:table-cell table:style-name="Táblázat61.A1" office:value-type="string">
              <text:p text:style-name="P308">Ár</text:p>
            </table:table-cell>
            <table:table-cell table:style-name="Táblázat61.G1" office:value-type="string">
              <text:p text:style-name="P308">Megjegyzés</text:p>
            </table:table-cell>
          </table:table-row>
          <table:table-row>
            <table:table-cell table:style-name="Táblázat61.A2" office:value-type="string">
              <text:p text:style-name="P307">Posztó</text:p>
            </table:table-cell>
            <table:table-cell table:style-name="Táblázat61.A2" office:value-type="string">
              <text:p text:style-name="P310">0</text:p>
            </table:table-cell>
            <table:table-cell table:style-name="Táblázat61.A2" office:value-type="string">
              <text:p text:style-name="P310">2</text:p>
            </table:table-cell>
            <table:table-cell table:style-name="Táblázat61.A2" office:value-type="string">
              <text:p text:style-name="P310">3</text:p>
            </table:table-cell>
            <table:table-cell table:style-name="Táblázat61.E2" office:value-type="string">
              <text:p text:style-name="P310"/>
            </table:table-cell>
            <table:table-cell table:style-name="Táblázat61.A2" office:value-type="string">
              <text:p text:style-name="P310"/>
            </table:table-cell>
            <table:table-cell table:style-name="Táblázat61.G2" office:value-type="string">
              <text:p text:style-name="P313"/>
            </table:table-cell>
          </table:table-row>
          <table:table-row>
            <table:table-cell table:style-name="Táblázat61.A2" office:value-type="string">
              <text:p text:style-name="P309">Bőr</text:p>
            </table:table-cell>
            <table:table-cell table:style-name="Táblázat61.E2" office:value-type="string">
              <text:p text:style-name="P310"/>
            </table:table-cell>
            <table:table-cell table:style-name="Táblázat61.E2" office:value-type="string">
              <text:p text:style-name="P310"/>
            </table:table-cell>
            <table:table-cell table:style-name="Táblázat61.E2" office:value-type="string">
              <text:p text:style-name="P310"/>
            </table:table-cell>
            <table:table-cell table:style-name="Táblázat61.E2" office:value-type="string">
              <text:p text:style-name="P310"/>
            </table:table-cell>
            <table:table-cell table:style-name="Táblázat61.A2" office:value-type="string">
              <text:p text:style-name="P310"/>
            </table:table-cell>
            <table:table-cell table:style-name="Táblázat61.G2" office:value-type="string">
              <text:p text:style-name="P313"/>
            </table:table-cell>
          </table:table-row>
          <table:table-row>
            <table:table-cell table:style-name="Táblázat61.A2" office:value-type="string">
              <text:p text:style-name="P309">Keményített bőr</text:p>
            </table:table-cell>
            <table:table-cell table:style-name="Táblázat61.A2" office:value-type="string">
              <text:p text:style-name="P310">3</text:p>
            </table:table-cell>
            <table:table-cell table:style-name="Táblázat61.A2" office:value-type="string">
              <text:p text:style-name="P310">5</text:p>
            </table:table-cell>
            <table:table-cell table:style-name="Táblázat61.A2" office:value-type="string">
              <text:p text:style-name="P310">3</text:p>
            </table:table-cell>
            <table:table-cell table:style-name="Táblázat61.E2" office:value-type="string">
              <text:p text:style-name="P310"/>
            </table:table-cell>
            <table:table-cell table:style-name="Táblázat61.A2" office:value-type="string">
              <text:p text:style-name="P310"/>
            </table:table-cell>
            <table:table-cell table:style-name="Táblázat61.G2" office:value-type="string">
              <text:p text:style-name="P313"/>
            </table:table-cell>
          </table:table-row>
          <table:table-row>
            <table:table-cell table:style-name="Táblázat61.A2" office:value-type="string">
              <text:p text:style-name="P309">Brigantin</text:p>
            </table:table-cell>
            <table:table-cell table:style-name="Táblázat61.E2" office:value-type="string">
              <text:p text:style-name="P310"/>
            </table:table-cell>
            <table:table-cell table:style-name="Táblázat61.E2" office:value-type="string">
              <text:p text:style-name="P310"/>
            </table:table-cell>
            <table:table-cell table:style-name="Táblázat61.E2" office:value-type="string">
              <text:p text:style-name="P310"/>
            </table:table-cell>
            <table:table-cell table:style-name="Táblázat61.E2" office:value-type="string">
              <text:p text:style-name="P310"/>
            </table:table-cell>
            <table:table-cell table:style-name="Táblázat61.A2" office:value-type="string">
              <text:p text:style-name="P310"/>
            </table:table-cell>
            <table:table-cell table:style-name="Táblázat61.G2" office:value-type="string">
              <text:p text:style-name="P313"/>
            </table:table-cell>
          </table:table-row>
          <table:table-row>
            <table:table-cell table:style-name="Táblázat61.A2" office:value-type="string">
              <text:p text:style-name="P309">Lánc</text:p>
            </table:table-cell>
            <table:table-cell table:style-name="Táblázat61.A2" office:value-type="string">
              <text:p text:style-name="P310">10</text:p>
            </table:table-cell>
            <table:table-cell table:style-name="Táblázat61.A2" office:value-type="string">
              <text:p text:style-name="P310">7</text:p>
            </table:table-cell>
            <table:table-cell table:style-name="Táblázat61.A2" office:value-type="string">
              <text:p text:style-name="P310">3</text:p>
            </table:table-cell>
            <table:table-cell table:style-name="Táblázat61.E2" office:value-type="string">
              <text:p text:style-name="P310">2??</text:p>
            </table:table-cell>
            <table:table-cell table:style-name="Táblázat61.A2" office:value-type="string">
              <text:p text:style-name="P310"/>
            </table:table-cell>
            <table:table-cell table:style-name="Táblázat61.G2" office:value-type="string">
              <text:p text:style-name="P313"/>
            </table:table-cell>
          </table:table-row>
          <table:table-row>
            <table:table-cell table:style-name="Táblázat61.A2" office:value-type="string">
              <text:p text:style-name="P309">Sodrony</text:p>
            </table:table-cell>
            <table:table-cell table:style-name="Táblázat61.A2" office:value-type="string">
              <text:p text:style-name="P310">12</text:p>
            </table:table-cell>
            <table:table-cell table:style-name="Táblázat61.A2" office:value-type="string">
              <text:p text:style-name="P310">9</text:p>
            </table:table-cell>
            <table:table-cell table:style-name="Táblázat61.A2" office:value-type="string">
              <text:p text:style-name="P310">4</text:p>
            </table:table-cell>
            <table:table-cell table:style-name="Táblázat61.E2" office:value-type="string">
              <text:p text:style-name="P310">3??</text:p>
            </table:table-cell>
            <table:table-cell table:style-name="Táblázat61.A2" office:value-type="string">
              <text:p text:style-name="P314">100%</text:p>
            </table:table-cell>
            <table:table-cell table:style-name="Táblázat61.G2" office:value-type="string">
              <text:p text:style-name="P313"/>
            </table:table-cell>
          </table:table-row>
          <table:table-row>
            <table:table-cell table:style-name="Táblázat61.A2" office:value-type="string">
              <text:p text:style-name="P307">Pikkelypáncél</text:p>
            </table:table-cell>
            <table:table-cell table:style-name="Táblázat61.A2" office:value-type="string">
              <text:p text:style-name="P310">12</text:p>
            </table:table-cell>
            <table:table-cell table:style-name="Táblázat61.A2" office:value-type="string">
              <text:p text:style-name="P310">13</text:p>
            </table:table-cell>
            <table:table-cell table:style-name="Táblázat61.A2" office:value-type="string">
              <text:p text:style-name="P310">6</text:p>
            </table:table-cell>
            <table:table-cell table:style-name="Táblázat61.E2" office:value-type="string">
              <text:p text:style-name="P310"/>
            </table:table-cell>
            <table:table-cell table:style-name="Táblázat61.A2" office:value-type="string">
              <text:p text:style-name="P310"/>
            </table:table-cell>
            <table:table-cell table:style-name="Táblázat61.G2" office:value-type="string">
              <text:p text:style-name="P313"/>
            </table:table-cell>
          </table:table-row>
          <table:table-row>
            <table:table-cell table:style-name="Táblázat61.A2" office:value-type="string">
              <text:p text:style-name="P309">Lemezpáncél</text:p>
            </table:table-cell>
            <table:table-cell table:style-name="Táblázat61.A2" office:value-type="string">
              <text:p text:style-name="P310">14</text:p>
            </table:table-cell>
            <table:table-cell table:style-name="Táblázat61.A2" office:value-type="string">
              <text:p text:style-name="P310">16</text:p>
            </table:table-cell>
            <table:table-cell table:style-name="Táblázat61.A2" office:value-type="string">
              <text:p text:style-name="P310">11</text:p>
            </table:table-cell>
            <table:table-cell table:style-name="Táblázat61.E2" office:value-type="string">
              <text:p text:style-name="P310"/>
            </table:table-cell>
            <table:table-cell table:style-name="Táblázat61.A2" office:value-type="string">
              <text:p text:style-name="P314">90%</text:p>
            </table:table-cell>
            <table:table-cell table:style-name="Táblázat61.G2" office:value-type="string">
              <text:p text:style-name="P313"/>
            </table:table-cell>
          </table:table-row>
        </table:table>
        <text:h text:style-name="Heading_20_3" text:outline-level="3">Páncél típusok</text:h>
        <table:table table:name="Táblázat62" table:style-name="Táblázat62">
          <table:table-column table:style-name="Táblázat62.A"/>
          <table:table-column table:style-name="Táblázat62.B"/>
          <table:table-column table:style-name="Táblázat62.C"/>
          <table:table-row>
            <table:table-cell table:style-name="Táblázat62.A1" office:value-type="string">
              <text:p text:style-name="P308">Páncél típus</text:p>
            </table:table-cell>
            <table:table-cell table:style-name="Táblázat62.A1" office:value-type="string">
              <text:p text:style-name="P312">+MGT</text:p>
            </table:table-cell>
            <table:table-cell table:style-name="Táblázat62.C1" office:value-type="string">
              <text:p text:style-name="P312">Tulajdonságok, védett helyek</text:p>
            </table:table-cell>
          </table:table-row>
          <table:table-row>
            <table:table-cell table:style-name="Táblázat62.A2" office:value-type="string">
              <text:p text:style-name="P307">Mellvért</text:p>
            </table:table-cell>
            <table:table-cell table:style-name="Táblázat62.A2" office:value-type="string">
              <text:p text:style-name="P310">0</text:p>
            </table:table-cell>
            <table:table-cell table:style-name="Táblázat62.C2" office:value-type="string">
              <text:p text:style-name="P311">Csak a torzót védi elöl, hátul, oldalt.</text:p>
            </table:table-cell>
          </table:table-row>
          <table:table-row>
            <table:table-cell table:style-name="Táblázat62.A2" office:value-type="string">
              <text:p text:style-name="P309"><text:s text:c="2"/>+ Kezek befedve</text:p>
            </table:table-cell>
            <table:table-cell table:style-name="Táblázat62.A2" office:value-type="string">
              <text:p text:style-name="P310">+1</text:p>
            </table:table-cell>
            <table:table-cell table:style-name="Táblázat62.C2" office:value-type="string">
              <text:p text:style-name="P311">Mindkét kéz befedve. A kesztyű opcionális, de az már nem növel MGT-t.</text:p>
            </table:table-cell>
          </table:table-row>
          <table:table-row>
            <table:table-cell table:style-name="Táblázat62.A2" office:value-type="string">
              <text:p text:style-name="P309"><text:s text:c="2"/>+ Lábak <text:span text:style-name="T75">befedve</text:span></text:p>
            </table:table-cell>
            <table:table-cell table:style-name="Táblázat62.A2" office:value-type="string">
              <text:p text:style-name="P310">+2</text:p>
            </table:table-cell>
            <table:table-cell table:style-name="Táblázat62.C2" office:value-type="string">
              <text:p text:style-name="P311">Mindkét láb befedve.</text:p>
            </table:table-cell>
          </table:table-row>
          <table:table-row>
            <table:table-cell table:style-name="Táblázat62.A2" office:value-type="string">
              <text:p text:style-name="P309"><text:s text:c="2"/>+ Csataszoknya</text:p>
            </table:table-cell>
            <table:table-cell table:style-name="Táblázat62.A2" office:value-type="string">
              <text:p text:style-name="P310">+1</text:p>
            </table:table-cell>
            <table:table-cell table:style-name="Táblázat62.C2" office:value-type="string">
              <text:p text:style-name="P311"/>
            </table:table-cell>
          </table:table-row>
          <table:table-row>
            <table:table-cell table:style-name="Táblázat62.A2" office:value-type="string">
              <text:p text:style-name="P309">Teljes vértezet</text:p>
            </table:table-cell>
            <table:table-cell table:style-name="Táblázat62.A2" office:value-type="string">
              <text:p text:style-name="P310">+3</text:p>
            </table:table-cell>
            <table:table-cell table:style-name="Táblázat62.C2" office:value-type="string">
              <text:p text:style-name="P311">Ez a teljes érték. Benne van a végtagok védelme.</text:p>
              <text:p text:style-name="P311">Védetlen pontok: hónalj, szem. De ez vért függő. A</text:p>
            </table:table-cell>
          </table:table-row>
          <table:table-row>
            <table:table-cell table:style-name="Táblázat62.A2" office:value-type="string">
              <text:p text:style-name="P309"><text:s text:c="2"/>+ egy érzékeny pont<text:line-break/> <text:s text:c="4"/>jobb védelme</text:p>
            </table:table-cell>
            <table:table-cell table:style-name="Táblázat62.A2" office:value-type="string">
              <text:p text:style-name="P310">+1</text:p>
            </table:table-cell>
            <table:table-cell table:style-name="Táblázat62.C2" office:value-type="string">
              <text:p text:style-name="P311"/>
            </table:table-cell>
          </table:table-row>
        </table:table>
        <text:p text:style-name="Standard"/>
      </text:section>
      <text:p text:style-name="P50"/>
      <text:p text:style-name="P15"/>
      <text:h text:style-name="P102" text:outline-level="2"><text:span text:style-name="_5b_RPG_5d__20_Kiemelt_20_kifejezés"><text:span text:style-name="T9">Taktikák</text:span></text:span></text:h>
      <text:p text:style-name="Text_20_body"><text:span text:style-name="_5b_RPG_5d__20_Kiemelt_20_kifejezés"><text:span text:style-name="T3">Az alábbi taktikák csak harci helyzetben használhatóak, távolról nem lehet pl. KÉ-t növelni.</text:span></text:span></text:p>
      <text:h text:style-name="Heading_20_3" text:outline-level="3"><text:span text:style-name="_5b_RPG_5d__20_Kiemelt_20_kifejezés"><text:span text:style-name="T9">Támadó taktika</text:span></text:span></text:h>
      <text:p text:style-name="P237"><text:span text:style-name="_5b_RPG_5d__20_Kiemelt_20_kifejezés"><text:span text:style-name="T3">Te határozod meg, hogy mennyire tolod el a harcmodorodat a támadás irányába. TÉ-det </text:span></text:span><text:span text:style-name="_5b_RPG_5d__20_Kiemelt_20_kifejezés"><text:span text:style-name="T13">+1-15-ig</text:span></text:span><text:span text:style-name="_5b_RPG_5d__20_Kiemelt_20_kifejezés"><text:span text:style-name="T3"> növelheted meg ideiglenesen. Minden pont növelés után -2 Védő Érték módosítót kapsz. Például:</text:span></text:span></text:p>
      <text:list text:style-name="L43">
        <text:list-item>
          <text:p text:style-name="P629">TÉ:+1, VÉ:-2 <text:s text:c="3"/>; <text:s text:c="3"/>TÉ:+4, VÉ:-8 <text:s text:c="3"/>; <text:s text:c="3"/>TÉ:+10, VÉ:-20 <text:s text:c="3"/>; <text:s text:c="3"/><text:span text:style-name="_5b_RPG_5d__20_Kiemelt_20_kifejezés"><text:span text:style-name="T3">TÉ:+15, VÉ:-30</text:span></text:span></text:p>
        </text:list-item>
      </text:list>
      <text:h text:style-name="Heading_20_3" text:outline-level="3"><text:span text:style-name="_5b_RPG_5d__20_Kiemelt_20_kifejezés"><text:span text:style-name="T9">Védekező taktika</text:span></text:span></text:h>
      <text:p text:style-name="Text_20_body"><text:span text:style-name="_5b_RPG_5d__20_Kiemelt_20_kifejezés"><text:span text:style-name="T3">Ugyanez csak a VÉ-re, de +20-ig tolhatod el. Például:</text:span></text:span></text:p>
      <text:list text:style-name="L44">
        <text:list-item>
          <text:p text:style-name="P486">VÉ:+1, TÉ:-2 <text:s text:c="3"/>; <text:s text:c="3"/>VÉ:+4, TÉ:-8 <text:s text:c="2"/>; <text:s text:c="2"/>VÉ:+10, TÉ:-20 <text:s text:c="2"/>; <text:s text:c="2"/><text:span text:style-name="_5b_RPG_5d__20_Kiemelt_20_kifejezés"><text:span text:style-name="T3">VÉ:+20, TÉ:-40</text:span></text:span></text:p>
        </text:list-item>
      </text:list>
      <text:h text:style-name="Heading_20_3" text:outline-level="3"><text:span text:style-name="_5b_RPG_5d__20_Kiemelt_20_kifejezés"><text:span text:style-name="T9">Védekező harc</text:span></text:span></text:h>
      <text:list text:style-name="L44">
        <text:list-item text:start-value="1">
          <text:p text:style-name="P486">VÉ:+<text:span text:style-name="_5b_RPG_5d__20_Kiemelt_20_kifejezés"><text:span text:style-name="T3">25</text:span></text:span></text:p>
        </text:list-item>
        <text:list-item>
          <text:p text:style-name="P486"><text:span text:style-name="_5b_RPG_5d__20_Kiemelt_20_kifejezés"><text:span text:style-name="T3">Nem támadhat, csak hátrálhat.</text:span></text:span></text:p>
        </text:list-item>
        <text:list-item>
          <text:p text:style-name="P486"><text:span text:style-name="_5b_RPG_5d__20_Kiemelt_20_kifejezés"><text:span text:style-name="T3">Ha akadályozza valami a hátrálásban, akkor csökken a +VÉ (KM dönt)</text:span></text:span></text:p>
        </text:list-item>
      </text:list>
      <text:h text:style-name="Heading_20_3" text:outline-level="3"><text:span text:style-name="_5b_RPG_5d__20_Kiemelt_20_kifejezés"><text:span text:style-name="T9">Kezdeményező Taktika</text:span></text:span></text:h>
      <text:list text:style-name="L45">
        <text:list-item>
          <text:p text:style-name="P630"><text:span text:style-name="_5b_RPG_5d__20_Kiemelt_20_kifejezés"><text:span text:style-name="T3">+1KÉ </text:span></text:span><text:span text:style-name="_5b_RPG_5d__20_Kiemelt_20_kifejezés"><text:span text:style-name="T106">→</text:span></text:span><text:span text:style-name="_5b_RPG_5d__20_Kiemelt_20_kifejezés"><text:span text:style-name="T3"> -2VÉ <text:s text:c="2"/>(max 10)</text:span></text:span></text:p>
        </text:list-item>
      </text:list>
      <text:h text:style-name="Heading_20_3" text:outline-level="3">Kiváró Taktika</text:h>
      <text:list text:style-name="L46">
        <text:list-item>
          <text:p text:style-name="P666">Ha megnyered a KÉ-t, akkor átengedheted ellenfelednek az első támadást és</text:p>
        </text:list-item>
        <text:list-item>
          <text:p text:style-name="P666">az adott körben <text:span text:style-name="T107">első visszatámadásodra</text:span> +5 TÉ módosítót kapsz.</text:p>
        </text:list-item>
        <text:list-item>
          <text:p text:style-name="P642"><text:span text:style-name="_5b_RPG_5d__20_Kiemelt_20_kifejezés"><text:span text:style-name="T28">A Kiváró taktika alkalmazható Támadó taktikával együtt is, továbbá roham ellen is bevethető, de </text:span></text:span><text:span text:style-name="_5b_RPG_5d__20_Kiemelt_20_kifejezés"><text:span text:style-name="T29">nem</text:span></text:span><text:span text:style-name="_5b_RPG_5d__20_Kiemelt_20_kifejezés"><text:span text:style-name="T28"> használható Védő Taktikával együtt, sőt több ellenféllel való harc esetén sem!</text:span></text:span></text:p>
        </text:list-item>
      </text:list>
      <text:h text:style-name="Heading_20_3" text:outline-level="3"><text:span text:style-name="_5b_RPG_5d__20_Kiemelt_20_kifejezés"><text:span text:style-name="T9">Fárasztás</text:span></text:span></text:h>
      <text:p text:style-name="P236"><text:span text:style-name="_5b_RPG_5d__20_Kiemelt_20_kifejezés"><text:span text:style-name="T3">Ha fárasztani kívánod ellenfeledet, ellenállását megtörni anélkül, hogy sebet ejtenél rajta, akkor a h</text:span></text:span><text:span text:style-name="_5b_RPG_5d__20_Kiemelt_20_kifejezés"><text:span text:style-name="T13">arc ugyanúgy folyik, mint egyébként, csak sebző támadás esetén elmarad maga a sebzés, helyette további</text:span></text:span><text:span text:style-name="_5b_RPG_5d__20_Kiemelt_20_kifejezés"><text:span text:style-name="T30"> </text:span></text:span><text:span text:style-name="_5b_RPG_5d__20_Kiemelt_20_kifejezés"><text:span text:style-name="T32">+10</text:span></text:span><text:span text:style-name="_5b_RPG_5d__20_Kiemelt_20_kifejezés"><text:span text:style-name="T30">-el</text:span></text:span><text:span text:style-name="_5b_RPG_5d__20_Kiemelt_20_kifejezés"><text:span text:style-name="T31"> </text:span></text:span><text:span text:style-name="_5b_RPG_5d__20_Kiemelt_20_kifejezés"><text:span text:style-name="T3">csökkentheted a megtámadott Védő Értékét. („Fárasztó” harci fortély megléte esetén: +15-el).</text:span></text:span></text:p>
      <text:h text:style-name="Heading_20_3" text:outline-level="3"><text:span text:style-name="_5b_RPG_5d__20_Kiemelt_20_kifejezés"><text:span text:style-name="T9">Roham</text:span></text:span></text:h>
      <text:list text:style-name="L47">
        <text:list-item>
          <text:p text:style-name="P785">+ 20 TÉ, - 40 VÉ, VÉ csökkentés duplázódik</text:p>
        </text:list-item>
        <text:list-item>
          <text:p text:style-name="P785"><text:span text:style-name="T53">Sebzés: </text:span>+5 SP</text:p>
        </text:list-item>
        <text:list-item>
          <text:p text:style-name="P484">Ha a támadó sebző támadást ér el, akkor a támadó VÉ levonásai azonnal megszűnnek.</text:p>
        </text:list-item>
      </text:list>
      <text:p text:style-name="P240"><text:span text:style-name="_5b_RPG_5d__20_Kiemelt_20_kifejezés"><text:span text:style-name="T103">(Az e</text:span></text:span><text:span text:style-name="_5b_RPG_5d__20_Kiemelt_20_kifejezés"><text:span text:style-name="T101">lső oda-vissza csapásnál)</text:span></text:span></text:p>
      <text:p text:style-name="P237"><text:span text:style-name="_5b_RPG_5d__20_Kiemelt_20_kifejezés"><text:span text:style-name="T52">00-ás dobás</text:span></text:span><text:span text:style-name="_5b_RPG_5d__20_Kiemelt_20_kifejezés"><text:span text:style-name="T53">: Tuti találat, SFÉ nem számít, +5 SP sebzés. Ha így sincs túlütés, akkor az össz sebzés </text:span></text:span><text:span text:style-name="_5b_RPG_5d__20_Kiemelt_20_kifejezés"><text:span text:style-name="T54">X</text:span></text:span><text:span text:style-name="_5b_RPG_5d__20_Kiemelt_20_kifejezés"><text:span text:style-name="T53"> ÉP.</text:span></text:span></text:p>
      <text:p text:style-name="P237"><text:span text:style-name="_5b_RPG_5d__20_Kiemelt_20_kifejezés"><text:span text:style-name="T52">01-es dobás</text:span></text:span><text:span text:style-name="_5b_RPG_5d__20_Kiemelt_20_kifejezés"><text:span text:style-name="T53">: Tuti rontás. Hatás: a KM képzelete. Hehe :)</text:span></text:span></text:p>
      <text:p text:style-name="P237"><text:span text:style-name="_5b_RPG_5d__20_Kiemelt_20_kifejezés"><text:span text:style-name="T53"/></text:span></text:p>
      <text:h text:style-name="Heading_20_3" text:outline-level="3">Öngyilkos roham</text:h>
      <text:list text:style-name="L48">
        <text:list-item>
          <text:p text:style-name="P787">+ 25 TÉ, - 50 VÉ, VÉ csökkentés duplázódik, sebesülésből adódó TÉ levonás nem számít</text:p>
        </text:list-item>
        <text:list-item>
          <text:p text:style-name="P787">Sebzés: +7SP</text:p>
        </text:list-item>
      </text:list>
      <text:list text:style-name="L48">
        <text:list-item text:start-value="1">
          <text:p text:style-name="P789"><text:span text:style-name="T53">00-as dobás +5 SP bónusz </text:span><text:span text:style-name="_5b_RPG_5d__20_Kiemelt_20_kifejezés"><text:span text:style-name="T103">(Az e</text:span></text:span><text:span text:style-name="_5b_RPG_5d__20_Kiemelt_20_kifejezés"><text:span text:style-name="T101">lső oda-vissza csapásnál)</text:span></text:span></text:p>
        </text:list-item>
      </text:list>
      <text:h text:style-name="Heading_20_3" text:outline-level="3"><text:soft-page-break/>Belharc</text:h>
      <text:p text:style-name="Text_20_body">Ha a képzett harcosnak sikerül egészen ellenfele testközelébe kerülni, szinte „ráfonódni”, akkor ebből előnyt kovácsolhat. A belharci helyzet kialakításához sikeres „<text:span text:style-name="T9">Belharcba kerülés</text:span>” <text:span text:style-name="_5b_RPG_5d_Kiemelt_20_kifejezés"><text:span text:style-name="T3">Manőver</text:span></text:span> szükséges (részletekért lásd a Manőverek fejezetet!)</text:p>
      <text:h text:style-name="Heading_20_4" text:outline-level="4">Belharci szituáció</text:h>
      <text:list text:style-name="L49">
        <text:list-item text:start-value="1">
          <text:p text:style-name="P668">Belharci szituációban továbbra is mindenki a saját Harcmodorának módosítóival küzd</text:p>
        </text:list-item>
        <text:list-item>
          <text:p text:style-name="P668"><text:span text:style-name="T74">A „rövid” <text:s/>méretűnél nagyobb fegyverek (a rövidkard is)</text:span> harcértékei 0-ra zuhannak, <text:span text:style-name="T87">sebzésük legfeljebb k6</text:span>, továbbá forgatójának Sebesség értéke 5-el csökken.</text:p>
        </text:list-item>
        <text:list-item>
          <text:p text:style-name="P668">Belharci szituációból sikeres „<text:span text:style-name="T9">Kibontakozás</text:span>” Manőverrel lehet kijönni</text:p>
        </text:list-item>
      </text:list>
      <text:h text:style-name="Heading_20_4" text:outline-level="4">Belharc hátrányai</text:h>
      <text:list text:style-name="L50">
        <text:list-item>
          <text:p text:style-name="P490">A Belharc 1:1 elleni szituációban használható leghatékonyabban. Amennyiben a belharcban levő harcost egy harmadik fél támadja, akkor ellene a „Harc helyhez kötve” szituáció VÉ büntetései érvényesek, visszatámadni pedig nem tud, hiszen össze van akaszkodva másik ellenfelével.</text:p>
        </text:list-item>
        <text:list-item>
          <text:p text:style-name="P490">Ha belharci szituációban a belharcos sebesülést szenved és elrontja fájdalomtűrés próbáját, akkor ellenfele – ha akarja – <text:s/>automatikusan megszüntetheti a belharci szituációt, kibontakozhat belőle.</text:p>
        </text:list-item>
      </text:list>
      <text:p text:style-name="Text_20_body"/>
      <text:h text:style-name="Heading_20_3" text:outline-level="3"><text:span text:style-name="_5b_RPG_5d_Kiemelt_20_kifejezés">Kétkezes harc</text:span></text:h>
      <text:p text:style-name="P23">„Két fegyver jobb, mint egy” - ez az egyszerű megállapítás igaz is lehet, kiegészítve azzal, hogy csak akkor, ha az illető ért a páros fegyverhasználathoz.</text:p>
      <table:table table:name="Táblázat63" table:style-name="Táblázat63">
        <table:table-column table:style-name="Táblázat63.A"/>
        <table:table-column table:style-name="Táblázat63.B"/>
        <table:table-column table:style-name="Táblázat63.C"/>
        <table:table-column table:style-name="Táblázat63.D"/>
        <table:table-header-rows>
          <table:table-row>
            <table:table-cell table:style-name="Táblázat63.A1" office:value-type="string">
              <text:p text:style-name="P209"/>
            </table:table-cell>
            <table:table-cell table:style-name="Táblázat63.A1" office:value-type="string">
              <text:p text:style-name="P206">Harcétékek</text:p>
            </table:table-cell>
            <table:table-cell table:style-name="Táblázat63.A1" office:value-type="string">
              <text:p text:style-name="P206">Sebesség</text:p>
            </table:table-cell>
            <table:table-cell table:style-name="Táblázat63.D1" office:value-type="string">
              <text:p text:style-name="P209">Követelmény</text:p>
            </table:table-cell>
          </table:table-row>
        </table:table-header-rows>
        <table:table-row>
          <table:table-cell table:style-name="Táblázat63.A2" office:value-type="string">
            <text:p text:style-name="P210">Alapeset</text:p>
          </table:table-cell>
          <table:table-cell table:style-name="Táblázat63.A2" office:value-type="string">
            <text:list text:style-name="L51">
              <text:list-item>
                <text:p text:style-name="P400">Főfegyver <text:span text:style-name="T67">(nagyobb fegyver)</text:span> harcmodora és értékei számítanak</text:p>
              </text:list-item>
              <text:list-item>
                <text:p text:style-name="P400">-10 KÉ/TÉ/VÉ</text:p>
              </text:list-item>
            </text:list>
          </table:table-cell>
          <table:table-cell table:style-name="Táblázat63.A2" office:value-type="string">
            <text:p text:style-name="_5b_RPG_5d__20_Táblázattartalom_20_-_20_saját_20_-_20_1">+1</text:p>
          </table:table-cell>
          <table:table-cell table:style-name="Táblázat63.D2" office:value-type="string">
            <text:p text:style-name="P210">-</text:p>
          </table:table-cell>
        </table:table-row>
        <table:table-row>
          <table:table-cell table:style-name="Táblázat63.A2" office:value-type="string">
            <text:p text:style-name="P210">Kétkezes harc - 1.fok</text:p>
          </table:table-cell>
          <table:table-cell table:style-name="Táblázat63.A2" office:value-type="string">
            <text:list text:style-name="L51">
              <text:list-item text:start-value="1">
                <text:p text:style-name="P400">Főfegyver <text:span text:style-name="T67">(nagyobb fegyver)</text:span><text:span text:style-name="T87"> </text:span>harcmodora számít</text:p>
              </text:list-item>
              <text:list-item>
                <text:p text:style-name="P400">Fegyver harcértékek összeadódnak</text:p>
              </text:list-item>
              <text:list-item>
                <text:p text:style-name="P400">Csak a főfegyver Mesterfegyver fortélya számít</text:p>
              </text:list-item>
              <text:list-item>
                <text:p text:style-name="P400">Max pengehosszok: <text:line-break/>1 penge + 0,5 penge</text:p>
              </text:list-item>
            </text:list>
          </table:table-cell>
          <table:table-cell table:style-name="Táblázat63.A2" office:value-type="string">
            <text:p text:style-name="_5b_RPG_5d__20_Táblázattartalom_20_-_20_saját_20_-_20_1">+3</text:p>
          </table:table-cell>
          <table:table-cell table:style-name="Táblázat63.D2" office:value-type="string">
            <text:p text:style-name="P210">Főfegyver harcmodora – 6.szint</text:p>
            <text:p text:style-name="P210">Kiegészítő fegyver harcmodora – 3.szint</text:p>
            <text:p text:style-name="P212">főfegyverre Mesterfegyver – 1.fok</text:p>
          </table:table-cell>
        </table:table-row>
        <table:table-row>
          <table:table-cell table:style-name="Táblázat63.A2" office:value-type="string">
            <text:p text:style-name="P210">Kétkezes harc - 2.fok.</text:p>
          </table:table-cell>
          <table:table-cell table:style-name="Táblázat63.A2" office:value-type="string">
            <text:p text:style-name="P208">Mint az 1.fok, de mindkét fegyver Mesterfegyver fortélya beszámít</text:p>
          </table:table-cell>
          <table:table-cell table:style-name="Táblázat63.A2" office:value-type="string">
            <text:p text:style-name="_5b_RPG_5d__20_Táblázattartalom_20_-_20_saját_20_-_20_1">+5</text:p>
          </table:table-cell>
          <table:table-cell table:style-name="Táblázat63.D2" office:value-type="string">
            <text:p text:style-name="P210">Főfegyver harcmodora – 9.szint</text:p>
            <text:p text:style-name="P210">Kiegészítő fegyver harcmodora – 6.szint</text:p>
            <text:p text:style-name="P212"/>
            <text:p text:style-name="P212">főfegyverre Mesterfegyver – 2.fok</text:p>
            <text:p text:style-name="P212">második fegyverre – 1.fok</text:p>
          </table:table-cell>
        </table:table-row>
        <table:table-row>
          <table:table-cell table:style-name="Táblázat63.A2" office:value-type="string">
            <text:p text:style-name="P210">Kétkezes harc - 3.fok.</text:p>
          </table:table-cell>
          <table:table-cell table:style-name="Táblázat63.A2" office:value-type="string">
            <text:p text:style-name="P208">Mint az 2.fok, de már 2db 1 penge hosszú fegyverrel is harcolhat.</text:p>
          </table:table-cell>
          <table:table-cell table:style-name="Táblázat63.A2" office:value-type="string">
            <text:p text:style-name="_5b_RPG_5d__20_Táblázattartalom_20_-_20_saját_20_-_20_1">+5</text:p>
          </table:table-cell>
          <table:table-cell table:style-name="Táblázat63.D2" office:value-type="string">
            <text:p text:style-name="P210">Főfegyver harcmodora – <text:span text:style-name="T87">9.szint</text:span></text:p>
            <text:p text:style-name="P210">Kiegészítő fegyver harcmodora – <text:span text:style-name="T87">9.szint</text:span></text:p>
            <text:p text:style-name="P212"/>
            <text:p text:style-name="P212"><text:span text:style-name="T67">főfegyverre Mesterfegyver – </text:span>3.fok</text:p>
            <text:p text:style-name="P212"><text:span text:style-name="T67">második fegyverre – </text:span>2.fok</text:p>
          </table:table-cell>
        </table:table-row>
      </table:table>
      <text:p text:style-name="Text_20_body"/>
      <text:p text:style-name="P335">Látható, hogy a fortély felvétele az aktuális Sebesség értéket is módosítja, így juthat újabb támadásokhoz a karakter. Végezetül pár általános szabály a kétkezes harcra:</text:p>
      <text:list text:style-name="L52">
        <text:list-item>
          <text:list>
            <text:list-item>
              <text:p text:style-name="P679">Támadások számának meghatározásánál a nagyobb fegyver számít (+sebesség beszámításánál)</text:p>
            </text:list-item>
            <text:list-item>
              <text:p text:style-name="P679"><text:soft-page-break/>Méret limit: legfeljebb <text:span text:style-name="T67">1 penge</text:span> + 0,5 penge kombinációval lehet kétkezes harcot folytatni. Kivéve a Kétkezes harc 3.fokát. Ekkor max. 2db 1 penge hosszú fegyvert forgathat. Ennek már követelménye is van: Erő +2 </text:p>
            </text:list-item>
            <text:list-item>
              <text:p text:style-name="P679">Kétkezesség fortély: ha a Kétkezes harc legalább 1.fokú, akkor +1 Sebesség bónuszt ad</text:p>
            </text:list-item>
            <text:list-item>
              <text:p text:style-name="P679">Sebzésnél melyik fegyver talál: a k20-as sebződobással együtt dobunk k6-al is</text:p>
            </text:list-item>
            <text:list-item>
              <text:p text:style-name="P538">azonos méretű fegyverek esetén: 1-3: gyengébb kéz fegyvere ; 4-6: ügyesebb kéz fegyvere sebez</text:p>
            </text:list-item>
            <text:list-item>
              <text:p text:style-name="P538">nagy + kisebb fegyver esetén: 1-2: gyengébb kéz fegyvere; 3-6: ügyesebb kéz fegyvere sebez</text:p>
            </text:list-item>
          </text:list>
        </text:list-item>
      </text:list>
      <text:h text:style-name="Heading_20_3" text:outline-level="3">Érintő támadás</text:h>
      <text:p text:style-name="Text_20_body">Ha csak meg akarunk érinteni valakit harc közben, az könnyebb, mint puszta kézzel sérülést okozó támadást végbevinni. Az Érintő támadás harcértékei ezért: KÉ: <text:span text:style-name="T3">0, TÉ: 0, VÉ: -10</text:span></text:p>
      <text:p text:style-name="P75">Tehát a támadásra kisebb a büntetés, mint puszta kézre, a védekezés viszont nem változik.</text:p>
      <text:h text:style-name="Heading_20_3" text:outline-level="3">Támadás kijelölt testrészre</text:h>
      <text:p text:style-name="Text_20_body">Ha küzdelem közben a harcos ellenfele egy konkrét testrészére kíván támadni, akkor ezt előre be kell jelentenie és utána sikeres, túlütő támadást kell dobnia <text:span text:style-name="T87">-20 TÉ </text:span>módosítóval.</text:p>
      <text:list text:style-name="L53">
        <text:list-item>
          <text:p text:style-name="P492">Kijelölhető testrészek: fej, törzs, jobb/bal láb, jobb/bal kar.</text:p>
        </text:list-item>
        <text:list-item>
          <text:p text:style-name="P492">Ennél pontosabb találatot harc közben meghatározni csak a „Pontra támadás” manőverrel lehet.</text:p>
        </text:list-item>
        <text:list-item>
          <text:p text:style-name="P492">Találatkor sima sebzést dob a támadó</text:p>
        </text:list-item>
        <text:list-item>
          <text:p text:style-name="P492">Plusz hatás: ha a Sebzés legalább Súlyos (6 ÉP), akkor <text:s/>az áldozat valamilyen nem-harcérték korlátozást szenved el. Például ha a cél a fegyverforgató kéz volt, akkor elejti fegyverét és nem képes tovább harcolni vele. Vagy: láb támadása esetén mozgási sebessége felére/harmadára esik vissza (KM dönt). Fejre támadásnál szemébe folyik a vére, esetleg elkábul.</text:p>
        </text:list-item>
        <text:list-item>
          <text:p text:style-name="P476">Lásd még alább: Csonkolás</text:p>
        </text:list-item>
      </text:list>
      <text:p text:style-name="P24"/>
      <text:h text:style-name="Heading_20_3" text:outline-level="3">Csonkolás</text:h>
      <text:p text:style-name="P236">Végtagra támadás szükséges hozzá, valamint megfelelő mennyiségű ÉP sebzés</text:p>
      <text:list text:style-name="L54">
        <text:list-item>
          <text:p text:style-name="P613">Kéz csonkolása: (áldozat max ÉP / 3) (felfele kerekítve) sebzés szükséges</text:p>
        </text:list-item>
        <text:list-item>
          <text:p text:style-name="P613">Láb csonkolása: (áldozat max ÉP / 2) (felfele kerekítve) sebzés szükséges</text:p>
        </text:list-item>
      </text:list>
      <text:h text:style-name="P103" text:outline-level="3"><text:span text:style-name="_5b_RPG_5d_Kiemelt_20_kifejezés"><text:span text:style-name="T99">Leütés hátulról (fejre/tarkóra)</text:span></text:span></text:h>
      <text:list text:style-name="L55">
        <text:list-item text:start-value="1">
          <text:list>
            <text:list-item text:start-value="1">
              <text:p text:style-name="P694">Követelmény: Észrevétlen támadás</text:p>
            </text:list-item>
            <text:list-item>
              <text:p text:style-name="P695">Célpont VÉ = 30 + mozgás jellegétől függő módosító (lásd Észrevétlen támadás)</text:p>
            </text:list-item>
          </text:list>
        </text:list-item>
      </text:list>
      <text:p text:style-name="P696">Ha a támadás túlütés, akkor és a sebzés legalább Súlyos lenne (12 ÉP), akkor az áldozat Fájdalomtűrés próbát dob 12-es célszám (Nehéz) ellen, ezúttal Edzettség tulajdonsággal. Ha nincs meg, azonnal elájul.</text:p>
      <text:p text:style-name="Text_20_body"><text:span text:style-name="T18">Hogy megkapjuk a valós ÉP seb mennyiségét, amit az </text:span>áldozat<text:span text:style-name="T18"> elszenved, dobjunk k3-al:</text:span></text:p>
      <text:list text:style-name="L56">
        <text:list-item>
          <text:p text:style-name="P607">1: nincs ÉP seb</text:p>
        </text:list-item>
        <text:list-item>
          <text:p text:style-name="P607">2: sebzés fele bement ÉP-ben</text:p>
        </text:list-item>
        <text:list-item>
          <text:p text:style-name="P607">3: a teljes sebzés bement ÉP-ben</text:p>
        </text:list-item>
      </text:list>
      <text:p text:style-name="P293">Ez azért van, mert egy járatlan támadó nem tudja olyan jól megbecsülni a szükséges erő nagyságát, ha rosszul méri fel az erejét, könnyen komoly sebet okozhat.</text:p>
      <text:p text:style-name="P293"/>
      <text:p text:style-name="P293">„Harci anatómia” fortély minden foka</text:p>
      <text:list text:style-name="L57">
        <text:list-item>
          <text:p text:style-name="P610">3-al emeli a Fájdalomtűrés célszámát</text:p>
        </text:list-item>
        <text:list-item>
          <text:p text:style-name="P610">1 seb kategóriával kevesebb kell <text:s/>(Pl. 2.fokon már csak 3 ÉP sebzés elég)</text:p>
        </text:list-item>
        <text:list-item>
          <text:p text:style-name="P610">K3 hatása 1 kategóriával csökken (Pl. 2.fokon már sosincs ÉP seb)</text:p>
        </text:list-item>
      </text:list>
      <text:p text:style-name="Text_20_body"/>
      <text:p text:style-name="Text_20_body"><text:span text:style-name="_5b_RPG_5d_Kiemelt_20_kifejezés"><text:span text:style-name="T100">Megjegyezés: a Markolat sebzése: k20+0 SP (Zúzó) </text:span></text:span></text:p>
      <text:h text:style-name="Heading_20_4" text:outline-level="4"><text:span text:style-name="_5b_RPG_5d_Kiemelt_20_kifejezés"><text:span text:style-name="T99">Orvtámadás</text:span></text:span></text:h>
      <text:p text:style-name="Text_20_body"><text:span text:style-name="_5b_RPG_5d_Kiemelt_20_kifejezés">[ </text:span><text:span text:style-name="_5b_RPG_5d_Kiemelt_20_kifejezés">Kapcsoló fortély: "Harci anatómia" ]</text:span></text:p>
      <text:p text:style-name="Text_20_body"><text:span text:style-name="_5b_RPG_5d_Kiemelt_20_kifejezés"><text:span text:style-name="T100">Ha Észrevétlen támadást sikerül leadnod, akkor érvényesülnek a</text:span></text:span> "Harci anatómia" fortélynál leírt bónuszok.</text:p>
      <text:h text:style-name="Heading_20_4" text:outline-level="4"><text:span text:style-name="_5b_RPG_5d_Kiemelt_20_kifejezés"><text:span text:style-name="T99">Pontok támadása harc közben</text:span></text:span></text:h>
      <text:p text:style-name="Text_20_body"><text:span text:style-name="_5b_RPG_5d_Kiemelt_20_kifejezés"><text:span text:style-name="T99">[ Kapcsoló fortély: "Harci anatómia" ]</text:span></text:span></text:p>
      <text:p text:style-name="Text_20_body">Ha harc közben próbálsz ellenfeleden egy konkrét pont támadásával nagyobb sebzést elérni, vagy a "Harci anatómia" fortélynál leírt hatások valamelyikét elérni, akkor "Pontra támadás" manővert kell végezned <text:span text:style-name="T104">(követelménye: Harci anatómia – 2.fok)</text:span>. <text:s/>Amennyiben az sikeres, megkapod a fenti fortélynál megadott bónuszokat.</text:p>
      <text:h text:style-name="Heading_20_4" text:outline-level="4">Visszafogott csapás /<text:span text:style-name="T18">Harc az ellenfél elfogásáért</text:span></text:h>
      <text:p text:style-name="P295">TODO: bevezető, kifejtés, hatása, működése</text:p>
      <text:list text:style-name="L58">
        <text:list-item>
          <text:list>
            <text:list-item>
              <text:p text:style-name="P631">Alkalmatlan fegyverrel</text:p>
              <text:list>
                <text:list-item>
                  <text:p text:style-name="P697">TÉ: -20</text:p>
                </text:list-item>
                <text:list-item>
                  <text:p text:style-name="P702">kardok, buzogányok, stb</text:p>
                </text:list-item>
              </text:list>
            </text:list-item>
            <text:list-item>
              <text:p text:style-name="P631">Félig alkalmas fegyverrel</text:p>
              <text:list>
                <text:list-item>
                  <text:p text:style-name="P697">TÉ: -10</text:p>
                </text:list-item>
              </text:list>
            </text:list-item>
            <text:list-item>
              <text:p text:style-name="P631">Alkalmas fegyverrel</text:p>
              <text:list>
                <text:list-item>
                  <text:p text:style-name="P631">nincs levonás</text:p>
                </text:list-item>
                <text:list-item>
                  <text:p text:style-name="P615">puszta kéz, rövid bot, furkós bot, egyéb botok, acélkorbács, tonfa, vasököl (tüskék nélkül)</text:p>
                </text:list-item>
              </text:list>
            </text:list-item>
          </text:list>
        </text:list-item>
      </text:list>
      <text:p text:style-name="Text_20_body"/>
      <text:h text:style-name="P107" text:outline-level="4"><text:span text:style-name="_5b_RPG_5d_Kiemelt_20_kifejezés"><text:span text:style-name="T99">Orvtámadás</text:span></text:span></text:h>
      <text:p text:style-name="Text_20_body"><text:span text:style-name="_5b_RPG_5d_Kiemelt_20_kifejezés">[ </text:span><text:span text:style-name="_5b_RPG_5d_Kiemelt_20_kifejezés">Kapcsoló fortély: "Harci anatómia" ]</text:span></text:p>
      <text:p text:style-name="Text_20_body"><text:span text:style-name="_5b_RPG_5d_Kiemelt_20_kifejezés"><text:span text:style-name="T100">Ha Észrevétlen támadást sikerül leadnod, akkor érvényesülnek a</text:span></text:span> "Harci anatómia" fortélynál leírt bónuszok.</text:p>
      <text:h text:style-name="Heading_20_4" text:outline-level="4"><text:span text:style-name="_5b_RPG_5d_Kiemelt_20_kifejezés"><text:span text:style-name="T99">Pontok támadása harc közben</text:span></text:span></text:h>
      <text:p text:style-name="Text_20_body"><text:span text:style-name="_5b_RPG_5d_Kiemelt_20_kifejezés"><text:span text:style-name="T99">[ Kapcsoló fortély: "Harci anatómia" ]</text:span></text:span></text:p>
      <text:p text:style-name="Text_20_body">Ha harc közben próbálsz ellenfeleden egy konkrét pont támadásával nagyobb sebzést elérni, vagy a "Harci anatómia" fortélynál leírt hatások valamelyikét elérni, akkor "Pontra támadás" manővert kell végezned <text:span text:style-name="T104">(követelménye: Harci anatómia – 2.fok)</text:span>. <text:s/>Amennyiben az sikeres, megkapod a fenti fortélynál megadott bónuszokat.</text:p>
      <text:h text:style-name="Heading_20_4" text:outline-level="4">Visszafogott csapás /<text:span text:style-name="T18">Harc az ellenfél elfogásáért</text:span></text:h>
      <text:p text:style-name="P295">TODO: bevezető, kifejtés, hatása, működése</text:p>
      <text:list text:style-name="L58">
        <text:list-item text:start-value="1">
          <text:list>
            <text:list-item text:start-value="1">
              <text:p text:style-name="P631">Alkalmatlan fegyverrel</text:p>
              <text:list>
                <text:list-item>
                  <text:p text:style-name="P697">TÉ: -20</text:p>
                </text:list-item>
                <text:list-item>
                  <text:p text:style-name="P702">kardok, buzogányok, stb</text:p>
                </text:list-item>
              </text:list>
            </text:list-item>
            <text:list-item>
              <text:p text:style-name="P631">Félig alkalmas fegyverrel</text:p>
              <text:list>
                <text:list-item>
                  <text:p text:style-name="P697">TÉ: -10</text:p>
                </text:list-item>
              </text:list>
            </text:list-item>
            <text:list-item>
              <text:p text:style-name="P631">Alkalmas fegyverrel</text:p>
              <text:list>
                <text:list-item>
                  <text:p text:style-name="P631">nincs levonás</text:p>
                </text:list-item>
                <text:list-item>
                  <text:p text:style-name="P615">puszta kéz, rövid bot, furkós bot, egyéb botok, acélkorbács, tonfa, vasököl (tüskék nélkül)</text:p>
                </text:list-item>
              </text:list>
            </text:list-item>
          </text:list>
        </text:list-item>
      </text:list>
      <text:p text:style-name="Text_20_body"/>
      <text:h text:style-name="Heading_20_3" text:outline-level="3">Mögékerülés</text:h>
      <text:p text:style-name="P391"><text:span text:style-name="_5b_RPG_5d__20_Kiemelt_20_kifejezés"><text:span text:style-name="T3">Még tök kidolgozatlan.</text:span></text:span></text:p>
      <text:p text:style-name="Text_20_body"/>
      <text:h text:style-name="Heading_20_4" text:outline-level="4">Rávetődés</text:h>
      <text:p text:style-name="P390"><text:span text:style-name="_5b_RPG_5d__20_Kiemelt_20_kifejezés"><text:span text:style-name="T3">Még ez is kidolgozatlan.</text:span></text:span></text:p>
      <text:h text:style-name="Heading_20_4" text:outline-level="4">Nyakba ugrás hátulról</text:h>
      <text:list text:style-name="L59">
        <text:list-item>
          <text:p text:style-name="P643">Követelmény: Meglepetés, vagy Észrevétlen támadás kell hozzá (Sikeres Lopakodás)</text:p>
        </text:list-item>
        <text:list-item>
          <text:p text:style-name="P701">Tehát olyan, mint egy sikeres Manőver Előkészítés, ami után lehet dobni a Végrehajtást, azaz:</text:p>
        </text:list-item>
        <text:list-item>
          <text:p text:style-name="P599">sima sikeres (VÉ csökkentő) támadás. De az már túl könnyű! Mert a meglepetés is pluszt ad, meg hogy a sima támadás is elég, az is (-20).</text:p>
        </text:list-item>
        <text:list-item>
          <text:p text:style-name="P617"><text:span text:style-name="_5b_RPG_5d__20_Kiemelt_20_kifejezés"><text:span text:style-name="T20">Mi legyen a Megérzéssel?</text:span></text:span></text:p>
        </text:list-item>
      </text:list>
      <text:p text:style-name="Text_20_body"><text:span text:style-name="_5b_RPG_5d__20_OK"><text:span text:style-name="T7"/></text:span></text:p>
      <text:h text:style-name="Heading_20_2" text:outline-level="2">Lovas taktikák</text:h>
      <text:p text:style-name="P291">Még kidolgozatlan</text:p>
      <text:h text:style-name="P102" text:outline-level="2">Harci helyzetek</text:h>
      <text:p text:style-name="Standard"/>
      <table:table table:name="Táblázat12" table:style-name="Táblázat12">
        <table:table-column table:style-name="Táblázat12.A"/>
        <table:table-column table:style-name="Táblázat12.B"/>
        <table:table-column table:style-name="Táblázat12.C"/>
        <table:table-row table:style-name="Táblázat12.1">
          <table:table-cell table:style-name="Táblázat12.A1" office:value-type="string">
            <text:p text:style-name="P201">Szituáció</text:p>
          </table:table-cell>
          <table:table-cell table:style-name="Táblázat12.A1" office:value-type="string">
            <text:p text:style-name="P201">Módosító</text:p>
          </table:table-cell>
          <table:table-cell table:style-name="Táblázat12.C1" office:value-type="string">
            <text:p text:style-name="P201">Megjegyzés</text:p>
          </table:table-cell>
        </table:table-row>
        <table:table-row table:style-name="Táblázat12.1">
          <table:table-cell table:style-name="Táblázat12.A2" office:value-type="string">
            <text:p text:style-name="P216">Harc több ellenféllel</text:p>
          </table:table-cell>
          <table:table-cell table:style-name="Táblázat12.A2" office:value-type="string">
            <text:p text:style-name="P216">-10VÉ / + ellenfél<text:line-break/>( az egyedül levőnek)</text:p>
          </table:table-cell>
          <table:table-cell table:style-name="Táblázat12.C2" office:value-type="string">
            <text:p text:style-name="P217">Azaz <text:span text:style-name="T9">2 </text:span>ellenfél esetén -10VÉ, <text:span text:style-name="T9">3</text:span> ellenfél esetén -20VÉ, stb.</text:p>
            <text:p text:style-name="P217">Pajzs (<text:span text:style-name="T87">milyen méretű pajzs?</text:span>)használata esetén csak <text:span text:style-name="T9">3 </text:span>ellenféltől jár levonás:</text:p>
            <text:p text:style-name="P217">2 ellenfél esetén nincs levonás, 3 esetén -10VÉ, stb.</text:p>
          </table:table-cell>
        </table:table-row>
        <table:table-row table:style-name="Táblázat12.1">
          <table:table-cell table:style-name="Táblázat12.A2" office:value-type="string">
            <text:p text:style-name="P216">Meglepetés</text:p>
          </table:table-cell>
          <table:table-cell table:style-name="Táblázat12.A2" office:value-type="string">
            <text:p text:style-name="P218">+20 TÉ</text:p>
          </table:table-cell>
          <table:table-cell table:style-name="Táblázat12.C2" office:value-type="string">
            <text:p text:style-name="P217">A támadó kapja a módosítót.</text:p>
            <text:p text:style-name="P221">Pajzs VÉ ne számítson ilyenkor?</text:p>
          </table:table-cell>
        </table:table-row>
        <table:table-row table:style-name="Táblázat12.1">
          <table:table-cell table:style-name="Táblázat12.A2" office:value-type="string">
            <text:p text:style-name="P216">Támadás hátulról</text:p>
          </table:table-cell>
          <table:table-cell table:style-name="Táblázat12.A2" office:value-type="string">
            <text:p text:style-name="P220">+10 TÉ</text:p>
          </table:table-cell>
          <table:table-cell table:style-name="Táblázat12.C2" office:value-type="string">
            <text:p text:style-name="P217">A támadó kapja a módosítót.</text:p>
            <text:p text:style-name="P221">Pajzs VÉ ne számítson ilyenkor?</text:p>
          </table:table-cell>
        </table:table-row>
        <table:table-row table:style-name="Táblázat12.1">
          <table:table-cell table:style-name="Táblázat12.A2" office:value-type="string">
            <text:p text:style-name="P216">Támadás félhátulról</text:p>
          </table:table-cell>
          <table:table-cell table:style-name="Táblázat12.A2" office:value-type="string">
            <text:p text:style-name="P220">+5 TÉ</text:p>
          </table:table-cell>
          <table:table-cell table:style-name="Táblázat12.C2" office:value-type="string">
            <text:p text:style-name="P217"/>
          </table:table-cell>
        </table:table-row>
        <table:table-row table:style-name="Táblázat12.1">
          <table:table-cell table:style-name="Táblázat12.A2" office:value-type="string">
            <text:p text:style-name="P242">Készületlenség</text:p>
          </table:table-cell>
          <table:table-cell table:style-name="Táblázat12.A2" office:value-type="string">
            <text:p text:style-name="P218">Lásd a Meglepetést</text:p>
          </table:table-cell>
          <table:table-cell table:style-name="Táblázat12.C2" office:value-type="string">
            <text:p text:style-name="P219">Ha egy karakter készületlen, akkor támadója a Meglepetés szituációnak megfelelő módosítókkal támadhat rá.</text:p>
          </table:table-cell>
        </table:table-row>
        <table:table-row table:style-name="Táblázat12.1">
          <table:table-cell table:style-name="Táblázat12.A2" office:value-type="string">
            <text:p text:style-name="P216">Megrendült állapot</text:p>
          </table:table-cell>
          <table:table-cell table:style-name="Táblázat12.A2" office:value-type="string">
            <text:p text:style-name="P220">-10KÉ, -20TÉ, -2 Sebzés</text:p>
          </table:table-cell>
          <table:table-cell table:style-name="Táblázat12.C2" office:value-type="string">
            <text:p text:style-name="P221">Legyen?</text:p>
          </table:table-cell>
        </table:table-row>
        <table:table-row table:style-name="Táblázat12.1">
          <table:table-cell table:style-name="Táblázat12.A2" office:value-type="string">
            <text:p text:style-name="P216">Észrevétlen támadás</text:p>
          </table:table-cell>
          <table:table-cell table:style-name="Táblázat12.A2" office:value-type="string">
            <text:p text:style-name="P218">Mozgás jellegétől függő VÉ</text:p>
          </table:table-cell>
          <table:table-cell table:style-name="Táblázat12.C2" office:value-type="string">
            <table:table table:name="Táblázat69" table:style-name="Táblázat69">
              <table:table-column table:style-name="Táblázat69.A"/>
              <table:table-column table:style-name="Táblázat69.B"/>
              <table:table-row>
                <table:table-cell table:style-name="Táblázat69.A1" office:value-type="string">
                  <text:p text:style-name="P275">Célpont mozgásának jellege</text:p>
                </table:table-cell>
                <table:table-cell table:style-name="Táblázat69.B1" office:value-type="string">
                  <text:p text:style-name="P275">VÉ</text:p>
                </table:table-cell>
              </table:table-row>
              <table:table-row>
                <table:table-cell table:style-name="Táblázat69.A2" office:value-type="string">
                  <text:p text:style-name="P276">Álló helyzet <text:line-break/>(vagy lassan sétáló hátulról)</text:p>
                </table:table-cell>
                <table:table-cell table:style-name="Táblázat69.B2" office:value-type="string">
                  <text:p text:style-name="P276">0</text:p>
                </table:table-cell>
              </table:table-row>
              <table:table-row>
                <table:table-cell table:style-name="Táblázat69.A2" office:value-type="string">
                  <text:p text:style-name="P276">Lassú egyenletes (séta)</text:p>
                </table:table-cell>
                <table:table-cell table:style-name="Táblázat69.B2" office:value-type="string">
                  <text:p text:style-name="P276">20</text:p>
                </table:table-cell>
              </table:table-row>
              <table:table-row>
                <table:table-cell table:style-name="Táblázat69.A2" office:value-type="string">
                  <text:p text:style-name="P276">Egyenletes kocogás</text:p>
                </table:table-cell>
                <table:table-cell table:style-name="Táblázat69.B2" office:value-type="string">
                  <text:p text:style-name="P276">40</text:p>
                </table:table-cell>
              </table:table-row>
              <table:table-row>
                <table:table-cell table:style-name="Táblázat69.A2" office:value-type="string">
                  <text:p text:style-name="P276">Sprint egyenes vonalon</text:p>
                </table:table-cell>
                <table:table-cell table:style-name="Táblázat69.B2" office:value-type="string">
                  <text:p text:style-name="P276">60</text:p>
                </table:table-cell>
              </table:table-row>
              <table:table-row>
                <table:table-cell table:style-name="Táblázat69.A2" office:value-type="string">
                  <text:p text:style-name="P276">Lassú kiszámíthatatlan</text:p>
                </table:table-cell>
                <table:table-cell table:style-name="Táblázat69.B2" office:value-type="string">
                  <text:p text:style-name="P276">40</text:p>
                </table:table-cell>
              </table:table-row>
              <table:table-row>
                <table:table-cell table:style-name="Táblázat69.A2" office:value-type="string">
                  <text:p text:style-name="P276">Közepesen gyors, kiszámíthatatlan</text:p>
                </table:table-cell>
                <table:table-cell table:style-name="Táblázat69.B2" office:value-type="string">
                  <text:p text:style-name="P276">70</text:p>
                </table:table-cell>
              </table:table-row>
              <table:table-row>
                <table:table-cell table:style-name="Táblázat69.A2" office:value-type="string">
                  <text:p text:style-name="P276">Gyors, kiszámíthatatlan</text:p>
                </table:table-cell>
                <table:table-cell table:style-name="Táblázat69.B2" office:value-type="string">
                  <text:p text:style-name="P276">100</text:p>
                </table:table-cell>
              </table:table-row>
            </table:table>
            <text:p text:style-name="P217"/>
            <text:p text:style-name="P217">Követelménye: Sikeres „Lopakodás/rejtőzés” vs <text:s/>„Észlelés” ellenpróba </text:p>
            <text:p text:style-name="P219">Az Észrevétlen támadás több harci taktika követelménye <text:line-break/>(pl. Orvtámadás)</text:p>
          </table:table-cell>
        </table:table-row>
        <table:table-row table:style-name="Táblázat12.1">
          <table:table-cell table:style-name="Táblázat12.A2" office:value-type="string">
            <text:p text:style-name="P216">Képzetlen fegyverhasználat</text:p>
          </table:table-cell>
          <table:table-cell table:style-name="Táblázat12.A2" office:value-type="string">
            <text:p text:style-name="P218">KÉ: -20, TÉ: -30, <text:line-break/>VÉ:-30, CÉ: -30</text:p>
          </table:table-cell>
          <table:table-cell table:style-name="Táblázat12.C2" office:value-type="string">
            <text:p text:style-name="P217"/>
          </table:table-cell>
        </table:table-row>
        <table:table-row table:style-name="Táblázat12.1">
          <table:table-cell table:style-name="Táblázat12.A2" office:value-type="string">
            <text:p text:style-name="P216">Harc puszta kézzel</text:p>
          </table:table-cell>
          <table:table-cell table:style-name="Táblázat12.A2" office:value-type="string">
            <text:p text:style-name="P218">KÉ: -10, TÉ: -10, VÉ: -10</text:p>
          </table:table-cell>
          <table:table-cell table:style-name="Táblázat12.C2" office:value-type="string">
            <text:p text:style-name="P217"/>
          </table:table-cell>
        </table:table-row>
        <table:table-row table:style-name="Táblázat12.1">
          <table:table-cell table:style-name="Táblázat12.A2" office:value-type="string">
            <text:p text:style-name="P216">Érintő támadás</text:p>
          </table:table-cell>
          <table:table-cell table:style-name="Táblázat12.A2" office:value-type="string">
            <text:p text:style-name="P218">KÉ: 0, TÉ: 0, VÉ: -10</text:p>
          </table:table-cell>
          <table:table-cell table:style-name="Táblázat12.C2" office:value-type="string">
            <text:p text:style-name="P217">Érinteni könnyebb, mint megütni, sebezni puszta kézzel.</text:p>
          </table:table-cell>
        </table:table-row>
        <table:table-row table:style-name="Táblázat12.1">
          <table:table-cell table:style-name="Táblázat12.A2" office:value-type="string">
            <text:p text:style-name="P216">Harc rosszabbik kézben tartott fegyverrel</text:p>
          </table:table-cell>
          <table:table-cell table:style-name="Táblázat12.A2" office:value-type="string">
            <text:p text:style-name="P218">-10 KÉ, -20 TÉ, -20VÉ</text:p>
          </table:table-cell>
          <table:table-cell table:style-name="Táblázat12.C2" office:value-type="string">
            <text:p text:style-name="P217">Kivétel:</text:p>
            <text:list text:style-name="L60">
              <text:list-item>
                <text:p text:style-name="P406">Kétkezesség fortély. Csak annyit ad, hogy rosszabbik kézzel is levonás nélkül tudsz harcolni, de csak 1 fegyverrel!!</text:p>
              </text:list-item>
              <text:list-item>
                <text:p text:style-name="P406">Kétkezes Harc fortély</text:p>
              </text:list-item>
            </text:list>
          </table:table-cell>
        </table:table-row>
        <table:table-row table:style-name="Táblázat12.1">
          <table:table-cell table:style-name="Táblázat12.A2" office:value-type="string">
            <text:p text:style-name="P216">Harc magasabbról</text:p>
          </table:table-cell>
          <table:table-cell table:style-name="Táblázat12.A2" office:value-type="string">
            <text:p text:style-name="P216">+10 TÉ</text:p>
          </table:table-cell>
          <table:table-cell table:style-name="Táblázat12.C2" office:value-type="string">
            <text:p text:style-name="P217">A támadó kapja a módosítót.</text:p>
          </table:table-cell>
        </table:table-row>
        <table:table-row table:style-name="Táblázat12.1">
          <table:table-cell table:style-name="Táblázat12.A2" office:value-type="string">
            <text:p text:style-name="P216">Harc gyűlöletből</text:p>
          </table:table-cell>
          <table:table-cell table:style-name="Táblázat12.A2" office:value-type="string">
            <text:p text:style-name="P216">+15TÉ, <text:s/>-30VÉ</text:p>
          </table:table-cell>
          <table:table-cell table:style-name="Táblázat12.C2" office:value-type="string">
            <text:p text:style-name="P217">Aki gyűlöletből harcol, az kevesebbet törődik a védekezéssel, minden erejével ellenfele elpusztítására tör. Az ilyen karakter kötelezően +15TÉ Támadó taktikával harcol (így -30VÉ sújtja).</text:p>
          </table:table-cell>
        </table:table-row>
        <text:soft-page-break/>
        <table:table-row table:style-name="Táblázat12.1">
          <table:table-cell table:style-name="Táblázat12.A2" office:value-type="string">
            <text:p text:style-name="P216">Fegyverrántás</text:p>
          </table:table-cell>
          <table:table-cell table:style-name="Táblázat12.A2" office:value-type="string">
            <text:p text:style-name="P216">Puszta kezes KÉ <text:s/><text:line-break/>fegyver-függő levonással:</text:p>
            <text:p text:style-name="P216">[0 ;-10] KÉ <text:s text:c="4"/></text:p>
          </table:table-cell>
          <table:table-cell table:style-name="Táblázat12.C2" office:value-type="string">
            <text:p text:style-name="P217">10-el túldobott KÉ esetén a fegyverrántó támadhat elsőnek azonnal – teljes harcértékével. </text:p>
            <text:p text:style-name="P217">Fegyverrántás fortély bónusza:</text:p>
            <text:p text:style-name="P217">1. fok: +5 KÉ <text:line-break/>2. fok: +10 KÉ + ha támadhat is: „Első vágás” alkalmazható.</text:p>
          </table:table-cell>
        </table:table-row>
        <table:table-row table:style-name="Táblázat12.1">
          <table:table-cell table:style-name="Táblázat12.A2" office:value-type="string">
            <text:p text:style-name="P216">Harc helyhez kötve</text:p>
          </table:table-cell>
          <table:table-cell table:style-name="Táblázat12.A2" office:value-type="string">
            <text:p text:style-name="P216">-10 KÉ, -20 TÉ és -20 VÉ</text:p>
          </table:table-cell>
          <table:table-cell table:style-name="Táblázat12.C2" office:value-type="string">
            <text:p text:style-name="P217"/>
          </table:table-cell>
        </table:table-row>
        <table:table-row table:style-name="Táblázat12.1">
          <table:table-cell table:style-name="Táblázat12.A2" office:value-type="string">
            <text:p text:style-name="P216">Közrefogás</text:p>
          </table:table-cell>
          <table:table-cell table:style-name="Táblázat12.A2" office:value-type="string">
            <text:p text:style-name="P216">+10 TÉ a támadóknak</text:p>
          </table:table-cell>
          <table:table-cell table:style-name="Táblázat12.C2" office:value-type="string">
            <text:p text:style-name="P217">-</text:p>
          </table:table-cell>
        </table:table-row>
        <table:table-row table:style-name="Táblázat12.1">
          <table:table-cell table:style-name="Táblázat12.A2" office:value-type="string">
            <text:p text:style-name="P216">Harc földön fekve</text:p>
          </table:table-cell>
          <table:table-cell table:style-name="Táblázat12.A2" office:value-type="string">
            <text:p text:style-name="P216">KÉ: -10, TÉ: -10, VÉ: -10</text:p>
          </table:table-cell>
          <table:table-cell table:style-name="Táblázat12.C2" office:value-type="string">
            <text:p text:style-name="P219">-</text:p>
          </table:table-cell>
        </table:table-row>
        <table:table-row table:style-name="Táblázat12.1">
          <table:table-cell table:style-name="Táblázat12.A2" office:value-type="string">
            <text:p text:style-name="P216">Beszorított helyzet</text:p>
          </table:table-cell>
          <table:table-cell table:style-name="Táblázat12.A2" office:value-type="string">
            <text:p text:style-name="P218">Lásd a leírást!</text:p>
          </table:table-cell>
          <table:table-cell table:style-name="Táblázat12.C2" office:value-type="string">
            <text:p text:style-name="P217">-</text:p>
          </table:table-cell>
        </table:table-row>
        <table:table-row table:style-name="Táblázat12.1">
          <table:table-cell table:style-name="Táblázat12.A2" office:value-type="string">
            <text:p text:style-name="P216">Harc félhomályban</text:p>
          </table:table-cell>
          <table:table-cell table:style-name="Táblázat12.B20" office:value-type="string">
            <text:p text:style-name="P218">TODO</text:p>
          </table:table-cell>
          <table:table-cell table:style-name="Táblázat12.C20" office:value-type="string">
            <text:p text:style-name="P217"/>
          </table:table-cell>
        </table:table-row>
        <table:table-row table:style-name="Táblázat12.1">
          <table:table-cell table:style-name="Táblázat12.A2" office:value-type="string">
            <text:p text:style-name="P216">Félelem harc közben</text:p>
          </table:table-cell>
          <table:table-cell table:style-name="Táblázat12.A2" office:value-type="string">
            <text:p text:style-name="P218">Kötelezően max Védő taktikában kezd harcolni: +15VÉ; -30TÉ</text:p>
          </table:table-cell>
          <table:table-cell table:style-name="Táblázat12.C2" office:value-type="string">
            <text:p text:style-name="P217"/>
          </table:table-cell>
        </table:table-row>
        <table:table-row table:style-name="Táblázat12.1">
          <table:table-cell table:style-name="Táblázat12.A2" office:value-type="string">
            <text:p text:style-name="P220">Lóról leesés</text:p>
          </table:table-cell>
          <table:table-cell table:style-name="Táblázat12.A2" office:value-type="string">
            <text:p text:style-name="P220">Ezt ne ide!!!</text:p>
          </table:table-cell>
          <table:table-cell table:style-name="Táblázat12.C2" office:value-type="string">
            <text:p text:style-name="P217"/>
          </table:table-cell>
        </table:table-row>
        <table:table-row table:style-name="Táblázat12.1">
          <table:table-cell table:style-name="Táblázat12.A2" office:value-type="string">
            <text:p text:style-name="P218">A védekező takarásban</text:p>
          </table:table-cell>
          <table:table-cell table:style-name="Táblázat12.A2" office:value-type="string">
            <text:p text:style-name="P220">TODO</text:p>
          </table:table-cell>
          <table:table-cell table:style-name="Táblázat12.C2" office:value-type="string">
            <text:p text:style-name="P217"/>
          </table:table-cell>
        </table:table-row>
        <table:table-row table:style-name="Táblázat12.1">
          <table:table-cell table:style-name="Táblázat12.A2" office:value-type="string">
            <text:p text:style-name="P218">Harc állatokkal</text:p>
          </table:table-cell>
          <table:table-cell table:style-name="Táblázat12.A2" office:value-type="string">
            <text:p text:style-name="P218">Lásd a leírást!</text:p>
          </table:table-cell>
          <table:table-cell table:style-name="Táblázat12.C2" office:value-type="string">
            <text:p text:style-name="P217"/>
          </table:table-cell>
        </table:table-row>
      </table:table>
      <text:h text:style-name="Heading_20_3" text:outline-level="3"/>
      <text:h text:style-name="Heading_20_3" text:outline-level="3">Beszorított helyzet</text:h>
      <text:p text:style-name="P238">Beszorított helyzeten azt értjük, ha az adott fegyverrel a harcos helyhiány miatt nem képes annak technikáit maradéktalanul alkalmazni. Ez nagyon szűk helyeken egészen szélsőséges hátrányokat is okozhat fegyver-típustól függően.</text:p>
      <text:p text:style-name="P238">Mivel nem lehet általános szabályt alkotni minden szituáció és fegyver-típus kapcsolatából, ezért csak irányelveket fektetünk le, a KM határozza meg az adott helyzet ismeretében, hogy épp milyen levonások járnak.</text:p>
      <text:p text:style-name="P238">„Könnyű” fegyverekre nem jár levonás.</text:p>
      <text:p text:style-name="P238">Szobában, bútorok közt:</text:p>
      <text:list text:style-name="L61">
        <text:list-item>
          <text:p text:style-name="P639">2 kezes és szálfegyverek harcértéke 0-ra zuhan</text:p>
        </text:list-item>
        <text:list-item>
          <text:p text:style-name="P639">egykezes fegyverek harcértéke feleződik</text:p>
        </text:list-item>
      </text:list>
      <text:p text:style-name="P238">Szűk sikátorban</text:p>
      <text:list text:style-name="L62">
        <text:list-item>
          <text:p text:style-name="P641">Fontos, hogy milyen irányból érkezik a támadás. Egy lándzsa technikáit például nem lehet itt alkalmazni, viszont a két oldalról való védettség folytán szinte lehetetlen hozzáférni. Ilyenkor a szúró szálfegyverek +15 TÉ/VÉ módosítót kapnak, viszont a hátulról érkező támadások ellen teljesen védtelen ilyenkor a harcos. Abba az irányba fegyverének harcértékei 0-nak számítanak <text:span text:style-name="T111">és további -15 TÉ/VÉ csökkenést szenved el.</text:span></text:p>
        </text:list-item>
      </text:list>
      <text:p text:style-name="P239"><text:span text:style-name="_5b_RPG_5d__20_Kiemelt_20_kifejezés"><text:span text:style-name="T21">Megjegyzés: a Támadó- és Védő taktikák </text:span></text:span><text:span text:style-name="_5b_RPG_5d_Kiemelt_20_kifejezés"><text:span text:style-name="T22">Beszorított helyzetben</text:span></text:span><text:span text:style-name="_5b_RPG_5d__20_Kiemelt_20_kifejezés"><text:span text:style-name="T22"> továbbra is használhatóak.</text:span></text:span></text:p>
      <text:p text:style-name="P239"><text:span text:style-name="_5b_RPG_5d__20_Kiemelt_20_kifejezés"><text:span text:style-name="T22"/></text:span></text:p>
      <text:p text:style-name="P239"><text:span text:style-name="_5b_RPG_5d__20_Kiemelt_20_kifejezés"><text:span text:style-name="T22"/></text:span></text:p>
      <text:h text:style-name="P102" text:outline-level="2"><text:span text:style-name="_5b_RPG_5d__20_Kiemelt_20_kifejezés"><text:span text:style-name="T9">Manőverek és Manőver-fortélyok</text:span></text:span></text:h>
      <text:list text:style-name="L63">
        <text:list-item>
          <text:p text:style-name="P651"><text:span text:style-name="T67">Egy Manőver végrehajtása 1 támadást emészt fel, </text:span>nem szükséges hozzá nyert kezdeményezés</text:p>
        </text:list-item>
      </text:list>
      <text:list text:style-name="L63">
        <text:list-item text:start-value="1">
          <text:p text:style-name="P651">Manővert ellenfél <text:span text:style-name="_5b_RPG_5d_Kiemelt_20_kifejezés">ellen</text:span> alkalmazunk. Így például kiszaltózni az ablakon, vagy leugrani a várfalról <text:span text:style-name="_5b_RPG_5d_Kiemelt_20_kifejezés">nem</text:span> számít Manővernek!</text:p>
        </text:list-item>
        <text:list-item>
          <text:p text:style-name="P653">Ha minden kötelező lépése (MEV) sikeres, akkor az adott Manőver „Hatás” részénél leírtak következnek be</text:p>
        </text:list-item>
        <text:list-item>
          <text:p text:style-name="P653">Végrehajtás<text:span text:style-name="T75"> lépése</text:span> <text:span text:style-name="T64">aktuális</text:span> <text:s/>fegyveres TÉ-vel történik <text:span text:style-name="T104">(kivéve, ha más szerepel a Manőver leírásában.)</text:span></text:p>
        </text:list-item>
        <text:list-item>
          <text:p text:style-name="P653">Rontott Végrehajtásnál: ellenfél <text:span text:style-name="T64">teljes</text:span> TÉ-vel kap egy azonnali extra visszatámadást<text:line-break/> <text:span text:style-name="T104">(plusz a Vállalásból kapott VÉ büntetés is érvényes!)</text:span></text:p>
        </text:list-item>
        <text:list-item>
          <text:p text:style-name="P651">Meglepett, készületlen ellenfél esetén kimarad a Megakasztás és az Ellenpróba lépés</text:p>
        </text:list-item>
        <text:list-item>
          <text:p text:style-name="P651">Manővereknek lehet:</text:p>
        </text:list-item>
      </text:list>
      <text:list text:style-name="L64">
        <text:list-item>
          <text:p text:style-name="P597">speciális könnyítő/nehezítő körülményei (+/- módosítók a nehézségre)</text:p>
        </text:list-item>
        <text:list-item>
          <text:p text:style-name="P598">extra végbeviteli követelményei: <text:span text:style-name="T104">(Ezek nélkül </text:span><text:span text:style-name="T105">+4-el </text:span><text:span text:style-name="T104">magasabb célszámmal lehet próbálkozni)</text:span></text:p>
        </text:list-item>
      </text:list>
      <text:list text:style-name="L63">
        <text:list-item text:start-value="1">
          <text:p text:style-name="P645">Manőver alkalmazásakor nem folytatható Védekező harc, de Támadó/Védő harci taktika igen</text:p>
        </text:list-item>
        <text:list-item>
          <text:p text:style-name="P645"><text:span text:style-name="_5b_RPG_5d__20_Kiemelt_20_kifejezés"><text:span text:style-name="T3">Rohamnál csak az a manőver hajtható végre, amelyiknél ez külön meg van említve</text:span></text:span><text:span text:style-name="_5b_RPG_5d__20_Kiemelt_20_kifejezés"><text:line-break/></text:span><text:span text:style-name="_5b_RPG_5d_Kiemelt_20_kifejezés"><text:span text:style-name="T3">(Manőverenként változó, hogy melyik lépések kellenek)</text:span></text:span></text:p>
        </text:list-item>
      </text:list>
      <text:list text:style-name="L65">
        <text:list-item>
          <text:p text:style-name="P496"><text:span text:style-name="_5b_RPG_5d_Kiemelt_20_kifejezés">Megakasztás</text:span><text:span text:style-name="_5b_RPG_5d_Kiemelt_20_kifejezés"><text:span text:style-name="T3"><text:tab/>(ellenfél teszi)</text:span></text:span></text:p>
        </text:list-item>
        <text:list-item>
          <text:p text:style-name="P520"><text:span text:style-name="_5b_RPG_5d_Kiemelt_20_kifejezés"><text:span text:style-name="T77">Sima támadás. Ha sebző, akkor megakasztotta a manőverezőt. A manőver nem sikerült.</text:span></text:span></text:p>
        </text:list-item>
        <text:list-item>
          <text:p text:style-name="P496"><text:span text:style-name="_5b_RPG_5d_Kiemelt_20_kifejezés">Végrehajtás</text:span><text:span text:style-name="_5b_RPG_5d_Kiemelt_20_kifejezés"><text:span text:style-name="T3"><text:tab/>(manővert végző teszi) </text:span></text:span><text:span text:style-name="_5b_RPG_5d_Kiemelt_20_kifejezés"><text:span text:style-name="T114">→</text:span></text:span><text:span text:style-name="_5b_RPG_5d_Kiemelt_20_kifejezés"><text:span text:style-name="T101"> mindig ezt dobjuk először, mert ez ad leggyorsabban eredményt</text:span></text:span></text:p>
        </text:list-item>
        <text:list-item>
          <text:p text:style-name="P520"><text:span text:style-name="_5b_RPG_5d_Kiemelt_20_kifejezés"><text:span text:style-name="T77">Sima találat kell a sikerhez</text:span></text:span></text:p>
        </text:list-item>
        <text:list-item>
          <text:p text:style-name="P496"><text:span text:style-name="_5b_RPG_5d_Kiemelt_20_kifejezés">Ellenpróba<text:tab/>(manővert végző teszi)</text:span></text:p>
        </text:list-item>
        <text:list-item>
          <text:p text:style-name="P520"><text:span text:style-name="_5b_RPG_5d_Kiemelt_20_kifejezés"><text:span text:style-name="T77">Ellenpróba. Lásd alább a táblázatokat</text:span></text:span></text:p>
        </text:list-item>
      </text:list>
      <text:h text:style-name="Heading_20_3" text:outline-level="3"><text:span text:style-name="_5b_RPG_5d__20_Kiemelt_20_kifejezés"><text:span text:style-name="T9">Ellenpróba</text:span></text:span></text:h>
      <text:p text:style-name="P71"><text:s/></text:p>
      <text:section text:style-name="Sect10" text:name="Szakasz9">
        <text:p text:style-name="P67"><text:span text:style-name="_5b_RPG_5d_Kiemelt_20_kifejezés">Manőver pont</text:span></text:p>
        <table:table table:name="Táblázat75" table:style-name="Táblázat75">
          <table:table-column table:style-name="Táblázat75.A"/>
          <table:table-column table:style-name="Táblázat75.B"/>
          <table:table-header-rows>
            <table:table-row>
              <table:table-cell table:style-name="Táblázat75.A1" office:value-type="string">
                <text:p text:style-name="P216">Módosító</text:p>
              </table:table-cell>
              <table:table-cell table:style-name="Táblázat75.B1" office:value-type="string">
                <text:p text:style-name="P216">Érték</text:p>
              </table:table-cell>
            </table:table-row>
          </table:table-header-rows>
          <table:table-row>
            <table:table-cell table:style-name="Táblázat75.A2" office:value-type="float" office:value="0">
              <text:p text:style-name="P328">Harcmodor</text:p>
            </table:table-cell>
            <table:table-cell table:style-name="Táblázat75.B2" office:value-type="float" office:value="0">
              <text:p text:style-name="P328">Az aktuálisan használt harcmodor képzettség szintje</text:p>
            </table:table-cell>
          </table:table-row>
          <table:table-row>
            <table:table-cell table:style-name="Táblázat75.A2" office:value-type="float" office:value="0">
              <text:p text:style-name="P328">„Manőver ismeret– <text:line-break/>(az adott manőverre)” <text:s/></text:p>
              <text:p text:style-name="P328">(ha van)</text:p>
            </table:table-cell>
            <table:table-cell table:style-name="Táblázat75.B2" office:value-type="float" office:value="0">
              <text:p text:style-name="P328"><text:bookmark-start text:name="DDE_LINK"/>Fokonként:<text:span text:style-name="T67"> </text:span><text:span text:style-name="T87">+ 3</text:span><text:bookmark-end text:name="DDE_LINK"/></text:p>
            </table:table-cell>
          </table:table-row>
          <table:table-row>
            <table:table-cell table:style-name="Táblázat75.A4" office:value-type="float" office:value="0">
              <text:p text:style-name="P328">Vállalás</text:p>
            </table:table-cell>
            <table:table-cell table:style-name="Táblázat75.B4" office:value-type="float" office:value="0">
              <text:p text:style-name="P328"><text:bookmark-start text:name="DDE_LINK2"/>+1 pont <text:span text:style-name="T113">→</text:span> <text:span text:style-name="T87">-10 VÉ</text:span><text:bookmark-end text:name="DDE_LINK2"/><text:line-break/><text:span text:style-name="T70">(</text:span><text:span text:style-name="T69">Maximum vállalás: </text:span><text:span text:style-name="T71">+ 3</text:span><text:span text:style-name="T69">)</text:span></text:p>
            </table:table-cell>
          </table:table-row>
          <table:table-row>
            <table:table-cell table:style-name="Táblázat75.A4" office:value-type="float" office:value="0">
              <text:p text:style-name="P328">k10</text:p>
            </table:table-cell>
            <table:table-cell table:style-name="Táblázat75.B4" office:value-type="float" office:value="0">
              <text:p text:style-name="P328">Dobás k10-el</text:p>
            </table:table-cell>
          </table:table-row>
        </table:table>
        <text:p text:style-name="P54"/>
        <text:p text:style-name="P84"><text:span text:style-name="_5b_RPG_5d_Kiemelt_20_kifejezés">Célszám</text:span></text:p>
        <table:table table:name="Táblázat76" table:style-name="Táblázat76">
          <table:table-column table:style-name="Táblázat76.A"/>
          <table:table-column table:style-name="Táblázat76.B"/>
          <table:table-header-rows>
            <table:table-row>
              <table:table-cell table:style-name="Táblázat76.A1" office:value-type="string">
                <text:p text:style-name="_5b_RPG_5d__20_Táblázattartalom_20_-_20_saját_20_-_20_1">Módosító</text:p>
              </table:table-cell>
              <table:table-cell table:style-name="Táblázat76.B1" office:value-type="string">
                <text:p text:style-name="_5b_RPG_5d__20_Táblázattartalom_20_-_20_saját_20_-_20_1">Érték</text:p>
              </table:table-cell>
            </table:table-row>
          </table:table-header-rows>
          <table:table-row>
            <table:table-cell table:style-name="Táblázat76.A2" office:value-type="float" office:value="0">
              <text:p text:style-name="_5b_RPG_5d__20_Táblázattartalom_20_-_20_módosítók">Manőver Nehézség</text:p>
            </table:table-cell>
            <table:table-cell table:style-name="Táblázat76.B2" office:value-type="float" office:value="0">
              <text:p text:style-name="_5b_RPG_5d__20_Táblázattartalom_20_-_20_módosítók">Az adott Manőver alapnehézsége</text:p>
            </table:table-cell>
          </table:table-row>
          <table:table-row>
            <table:table-cell table:style-name="Táblázat76.A3" office:value-type="float" office:value="0">
              <text:p text:style-name="_5b_RPG_5d__20_Táblázattartalom_20_-_20_módosítók">Harcmodor</text:p>
            </table:table-cell>
            <table:table-cell table:style-name="Táblázat76.B3" office:value-type="float" office:value="0">
              <text:p text:style-name="_5b_RPG_5d__20_Táblázattartalom_20_-_20_módosítók">Az ellenfél aktuálisan használt harcmodor képzettségének szintje</text:p>
            </table:table-cell>
          </table:table-row>
          <table:table-row>
            <table:table-cell table:style-name="Táblázat76.A3" office:value-type="float" office:value="0">
              <text:p text:style-name="_5b_RPG_5d__20_Táblázattartalom_20_-_20_módosítók">„Manőver ismeret – (az adott manőverre)” <text:line-break/>(ha van)</text:p>
            </table:table-cell>
            <table:table-cell table:style-name="Táblázat76.B3" office:value-type="float" office:value="0">
              <text:p text:style-name="_5b_RPG_5d__20_Táblázattartalom_20_-_20_módosítók">Fokonként: <text:span text:style-name="T87">+ 3</text:span></text:p>
            </table:table-cell>
          </table:table-row>
          <table:table-row>
            <table:table-cell table:style-name="Táblázat76.A3" office:value-type="float" office:value="0">
              <text:p text:style-name="_5b_RPG_5d__20_Táblázattartalom_20_-_20_módosítók">Módosító körülmények</text:p>
            </table:table-cell>
            <table:table-cell table:style-name="Táblázat76.B3" office:value-type="float" office:value="0">
              <text:p text:style-name="_5b_RPG_5d__20_Táblázattartalom_20_-_20_módosítók">Tetszőleges KM által megadott +/- érték. Körülmény függő nehezítés/könnyítés.</text:p>
            </table:table-cell>
          </table:table-row>
        </table:table>
        <text:p text:style-name="Standard"/>
      </text:section>
      <text:p text:style-name="P76"><text:span text:style-name="_5b_RPG_5d__20_Kiemelt_20_kifejezés"><text:span text:style-name="T3"/></text:span></text:p>
      <text:h text:style-name="Heading_20_4" text:outline-level="4">Manőverek jellemző nehézségei</text:h>
      <table:table table:name="Táblázat66" table:style-name="Táblázat66">
        <table:table-column table:style-name="Táblázat66.A"/>
        <table:table-column table:style-name="Táblázat66.B"/>
        <table:table-header-rows>
          <table:table-row>
            <table:table-cell table:style-name="Táblázat66.A1" office:value-type="string">
              <text:p text:style-name="P197">Nehézség</text:p>
            </table:table-cell>
            <table:table-cell table:style-name="Táblázat66.B1" office:value-type="string">
              <text:p text:style-name="P197">Érték</text:p>
            </table:table-cell>
          </table:table-row>
        </table:table-header-rows>
        <table:table-row>
          <table:table-cell table:style-name="Táblázat66.A2" office:value-type="string">
            <text:p text:style-name="P215">Mindennapi</text:p>
          </table:table-cell>
          <table:table-cell table:style-name="Táblázat66.B2" office:value-type="string">
            <text:p text:style-name="P215">2</text:p>
          </table:table-cell>
        </table:table-row>
        <table:table-row>
          <table:table-cell table:style-name="Táblázat66.A2" office:value-type="string">
            <text:p text:style-name="P215">Könnyű</text:p>
          </table:table-cell>
          <table:table-cell table:style-name="Táblázat66.B2" office:value-type="string">
            <text:p text:style-name="P215">4</text:p>
          </table:table-cell>
        </table:table-row>
        <table:table-row>
          <table:table-cell table:style-name="Táblázat66.A2" office:value-type="string">
            <text:p text:style-name="P215">Átlagos</text:p>
          </table:table-cell>
          <table:table-cell table:style-name="Táblázat66.B2" office:value-type="string">
            <text:p text:style-name="P215">6</text:p>
          </table:table-cell>
        </table:table-row>
        <table:table-row>
          <table:table-cell table:style-name="Táblázat66.A2" office:value-type="string">
            <text:p text:style-name="P215">Nehéz</text:p>
          </table:table-cell>
          <table:table-cell table:style-name="Táblázat66.B2" office:value-type="string">
            <text:p text:style-name="P215">8</text:p>
          </table:table-cell>
        </table:table-row>
        <table:table-row>
          <table:table-cell table:style-name="Táblázat66.A2" office:value-type="string">
            <text:p text:style-name="P215">Nagyon nehéz</text:p>
          </table:table-cell>
          <table:table-cell table:style-name="Táblázat66.B2" office:value-type="string">
            <text:p text:style-name="P215">10</text:p>
          </table:table-cell>
        </table:table-row>
      </table:table>
      <text:p text:style-name="P72"><text:span text:style-name="_5b_RPG_5d__20_Kiemelt_20_kifejezés"><text:span text:style-name="T77"><text:s text:c="2"/></text:span></text:span></text:p>
      <text:h text:style-name="P103" text:outline-level="3"><text:span text:style-name="_5b_RPG_5d__20_Kiemelt_20_kifejezés"><text:span text:style-name="T3">Manőver táblázat</text:span></text:span></text:h>
      <table:table table:name="Táblázat73" table:style-name="Táblázat73">
        <table:table-column table:style-name="Táblázat73.A"/>
        <table:table-column table:style-name="Táblázat73.B"/>
        <table:table-column table:style-name="Táblázat73.C"/>
        <table:table-column table:style-name="Táblázat73.D"/>
        <table:table-row table:style-name="Táblázat73.1">
          <table:table-cell table:style-name="Táblázat73.A1" table:number-columns-spanned="4" office:value-type="string">
            <text:p text:style-name="P230">Nem fejleszthető manőverek</text:p>
          </table:table-cell>
          <table:covered-table-cell/>
          <table:covered-table-cell/>
          <table:covered-table-cell/>
        </table:table-row>
        <table:table-row table:style-name="Táblázat73.1">
          <table:table-cell table:style-name="Táblázat73.A2" office:value-type="string">
            <text:p text:style-name="P210">Manőver</text:p>
          </table:table-cell>
          <table:table-cell table:style-name="Táblázat73.A2" office:value-type="string">
            <text:p text:style-name="P269">Nehézség</text:p>
          </table:table-cell>
          <table:table-cell table:style-name="Táblázat73.A2" office:value-type="string">
            <text:p text:style-name="P270">Fázisok</text:p>
          </table:table-cell>
          <table:table-cell table:style-name="Táblázat73.D2" office:value-type="string">
            <text:p text:style-name="P226">Leírás, Követelmények</text:p>
          </table:table-cell>
        </table:table-row>
        <table:table-row table:style-name="Táblázat73.3">
          <table:table-cell table:style-name="Táblázat73.A3" office:value-type="string">
            <text:p text:style-name="P213">Átdobás</text:p>
          </table:table-cell>
          <table:table-cell table:style-name="Táblázat73.A3" office:value-type="string">
            <text:p text:style-name="P243">7</text:p>
          </table:table-cell>
          <table:table-cell table:style-name="Táblázat73.A3" office:value-type="string">
            <text:p text:style-name="P231">E V</text:p>
          </table:table-cell>
          <table:table-cell table:style-name="Táblázat73.D3" office:value-type="string">
            <text:p text:style-name="P87">Végbevitel követelménye: <text:span text:style-name="T87">Közelharc – XX.szint</text:span><text:span text:style-name="T67"> ; Belharci szituáció</text:span></text:p>
            <text:p text:style-name="P91">Speciális:</text:p>
            <text:list text:style-name="L66">
              <text:list-item>
                <text:p text:style-name="P414">Súlyos ellenfélnél: opcionális Erőpróba (KM dönt)</text:p>
              </text:list-item>
            </text:list>
            <text:p text:style-name="P87"><text:span text:style-name="T9">Hatás</text:span>: Belharc közben fogást találsz ellenfeleden és átdobod a vállad felett. Innentől kezdve a Harc földön fekve módosítói szerint kell számolni harcértékeit.</text:p>
          </table:table-cell>
        </table:table-row>
        <table:table-row table:style-name="Táblázat73.3">
          <table:table-cell table:style-name="Táblázat73.A4" office:value-type="string">
            <text:p text:style-name="P244">Felállás földről</text:p>
          </table:table-cell>
          <table:table-cell table:style-name="Táblázat73.A4" office:value-type="string">
            <text:p text:style-name="P243">7</text:p>
          </table:table-cell>
          <table:table-cell table:style-name="Táblázat73.A4" office:value-type="string">
            <text:p text:style-name="P231">M E</text:p>
          </table:table-cell>
          <table:table-cell table:style-name="Táblázat73.D4" office:value-type="string">
            <text:list text:style-name="L67">
              <text:list-header>
                <text:p text:style-name="P438">??</text:p>
              </text:list-header>
              <text:list-item>
                <text:p text:style-name="P427">Manőver-pontokhoz: Akrobatika 1/3-a hozzáadható (lefele kerekítve)</text:p>
              </text:list-item>
              <text:list-item>
                <text:p text:style-name="P427"><text:span text:style-name="T64">Hatás</text:span>: Sikerült harc közben a földről feltápászkodnod, folytathatod a harcot, immár levonások nélkül.</text:p>
              </text:list-item>
            </text:list>
          </table:table-cell>
        </table:table-row>
        <table:table-row table:style-name="Táblázat73.3">
          <table:table-cell table:style-name="Táblázat73.A3" office:value-type="string">
            <text:p text:style-name="P244">Feszítés / Feszítésből kijövetel</text:p>
          </table:table-cell>
          <table:table-cell table:style-name="Táblázat73.A3" office:value-type="string">
            <text:p text:style-name="P243">8</text:p>
            <text:p text:style-name="P243">+ </text:p>
            <text:p text:style-name="P251">Erő különbség</text:p>
          </table:table-cell>
          <table:table-cell table:style-name="Táblázat73.A3" office:value-type="string">
            <text:p text:style-name="P252">E V</text:p>
          </table:table-cell>
          <table:table-cell table:style-name="Táblázat73.D3" office:value-type="string">
            <text:p text:style-name="P90">Végbevitel követelménye: Belharci szituáció ; <text:span text:style-name="T87">Közelharc – XX.szint,</text:span> </text:p>
            <text:list text:style-name="L68">
              <text:list-item>
                <text:p text:style-name="P429">Kijövetelhez ezen kívül: sikeres Fájdalomtűrés próba 15-ös célszám ellen (körönként dobandó). Ha nincs meg, képtelen visszatámadni és mágiát, pszít használni</text:p>
              </text:list-item>
              <text:list-item>
                <text:p text:style-name="P429">Amíg feszítve van, addig nem tud fegyverrel támadni és -25TÉ/VÉ (KÉ-t elveszíti automatikusan)</text:p>
              </text:list-item>
            </text:list>
            <text:p text:style-name="P90"><text:span text:style-name="T64">Hatás</text:span>: 1. Sikeresen lefeszítetted ellenfeledet, aki alig bír mozdulni <text:s/>2. Kiszabadultál a feszítésből</text:p>
          </table:table-cell>
        </table:table-row>
        <table:table-row table:style-name="Táblázat73.3">
          <table:table-cell table:style-name="Táblázat73.A3" office:value-type="string">
            <text:p text:style-name="P245">Kéztörés</text:p>
          </table:table-cell>
          <table:table-cell table:style-name="Táblázat73.A3" office:value-type="string">
            <text:p text:style-name="P210">8</text:p>
          </table:table-cell>
          <table:table-cell table:style-name="Táblázat73.A3" office:value-type="string">
            <text:p text:style-name="P231">E V</text:p>
          </table:table-cell>
          <table:table-cell table:style-name="Táblázat73.D3" office:value-type="string">
            <text:list text:style-name="L68">
              <text:list-item text:start-value="1">
                <text:p text:style-name="P415">Végbevitel követelménye: <text:span text:style-name="T67">Belharci szituáció ;</text:span> <text:span text:style-name="T87">Közelharc – XX.szint;</text:span></text:p>
              </text:list-item>
            </text:list>
            <text:p text:style-name="P87"><text:span text:style-name="T64">Hatás</text:span>: kitörted ellenfeled kezét, <text:span text:style-name="T87">5 ÉP</text:span> sebzés</text:p>
          </table:table-cell>
        </table:table-row>
        <table:table-row table:style-name="Táblázat73.3">
          <table:table-cell table:style-name="Táblázat73.A7" office:value-type="string">
            <text:p text:style-name="P246">Kiegészítő támadás</text:p>
          </table:table-cell>
          <table:table-cell table:style-name="Táblázat73.A7" office:value-type="string">
            <text:p text:style-name="P389">7</text:p>
          </table:table-cell>
          <table:table-cell table:style-name="Táblázat73.A7" office:value-type="string">
            <text:p text:style-name="P231">E V</text:p>
          </table:table-cell>
          <table:table-cell table:style-name="Táblázat73.D7" office:value-type="string">
            <text:p text:style-name="P96">Végbevitel követelménye: Közelharc – <text:span text:style-name="T74">4.szint,</text:span> Forgatott fegyverre: Mesterfegyver – 1.fok</text:p>
            <text:p text:style-name="P96"><text:span text:style-name="T64">Hatás</text:span>: <text:span text:style-name="T87">Harc közben egy támadásod helyett valamilyen csalafinta, alattomos húzást vetsz be ellenfeled ellen. Ilyen lehet például, hogy öklöddel váratlanul az arcába csapsz, vagy térden rúgod, esetleg a vállába bokszolsz, stb. Ennek a támadásodnak a sebzése </text:span><text:span text:style-name="T43">+1</text:span><text:span text:style-name="T87">. (Természetesen az esetleges „kiegészítők”, mint vaskesztyű, szegecsek és az erőbónusz szintén beleszámítanak a sebzésbe.) Ha a sebzés legalább 5, akkor a fentieken kívül ellenfeled elveszíti következő támadását. </text:span></text:p>
          </table:table-cell>
        </table:table-row>
        <table:table-row table:style-name="Táblázat73.3">
          <table:table-cell table:style-name="Táblázat73.A3" office:value-type="string">
            <text:p text:style-name="P245">Lábtörés</text:p>
          </table:table-cell>
          <table:table-cell table:style-name="Táblázat73.A3" office:value-type="string">
            <text:p text:style-name="P210">8</text:p>
          </table:table-cell>
          <table:table-cell table:style-name="Táblázat73.A3" office:value-type="string">
            <text:p text:style-name="P231">E V</text:p>
          </table:table-cell>
          <table:table-cell table:style-name="Táblázat73.D3" office:value-type="string">
            <text:p text:style-name="P87">Végbevitel követelménye: belharci szituáció</text:p>
            <text:p text:style-name="P87"><text:span text:style-name="T64">Hatás</text:span>: kitörted ellenfeled lábát, <text:span text:style-name="T87">6 ÉP </text:span>sebzés</text:p>
          </table:table-cell>
        </table:table-row>
        <table:table-row table:style-name="Táblázat73.3">
          <table:table-cell table:style-name="Táblázat73.A3" office:value-type="string">
            <text:p text:style-name="P244">Leforgatás/Irányítás</text:p>
          </table:table-cell>
          <table:table-cell table:style-name="Táblázat73.A3" office:value-type="string">
            <text:p text:style-name="P243">8/4</text:p>
          </table:table-cell>
          <table:table-cell table:style-name="Táblázat73.A3" office:value-type="string">
            <text:p text:style-name="P252">E V</text:p>
          </table:table-cell>
          <table:table-cell table:style-name="Táblázat73.D3" office:value-type="string">
            <text:list text:style-name="L68">
              <text:list-item text:start-value="1">
                <text:p text:style-name="P415">Lefeszített ellenfél ellen a nehézség csak 4</text:p>
              </text:list-item>
              <text:list-item>
                <text:p text:style-name="P431">TODO</text:p>
              </text:list-item>
            </text:list>
          </table:table-cell>
        </table:table-row>
        <table:table-row table:style-name="Táblázat73.3">
          <table:table-cell table:style-name="Táblázat73.A3" office:value-type="string">
            <text:p text:style-name="P247">Pontra támadás</text:p>
          </table:table-cell>
          <table:table-cell table:style-name="Táblázat73.A3" office:value-type="string">
            <text:p text:style-name="P210">~10</text:p>
          </table:table-cell>
          <table:table-cell table:style-name="Táblázat73.A3" office:value-type="string">
            <text:p text:style-name="P231">E V</text:p>
          </table:table-cell>
          <table:table-cell table:style-name="Táblázat73.D3" office:value-type="string">
            <text:p text:style-name="P254">Végbevitel követelménye: Harci anatómia - 2.fok</text:p>
            <text:p text:style-name="P256"><text:span text:style-name="T64">Hatás</text:span>: Nyakra, szemre, lágyékra és különösen sérülékeny, apró pontokra támadhatsz vele. Ha sikeres a támadás, akkor dobj rendes sebzést és hozzáadhatod a "Harci anatómiánál" leírt bónusz sebzéseket. Ha célod egy apró szerv, mint a szem, fül, vagy ujj kiszúrá<text:span text:style-name="T67">sa/levágása, akkor siker esetén sebzésed Közepes és megszabadítottad ellenfeledet egy fent leírt testrésztől.</text:span></text:p>
            <text:p text:style-name="P254">Megjegyzés: A „Pontra támadás” nem használható együtt a Páncélszúrás manőverrel!</text:p>
          </table:table-cell>
        </table:table-row>
        <table:table-row table:style-name="Táblázat73.3">
          <table:table-cell table:style-name="Táblázat73.A3" office:value-type="string">
            <text:p text:style-name="P247">Nyaktörés</text:p>
          </table:table-cell>
          <table:table-cell table:style-name="Táblázat73.A3" office:value-type="string">
            <text:p text:style-name="P210">9</text:p>
          </table:table-cell>
          <table:table-cell table:style-name="Táblázat73.A3" office:value-type="string">
            <text:p text:style-name="P231">E V</text:p>
          </table:table-cell>
          <table:table-cell table:style-name="Táblázat73.D3" office:value-type="string">
            <text:p text:style-name="P91">Végbevitel követelménye:</text:p>
            <text:list text:style-name="L69">
              <text:list-item>
                <text:p text:style-name="P417">Belharci szituáció</text:p>
              </text:list-item>
            </text:list>
            <text:list text:style-name="L70">
              <text:list-item>
                <text:p text:style-name="P443">Harci anatóma – 1.fok</text:p>
              </text:list-item>
            </text:list>
          </table:table-cell>
        </table:table-row>
        <table:table-row table:style-name="Táblázat73.3">
          <table:table-cell table:style-name="Táblázat73.A7" office:value-type="string">
            <text:p text:style-name="P392">Öklelés</text:p>
          </table:table-cell>
          <table:table-cell table:style-name="Táblázat73.A7" office:value-type="string">
            <text:p text:style-name="P297">?</text:p>
          </table:table-cell>
          <table:table-cell table:style-name="Táblázat73.A7" office:value-type="string">
            <text:p text:style-name="P231"><text:span text:style-name="T87">M</text:span> EV</text:p>
          </table:table-cell>
          <table:table-cell table:style-name="Táblázat73.D7" office:value-type="string">
            <text:p text:style-name="P299">???</text:p>
          </table:table-cell>
        </table:table-row>
        <table:table-row table:style-name="Táblázat73.3">
          <table:table-cell table:style-name="Táblázat73.A3" office:value-type="string">
            <text:p text:style-name="P244">Pajzzsal öklelés</text:p>
          </table:table-cell>
          <table:table-cell table:style-name="Táblázat73.A3" office:value-type="string">
            <text:p text:style-name="P243">7</text:p>
          </table:table-cell>
          <table:table-cell table:style-name="Táblázat73.A3" office:value-type="string">
            <text:p text:style-name="P231">E V</text:p>
          </table:table-cell>
          <table:table-cell table:style-name="Táblázat73.D3" office:value-type="string">
            <text:p text:style-name="P97">Végbevitel követelménye:</text:p>
            <text:list text:style-name="L71">
              <text:list-item>
                <text:p text:style-name="P444">Pajzshasználat – 2.fok (<text:span text:style-name="T91">+2</text:span><text:span text:style-name="T89"> <text:s/>pontot ad az Ellenpróbánál (ellenfélnek is!</text:span>)</text:p>
              </text:list-item>
              <text:list-item>
                <text:p text:style-name="P435">Nagy és Közepes pajzzsal lehet csak</text:p>
              </text:list-item>
              <text:list-item>
                <text:p text:style-name="P446">Ellenfél méretétől függő Erő követelmény</text:p>
              </text:list-item>
            </text:list>
            <text:p text:style-name="P91"><text:span text:style-name="T64">Hatás</text:span>: Pajzsoddal sikeresen feldöntötted ellenfeled, aki ettől kezdve (míg fel nem képes állni) a „Harc földön fekve” helyzet módosítóival harcol.</text:p>
          </table:table-cell>
        </table:table-row>
        <table:table-row table:style-name="Táblázat73.3">
          <table:table-cell table:style-name="Táblázat73.A7" office:value-type="string">
            <text:p text:style-name="P247">Távoltartás</text:p>
          </table:table-cell>
          <table:table-cell table:style-name="Táblázat73.A7" office:value-type="string">
            <text:p text:style-name="P210">??</text:p>
          </table:table-cell>
          <table:table-cell table:style-name="Táblázat73.A7" office:value-type="string">
            <text:p text:style-name="P231">M E <text:span text:style-name="T87">V?</text:span></text:p>
          </table:table-cell>
          <table:table-cell table:style-name="Táblázat73.D7" office:value-type="string">
            <text:list text:style-name="L68">
              <text:list-item text:start-value="1">
                <text:p text:style-name="P431">TODO</text:p>
              </text:list-item>
            </text:list>
          </table:table-cell>
        </table:table-row>
      </table:table>
      <text:p text:style-name="P331"><text:soft-page-break/></text:p>
      <text:p text:style-name="Standard"/>
      <table:table table:name="Táblázat45" table:style-name="Táblázat45">
        <table:table-column table:style-name="Táblázat45.A"/>
        <table:table-column table:style-name="Táblázat45.B"/>
        <table:table-column table:style-name="Táblázat45.C"/>
        <table:table-column table:style-name="Táblázat45.D"/>
        <table:table-column table:style-name="Táblázat45.E"/>
        <table:table-row table:style-name="Táblázat45.1">
          <table:table-cell table:style-name="Táblázat45.A1" table:number-columns-spanned="5" office:value-type="string">
            <text:p text:style-name="P230">Fejleszthető manőverek (MFP-ből)</text:p>
          </table:table-cell>
          <table:covered-table-cell/>
          <table:covered-table-cell/>
          <table:covered-table-cell/>
          <table:covered-table-cell/>
        </table:table-row>
        <table:table-row table:style-name="Táblázat45.2">
          <table:table-cell table:style-name="Táblázat45.A2" office:value-type="string">
            <text:p text:style-name="P210">Manőver</text:p>
          </table:table-cell>
          <table:table-cell table:style-name="Táblázat45.A2" office:value-type="string">
            <text:p text:style-name="P269">Nehézség</text:p>
          </table:table-cell>
          <table:table-cell table:style-name="Táblázat45.A2" office:value-type="string">
            <text:p text:style-name="P270">Fázisok</text:p>
          </table:table-cell>
          <table:table-cell table:style-name="Táblázat45.A2" office:value-type="string">
            <text:p text:style-name="P269">Fejleszthető fok?</text:p>
            <text:p text:style-name="P271">(<text:span text:style-name="T87">+3 </text:span><text:s/>pont fokonként)</text:p>
          </table:table-cell>
          <table:table-cell table:style-name="Táblázat45.E2" office:value-type="string">
            <text:p text:style-name="P226">Leírás, Követelmények</text:p>
          </table:table-cell>
        </table:table-row>
        <table:table-row table:style-name="Táblázat45.1">
          <table:table-cell table:style-name="Táblázat45.A3" office:value-type="string">
            <text:p text:style-name="P213">Belharcba kerülés</text:p>
          </table:table-cell>
          <table:table-cell table:style-name="Táblázat45.A3" office:value-type="string">
            <text:p text:style-name="P243">7</text:p>
          </table:table-cell>
          <table:table-cell table:style-name="Táblázat45.A3" office:value-type="string">
            <text:p text:style-name="P231">M E</text:p>
          </table:table-cell>
          <table:table-cell table:style-name="Táblázat45.A3" office:value-type="string">
            <text:p text:style-name="P210">2 fok</text:p>
          </table:table-cell>
          <table:table-cell table:style-name="Táblázat45.E3" office:value-type="string">
            <text:p text:style-name="P96"><text:span text:style-name="T9">1. fok </text:span>követelmény: <text:span text:style-name="T87">todo</text:span></text:p>
            <text:p text:style-name="P96"><text:span text:style-name="T9">2. fok</text:span> követelmény: <text:span text:style-name="T87">todo</text:span></text:p>
            <text:p text:style-name="P96">Végbevitel követelmény: <text:span text:style-name="T87">todo</text:span></text:p>
            <text:p text:style-name="P91">Speciális:</text:p>
            <text:list text:style-name="L72">
              <text:list-item>
                <text:p text:style-name="P447">4-el túldobott célszám esetén (Ellenpróbánál) sebző Megakasztás támadást elszenvedve is bekerülhet a karakter.</text:p>
              </text:list-item>
              <text:list-item>
                <text:p text:style-name="P408">Ha az ellen karnyújtáson belül van: célszámra (- 4); Ellenfél háttal áll: célszámra (- 4)</text:p>
              </text:list-item>
              <text:list-item>
                <text:p text:style-name="P408">A fegyver-méretek eltérése is kiemelten érvényesül!! <text:span text:style-name="T87">(TODO: mennyi legyen kategóriánként?)</text:span></text:p>
              </text:list-item>
            </text:list>
            <text:p text:style-name="P394"><text:span text:style-name="T72">Hatás</text:span><text:span text:style-name="T68">: Sikerült belharcba kerülnöd és azonnal leadhatsz egy soron kívüli támadást teljes (kör eleji) TÉ-del ellenfeledre, aki ez ellen nem számít készületlennek, viszont már sújtják az esetleges fegyverméret kategória módosítók okozta hátrányok (a belharci szituáció miatt).</text:span></text:p>
            <text:p text:style-name="P257"><text:span text:style-name="T72">Megjegyezés</text:span><text:span text:style-name="T68">: Ha az ellenfél úgy dönt, hogy szándékosan beengedi belharcba a karaktert, akkor nincs szükség a Manőverre, dobás nélkül megtörténik a bekerülés, amelyet kezdeményezés követ, majd a harc – immár a Belharc szabályainak megfelelően.</text:span></text:p>
          </table:table-cell>
        </table:table-row>
        <table:table-row table:style-name="Táblázat45.1">
          <table:table-cell table:style-name="Táblázat45.A3" office:value-type="string">
            <text:p text:style-name="P213">Belharcból kibontakozás</text:p>
          </table:table-cell>
          <table:table-cell table:style-name="Táblázat45.A3" office:value-type="string">
            <text:p text:style-name="P243">-</text:p>
          </table:table-cell>
          <table:table-cell table:style-name="Táblázat45.A3" office:value-type="string">
            <text:p text:style-name="P233">-</text:p>
          </table:table-cell>
          <table:table-cell table:style-name="Táblázat45.A3" office:value-type="string">
            <text:p text:style-name="P210">-</text:p>
          </table:table-cell>
          <table:table-cell table:style-name="Táblázat45.E3" office:value-type="string">
            <text:p text:style-name="P96">Lásd: Kibontakozás/Átsiklás</text:p>
          </table:table-cell>
        </table:table-row>
        <table:table-row table:style-name="Táblázat45.1">
          <table:table-cell table:style-name="Táblázat45.A3" office:value-type="string">
            <text:p text:style-name="P298">Elsöprés <text:span text:style-name="T76">vagy ez sima harci fortély???</text:span></text:p>
          </table:table-cell>
          <table:table-cell table:style-name="Táblázat45.A3" office:value-type="string">
            <text:p text:style-name="P297">???</text:p>
          </table:table-cell>
          <table:table-cell table:style-name="Táblázat45.A3" office:value-type="string">
            <text:p text:style-name="P231">???</text:p>
          </table:table-cell>
          <table:table-cell table:style-name="Táblázat45.A3" office:value-type="string">
            <text:p text:style-name="P210">???</text:p>
          </table:table-cell>
          <table:table-cell table:style-name="Táblázat45.E3" office:value-type="string">
            <text:p text:style-name="P99">Leírás: pusztító harcmodorban folyamatosan nyomul előre, csak védekezni lehet ellene, támadni nem.</text:p>
            <text:p text:style-name="P96">Követelmény</text:p>
            <text:list text:style-name="L73">
              <text:list-item>
                <text:p text:style-name="P457">todo</text:p>
              </text:list-item>
            </text:list>
          </table:table-cell>
        </table:table-row>
        <table:table-row table:style-name="Táblázat45.1">
          <table:table-cell table:style-name="Táblázat45.A3" office:value-type="string">
            <text:p text:style-name="P211">Első vágás</text:p>
          </table:table-cell>
          <table:table-cell table:style-name="Táblázat45.A3" office:value-type="string">
            <text:p text:style-name="P210">8</text:p>
          </table:table-cell>
          <table:table-cell table:style-name="Táblázat45.A3" office:value-type="string">
            <text:p text:style-name="P231">E V</text:p>
          </table:table-cell>
          <table:table-cell table:style-name="Táblázat45.A3" office:value-type="string">
            <text:p text:style-name="P210"><text:span text:style-name="T73">2 </text:span><text:span text:style-name="T70">fok</text:span></text:p>
          </table:table-cell>
          <table:table-cell table:style-name="Táblázat45.E3" office:value-type="string">
            <text:p text:style-name="P96"><text:span text:style-name="T9">1. fok </text:span>követelmény: használt fegyverre Mesterfegyver – 2.fok</text:p>
            <text:p text:style-name="P96"><text:span text:style-name="T9">2. fok</text:span> követelmény: <text:span text:style-name="T87">todo</text:span></text:p>
            <text:p text:style-name="P225">Leírás: Külön gyakorolhatsz, hogy a <text:span text:style-name="T64">harc kezdetén első</text:span> <text:s/>csapásod váratlan, szokatlan és teljességgel megdöbbentő legyen. Tehát <text:span text:style-name="T64">csak </text:span>harc elején alkalmazható, a legelső támadásodnál.</text:p>
            <text:p text:style-name="P91">Speciális:</text:p>
            <text:list text:style-name="L72">
              <text:list-item text:start-value="1">
                <text:p text:style-name="P408">Fegyverméret különbség itt is számít!</text:p>
              </text:list-item>
              <text:list-item>
                <text:p text:style-name="P413">Fegyverrántással együtt alkalmazható. Lásd a Fegyverrántás szituáció leírását.</text:p>
              </text:list-item>
              <text:list-item>
                <text:p text:style-name="P408">KM dönt, hogy az adott szituációban használhatod-e és milyen módosítót kapsz </text:p>
              </text:list-item>
              <text:list-item>
                <text:p text:style-name="P408">Csak humanoid ellenfelekkel szemben használható</text:p>
              </text:list-item>
            </text:list>
            <text:p text:style-name="P225"><text:span text:style-name="T64">Hatás</text:span>: Rendes sebzés</text:p>
          </table:table-cell>
        </table:table-row>
        <table:table-row table:style-name="Táblázat45.1">
          <table:table-cell table:style-name="Táblázat45.A3" office:value-type="string">
            <text:p text:style-name="P244">Fokéles támadás</text:p>
          </table:table-cell>
          <table:table-cell table:style-name="Táblázat45.A3" office:value-type="string">
            <text:p text:style-name="P243">7</text:p>
          </table:table-cell>
          <table:table-cell table:style-name="Táblázat45.A3" office:value-type="string">
            <text:p text:style-name="P252">??</text:p>
          </table:table-cell>
          <table:table-cell table:style-name="Táblázat45.A3" office:value-type="string">
            <text:p text:style-name="P243">1 fok</text:p>
          </table:table-cell>
          <table:table-cell table:style-name="Táblázat45.E3" office:value-type="string">
            <text:list text:style-name="L74">
              <text:list-item text:start-value="1">
                <text:p text:style-name="P441">?????</text:p>
              </text:list-item>
              <text:list-item>
                <text:p text:style-name="P441">Hogy lehet ezt manőverként alkalmazni???</text:p>
              </text:list-item>
            </text:list>
          </table:table-cell>
        </table:table-row>
        <table:table-row table:style-name="Táblázat45.1">
          <table:table-cell table:style-name="Táblázat45.A3" office:value-type="string">
            <text:p text:style-name="P249">Gáncsolás / Lábsöprés</text:p>
            <text:p text:style-name="P255">(lábbal)</text:p>
          </table:table-cell>
          <table:table-cell table:style-name="Táblázat45.A3" office:value-type="string">
            <text:p text:style-name="P214">8/5*</text:p>
          </table:table-cell>
          <table:table-cell table:style-name="Táblázat45.A3" office:value-type="string">
            <text:p text:style-name="P232">E V</text:p>
          </table:table-cell>
          <table:table-cell table:style-name="Táblázat45.A3" office:value-type="string">
            <text:p text:style-name="P214">1 fok</text:p>
          </table:table-cell>
          <table:table-cell table:style-name="Táblázat45.E3" office:value-type="string">
            <text:p text:style-name="P97"><text:span text:style-name="T9">1. fok </text:span>követelmény: <text:span text:style-name="T87">TODO</text:span></text:p>
            <text:p text:style-name="P97">Speciális:</text:p>
            <text:list text:style-name="L75">
              <text:list-item text:start-value="1">
                <text:p text:style-name="P445">Belharci szituációban a nehézség csak 5</text:p>
              </text:list-item>
              <text:list-item>
                <text:p text:style-name="P436">Súlyos ellenfélnél: opcionális Erőpróba (KM dönt)</text:p>
              </text:list-item>
              <text:list-item>
                <text:p text:style-name="P436">Csak kétlábú ellenfelek ellen alkalmazható, több lábbal rendelkező ellenfélnél Ökleléssel kell próbálkoznod.</text:p>
              </text:list-item>
            </text:list>
            <text:p text:style-name="P91"><text:span text:style-name="T64">Hatás</text:span>: Sikeresen kikaszáltad ellenfeled lábát, aki a földre zuhan. Felállnia csak sikeres „Felállás földről” manőver alkalmazásával sikerülhet. A továbbiakban a Harc földön fekve módosítói vonatkoznak rá.</text:p>
          </table:table-cell>
        </table:table-row>
        <text:soft-page-break/>
        <table:table-row table:style-name="Táblázat45.1">
          <table:table-cell table:style-name="Táblázat45.A3" office:value-type="string">
            <text:p text:style-name="P213">Kibontakozás/Átsiklás</text:p>
          </table:table-cell>
          <table:table-cell table:style-name="Táblázat45.A3" office:value-type="string">
            <text:p text:style-name="P210">5</text:p>
          </table:table-cell>
          <table:table-cell table:style-name="Táblázat45.A3" office:value-type="string">
            <text:p text:style-name="P231">E M</text:p>
          </table:table-cell>
          <table:table-cell table:style-name="Táblázat45.A3" office:value-type="string">
            <text:p text:style-name="P210">2 fok</text:p>
          </table:table-cell>
          <table:table-cell table:style-name="Táblázat45.E3" office:value-type="string">
            <text:p text:style-name="P228">Ez speciális manőver, mert itt először dobjuk az Ellenpróbát, <text:span text:style-name="T64">csak aztán</text:span> a Megakasztás(oka)t.</text:p>
            <text:p text:style-name="P225"><text:span text:style-name="T9">1.fok</text:span> követelménye: Ügyesség: 0</text:p>
            <text:p text:style-name="P225"><text:span text:style-name="T9">2.fok</text:span> követelménye: Ügyesség: +1</text:p>
            <text:p text:style-name="P225">Speciális:</text:p>
            <text:list text:style-name="L76">
              <text:list-item>
                <text:p text:style-name="P448">Ha Ellenpróbánál a dobás 2-vel meghaladja a célszámot, akkor egy ellenfél nem jogosult Megakasztásra. Ez további +2-enként további egy ellenfélre igaz. </text:p>
              </text:list-item>
              <text:list-item>
                <text:p text:style-name="P448">Kibontakozásnál nem folytatható Védekező harc, de Védő taktika igen.</text:p>
              </text:list-item>
            </text:list>
            <text:p text:style-name="P96">Több támadó:</text:p>
            <text:list text:style-name="L74">
              <text:list-item text:start-value="1">
                <text:p text:style-name="P418">A célszámba a legmagasabb ellenfél-harcmodor-szint számít be</text:p>
              </text:list-item>
              <text:list-item>
                <text:p text:style-name="P418">Minden további ellenfél után +2 járul a célszámhoz.</text:p>
              </text:list-item>
              <text:list-item>
                <text:p text:style-name="P418">A fegyverméret kategória különbségnél is a legnagyobb fegyverű ellenfél fegyveréhez kell viszonyítani.</text:p>
              </text:list-item>
              <text:list-item>
                <text:p text:style-name="P418">Belharcból kibontakozáshoz is ezt kell használni</text:p>
              </text:list-item>
              <text:list-item>
                <text:p text:style-name="P433">Képzett belharcos ellen nehezebb? +2..</text:p>
              </text:list-item>
            </text:list>
            <text:p text:style-name="P88"><text:span text:style-name="T64">Hatás</text:span>: Sikerül a harcból kibontakoznod, ellenfele(i)d már nem támadhat(nak) rád. Most jön a futás...</text:p>
          </table:table-cell>
        </table:table-row>
        <table:table-row table:style-name="Táblázat45.1">
          <table:table-cell table:style-name="Táblázat45.A3" office:value-type="string">
            <text:p text:style-name="P244">Lábkirántás <text:span text:style-name="T70">(szálfegyverrel)</text:span></text:p>
          </table:table-cell>
          <table:table-cell table:style-name="Táblázat45.A3" office:value-type="string">
            <text:p text:style-name="P210">6</text:p>
          </table:table-cell>
          <table:table-cell table:style-name="Táblázat45.A3" office:value-type="string">
            <text:p text:style-name="P231">E V</text:p>
          </table:table-cell>
          <table:table-cell table:style-name="Táblázat45.A3" office:value-type="string">
            <text:p text:style-name="P210">1 fok</text:p>
          </table:table-cell>
          <table:table-cell table:style-name="Táblázat45.E3" office:value-type="string">
            <text:p text:style-name="P91"><text:span text:style-name="T9">1.fok </text:span>követelménye: <text:span text:style-name="T87">TODO</text:span></text:p>
            <text:p text:style-name="P91">Speciális:</text:p>
            <text:list text:style-name="L75">
              <text:list-item text:start-value="1">
                <text:p text:style-name="P422">Kifejezetten lábkirántásra alkalmas fegyver: +2 Manőver Pont</text:p>
              </text:list-item>
            </text:list>
            <text:p text:style-name="P87"/>
            <text:list text:style-name="L75">
              <text:list-item text:start-value="1">
                <text:p text:style-name="P434">TODO: Leírás. A részletes leírást ide beintegrálni.</text:p>
              </text:list-item>
            </text:list>
          </table:table-cell>
        </table:table-row>
        <table:table-row table:style-name="Táblázat45.1">
          <table:table-cell table:style-name="Táblázat45.A3" office:value-type="string">
            <text:p text:style-name="P211">Lánccsapda <text:line-break/>(láncos fegyverekre)</text:p>
          </table:table-cell>
          <table:table-cell table:style-name="Táblázat45.A3" office:value-type="string">
            <text:p text:style-name="P297">8-10</text:p>
          </table:table-cell>
          <table:table-cell table:style-name="Táblázat45.A3" office:value-type="string">
            <text:p text:style-name="P231">E V</text:p>
          </table:table-cell>
          <table:table-cell table:style-name="Táblázat45.A3" office:value-type="string">
            <text:p text:style-name="P210">1 fok</text:p>
          </table:table-cell>
          <table:table-cell table:style-name="Táblázat45.E3" office:value-type="string">
            <text:p text:style-name="P96">Végbevitel követelménye: </text:p>
            <text:list text:style-name="L77">
              <text:list-item>
                <text:p text:style-name="P450">a balkezes fegyvernek láncnak, vagy lánccal felszerelnek kell lennie (pl. láncos buzogány)</text:p>
              </text:list-item>
              <text:list-item>
                <text:p text:style-name="P450">kétkezes harc folytatása</text:p>
              </text:list-item>
              <text:list-item>
                <text:p text:style-name="P450">az ellenfél fegyvere csak egykezes szúró/vágó lehet</text:p>
              </text:list-item>
            </text:list>
            <text:p text:style-name="P98"><text:s/></text:p>
            <text:p text:style-name="P96">1.fok követelménye: <text:span text:style-name="T87">Kétkezes harc – 1.fok, Mesterfegyver fortély – 1.fok</text:span></text:p>
            <text:p text:style-name="P96"><text:span text:style-name="T64">Hatás</text:span>: Jobbkezes fegyvereddel elvezeted, bal kezedben tartott láncos fegyvereddel pedig foglyul ejted ellenfeled pengéjét, melyet a továbbiakban nem tud használni, amíg ki nem szabadítja azt. Az ellenfél dönthet: <text:line-break/>- elengedi a fegyvert, mellyel gyakorlatilag sikeres lefegyverzéssé változik a manőver<text:line-break/>- továbbra is kezében tartja.<text:line-break/>Ha kézben tartja, akkor az ellenfelet <text:span text:style-name="T9">Harc helyhez kötve</text:span> módosítói sújtják, elveszít minden bónuszt az adott fegyverre (Mf, stb), kétkezes harc esetén a továbbiakban a másik kezében tartott fegyver harcértékeivel küzd. Ha másik keze üres, akkor sújtják a <text:span text:style-name="T9">Harc puszta kézzel</text:span> fejezetben leírt levonások is, melyek minden pusztakezes harcosra vonatkoznak. </text:p>
            <text:p text:style-name="P96"><text:span text:style-name="T64">Hatás 2</text:span>: a foglyul ejtett fegyverre a Lefegyverezés manőver csak 5-ös nehézségű</text:p>
          </table:table-cell>
        </table:table-row>
        <text:soft-page-break/>
        <table:table-row table:style-name="Táblázat45.1">
          <table:table-cell table:style-name="Táblázat45.A3" office:value-type="string">
            <text:p text:style-name="P211">Lefegyverzés / Fegyvertörés</text:p>
          </table:table-cell>
          <table:table-cell table:style-name="Táblázat45.A3" office:value-type="string">
            <text:p text:style-name="P243">8</text:p>
          </table:table-cell>
          <table:table-cell table:style-name="Táblázat45.A3" office:value-type="string">
            <text:p text:style-name="P231">E V</text:p>
          </table:table-cell>
          <table:table-cell table:style-name="Táblázat45.A3" office:value-type="string">
            <text:p text:style-name="P210">2 fok</text:p>
          </table:table-cell>
          <table:table-cell table:style-name="Táblázat45.E3" office:value-type="string">
            <text:p text:style-name="P227"><text:span text:style-name="T9">Leírás:</text:span><text:span text:style-name="T3"> Ha meg akarod fosztani ellenfeledet fegyverétől, vagy kiütve kezéből, vagy annak eltörésével, akkor lefegyverezés manővert kell alkalmaznod.</text:span></text:p>
            <text:p text:style-name="P227"><text:span text:style-name="T9">Hatás</text:span><text:span text:style-name="T3">: A lefegyverzés sikeres. Ellenfeled kezéből kihullik a fegyver, vagy eltörik.</text:span></text:p>
            <text:p text:style-name="P234"><text:s/></text:p>
            <text:p text:style-name="P227"><text:span text:style-name="T9">Fortélyban tanulható (2 fok)</text:span><text:span text:style-name="T3"> – </text:span><text:span text:style-name="T65">egy konkrét választott harcmodorra</text:span></text:p>
            <text:p text:style-name="P229"><text:span text:style-name="T9">1.fok</text:span>: Követelmény: Harcmodor képzettség – 5.szint</text:p>
            <text:p text:style-name="P229">Ha bármely más harcmodorban eléri az 5.szintet, akkor onnantól kezdve abban a harcmodorban is jár a bónusz, nem szükséges újra pontot költeni a manőverre.</text:p>
            <text:p text:style-name="P229"><text:span text:style-name="T9">2.fok</text:span>: Követelmény: 1.fok megléte és Mesterfegyver (választott fegyver) – 1.fok</text:p>
            <text:p text:style-name="P229">Amint egy újabb fegyverre felveszi a Mesterfegyver fortélyt legalább 1.fokon, akkor onnan kezdve arra is tudja használni a 2.fokú lefegyverzést.</text:p>
            <text:p text:style-name="P235"><text:s/></text:p>
            <text:p text:style-name="P225"><text:span text:style-name="T9">Plusz módosító</text:span>: </text:p>
            <text:list text:style-name="L78">
              <text:list-item>
                <text:p text:style-name="P453"><text:s/>+1 a Mesterfegyver fortély minden foka után. Ha az ellenfél is jártas, akkor a célszám is nő fokonként +1-el.</text:p>
              </text:list-item>
              <text:list-item>
                <text:p text:style-name="P453">a használt fegyver mennyire alkalmas a másik fegyver elvételére. AKM dönt: [-2;+4] (Kétkezes harcot sok esetben megkönnyíti a lefegyverzést.</text:p>
              </text:list-item>
            </text:list>
            <text:p text:style-name="P96"><text:span text:style-name="T9">Speciális</text:span>:</text:p>
            <text:list text:style-name="L78">
              <text:list-item text:start-value="1">
                <text:p text:style-name="P453">Hogy fegyvercsellel, végtagsebzéssel, vagy fegyvertöréssel fosztja meg ellenfelét a karakter, arról a KM dönt és az esetleges módosítókat is ő határozza meg.</text:p>
              </text:list-item>
              <text:list-item>
                <text:p text:style-name="P453">Karmok és szarvak ellen nem használható a Manőver, ott Csonkolás szükséges</text:p>
              </text:list-item>
            </text:list>
          </table:table-cell>
        </table:table-row>
        <table:table-row table:style-name="Táblázat45.1">
          <table:table-cell table:style-name="Táblázat45.A3" office:value-type="string">
            <text:p text:style-name="P244">Lefejelés</text:p>
          </table:table-cell>
          <table:table-cell table:style-name="Táblázat45.A3" office:value-type="string">
            <text:p text:style-name="P243">8/5</text:p>
          </table:table-cell>
          <table:table-cell table:style-name="Táblázat45.A3" office:value-type="string">
            <text:p text:style-name="P252">E V</text:p>
          </table:table-cell>
          <table:table-cell table:style-name="Táblázat45.A3" office:value-type="string">
            <text:p text:style-name="P243">1 fok</text:p>
          </table:table-cell>
          <table:table-cell table:style-name="Táblázat45.E3" office:value-type="string">
            <text:list text:style-name="L74">
              <text:list-item text:start-value="1">
                <text:p text:style-name="P418">Belharcban a nehézség csak 5</text:p>
              </text:list-item>
            </text:list>
            <text:list text:style-name="L79">
              <text:list-item>
                <text:p text:style-name="P424">Nem szükséges Belharc fortély</text:p>
              </text:list-item>
              <text:list-item>
                <text:p text:style-name="P439">Ellenfél képzett belharcos: lásd leírás</text:p>
              </text:list-item>
              <text:list-item>
                <text:p text:style-name="P439">TODO: állatoknak általában <text:s/>van Belharcuk! <text:s/>(KM dönt)</text:p>
              </text:list-item>
            </text:list>
          </table:table-cell>
        </table:table-row>
        <table:table-row table:style-name="Táblázat45.1">
          <table:table-cell table:style-name="Táblázat45.A3" office:value-type="string">
            <text:p text:style-name="P249">Mesterjel</text:p>
          </table:table-cell>
          <table:table-cell table:style-name="Táblázat45.A3" office:value-type="string">
            <text:p text:style-name="P248">8-10*</text:p>
          </table:table-cell>
          <table:table-cell table:style-name="Táblázat45.A3" office:value-type="string">
            <text:p text:style-name="P253">E V</text:p>
          </table:table-cell>
          <table:table-cell table:style-name="Táblázat45.A3" office:value-type="string">
            <text:p text:style-name="P250">1 fok</text:p>
          </table:table-cell>
          <table:table-cell table:style-name="Táblázat45.E3" office:value-type="string">
            <text:p text:style-name="P91"><text:span text:style-name="T9">1.fok </text:span>követelmény: Mesterfegyver – 2.fok</text:p>
            <text:p text:style-name="P91">Speciális követelmény: A használt fegyver csak valamilyen (legfeljebb 1 penge hosszú) hegyes szúrófegyver lehet</text:p>
            <text:p text:style-name="P91"><text:span text:style-name="T64">Hatás</text:span>: Sikeres manőver esetén képes vagy mesterjeledet belekarcolni ellenfeled ruhájába/bőrébe.</text:p>
            <text:p text:style-name="P91"><text:span text:style-name="T9">*</text:span> A nehézség a jel bonyolultságától függ</text:p>
          </table:table-cell>
        </table:table-row>
        <table:table-row table:style-name="Táblázat45.1">
          <table:table-cell table:style-name="Táblázat45.A3" office:value-type="string">
            <text:p text:style-name="P247">Páncélszúrás</text:p>
          </table:table-cell>
          <table:table-cell table:style-name="Táblázat45.A3" office:value-type="string">
            <text:p text:style-name="P210">Lásd a leírást.</text:p>
          </table:table-cell>
          <table:table-cell table:style-name="Táblázat45.A3" office:value-type="string">
            <text:p text:style-name="P231"><text:span text:style-name="T87">M</text:span> E V</text:p>
          </table:table-cell>
          <table:table-cell table:style-name="Táblázat45.A3" office:value-type="string">
            <text:p text:style-name="P243">2 fok</text:p>
          </table:table-cell>
          <table:table-cell table:style-name="Táblázat45.E3" office:value-type="string">
            <text:p text:style-name="P89">Meglepetésnél mi van? <text:s text:c="7"/>Túlütés is kell? (kelljen, különben brutál táp)</text:p>
            <text:p text:style-name="P88"><text:span text:style-name="T42">Nehézség</text:span><text:span text:style-name="T67">: vért lefedésétől függ: 1-10 <text:s text:c="2"/>(példa: Mellvért: 6, teljes vért: 10)</text:span></text:p>
            <text:p text:style-name="P88"><text:span text:style-name="T42">Speciális</text:span><text:span text:style-name="T67">: a Végrehajtás (támadás) során </text:span><text:span text:style-name="T66">túlütés szükséges</text:span><text:span text:style-name="T67">! Nem elég a sima találat!</text:span></text:p>
            <text:p text:style-name="P87"><text:span text:style-name="T42">1. fok </text:span><text:span text:style-name="T67">követelménye: </text:span><text:span text:style-name="T87">todo</text:span></text:p>
            <text:p text:style-name="P87"><text:span text:style-name="T42">2. fok</text:span><text:span text:style-name="T67"> követelménye: </text:span><text:span text:style-name="T87">todo</text:span></text:p>
            <text:p text:style-name="P91">Végbevitel követelménye:</text:p>
            <text:list text:style-name="L74">
              <text:list-item text:start-value="1">
                <text:p text:style-name="P418">Belharci szituáció</text:p>
              </text:list-item>
              <text:list-item>
                <text:p text:style-name="P418">Erre alkalmas fegyver (KM dönt), melynek pengéje befér az ellenfél páncéljának illesztékei közé</text:p>
              </text:list-item>
            </text:list>
            <text:p text:style-name="P87"><text:span text:style-name="T64">Hatás</text:span>: Képes vagy megtalálni ellenfeled páncélján a rést, ahol megkerülheted a vért adta védelmet. Ha fegyvereddel be tudtál szúrni az illesztékek között (a manőver sikerült), akkor dobj rendes sebzést, mely ellen áldozatodnak csak a vértezet alatt viselt további védelmei adnak SFÉ-t. Ne feledjük, hogy a teljes vértezet alatt sokszor láncinget viselnek!</text:p>
            <text:p text:style-name="P87">Sikeres Páncélszúrás esetén az áldozat nem jogosult Páncéldobásra.</text:p>
          </table:table-cell>
        </table:table-row>
        <table:table-row table:style-name="Táblázat45.1">
          <table:table-cell table:style-name="Táblázat45.A3" office:value-type="string">
            <text:p text:style-name="P393">Terelés</text:p>
          </table:table-cell>
          <table:table-cell table:style-name="Táblázat45.A3" office:value-type="string">
            <text:p text:style-name="P300">???</text:p>
          </table:table-cell>
          <table:table-cell table:style-name="Táblázat45.A3" office:value-type="string">
            <text:p text:style-name="P395">E <text:span text:style-name="T87">V?</text:span></text:p>
          </table:table-cell>
          <table:table-cell table:style-name="Táblázat45.A3" office:value-type="string">
            <text:p text:style-name="P396">1 fok</text:p>
          </table:table-cell>
          <table:table-cell table:style-name="Táblázat45.E3" office:value-type="string">
            <text:p text:style-name="P100">???. <text:s/>Leírás: arra tereli az ellenfelet, amerre akarja. Hátrálásnál nem kell használni, az megy magától!<text:line-break/>Nehézség: ha kell Végrahajtás (támadás), akkor alacsonyabb, ha nem kell, akkor magas..<text:line-break/>Nehézség függ még: Azonos irányba tereli, vagy 90 fokban, vagy ellenkező irányba</text:p>
          </table:table-cell>
        </table:table-row>
      </table:table>
      <text:p text:style-name="P331"/>
      <text:p text:style-name="P331"/>
      <text:p text:style-name="P332"/>
      <text:p text:style-name="P331"/>
      <text:h text:style-name="P10" text:outline-level="1"><text:span text:style-name="_5b_RPG_5d__20_Kiemelt_20_kifejezés"><text:span text:style-name="T9">Távolsági harc</text:span></text:span></text:h>
      <text:list text:style-name="L80">
        <text:list-item>
          <text:p text:style-name="P499"><text:span text:style-name="_5b_RPG_5d__20_Kiemelt_20_kifejezés"><text:span text:style-name="T53">Támadó </text:span></text:span><text:span text:style-name="_5b_RPG_5d__20_Kiemelt_20_kifejezés"><text:span text:style-name="T28">CÉ = (-30) + (2 x Önuralom) + CM + Harcmodor bónusza + Fegyver CÉ</text:span></text:span></text:p>
        </text:list-item>
      </text:list>
      <text:list text:style-name="L2">
        <text:list-item text:start-value="1">
          <text:p text:style-name="P500"><text:span text:style-name="_5b_RPG_5d__20_Kiemelt_20_kifejezés"><text:span text:style-name="T3">Célpont VÉ = </text:span></text:span><text:change-start text:change-id="ct188477008"/><text:span text:style-name="_5b_RPG_5d__20_Kiemelt_20_kifejezés"><text:span text:style-name="T3">Cellaszám x <text:s/>Szorzó</text:span></text:span><text:change-end text:change-id="ct188477008"/><text:change text:change-id="ct71532824"/></text:p>
        </text:list-item>
      </text:list>
      <text:list text:style-name="L1">
        <text:list-item text:start-value="1">
          <text:p text:style-name="P8"><text:change text:change-id="ct72003624"/><text:span text:style-name="_5b_RPG_5d__20_Kiemelt_20_kifejezés"><text:span text:style-name="T3">Cellaszám = (Cél táv / Fegyver Osztó) <text:s text:c="2"/></text:span></text:span><text:span text:style-name="_5b_RPG_5d__20_Kiemelt_20_kifejezés"><text:span text:style-name="T108">→</text:span></text:span><text:span text:style-name="_5b_RPG_5d__20_Kiemelt_20_kifejezés"><text:span text:style-name="T3"> Felfelé kerekítve</text:span></text:span></text:p>
        </text:list-item>
      </text:list>
      <text:list text:style-name="L2">
        <text:list-item text:start-value="1">
          <text:p text:style-name="P9"><text:change-start text:change-id="ct195848136"/><text:span text:style-name="_5b_RPG_5d__20_Kiemelt_20_kifejezés"><text:span text:style-name="T3">Szorzó = </text:span></text:span><text:span text:style-name="_5b_RPG_5d__20_Kiemelt_20_kifejezés"><text:span text:style-name="T4">Mozgás</text:span></text:span><text:span text:style-name="_5b_RPG_5d__20_Kiemelt_20_kifejezés"><text:span text:style-name="T3"> + </text:span></text:span><text:span text:style-name="_5b_RPG_5d__20_Kiemelt_20_kifejezés"><text:span text:style-name="T5">Méret</text:span></text:span><text:span text:style-name="_5b_RPG_5d__20_Kiemelt_20_kifejezés"><text:span text:style-name="T3"> + </text:span></text:span><text:span text:style-name="_5b_RPG_5d__20_Kiemelt_20_kifejezés"><text:span text:style-name="T6">Láthatóság </text:span></text:span><text:span text:style-name="_5b_RPG_5d__20_Kiemelt_20_kifejezés"><text:span text:style-name="T7">+ </text:span></text:span><text:span text:style-name="_5b_RPG_5d__20_Kiemelt_20_kifejezés"><text:span text:style-name="T8">Lövész mozgása</text:span></text:span></text:p>
        </text:list-item>
      </text:list>
      <text:change-end text:change-id="ct195848136"/>
      <text:section text:style-name="Sect11" text:name="Szakasz3">
        <table:table table:name="Táblázat11" table:style-name="Táblázat11">
          <table:table-column table:style-name="Táblázat11.A"/>
          <table:table-column table:style-name="Táblázat11.B"/>
          <table:table-header-rows>
            <table:table-row>
              <table:table-cell table:style-name="Táblázat11.A1" office:value-type="string">
                <text:p text:style-name="P189">Mozgás</text:p>
              </table:table-cell>
              <table:table-cell table:style-name="Táblázat11.B1" office:value-type="string">
                <text:p text:style-name="P190">Szorzó</text:p>
              </table:table-cell>
            </table:table-row>
          </table:table-header-rows>
          <table:table-row>
            <table:table-cell table:style-name="Táblázat11.A2" office:value-type="string">
              <text:p text:style-name="P116">Álló</text:p>
            </table:table-cell>
            <table:table-cell table:style-name="Táblázat11.B2" office:value-type="string">
              <text:p text:style-name="P116">3x</text:p>
            </table:table-cell>
          </table:table-row>
          <table:table-row>
            <table:table-cell table:style-name="Táblázat11.A2" office:value-type="string">
              <text:p text:style-name="P116">Lassú, egyenletes</text:p>
            </table:table-cell>
            <table:table-cell table:style-name="Táblázat11.B2" office:value-type="string">
              <text:p text:style-name="P116">5x</text:p>
            </table:table-cell>
          </table:table-row>
          <table:table-row>
            <table:table-cell table:style-name="Táblázat11.A2" office:value-type="string">
              <text:p text:style-name="P116">Gyors, egyenletes</text:p>
            </table:table-cell>
            <table:table-cell table:style-name="Táblázat11.B2" office:value-type="string">
              <text:p text:style-name="P116">8x</text:p>
            </table:table-cell>
          </table:table-row>
          <table:table-row>
            <table:table-cell table:style-name="Táblázat11.A5" office:value-type="string">
              <text:p text:style-name="P116">Kiszámíthatatlan</text:p>
            </table:table-cell>
            <table:table-cell table:style-name="Táblázat11.B2" office:value-type="string">
              <text:p text:style-name="P116">15x</text:p>
            </table:table-cell>
          </table:table-row>
          <table:table-row>
            <table:table-cell table:style-name="Táblázat11.A2" office:value-type="string">
              <text:p text:style-name="P116">Harcoló célpont</text:p>
            </table:table-cell>
            <table:table-cell table:style-name="Táblázat11.B2" office:value-type="string">
              <text:p text:style-name="P116">20x</text:p>
            </table:table-cell>
          </table:table-row>
        </table:table>
        <text:p text:style-name="Standard"><text:span text:style-name="_5b_RPG_5d__20_Kiemelt_20_kifejezés"><text:span text:style-name="T9"/></text:span></text:p>
        <text:p text:style-name="Standard"><text:span text:style-name="_5b_RPG_5d__20_Kiemelt_20_kifejezés"><text:span text:style-name="T9"/></text:span></text:p>
        <table:table table:name="Tábla17" table:style-name="Tábla17">
          <table:table-column table:style-name="Tábla17.A"/>
          <table:table-column table:style-name="Tábla17.B"/>
          <table:table-header-rows>
            <table:table-row>
              <table:table-cell table:style-name="Tábla17.A1" office:value-type="string">
                <text:p text:style-name="P195">Méret</text:p>
              </table:table-cell>
              <table:table-cell table:style-name="Tábla17.B1" office:value-type="string">
                <text:p text:style-name="P190">Szorzó</text:p>
              </table:table-cell>
            </table:table-row>
          </table:table-header-rows>
          <table:table-row>
            <table:table-cell table:style-name="Tábla17.A2" office:value-type="string">
              <text:p text:style-name="P116">Pénzérme</text:p>
            </table:table-cell>
            <table:table-cell table:style-name="Tábla17.B2" office:value-type="string">
              <text:p text:style-name="P116">+7x</text:p>
            </table:table-cell>
          </table:table-row>
          <table:table-row>
            <table:table-cell table:style-name="Tábla17.A2" office:value-type="string">
              <text:p text:style-name="P116">Alma</text:p>
            </table:table-cell>
            <table:table-cell table:style-name="Tábla17.B2" office:value-type="string">
              <text:p text:style-name="P116">+5x</text:p>
            </table:table-cell>
          </table:table-row>
          <table:table-row>
            <table:table-cell table:style-name="Tábla17.A2" office:value-type="string">
              <text:p text:style-name="P116">Macska, Dinnye</text:p>
            </table:table-cell>
            <table:table-cell table:style-name="Tábla17.B2" office:value-type="string">
              <text:p text:style-name="P116">+3x</text:p>
            </table:table-cell>
          </table:table-row>
          <table:table-row>
            <table:table-cell table:style-name="Tábla17.A2" office:value-type="string">
              <text:p text:style-name="P116">Törpe, gyerek</text:p>
            </table:table-cell>
            <table:table-cell table:style-name="Tábla17.B2" office:value-type="string">
              <text:p text:style-name="P116">+1x</text:p>
            </table:table-cell>
          </table:table-row>
          <table:table-row>
            <table:table-cell table:style-name="Tábla17.A6" office:value-type="string">
              <text:p text:style-name="P117">Átlagos ember/elf méretű</text:p>
            </table:table-cell>
            <table:table-cell table:style-name="Tábla17.B6" office:value-type="string">
              <text:p text:style-name="P116">+0x</text:p>
            </table:table-cell>
          </table:table-row>
          <table:table-row>
            <table:table-cell table:style-name="Tábla17.A6" office:value-type="string">
              <text:p text:style-name="P117">Ló oldalról, Ogre</text:p>
            </table:table-cell>
            <table:table-cell table:style-name="Tábla17.B6" office:value-type="string">
              <text:p text:style-name="P116">-1x</text:p>
            </table:table-cell>
          </table:table-row>
          <table:table-row>
            <table:table-cell table:style-name="Tábla17.A6" office:value-type="string">
              <text:p text:style-name="P117">Lovas</text:p>
            </table:table-cell>
            <table:table-cell table:style-name="Tábla17.B6" office:value-type="string">
              <text:p text:style-name="P116">-2x</text:p>
            </table:table-cell>
          </table:table-row>
        </table:table>
        <text:p text:style-name="Standard"/>
        <text:p text:style-name="Standard"/>
        <table:table table:name="Tábla18" table:style-name="Tábla18">
          <table:table-column table:style-name="Tábla18.A"/>
          <table:table-column table:style-name="Tábla18.B"/>
          <table:table-header-rows>
            <table:table-row>
              <table:table-cell table:style-name="Tábla18.A1" office:value-type="string">
                <text:p text:style-name="P196">Lövész mozgása</text:p>
              </table:table-cell>
              <table:table-cell table:style-name="Tábla18.B1" office:value-type="string">
                <text:p text:style-name="P190">Szorzó</text:p>
              </table:table-cell>
            </table:table-row>
          </table:table-header-rows>
          <table:table-row>
            <table:table-cell table:style-name="Tábla18.A2" office:value-type="string">
              <text:p text:style-name="P118">Mozdulatlan / Álló lövész</text:p>
            </table:table-cell>
            <table:table-cell table:style-name="Tábla18.B2" office:value-type="string">
              <text:p text:style-name="P118">+0x</text:p>
            </table:table-cell>
          </table:table-row>
          <table:table-row>
            <table:table-cell table:style-name="Tábla18.A2" office:value-type="string">
              <text:p text:style-name="P118">A lövész lassan, egyenletesen sétál</text:p>
            </table:table-cell>
            <table:table-cell table:style-name="Tábla18.B2" office:value-type="string">
              <text:p text:style-name="P118">+2x</text:p>
            </table:table-cell>
          </table:table-row>
          <table:table-row>
            <table:table-cell table:style-name="Tábla18.A2" office:value-type="string">
              <text:p text:style-name="P118">A lövész lassan fut</text:p>
            </table:table-cell>
            <table:table-cell table:style-name="Tábla18.B2" office:value-type="string">
              <text:p text:style-name="P118">+5x</text:p>
            </table:table-cell>
          </table:table-row>
          <table:table-row>
            <table:table-cell table:style-name="Tábla18.A2" office:value-type="string">
              <text:p text:style-name="P118">A lövész rohan</text:p>
            </table:table-cell>
            <table:table-cell table:style-name="Tábla18.B2" office:value-type="string">
              <text:p text:style-name="P118">+10x</text:p>
            </table:table-cell>
          </table:table-row>
        </table:table>
        <text:p text:style-name="Standard"/>
        <table:table table:name="Táblázat8" table:style-name="Táblázat8">
          <table:table-column table:style-name="Táblázat8.A"/>
          <table:table-column table:style-name="Táblázat8.B"/>
          <table:table-column table:style-name="Táblázat8.C"/>
          <table:table-column table:style-name="Táblázat8.D"/>
          <table:table-header-rows>
            <table:table-row>
              <table:table-cell table:style-name="Táblázat8.A1" office:value-type="string">
                <text:p text:style-name="P190">A célpont <text:span text:style-name="T16">láthatósága</text:span> és hangossága</text:p>
              </table:table-cell>
              <table:table-cell table:style-name="Táblázat8.A1" office:value-type="string">
                <text:p text:style-name="P190">Szorzó képzetlenül</text:p>
              </table:table-cell>
              <table:table-cell table:style-name="Táblázat8.A1" office:value-type="string">
                <text:p text:style-name="P190">Szorzó<text:line-break/>Vakharc – 1.fok</text:p>
              </table:table-cell>
              <table:table-cell table:style-name="Táblázat8.D1" office:value-type="string">
                <text:p text:style-name="P190">Szorzó<text:line-break/>Vakharc – 2.fok*</text:p>
              </table:table-cell>
            </table:table-row>
          </table:table-header-rows>
          <table:table-row>
            <table:table-cell table:style-name="Táblázat8.A2" office:value-type="string">
              <text:p text:style-name="P120">Jól kivehető kontúr</text:p>
              <text:p text:style-name="P120">(Pl. nappali célpont; napnyugtakor háztetőn álldogáló célpont)</text:p>
            </table:table-cell>
            <table:table-cell table:style-name="Táblázat8.A2" office:value-type="string">
              <text:p text:style-name="P120">0x</text:p>
            </table:table-cell>
            <table:table-cell table:style-name="Táblázat8.A2" office:value-type="string">
              <text:p text:style-name="P120">0x</text:p>
            </table:table-cell>
            <table:table-cell table:style-name="Táblázat8.D2" office:value-type="string">
              <text:p text:style-name="P120">0x</text:p>
            </table:table-cell>
          </table:table-row>
          <table:table-row>
            <table:table-cell table:style-name="Táblázat8.A2" office:value-type="string">
              <text:p text:style-name="P120">Homályos kontúr<text:line-break/>(Pl. félhomályban mozgó alaké;</text:p>
              <text:p text:style-name="P120">testközeli célpont sötétben)</text:p>
            </table:table-cell>
            <table:table-cell table:style-name="Táblázat8.A2" office:value-type="string">
              <text:p text:style-name="P120">3x</text:p>
            </table:table-cell>
            <table:table-cell table:style-name="Táblázat8.A2" office:value-type="string">
              <text:p text:style-name="P120">2x</text:p>
            </table:table-cell>
            <table:table-cell table:style-name="Táblázat8.D2" office:value-type="string">
              <text:p text:style-name="P120">1x</text:p>
            </table:table-cell>
          </table:table-row>
          <table:table-row>
            <table:table-cell table:style-name="Táblázat8.A2" office:value-type="string">
              <text:p text:style-name="P120">Éppen kivehető kontúr (zajos)<text:line-break/>(Pl. sötétben <text:span text:style-name="T109">neszező</text:span> árnyak)</text:p>
            </table:table-cell>
            <table:table-cell table:style-name="Táblázat8.A2" office:value-type="string">
              <text:p text:style-name="P120">6x</text:p>
            </table:table-cell>
            <table:table-cell table:style-name="Táblázat8.A2" office:value-type="string">
              <text:p text:style-name="P120">5x</text:p>
            </table:table-cell>
            <table:table-cell table:style-name="Táblázat8.D2" office:value-type="string">
              <text:p text:style-name="P120">4x</text:p>
            </table:table-cell>
          </table:table-row>
          <table:table-row>
            <table:table-cell table:style-name="Táblázat8.A2" office:value-type="string">
              <text:p text:style-name="P120">Éppen kivehető kontúr (csendes)<text:line-break/>(Pl. csendben lapuló árnyak)</text:p>
            </table:table-cell>
            <table:table-cell table:style-name="Táblázat8.B5" office:value-type="string">
              <text:p text:style-name="P120">15x</text:p>
            </table:table-cell>
            <table:table-cell table:style-name="Táblázat8.B5" office:value-type="string">
              <text:p text:style-name="P120">10x</text:p>
            </table:table-cell>
            <table:table-cell table:style-name="Táblázat8.D5" office:value-type="string">
              <text:p text:style-name="P120">5x</text:p>
            </table:table-cell>
          </table:table-row>
          <table:table-row>
            <table:table-cell table:style-name="Táblázat8.A2" office:value-type="string">
              <text:p text:style-name="P120">Háttérrel egybeolvadó kontúr (zajos)<text:line-break/>(Pl. vaksötétben harcoló ellenfél;<text:line-break/>távoli célpont sötétben)</text:p>
            </table:table-cell>
            <table:table-cell table:style-name="Táblázat8.B5" office:value-type="string">
              <text:p text:style-name="P120">15x*</text:p>
            </table:table-cell>
            <table:table-cell table:style-name="Táblázat8.B5" office:value-type="string">
              <text:p text:style-name="P120">10x</text:p>
            </table:table-cell>
            <table:table-cell table:style-name="Táblázat8.D5" office:value-type="string">
              <text:p text:style-name="P120">5x</text:p>
            </table:table-cell>
          </table:table-row>
          <table:table-row>
            <table:table-cell table:style-name="Táblázat8.A2" office:value-type="string">
              <text:p text:style-name="P120">Háttérrel egybeolvadó kontúr (csendes)<text:line-break/>(Pl. némán osonó fejvadász)</text:p>
            </table:table-cell>
            <table:table-cell table:style-name="Táblázat8.B5" office:value-type="string">
              <text:p text:style-name="P120">Szinte lehetetlen**</text:p>
            </table:table-cell>
            <table:table-cell table:style-name="Táblázat8.B5" office:value-type="string">
              <text:p text:style-name="P120">12x**</text:p>
            </table:table-cell>
            <table:table-cell table:style-name="Táblázat8.D5" office:value-type="string">
              <text:p text:style-name="P120">7x**</text:p>
            </table:table-cell>
          </table:table-row>
        </table:table>
        <text:p text:style-name="Standard"/>
        <table:table table:name="Tábla19" table:style-name="Tábla19">
          <table:table-column table:style-name="Tábla19.A"/>
          <table:table-column table:style-name="Tábla19.B"/>
          <table:table-column table:style-name="Tábla19.C"/>
          <table:table-column table:style-name="Tábla19.D"/>
          <table:table-header-rows>
            <table:table-row>
              <table:table-cell table:style-name="Tábla19.A1" office:value-type="string">
                <text:p text:style-name="P191">Fegyverkat.</text:p>
              </table:table-cell>
              <table:table-cell table:style-name="Tábla19.A1" office:value-type="string">
                <text:p text:style-name="P194">Osztó</text:p>
              </table:table-cell>
              <table:table-cell table:style-name="Tábla19.A1" office:value-type="string">
                <text:p text:style-name="P191">Példa fegyverek</text:p>
              </table:table-cell>
              <table:table-cell table:style-name="Tábla19.D1" office:value-type="string">
                <text:p text:style-name="P191">Speciális</text:p>
              </table:table-cell>
            </table:table-row>
          </table:table-header-rows>
          <table:table-row>
            <table:table-cell table:style-name="Tábla19.A2" office:value-type="string">
              <text:p text:style-name="P120">Nem hajításra készített tárgyak</text:p>
            </table:table-cell>
            <table:table-cell table:style-name="Tábla19.A2" office:value-type="string">
              <text:p text:style-name="P120">1</text:p>
            </table:table-cell>
            <table:table-cell table:style-name="Tábla19.A2" office:value-type="string">
              <text:p text:style-name="P120">Kard, zsámoly, söröskorsó</text:p>
            </table:table-cell>
            <table:table-cell table:style-name="Tábla19.D2" office:value-type="string">
              <text:p text:style-name="P121">Maximális Hatótávjukhoz <text:span text:style-name="T109">hozzáadható:</text:span>(ERŐ módosító x Osztó)</text:p>
            </table:table-cell>
          </table:table-row>
          <table:table-row>
            <table:table-cell table:style-name="Tábla19.A2" office:value-type="string">
              <text:p text:style-name="P120">Apró hajítófegyverek</text:p>
            </table:table-cell>
            <table:table-cell table:style-name="Tábla19.A2" office:value-type="string">
              <text:p text:style-name="P120">2</text:p>
            </table:table-cell>
            <table:table-cell table:style-name="Tábla19.A2" office:value-type="string">
              <text:p text:style-name="P120">Tőr, dobótőr, hajítóbárd</text:p>
            </table:table-cell>
            <table:table-cell table:style-name="Tábla19.D2" office:value-type="string">
              <text:p text:style-name="P121">-</text:p>
            </table:table-cell>
          </table:table-row>
          <table:table-row>
            <table:table-cell table:style-name="Tábla19.A4" office:value-type="string">
              <text:p text:style-name="P120">Íjak</text:p>
            </table:table-cell>
            <table:table-cell table:style-name="Tábla19.A2" office:value-type="string">
              <text:p text:style-name="P120">3</text:p>
            </table:table-cell>
            <table:table-cell table:style-name="Tábla19.A4" office:value-type="string">
              <text:p text:style-name="P120">Rövid íj, hosszú íj,<text:line-break/>+ Kézi nyílpuska, <text:line-break/>dárda</text:p>
            </table:table-cell>
            <table:table-cell table:style-name="Tábla19.D2" office:value-type="string">
              <text:p text:style-name="P121">Sebzés bónusz: ERŐ módosító <text:line-break/>(<text:span text:style-name="T9">ha</text:span> erre az Erőre lett tervezve)</text:p>
            </table:table-cell>
          </table:table-row>
          <table:table-row>
            <table:table-cell table:style-name="Tábla19.A4" office:value-type="string">
              <text:p text:style-name="P120">Nyílpuskák</text:p>
            </table:table-cell>
            <table:table-cell table:style-name="Tábla19.A2" office:value-type="string">
              <text:p text:style-name="P120">4</text:p>
            </table:table-cell>
            <table:table-cell table:style-name="Tábla19.A4" office:value-type="string">
              <text:p text:style-name="P120">Minden nyílpuska <text:line-break/>kivéve Kézi és <text:span text:style-name="T109">Kharei</text:span></text:p>
            </table:table-cell>
            <table:table-cell table:style-name="Tábla19.D2" office:value-type="string">
              <text:p text:style-name="P121">A kézi nyílpuskától felfelé <text:span text:style-name="T9">Páncéltörőnek</text:span> számítanak: </text:p>
              <text:p text:style-name="P121">SFÉ = a vért rétegeinek száma <text:line-break/>(mágikus vértek esetén a KM dönt)</text:p>
            </table:table-cell>
          </table:table-row>
        </table:table>
        <text:p text:style-name="Standard"/>
      </text:section>
      <text:p text:style-name="Text_20_body"><text:span text:style-name="_5b_RPG_5d__20_Kiemelt_20_kifejezés"><text:span text:style-name="T56"><text:s/></text:span></text:span></text:p>
      <table:table table:name="Táblázat10" table:style-name="Táblázat10">
        <table:table-column table:style-name="Táblázat10.A"/>
        <table:table-column table:style-name="Táblázat10.B"/>
        <table:table-column table:style-name="Táblázat10.C"/>
        <table:table-column table:style-name="Táblázat10.D"/>
        <table:table-header-rows>
          <table:table-row>
            <table:table-cell table:style-name="Táblázat10.A1" office:value-type="string">
              <text:p text:style-name="P191">Fegyverkategória</text:p>
            </table:table-cell>
            <table:table-cell table:style-name="Táblázat10.A1" office:value-type="string">
              <text:p text:style-name="P191">Osztó</text:p>
            </table:table-cell>
            <table:table-cell table:style-name="Táblázat10.A1" office:value-type="string">
              <text:p text:style-name="P191">Példa fegyverek</text:p>
            </table:table-cell>
            <table:table-cell table:style-name="Táblázat10.D1" office:value-type="string">
              <text:p text:style-name="P191">Speciális</text:p>
            </table:table-cell>
          </table:table-row>
        </table:table-header-rows>
        <table:table-row>
          <table:table-cell table:style-name="Táblázat10.A2" office:value-type="string">
            <text:p text:style-name="P120">Nem hajításra készített tárgyak</text:p>
          </table:table-cell>
          <table:table-cell table:style-name="Táblázat10.A2" office:value-type="string">
            <text:p text:style-name="P120"><text:s/>1</text:p>
          </table:table-cell>
          <table:table-cell table:style-name="Táblázat10.A2" office:value-type="string">
            <text:p text:style-name="P120">Kard, zsámoly, söröskorsó</text:p>
          </table:table-cell>
          <table:table-cell table:style-name="Táblázat10.D2" office:value-type="string">
            <text:p text:style-name="P121">Maximális Hatótávjukhoz <text:span text:style-name="T109">hozzáadható:</text:span><text:line-break/>(ERŐ módosító x Osztó)</text:p>
          </table:table-cell>
        </table:table-row>
        <table:table-row>
          <table:table-cell table:style-name="Táblázat10.A2" office:value-type="string">
            <text:p text:style-name="P120">Apró hajítófegyverek</text:p>
          </table:table-cell>
          <table:table-cell table:style-name="Táblázat10.A2" office:value-type="string">
            <text:p text:style-name="P120">2</text:p>
          </table:table-cell>
          <table:table-cell table:style-name="Táblázat10.A2" office:value-type="string">
            <text:p text:style-name="P120">Tőr, dobótőr, hajítóbárd</text:p>
          </table:table-cell>
          <table:table-cell table:style-name="Táblázat10.D2" office:value-type="string">
            <text:p text:style-name="P121">-</text:p>
          </table:table-cell>
        </table:table-row>
        <table:table-row>
          <table:table-cell table:style-name="Táblázat10.A4" office:value-type="string">
            <text:p text:style-name="P120">Íjak</text:p>
          </table:table-cell>
          <table:table-cell table:style-name="Táblázat10.A2" office:value-type="string">
            <text:p text:style-name="P120">3</text:p>
          </table:table-cell>
          <table:table-cell table:style-name="Táblázat10.A4" office:value-type="string">
            <text:p text:style-name="P120">Rövid íj, hosszú íj,<text:line-break/>+ Kézi nyílpuska, <text:line-break/>dárda, lándzsa, </text:p>
          </table:table-cell>
          <table:table-cell table:style-name="Táblázat10.D2" office:value-type="string">
            <text:p text:style-name="P121">Sebzés bónusz: ERŐ módosító <text:line-break/>(<text:span text:style-name="T9">ha</text:span> erre az Erőre lett tervezve)</text:p>
          </table:table-cell>
        </table:table-row>
        <table:table-row>
          <table:table-cell table:style-name="Táblázat10.A4" office:value-type="string">
            <text:p text:style-name="P120">Nyílpuskák</text:p>
          </table:table-cell>
          <table:table-cell table:style-name="Táblázat10.A2" office:value-type="string">
            <text:p text:style-name="P120">4</text:p>
          </table:table-cell>
          <table:table-cell table:style-name="Táblázat10.A4" office:value-type="string">
            <text:p text:style-name="P120">Minden nyílpuska <text:line-break/>kivéve Kézi és <text:span text:style-name="T109">Kharei</text:span></text:p>
          </table:table-cell>
          <table:table-cell table:style-name="Táblázat10.D2" office:value-type="string">
            <text:p text:style-name="P121">A kézi nyílpuskától felfelé <text:span text:style-name="T9">Páncéltörőnek</text:span> számítanak: </text:p>
            <text:p text:style-name="P121">SFÉ = a vért rétegeinek száma <text:line-break/>(mágikus vértek esetén a KM szava dönt)</text:p>
          </table:table-cell>
        </table:table-row>
      </table:table>
      <text:p text:style-name="Text_20_body"/>
      <text:h text:style-name="P102" text:outline-level="2">Szándékos kitérés lövés elől</text:h>
      <text:p text:style-name="Text_20_body">Ha valaki látja és van ideje felkészülni a rá leadott lövésre/hajításra, valamint rendelkezik elegendő hellyel a kitérésre <text:span text:style-name="T64">és</text:span> bejelenti, hogy megpróbálja elkerülni végzetét, akk<text:span text:style-name="T67">or </text:span><text:span text:style-name="T42">Gyorsaságpróbát</text:span><text:span text:style-name="T67"> kell </text:span>dobnia, melynek nehézsége függ a lövést leadó személy távolságától, valamint az általa használt fegyvertől.</text:p>
      <table:table table:name="Tábla1" table:style-name="Tábla1">
        <table:table-column table:style-name="Tábla1.A"/>
        <table:table-column table:style-name="Tábla1.B"/>
        <table:table-column table:style-name="Tábla1.C"/>
        <table:table-column table:style-name="Tábla1.B"/>
        <table:table-header-rows>
          <table:table-row>
            <table:table-cell table:style-name="Tábla1.A1" office:value-type="string">
              <text:p text:style-name="P193">Gyorsaságpróba célszám</text:p>
            </table:table-cell>
            <table:table-cell table:style-name="Tábla1.A1" office:value-type="string">
              <text:p text:style-name="P192">Dobófegyverek</text:p>
            </table:table-cell>
            <table:table-cell table:style-name="Tábla1.A1" office:value-type="string">
              <text:p text:style-name="P192">Íjak</text:p>
            </table:table-cell>
            <table:table-cell table:style-name="Tábla1.D1" office:value-type="string">
              <text:p text:style-name="P192">Nyílpuskák</text:p>
            </table:table-cell>
          </table:table-row>
        </table:table-header-rows>
        <table:table-row>
          <table:table-cell table:style-name="Tábla1.A2" office:value-type="string">
            <text:p text:style-name="P122">9</text:p>
          </table:table-cell>
          <table:table-cell table:style-name="Tábla1.A2" office:value-type="string">
            <text:p text:style-name="P122">0m - 3m</text:p>
          </table:table-cell>
          <table:table-cell table:style-name="Tábla1.A2" office:value-type="string">
            <text:p text:style-name="P122">0m - 5m</text:p>
          </table:table-cell>
          <table:table-cell table:style-name="Tábla1.D2" office:value-type="string">
            <text:p text:style-name="P122">0m - 10m</text:p>
          </table:table-cell>
        </table:table-row>
        <table:table-row>
          <table:table-cell table:style-name="Tábla1.A2" office:value-type="string">
            <text:p text:style-name="P122">8</text:p>
          </table:table-cell>
          <table:table-cell table:style-name="Tábla1.A2" office:value-type="string">
            <text:p text:style-name="P122">4m - 6m</text:p>
          </table:table-cell>
          <table:table-cell table:style-name="Tábla1.A2" office:value-type="string">
            <text:p text:style-name="P122">6m - 10m</text:p>
          </table:table-cell>
          <table:table-cell table:style-name="Tábla1.D2" office:value-type="string">
            <text:p text:style-name="P122">11m - 20m</text:p>
          </table:table-cell>
        </table:table-row>
        <table:table-row>
          <table:table-cell table:style-name="Tábla1.A2" office:value-type="string">
            <text:p text:style-name="P122">7</text:p>
          </table:table-cell>
          <table:table-cell table:style-name="Tábla1.A2" office:value-type="string">
            <text:p text:style-name="P122">7m - 9m</text:p>
          </table:table-cell>
          <table:table-cell table:style-name="Tábla1.A2" office:value-type="string">
            <text:p text:style-name="P122">11m - 15m</text:p>
          </table:table-cell>
          <table:table-cell table:style-name="Tábla1.D2" office:value-type="string">
            <text:p text:style-name="P122">21m - 30m</text:p>
          </table:table-cell>
        </table:table-row>
        <table:table-row>
          <table:table-cell table:style-name="Tábla1.A2" office:value-type="string">
            <text:p text:style-name="P122">6</text:p>
          </table:table-cell>
          <table:table-cell table:style-name="Tábla1.A2" office:value-type="string">
            <text:p text:style-name="P122">10m - 12m</text:p>
          </table:table-cell>
          <table:table-cell table:style-name="Tábla1.A2" office:value-type="string">
            <text:p text:style-name="P122">16m - 20m</text:p>
          </table:table-cell>
          <table:table-cell table:style-name="Tábla1.D2" office:value-type="string">
            <text:p text:style-name="P122">31m - 40m</text:p>
          </table:table-cell>
        </table:table-row>
      </table:table>
      <text:p text:style-name="Text_20_body"><text:span text:style-name="_5b_RPG_5d__20_Kiemelt_20_kifejezés"><text:span text:style-name="T9"/></text:span></text:p>
      <text:h text:style-name="Heading_20_2" text:outline-level="2">Példalövészet</text:h>
      <text:p text:style-name="Text_20_body">Tetves, a tolvaj-bérgyilkos egy raktár ablakából, nyílpuskával les a sikátorban közelgő áldozatára, egy tehetős kalmárra, aki éppen hazafelé battyog. A könnyű nyílpuska <text:span text:style-name="_5b_RPG_5d_Kiemelt_20_kifejezés">Osztója 4.</text:span></text:p>
      <text:p text:style-name="Text_20_body"><text:span text:style-name="_5b_RPG_5d_Kiemelt_20_kifejezés">Tetves CÉ-je</text:span> a következőképpen alakul:</text:p>
      <table:table table:name="Táblázat34" table:style-name="Táblázat34">
        <table:table-column table:style-name="Táblázat34.A"/>
        <table:table-header-rows>
          <table:table-row>
            <table:table-cell table:style-name="Táblázat34.A1" office:value-type="string">
              <text:p text:style-name="P306">CÉ = -30 (Konstans) + 6 (Önuralom 2x) + 16 (nyílpuska) +15 (CHM) + 4 (lövészet) = 11</text:p>
            </table:table-cell>
          </table:table-row>
        </table:table-header-rows>
      </table:table>
      <text:p text:style-name="Text_20_body"><text:line-break/><text:span text:style-name="_5b_RPG_5d_Kiemelt_20_kifejezés">A célpont Védő Értéke</text:span></text:p>
      <text:p text:style-name="Standard"><draw:frame draw:style-name="fr2" draw:name="Objektum4" text:anchor-type="as-char" svg:width="14.446cm" svg:height="1.032cm" draw:z-index="0"><draw:object xlink:href="./Object 1" xlink:type="simple" xlink:show="embed" xlink:actuate="onLoad"/><draw:image xlink:href="./ObjectReplacements/Object 1" xlink:type="simple" xlink:show="embed" xlink:actuate="onLoad"/></draw:frame></text:p>
      <text:p text:style-name="P65"><text:line-break/>Az osztásnál felfelé kell kerekíteni, de erre most nincs is szükség. A Cellaszám <text:span text:style-name="T9">4</text:span>. A VÉ így:</text:p>
      <text:p text:style-name="P69">VÉ = 5x4 = 20</text:p>
      <text:p text:style-name="P70">Tehát a vége: </text:p>
      <text:p text:style-name="P14">(11+k100) vs 20</text:p>
      <text:p text:style-name="P68"><text:span text:style-name="_5b_RPG_5d__20_Kiemelt_20_kifejezés"><text:span text:style-name="T3">azaz ha Tetves legalább 9-et dob, akkor találatot ér el. Könnyű cél...</text:span></text:span></text:p>
      <text:p text:style-name="P68"><text:span text:style-name="_5b_RPG_5d__20_Kiemelt_20_kifejezés"><text:span text:style-name="T3">Dob K100-al, az eredmény 31, végső CÉ = 11+31 = 42, tehát eltalálta a célt, dobhatja a sebzést. </text:span></text:span></text:p>
      <text:p text:style-name="Text_20_body"/>
      <text:h text:style-name="P10" text:outline-level="1"><text:span text:style-name="_5b_RPG_5d__20_Kiemelt_20_kifejezés"><text:span text:style-name="T9">Psz</text:span></text:span><text:change-start text:change-id="ct195847792"/><text:span text:style-name="_5b_RPG_5d__20_Kiemelt_20_kifejezés"><text:span text:style-name="T9">í</text:span></text:span><text:change-end text:change-id="ct195847792"/><text:change text:change-id="ct196073336"/></text:h>
      <text:p text:style-name="Text_20_body">A pszí tömören a következőképpen épül fel:</text:p>
      <text:list text:style-name="L81">
        <text:list-item>
          <text:p text:style-name="P501">„Pszí-alkalmazás”: 4 fokú Fortély, meghatározza a pszí használatának fokát.</text:p>
        </text:list-item>
        <text:list-item>
          <text:p text:style-name="P501">Pszí tradíciók : Átlagos típusú <text:span text:style-name="T64">képzettségek</text:span>.</text:p>
        </text:list-item>
        <text:list-item>
          <text:p text:style-name="P671">1 Ψp = 2KP</text:p>
        </text:list-item>
        <text:list-item>
          <text:p text:style-name="P501">A nagyon erős diszciplínákat külön fortélyban (15KP) kell felvenni egy megadott iskola alá</text:p>
        </text:list-item>
        <text:list-item>
          <text:p text:style-name="P504">Pszí kisiskolák? (pl. fejvádszoknak)</text:p>
        </text:list-item>
      </text:list>
      <text:h text:style-name="Heading_20_2" text:outline-level="2">„Pszí-alkalmazás” fortély fokai</text:h>
      <text:list text:style-name="L82">
        <text:list-item text:start-value="1">
          <text:p text:style-name="P683">1.fok</text:p>
        </text:list-item>
        <text:list-item>
          <text:p text:style-name="P540">Ha valaki felveszi 1.fokon a Pszí alkalmazás fortélyt, akkor választania kell egy pszí tradíciót is, amit kötelezően azonnal növelnie is kell legalább <text:span text:style-name="T87">1.képzettség-szintre</text:span>.</text:p>
        </text:list-item>
        <text:list-item>
          <text:p text:style-name="P540">Szintenként 4Ψp vehető fel</text:p>
        </text:list-item>
        <text:list-item>
          <text:p text:style-name="P545">Passzív: az alkalmazó csak magára képes a diszciplínákat alkalmazni</text:p>
        </text:list-item>
        <text:list-item>
          <text:p text:style-name="P545">Követelmény: Intelligencia: 0, Önuralom: +1</text:p>
        </text:list-item>
        <text:list-item>
          <text:p text:style-name="P545">Pszí pontok visszatérése meditációban: 1 óra alatt</text:p>
        </text:list-item>
        <text:list-item>
          <text:p text:style-name="P683">2.fok</text:p>
        </text:list-item>
        <text:list-item>
          <text:p text:style-name="P540">Szintenként 4Ψp vehető fel</text:p>
        </text:list-item>
        <text:list-item>
          <text:p text:style-name="P545">Aktív: magára, vagy egy célszemélyre képes hatni, akit lát. </text:p>
        </text:list-item>
        <text:list-item>
          <text:p text:style-name="P545">Max hatótáv: <text:span text:style-name="T125">20m, +5méterenként +1Ψp</text:span></text:p>
        </text:list-item>
        <text:list-item>
          <text:p text:style-name="P545">Követelmény: Intelligencia: 0, Önuralom: 0, Összpontosítás: 3. szint, <text:line-break/>legalább egy pszí-iskola 3.szinten</text:p>
        </text:list-item>
        <text:list-item>
          <text:p text:style-name="P545">Pszí pontok visszatérése meditációban: 30 perc alatt</text:p>
        </text:list-item>
        <text:list-item>
          <text:p text:style-name="P683">3.fok</text:p>
        </text:list-item>
        <text:list-item>
          <text:p text:style-name="P540">Szintenként 5Ψp vehető fel</text:p>
        </text:list-item>
        <text:list-item>
          <text:p text:style-name="P545">Aktív: magára, vagy <text:span text:style-name="T87">legfeljebb 2 célszemélyre</text:span> képes egyszerre hatni, akiket lát, vagy egy valakire, akit nem lát, de jól ismer.</text:p>
        </text:list-item>
        <text:list-item>
          <text:p text:style-name="P545">Max hatótáv: <text:span text:style-name="T125">100m, +5méterenként +1Ψp</text:span></text:p>
        </text:list-item>
        <text:list-item>
          <text:p text:style-name="P545">Követelmény: Intelligencia: +1, Önuralom: +2, Összpontosítás: 6.szint, <text:line-break/>legalább egy pszí-iskola 6.szinten</text:p>
        </text:list-item>
        <text:list-item>
          <text:p text:style-name="P545">Pszí pontok visszatérése meditációban: 10 perc alatt</text:p>
        </text:list-item>
        <text:list-item>
          <text:p text:style-name="P683">4.fok</text:p>
        </text:list-item>
        <text:list-item>
          <text:p text:style-name="P540">Szintenként 5Ψp vehető fel</text:p>
        </text:list-item>
        <text:list-item>
          <text:p text:style-name="P545">Ez a mester szint. Egyben a legerősebb "hálózat" jellegű diszciplínák követelménye is.</text:p>
        </text:list-item>
        <text:list-item>
          <text:p text:style-name="P545">Aktív-háló: magára, vagy több jól látható emberre képes egyszerre hatni, vagy egy valakire, akit nem lát, de jól ismer.</text:p>
        </text:list-item>
        <text:list-item>
          <text:p text:style-name="P545">Max hatótáv: <text:span text:style-name="T125">500m, +5méterenként +1Ψp</text:span></text:p>
        </text:list-item>
        <text:list-item>
          <text:p text:style-name="P545">Követelmény: Intelligencia: +2, Önuralom: +3, Összpontosítás: 9.szint, <text:line-break/>legalább egy pszí-iskola <text:span text:style-name="T87">12.szinten</text:span></text:p>
        </text:list-item>
        <text:list-item>
          <text:p text:style-name="P545">Pszí pontok visszatérése meditációban: 1 perc alatt</text:p>
        </text:list-item>
        <text:list-item>
          <text:p text:style-name="P683">5.fok</text:p>
        </text:list-item>
        <text:list-item>
          <text:p text:style-name="P561">Titkos fok. Legyen?</text:p>
        </text:list-item>
      </text:list>
      <text:p text:style-name="Text_20_body"><text:change-start text:change-id="ct127136992"/></text:p>
      <text:p text:style-name="Text_20_body"><text:change-end text:change-id="ct127136992"/></text:p>
      <text:h text:style-name="P102" text:outline-level="2">Pszí tradíciók</text:h>
      <text:list text:style-name="L83">
        <text:list-item>
          <text:p text:style-name="P620">Átlagos képzettségek követelményekkel</text:p>
        </text:list-item>
        <text:list-item>
          <text:p text:style-name="P621">A diszciplínákat 4.képzettség szinttől használhatóak, első három szinten csak elméleti a tudás</text:p>
        </text:list-item>
        <text:list-item>
          <text:p text:style-name="P620">Nem minden diszciplína tanulható az egyes tradíciókban.</text:p>
        </text:list-item>
        <text:list-item>
          <text:p text:style-name="P620">Sőt, az egyes tradícióknak megvannak az erősségei, gyengeségei. Pl. a Godoni tradíció az érzékelés jellegű iskolákban erősebb (könnyebben használja).</text:p>
        </text:list-item>
      </text:list>
      <text:list text:style-name="L84">
        <text:list-item>
          <text:p text:style-name="P624">Tradíciók: </text:p>
        </text:list-item>
      </text:list>
      <text:list text:style-name="L82">
        <text:list-item text:start-value="1">
          <text:p text:style-name="P545">Godoni eredetű (Pyarron, Shadon, Gorvik(?))</text:p>
        </text:list-item>
        <text:list-item>
          <text:p text:style-name="P545">Dzsenn eredetű (dzsad?),</text:p>
        </text:list-item>
        <text:list-item>
          <text:p text:style-name="P545">Birodalmi (Krán, Gorvik)</text:p>
        </text:list-item>
        <text:list-item>
          <text:p text:style-name="P545">Kyr gyökerű (Északi szövetség területe, Toron) <text:s/></text:p>
        </text:list-item>
        <text:list-item>
          <text:p text:style-name="P704">(<text:span text:style-name="T87">(Kyr gyökerű mit takar?? Lásd a <text:s/>8.kérdést!)</text:span>)</text:p>
        </text:list-item>
        <text:list-item>
          <text:p text:style-name="P545">Slan</text:p>
        </text:list-item>
        <text:list-item>
          <text:p text:style-name="P704">pár alap diszciplína tartozik alá, és minden slan technika 15KP-ba kerül (fortélyként kell felvenni)</text:p>
        </text:list-item>
        <text:list-item>
          <text:p text:style-name="P545">Elf</text:p>
        </text:list-item>
      </text:list>
      <text:p text:style-name="P65"><text:span text:style-name="_5b_RPG_5d__20_Kiemelt_20_kifejezés"><text:span text:style-name="T3"/></text:span></text:p>
      <text:p text:style-name="Standard"><text:span text:style-name="_5b_RPG_5d__20_Kiemelt_20_kifejezés"><text:span text:style-name="T9"/></text:span></text:p>
      <text:h text:style-name="P10" text:outline-level="1"><text:span text:style-name="_5b_RPG_5d__20_Kiemelt_20_kifejezés"><text:span text:style-name="T9">Mágia</text:span></text:span></text:h>
      <text:h text:style-name="Heading_20_2" text:outline-level="2"><text:span text:style-name="_5b_RPG_5d__20_Kiemelt_20_kifejezés"><text:span text:style-name="T3">Mágikus tradíciók</text:span></text:span></text:h>
      <text:p text:style-name="Text_20_body"><text:span text:style-name="_5b_RPG_5d__20_Kiemelt_20_kifejezés"><text:span text:style-name="T3">Minden tradíció: 50KP</text:span></text:span></text:p>
      <table:table table:name="Tábla6" table:style-name="Tábla6">
        <table:table-column table:style-name="Tábla6.A"/>
        <table:table-column table:style-name="Tábla6.B"/>
        <table:table-column table:style-name="Tábla6.C"/>
        <table:table-column table:style-name="Tábla6.D"/>
        <table:table-column table:style-name="Tábla6.E"/>
        <table:table-row>
          <table:table-cell table:style-name="Tábla6.A1" office:value-type="string">
            <text:p text:style-name="_5b_RPG_5d__20_Táblázatfejléc"/>
          </table:table-cell>
          <table:table-cell table:style-name="Tábla6.A1" office:value-type="string">
            <text:p text:style-name="_5b_RPG_5d__20_Táblázatfejléc">Mágikus tradíció</text:p>
          </table:table-cell>
          <table:table-cell table:style-name="Tábla6.A1" office:value-type="string">
            <text:p text:style-name="_5b_RPG_5d__20_Táblázatfejléc">Költsége</text:p>
          </table:table-cell>
          <table:table-cell table:style-name="Tábla6.A1" office:value-type="string">
            <text:p text:style-name="_5b_RPG_5d__20_Táblázatfejléc">Követelménye</text:p>
          </table:table-cell>
          <table:table-cell table:style-name="Tábla6.E1" office:value-type="string">
            <text:p text:style-name="_5b_RPG_5d__20_Táblázatfejléc">Hatás, megjegyzés</text:p>
          </table:table-cell>
        </table:table-row>
        <table:table-row>
          <table:table-cell table:style-name="Tábla6.A2" office:value-type="string">
            <text:p text:style-name="P124"/>
          </table:table-cell>
          <table:table-cell table:style-name="Tábla6.B2" office:value-type="string">
            <text:p text:style-name="P129">Vulgármágia</text:p>
          </table:table-cell>
          <table:table-cell table:style-name="Tábla6.B2" office:value-type="string">
            <text:p text:style-name="P130">50KP</text:p>
          </table:table-cell>
          <table:table-cell table:style-name="Tábla6.B2" office:value-type="string">
            <text:p text:style-name="P132">„Fogékony” háttér fortély</text:p>
            <text:p text:style-name="P132">(2x fizessen?)</text:p>
            <text:p text:style-name="P133">Önuralom: +2</text:p>
          </table:table-cell>
          <table:table-cell table:style-name="Tábla6.E2" office:value-type="string">
            <text:p text:style-name="P133">Manavisszanyerés: hatalom italával</text:p>
          </table:table-cell>
        </table:table-row>
        <table:table-row>
          <table:table-cell table:style-name="Tábla6.A2" office:value-type="string">
            <text:p text:style-name="P124"/>
          </table:table-cell>
          <table:table-cell table:style-name="Tábla6.B2" office:value-type="string">
            <text:p text:style-name="P129">Tűzmágia</text:p>
          </table:table-cell>
          <table:table-cell table:style-name="Tábla6.B2" office:value-type="string">
            <text:p text:style-name="P130">50KP</text:p>
          </table:table-cell>
          <table:table-cell table:style-name="Tábla6.B2" office:value-type="string">
            <text:p text:style-name="P132">„Fogékony” háttér fortély</text:p>
            <text:p text:style-name="P132">(2x fizessen?)</text:p>
            <text:p text:style-name="P133">Emlékezet: +1</text:p>
            <text:p text:style-name="P133">Intelligencia: +1</text:p>
          </table:table-cell>
          <table:table-cell table:style-name="Tábla6.E2" office:value-type="string">
            <text:p text:style-name="P133">Manavisszanyerés: <text:span text:style-name="T87">TODO</text:span></text:p>
          </table:table-cell>
        </table:table-row>
        <table:table-row>
          <table:table-cell table:style-name="Tábla6.A2" office:value-type="string">
            <text:p text:style-name="P124"/>
          </table:table-cell>
          <table:table-cell table:style-name="Tábla6.B2" office:value-type="string">
            <text:p text:style-name="P129">Bárdmágia</text:p>
          </table:table-cell>
          <table:table-cell table:style-name="Tábla6.B2" office:value-type="string">
            <text:p text:style-name="P130">50KP</text:p>
          </table:table-cell>
          <table:table-cell table:style-name="Tábla6.B2" office:value-type="string">
            <text:p text:style-name="P133">Zene – spec. hangszer (4.szint)</text:p>
            <text:p text:style-name="P133">Ének – 4.szint</text:p>
            <text:p text:style-name="P133">Fogékonyság: +1</text:p>
          </table:table-cell>
          <table:table-cell table:style-name="Tábla6.E2" office:value-type="string">
            <text:p text:style-name="P133">Manavisszanyerés: csillagokból, a mágikus összhangzat megszólaltatásával.</text:p>
          </table:table-cell>
        </table:table-row>
        <table:table-row>
          <table:table-cell table:style-name="Tábla6.A2" office:value-type="string">
            <text:p text:style-name="P124"/>
          </table:table-cell>
          <table:table-cell table:style-name="Tábla6.B2" office:value-type="string">
            <text:p text:style-name="P129">Mozaikmágia</text:p>
          </table:table-cell>
          <table:table-cell table:style-name="Tábla6.B2" office:value-type="string">
            <text:p text:style-name="P130">50KP</text:p>
          </table:table-cell>
          <table:table-cell table:style-name="Tábla6.B2" office:value-type="string">
            <text:p text:style-name="P133">„Kiválasztott” háttér fortély</text:p>
            <text:p text:style-name="P133">Intelligencia: +2</text:p>
            <text:p text:style-name="P133">Pszí – 1.fok</text:p>
          </table:table-cell>
          <table:table-cell table:style-name="Tábla6.E2" office:value-type="string">
            <text:p text:style-name="P133">Csak 1. szinten vehető fel.</text:p>
            <text:p text:style-name="P133">Magában foglalja az Energiagyűjtés diszciplínákat (ingyen).</text:p>
          </table:table-cell>
        </table:table-row>
        <table:table-row>
          <table:table-cell table:style-name="Tábla6.A2" office:value-type="string">
            <text:p text:style-name="P124"/>
          </table:table-cell>
          <table:table-cell table:style-name="Tábla6.B2" office:value-type="string">
            <text:p text:style-name="P129">Sámánmágia</text:p>
          </table:table-cell>
          <table:table-cell table:style-name="Tábla6.B2" office:value-type="string">
            <text:p text:style-name="P130">50KP</text:p>
          </table:table-cell>
          <table:table-cell table:style-name="Tábla6.D6" office:value-type="string">
            <text:p text:style-name="P133"/>
          </table:table-cell>
          <table:table-cell table:style-name="Tábla6.E2" office:value-type="string">
            <text:p text:style-name="P132">Csak 1. szinten vehető fel?</text:p>
          </table:table-cell>
        </table:table-row>
        <table:table-row>
          <table:table-cell table:style-name="Tábla6.A2" office:value-type="string">
            <text:p text:style-name="P124"/>
          </table:table-cell>
          <table:table-cell table:style-name="Tábla6.B2" office:value-type="string">
            <text:p text:style-name="P129">Énekmondói mágia</text:p>
          </table:table-cell>
          <table:table-cell table:style-name="Tábla6.B2" office:value-type="string">
            <text:p text:style-name="P130">50 KP</text:p>
          </table:table-cell>
          <table:table-cell table:style-name="Tábla6.D6" office:value-type="string">
            <text:p text:style-name="P133">Ork származás</text:p>
            <text:p text:style-name="P132">todo</text:p>
          </table:table-cell>
          <table:table-cell table:style-name="Tábla6.E7" office:value-type="string">
            <text:p text:style-name="P132"/>
          </table:table-cell>
        </table:table-row>
      </table:table>
      <text:h text:style-name="Heading_20_2" text:outline-level="2"><text:span text:style-name="_5b_RPG_5d__20_Kiemelt_20_kifejezés"><text:span text:style-name="T3">Mágiaiskolák</text:span></text:span></text:h>
      <text:list text:style-name="L85">
        <text:list-item>
          <text:p text:style-name="P672">A mágiaiskolák a rendszer szerint Átlagos képzettségeknek számítanak és szintenként változó követelményekkel rendelkeznek, akárcsak a „sima” képzettségek.</text:p>
        </text:list-item>
        <text:list-item>
          <text:p text:style-name="P672"><text:span text:style-name="_5b_RPG_5d__20_Kiemelt_20_kifejezés"><text:span text:style-name="T3">A mágiaiskolák első 3 szinten csak elméleti tudást adnak, az alájuk tartozó varázslatokat csak a képzettség 4.szintjétől alkalmazhatja a mágiatudó!</text:span></text:span>Mágiarendszer szabályai</text:p>
        </text:list-item>
      </text:list>
      <text:list text:style-name="L86">
        <text:list-item>
          <text:p text:style-name="P506">Mágia tradíciók: 50KP ; Követelményeik vannak.</text:p>
        </text:list-item>
        <text:list-item>
          <text:p text:style-name="P506">1 Mana pont = 3KP</text:p>
        </text:list-item>
        <text:list-item>
          <text:p text:style-name="P505">Max „vehető” mana =<text:span text:style-name="T126"> ????</text:span> x 10)</text:p>
        </text:list-item>
      </text:list>
      <text:h text:style-name="P318" text:outline-level="2">Varázslat Átütése</text:h>
      <text:p text:style-name="Text_20_body">Asztrál, Mentál és Természetes anyagok mágiája esetén az áldozat természetes és szellemi védelmének erejével szegül szembe a varázslattal.</text:p>
      <text:p text:style-name="Text_20_body">A varázsló e három mágiaiskola alkalmazásakor a Varázslat ún. Átütését állítja szembe az áldozat Mágiaellenállásával. Ez egyfajta aktív mágikus akarat. Ennek számítása:</text:p>
      <table:table table:name="Táblázat67" table:style-name="Táblázat67">
        <table:table-column table:style-name="Táblázat67.A"/>
        <table:table-row>
          <table:table-cell table:style-name="Táblázat67.A1" office:value-type="string">
            <text:p text:style-name="P323"><text:span text:style-name="T9">Varázslat Átütése = Mágiaiskola szintje + Erősség</text:span><text:span text:style-name="T3"> </text:span><text:span text:style-name="T104">(ezt lehet manából tovább erősíteni)</text:span></text:p>
          </table:table-cell>
        </table:table-row>
      </table:table>
      <text:p text:style-name="P25"/>
      <text:p text:style-name="P25">Emlékeztetőül a Mágiaellenállás :</text:p>
      <table:table table:name="Táblázat77" table:style-name="Táblázat77">
        <table:table-column table:style-name="Táblázat77.A"/>
        <table:table-row>
          <table:table-cell table:style-name="Táblázat77.A1" office:value-type="string">
            <text:p text:style-name="P322">Mágiaellenállás = TME + T.Szint + Pszi pajzsok + Kapcsolódó mágiaiskola</text:p>
          </table:table-cell>
        </table:table-row>
      </table:table>
      <text:h text:style-name="P318" text:outline-level="2"><text:soft-page-break/>Mágiaellenállás</text:h>
      <text:h text:style-name="P317" text:outline-level="3">Asztrál, Mentál, Fizikai mágiaellenállás</text:h>
      <text:list text:style-name="L87">
        <text:list-item text:start-value="1">
          <text:p text:style-name="P674">Mentál: gondolati befolyás ellen véd</text:p>
        </text:list-item>
        <text:list-item>
          <text:p text:style-name="P674">Asztrál: érzelmi befolyás ellen véd</text:p>
        </text:list-item>
        <text:list-item>
          <text:p text:style-name="P674">Fizikai: a test átformálását, átalakítását, testen belüli hatást célzó mágiák ellen <text:line-break/><text:span text:style-name="T104">(nincs hülye „Lélekaltatás”)</text:span></text:p>
        </text:list-item>
      </text:list>
      <text:h text:style-name="P317" text:outline-level="3" text:is-list-header="true">Ellenállások számítása</text:h>
      <text:list text:style-name="L88">
        <text:list-item>
          <text:p text:style-name="P508">AME = ATME + Pajzsok + Asztrálmágia iskola szintje</text:p>
        </text:list-item>
        <text:list-item>
          <text:p text:style-name="P508">MME = MTME + Pajzsok + Mentálmágia iskola szintje</text:p>
        </text:list-item>
        <text:list-item>
          <text:p text:style-name="P508">FME = FTME + <text:span text:style-name="T87">Pajzsok</text:span> <text:span text:style-name="T87">(milyen pajzs?)</text:span> + <text:span text:style-name="T67">„Természetes anyagok mágiája”</text:span> iskola szintje</text:p>
        </text:list-item>
      </text:list>
      <text:p text:style-name="Text_20_body">Részletesen:</text:p>
      <text:list text:style-name="L88">
        <text:list-item text:start-value="1">
          <text:p text:style-name="P508">Tudat alatti Asztrális, Mentális és Fizikai Mágiaellenállás (ATME, MTME és FTME)</text:p>
        </text:list-item>
        <text:list-item>
          <text:p text:style-name="P525">ATME = Önuralom + Fogékonyság + Tapasztalati szint</text:p>
        </text:list-item>
        <text:list-item>
          <text:p text:style-name="P525">MTME = Intelligencia + Emlékezet + Tapasztalati szint</text:p>
        </text:list-item>
        <text:list-item>
          <text:p text:style-name="P525">FTME <text:s/>= Erő<text:span text:style-name="T67"> + Edzettség </text:span>+ Tapasztalati szint</text:p>
        </text:list-item>
      </text:list>
      <text:list text:style-name="L89">
        <text:list-item>
          <text:p text:style-name="P512">Statikus pajzs</text:p>
        </text:list-item>
        <text:list-item>
          <text:p text:style-name="P528">"Tudati védelem" pszí iskolában tanulható diszciplínával építhető</text:p>
        </text:list-item>
        <text:list-item>
          <text:p text:style-name="P533">Fizikai hatások ellen is védjen??? vagy az ellen külön pajzs?</text:p>
        </text:list-item>
        <text:list-item>
          <text:p text:style-name="P677">Dinamikus pajzs</text:p>
        </text:list-item>
        <text:list-item>
          <text:p text:style-name="P528">"Tudati védelem" pszí iskolában tanulható diszciplínával építhető</text:p>
        </text:list-item>
        <text:list-item>
          <text:p text:style-name="P533">Fizikai hatások ellen is védjen??? vagy az ellen külön pajzs?</text:p>
        </text:list-item>
      </text:list>
      <text:list text:style-name="L90">
        <text:list-item>
          <text:p text:style-name="P513">Iskola szerint adjon ME-t a kapcsolódó mágikus jártasság</text:p>
        </text:list-item>
        <text:list-item>
          <text:p text:style-name="P530">„Asztrálmágia” iskola képzettség szintje 1:1-ben beleszámít az AME-be</text:p>
        </text:list-item>
        <text:list-item>
          <text:p text:style-name="P530">„Mentálmágia” iskola képzettség szintje 1:1-ben beleszámít a MME-be</text:p>
        </text:list-item>
        <text:list-item>
          <text:p text:style-name="P530">„Természetes anyagok mágiája” iskola képzettség szintje 1:1-ben beleszámít a FME-be</text:p>
        </text:list-item>
      </text:list>
      <text:p text:style-name="P65"><text:span text:style-name="_5b_RPG_5d__20_Kiemelt_20_kifejezés"><text:span text:style-name="T3"/></text:span></text:p>
      <text:p text:style-name="Standard"><text:span text:style-name="_5b_RPG_5d__20_Kiemelt_20_kifejezés"><text:span text:style-name="T3"/></text:span></text:p>
      <text:p text:style-name="Standard"><text:span text:style-name="_5b_RPG_5d__20_Kiemelt_20_kifejezés"><text:span text:style-name="T3"/></text:span></text:p>
      <text:p text:style-name="Standard"><text:span text:style-name="_5b_RPG_5d__20_Kiemelt_20_kifejezés"><text:span text:style-name="T3"/></text:span></text:p>
      <text:p text:style-name="Text_20_body"/>
      <text:p text:style-name="Text_20_body"/>
      <text:p text:style-name="P678"/>
      <text:p text:style-name="P663">--</text:p>
      <text:p text:style-name="P664">Creative Commons License</text:p>
      <text:p text:style-name="P665"><text:span text:style-name="T115">Ezen dokumentum maga, továbbá részletei, vagy másolatai kizárólag a Creative Commons <text:s/>„Nevezd meg!-Ne add el!-Így add tovább! 2.5 Magyarország” </text:span><text:span text:style-name="_5b_RPG_5d__20_Áthúzott"><text:span text:style-name="T116">Licenc feltételeinek megfelelően használható fel</text:span></text:span><text:span text:style-name="_5b_RPG_5d__20_Áthúzott"><text:span text:style-name="T117">. </text:span></text:span></text:p>
      <text:p text:style-name="P665"><text:span text:style-name="_5b_RPG_5d__20_Áthúzott"><text:span text:style-name="T118">Ailtas, 2008 </text:span></text:span></text:p>
      <text:p text:style-name="P665"><text:span text:style-name="_5b_RPG_5d__20_Áthúzott"><text:span text:style-name="T119">(</text:span></text:span><text:span text:style-name="_5b_RPG_5d__20_Áthúzott"><text:span text:style-name="T120">CC</text:span></text:span><text:span text:style-name="_5b_RPG_5d__20_Áthúzott"><text:span text:style-name="T119">(BY-NC-SA))</text:span></text:span><text:span text:style-name="_5b_RPG_5d__20_Áthúzott"><text:span text:style-name="T118"> Fekete Bálint, 2008</text:span></text:span></text:p>
      <text:p text:style-name="P665"><text:span text:style-name="_5b_RPG_5d__20_Áthúzott"><text:span text:style-name="T118">--</text:span></text:span></text:p>
      <text:p text:style-name="P662"><text:span text:style-name="_5b_RPG_5d__20_Áthúzott"><text:span text:style-name="T49"><tex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StarSymbol1" svg:font-family="StarSymbol, 'Arial Unicode MS'" style:font-charset="x-symbol"/>
    <style:font-face style:name="OpenSymbol" svg:font-family="OpenSymbol" style:font-adornments="Dőlt" style:font-pitch="variable" style:font-charset="x-symbol"/>
    <style:font-face style:name="OpenSymbol1" svg:font-family="OpenSymbol" style:font-adornments="Normál" style:font-pitch="variable" style:font-charset="x-symbol"/>
    <style:font-face style:name="StarSymbol" svg:font-family="StarSymbol"/>
    <style:font-face style:name="FreeSerif1" svg:font-family="FreeSerif" style:font-adornments="Dőlt" style:font-pitch="variable"/>
    <style:font-face style:name="FreeSerif" svg:font-family="FreeSerif" style:font-adornments="Félkövér dőlt" style:font-pitch="variable"/>
    <style:font-face style:name="FreeSerif2" svg:font-family="FreeSerif" style:font-adornments="Normál" style:font-pitch="variable"/>
    <style:font-face style:name="Mufferaw" svg:font-family="Mufferaw" style:font-adornments="Normál" style:font-pitch="variable"/>
    <style:font-face style:name="Verdana" svg:font-family="Verdana" style:font-adornments="Dőlt" style:font-pitch="variable"/>
    <style:font-face style:name="FreeSerif3" svg:font-family="FreeSerif" style:font-family-generic="roman" style:font-pitch="variable"/>
    <style:font-face style:name="FreeSerif4" svg:font-family="FreeSerif" style:font-adornments="Dőlt" style:font-family-generic="roman" style:font-pitch="variable"/>
    <style:font-face style:name="FreeSerif5" svg:font-family="FreeSerif" style:font-adornments="Normál" style:font-family-generic="roman" style:font-pitch="variable"/>
    <style:font-face style:name="Nimbus Roman No9 L" svg:font-family="'Nimbus Roman No9 L'" style:font-family-generic="roman"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Félkövér"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Dőlt"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hu" style:country-asian="HU"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font-name-asian="DejaVu Sans2" style:font-size-asian="12pt" style:language-asian="hu" style:country-asian="HU" style:font-name-complex="DejaVu Sans2" style:font-size-complex="12pt" style:language-complex="hu" style:country-complex="HU"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DejaVu Sans2" style:font-size-complex="14pt"/>
    </style:style>
    <style:style style:name="Heading_20_1" style:display-name="Heading 1" style:family="paragraph" style:parent-style-name="Heading" style:next-style-name="Text_20_body" style:class="text" style:default-outline-level="1">
      <style:paragraph-properties style:shadow="#808080 0.139cm 0.139cm"/>
      <style:text-properties fo:font-size="11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shadow="#808080 0.101cm 0.101cm"/>
      <style:text-properties style:font-name="Times New Roman1"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margin-left="0cm" fo:margin-right="0cm" fo:margin-top="0.15cm" fo:margin-bottom="0.199cm" style:register-true="false" fo:text-indent="0cm" style:auto-text-indent="false" style:shadow="#cccccc 0.049cm 0.049cm"/>
      <style:text-properties style:font-name="Times New Roman1" fo:font-size="14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101cm" fo:margin-right="0cm" fo:margin-top="0.349cm" fo:margin-bottom="0.21cm" fo:text-indent="0cm" style:auto-text-indent="false" fo:background-color="transparent" fo:padding="0cm" fo:border="none" style:shadow="#c0c0c0 0.049cm 0.049cm" text:number-lines="false" text:line-number="0">
        <style:tab-stops/>
        <style:background-image/>
      </style:paragraph-properties>
      <style:text-properties style:font-name="FreeSerif" fo:font-size="9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15cm" fo:margin-right="0cm" fo:margin-top="0.42cm" fo:margin-bottom="0.21cm" fo:hyphenation-ladder-count="no-limit" fo:text-indent="0cm" style:auto-text-indent="false" fo:background-color="transparent" fo:padding="0cm" fo:border-left="none" fo:border-right="none" fo:border-top="none" fo:border-bottom="0.018cm solid #000000" style:shadow="none" text:number-lines="true" text:line-number="0">
        <style:tab-stops/>
        <style:background-image/>
      </style:paragraph-properties>
      <style:text-properties style:font-name="FreeSerif1" fo:font-size="90%" fo:font-style="italic" fo:font-weight="normal" style:font-size-asian="85%" style:font-weight-asian="bold" style:font-size-complex="85%" style:font-weight-complex="bold" fo:hyphenate="true" fo:hyphenation-remain-char-count="2" fo:hyphenation-push-char-count="2"/>
    </style:style>
    <style:style style:name="List" style:family="paragraph" style:parent-style-name="Text_20_body" style:class="list"/>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_5b_RPG_5d__20_Táblázattartalom_20_1" style:display-name="[RPG] Táblázattartalom 1" style:family="paragraph" style:parent-style-name="Table_20_Contents">
      <style:paragraph-properties fo:margin-left="0cm" fo:margin-right="0cm" fo:margin-top="0cm" fo:margin-bottom="0cm" fo:text-align="center" style:justify-single-word="false" fo:keep-together="always" fo:text-indent="0cm" style:auto-text-indent="false" fo:background-color="transparent">
        <style:tab-stops/>
        <style:background-image/>
      </style:paragraph-properties>
      <style:text-properties style:font-name="FreeSerif2" fo:font-size="9pt"/>
    </style:style>
    <style:style style:name="_5b_RPG_5d__20_Szabály_20_kiemelés" style:display-name="[RPG] Szabály kiemelés" style:family="paragraph" style:parent-style-name="Table_20_Contents">
      <style:paragraph-properties fo:margin-left="0cm" fo:margin-right="0cm" fo:margin-top="0cm" fo:margin-bottom="0.101cm" fo:text-align="center" style:justify-single-word="false" fo:text-indent="0cm" style:auto-text-indent="false"/>
      <style:text-properties style:font-name="Times" fo:font-size="12pt" fo:font-style="normal" fo:font-weight="bold"/>
    </style:style>
    <style:style style:name="_5b_RPG_5d__20_Táblázattartalom_20_-_20_fejléc" style:display-name="[RPG] Táblázattartalom - fejléc" style:family="paragraph" style:parent-style-name="_5b_RPG_5d__20_Táblázattartalom_20_1" style:master-page-name="">
      <style:paragraph-properties style:page-number="auto" fo:background-color="transparent" style:vertical-align="middle">
        <style:tab-stops/>
        <style:background-image/>
      </style:paragraph-properties>
      <style:text-properties fo:font-size="9pt" fo:font-weight="bold"/>
    </style:style>
    <style:style style:name="_5b_RPG_5d__20_Táblázattartalom_20_-_20_saját_20_-_20_1" style:display-name="[RPG] Táblázattartalom - saját - 1" style:family="paragraph" style:parent-style-name="Table_20_Contents">
      <style:paragraph-properties fo:margin-left="0cm" fo:margin-right="0cm" fo:margin-top="0cm" fo:margin-bottom="0cm" fo:text-align="center" style:justify-single-word="false" fo:keep-together="always" fo:text-indent="0cm" style:auto-text-indent="false">
        <style:tab-stops/>
      </style:paragraph-properties>
      <style:text-properties style:font-name="FreeSerif2" fo:font-size="9pt"/>
    </style:style>
    <style:style style:name="_5b_RPG_5d__20_Táblázattartalom_20_-_20_tulajdonságok" style:display-name="[RPG] Táblázattartalom - tulajdonságok" style:family="paragraph" style:parent-style-name="_5b_RPG_5d__20_Táblázattartalom_20_-_20_saját_20_-_20_1" style:next-style-name="_5b_RPG_5d__20_Táblázattartalom_20_-_20_saját_20_-_20_1">
      <style:paragraph-properties fo:text-align="start" style:justify-single-word="false"/>
      <style:text-properties fo:font-size="8pt"/>
    </style:style>
    <style:style style:name="_5b_RPG_5d__20_Táblázatfejléc" style:display-name="[RPG] Táblázatfejléc" style:family="paragraph" style:parent-style-name="_5b_RPG_5d__20_Táblázattartalom_20_1">
      <style:paragraph-properties fo:background-color="transparent" style:vertical-align="middle">
        <style:tab-stops/>
        <style:background-image/>
      </style:paragraph-properties>
      <style:text-properties fo:font-weight="bold"/>
    </style:style>
    <style:style style:name="_5b_RPG_5d__20_OK" style:display-name="[RPG] OK" style:family="paragraph" style:parent-style-name="_5b_RPG_5d__20_Táblázattartalom_20_1">
      <style:paragraph-properties fo:background-color="#3deb3d">
        <style:background-image/>
      </style:paragraph-properties>
    </style:style>
    <style:style style:name="_5b_RPG_5d__20_Nem_5f_kell" style:display-name="[RPG] Nem_kell" style:family="paragraph" style:parent-style-name="_5b_RPG_5d__20_Táblázattartalom_20_1">
      <style:paragraph-properties fo:background-color="transparent">
        <style:background-image/>
      </style:paragraph-properties>
      <style:text-properties fo:color="#b3b3b3"/>
    </style:style>
    <style:style style:name="_5b_RPG_5d__20_Táblázat_20_-_20_Fortély_20_hatás" style:display-name="[RPG] Táblázat - Fortély hatás" style:family="paragraph" style:parent-style-name="_5b_RPG_5d__20_Táblázattartalom_20_1" style:master-page-name="">
      <style:paragraph-properties fo:text-align="start" style:justify-single-word="false" style:page-number="auto" fo:background-color="transparent" style:shadow="none">
        <style:background-image/>
      </style:paragraph-properties>
    </style:style>
    <style:style style:name="_5b_RPG_5d__20_Felsorolt_20_pont_20_kifejtése" style:display-name="[RPG] Felsorolt pont kifejtése" style:family="paragraph" style:parent-style-name="Text_20_body">
      <style:paragraph-properties fo:margin-left="0.4cm" fo:margin-right="0.4cm" fo:text-indent="0cm" style:auto-text-indent="false"/>
    </style:style>
    <style:style style:name="_5b_RPG_5d__20_Táblázattartalom_20_-_20_módosítók" style:display-name="[RPG] Táblázattartalom - módosítók" style:family="paragraph" style:parent-style-name="_5b_RPG_5d__20_Táblázattartalom_20_-_20_saját_20_-_20_1">
      <style:paragraph-properties fo:text-align="start" style:justify-single-word="false" fo:background-color="transparent" style:shadow="none" style:vertical-align="middle">
        <style:tab-stops/>
        <style:background-image/>
      </style:paragraph-properties>
      <style:text-properties fo:font-size="9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style:style style:name="_5b_RPG_5d__20_Kiemelt_20_kifejezés" style:display-name="[RPG] Kiemelt kifejezés" style:family="text" style:parent-style-name="Strong_20_Emphasis">
      <style:text-properties fo:background-color="transparent"/>
    </style:style>
    <style:style style:name="_5b_RPG_5d_Kiemelt_20_kifejezés" style:display-name="[RPG]Kiemelt kifejezés" style:family="text" style:parent-style-name="Strong_20_Emphasis">
      <style:text-properties fo:background-color="transparent"/>
    </style:style>
    <style:style style:name="_5b_RPG_5d__20_Szürkített" style:display-name="[RPG] Szürkített" style:family="text">
      <style:text-properties fo:color="#b3b3b3" fo:background-color="transparent"/>
    </style:style>
    <style:style style:name="_5b_RPG_5d__20_Áthúzott" style:display-name="[RPG] Áthúzott" style:family="text">
      <style:text-properties style:text-line-through-style="solid" style:text-line-through-width="bold"/>
    </style:style>
    <style:style style:name="_5b_RPG_5d__20_OK" style:display-name="[RPG] OK" style:family="text">
      <style:text-properties fo:background-color="#23ff23"/>
    </style:style>
    <style:style style:name="RTF_5f_Num_20_2_20_1" style:display-name="RTF_Num 2 1" style:family="text">
      <style:text-properties style:font-name="StarSymbol1" fo:font-size="9pt" style:font-name-asian="StarSymbol1" style:font-size-asian="9pt" style:font-name-complex="StarSymbol1" style:font-size-complex="9pt"/>
    </style:style>
    <style:style style:name="RTF_5f_Num_20_2_20_2" style:display-name="RTF_Num 2 2" style:family="text">
      <style:text-properties style:font-name="StarSymbol1" fo:font-size="9pt" style:font-name-asian="StarSymbol1" style:font-size-asian="9pt" style:font-name-complex="StarSymbol1" style:font-size-complex="9pt"/>
    </style:style>
    <style:style style:name="RTF_5f_Num_20_2_20_3" style:display-name="RTF_Num 2 3" style:family="text">
      <style:text-properties style:font-name="StarSymbol1" fo:font-size="9pt" style:font-name-asian="StarSymbol1" style:font-size-asian="9pt" style:font-name-complex="StarSymbol1" style:font-size-complex="9pt"/>
    </style:style>
    <style:style style:name="RTF_5f_Num_20_2_20_4" style:display-name="RTF_Num 2 4" style:family="text">
      <style:text-properties style:font-name="StarSymbol1" fo:font-size="9pt" style:font-name-asian="StarSymbol1" style:font-size-asian="9pt" style:font-name-complex="StarSymbol1" style:font-size-complex="9pt"/>
    </style:style>
    <style:style style:name="RTF_5f_Num_20_2_20_5" style:display-name="RTF_Num 2 5" style:family="text">
      <style:text-properties style:font-name="StarSymbol1" fo:font-size="9pt" style:font-name-asian="StarSymbol1" style:font-size-asian="9pt" style:font-name-complex="StarSymbol1" style:font-size-complex="9pt"/>
    </style:style>
    <style:style style:name="RTF_5f_Num_20_2_20_6" style:display-name="RTF_Num 2 6" style:family="text">
      <style:text-properties style:font-name="StarSymbol1" fo:font-size="9pt" style:font-name-asian="StarSymbol1" style:font-size-asian="9pt" style:font-name-complex="StarSymbol1" style:font-size-complex="9pt"/>
    </style:style>
    <style:style style:name="RTF_5f_Num_20_2_20_7" style:display-name="RTF_Num 2 7" style:family="text">
      <style:text-properties style:font-name="StarSymbol1" fo:font-size="9pt" style:font-name-asian="StarSymbol1" style:font-size-asian="9pt" style:font-name-complex="StarSymbol1" style:font-size-complex="9pt"/>
    </style:style>
    <style:style style:name="RTF_5f_Num_20_2_20_8" style:display-name="RTF_Num 2 8" style:family="text">
      <style:text-properties style:font-name="StarSymbol1" fo:font-size="9pt" style:font-name-asian="StarSymbol1" style:font-size-asian="9pt" style:font-name-complex="StarSymbol1" style:font-size-complex="9pt"/>
    </style:style>
    <style:style style:name="RTF_5f_Num_20_2_20_9" style:display-name="RTF_Num 2 9" style:family="text">
      <style:text-properties style:font-name="StarSymbol1" fo:font-size="9pt" style:font-name-asian="StarSymbol1" style:font-size-asian="9pt" style:font-name-complex="StarSymbol1" style:font-size-complex="9pt"/>
    </style:style>
    <style:style style:name="RTF_5f_Num_20_2_20_10" style:display-name="RTF_Num 2 10"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bullet text:level="1" text:style-name="RTF_5f_Num_20_2_20_1" style:num-suffix="." text:bullet-char="•">
        <style:list-level-properties text:min-label-width="0.139cm"/>
        <style:text-properties style:font-name="StarSymbol1"/>
      </text:list-level-style-bullet>
      <text:list-level-style-bullet text:level="2" text:style-name="RTF_5f_Num_20_2_20_2" style:num-suffix="." text:bullet-char="•">
        <style:list-level-properties text:space-before="1.27cm" text:min-label-width="0.635cm"/>
        <style:text-properties style:font-name="StarSymbol1"/>
      </text:list-level-style-bullet>
      <text:list-level-style-bullet text:level="3" text:style-name="RTF_5f_Num_20_2_20_3" style:num-suffix="." text:bullet-char="•">
        <style:list-level-properties text:space-before="1.905cm" text:min-label-width="0.635cm"/>
        <style:text-properties style:font-name="StarSymbol1"/>
      </text:list-level-style-bullet>
      <text:list-level-style-bullet text:level="4" text:style-name="RTF_5f_Num_20_2_20_4" style:num-suffix="." text:bullet-char="•">
        <style:list-level-properties text:space-before="2.54cm" text:min-label-width="0.635cm"/>
        <style:text-properties style:font-name="StarSymbol1"/>
      </text:list-level-style-bullet>
      <text:list-level-style-bullet text:level="5" text:style-name="RTF_5f_Num_20_2_20_5" style:num-suffix="." text:bullet-char="•">
        <style:list-level-properties text:space-before="3.175cm" text:min-label-width="0.635cm"/>
        <style:text-properties style:font-name="StarSymbol1"/>
      </text:list-level-style-bullet>
      <text:list-level-style-bullet text:level="6" text:style-name="RTF_5f_Num_20_2_20_6" style:num-suffix="." text:bullet-char="•">
        <style:list-level-properties text:space-before="3.81cm" text:min-label-width="0.635cm"/>
        <style:text-properties style:font-name="StarSymbol1"/>
      </text:list-level-style-bullet>
      <text:list-level-style-bullet text:level="7" text:style-name="RTF_5f_Num_20_2_20_7" style:num-suffix="." text:bullet-char="•">
        <style:list-level-properties text:space-before="4.445cm" text:min-label-width="0.635cm"/>
        <style:text-properties style:font-name="StarSymbol1"/>
      </text:list-level-style-bullet>
      <text:list-level-style-bullet text:level="8" text:style-name="RTF_5f_Num_20_2_20_8" style:num-suffix="." text:bullet-char="•">
        <style:list-level-properties text:space-before="5.08cm" text:min-label-width="0.635cm"/>
        <style:text-properties style:font-name="StarSymbol1"/>
      </text:list-level-style-bullet>
      <text:list-level-style-bullet text:level="9" text:style-name="RTF_5f_Num_20_2_20_9" style:num-suffix="." text:bullet-char="•">
        <style:list-level-properties text:space-before="5.715cm" text:min-label-width="0.635cm"/>
        <style:text-properties style:font-name="StarSymbol1"/>
      </text:list-level-style-bullet>
      <text:list-level-style-bullet text:level="10" text:style-name="RTF_5f_Num_20_2_20_10" style:num-suffix="." text:bullet-char="•">
        <style:list-level-properties text:space-before="6.35cm" text:min-label-width="0.635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next-style-name="First_20_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editing-cycles>1</meta:editing-cycles>
    <meta:editing-duration>PT0S</meta:editing-duration>
    <meta:user-defined meta:name="Info 1"/>
    <meta:user-defined meta:name="Info 2"/>
    <meta:user-defined meta:name="Info 3"/>
    <meta:user-defined meta:name="Info 4"/>
    <meta:document-statistic meta:table-count="89" meta:image-count="1" meta:object-count="1" meta:page-count="62" meta:paragraph-count="3251" meta:word-count="14341" meta:character-count="95729"/>
  </office:meta>
</office:document-meta>
</file>

<file path=Object 1/content.xml><?xml version="1.0" encoding="utf-8"?>
<!DOCTYPE math  PUBLIC '-//OpenOffice.org//DTD Modified W3C MathML 1.01//EN'  'math.dtd'>
<math:math xmlns:math="http://www.w3.org/1998/Math/MathML">
  <math:semantics>
    <math:mrow>
      <math:mrow>
        <math:mi math:fontstyle="italic">VÉ</math:mi>
        <math:mo math:stretchy="false">=</math:mo>
        <math:mrow>
          <math:mo math:stretchy="false">(</math:mo>
          <math:mrow>
            <math:mn>5</math:mn>
            <math:mrow>
              <math:mrow>
                <math:mo math:stretchy="false">(</math:mo>
                <math:mrow>
                  <math:mi math:fontstyle="italic">lassan</math:mi>
                  <math:mi math:fontstyle="italic">mozgó</math:mi>
                </math:mrow>
                <math:mo math:stretchy="false">)</math:mo>
              </math:mrow>
              <math:mo math:stretchy="false">+</math:mo>
              <math:mn>0</math:mn>
            </math:mrow>
            <math:mrow>
              <math:mrow>
                <math:mo math:stretchy="false">(</math:mo>
                <math:mrow>
                  <math:mi math:fontstyle="italic">normál</math:mi>
                  <math:mi math:fontstyle="italic">méret</math:mi>
                </math:mrow>
                <math:mo math:stretchy="false">)</math:mo>
              </math:mrow>
              <math:mo math:stretchy="false">+</math:mo>
              <math:mn>0</math:mn>
            </math:mrow>
            <math:mrow>
              <math:mo math:stretchy="false">(</math:mo>
              <math:mrow>
                <math:mi math:fontstyle="italic">Jól</math:mi>
                <math:mi math:fontstyle="italic">látható</math:mi>
              </math:mrow>
              <math:mo math:stretchy="false">)</math:mo>
            </math:mrow>
          </math:mrow>
          <math:mo math:stretchy="false">)</math:mo>
        </math:mrow>
      </math:mrow>
      <math:mi>x</math:mi>
      <math:mfrac>
        <math:mrow>
          <math:mo math:stretchy="false">(</math:mo>
          <math:mrow>
            <math:mn>15</math:mn>
            <math:mrow>
              <math:mo math:stretchy="false">(</math:mo>
              <math:mi math:fontstyle="italic">távolság</math:mi>
              <math:mo math:stretchy="false">)</math:mo>
            </math:mrow>
          </math:mrow>
          <math:mo math:stretchy="false">)</math:mo>
        </math:mrow>
        <math:mrow>
          <math:mo math:stretchy="false">(</math:mo>
          <math:mrow>
            <math:mn>4</math:mn>
            <math:mrow>
              <math:mo math:stretchy="false">(</math:mo>
              <math:mrow>
                <math:mi math:fontstyle="italic">nyílpuska</math:mi>
                <math:mi math:fontstyle="italic">Osztója</math:mi>
              </math:mrow>
              <math:mo math:stretchy="false">)</math:mo>
            </math:mrow>
          </math:mrow>
          <math:mo math:stretchy="false">)</math:mo>
        </math:mrow>
      </math:mfrac>
    </math:mrow>
    <math:annotation math:encoding="StarMath 5.0">VÉ = (5 (lassan mozgó) +0(normál méret) +0(Jól látható)) x (15 (távolság)) over (4 (nyílpuska Osztója))</math:annotation>
  </math:semantics>
</math:math>
</file>